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Proxima Nova" svg:font-family="'Proxima Nova'" style:font-pitch="variable"/>
    <style:font-face style:name="ProximaNova" svg:font-family="ProximaNova"/>
    <style:font-face style:name="ProximaNova1" svg:font-family="ProximaNova" style:font-pitch="variable"/>
    <style:font-face style:name="ProximaNovaSemi" svg:font-family="ProximaNovaSemi"/>
    <style:font-face style:name="ProximaNovaSemi1" svg:font-family="ProximaNovaSemi" style:font-pitch="variable"/>
    <style:font-face style:name="ProximaNovaular" svg:font-family="ProximaNovaular" style:font-pitch="variable"/>
    <style:font-face style:name="ProximaNovaular1" svg:font-family="ProximaNovaular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0.367cm" fo:min-width="0.37cm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4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888888" draw:marker-start-width="0.201cm" draw:marker-end-width="0.201cm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color="#dddddd" draw:fill-color="#dddddd" draw:textarea-horizontal-align="justify" draw:textarea-vertical-align="middle" draw:auto-grow-height="false" fo:min-height="0.574cm" fo:min-width="3.192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71" style:family="graphic" style:parent-style-name="standard">
      <style:graphic-properties draw:stroke="none" draw:fill="solid" draw:fill-color="#888888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2.44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3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7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5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57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87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2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9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84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78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3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7.77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29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2.42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75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7.29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3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57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99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4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6.25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42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3.87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84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5.86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99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64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53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83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17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63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4.98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6.02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43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65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svg:stroke-color="#dddddd" draw:fill-color="#dddddd" draw:textarea-horizontal-align="justify" draw:textarea-vertical-align="middle" draw:auto-grow-height="false" fo:min-height="0.571cm" fo:min-width="5.273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4.6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66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svg:stroke-color="#ffffff" draw:fill-color="#ffffff"/>
    </style:style>
    <style:style style:name="gr127" style:family="graphic" style:parent-style-name="standard">
      <style:graphic-properties draw:stroke="none" svg:stroke-color="#525252" draw:fill-color="#525252"/>
    </style:style>
    <style:style style:name="gr128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29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30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892cm" fo:min-width="0.66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3.482cm" fo:min-width="11.47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278cm" fo:min-width="3.461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525cm" fo:padding-top="0cm" fo:padding-bottom="0cm" fo:padding-left="0cm" fo:padding-right="0cm" draw:shadow="visibl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19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57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svg:stroke-color="#dddddd" draw:fill-color="#dddddd" draw:textarea-horizontal-align="justify" draw:textarea-vertical-align="middle" draw:auto-grow-height="false" fo:min-height="0.541cm" fo:min-width="1.919cm"/>
    </style:style>
    <style:style style:name="gr173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3.195cm"/>
    </style:style>
    <style:style style:name="gr174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177cm"/>
    </style:style>
    <style:style style:name="gr175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771cm"/>
    </style:style>
    <style:style style:name="gr176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651cm"/>
    </style:style>
    <style:style style:name="gr177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207cm"/>
    </style:style>
    <style:style style:name="gr178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2.946cm"/>
    </style:style>
    <style:style style:name="gr179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80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81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82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9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19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05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0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53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91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1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.543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866cm"/>
    </style:style>
    <style:style style:name="gr198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2.885cm"/>
    </style:style>
    <style:style style:name="gr199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472cm"/>
    </style:style>
    <style:style style:name="gr200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2.169cm"/>
    </style:style>
    <style:style style:name="gr201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707cm"/>
    </style:style>
    <style:style style:name="gr202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954cm"/>
    </style:style>
    <style:style style:name="gr203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54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77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909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95cm" fo:min-width="2.47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19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0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06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874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44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674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849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13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77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4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4.561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1.974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7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262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629cm" fo:padding-top="0cm" fo:padding-bottom="0cm" fo:padding-left="0cm" fo:padding-right="0cm" draw:shadow="visibl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015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12.534cm" fo:min-width="11.014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1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1.97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309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1.203cm" fo:min-width="2.91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fill-color="#ffffff" fo:min-height="0.949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1.203cm" fo:min-width="2.857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1.203cm" fo:min-width="2.893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3.476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525252" loext:opacity="10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6" style:family="paragraph">
      <loext:graphic-properties draw:fill="none"/>
      <style:paragraph-properties fo:text-align="center"/>
      <style:text-properties fo:color="#888888" loext:opacity="100%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9" style:family="paragraph">
      <loext:graphic-properties draw:fill="solid" draw:fill-color="#ffffff"/>
      <style:text-properties fo:color="#525252" loext:opacity="100%" style:font-name="Proxima Nova"/>
    </style:style>
    <style:style style:name="P10" style:family="paragraph">
      <loext:graphic-properties draw:fill="none"/>
      <style:paragraph-properties fo:text-align="center"/>
      <style:text-properties fo:color="#525252" loext:opacity="100%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888888"/>
    </style:style>
    <style:style style:name="P19" style:family="paragraph">
      <loext:graphic-properties draw:fill="solid" draw:fill-color="#ffffff"/>
      <style:text-properties fo:color="#525252" loext:opacity="100%"/>
    </style:style>
    <style:style style:name="P2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fo:font-weight="bold" style:font-size-asian="7pt" style:font-size-complex="7pt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7pt" style:font-size-complex="7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9pt" style:font-size-complex="9pt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12pt" style:font-size-complex="12pt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25" style:family="paragraph">
      <loext:graphic-properties draw:fill-color="#ffffff"/>
    </style:style>
    <style:style style:name="P26" style:family="paragraph">
      <loext:graphic-properties draw:fill-color="#525252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/>
      <style:paragraph-properties fo:text-align="start" style:writing-mode="lr-tb"/>
      <style:text-properties fo:color="#525252" loext:opacity="100%" style:font-name="Proxima Nova" fo:font-size="20.7000007629395pt" style:font-size-asian="20pt" style:font-size-complex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33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34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3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pt" style:font-size-asian="11pt" style:font-size-complex="11pt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3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3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39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4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42" style:family="paragraph">
      <style:paragraph-properties fo:text-align="end" style:writing-mode="lr-tb"/>
    </style:style>
    <style:style style:name="P43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44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45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46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47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48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4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10pt" style:font-size-complex="10pt"/>
    </style:style>
    <style:style style:name="P5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5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52" style:family="paragraph">
      <style:paragraph-properties fo:text-align="start" style:writing-mode="lr-tb"/>
      <style:text-properties fo:font-size="12.3999996185303pt"/>
    </style:style>
    <style:style style:name="P53" style:family="paragraph">
      <style:paragraph-properties fo:text-align="start" style:writing-mode="lr-tb"/>
      <style:text-properties fo:font-size="11.3999996185303pt"/>
    </style:style>
    <style:style style:name="P54" style:family="paragraph">
      <style:paragraph-properties fo:text-align="start" style:writing-mode="lr-tb"/>
      <style:text-properties fo:font-size="14.5pt"/>
    </style:style>
    <style:style style:name="P55" style:family="paragraph">
      <loext:graphic-properties draw:fill="none"/>
      <style:text-properties fo:color="#525252" loext:opacity="100%" style:font-name="Proxima Nova"/>
    </style:style>
    <style:style style:name="P56" style:family="paragraph">
      <loext:graphic-properties draw:fill="none" draw:fill-color="#ffffff"/>
      <style:paragraph-properties style:writing-mode="lr-tb"/>
    </style:style>
    <style:style style:name="P5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5pt" style:font-size-asian="15pt" style:font-size-complex="15pt"/>
    </style:style>
    <style:style style:name="T1" style:family="text">
      <style:text-properties fo:color="#525252" loext:opacity="100%" style:font-name="Proxima Nova" fo:font-size="14.5pt" style:font-size-asian="14pt" style:font-size-complex="14pt"/>
    </style:style>
    <style:style style:name="T2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3" style:family="text">
      <style:text-properties fo:color="#525252" loext:opacity="100%" style:font-name="Proxima Nova" fo:font-size="7.19999980926514pt" style:font-size-asian="7pt" style:font-size-complex="7pt"/>
    </style:style>
    <style:style style:name="T4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5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6" style:family="text">
      <style:text-properties fo:color="#525252" loext:opacity="100%" style:font-name="Proxima Nova" fo:font-size="12pt" style:font-size-asian="12pt" style:font-name-complex="ProximaNova" style:font-size-complex="12pt"/>
    </style:style>
    <style:style style:name="T7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8" style:family="text">
      <style:text-properties fo:color="#525252" loext:opacity="100%" style:font-name="Proxima Nova" fo:font-size="8pt" style:font-size-asian="5.40000009536743pt" style:font-name-complex="ProximaNova" style:font-size-complex="5.40000009536743pt"/>
    </style:style>
    <style:style style:name="T9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10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11" style:family="text">
      <style:text-properties fo:color="#525252" loext:opacity="100%" style:font-name="Proxima Nova" fo:font-size="10pt" fo:font-weight="bold" style:font-size-asian="7pt" style:font-name-complex="ProximaNova" style:font-size-complex="7pt"/>
    </style:style>
    <style:style style:name="T12" style:family="text">
      <style:text-properties fo:color="#525252" loext:opacity="100%" style:font-name="Proxima Nova" fo:font-size="10pt" style:font-size-asian="7pt" style:font-name-complex="ProximaNova" style:font-size-complex="7pt"/>
    </style:style>
    <style:style style:name="T13" style:family="text">
      <style:text-properties fo:color="#525252" loext:opacity="100%" style:font-name="Proxima Nova" fo:font-size="10pt" style:font-size-asian="15pt" style:font-name-complex="ProximaNova" style:font-size-complex="15pt"/>
    </style:style>
    <style:style style:name="T14" style:family="text">
      <style:text-properties fo:color="#525252" loext:opacity="100%" style:font-name="Proxima Nova" fo:font-size="10pt" style:font-size-asian="9pt" style:font-name-complex="ProximaNovaular1" style:font-size-complex="9pt"/>
    </style:style>
    <style:style style:name="T15" style:family="text">
      <style:text-properties fo:color="#525252" loext:opacity="100%" style:font-name="Proxima Nova" fo:font-size="10pt" style:font-size-asian="12pt" style:font-name-complex="ProximaNova" style:font-size-complex="12pt"/>
    </style:style>
    <style:style style:name="T16" style:family="text">
      <style:text-properties fo:color="#525252" loext:opacity="100%" style:font-name="Nazi Typewriter" fo:font-size="36pt" style:font-size-asian="36pt" style:font-name-complex="DejaVuSans1" style:font-size-complex="36pt"/>
    </style:style>
    <style:style style:name="T17" style:family="text">
      <style:text-properties fo:color="#525252" loext:opacity="100%" style:font-name="Proxima Nova" fo:font-size="20pt" fo:font-weight="bold" style:font-size-asian="20pt" style:font-name-complex="ProximaNovaSemi" style:font-size-complex="20pt" style:font-weight-complex="bold"/>
    </style:style>
    <style:style style:name="T18" style:family="text">
      <style:text-properties fo:color="#525252" loext:opacity="100%" style:font-name="Nazi Typewriter" fo:font-size="15pt" style:font-size-asian="15pt" style:font-name-complex="DejaVuSans1" style:font-size-complex="15pt"/>
    </style:style>
    <style:style style:name="T19" style:family="text">
      <style:text-properties fo:color="#525252" loext:opacity="100%" style:font-name="Proxima Nova" fo:font-size="16pt" fo:font-weight="bold" style:font-size-asian="16pt" style:font-name-complex="ProximaNovaSemi" style:font-size-complex="16pt" style:font-weight-complex="bold"/>
    </style:style>
    <style:style style:name="T20" style:family="text">
      <style:text-properties fo:color="#525252" loext:opacity="100%" style:font-name="Proxima Nova" fo:font-size="12pt" fo:font-weight="bold" style:font-size-asian="12pt" style:font-name-complex="ProximaNova" style:font-size-complex="12pt"/>
    </style:style>
    <style:style style:name="T21" style:family="text">
      <style:text-properties fo:color="#525252" loext:opacity="100%" style:font-name="ProximaNova" fo:font-size="12pt" fo:font-weight="bold" style:font-size-asian="12pt" style:font-name-complex="ProximaNova" style:font-size-complex="12pt"/>
    </style:style>
    <style:style style:name="T22" style:family="text">
      <style:text-properties fo:color="#525252" loext:opacity="100%" style:font-name="Proxima Nova" fo:font-size="10.5pt" style:font-size-asian="11pt" style:font-name-complex="ProximaNova" style:font-size-complex="11pt"/>
    </style:style>
    <style:style style:name="T23" style:family="text">
      <style:text-properties fo:color="#525252" loext:opacity="100%" style:font-name="Proxima Nova" fo:font-size="11pt" style:font-size-asian="12pt" style:font-name-complex="ProximaNova" style:font-size-complex="12pt"/>
    </style:style>
    <style:style style:name="T24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25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26" style:family="text">
      <style:text-properties fo:color="#525252" loext:opacity="100%" style:font-name="Proxima Nova" fo:font-size="5.40000009536743pt" style:font-size-asian="5.40000009536743pt" style:font-name-complex="ProximaNova" style:font-size-complex="5.40000009536743pt"/>
    </style:style>
    <style:style style:name="T27" style:family="text">
      <style:text-properties fo:color="#525252" loext:opacity="100%" style:font-name="Proxima Nova" fo:font-size="12pt" fo:background-color="transparent" style:font-size-asian="12pt" style:font-name-complex="ProximaNova" style:font-size-complex="12pt"/>
    </style:style>
    <style:style style:name="T28" style:family="text">
      <style:text-properties fo:color="#525252" loext:opacity="100%" style:font-name="Proxima Nova" fo:font-size="13pt" fo:font-style="italic" style:font-size-asian="13pt" style:font-name-complex="ProximaNova" style:font-size-complex="13pt"/>
    </style:style>
    <style:style style:name="T29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30" style:family="text">
      <style:text-properties fo:color="#525252" loext:opacity="100%" style:font-name="Proxima Nova" fo:font-size="10pt" style:font-size-asian="10pt" style:font-name-complex="ProximaNova" style:font-size-complex="10pt"/>
    </style:style>
    <style:style style:name="T31" style:family="text">
      <style:text-properties fo:color="#525252" loext:opacity="100%" style:font-name="Proxima Nova" fo:font-size="12pt" style:font-size-asian="10pt" style:font-name-complex="ProximaNova" style:font-size-complex="10pt"/>
    </style:style>
    <style:style style:name="T32" style:family="text">
      <style:text-properties fo:color="#525252" loext:opacity="100%" style:font-name="Proxima Nova" fo:font-size="14pt" fo:font-weight="bold" style:font-size-asian="14pt" style:font-name-complex="ProximaNovaular1" style:font-size-complex="14pt"/>
    </style:style>
    <style:style style:name="T33" style:family="text">
      <style:text-properties fo:color="#525252" loext:opacity="100%" style:font-name="Proxima Nova" fo:font-size="137.899993896484pt" fo:font-weight="bold" style:font-size-asian="137.899993896484pt" style:font-name-complex="ProximaNovaSemi" style:font-size-complex="137.899993896484pt" style:font-weight-complex="bold"/>
    </style:style>
    <style:style style:name="T34" style:family="text">
      <style:text-properties fo:color="#525252" loext:opacity="100%" style:font-name="Proxima Nova" fo:font-size="14pt" fo:font-weight="bold" style:font-size-asian="14pt" style:font-name-complex="ProximaNovaSemi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custom-shape draw:style-name="gr1" draw:text-style-name="P1" draw:layer="layout" svg:width="0.522cm" svg:height="0.519cm" svg:x="4.66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6.19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7.3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5.43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06cm" svg:height="0.663cm" svg:x="7.374cm" svg:y="1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1.601cm" svg:y="1.5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7cm" svg:height="0.625cm" svg:x="3.258cm" svg:y="1.614cm">
          <draw:text-box>
            <text:p text:style-name="P3"><text:span text:style-name="T1">E</text:span><text:span text:style-name="T1">N</text:span><text:span text:style-name="T1">E</text:span><text:span text:style-name="T1">R</text:span><text:span text:style-name="T1">O</text:span></text:p>
          </draw:text-box>
        </draw:frame>
        <draw:frame draw:style-name="gr4" draw:text-style-name="P4" draw:layer="layout" svg:width="2.212cm" svg:height="0.625cm" svg:x="8.805cm" svg:y="1.614cm">
          <draw:text-box>
            <text:p text:style-name="P3"><text:span text:style-name="T1">F</text:span><text:span text:style-name="T1">E</text:span><text:span text:style-name="T1">B</text:span><text:span text:style-name="T1">R</text:span><text:span text:style-name="T1">E</text:span><text:span text:style-name="T1">R</text:span><text:span text:style-name="T1">O</text:span></text:p>
          </draw:text-box>
        </draw:frame>
        <draw:frame draw:style-name="gr5" draw:text-style-name="P5" draw:layer="layout" svg:width="0.231cm" svg:height="0.31cm" svg:x="7.441cm" svg:y="2.96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8.194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8.984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9.813cm" svg:y="2.96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0.581cm" svg:y="2.96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1.379cm" svg:y="2.96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12.156cm" svg:y="2.96cm">
          <draw:text-box>
            <text:p text:style-name="P3"><text:span text:style-name="T2">D</text:span></text:p>
          </draw:text-box>
        </draw:frame>
        <draw:frame draw:style-name="gr5" draw:text-style-name="P5" draw:layer="layout" svg:width="0.231cm" svg:height="0.31cm" svg:x="1.676cm" svg:y="2.96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.43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3.22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4.049cm" svg:y="2.96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4.817cm" svg:y="2.96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5.615cm" svg:y="2.96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6.392cm" svg:y="2.96cm">
          <draw:text-box>
            <text:p text:style-name="P3"><text:span text:style-name="T2">D</text:span></text:p>
          </draw:text-box>
        </draw:frame>
        <draw:line draw:style-name="gr6" draw:text-style-name="P6" draw:layer="layout" svg:x1="0.703cm" svg:y1="1.271cm" svg:x2="13.954cm" svg:y2="1.271cm">
          <text:p/>
        </draw:line>
        <draw:line draw:style-name="gr6" draw:text-style-name="P6" draw:layer="layout" svg:x1="0.701cm" svg:y1="20.387cm" svg:x2="13.952cm" svg:y2="20.387cm">
          <text:p/>
        </draw:line>
        <draw:custom-shape draw:style-name="gr2" draw:text-style-name="P2" draw:layer="layout" svg:width="5.006cm" svg:height="0.663cm" svg:x="1.603cm" svg:y="7.9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7.383cm" svg:y="7.92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484cm" svg:height="0.625cm" svg:x="9.09cm" svg:y="7.971cm">
          <draw:text-box>
            <text:p text:style-name="P3"><text:span text:style-name="T1">J</text:span><text:span text:style-name="T1">U</text:span><text:span text:style-name="T1">N</text:span><text:span text:style-name="T1">I</text:span><text:span text:style-name="T1">O</text:span></text:p>
          </draw:text-box>
        </draw:frame>
        <draw:frame draw:style-name="gr8" draw:text-style-name="P4" draw:layer="layout" svg:width="1.471cm" svg:height="0.625cm" svg:x="3.358cm" svg:y="7.971cm">
          <draw:text-box>
            <text:p text:style-name="P3"><text:span text:style-name="T1">M</text:span><text:span text:style-name="T1">A</text:span><text:span text:style-name="T1">Y</text:span><text:span text:style-name="T1">O</text:span></text:p>
          </draw:text-box>
        </draw:frame>
        <draw:frame draw:style-name="gr5" draw:text-style-name="P5" draw:layer="layout" svg:width="0.231cm" svg:height="0.31cm" svg:x="7.452cm" svg:y="9.311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8.206cm" svg:y="9.31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8.996cm" svg:y="9.31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9.825cm" svg:y="9.311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0.593cm" svg:y="9.311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1.391cm" svg:y="9.311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12.168cm" svg:y="9.311cm">
          <draw:text-box>
            <text:p text:style-name="P3"><text:span text:style-name="T2">D</text:span></text:p>
          </draw:text-box>
        </draw:frame>
        <draw:frame draw:style-name="gr5" draw:text-style-name="P5" draw:layer="layout" svg:width="0.231cm" svg:height="0.31cm" svg:x="1.674cm" svg:y="9.317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.427cm" svg:y="9.31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3.217cm" svg:y="9.31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4.046cm" svg:y="9.317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4.815cm" svg:y="9.317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5.613cm" svg:y="9.317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6.389cm" svg:y="9.317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6.403cm" svg:y="10.083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.667cm" svg:y="10.849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.456cm" svg:y="10.849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3.243cm" svg:y="10.849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4.032cm" svg:y="10.849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4.832cm" svg:y="10.849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5.613cm" svg:y="10.849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6.402cm" svg:y="10.849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.621cm" svg:y="11.616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.443cm" svg:y="11.616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3.203cm" svg:y="11.616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3.997cm" svg:y="11.616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4.786cm" svg:y="11.616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5.573cm" svg:y="11.616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6.363cm" svg:y="11.616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1.632cm" svg:y="12.382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2.415cm" svg:y="12.382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3.203cm" svg:y="12.382cm">
          <draw:text-box>
            <text:p text:style-name="P3"><text:span text:style-name="T3">1</text:span><text:span text:style-name="T3">8</text:span></text:p>
          </draw:text-box>
        </draw:frame>
        <draw:frame draw:style-name="gr10" draw:text-style-name="P7" draw:layer="layout" svg:width="0.307cm" svg:height="0.31cm" svg:x="3.961cm" svg:y="12.382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4.784cm" svg:y="12.382cm">
          <draw:text-box>
            <text:p text:style-name="P3"><text:span text:style-name="T3">2</text:span><text:span text:style-name="T3">0</text:span></text:p>
          </draw:text-box>
        </draw:frame>
        <draw:frame draw:style-name="gr11" draw:text-style-name="P7" draw:layer="layout" svg:width="0.298cm" svg:height="0.31cm" svg:x="5.545cm" svg:y="12.382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6.338cm" svg:y="12.382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1.598cm" svg:y="13.148cm">
          <draw:text-box>
            <text:p text:style-name="P3"><text:span text:style-name="T3">2</text:span><text:span text:style-name="T3">3</text:span></text:p>
          </draw:text-box>
        </draw:frame>
        <draw:frame draw:style-name="gr11" draw:text-style-name="P7" draw:layer="layout" svg:width="0.298cm" svg:height="0.31cm" svg:x="2.385cm" svg:y="13.148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3.174cm" svg:y="13.148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3.973cm" svg:y="13.148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4.755cm" svg:y="13.148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5.544cm" svg:y="13.148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6.335cm" svg:y="13.148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1.627cm" svg:y="13.91cm">
          <draw:text-box>
            <text:p text:style-name="P3"><text:span text:style-name="T3">3</text:span><text:span text:style-name="T3">0</text:span></text:p>
          </draw:text-box>
        </draw:frame>
        <draw:frame draw:style-name="gr12" draw:text-style-name="P8" draw:layer="layout" svg:width="4.207cm" svg:height="0.538cm" svg:x="1.46cm" svg:y="0.705cm">
          <draw:text-box>
            <text:p text:style-name="P3"><text:span text:style-name="T4">C</text:span><text:span text:style-name="T4">A</text:span><text:span text:style-name="T4">L</text:span><text:span text:style-name="T4">E</text:span><text:span text:style-name="T4">N</text:span><text:span text:style-name="T4">D</text:span><text:span text:style-name="T4">A</text:span><text:span text:style-name="T4">R</text:span><text:span text:style-name="T4">I</text:span><text:span text:style-name="T4">O</text:span><text:span text:style-name="T4"> </text:span><text:span text:style-name="T4">2</text:span><text:span text:style-name="T4">0</text:span><text:span text:style-name="T4">2</text:span><text:span text:style-name="T4">2</text:span></text:p>
          </draw:text-box>
        </draw:frame>
        <draw:custom-shape draw:style-name="gr2" draw:text-style-name="P2" draw:layer="layout" svg:width="5.006cm" svg:height="0.663cm" svg:x="7.404cm" svg:y="14.5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1.602cm" svg:y="14.54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22cm" svg:height="0.625cm" svg:x="8.773cm" svg:y="14.607cm">
          <draw:text-box>
            <text:p text:style-name="P3"><text:span text:style-name="T1">O</text:span><text:span text:style-name="T1">C</text:span><text:span text:style-name="T1">T</text:span><text:span text:style-name="T1">U</text:span><text:span text:style-name="T1">B</text:span><text:span text:style-name="T1">R</text:span><text:span text:style-name="T1">E</text:span></text:p>
          </draw:text-box>
        </draw:frame>
        <draw:frame draw:style-name="gr14" draw:text-style-name="P4" draw:layer="layout" svg:width="2.944cm" svg:height="0.625cm" svg:x="2.659cm" svg:y="14.607cm">
          <draw:text-box>
            <text:p text:style-name="P3"><text:span text:style-name="T1">S</text:span><text:span text:style-name="T1">E</text:span><text:span text:style-name="T1">P</text:span><text:span text:style-name="T1">T</text:span><text:span text:style-name="T1">I</text:span><text:span text:style-name="T1">E</text:span><text:span text:style-name="T1">M</text:span><text:span text:style-name="T1">B</text:span><text:span text:style-name="T1">R</text:span><text:span text:style-name="T1">E</text:span></text:p>
          </draw:text-box>
        </draw:frame>
        <draw:frame draw:style-name="gr5" draw:text-style-name="P5" draw:layer="layout" svg:width="0.231cm" svg:height="0.31cm" svg:x="1.669cm" svg:y="15.961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.422cm" svg:y="15.96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3.212cm" svg:y="15.96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4.041cm" svg:y="15.961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4.81cm" svg:y="15.961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5.608cm" svg:y="15.961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6.384cm" svg:y="15.961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9.119cm" svg:y="10.08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9.88cm" svg:y="10.08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0.673cm" svg:y="10.08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1.463cm" svg:y="10.08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2.249cm" svg:y="10.08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7.51cm" svg:y="10.845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8.309cm" svg:y="10.845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9.091cm" svg:y="10.845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9.88cm" svg:y="10.845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0.628cm" svg:y="10.845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11.449cm" svg:y="10.845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2.21cm" svg:y="10.845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7.474cm" svg:y="11.61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8.265cm" svg:y="11.61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9.05cm" svg:y="11.61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9.84cm" svg:y="11.61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10.639cm" svg:y="11.61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11.421cm" svg:y="11.61cm">
          <draw:text-box>
            <text:p text:style-name="P3"><text:span text:style-name="T3">1</text:span><text:span text:style-name="T3">8</text:span></text:p>
          </draw:text-box>
        </draw:frame>
        <draw:frame draw:style-name="gr9" draw:text-style-name="P7" draw:layer="layout" svg:width="0.296cm" svg:height="0.31cm" svg:x="12.21cm" svg:y="11.61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7.44cm" svg:y="12.375cm">
          <draw:text-box>
            <text:p text:style-name="P3"><text:span text:style-name="T3">2</text:span><text:span text:style-name="T3">0</text:span></text:p>
          </draw:text-box>
        </draw:frame>
        <draw:frame draw:style-name="gr9" draw:text-style-name="P7" draw:layer="layout" svg:width="0.296cm" svg:height="0.31cm" svg:x="8.261cm" svg:y="12.375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9.022cm" svg:y="12.375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9.815cm" svg:y="12.375cm">
          <draw:text-box>
            <text:p text:style-name="P3"><text:span text:style-name="T3">2</text:span><text:span text:style-name="T3">3</text:span></text:p>
          </draw:text-box>
        </draw:frame>
        <draw:frame draw:style-name="gr9" draw:text-style-name="P7" draw:layer="layout" svg:width="0.296cm" svg:height="0.31cm" svg:x="10.605cm" svg:y="12.375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11.391cm" svg:y="12.375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12.181cm" svg:y="12.375cm">
          <draw:text-box>
            <text:p text:style-name="P3"><text:span text:style-name="T3">2</text:span><text:span text:style-name="T3">6</text:span></text:p>
          </draw:text-box>
        </draw:frame>
        <draw:frame draw:style-name="gr9" draw:text-style-name="P7" draw:layer="layout" svg:width="0.296cm" svg:height="0.31cm" svg:x="7.451cm" svg:y="13.141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8.233cm" svg:y="13.141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9.021cm" svg:y="13.141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9.812cm" svg:y="13.141cm">
          <draw:text-box>
            <text:p text:style-name="P3"><text:span text:style-name="T3">3</text:span><text:span text:style-name="T3">0</text:span></text:p>
          </draw:text-box>
        </draw:frame>
        <draw:frame draw:style-name="gr5" draw:text-style-name="P5" draw:layer="layout" svg:width="0.231cm" svg:height="0.31cm" svg:x="7.449cm" svg:y="15.944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8.203cm" svg:y="15.944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8.993cm" svg:y="15.944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9.822cm" svg:y="15.944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0.59cm" svg:y="15.944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1.388cm" svg:y="15.944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12.165cm" svg:y="15.944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5.643cm" svg:y="3.717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6.404cm" svg:y="3.717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.668cm" svg:y="4.483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2.457cm" svg:y="4.483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3.244cm" svg:y="4.483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4.033cm" svg:y="4.483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4.833cm" svg:y="4.483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5.614cm" svg:y="4.483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6.403cm" svg:y="4.483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.622cm" svg:y="5.25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2.444cm" svg:y="5.25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3.204cm" svg:y="5.25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3.998cm" svg:y="5.25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4.787cm" svg:y="5.25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5.574cm" svg:y="5.25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6.364cm" svg:y="5.25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1.633cm" svg:y="6.016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2.416cm" svg:y="6.016cm">
          <draw:text-box>
            <text:p text:style-name="P3"><text:span text:style-name="T3">1</text:span><text:span text:style-name="T3">8</text:span></text:p>
          </draw:text-box>
        </draw:frame>
        <draw:frame draw:style-name="gr9" draw:text-style-name="P7" draw:layer="layout" svg:width="0.296cm" svg:height="0.31cm" svg:x="3.204cm" svg:y="6.016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3.962cm" svg:y="6.016cm">
          <draw:text-box>
            <text:p text:style-name="P3"><text:span text:style-name="T3">2</text:span><text:span text:style-name="T3">0</text:span></text:p>
          </draw:text-box>
        </draw:frame>
        <draw:frame draw:style-name="gr9" draw:text-style-name="P7" draw:layer="layout" svg:width="0.296cm" svg:height="0.31cm" svg:x="4.785cm" svg:y="6.016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5.546cm" svg:y="6.016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6.339cm" svg:y="6.016cm">
          <draw:text-box>
            <text:p text:style-name="P3"><text:span text:style-name="T3">2</text:span><text:span text:style-name="T3">3</text:span></text:p>
          </draw:text-box>
        </draw:frame>
        <draw:frame draw:style-name="gr9" draw:text-style-name="P7" draw:layer="layout" svg:width="0.296cm" svg:height="0.31cm" svg:x="1.599cm" svg:y="6.782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2.386cm" svg:y="6.782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3.175cm" svg:y="6.782cm">
          <draw:text-box>
            <text:p text:style-name="P3"><text:span text:style-name="T3">2</text:span><text:span text:style-name="T3">6</text:span></text:p>
          </draw:text-box>
        </draw:frame>
        <draw:frame draw:style-name="gr9" draw:text-style-name="P7" draw:layer="layout" svg:width="0.296cm" svg:height="0.31cm" svg:x="3.974cm" svg:y="6.782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4.756cm" svg:y="6.782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5.545cm" svg:y="6.782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6.336cm" svg:y="6.782cm">
          <draw:text-box>
            <text:p text:style-name="P3"><text:span text:style-name="T3">3</text:span><text:span text:style-name="T3">0</text:span></text:p>
          </draw:text-box>
        </draw:frame>
        <draw:frame draw:style-name="gr9" draw:text-style-name="P7" draw:layer="layout" svg:width="0.296cm" svg:height="0.31cm" svg:x="1.628cm" svg:y="7.574cm">
          <draw:text-box>
            <text:p text:style-name="P3"><text:span text:style-name="T3">3</text:span><text:span text:style-name="T3">1</text:span></text:p>
          </draw:text-box>
        </draw:frame>
        <draw:path draw:style-name="gr15" draw:text-style-name="P9" draw:layer="layout" svg:width="1.579cm" svg:height="0.766cm" svg:x="7.16cm" svg:y="5.91cm" svg:viewBox="0 0 1580 767" svg:d="M790 0v767h-790v-767zM1580 0v767h-790v-767z">
          <text:p/>
        </draw:path>
        <draw:frame draw:style-name="gr5" draw:text-style-name="P7" draw:layer="layout" svg:width="0.231cm" svg:height="0.31cm" svg:x="8.306cm" svg:y="3.72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9.067cm" svg:y="3.72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9.86cm" svg:y="3.72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0.651cm" svg:y="3.72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1.436cm" svg:y="3.72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12.226cm" svg:y="3.72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7.496cm" svg:y="4.487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8.278cm" svg:y="4.487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9.067cm" svg:y="4.487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9.815cm" svg:y="4.487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10.637cm" svg:y="4.487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1.398cm" svg:y="4.487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12.191cm" svg:y="4.487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7.452cm" svg:y="5.254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8.238cm" svg:y="5.254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9.028cm" svg:y="5.254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9.827cm" svg:y="5.254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10.608cm" svg:y="5.254cm">
          <draw:text-box>
            <text:p text:style-name="P3"><text:span text:style-name="T3">1</text:span><text:span text:style-name="T3">8</text:span></text:p>
          </draw:text-box>
        </draw:frame>
        <draw:frame draw:style-name="gr9" draw:text-style-name="P7" draw:layer="layout" svg:width="0.296cm" svg:height="0.31cm" svg:x="11.398cm" svg:y="5.254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12.156cm" svg:y="5.254cm">
          <draw:text-box>
            <text:p text:style-name="P3"><text:span text:style-name="T3">2</text:span><text:span text:style-name="T3">0</text:span></text:p>
          </draw:text-box>
        </draw:frame>
        <draw:frame draw:style-name="gr9" draw:text-style-name="P7" draw:layer="layout" svg:width="0.296cm" svg:height="0.31cm" svg:x="7.448cm" svg:y="6.021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8.209cm" svg:y="6.021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9.002cm" svg:y="6.021cm">
          <draw:text-box>
            <text:p text:style-name="P3"><text:span text:style-name="T3">2</text:span><text:span text:style-name="T3">3</text:span></text:p>
          </draw:text-box>
        </draw:frame>
        <draw:frame draw:style-name="gr9" draw:text-style-name="P7" draw:layer="layout" svg:width="0.296cm" svg:height="0.31cm" svg:x="9.793cm" svg:y="6.021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10.578cm" svg:y="6.021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11.368cm" svg:y="6.021cm">
          <draw:text-box>
            <text:p text:style-name="P3"><text:span text:style-name="T3">2</text:span><text:span text:style-name="T3">6</text:span></text:p>
          </draw:text-box>
        </draw:frame>
        <draw:frame draw:style-name="gr9" draw:text-style-name="P7" draw:layer="layout" svg:width="0.296cm" svg:height="0.31cm" svg:x="12.167cm" svg:y="6.021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7.42cm" svg:y="6.787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2.385cm" svg:y="13.91cm">
          <draw:text-box>
            <text:p text:style-name="P3"><text:span text:style-name="T3">3</text:span><text:span text:style-name="T3">1</text:span></text:p>
          </draw:text-box>
        </draw:frame>
        <draw:frame draw:style-name="gr5" draw:text-style-name="P7" draw:layer="layout" svg:width="0.231cm" svg:height="0.31cm" svg:x="4.857cm" svg:y="16.711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5.618cm" svg:y="16.711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6.411cm" svg:y="16.711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.672cm" svg:y="17.477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.458cm" svg:y="17.477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3.248cm" svg:y="17.477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4.047cm" svg:y="17.477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4.829cm" svg:y="17.477cm">
          <draw:text-box>
            <text:p text:style-name="P3"><text:span text:style-name="T3">9</text:span></text:p>
          </draw:text-box>
        </draw:frame>
        <draw:frame draw:style-name="gr16" draw:text-style-name="P7" draw:layer="layout" svg:width="0.243cm" svg:height="0.31cm" svg:x="5.617cm" svg:y="17.477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6.366cm" svg:y="17.477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.658cm" svg:y="18.244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2.42cm" svg:y="18.244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3.213cm" svg:y="18.244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4.002cm" svg:y="18.244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4.788cm" svg:y="18.244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5.579cm" svg:y="18.244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6.377cm" svg:y="18.244cm">
          <draw:text-box>
            <text:p text:style-name="P3"><text:span text:style-name="T3">1</text:span><text:span text:style-name="T3">8</text:span></text:p>
          </draw:text-box>
        </draw:frame>
        <draw:frame draw:style-name="gr9" draw:text-style-name="P7" draw:layer="layout" svg:width="0.296cm" svg:height="0.31cm" svg:x="1.63cm" svg:y="19.01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2.419cm" svg:y="19.01cm">
          <draw:text-box>
            <text:p text:style-name="P3"><text:span text:style-name="T3">2</text:span><text:span text:style-name="T3">0</text:span></text:p>
          </draw:text-box>
        </draw:frame>
        <draw:frame draw:style-name="gr10" draw:text-style-name="P7" draw:layer="layout" svg:width="0.307cm" svg:height="0.31cm" svg:x="3.177cm" svg:y="19.01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3.999cm" svg:y="19.01cm">
          <draw:text-box>
            <text:p text:style-name="P3"><text:span text:style-name="T3">2</text:span><text:span text:style-name="T3">2</text:span></text:p>
          </draw:text-box>
        </draw:frame>
        <draw:frame draw:style-name="gr11" draw:text-style-name="P7" draw:layer="layout" svg:width="0.298cm" svg:height="0.31cm" svg:x="4.76cm" svg:y="19.01cm">
          <draw:text-box>
            <text:p text:style-name="P3"><text:span text:style-name="T3">2</text:span><text:span text:style-name="T3">3</text:span></text:p>
          </draw:text-box>
        </draw:frame>
        <draw:frame draw:style-name="gr9" draw:text-style-name="P7" draw:layer="layout" svg:width="0.296cm" svg:height="0.31cm" svg:x="5.553cm" svg:y="19.01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6.343cm" svg:y="19.01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1.6cm" svg:y="19.776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2.389cm" svg:y="19.776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3.188cm" svg:y="19.776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3.971cm" svg:y="19.776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4.759cm" svg:y="19.776cm">
          <draw:text-box>
            <text:p text:style-name="P3"><text:span text:style-name="T3">3</text:span><text:span text:style-name="T3">0</text:span></text:p>
          </draw:text-box>
        </draw:frame>
        <draw:frame draw:style-name="gr9" draw:text-style-name="P7" draw:layer="layout" svg:width="0.296cm" svg:height="0.31cm" svg:x="4.05cm" svg:y="16.71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1.494cm" svg:y="16.71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2.255cm" svg:y="16.71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7.519cm" svg:y="17.321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8.308cm" svg:y="17.321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9.095cm" svg:y="17.321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9.884cm" svg:y="17.321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0.684cm" svg:y="17.321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1.465cm" svg:y="17.321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12.254cm" svg:y="17.321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7.473cm" svg:y="17.933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8.295cm" svg:y="17.933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9.055cm" svg:y="17.933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9.849cm" svg:y="17.933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10.638cm" svg:y="17.933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11.425cm" svg:y="17.933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12.215cm" svg:y="17.933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7.484cm" svg:y="18.544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8.267cm" svg:y="18.544cm">
          <draw:text-box>
            <text:p text:style-name="P3"><text:span text:style-name="T3">1</text:span><text:span text:style-name="T3">8</text:span></text:p>
          </draw:text-box>
        </draw:frame>
        <draw:frame draw:style-name="gr9" draw:text-style-name="P7" draw:layer="layout" svg:width="0.296cm" svg:height="0.31cm" svg:x="9.055cm" svg:y="18.544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9.813cm" svg:y="18.544cm">
          <draw:text-box>
            <text:p text:style-name="P3"><text:span text:style-name="T3">2</text:span><text:span text:style-name="T3">0</text:span></text:p>
          </draw:text-box>
        </draw:frame>
        <draw:frame draw:style-name="gr9" draw:text-style-name="P7" draw:layer="layout" svg:width="0.296cm" svg:height="0.31cm" svg:x="10.636cm" svg:y="18.544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11.397cm" svg:y="18.544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12.19cm" svg:y="18.544cm">
          <draw:text-box>
            <text:p text:style-name="P3"><text:span text:style-name="T3">2</text:span><text:span text:style-name="T3">3</text:span></text:p>
          </draw:text-box>
        </draw:frame>
        <draw:frame draw:style-name="gr9" draw:text-style-name="P7" draw:layer="layout" svg:width="0.296cm" svg:height="0.31cm" svg:x="7.45cm" svg:y="19.155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8.237cm" svg:y="19.155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9.026cm" svg:y="19.155cm">
          <draw:text-box>
            <text:p text:style-name="P3"><text:span text:style-name="T3">2</text:span><text:span text:style-name="T3">6</text:span></text:p>
          </draw:text-box>
        </draw:frame>
        <draw:frame draw:style-name="gr9" draw:text-style-name="P7" draw:layer="layout" svg:width="0.296cm" svg:height="0.31cm" svg:x="9.825cm" svg:y="19.155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10.607cm" svg:y="19.155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11.396cm" svg:y="19.155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12.187cm" svg:y="19.155cm">
          <draw:text-box>
            <text:p text:style-name="P3"><text:span text:style-name="T3">3</text:span><text:span text:style-name="T3">0</text:span></text:p>
          </draw:text-box>
        </draw:frame>
        <draw:frame draw:style-name="gr9" draw:text-style-name="P7" draw:layer="layout" svg:width="0.296cm" svg:height="0.31cm" svg:x="7.479cm" svg:y="19.787cm">
          <draw:text-box>
            <text:p text:style-name="P3"><text:span text:style-name="T3">3</text:span><text:span text:style-name="T3">1</text:span></text:p>
          </draw:text-box>
        </draw:frame>
        <draw:g>
          <draw:line draw:style-name="gr17" draw:text-style-name="P10" draw:layer="layout" svg:x1="11.25cm" svg:y1="16.031cm" svg:x2="11.25cm" svg:y2="20.036cm">
            <text:p/>
          </draw:line>
          <draw:line draw:style-name="gr17" draw:text-style-name="P10" draw:layer="layout" svg:x1="12.633cm" svg:y1="16.031cm" svg:x2="12.633cm" svg:y2="20.036cm">
            <text:p/>
          </draw:line>
        </draw:g>
        <draw:g>
          <draw:line draw:style-name="gr17" draw:text-style-name="P10" draw:layer="layout" svg:x1="11.251cm" svg:y1="9.37cm" svg:x2="11.251cm" svg:y2="13.375cm">
            <text:p/>
          </draw:line>
          <draw:line draw:style-name="gr17" draw:text-style-name="P10" draw:layer="layout" svg:x1="12.634cm" svg:y1="9.37cm" svg:x2="12.634cm" svg:y2="13.375cm">
            <text:p/>
          </draw:line>
        </draw:g>
        <draw:g>
          <draw:line draw:style-name="gr17" draw:text-style-name="P10" draw:layer="layout" svg:x1="11.251cm" svg:y1="3.01cm" svg:x2="11.251cm" svg:y2="7.015cm">
            <text:p/>
          </draw:line>
          <draw:line draw:style-name="gr17" draw:text-style-name="P10" draw:layer="layout" svg:x1="12.634cm" svg:y1="3.01cm" svg:x2="12.634cm" svg:y2="7.015cm">
            <text:p/>
          </draw:line>
        </draw:g>
        <draw:g>
          <draw:line draw:style-name="gr17" draw:text-style-name="P10" draw:layer="layout" svg:x1="5.37cm" svg:y1="3.011cm" svg:x2="5.37cm" svg:y2="7.016cm">
            <text:p/>
          </draw:line>
          <draw:line draw:style-name="gr17" draw:text-style-name="P10" draw:layer="layout" svg:x1="6.753cm" svg:y1="3.011cm" svg:x2="6.753cm" svg:y2="7.016cm">
            <text:p/>
          </draw:line>
        </draw:g>
        <draw:g>
          <draw:line draw:style-name="gr17" draw:text-style-name="P10" draw:layer="layout" svg:x1="5.38cm" svg:y1="9.37cm" svg:x2="5.38cm" svg:y2="13.375cm">
            <text:p/>
          </draw:line>
          <draw:line draw:style-name="gr17" draw:text-style-name="P10" draw:layer="layout" svg:x1="6.763cm" svg:y1="9.37cm" svg:x2="6.763cm" svg:y2="13.375cm">
            <text:p/>
          </draw:line>
        </draw:g>
        <draw:g>
          <draw:line draw:style-name="gr17" draw:text-style-name="P10" draw:layer="layout" svg:x1="5.381cm" svg:y1="16.01cm" svg:x2="5.381cm" svg:y2="20.015cm">
            <text:p/>
          </draw:line>
          <draw:line draw:style-name="gr17" draw:text-style-name="P10" draw:layer="layout" svg:x1="6.764cm" svg:y1="16.01cm" svg:x2="6.764cm" svg:y2="20.015cm">
            <text:p/>
          </draw:line>
        </draw:g>
        <draw:custom-shape draw:style-name="gr1" draw:text-style-name="P1" draw:layer="layout" svg:width="0.522cm" svg:height="0.519cm" svg:x="15.381cm" svg:y="1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25.901cm" svg:y="1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15.391cm" svg:y="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06cm" svg:height="0.663cm" svg:x="21.254cm" svg:y="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15.517cm" svg:y="1.5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63cm" svg:height="0.625cm" svg:x="17.141cm" svg:y="1.619cm">
          <draw:text-box>
            <text:p text:style-name="P3"><text:span text:style-name="T1">M</text:span><text:span text:style-name="T1">A</text:span><text:span text:style-name="T1">R</text:span><text:span text:style-name="T1">Z</text:span><text:span text:style-name="T1">O</text:span></text:p>
          </draw:text-box>
        </draw:frame>
        <draw:frame draw:style-name="gr19" draw:text-style-name="P4" draw:layer="layout" svg:width="1.361cm" svg:height="0.625cm" svg:x="23.161cm" svg:y="1.619cm">
          <draw:text-box>
            <text:p text:style-name="P3"><text:span text:style-name="T1">A</text:span><text:span text:style-name="T1">B</text:span><text:span text:style-name="T1">R</text:span><text:span text:style-name="T1">I</text:span><text:span text:style-name="T1">L</text:span></text:p>
          </draw:text-box>
        </draw:frame>
        <draw:frame draw:style-name="gr5" draw:text-style-name="P5" draw:layer="layout" svg:width="0.231cm" svg:height="0.31cm" svg:x="15.607cm" svg:y="3.027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16.36cm" svg:y="3.02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15cm" svg:y="3.02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979cm" svg:y="3.027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8.747cm" svg:y="3.027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9.545cm" svg:y="3.027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0.322cm" svg:y="3.027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16.386cm" svg:y="3.789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7.179cm" svg:y="3.789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7.968cm" svg:y="3.789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8.755cm" svg:y="3.789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9.545cm" svg:y="3.789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0.343cm" svg:y="3.789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5.597cm" svg:y="4.551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6.385cm" svg:y="4.551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7.133cm" svg:y="4.551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7.955cm" svg:y="4.551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18.716cm" svg:y="4.551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9.509cm" svg:y="4.551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20.299cm" svg:y="4.551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15.556cm" svg:y="5.312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16.346cm" svg:y="5.312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17.144cm" svg:y="5.312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17.927cm" svg:y="5.312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18.715cm" svg:y="5.312cm">
          <draw:text-box>
            <text:p text:style-name="P3"><text:span text:style-name="T3">1</text:span><text:span text:style-name="T3">8</text:span></text:p>
          </draw:text-box>
        </draw:frame>
        <draw:frame draw:style-name="gr10" draw:text-style-name="P7" draw:layer="layout" svg:width="0.307cm" svg:height="0.31cm" svg:x="19.473cm" svg:y="5.312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20.296cm" svg:y="5.312cm">
          <draw:text-box>
            <text:p text:style-name="P3"><text:span text:style-name="T3">2</text:span><text:span text:style-name="T3">0</text:span></text:p>
          </draw:text-box>
        </draw:frame>
        <draw:frame draw:style-name="gr11" draw:text-style-name="P7" draw:layer="layout" svg:width="0.298cm" svg:height="0.31cm" svg:x="15.527cm" svg:y="6.035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16.321cm" svg:y="6.035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17.11cm" svg:y="6.035cm">
          <draw:text-box>
            <text:p text:style-name="P3"><text:span text:style-name="T3">2</text:span><text:span text:style-name="T3">3</text:span></text:p>
          </draw:text-box>
        </draw:frame>
        <draw:frame draw:style-name="gr11" draw:text-style-name="P7" draw:layer="layout" svg:width="0.298cm" svg:height="0.31cm" svg:x="17.897cm" svg:y="6.035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18.686cm" svg:y="6.035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19.485cm" svg:y="6.035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20.267cm" svg:y="6.035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15.527cm" svg:y="6.797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16.318cm" svg:y="6.797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17.117cm" svg:y="6.794cm">
          <draw:text-box>
            <text:p text:style-name="P3"><text:span text:style-name="T3">3</text:span><text:span text:style-name="T3">0</text:span></text:p>
          </draw:text-box>
        </draw:frame>
        <draw:frame draw:style-name="gr5" draw:text-style-name="P5" draw:layer="layout" svg:width="0.231cm" svg:height="0.31cm" svg:x="21.387cm" svg:y="3.047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2.14cm" svg:y="3.04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2.93cm" svg:y="3.04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3.759cm" svg:y="3.047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24.527cm" svg:y="3.047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25.325cm" svg:y="3.047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6.102cm" svg:y="3.047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24.535cm" svg:y="3.796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25.329cm" svg:y="3.796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6.118cm" svg:y="3.796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21.376cm" svg:y="4.547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22.165cm" svg:y="4.547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2.964cm" svg:y="4.547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23.746cm" svg:y="4.547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24.535cm" svg:y="4.547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25.283cm" svg:y="4.547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6.105cm" svg:y="4.547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21.336cm" svg:y="5.297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22.13cm" svg:y="5.297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22.92cm" svg:y="5.297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23.706cm" svg:y="5.297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24.495cm" svg:y="5.297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25.294cm" svg:y="5.297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26.077cm" svg:y="5.297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21.336cm" svg:y="6.046cm">
          <draw:text-box>
            <text:p text:style-name="P3"><text:span text:style-name="T3">1</text:span><text:span text:style-name="T3">8</text:span></text:p>
          </draw:text-box>
        </draw:frame>
        <draw:frame draw:style-name="gr10" draw:text-style-name="P7" draw:layer="layout" svg:width="0.307cm" svg:height="0.31cm" svg:x="22.094cm" svg:y="6.046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22.916cm" svg:y="6.046cm">
          <draw:text-box>
            <text:p text:style-name="P3"><text:span text:style-name="T3">2</text:span><text:span text:style-name="T3">0</text:span></text:p>
          </draw:text-box>
        </draw:frame>
        <draw:frame draw:style-name="gr11" draw:text-style-name="P7" draw:layer="layout" svg:width="0.298cm" svg:height="0.31cm" svg:x="23.677cm" svg:y="6.046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24.471cm" svg:y="6.046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25.26cm" svg:y="6.046cm">
          <draw:text-box>
            <text:p text:style-name="P3"><text:span text:style-name="T3">2</text:span><text:span text:style-name="T3">3</text:span></text:p>
          </draw:text-box>
        </draw:frame>
        <draw:frame draw:style-name="gr11" draw:text-style-name="P7" draw:layer="layout" svg:width="0.298cm" svg:height="0.31cm" svg:x="26.047cm" svg:y="6.046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21.307cm" svg:y="6.797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22.106cm" svg:y="6.797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22.888cm" svg:y="6.797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23.677cm" svg:y="6.797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24.468cm" svg:y="6.797cm">
          <draw:text-box>
            <text:p text:style-name="P3"><text:span text:style-name="T3">2</text:span><text:span text:style-name="T3">9</text:span></text:p>
          </draw:text-box>
        </draw:frame>
        <draw:custom-shape draw:style-name="gr2" draw:text-style-name="P2" draw:layer="layout" svg:width="5.006cm" svg:height="0.663cm" svg:x="15.517cm" svg:y="7.9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21.302cm" svg:y="7.94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.382cm" svg:height="0.625cm" svg:x="17.383cm" svg:y="7.976cm">
          <draw:text-box>
            <text:p text:style-name="P3"><text:span text:style-name="T1">J</text:span><text:span text:style-name="T1">U</text:span><text:span text:style-name="T1">L</text:span><text:span text:style-name="T1">I</text:span><text:span text:style-name="T1">O</text:span></text:p>
          </draw:text-box>
        </draw:frame>
        <draw:frame draw:style-name="gr21" draw:text-style-name="P4" draw:layer="layout" svg:width="2.085cm" svg:height="0.625cm" svg:x="22.799cm" svg:y="7.976cm">
          <draw:text-box>
            <text:p text:style-name="P3"><text:span text:style-name="T1">A</text:span><text:span text:style-name="T1">G</text:span><text:span text:style-name="T1">O</text:span><text:span text:style-name="T1">S</text:span><text:span text:style-name="T1">T</text:span><text:span text:style-name="T1">O</text:span></text:p>
          </draw:text-box>
        </draw:frame>
        <draw:frame draw:style-name="gr5" draw:text-style-name="P5" draw:layer="layout" svg:width="0.231cm" svg:height="0.31cm" svg:x="21.372cm" svg:y="9.316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2.124cm" svg:y="9.31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2.914cm" svg:y="9.31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3.743cm" svg:y="9.316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24.512cm" svg:y="9.316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25.309cm" svg:y="9.316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6.087cm" svg:y="9.316cm">
          <draw:text-box>
            <text:p text:style-name="P3"><text:span text:style-name="T2">D</text:span></text:p>
          </draw:text-box>
        </draw:frame>
        <draw:frame draw:style-name="gr5" draw:text-style-name="P5" draw:layer="layout" svg:width="0.231cm" svg:height="0.31cm" svg:x="15.585cm" svg:y="9.31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16.338cm" svg:y="9.3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128cm" svg:y="9.3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957cm" svg:y="9.31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8.725cm" svg:y="9.31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9.523cm" svg:y="9.31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0.3cm" svg:y="9.31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18.733cm" svg:y="10.077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9.527cm" svg:y="10.077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0.316cm" svg:y="10.077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5.574cm" svg:y="10.846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6.363cm" svg:y="10.846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17.162cm" svg:y="10.846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7.944cm" svg:y="10.846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8.733cm" svg:y="10.846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9.481cm" svg:y="10.846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0.303cm" svg:y="10.846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15.534cm" svg:y="11.614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6.328cm" svg:y="11.614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17.118cm" svg:y="11.614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17.904cm" svg:y="11.614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18.693cm" svg:y="11.614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19.492cm" svg:y="11.614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20.275cm" svg:y="11.614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15.534cm" svg:y="12.381cm">
          <draw:text-box>
            <text:p text:style-name="P3"><text:span text:style-name="T3">1</text:span><text:span text:style-name="T3">8</text:span></text:p>
          </draw:text-box>
        </draw:frame>
        <draw:frame draw:style-name="gr10" draw:text-style-name="P7" draw:layer="layout" svg:width="0.307cm" svg:height="0.31cm" svg:x="16.292cm" svg:y="12.381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17.114cm" svg:y="12.381cm">
          <draw:text-box>
            <text:p text:style-name="P3"><text:span text:style-name="T3">2</text:span><text:span text:style-name="T3">0</text:span></text:p>
          </draw:text-box>
        </draw:frame>
        <draw:frame draw:style-name="gr11" draw:text-style-name="P7" draw:layer="layout" svg:width="0.298cm" svg:height="0.31cm" svg:x="17.875cm" svg:y="12.381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18.669cm" svg:y="12.381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19.458cm" svg:y="12.381cm">
          <draw:text-box>
            <text:p text:style-name="P3"><text:span text:style-name="T3">2</text:span><text:span text:style-name="T3">3</text:span></text:p>
          </draw:text-box>
        </draw:frame>
        <draw:frame draw:style-name="gr11" draw:text-style-name="P7" draw:layer="layout" svg:width="0.298cm" svg:height="0.31cm" svg:x="20.245cm" svg:y="12.381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15.505cm" svg:y="13.15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16.304cm" svg:y="13.15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17.086cm" svg:y="13.15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17.875cm" svg:y="13.15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18.666cm" svg:y="13.15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19.487cm" svg:y="13.15cm">
          <draw:text-box>
            <text:p text:style-name="P3"><text:span text:style-name="T3">3</text:span><text:span text:style-name="T3">0</text:span></text:p>
          </draw:text-box>
        </draw:frame>
        <draw:line draw:style-name="gr6" draw:text-style-name="P10" draw:layer="layout" svg:x1="13.962cm" svg:y1="20.39cm" svg:x2="27.248cm" svg:y2="20.39cm">
          <text:p/>
        </draw:line>
        <draw:custom-shape draw:style-name="gr2" draw:text-style-name="P2" draw:layer="layout" svg:width="5.006cm" svg:height="0.663cm" svg:x="15.516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21.277cm" svg:y="14.54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855cm" svg:height="0.625cm" svg:x="16.709cm" svg:y="14.609cm">
          <draw:text-box>
            <text:p text:style-name="P3"><text:span text:style-name="T1">N</text:span><text:span text:style-name="T1">O</text:span><text:span text:style-name="T1">V</text:span><text:span text:style-name="T1">I</text:span><text:span text:style-name="T1">E</text:span><text:span text:style-name="T1">M</text:span><text:span text:style-name="T1">B</text:span><text:span text:style-name="T1">R</text:span><text:span text:style-name="T1">E</text:span></text:p>
          </draw:text-box>
        </draw:frame>
        <draw:frame draw:style-name="gr23" draw:text-style-name="P4" draw:layer="layout" svg:width="2.598cm" svg:height="0.625cm" svg:x="22.572cm" svg:y="14.609cm">
          <draw:text-box>
            <text:p text:style-name="P3"><text:span text:style-name="T1">D</text:span><text:span text:style-name="T1">I</text:span><text:span text:style-name="T1">C</text:span><text:span text:style-name="T1">I</text:span><text:span text:style-name="T1">E</text:span><text:span text:style-name="T1">M</text:span><text:span text:style-name="T1">B</text:span><text:span text:style-name="T1">R</text:span><text:span text:style-name="T1">E</text:span></text:p>
          </draw:text-box>
        </draw:frame>
        <draw:frame draw:style-name="gr5" draw:text-style-name="P5" draw:layer="layout" svg:width="0.231cm" svg:height="0.31cm" svg:x="15.593cm" svg:y="15.975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16.346cm" svg:y="15.97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136cm" svg:y="15.97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965cm" svg:y="15.975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8.733cm" svg:y="15.975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9.531cm" svg:y="15.975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0.308cm" svg:y="15.975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16.372cm" svg:y="16.737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7.165cm" svg:y="16.737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7.954cm" svg:y="16.737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8.741cm" svg:y="16.737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9.531cm" svg:y="16.737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0.329cm" svg:y="16.737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5.583cm" svg:y="17.499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6.371cm" svg:y="17.499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7.119cm" svg:y="17.499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7.941cm" svg:y="17.499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18.702cm" svg:y="17.499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9.495cm" svg:y="17.499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20.285cm" svg:y="17.499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15.542cm" svg:y="18.26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16.332cm" svg:y="18.26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17.13cm" svg:y="18.26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17.913cm" svg:y="18.26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18.701cm" svg:y="18.26cm">
          <draw:text-box>
            <text:p text:style-name="P3"><text:span text:style-name="T3">1</text:span><text:span text:style-name="T3">8</text:span></text:p>
          </draw:text-box>
        </draw:frame>
        <draw:frame draw:style-name="gr10" draw:text-style-name="P7" draw:layer="layout" svg:width="0.307cm" svg:height="0.31cm" svg:x="19.459cm" svg:y="18.26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20.282cm" svg:y="18.26cm">
          <draw:text-box>
            <text:p text:style-name="P3"><text:span text:style-name="T3">2</text:span><text:span text:style-name="T3">0</text:span></text:p>
          </draw:text-box>
        </draw:frame>
        <draw:frame draw:style-name="gr11" draw:text-style-name="P7" draw:layer="layout" svg:width="0.298cm" svg:height="0.31cm" svg:x="15.513cm" svg:y="18.983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16.307cm" svg:y="18.983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17.096cm" svg:y="18.983cm">
          <draw:text-box>
            <text:p text:style-name="P3"><text:span text:style-name="T3">2</text:span><text:span text:style-name="T3">3</text:span></text:p>
          </draw:text-box>
        </draw:frame>
        <draw:frame draw:style-name="gr11" draw:text-style-name="P7" draw:layer="layout" svg:width="0.298cm" svg:height="0.31cm" svg:x="17.883cm" svg:y="18.983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18.672cm" svg:y="18.983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19.471cm" svg:y="18.983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20.253cm" svg:y="18.983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15.513cm" svg:y="19.745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16.304cm" svg:y="19.745cm">
          <draw:text-box>
            <text:p text:style-name="P3"><text:span text:style-name="T3">2</text:span><text:span text:style-name="T3">9</text:span></text:p>
          </draw:text-box>
        </draw:frame>
        <draw:frame draw:style-name="gr5" draw:text-style-name="P5" draw:layer="layout" svg:width="0.231cm" svg:height="0.31cm" svg:x="21.371cm" svg:y="15.965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2.123cm" svg:y="15.96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2.913cm" svg:y="15.96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3.742cm" svg:y="15.965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24.511cm" svg:y="15.965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25.308cm" svg:y="15.965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6.086cm" svg:y="15.965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23.729cm" svg:y="16.728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24.522cm" svg:y="16.728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5.312cm" svg:y="16.728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26.098cm" svg:y="16.728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21.359cm" svg:y="17.491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2.158cm" svg:y="17.491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22.94cm" svg:y="17.491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23.728cm" svg:y="17.491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24.477cm" svg:y="17.491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5.298cm" svg:y="17.491cm">
          <draw:text-box>
            <text:p text:style-name="P3"><text:span text:style-name="T3">1</text:span><text:span text:style-name="T3">0</text:span></text:p>
          </draw:text-box>
        </draw:frame>
        <draw:frame draw:style-name="gr9" draw:text-style-name="P7" draw:layer="layout" svg:width="0.296cm" svg:height="0.31cm" svg:x="26.059cm" svg:y="17.491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21.323cm" svg:y="18.254cm">
          <draw:text-box>
            <text:p text:style-name="P3"><text:span text:style-name="T3">1</text:span><text:span text:style-name="T3">2</text:span></text:p>
          </draw:text-box>
        </draw:frame>
        <draw:frame draw:style-name="gr9" draw:text-style-name="P7" draw:layer="layout" svg:width="0.296cm" svg:height="0.31cm" svg:x="22.113cm" svg:y="18.254cm">
          <draw:text-box>
            <text:p text:style-name="P3"><text:span text:style-name="T3">1</text:span><text:span text:style-name="T3">3</text:span></text:p>
          </draw:text-box>
        </draw:frame>
        <draw:frame draw:style-name="gr9" draw:text-style-name="P7" draw:layer="layout" svg:width="0.296cm" svg:height="0.31cm" svg:x="22.899cm" svg:y="18.254cm">
          <draw:text-box>
            <text:p text:style-name="P3"><text:span text:style-name="T3">1</text:span><text:span text:style-name="T3">4</text:span></text:p>
          </draw:text-box>
        </draw:frame>
        <draw:frame draw:style-name="gr9" draw:text-style-name="P7" draw:layer="layout" svg:width="0.296cm" svg:height="0.31cm" svg:x="23.689cm" svg:y="18.254cm">
          <draw:text-box>
            <text:p text:style-name="P3"><text:span text:style-name="T3">1</text:span><text:span text:style-name="T3">5</text:span></text:p>
          </draw:text-box>
        </draw:frame>
        <draw:frame draw:style-name="gr9" draw:text-style-name="P7" draw:layer="layout" svg:width="0.296cm" svg:height="0.31cm" svg:x="24.488cm" svg:y="18.254cm">
          <draw:text-box>
            <text:p text:style-name="P3"><text:span text:style-name="T3">1</text:span><text:span text:style-name="T3">6</text:span></text:p>
          </draw:text-box>
        </draw:frame>
        <draw:frame draw:style-name="gr9" draw:text-style-name="P7" draw:layer="layout" svg:width="0.296cm" svg:height="0.31cm" svg:x="25.27cm" svg:y="18.254cm">
          <draw:text-box>
            <text:p text:style-name="P3"><text:span text:style-name="T3">1</text:span><text:span text:style-name="T3">7</text:span></text:p>
          </draw:text-box>
        </draw:frame>
        <draw:frame draw:style-name="gr9" draw:text-style-name="P7" draw:layer="layout" svg:width="0.296cm" svg:height="0.31cm" svg:x="26.058cm" svg:y="18.254cm">
          <draw:text-box>
            <text:p text:style-name="P3"><text:span text:style-name="T3">1</text:span><text:span text:style-name="T3">8</text:span></text:p>
          </draw:text-box>
        </draw:frame>
        <draw:frame draw:style-name="gr10" draw:text-style-name="P7" draw:layer="layout" svg:width="0.307cm" svg:height="0.31cm" svg:x="21.288cm" svg:y="19.019cm">
          <draw:text-box>
            <text:p text:style-name="P3"><text:span text:style-name="T3">1</text:span><text:span text:style-name="T3">9</text:span></text:p>
          </draw:text-box>
        </draw:frame>
        <draw:frame draw:style-name="gr10" draw:text-style-name="P7" draw:layer="layout" svg:width="0.307cm" svg:height="0.31cm" svg:x="22.11cm" svg:y="19.019cm">
          <draw:text-box>
            <text:p text:style-name="P3"><text:span text:style-name="T3">2</text:span><text:span text:style-name="T3">0</text:span></text:p>
          </draw:text-box>
        </draw:frame>
        <draw:frame draw:style-name="gr11" draw:text-style-name="P7" draw:layer="layout" svg:width="0.298cm" svg:height="0.31cm" svg:x="22.871cm" svg:y="19.019cm">
          <draw:text-box>
            <text:p text:style-name="P3"><text:span text:style-name="T3">2</text:span><text:span text:style-name="T3">1</text:span></text:p>
          </draw:text-box>
        </draw:frame>
        <draw:frame draw:style-name="gr11" draw:text-style-name="P7" draw:layer="layout" svg:width="0.298cm" svg:height="0.31cm" svg:x="23.664cm" svg:y="19.019cm">
          <draw:text-box>
            <text:p text:style-name="P3"><text:span text:style-name="T3">2</text:span><text:span text:style-name="T3">2</text:span></text:p>
          </draw:text-box>
        </draw:frame>
        <draw:frame draw:style-name="gr9" draw:text-style-name="P7" draw:layer="layout" svg:width="0.296cm" svg:height="0.31cm" svg:x="24.454cm" svg:y="19.019cm">
          <draw:text-box>
            <text:p text:style-name="P3"><text:span text:style-name="T3">2</text:span><text:span text:style-name="T3">3</text:span></text:p>
          </draw:text-box>
        </draw:frame>
        <draw:frame draw:style-name="gr11" draw:text-style-name="P7" draw:layer="layout" svg:width="0.298cm" svg:height="0.31cm" svg:x="25.24cm" svg:y="19.019cm">
          <draw:text-box>
            <text:p text:style-name="P3"><text:span text:style-name="T3">2</text:span><text:span text:style-name="T3">4</text:span></text:p>
          </draw:text-box>
        </draw:frame>
        <draw:frame draw:style-name="gr11" draw:text-style-name="P7" draw:layer="layout" svg:width="0.298cm" svg:height="0.31cm" svg:x="26.03cm" svg:y="19.019cm">
          <draw:text-box>
            <text:p text:style-name="P3"><text:span text:style-name="T3">2</text:span><text:span text:style-name="T3">5</text:span></text:p>
          </draw:text-box>
        </draw:frame>
        <draw:frame draw:style-name="gr11" draw:text-style-name="P7" draw:layer="layout" svg:width="0.298cm" svg:height="0.31cm" svg:x="21.299cm" svg:y="19.782cm">
          <draw:text-box>
            <text:p text:style-name="P3"><text:span text:style-name="T3">2</text:span><text:span text:style-name="T3">6</text:span></text:p>
          </draw:text-box>
        </draw:frame>
        <draw:frame draw:style-name="gr11" draw:text-style-name="P7" draw:layer="layout" svg:width="0.298cm" svg:height="0.31cm" svg:x="22.082cm" svg:y="19.782cm">
          <draw:text-box>
            <text:p text:style-name="P3"><text:span text:style-name="T3">2</text:span><text:span text:style-name="T3">7</text:span></text:p>
          </draw:text-box>
        </draw:frame>
        <draw:frame draw:style-name="gr11" draw:text-style-name="P7" draw:layer="layout" svg:width="0.298cm" svg:height="0.31cm" svg:x="22.87cm" svg:y="19.782cm">
          <draw:text-box>
            <text:p text:style-name="P3"><text:span text:style-name="T3">2</text:span><text:span text:style-name="T3">8</text:span></text:p>
          </draw:text-box>
        </draw:frame>
        <draw:frame draw:style-name="gr11" draw:text-style-name="P7" draw:layer="layout" svg:width="0.298cm" svg:height="0.31cm" svg:x="23.661cm" svg:y="19.782cm">
          <draw:text-box>
            <text:p text:style-name="P3"><text:span text:style-name="T3">2</text:span><text:span text:style-name="T3">9</text:span></text:p>
          </draw:text-box>
        </draw:frame>
        <draw:frame draw:style-name="gr11" draw:text-style-name="P7" draw:layer="layout" svg:width="0.298cm" svg:height="0.31cm" svg:x="24.482cm" svg:y="19.782cm">
          <draw:text-box>
            <text:p text:style-name="P3"><text:span text:style-name="T3">3</text:span><text:span text:style-name="T3">0</text:span></text:p>
          </draw:text-box>
        </draw:frame>
        <draw:frame draw:style-name="gr11" draw:text-style-name="P7" draw:layer="layout" svg:width="0.298cm" svg:height="0.31cm" svg:x="17.897cm" svg:y="6.795cm">
          <draw:text-box>
            <text:p text:style-name="P3"><text:span text:style-name="T3">3</text:span><text:span text:style-name="T3">1</text:span></text:p>
          </draw:text-box>
        </draw:frame>
        <draw:frame draw:style-name="gr11" draw:text-style-name="P7" draw:layer="layout" svg:width="0.298cm" svg:height="0.31cm" svg:x="25.26cm" svg:y="6.795cm">
          <draw:text-box>
            <text:p text:style-name="P3"><text:span text:style-name="T3">3</text:span><text:span text:style-name="T3">0</text:span></text:p>
          </draw:text-box>
        </draw:frame>
        <draw:frame draw:style-name="gr9" draw:text-style-name="P7" draw:layer="layout" svg:width="0.296cm" svg:height="0.31cm" svg:x="20.241cm" svg:y="13.15cm">
          <draw:text-box>
            <text:p text:style-name="P3"><text:span text:style-name="T3">3</text:span><text:span text:style-name="T3">1</text:span></text:p>
          </draw:text-box>
        </draw:frame>
        <draw:frame draw:style-name="gr24" draw:text-style-name="P7" draw:layer="layout" svg:width="0.231cm" svg:height="0.317cm" svg:x="21.389cm" svg:y="10.075cm">
          <draw:text-box>
            <text:p text:style-name="P3"><text:span text:style-name="T3">1</text:span></text:p>
          </draw:text-box>
        </draw:frame>
        <draw:frame draw:style-name="gr24" draw:text-style-name="P7" draw:layer="layout" svg:width="0.231cm" svg:height="0.317cm" svg:x="22.15cm" svg:y="10.075cm">
          <draw:text-box>
            <text:p text:style-name="P3"><text:span text:style-name="T3">2</text:span></text:p>
          </draw:text-box>
        </draw:frame>
        <draw:frame draw:style-name="gr24" draw:text-style-name="P7" draw:layer="layout" svg:width="0.231cm" svg:height="0.317cm" svg:x="22.943cm" svg:y="10.075cm">
          <draw:text-box>
            <text:p text:style-name="P3"><text:span text:style-name="T3">3</text:span></text:p>
          </draw:text-box>
        </draw:frame>
        <draw:frame draw:style-name="gr24" draw:text-style-name="P7" draw:layer="layout" svg:width="0.231cm" svg:height="0.317cm" svg:x="23.732cm" svg:y="10.075cm">
          <draw:text-box>
            <text:p text:style-name="P3"><text:span text:style-name="T3">4</text:span></text:p>
          </draw:text-box>
        </draw:frame>
        <draw:frame draw:style-name="gr24" draw:text-style-name="P7" draw:layer="layout" svg:width="0.231cm" svg:height="0.317cm" svg:x="24.519cm" svg:y="10.075cm">
          <draw:text-box>
            <text:p text:style-name="P3"><text:span text:style-name="T3">5</text:span></text:p>
          </draw:text-box>
        </draw:frame>
        <draw:frame draw:style-name="gr24" draw:text-style-name="P7" draw:layer="layout" svg:width="0.231cm" svg:height="0.317cm" svg:x="25.309cm" svg:y="10.075cm">
          <draw:text-box>
            <text:p text:style-name="P3"><text:span text:style-name="T3">6</text:span></text:p>
          </draw:text-box>
        </draw:frame>
        <draw:frame draw:style-name="gr24" draw:text-style-name="P7" draw:layer="layout" svg:width="0.231cm" svg:height="0.317cm" svg:x="26.107cm" svg:y="10.075cm">
          <draw:text-box>
            <text:p text:style-name="P3"><text:span text:style-name="T3">7</text:span></text:p>
          </draw:text-box>
        </draw:frame>
        <draw:frame draw:style-name="gr25" draw:text-style-name="P7" draw:layer="layout" svg:width="0.231cm" svg:height="0.316cm" svg:x="21.361cm" svg:y="10.854cm">
          <draw:text-box>
            <text:p text:style-name="P3"><text:span text:style-name="T3">8</text:span></text:p>
          </draw:text-box>
        </draw:frame>
        <draw:frame draw:style-name="gr25" draw:text-style-name="P7" draw:layer="layout" svg:width="0.231cm" svg:height="0.316cm" svg:x="22.149cm" svg:y="10.854cm">
          <draw:text-box>
            <text:p text:style-name="P3"><text:span text:style-name="T3">9</text:span></text:p>
          </draw:text-box>
        </draw:frame>
        <draw:frame draw:style-name="gr26" draw:text-style-name="P7" draw:layer="layout" svg:width="0.296cm" svg:height="0.316cm" svg:x="22.897cm" svg:y="10.854cm">
          <draw:text-box>
            <text:p text:style-name="P3"><text:span text:style-name="T3">1</text:span><text:span text:style-name="T3">0</text:span></text:p>
          </draw:text-box>
        </draw:frame>
        <draw:frame draw:style-name="gr26" draw:text-style-name="P7" draw:layer="layout" svg:width="0.296cm" svg:height="0.316cm" svg:x="23.719cm" svg:y="10.854cm">
          <draw:text-box>
            <text:p text:style-name="P3"><text:span text:style-name="T3">11</text:span></text:p>
          </draw:text-box>
        </draw:frame>
        <draw:frame draw:style-name="gr26" draw:text-style-name="P7" draw:layer="layout" svg:width="0.296cm" svg:height="0.316cm" svg:x="24.48cm" svg:y="10.854cm">
          <draw:text-box>
            <text:p text:style-name="P3"><text:span text:style-name="T3">1</text:span><text:span text:style-name="T3">2</text:span></text:p>
          </draw:text-box>
        </draw:frame>
        <draw:frame draw:style-name="gr26" draw:text-style-name="P7" draw:layer="layout" svg:width="0.296cm" svg:height="0.316cm" svg:x="25.273cm" svg:y="10.854cm">
          <draw:text-box>
            <text:p text:style-name="P3"><text:span text:style-name="T3">1</text:span><text:span text:style-name="T3">3</text:span></text:p>
          </draw:text-box>
        </draw:frame>
        <draw:frame draw:style-name="gr26" draw:text-style-name="P7" draw:layer="layout" svg:width="0.296cm" svg:height="0.316cm" svg:x="26.063cm" svg:y="10.854cm">
          <draw:text-box>
            <text:p text:style-name="P3"><text:span text:style-name="T3">1</text:span><text:span text:style-name="T3">4</text:span></text:p>
          </draw:text-box>
        </draw:frame>
        <draw:frame draw:style-name="gr27" draw:text-style-name="P7" draw:layer="layout" svg:width="0.296cm" svg:height="0.317cm" svg:x="21.32cm" svg:y="11.631cm">
          <draw:text-box>
            <text:p text:style-name="P3"><text:span text:style-name="T3">1</text:span><text:span text:style-name="T3">5</text:span></text:p>
          </draw:text-box>
        </draw:frame>
        <draw:frame draw:style-name="gr27" draw:text-style-name="P7" draw:layer="layout" svg:width="0.296cm" svg:height="0.317cm" svg:x="22.11cm" svg:y="11.631cm">
          <draw:text-box>
            <text:p text:style-name="P3"><text:span text:style-name="T3">1</text:span><text:span text:style-name="T3">6</text:span></text:p>
          </draw:text-box>
        </draw:frame>
        <draw:frame draw:style-name="gr27" draw:text-style-name="P7" draw:layer="layout" svg:width="0.296cm" svg:height="0.317cm" svg:x="22.908cm" svg:y="11.631cm">
          <draw:text-box>
            <text:p text:style-name="P3"><text:span text:style-name="T3">1</text:span><text:span text:style-name="T3">7</text:span></text:p>
          </draw:text-box>
        </draw:frame>
        <draw:frame draw:style-name="gr27" draw:text-style-name="P7" draw:layer="layout" svg:width="0.296cm" svg:height="0.317cm" svg:x="23.691cm" svg:y="11.631cm">
          <draw:text-box>
            <text:p text:style-name="P3"><text:span text:style-name="T3">1</text:span><text:span text:style-name="T3">8</text:span></text:p>
          </draw:text-box>
        </draw:frame>
        <draw:frame draw:style-name="gr27" draw:text-style-name="P7" draw:layer="layout" svg:width="0.296cm" svg:height="0.317cm" svg:x="24.479cm" svg:y="11.631cm">
          <draw:text-box>
            <text:p text:style-name="P3"><text:span text:style-name="T3">1</text:span><text:span text:style-name="T3">9</text:span></text:p>
          </draw:text-box>
        </draw:frame>
        <draw:frame draw:style-name="gr28" draw:text-style-name="P7" draw:layer="layout" svg:width="0.307cm" svg:height="0.317cm" svg:x="25.237cm" svg:y="11.631cm">
          <draw:text-box>
            <text:p text:style-name="P3"><text:span text:style-name="T3">2</text:span><text:span text:style-name="T3">0</text:span></text:p>
          </draw:text-box>
        </draw:frame>
        <draw:frame draw:style-name="gr27" draw:text-style-name="P7" draw:layer="layout" svg:width="0.296cm" svg:height="0.317cm" svg:x="26.06cm" svg:y="11.631cm">
          <draw:text-box>
            <text:p text:style-name="P3"><text:span text:style-name="T3">2</text:span><text:span text:style-name="T3">1</text:span></text:p>
          </draw:text-box>
        </draw:frame>
        <draw:frame draw:style-name="gr29" draw:text-style-name="P7" draw:layer="layout" svg:width="0.298cm" svg:height="0.316cm" svg:x="21.291cm" svg:y="12.37cm">
          <draw:text-box>
            <text:p text:style-name="P3"><text:span text:style-name="T3">2</text:span><text:span text:style-name="T3">2</text:span></text:p>
          </draw:text-box>
        </draw:frame>
        <draw:frame draw:style-name="gr26" draw:text-style-name="P7" draw:layer="layout" svg:width="0.296cm" svg:height="0.316cm" svg:x="22.085cm" svg:y="12.37cm">
          <draw:text-box>
            <text:p text:style-name="P3"><text:span text:style-name="T3">2</text:span><text:span text:style-name="T3">3</text:span></text:p>
          </draw:text-box>
        </draw:frame>
        <draw:frame draw:style-name="gr26" draw:text-style-name="P7" draw:layer="layout" svg:width="0.296cm" svg:height="0.316cm" svg:x="22.874cm" svg:y="12.37cm">
          <draw:text-box>
            <text:p text:style-name="P3"><text:span text:style-name="T3">2</text:span><text:span text:style-name="T3">4</text:span></text:p>
          </draw:text-box>
        </draw:frame>
        <draw:frame draw:style-name="gr29" draw:text-style-name="P7" draw:layer="layout" svg:width="0.298cm" svg:height="0.316cm" svg:x="23.661cm" svg:y="12.37cm">
          <draw:text-box>
            <text:p text:style-name="P3"><text:span text:style-name="T3">2</text:span><text:span text:style-name="T3">5</text:span></text:p>
          </draw:text-box>
        </draw:frame>
        <draw:frame draw:style-name="gr29" draw:text-style-name="P7" draw:layer="layout" svg:width="0.298cm" svg:height="0.316cm" svg:x="24.45cm" svg:y="12.37cm">
          <draw:text-box>
            <text:p text:style-name="P3"><text:span text:style-name="T3">2</text:span><text:span text:style-name="T3">6</text:span></text:p>
          </draw:text-box>
        </draw:frame>
        <draw:frame draw:style-name="gr26" draw:text-style-name="P7" draw:layer="layout" svg:width="0.296cm" svg:height="0.316cm" svg:x="25.249cm" svg:y="12.37cm">
          <draw:text-box>
            <text:p text:style-name="P3"><text:span text:style-name="T3">2</text:span><text:span text:style-name="T3">7</text:span></text:p>
          </draw:text-box>
        </draw:frame>
        <draw:frame draw:style-name="gr29" draw:text-style-name="P7" draw:layer="layout" svg:width="0.298cm" svg:height="0.316cm" svg:x="26.031cm" svg:y="12.37cm">
          <draw:text-box>
            <text:p text:style-name="P3"><text:span text:style-name="T3">2</text:span><text:span text:style-name="T3">8</text:span></text:p>
          </draw:text-box>
        </draw:frame>
        <draw:frame draw:style-name="gr30" draw:text-style-name="P7" draw:layer="layout" svg:width="0.298cm" svg:height="0.317cm" svg:x="21.291cm" svg:y="13.148cm">
          <draw:text-box>
            <text:p text:style-name="P3"><text:span text:style-name="T3">2</text:span><text:span text:style-name="T3">9</text:span></text:p>
          </draw:text-box>
        </draw:frame>
        <draw:frame draw:style-name="gr30" draw:text-style-name="P7" draw:layer="layout" svg:width="0.298cm" svg:height="0.317cm" svg:x="22.082cm" svg:y="13.148cm">
          <draw:text-box>
            <text:p text:style-name="P3"><text:span text:style-name="T3">3</text:span><text:span text:style-name="T3">0</text:span></text:p>
          </draw:text-box>
        </draw:frame>
        <draw:frame draw:style-name="gr26" draw:text-style-name="P7" draw:layer="layout" svg:width="0.296cm" svg:height="0.316cm" svg:x="22.874cm" svg:y="13.145cm">
          <draw:text-box>
            <text:p text:style-name="P3"><text:span text:style-name="T3">3</text:span><text:span text:style-name="T3">1</text:span></text:p>
          </draw:text-box>
        </draw:frame>
        <draw:frame draw:style-name="gr11" draw:text-style-name="P7" draw:layer="layout" svg:width="0.298cm" svg:height="0.31cm" svg:x="17.096cm" svg:y="19.749cm">
          <draw:text-box>
            <text:p text:style-name="P3"><text:span text:style-name="T3">3</text:span><text:span text:style-name="T3">0</text:span></text:p>
          </draw:text-box>
        </draw:frame>
        <draw:frame draw:style-name="gr11" draw:text-style-name="P7" draw:layer="layout" svg:width="0.298cm" svg:height="0.31cm" svg:x="25.24cm" svg:y="19.785cm">
          <draw:text-box>
            <text:p text:style-name="P3"><text:span text:style-name="T3">3</text:span><text:span text:style-name="T3">1</text:span></text:p>
          </draw:text-box>
        </draw:frame>
        <draw:line draw:style-name="gr17" draw:text-style-name="P10" draw:layer="layout" svg:x1="25.072cm" svg:y1="16.012cm" svg:x2="25.072cm" svg:y2="20.017cm">
          <text:p/>
        </draw:line>
        <draw:line draw:style-name="gr17" draw:text-style-name="P10" draw:layer="layout" svg:x1="26.455cm" svg:y1="16.012cm" svg:x2="26.455cm" svg:y2="20.017cm">
          <text:p/>
        </draw:line>
        <draw:g>
          <draw:line draw:style-name="gr17" draw:text-style-name="P10" draw:layer="layout" svg:x1="25.078cm" svg:y1="9.374cm" svg:x2="25.078cm" svg:y2="13.379cm">
            <text:p/>
          </draw:line>
          <draw:line draw:style-name="gr17" draw:text-style-name="P10" draw:layer="layout" svg:x1="26.461cm" svg:y1="9.374cm" svg:x2="26.461cm" svg:y2="13.379cm">
            <text:p/>
          </draw:line>
        </draw:g>
        <draw:g>
          <draw:line draw:style-name="gr17" draw:text-style-name="P10" draw:layer="layout" svg:x1="25.084cm" svg:y1="3.106cm" svg:x2="25.084cm" svg:y2="7.111cm">
            <text:p/>
          </draw:line>
          <draw:line draw:style-name="gr17" draw:text-style-name="P10" draw:layer="layout" svg:x1="26.467cm" svg:y1="3.106cm" svg:x2="26.467cm" svg:y2="7.111cm">
            <text:p/>
          </draw:line>
        </draw:g>
        <draw:g>
          <draw:line draw:style-name="gr17" draw:text-style-name="P10" draw:layer="layout" svg:x1="19.285cm" svg:y1="3.107cm" svg:x2="19.285cm" svg:y2="7.112cm">
            <text:p/>
          </draw:line>
          <draw:line draw:style-name="gr17" draw:text-style-name="P10" draw:layer="layout" svg:x1="20.668cm" svg:y1="3.107cm" svg:x2="20.668cm" svg:y2="7.112cm">
            <text:p/>
          </draw:line>
        </draw:g>
        <draw:g>
          <draw:line draw:style-name="gr17" draw:text-style-name="P10" draw:layer="layout" svg:x1="19.286cm" svg:y1="9.365cm" svg:x2="19.286cm" svg:y2="13.37cm">
            <text:p/>
          </draw:line>
          <draw:line draw:style-name="gr17" draw:text-style-name="P10" draw:layer="layout" svg:x1="20.669cm" svg:y1="9.365cm" svg:x2="20.669cm" svg:y2="13.37cm">
            <text:p/>
          </draw:line>
        </draw:g>
        <draw:g>
          <draw:line draw:style-name="gr17" draw:text-style-name="P10" draw:layer="layout" svg:x1="19.287cm" svg:y1="16.035cm" svg:x2="19.287cm" svg:y2="20.04cm">
            <text:p/>
          </draw:line>
          <draw:line draw:style-name="gr17" draw:text-style-name="P10" draw:layer="layout" svg:x1="20.67cm" svg:y1="16.035cm" svg:x2="20.67cm" svg:y2="20.04cm">
            <text:p/>
          </draw:line>
        </draw:g>
        <draw:line draw:style-name="gr6" draw:text-style-name="P10" draw:layer="layout" svg:x1="13.957cm" svg:y1="1.271cm" svg:x2="27.243cm" svg:y2="1.271cm">
          <text:p/>
        </draw:line>
        <draw:frame draw:style-name="gr31" draw:text-style-name="P8" draw:layer="layout" svg:width="1.086cm" svg:height="0.497cm" svg:x="25.511cm" svg:y="0.71cm">
          <draw:text-box>
            <text:p text:style-name="P3"><text:span text:style-name="T4">2</text:span><text:span text:style-name="T4">0</text:span><text:span text:style-name="T4">2</text:span><text:span text:style-name="T4">2</text:span></text:p>
          </draw:text-box>
        </draw:frame>
      </draw:page>
      <draw:page draw:name="page2" draw:style-name="dp1" draw:master-page-name="master-page34">
        <draw:g>
          <draw:custom-shape draw:style-name="gr32" draw:text-style-name="P2" draw:layer="layout" svg:width="3.192cm" svg:height="0.574cm" svg:x="1.6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6.0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10.3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11" draw:layer="layout" svg:width="2.415cm" svg:height="0.398cm" svg:x="1.365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.366cm" svg:y="1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4" draw:text-style-name="P12" draw:layer="layout" svg:width="1.094cm" svg:height="0.533cm" svg:x="2.55cm" svg:y="1.408cm">
          <draw:text-box>
            <text:p text:style-name="P3"><text:span text:style-name="T6">E</text:span><text:span text:style-name="T6">n</text:span><text:span text:style-name="T6">e</text:span><text:span text:style-name="T6">r</text:span><text:span text:style-name="T6">o</text:span></text:p>
          </draw:text-box>
        </draw:frame>
        <draw:frame draw:style-name="gr35" draw:text-style-name="P13" draw:layer="layout" svg:width="4.841cm" svg:height="0.776cm" svg:x="0.92cm" svg:y="0.698cm">
          <draw:text-box>
            <text:p text:style-name="P3"><text:span text:style-name="T7">P</text:span><text:span text:style-name="T7">l</text:span><text:span text:style-name="T7">a</text:span><text:span text:style-name="T7">n</text:span><text:span text:style-name="T7">e</text:span><text:span text:style-name="T7">a</text:span><text:span text:style-name="T7">c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u</text:span><text:span text:style-name="T7">a</text:span><text:span text:style-name="T7">l</text:span></text:p>
          </draw:text-box>
        </draw:frame>
        <draw:frame draw:style-name="gr36" draw:text-style-name="P14" draw:layer="layout" svg:width="0.562cm" svg:height="0.617cm" svg:x="1.002cm" svg:y="2.131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1.002cm" svg:y="2.735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1.002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.002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.002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.002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.002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.002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.002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.002cm" svg:y="7.574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1.002cm" svg:y="8.179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0.967cm" svg:y1="2.48cm" svg:x2="5.156cm" svg:y2="2.48cm">
          <text:p/>
        </draw:line>
        <draw:line draw:style-name="gr46" draw:text-style-name="P10" draw:layer="layout" svg:x1="0.967cm" svg:y1="3.084cm" svg:x2="5.157cm" svg:y2="3.084cm">
          <text:p/>
        </draw:line>
        <draw:line draw:style-name="gr46" draw:text-style-name="P10" draw:layer="layout" svg:x1="0.967cm" svg:y1="3.688cm" svg:x2="5.157cm" svg:y2="3.688cm">
          <text:p/>
        </draw:line>
        <draw:line draw:style-name="gr46" draw:text-style-name="P10" draw:layer="layout" svg:x1="0.967cm" svg:y1="4.29cm" svg:x2="5.157cm" svg:y2="4.29cm">
          <text:p/>
        </draw:line>
        <draw:line draw:style-name="gr46" draw:text-style-name="P10" draw:layer="layout" svg:x1="0.967cm" svg:y1="4.895cm" svg:x2="5.157cm" svg:y2="4.895cm">
          <text:p/>
        </draw:line>
        <draw:line draw:style-name="gr46" draw:text-style-name="P10" draw:layer="layout" svg:x1="0.967cm" svg:y1="5.5cm" svg:x2="5.157cm" svg:y2="5.5cm">
          <text:p/>
        </draw:line>
        <draw:line draw:style-name="gr46" draw:text-style-name="P10" draw:layer="layout" svg:x1="0.967cm" svg:y1="6.103cm" svg:x2="5.157cm" svg:y2="6.103cm">
          <text:p/>
        </draw:line>
        <draw:line draw:style-name="gr46" draw:text-style-name="P10" draw:layer="layout" svg:x1="0.967cm" svg:y1="6.706cm" svg:x2="5.157cm" svg:y2="6.706cm">
          <text:p/>
        </draw:line>
        <draw:line draw:style-name="gr46" draw:text-style-name="P10" draw:layer="layout" svg:x1="0.967cm" svg:y1="7.309cm" svg:x2="5.157cm" svg:y2="7.309cm">
          <text:p/>
        </draw:line>
        <draw:line draw:style-name="gr46" draw:text-style-name="P10" draw:layer="layout" svg:x1="0.967cm" svg:y1="7.922cm" svg:x2="5.157cm" svg:y2="7.922cm">
          <text:p/>
        </draw:line>
        <draw:line draw:style-name="gr46" draw:text-style-name="P10" draw:layer="layout" svg:x1="0.967cm" svg:y1="8.526cm" svg:x2="5.157cm" svg:y2="8.526cm">
          <text:p/>
        </draw:line>
        <draw:frame draw:style-name="gr47" draw:text-style-name="P14" draw:layer="layout" svg:width="0.563cm" svg:height="0.617cm" svg:x="1.003cm" svg:y="8.783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1.003cm" svg:y="9.389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1.003cm" svg:y="9.993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1.003cm" svg:y="10.598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1.003cm" svg:y="11.203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1.003cm" svg:y="11.808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1.003cm" svg:y="12.412cm">
          <draw:text-box>
            <text:p text:style-name="P3"><text:span text:style-name="T8">1</text:span><text:span text:style-name="T8">8</text:span></text:p>
          </draw:text-box>
        </draw:frame>
        <draw:frame draw:style-name="gr54" draw:text-style-name="P14" draw:layer="layout" svg:width="0.479cm" svg:height="0.617cm" svg:x="1.003cm" svg:y="13.016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1.003cm" svg:y="13.622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1.003cm" svg:y="14.226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1.003cm" svg:y="14.83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0.969cm" svg:y1="9.131cm" svg:x2="5.158cm" svg:y2="9.131cm">
          <text:p/>
        </draw:line>
        <draw:line draw:style-name="gr46" draw:text-style-name="P10" draw:layer="layout" svg:x1="0.969cm" svg:y1="9.734cm" svg:x2="5.159cm" svg:y2="9.734cm">
          <text:p/>
        </draw:line>
        <draw:line draw:style-name="gr46" draw:text-style-name="P10" draw:layer="layout" svg:x1="0.969cm" svg:y1="10.339cm" svg:x2="5.159cm" svg:y2="10.339cm">
          <text:p/>
        </draw:line>
        <draw:line draw:style-name="gr46" draw:text-style-name="P10" draw:layer="layout" svg:x1="0.969cm" svg:y1="10.941cm" svg:x2="5.159cm" svg:y2="10.941cm">
          <text:p/>
        </draw:line>
        <draw:line draw:style-name="gr46" draw:text-style-name="P10" draw:layer="layout" svg:x1="0.969cm" svg:y1="11.546cm" svg:x2="5.159cm" svg:y2="11.546cm">
          <text:p/>
        </draw:line>
        <draw:line draw:style-name="gr46" draw:text-style-name="P10" draw:layer="layout" svg:x1="0.969cm" svg:y1="12.151cm" svg:x2="5.159cm" svg:y2="12.151cm">
          <text:p/>
        </draw:line>
        <draw:line draw:style-name="gr46" draw:text-style-name="P10" draw:layer="layout" svg:x1="0.969cm" svg:y1="12.754cm" svg:x2="5.159cm" svg:y2="12.754cm">
          <text:p/>
        </draw:line>
        <draw:line draw:style-name="gr46" draw:text-style-name="P10" draw:layer="layout" svg:x1="0.969cm" svg:y1="13.357cm" svg:x2="5.159cm" svg:y2="13.357cm">
          <text:p/>
        </draw:line>
        <draw:line draw:style-name="gr46" draw:text-style-name="P10" draw:layer="layout" svg:x1="0.969cm" svg:y1="13.96cm" svg:x2="5.159cm" svg:y2="13.96cm">
          <text:p/>
        </draw:line>
        <draw:line draw:style-name="gr46" draw:text-style-name="P10" draw:layer="layout" svg:x1="0.969cm" svg:y1="14.573cm" svg:x2="5.159cm" svg:y2="14.573cm">
          <text:p/>
        </draw:line>
        <draw:line draw:style-name="gr46" draw:text-style-name="P10" draw:layer="layout" svg:x1="0.969cm" svg:y1="15.177cm" svg:x2="5.159cm" svg:y2="15.177cm">
          <text:p/>
        </draw:line>
        <draw:line draw:style-name="gr46" draw:text-style-name="P10" draw:layer="layout" svg:x1="0.969cm" svg:y1="15.784cm" svg:x2="5.158cm" svg:y2="15.784cm">
          <text:p/>
        </draw:line>
        <draw:line draw:style-name="gr46" draw:text-style-name="P10" draw:layer="layout" svg:x1="0.969cm" svg:y1="16.387cm" svg:x2="5.159cm" svg:y2="16.387cm">
          <text:p/>
        </draw:line>
        <draw:line draw:style-name="gr46" draw:text-style-name="P10" draw:layer="layout" svg:x1="0.969cm" svg:y1="16.992cm" svg:x2="5.159cm" svg:y2="16.992cm">
          <text:p/>
        </draw:line>
        <draw:line draw:style-name="gr46" draw:text-style-name="P10" draw:layer="layout" svg:x1="0.969cm" svg:y1="17.593cm" svg:x2="5.159cm" svg:y2="17.593cm">
          <text:p/>
        </draw:line>
        <draw:line draw:style-name="gr46" draw:text-style-name="P10" draw:layer="layout" svg:x1="0.969cm" svg:y1="18.198cm" svg:x2="5.159cm" svg:y2="18.198cm">
          <text:p/>
        </draw:line>
        <draw:line draw:style-name="gr46" draw:text-style-name="P10" draw:layer="layout" svg:x1="0.969cm" svg:y1="18.803cm" svg:x2="5.159cm" svg:y2="18.803cm">
          <text:p/>
        </draw:line>
        <draw:line draw:style-name="gr46" draw:text-style-name="P10" draw:layer="layout" svg:x1="0.969cm" svg:y1="19.406cm" svg:x2="5.159cm" svg:y2="19.406cm">
          <text:p/>
        </draw:line>
        <draw:line draw:style-name="gr46" draw:text-style-name="P10" draw:layer="layout" svg:x1="0.969cm" svg:y1="20.01cm" svg:x2="5.159cm" svg:y2="20.01cm">
          <text:p/>
        </draw:line>
        <draw:line draw:style-name="gr46" draw:text-style-name="P10" draw:layer="layout" svg:x1="0.969cm" svg:y1="20.613cm" svg:x2="5.159cm" svg:y2="20.613cm">
          <text:p/>
        </draw:line>
        <draw:frame draw:style-name="gr49" draw:text-style-name="P14" draw:layer="layout" svg:width="0.411cm" svg:height="0.617cm" svg:x="1.004cm" svg:y="15.436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1.004cm" svg:y="16.041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1.004cm" svg:y="16.642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1.004cm" svg:y="17.248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1.004cm" svg:y="17.85cm">
          <draw:text-box>
            <text:p text:style-name="P3"><text:span text:style-name="T8">2</text:span><text:span text:style-name="T8">7</text:span></text:p>
          </draw:text-box>
        </draw:frame>
        <draw:frame draw:style-name="gr60" draw:text-style-name="P14" draw:layer="layout" svg:width="0.478cm" svg:height="0.617cm" svg:x="1.004cm" svg:y="18.453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1.004cm" svg:y="19.064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1.004cm" svg:y="19.67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1.004cm" svg:y="20.274cm">
          <draw:text-box>
            <text:p text:style-name="P3"><text:span text:style-name="T8">3</text:span><text:span text:style-name="T8">1</text:span></text:p>
          </draw:text-box>
        </draw:frame>
        <draw:frame draw:style-name="gr36" draw:text-style-name="P14" draw:layer="layout" svg:width="0.562cm" svg:height="0.617cm" svg:x="5.408cm" svg:y="2.131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48" draw:text-style-name="P14" draw:layer="layout" svg:width="0.552cm" svg:height="0.617cm" svg:x="5.408cm" svg:y="2.735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5.408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5.408cm" svg:y="3.943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5.408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5.408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5.408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5.408cm" svg:y="6.357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5.408cm" svg:y="6.969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5.408cm" svg:y="7.574cm">
          <draw:text-box>
            <text:p text:style-name="P3"><text:span text:style-name="T8">1</text:span><text:span text:style-name="T8">0</text:span></text:p>
          </draw:text-box>
        </draw:frame>
        <draw:frame draw:style-name="gr57" draw:text-style-name="P14" draw:layer="layout" svg:width="0.461cm" svg:height="0.617cm" svg:x="5.408cm" svg:y="8.179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5.373cm" svg:y1="2.48cm" svg:x2="9.562cm" svg:y2="2.48cm">
          <text:p/>
        </draw:line>
        <draw:line draw:style-name="gr46" draw:text-style-name="P10" draw:layer="layout" svg:x1="5.373cm" svg:y1="3.084cm" svg:x2="9.563cm" svg:y2="3.084cm">
          <text:p/>
        </draw:line>
        <draw:line draw:style-name="gr46" draw:text-style-name="P10" draw:layer="layout" svg:x1="5.373cm" svg:y1="3.688cm" svg:x2="9.563cm" svg:y2="3.688cm">
          <text:p/>
        </draw:line>
        <draw:line draw:style-name="gr46" draw:text-style-name="P10" draw:layer="layout" svg:x1="5.373cm" svg:y1="4.29cm" svg:x2="9.563cm" svg:y2="4.29cm">
          <text:p/>
        </draw:line>
        <draw:line draw:style-name="gr46" draw:text-style-name="P10" draw:layer="layout" svg:x1="5.373cm" svg:y1="4.895cm" svg:x2="9.563cm" svg:y2="4.895cm">
          <text:p/>
        </draw:line>
        <draw:line draw:style-name="gr46" draw:text-style-name="P10" draw:layer="layout" svg:x1="5.373cm" svg:y1="5.5cm" svg:x2="9.563cm" svg:y2="5.5cm">
          <text:p/>
        </draw:line>
        <draw:line draw:style-name="gr46" draw:text-style-name="P10" draw:layer="layout" svg:x1="5.373cm" svg:y1="6.103cm" svg:x2="9.563cm" svg:y2="6.103cm">
          <text:p/>
        </draw:line>
        <draw:line draw:style-name="gr46" draw:text-style-name="P10" draw:layer="layout" svg:x1="5.373cm" svg:y1="6.706cm" svg:x2="9.563cm" svg:y2="6.706cm">
          <text:p/>
        </draw:line>
        <draw:line draw:style-name="gr46" draw:text-style-name="P10" draw:layer="layout" svg:x1="5.373cm" svg:y1="7.309cm" svg:x2="9.563cm" svg:y2="7.309cm">
          <text:p/>
        </draw:line>
        <draw:line draw:style-name="gr46" draw:text-style-name="P10" draw:layer="layout" svg:x1="5.373cm" svg:y1="7.922cm" svg:x2="9.563cm" svg:y2="7.922cm">
          <text:p/>
        </draw:line>
        <draw:line draw:style-name="gr46" draw:text-style-name="P10" draw:layer="layout" svg:x1="5.373cm" svg:y1="8.526cm" svg:x2="9.563cm" svg:y2="8.526cm">
          <text:p/>
        </draw:line>
        <draw:frame draw:style-name="gr36" draw:text-style-name="P14" draw:layer="layout" svg:width="0.562cm" svg:height="0.617cm" svg:x="5.41cm" svg:y="8.783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37" draw:text-style-name="P14" draw:layer="layout" svg:width="0.551cm" svg:height="0.617cm" svg:x="5.41cm" svg:y="9.389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38" draw:text-style-name="P14" draw:layer="layout" svg:width="0.41cm" svg:height="0.617cm" svg:x="5.41cm" svg:y="9.993cm">
          <draw:text-box>
            <text:p text:style-name="P3"><text:span text:style-name="T8">1</text:span><text:span text:style-name="T8">4</text:span></text:p>
          </draw:text-box>
        </draw:frame>
        <draw:frame draw:style-name="gr62" draw:text-style-name="P14" draw:layer="layout" svg:width="0.482cm" svg:height="0.616cm" svg:x="5.41cm" svg:y="10.598cm">
          <draw:text-box>
            <text:p text:style-name="P3"><text:span text:style-name="T8">1</text:span><text:span text:style-name="T8">5</text:span></text:p>
          </draw:text-box>
        </draw:frame>
        <draw:frame draw:style-name="gr63" draw:text-style-name="P14" draw:layer="layout" svg:width="0.471cm" svg:height="0.616cm" svg:x="5.41cm" svg:y="11.203cm">
          <draw:text-box>
            <text:p text:style-name="P3"><text:span text:style-name="T8">1</text:span><text:span text:style-name="T8">6</text:span></text:p>
          </draw:text-box>
        </draw:frame>
        <draw:frame draw:style-name="gr64" draw:text-style-name="P14" draw:layer="layout" svg:width="0.426cm" svg:height="0.617cm" svg:x="5.41cm" svg:y="11.808cm">
          <draw:text-box>
            <text:p text:style-name="P3"><text:span text:style-name="T8">1</text:span><text:span text:style-name="T8">7</text:span></text:p>
          </draw:text-box>
        </draw:frame>
        <draw:frame draw:style-name="gr42" draw:text-style-name="P14" draw:layer="layout" svg:width="0.415cm" svg:height="0.617cm" svg:x="5.41cm" svg:y="12.412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5.41cm" svg:y="13.016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5.41cm" svg:y="13.622cm">
          <draw:text-box>
            <text:p text:style-name="P3"><text:span text:style-name="T8">2</text:span><text:span text:style-name="T8">0</text:span></text:p>
          </draw:text-box>
        </draw:frame>
        <draw:frame draw:style-name="gr40" draw:text-style-name="P14" draw:layer="layout" svg:width="0.471cm" svg:height="0.617cm" svg:x="5.41cm" svg:y="14.226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5.41cm" svg:y="14.83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5.375cm" svg:y1="9.131cm" svg:x2="9.564cm" svg:y2="9.131cm">
          <text:p/>
        </draw:line>
        <draw:line draw:style-name="gr46" draw:text-style-name="P10" draw:layer="layout" svg:x1="5.375cm" svg:y1="9.734cm" svg:x2="9.565cm" svg:y2="9.734cm">
          <text:p/>
        </draw:line>
        <draw:line draw:style-name="gr46" draw:text-style-name="P10" draw:layer="layout" svg:x1="5.375cm" svg:y1="10.339cm" svg:x2="9.565cm" svg:y2="10.339cm">
          <text:p/>
        </draw:line>
        <draw:line draw:style-name="gr46" draw:text-style-name="P10" draw:layer="layout" svg:x1="5.375cm" svg:y1="10.941cm" svg:x2="9.565cm" svg:y2="10.941cm">
          <text:p/>
        </draw:line>
        <draw:line draw:style-name="gr46" draw:text-style-name="P10" draw:layer="layout" svg:x1="5.375cm" svg:y1="11.546cm" svg:x2="9.565cm" svg:y2="11.546cm">
          <text:p/>
        </draw:line>
        <draw:line draw:style-name="gr46" draw:text-style-name="P10" draw:layer="layout" svg:x1="5.375cm" svg:y1="12.151cm" svg:x2="9.565cm" svg:y2="12.151cm">
          <text:p/>
        </draw:line>
        <draw:line draw:style-name="gr46" draw:text-style-name="P10" draw:layer="layout" svg:x1="5.375cm" svg:y1="12.754cm" svg:x2="9.565cm" svg:y2="12.754cm">
          <text:p/>
        </draw:line>
        <draw:line draw:style-name="gr46" draw:text-style-name="P10" draw:layer="layout" svg:x1="5.375cm" svg:y1="13.357cm" svg:x2="9.565cm" svg:y2="13.357cm">
          <text:p/>
        </draw:line>
        <draw:line draw:style-name="gr46" draw:text-style-name="P10" draw:layer="layout" svg:x1="5.375cm" svg:y1="13.96cm" svg:x2="9.565cm" svg:y2="13.96cm">
          <text:p/>
        </draw:line>
        <draw:line draw:style-name="gr46" draw:text-style-name="P10" draw:layer="layout" svg:x1="5.375cm" svg:y1="14.573cm" svg:x2="9.565cm" svg:y2="14.573cm">
          <text:p/>
        </draw:line>
        <draw:line draw:style-name="gr46" draw:text-style-name="P10" draw:layer="layout" svg:x1="5.375cm" svg:y1="15.177cm" svg:x2="9.565cm" svg:y2="15.177cm">
          <text:p/>
        </draw:line>
        <draw:line draw:style-name="gr46" draw:text-style-name="P10" draw:layer="layout" svg:x1="5.375cm" svg:y1="15.784cm" svg:x2="9.564cm" svg:y2="15.784cm">
          <text:p/>
        </draw:line>
        <draw:line draw:style-name="gr46" draw:text-style-name="P10" draw:layer="layout" svg:x1="5.375cm" svg:y1="16.387cm" svg:x2="9.565cm" svg:y2="16.387cm">
          <text:p/>
        </draw:line>
        <draw:line draw:style-name="gr46" draw:text-style-name="P10" draw:layer="layout" svg:x1="5.375cm" svg:y1="16.992cm" svg:x2="9.565cm" svg:y2="16.992cm">
          <text:p/>
        </draw:line>
        <draw:line draw:style-name="gr46" draw:text-style-name="P10" draw:layer="layout" svg:x1="5.375cm" svg:y1="17.593cm" svg:x2="9.565cm" svg:y2="17.593cm">
          <text:p/>
        </draw:line>
        <draw:line draw:style-name="gr46" draw:text-style-name="P10" draw:layer="layout" svg:x1="5.375cm" svg:y1="18.198cm" svg:x2="9.565cm" svg:y2="18.198cm">
          <text:p/>
        </draw:line>
        <draw:line draw:style-name="gr46" draw:text-style-name="P10" draw:layer="layout" svg:x1="5.375cm" svg:y1="18.803cm" svg:x2="9.565cm" svg:y2="18.803cm">
          <text:p/>
        </draw:line>
        <draw:frame draw:style-name="gr49" draw:text-style-name="P14" draw:layer="layout" svg:width="0.411cm" svg:height="0.617cm" svg:x="5.41cm" svg:y="15.436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5.41cm" svg:y="16.041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5.41cm" svg:y="16.642cm">
          <draw:text-box>
            <text:p text:style-name="P3"><text:span text:style-name="T8">2</text:span><text:span text:style-name="T8">5</text:span></text:p>
          </draw:text-box>
        </draw:frame>
        <draw:frame draw:style-name="gr65" draw:text-style-name="P14" draw:layer="layout" svg:width="0.427cm" svg:height="0.618cm" svg:x="5.41cm" svg:y="17.248cm">
          <draw:text-box>
            <text:p text:style-name="P3"><text:span text:style-name="T8">2</text:span><text:span text:style-name="T8">6</text:span></text:p>
          </draw:text-box>
        </draw:frame>
        <draw:frame draw:style-name="gr66" draw:text-style-name="P14" draw:layer="layout" svg:width="0.417cm" svg:height="0.617cm" svg:x="5.41cm" svg:y="17.85cm">
          <draw:text-box>
            <text:p text:style-name="P3"><text:span text:style-name="T8">2</text:span><text:span text:style-name="T8">7</text:span></text:p>
          </draw:text-box>
        </draw:frame>
        <draw:frame draw:style-name="gr54" draw:text-style-name="P14" draw:layer="layout" svg:width="0.479cm" svg:height="0.617cm" svg:x="5.41cm" svg:y="18.453cm">
          <draw:text-box>
            <text:p text:style-name="P3"><text:span text:style-name="T8">2</text:span><text:span text:style-name="T8">8</text:span></text:p>
          </draw:text-box>
        </draw:frame>
        <draw:frame draw:style-name="gr36" draw:text-style-name="P14" draw:layer="layout" svg:width="0.562cm" svg:height="0.617cm" svg:x="9.813cm" svg:y="2.131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9.813cm" svg:y="2.735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9.813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9.813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9.813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9.813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9.813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9.813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9.813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9.813cm" svg:y="7.574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9.813cm" svg:y="8.179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9.778cm" svg:y1="2.48cm" svg:x2="13.967cm" svg:y2="2.48cm">
          <text:p/>
        </draw:line>
        <draw:line draw:style-name="gr46" draw:text-style-name="P10" draw:layer="layout" svg:x1="9.778cm" svg:y1="3.084cm" svg:x2="13.968cm" svg:y2="3.084cm">
          <text:p/>
        </draw:line>
        <draw:line draw:style-name="gr46" draw:text-style-name="P10" draw:layer="layout" svg:x1="9.778cm" svg:y1="3.688cm" svg:x2="13.968cm" svg:y2="3.688cm">
          <text:p/>
        </draw:line>
        <draw:line draw:style-name="gr46" draw:text-style-name="P10" draw:layer="layout" svg:x1="9.778cm" svg:y1="4.29cm" svg:x2="13.968cm" svg:y2="4.29cm">
          <text:p/>
        </draw:line>
        <draw:line draw:style-name="gr46" draw:text-style-name="P10" draw:layer="layout" svg:x1="9.778cm" svg:y1="4.895cm" svg:x2="13.968cm" svg:y2="4.895cm">
          <text:p/>
        </draw:line>
        <draw:line draw:style-name="gr46" draw:text-style-name="P10" draw:layer="layout" svg:x1="9.778cm" svg:y1="5.5cm" svg:x2="13.968cm" svg:y2="5.5cm">
          <text:p/>
        </draw:line>
        <draw:line draw:style-name="gr46" draw:text-style-name="P10" draw:layer="layout" svg:x1="9.778cm" svg:y1="6.103cm" svg:x2="13.968cm" svg:y2="6.103cm">
          <text:p/>
        </draw:line>
        <draw:line draw:style-name="gr46" draw:text-style-name="P10" draw:layer="layout" svg:x1="9.778cm" svg:y1="6.706cm" svg:x2="13.968cm" svg:y2="6.706cm">
          <text:p/>
        </draw:line>
        <draw:line draw:style-name="gr46" draw:text-style-name="P10" draw:layer="layout" svg:x1="9.778cm" svg:y1="7.309cm" svg:x2="13.968cm" svg:y2="7.309cm">
          <text:p/>
        </draw:line>
        <draw:line draw:style-name="gr46" draw:text-style-name="P10" draw:layer="layout" svg:x1="9.778cm" svg:y1="7.922cm" svg:x2="13.968cm" svg:y2="7.922cm">
          <text:p/>
        </draw:line>
        <draw:line draw:style-name="gr46" draw:text-style-name="P10" draw:layer="layout" svg:x1="9.778cm" svg:y1="8.526cm" svg:x2="13.968cm" svg:y2="8.526cm">
          <text:p/>
        </draw:line>
        <draw:frame draw:style-name="gr47" draw:text-style-name="P14" draw:layer="layout" svg:width="0.563cm" svg:height="0.617cm" svg:x="9.814cm" svg:y="8.783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9.814cm" svg:y="9.389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9.814cm" svg:y="9.993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9.814cm" svg:y="10.598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9.814cm" svg:y="11.203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9.814cm" svg:y="11.808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9.814cm" svg:y="12.412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9.814cm" svg:y="13.016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9.814cm" svg:y="13.622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9.814cm" svg:y="14.226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9.814cm" svg:y="14.83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9.78cm" svg:y1="9.131cm" svg:x2="13.969cm" svg:y2="9.131cm">
          <text:p/>
        </draw:line>
        <draw:line draw:style-name="gr46" draw:text-style-name="P10" draw:layer="layout" svg:x1="9.78cm" svg:y1="9.734cm" svg:x2="13.97cm" svg:y2="9.734cm">
          <text:p/>
        </draw:line>
        <draw:line draw:style-name="gr46" draw:text-style-name="P10" draw:layer="layout" svg:x1="9.78cm" svg:y1="10.339cm" svg:x2="13.97cm" svg:y2="10.339cm">
          <text:p/>
        </draw:line>
        <draw:line draw:style-name="gr46" draw:text-style-name="P10" draw:layer="layout" svg:x1="9.78cm" svg:y1="10.941cm" svg:x2="13.97cm" svg:y2="10.941cm">
          <text:p/>
        </draw:line>
        <draw:line draw:style-name="gr46" draw:text-style-name="P10" draw:layer="layout" svg:x1="9.78cm" svg:y1="11.546cm" svg:x2="13.97cm" svg:y2="11.546cm">
          <text:p/>
        </draw:line>
        <draw:line draw:style-name="gr46" draw:text-style-name="P10" draw:layer="layout" svg:x1="9.78cm" svg:y1="12.151cm" svg:x2="13.97cm" svg:y2="12.151cm">
          <text:p/>
        </draw:line>
        <draw:line draw:style-name="gr46" draw:text-style-name="P10" draw:layer="layout" svg:x1="9.78cm" svg:y1="12.754cm" svg:x2="13.97cm" svg:y2="12.754cm">
          <text:p/>
        </draw:line>
        <draw:line draw:style-name="gr46" draw:text-style-name="P10" draw:layer="layout" svg:x1="9.78cm" svg:y1="13.357cm" svg:x2="13.97cm" svg:y2="13.357cm">
          <text:p/>
        </draw:line>
        <draw:line draw:style-name="gr46" draw:text-style-name="P10" draw:layer="layout" svg:x1="9.78cm" svg:y1="13.96cm" svg:x2="13.97cm" svg:y2="13.96cm">
          <text:p/>
        </draw:line>
        <draw:line draw:style-name="gr46" draw:text-style-name="P10" draw:layer="layout" svg:x1="9.78cm" svg:y1="14.573cm" svg:x2="13.97cm" svg:y2="14.573cm">
          <text:p/>
        </draw:line>
        <draw:line draw:style-name="gr46" draw:text-style-name="P10" draw:layer="layout" svg:x1="9.78cm" svg:y1="15.177cm" svg:x2="13.97cm" svg:y2="15.177cm">
          <text:p/>
        </draw:line>
        <draw:line draw:style-name="gr46" draw:text-style-name="P10" draw:layer="layout" svg:x1="9.78cm" svg:y1="15.784cm" svg:x2="13.969cm" svg:y2="15.784cm">
          <text:p/>
        </draw:line>
        <draw:line draw:style-name="gr46" draw:text-style-name="P10" draw:layer="layout" svg:x1="9.78cm" svg:y1="16.387cm" svg:x2="13.97cm" svg:y2="16.387cm">
          <text:p/>
        </draw:line>
        <draw:line draw:style-name="gr46" draw:text-style-name="P10" draw:layer="layout" svg:x1="9.78cm" svg:y1="16.992cm" svg:x2="13.97cm" svg:y2="16.992cm">
          <text:p/>
        </draw:line>
        <draw:line draw:style-name="gr46" draw:text-style-name="P10" draw:layer="layout" svg:x1="9.78cm" svg:y1="17.593cm" svg:x2="13.97cm" svg:y2="17.593cm">
          <text:p/>
        </draw:line>
        <draw:line draw:style-name="gr46" draw:text-style-name="P10" draw:layer="layout" svg:x1="9.78cm" svg:y1="18.198cm" svg:x2="13.97cm" svg:y2="18.198cm">
          <text:p/>
        </draw:line>
        <draw:line draw:style-name="gr46" draw:text-style-name="P10" draw:layer="layout" svg:x1="9.78cm" svg:y1="18.803cm" svg:x2="13.97cm" svg:y2="18.803cm">
          <text:p/>
        </draw:line>
        <draw:line draw:style-name="gr46" draw:text-style-name="P10" draw:layer="layout" svg:x1="9.78cm" svg:y1="19.406cm" svg:x2="13.97cm" svg:y2="19.406cm">
          <text:p/>
        </draw:line>
        <draw:line draw:style-name="gr46" draw:text-style-name="P10" draw:layer="layout" svg:x1="9.78cm" svg:y1="20.01cm" svg:x2="13.97cm" svg:y2="20.01cm">
          <text:p/>
        </draw:line>
        <draw:line draw:style-name="gr46" draw:text-style-name="P10" draw:layer="layout" svg:x1="9.78cm" svg:y1="20.613cm" svg:x2="13.97cm" svg:y2="20.613cm">
          <text:p/>
        </draw:line>
        <draw:frame draw:style-name="gr38" draw:text-style-name="P14" draw:layer="layout" svg:width="0.41cm" svg:height="0.617cm" svg:x="9.815cm" svg:y="15.436cm">
          <draw:text-box>
            <text:p text:style-name="P3"><text:span text:style-name="T8">2</text:span><text:span text:style-name="T8">3</text:span></text:p>
          </draw:text-box>
        </draw:frame>
        <draw:frame draw:style-name="gr39" draw:text-style-name="P14" draw:layer="layout" svg:width="0.482cm" svg:height="0.617cm" svg:x="9.815cm" svg:y="16.041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9.815cm" svg:y="16.642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9.815cm" svg:y="17.248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9.815cm" svg:y="17.85cm">
          <draw:text-box>
            <text:p text:style-name="P3"><text:span text:style-name="T8">2</text:span><text:span text:style-name="T8">7</text:span></text:p>
          </draw:text-box>
        </draw:frame>
        <draw:frame draw:style-name="gr43" draw:text-style-name="P14" draw:layer="layout" svg:width="0.477cm" svg:height="0.617cm" svg:x="9.815cm" svg:y="18.453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9.815cm" svg:y="19.064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9.815cm" svg:y="19.67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9.815cm" svg:y="20.274cm">
          <draw:text-box>
            <text:p text:style-name="P3"><text:span text:style-name="T8">3</text:span><text:span text:style-name="T8">1</text:span></text:p>
          </draw:text-box>
        </draw:frame>
        <draw:frame draw:style-name="gr67" draw:text-style-name="P12" draw:layer="layout" svg:width="1.475cm" svg:height="0.533cm" svg:x="6.85cm" svg:y="1.409cm">
          <draw:text-box>
            <text:p text:style-name="P3"><text:span text:style-name="T6">F</text:span><text:span text:style-name="T6">e</text:span><text:span text:style-name="T6">b</text:span><text:span text:style-name="T6">r</text:span><text:span text:style-name="T6">e</text:span><text:span text:style-name="T6">r</text:span><text:span text:style-name="T6">o</text:span></text:p>
          </draw:text-box>
        </draw:frame>
        <draw:frame draw:style-name="gr68" draw:text-style-name="P12" draw:layer="layout" svg:width="1.149cm" svg:height="0.533cm" svg:x="11.351cm" svg:y="1.41cm">
          <draw:text-box>
            <text:p text:style-name="P3"><text:span text:style-name="T6">M</text:span><text:span text:style-name="T6">a</text:span><text:span text:style-name="T6">r</text:span><text:span text:style-name="T6">z</text:span><text:span text:style-name="T6">o</text:span></text:p>
          </draw:text-box>
        </draw:frame>
        <draw:frame draw:style-name="gr69" draw:text-style-name="P15" draw:layer="layout" svg:width="4.472cm" svg:height="0.533cm" svg:x="18.691cm" svg:y="4.563cm">
          <draw:text-box>
            <text:p text:style-name="P3"><text:span text:style-name="T9">D</text:span><text:span text:style-name="T9">A</text:span><text:span text:style-name="T9">T</text:span><text:span text:style-name="T9">O</text:span><text:span text:style-name="T9">S</text:span><text:span text:style-name="T9"> </text:span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</text:span><text:span text:style-name="T9">E</text:span><text:span text:style-name="T9">S</text:span></text:p>
          </draw:text-box>
        </draw:frame>
        <draw:path draw:style-name="gr70" draw:text-style-name="P16" draw:layer="layout" svg:width="6.817cm" svg:height="11.258cm" svg:x="17.424cm" svg:y="6.228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15" draw:text-style-name="P17" draw:layer="layout" svg:width="9.124cm" svg:height="5.76cm" svg:x="16.42cm" svg:y="12.053cm" svg:viewBox="0 0 9125 5761" draw:points="0,0 9125,0 9125,5761 0,5761">
          <text:p/>
        </draw:polygon>
        <draw:g>
          <draw:path draw:style-name="gr71" draw:text-style-name="P18" draw:layer="layout" svg:width="0.752cm" svg:height="1.704cm" svg:x="19.771cm" svg:y="16.906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71" draw:text-style-name="P18" draw:layer="layout" svg:width="0.573cm" svg:height="0.81cm" svg:x="20.33cm" svg:y="17.32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71" draw:text-style-name="P18" draw:layer="layout" svg:width="0.856cm" svg:height="0.525cm" svg:x="20.648cm" svg:y="17.591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71" draw:text-style-name="P18" draw:layer="layout" svg:width="0.115cm" svg:height="0.186cm" svg:x="20.717cm" svg:y="17.515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71" draw:text-style-name="P18" draw:layer="layout" svg:width="0.752cm" svg:height="1.705cm" svg:x="21.218cm" svg:y="16.906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15" draw:text-style-name="P19" draw:layer="layout" svg:width="1.506cm" svg:height="1.058cm" svg:x="17.375cm" svg:y="8.127cm" svg:viewBox="0 0 1507 1059" draw:points="0,0 1507,0 1507,1059 0,1059">
          <text:p/>
        </draw:polygon>
        <draw:polygon draw:style-name="gr15" draw:text-style-name="P19" draw:layer="layout" svg:width="2.367cm" svg:height="1.057cm" svg:x="17.316cm" svg:y="9.83cm" svg:viewBox="0 0 2368 1058" draw:points="0,0 2368,0 2368,1058 0,1058">
          <text:p/>
        </draw:polygon>
        <draw:frame draw:style-name="gr72" draw:text-style-name="P15" draw:layer="layout" svg:width="1.842cm" svg:height="0.533cm" svg:x="17.386cm" svg:y="8.387cm">
          <draw:text-box>
            <text:p text:style-name="P3"><text:span text:style-name="T10">E</text:span><text:span text:style-name="T10">m</text:span><text:span text:style-name="T10">a</text:span><text:span text:style-name="T10">i</text:span><text:span text:style-name="T10">l</text:span><text:span text:style-name="T10">:</text:span><text:span text:style-name="T10"> </text:span></text:p>
          </draw:text-box>
        </draw:frame>
        <draw:frame draw:style-name="gr73" draw:text-style-name="P15" draw:layer="layout" svg:width="2.796cm" svg:height="0.533cm" svg:x="17.39cm" svg:y="10.095cm">
          <draw:text-box>
            <text:p text:style-name="P3"><text:span text:style-name="T9">T</text:span><text:span text:style-name="T9">e</text:span><text:span text:style-name="T9">l</text:span><text:span text:style-name="T9">e</text:span><text:span text:style-name="T9">f</text:span><text:span text:style-name="T9">o</text:span><text:span text:style-name="T9">n</text:span><text:span text:style-name="T9">o</text:span><text:span text:style-name="T9">:</text:span><text:span text:style-name="T9"> </text:span></text:p>
          </draw:text-box>
        </draw:frame>
        <draw:frame draw:style-name="gr74" draw:text-style-name="P15" draw:layer="layout" svg:width="0.514cm" svg:height="0.533cm" svg:x="18.277cm" svg:y="10.112cm">
          <draw:text-box>
            <text:p text:style-name="P3"><text:span text:style-name="T9">´</text:span><text:span text:style-name="T9"> </text:span></text:p>
          </draw:text-box>
        </draw:frame>
        <draw:polygon draw:style-name="gr15" draw:text-style-name="P19" draw:layer="layout" svg:width="1.716cm" svg:height="1.058cm" svg:x="17.426cm" svg:y="5.523cm" svg:viewBox="0 0 1717 1059" draw:points="0,0 1717,0 1717,1059 0,1059">
          <text:p/>
        </draw:polygon>
        <draw:frame draw:style-name="gr75" draw:text-style-name="P15" draw:layer="layout" svg:width="2.068cm" svg:height="0.533cm" svg:x="17.437cm" svg:y="5.783cm">
          <draw:text-box>
            <text:p text:style-name="P3"><text:span text:style-name="T10">N</text:span><text:span text:style-name="T10">o</text:span><text:span text:style-name="T10">m</text:span><text:span text:style-name="T10">b</text:span><text:span text:style-name="T10">r</text:span><text:span text:style-name="T10">e</text:span><text:span text:style-name="T10">:</text:span><text:span text:style-name="T10"> </text:span></text:p>
          </draw:text-box>
        </draw:frame>
      </draw:page>
      <draw:page draw:name="page3" draw:style-name="dp1" draw:master-page-name="master-page79">
        <draw:custom-shape draw:style-name="gr32" draw:text-style-name="P2" draw:layer="layout" svg:width="3.192cm" svg:height="0.574cm" svg:x="23.5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9.2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4.8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4" draw:layer="layout" svg:width="0.562cm" svg:height="0.617cm" svg:x="14.275cm" svg:y="2.13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14.275cm" svg:y="2.734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14.275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4.275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4.275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4.275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4.275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4.275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4.275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4.275cm" svg:y="7.573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14.275cm" svg:y="8.178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14.24cm" svg:y1="2.479cm" svg:x2="18.429cm" svg:y2="2.479cm">
          <text:p/>
        </draw:line>
        <draw:line draw:style-name="gr46" draw:text-style-name="P10" draw:layer="layout" svg:x1="14.24cm" svg:y1="3.083cm" svg:x2="18.43cm" svg:y2="3.083cm">
          <text:p/>
        </draw:line>
        <draw:line draw:style-name="gr46" draw:text-style-name="P10" draw:layer="layout" svg:x1="14.24cm" svg:y1="3.687cm" svg:x2="18.43cm" svg:y2="3.687cm">
          <text:p/>
        </draw:line>
        <draw:line draw:style-name="gr46" draw:text-style-name="P10" draw:layer="layout" svg:x1="14.24cm" svg:y1="4.289cm" svg:x2="18.43cm" svg:y2="4.289cm">
          <text:p/>
        </draw:line>
        <draw:line draw:style-name="gr46" draw:text-style-name="P10" draw:layer="layout" svg:x1="14.24cm" svg:y1="4.894cm" svg:x2="18.43cm" svg:y2="4.894cm">
          <text:p/>
        </draw:line>
        <draw:line draw:style-name="gr46" draw:text-style-name="P10" draw:layer="layout" svg:x1="14.24cm" svg:y1="5.499cm" svg:x2="18.43cm" svg:y2="5.499cm">
          <text:p/>
        </draw:line>
        <draw:line draw:style-name="gr46" draw:text-style-name="P10" draw:layer="layout" svg:x1="14.24cm" svg:y1="6.102cm" svg:x2="18.43cm" svg:y2="6.102cm">
          <text:p/>
        </draw:line>
        <draw:line draw:style-name="gr46" draw:text-style-name="P10" draw:layer="layout" svg:x1="14.24cm" svg:y1="6.705cm" svg:x2="18.43cm" svg:y2="6.705cm">
          <text:p/>
        </draw:line>
        <draw:line draw:style-name="gr46" draw:text-style-name="P10" draw:layer="layout" svg:x1="14.24cm" svg:y1="7.308cm" svg:x2="18.43cm" svg:y2="7.308cm">
          <text:p/>
        </draw:line>
        <draw:line draw:style-name="gr46" draw:text-style-name="P10" draw:layer="layout" svg:x1="14.24cm" svg:y1="7.921cm" svg:x2="18.43cm" svg:y2="7.921cm">
          <text:p/>
        </draw:line>
        <draw:line draw:style-name="gr46" draw:text-style-name="P10" draw:layer="layout" svg:x1="14.24cm" svg:y1="8.525cm" svg:x2="18.43cm" svg:y2="8.525cm">
          <text:p/>
        </draw:line>
        <draw:frame draw:style-name="gr47" draw:text-style-name="P14" draw:layer="layout" svg:width="0.563cm" svg:height="0.617cm" svg:x="14.276cm" svg:y="8.782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14.276cm" svg:y="9.388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14.276cm" svg:y="9.992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14.276cm" svg:y="10.597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14.276cm" svg:y="11.202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14.276cm" svg:y="11.807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14.276cm" svg:y="12.411cm">
          <draw:text-box>
            <text:p text:style-name="P3"><text:span text:style-name="T8">1</text:span><text:span text:style-name="T8">8</text:span></text:p>
          </draw:text-box>
        </draw:frame>
        <draw:frame draw:style-name="gr54" draw:text-style-name="P14" draw:layer="layout" svg:width="0.479cm" svg:height="0.617cm" svg:x="14.276cm" svg:y="13.015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14.276cm" svg:y="13.621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14.276cm" svg:y="14.225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14.276cm" svg:y="14.829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14.242cm" svg:y1="9.13cm" svg:x2="18.431cm" svg:y2="9.13cm">
          <text:p/>
        </draw:line>
        <draw:line draw:style-name="gr46" draw:text-style-name="P10" draw:layer="layout" svg:x1="14.242cm" svg:y1="9.733cm" svg:x2="18.432cm" svg:y2="9.733cm">
          <text:p/>
        </draw:line>
        <draw:line draw:style-name="gr46" draw:text-style-name="P10" draw:layer="layout" svg:x1="14.242cm" svg:y1="10.338cm" svg:x2="18.432cm" svg:y2="10.338cm">
          <text:p/>
        </draw:line>
        <draw:line draw:style-name="gr46" draw:text-style-name="P10" draw:layer="layout" svg:x1="14.242cm" svg:y1="10.94cm" svg:x2="18.432cm" svg:y2="10.94cm">
          <text:p/>
        </draw:line>
        <draw:line draw:style-name="gr46" draw:text-style-name="P10" draw:layer="layout" svg:x1="14.242cm" svg:y1="11.545cm" svg:x2="18.432cm" svg:y2="11.545cm">
          <text:p/>
        </draw:line>
        <draw:line draw:style-name="gr46" draw:text-style-name="P10" draw:layer="layout" svg:x1="14.242cm" svg:y1="12.15cm" svg:x2="18.432cm" svg:y2="12.15cm">
          <text:p/>
        </draw:line>
        <draw:line draw:style-name="gr46" draw:text-style-name="P10" draw:layer="layout" svg:x1="14.242cm" svg:y1="12.753cm" svg:x2="18.432cm" svg:y2="12.753cm">
          <text:p/>
        </draw:line>
        <draw:line draw:style-name="gr46" draw:text-style-name="P10" draw:layer="layout" svg:x1="14.242cm" svg:y1="13.356cm" svg:x2="18.432cm" svg:y2="13.356cm">
          <text:p/>
        </draw:line>
        <draw:line draw:style-name="gr46" draw:text-style-name="P10" draw:layer="layout" svg:x1="14.242cm" svg:y1="13.959cm" svg:x2="18.432cm" svg:y2="13.959cm">
          <text:p/>
        </draw:line>
        <draw:line draw:style-name="gr46" draw:text-style-name="P10" draw:layer="layout" svg:x1="14.242cm" svg:y1="14.572cm" svg:x2="18.432cm" svg:y2="14.572cm">
          <text:p/>
        </draw:line>
        <draw:line draw:style-name="gr46" draw:text-style-name="P10" draw:layer="layout" svg:x1="14.242cm" svg:y1="15.176cm" svg:x2="18.432cm" svg:y2="15.176cm">
          <text:p/>
        </draw:line>
        <draw:line draw:style-name="gr46" draw:text-style-name="P10" draw:layer="layout" svg:x1="14.242cm" svg:y1="15.783cm" svg:x2="18.431cm" svg:y2="15.783cm">
          <text:p/>
        </draw:line>
        <draw:line draw:style-name="gr46" draw:text-style-name="P10" draw:layer="layout" svg:x1="14.242cm" svg:y1="16.386cm" svg:x2="18.432cm" svg:y2="16.386cm">
          <text:p/>
        </draw:line>
        <draw:line draw:style-name="gr46" draw:text-style-name="P10" draw:layer="layout" svg:x1="14.242cm" svg:y1="16.991cm" svg:x2="18.432cm" svg:y2="16.991cm">
          <text:p/>
        </draw:line>
        <draw:line draw:style-name="gr46" draw:text-style-name="P10" draw:layer="layout" svg:x1="14.242cm" svg:y1="17.592cm" svg:x2="18.432cm" svg:y2="17.592cm">
          <text:p/>
        </draw:line>
        <draw:line draw:style-name="gr46" draw:text-style-name="P10" draw:layer="layout" svg:x1="14.242cm" svg:y1="18.197cm" svg:x2="18.432cm" svg:y2="18.197cm">
          <text:p/>
        </draw:line>
        <draw:line draw:style-name="gr46" draw:text-style-name="P10" draw:layer="layout" svg:x1="14.242cm" svg:y1="18.802cm" svg:x2="18.432cm" svg:y2="18.802cm">
          <text:p/>
        </draw:line>
        <draw:line draw:style-name="gr46" draw:text-style-name="P10" draw:layer="layout" svg:x1="14.242cm" svg:y1="19.405cm" svg:x2="18.432cm" svg:y2="19.405cm">
          <text:p/>
        </draw:line>
        <draw:line draw:style-name="gr46" draw:text-style-name="P10" draw:layer="layout" svg:x1="14.242cm" svg:y1="20.009cm" svg:x2="18.432cm" svg:y2="20.009cm">
          <text:p/>
        </draw:line>
        <draw:frame draw:style-name="gr49" draw:text-style-name="P14" draw:layer="layout" svg:width="0.411cm" svg:height="0.617cm" svg:x="14.277cm" svg:y="15.435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14.277cm" svg:y="16.04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14.277cm" svg:y="16.641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14.277cm" svg:y="17.247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14.277cm" svg:y="17.849cm">
          <draw:text-box>
            <text:p text:style-name="P3"><text:span text:style-name="T8">2</text:span><text:span text:style-name="T8">7</text:span></text:p>
          </draw:text-box>
        </draw:frame>
        <draw:frame draw:style-name="gr60" draw:text-style-name="P14" draw:layer="layout" svg:width="0.478cm" svg:height="0.617cm" svg:x="14.277cm" svg:y="18.452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14.277cm" svg:y="19.063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14.277cm" svg:y="19.669cm">
          <draw:text-box>
            <text:p text:style-name="P3"><text:span text:style-name="T8">3</text:span><text:span text:style-name="T8">0</text:span></text:p>
          </draw:text-box>
        </draw:frame>
        <draw:frame draw:style-name="gr36" draw:text-style-name="P14" draw:layer="layout" svg:width="0.562cm" svg:height="0.617cm" svg:x="18.681cm" svg:y="2.13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48" draw:text-style-name="P14" draw:layer="layout" svg:width="0.552cm" svg:height="0.617cm" svg:x="18.681cm" svg:y="2.734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18.681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8.681cm" svg:y="3.942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18.681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8.681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8.681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8.681cm" svg:y="6.356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18.681cm" svg:y="6.968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18.681cm" svg:y="7.573cm">
          <draw:text-box>
            <text:p text:style-name="P3"><text:span text:style-name="T8">1</text:span><text:span text:style-name="T8">0</text:span></text:p>
          </draw:text-box>
        </draw:frame>
        <draw:frame draw:style-name="gr57" draw:text-style-name="P14" draw:layer="layout" svg:width="0.461cm" svg:height="0.617cm" svg:x="18.681cm" svg:y="8.178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18.646cm" svg:y1="2.479cm" svg:x2="22.835cm" svg:y2="2.479cm">
          <text:p/>
        </draw:line>
        <draw:line draw:style-name="gr46" draw:text-style-name="P10" draw:layer="layout" svg:x1="18.646cm" svg:y1="3.083cm" svg:x2="22.836cm" svg:y2="3.083cm">
          <text:p/>
        </draw:line>
        <draw:line draw:style-name="gr46" draw:text-style-name="P10" draw:layer="layout" svg:x1="18.646cm" svg:y1="3.687cm" svg:x2="22.836cm" svg:y2="3.687cm">
          <text:p/>
        </draw:line>
        <draw:line draw:style-name="gr46" draw:text-style-name="P10" draw:layer="layout" svg:x1="18.646cm" svg:y1="4.289cm" svg:x2="22.836cm" svg:y2="4.289cm">
          <text:p/>
        </draw:line>
        <draw:line draw:style-name="gr46" draw:text-style-name="P10" draw:layer="layout" svg:x1="18.646cm" svg:y1="4.894cm" svg:x2="22.836cm" svg:y2="4.894cm">
          <text:p/>
        </draw:line>
        <draw:line draw:style-name="gr46" draw:text-style-name="P10" draw:layer="layout" svg:x1="18.646cm" svg:y1="5.499cm" svg:x2="22.836cm" svg:y2="5.499cm">
          <text:p/>
        </draw:line>
        <draw:line draw:style-name="gr46" draw:text-style-name="P10" draw:layer="layout" svg:x1="18.646cm" svg:y1="6.102cm" svg:x2="22.836cm" svg:y2="6.102cm">
          <text:p/>
        </draw:line>
        <draw:line draw:style-name="gr46" draw:text-style-name="P10" draw:layer="layout" svg:x1="18.646cm" svg:y1="6.705cm" svg:x2="22.836cm" svg:y2="6.705cm">
          <text:p/>
        </draw:line>
        <draw:line draw:style-name="gr46" draw:text-style-name="P10" draw:layer="layout" svg:x1="18.646cm" svg:y1="7.308cm" svg:x2="22.836cm" svg:y2="7.308cm">
          <text:p/>
        </draw:line>
        <draw:line draw:style-name="gr46" draw:text-style-name="P10" draw:layer="layout" svg:x1="18.646cm" svg:y1="7.921cm" svg:x2="22.836cm" svg:y2="7.921cm">
          <text:p/>
        </draw:line>
        <draw:line draw:style-name="gr46" draw:text-style-name="P10" draw:layer="layout" svg:x1="18.646cm" svg:y1="8.525cm" svg:x2="22.836cm" svg:y2="8.525cm">
          <text:p/>
        </draw:line>
        <draw:frame draw:style-name="gr36" draw:text-style-name="P14" draw:layer="layout" svg:width="0.562cm" svg:height="0.617cm" svg:x="18.683cm" svg:y="8.782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37" draw:text-style-name="P14" draw:layer="layout" svg:width="0.551cm" svg:height="0.617cm" svg:x="18.683cm" svg:y="9.388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38" draw:text-style-name="P14" draw:layer="layout" svg:width="0.41cm" svg:height="0.617cm" svg:x="18.683cm" svg:y="9.992cm">
          <draw:text-box>
            <text:p text:style-name="P3"><text:span text:style-name="T8">1</text:span><text:span text:style-name="T8">4</text:span></text:p>
          </draw:text-box>
        </draw:frame>
        <draw:frame draw:style-name="gr62" draw:text-style-name="P14" draw:layer="layout" svg:width="0.482cm" svg:height="0.616cm" svg:x="18.683cm" svg:y="10.597cm">
          <draw:text-box>
            <text:p text:style-name="P3"><text:span text:style-name="T8">1</text:span><text:span text:style-name="T8">5</text:span></text:p>
          </draw:text-box>
        </draw:frame>
        <draw:frame draw:style-name="gr63" draw:text-style-name="P14" draw:layer="layout" svg:width="0.471cm" svg:height="0.616cm" svg:x="18.683cm" svg:y="11.202cm">
          <draw:text-box>
            <text:p text:style-name="P3"><text:span text:style-name="T8">1</text:span><text:span text:style-name="T8">6</text:span></text:p>
          </draw:text-box>
        </draw:frame>
        <draw:frame draw:style-name="gr64" draw:text-style-name="P14" draw:layer="layout" svg:width="0.426cm" svg:height="0.617cm" svg:x="18.683cm" svg:y="11.807cm">
          <draw:text-box>
            <text:p text:style-name="P3"><text:span text:style-name="T8">1</text:span><text:span text:style-name="T8">7</text:span></text:p>
          </draw:text-box>
        </draw:frame>
        <draw:frame draw:style-name="gr42" draw:text-style-name="P14" draw:layer="layout" svg:width="0.415cm" svg:height="0.617cm" svg:x="18.683cm" svg:y="12.411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18.683cm" svg:y="13.015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18.683cm" svg:y="13.621cm">
          <draw:text-box>
            <text:p text:style-name="P3"><text:span text:style-name="T8">2</text:span><text:span text:style-name="T8">0</text:span></text:p>
          </draw:text-box>
        </draw:frame>
        <draw:frame draw:style-name="gr40" draw:text-style-name="P14" draw:layer="layout" svg:width="0.471cm" svg:height="0.617cm" svg:x="18.683cm" svg:y="14.225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18.683cm" svg:y="14.829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18.648cm" svg:y1="9.13cm" svg:x2="22.837cm" svg:y2="9.13cm">
          <text:p/>
        </draw:line>
        <draw:line draw:style-name="gr46" draw:text-style-name="P10" draw:layer="layout" svg:x1="18.648cm" svg:y1="9.733cm" svg:x2="22.838cm" svg:y2="9.733cm">
          <text:p/>
        </draw:line>
        <draw:line draw:style-name="gr46" draw:text-style-name="P10" draw:layer="layout" svg:x1="18.648cm" svg:y1="10.338cm" svg:x2="22.838cm" svg:y2="10.338cm">
          <text:p/>
        </draw:line>
        <draw:line draw:style-name="gr46" draw:text-style-name="P10" draw:layer="layout" svg:x1="18.648cm" svg:y1="10.94cm" svg:x2="22.838cm" svg:y2="10.94cm">
          <text:p/>
        </draw:line>
        <draw:line draw:style-name="gr46" draw:text-style-name="P10" draw:layer="layout" svg:x1="18.648cm" svg:y1="11.545cm" svg:x2="22.838cm" svg:y2="11.545cm">
          <text:p/>
        </draw:line>
        <draw:line draw:style-name="gr46" draw:text-style-name="P10" draw:layer="layout" svg:x1="18.648cm" svg:y1="12.15cm" svg:x2="22.838cm" svg:y2="12.15cm">
          <text:p/>
        </draw:line>
        <draw:line draw:style-name="gr46" draw:text-style-name="P10" draw:layer="layout" svg:x1="18.648cm" svg:y1="12.753cm" svg:x2="22.838cm" svg:y2="12.753cm">
          <text:p/>
        </draw:line>
        <draw:line draw:style-name="gr46" draw:text-style-name="P10" draw:layer="layout" svg:x1="18.648cm" svg:y1="13.356cm" svg:x2="22.838cm" svg:y2="13.356cm">
          <text:p/>
        </draw:line>
        <draw:line draw:style-name="gr46" draw:text-style-name="P10" draw:layer="layout" svg:x1="18.648cm" svg:y1="13.959cm" svg:x2="22.838cm" svg:y2="13.959cm">
          <text:p/>
        </draw:line>
        <draw:line draw:style-name="gr46" draw:text-style-name="P10" draw:layer="layout" svg:x1="18.648cm" svg:y1="14.572cm" svg:x2="22.838cm" svg:y2="14.572cm">
          <text:p/>
        </draw:line>
        <draw:line draw:style-name="gr46" draw:text-style-name="P10" draw:layer="layout" svg:x1="18.648cm" svg:y1="15.176cm" svg:x2="22.838cm" svg:y2="15.176cm">
          <text:p/>
        </draw:line>
        <draw:line draw:style-name="gr46" draw:text-style-name="P10" draw:layer="layout" svg:x1="18.648cm" svg:y1="15.783cm" svg:x2="22.837cm" svg:y2="15.783cm">
          <text:p/>
        </draw:line>
        <draw:line draw:style-name="gr46" draw:text-style-name="P10" draw:layer="layout" svg:x1="18.648cm" svg:y1="16.386cm" svg:x2="22.838cm" svg:y2="16.386cm">
          <text:p/>
        </draw:line>
        <draw:line draw:style-name="gr46" draw:text-style-name="P10" draw:layer="layout" svg:x1="18.648cm" svg:y1="16.991cm" svg:x2="22.838cm" svg:y2="16.991cm">
          <text:p/>
        </draw:line>
        <draw:line draw:style-name="gr46" draw:text-style-name="P10" draw:layer="layout" svg:x1="18.648cm" svg:y1="17.592cm" svg:x2="22.838cm" svg:y2="17.592cm">
          <text:p/>
        </draw:line>
        <draw:line draw:style-name="gr46" draw:text-style-name="P10" draw:layer="layout" svg:x1="18.648cm" svg:y1="18.197cm" svg:x2="22.838cm" svg:y2="18.197cm">
          <text:p/>
        </draw:line>
        <draw:line draw:style-name="gr46" draw:text-style-name="P10" draw:layer="layout" svg:x1="18.648cm" svg:y1="18.802cm" svg:x2="22.838cm" svg:y2="18.802cm">
          <text:p/>
        </draw:line>
        <draw:line draw:style-name="gr46" draw:text-style-name="P10" draw:layer="layout" svg:x1="18.648cm" svg:y1="19.405cm" svg:x2="22.838cm" svg:y2="19.405cm">
          <text:p/>
        </draw:line>
        <draw:line draw:style-name="gr46" draw:text-style-name="P10" draw:layer="layout" svg:x1="18.648cm" svg:y1="20.009cm" svg:x2="22.838cm" svg:y2="20.009cm">
          <text:p/>
        </draw:line>
        <draw:line draw:style-name="gr46" draw:text-style-name="P10" draw:layer="layout" svg:x1="18.648cm" svg:y1="20.612cm" svg:x2="22.838cm" svg:y2="20.612cm">
          <text:p/>
        </draw:line>
        <draw:frame draw:style-name="gr49" draw:text-style-name="P14" draw:layer="layout" svg:width="0.411cm" svg:height="0.617cm" svg:x="18.683cm" svg:y="15.435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18.683cm" svg:y="16.04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18.683cm" svg:y="16.641cm">
          <draw:text-box>
            <text:p text:style-name="P3"><text:span text:style-name="T8">2</text:span><text:span text:style-name="T8">5</text:span></text:p>
          </draw:text-box>
        </draw:frame>
        <draw:frame draw:style-name="gr65" draw:text-style-name="P14" draw:layer="layout" svg:width="0.427cm" svg:height="0.618cm" svg:x="18.683cm" svg:y="17.247cm">
          <draw:text-box>
            <text:p text:style-name="P3"><text:span text:style-name="T8">2</text:span><text:span text:style-name="T8">6</text:span></text:p>
          </draw:text-box>
        </draw:frame>
        <draw:frame draw:style-name="gr66" draw:text-style-name="P14" draw:layer="layout" svg:width="0.417cm" svg:height="0.617cm" svg:x="18.683cm" svg:y="17.849cm">
          <draw:text-box>
            <text:p text:style-name="P3"><text:span text:style-name="T8">2</text:span><text:span text:style-name="T8">7</text:span></text:p>
          </draw:text-box>
        </draw:frame>
        <draw:frame draw:style-name="gr54" draw:text-style-name="P14" draw:layer="layout" svg:width="0.479cm" svg:height="0.617cm" svg:x="18.683cm" svg:y="18.452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18.683cm" svg:y="19.063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18.683cm" svg:y="19.669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18.683cm" svg:y="20.273cm">
          <draw:text-box>
            <text:p text:style-name="P3"><text:span text:style-name="T8">3</text:span><text:span text:style-name="T8">1</text:span></text:p>
          </draw:text-box>
        </draw:frame>
        <draw:frame draw:style-name="gr36" draw:text-style-name="P14" draw:layer="layout" svg:width="0.562cm" svg:height="0.617cm" svg:x="23.086cm" svg:y="2.13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23.086cm" svg:y="2.734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23.086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23.086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23.086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23.086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23.086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23.086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23.086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23.086cm" svg:y="7.573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23.086cm" svg:y="8.178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23.051cm" svg:y1="2.479cm" svg:x2="27.24cm" svg:y2="2.479cm">
          <text:p/>
        </draw:line>
        <draw:line draw:style-name="gr46" draw:text-style-name="P10" draw:layer="layout" svg:x1="23.051cm" svg:y1="3.083cm" svg:x2="27.241cm" svg:y2="3.083cm">
          <text:p/>
        </draw:line>
        <draw:line draw:style-name="gr46" draw:text-style-name="P10" draw:layer="layout" svg:x1="23.051cm" svg:y1="3.687cm" svg:x2="27.241cm" svg:y2="3.687cm">
          <text:p/>
        </draw:line>
        <draw:line draw:style-name="gr46" draw:text-style-name="P10" draw:layer="layout" svg:x1="23.051cm" svg:y1="4.289cm" svg:x2="27.241cm" svg:y2="4.289cm">
          <text:p/>
        </draw:line>
        <draw:line draw:style-name="gr46" draw:text-style-name="P10" draw:layer="layout" svg:x1="23.051cm" svg:y1="4.894cm" svg:x2="27.241cm" svg:y2="4.894cm">
          <text:p/>
        </draw:line>
        <draw:line draw:style-name="gr46" draw:text-style-name="P10" draw:layer="layout" svg:x1="23.051cm" svg:y1="5.499cm" svg:x2="27.241cm" svg:y2="5.499cm">
          <text:p/>
        </draw:line>
        <draw:line draw:style-name="gr46" draw:text-style-name="P10" draw:layer="layout" svg:x1="23.051cm" svg:y1="6.102cm" svg:x2="27.241cm" svg:y2="6.102cm">
          <text:p/>
        </draw:line>
        <draw:line draw:style-name="gr46" draw:text-style-name="P10" draw:layer="layout" svg:x1="23.051cm" svg:y1="6.705cm" svg:x2="27.241cm" svg:y2="6.705cm">
          <text:p/>
        </draw:line>
        <draw:line draw:style-name="gr46" draw:text-style-name="P10" draw:layer="layout" svg:x1="23.051cm" svg:y1="7.308cm" svg:x2="27.241cm" svg:y2="7.308cm">
          <text:p/>
        </draw:line>
        <draw:line draw:style-name="gr46" draw:text-style-name="P10" draw:layer="layout" svg:x1="23.051cm" svg:y1="7.921cm" svg:x2="27.241cm" svg:y2="7.921cm">
          <text:p/>
        </draw:line>
        <draw:line draw:style-name="gr46" draw:text-style-name="P10" draw:layer="layout" svg:x1="23.051cm" svg:y1="8.525cm" svg:x2="27.241cm" svg:y2="8.525cm">
          <text:p/>
        </draw:line>
        <draw:frame draw:style-name="gr47" draw:text-style-name="P14" draw:layer="layout" svg:width="0.563cm" svg:height="0.617cm" svg:x="23.087cm" svg:y="8.782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23.087cm" svg:y="9.388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23.087cm" svg:y="9.992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23.087cm" svg:y="10.597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23.087cm" svg:y="11.202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23.087cm" svg:y="11.807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23.087cm" svg:y="12.411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23.087cm" svg:y="13.015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23.087cm" svg:y="13.621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23.087cm" svg:y="14.225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23.087cm" svg:y="14.829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23.053cm" svg:y1="9.13cm" svg:x2="27.242cm" svg:y2="9.13cm">
          <text:p/>
        </draw:line>
        <draw:line draw:style-name="gr46" draw:text-style-name="P10" draw:layer="layout" svg:x1="23.053cm" svg:y1="9.733cm" svg:x2="27.243cm" svg:y2="9.733cm">
          <text:p/>
        </draw:line>
        <draw:line draw:style-name="gr46" draw:text-style-name="P10" draw:layer="layout" svg:x1="23.053cm" svg:y1="10.338cm" svg:x2="27.243cm" svg:y2="10.338cm">
          <text:p/>
        </draw:line>
        <draw:line draw:style-name="gr46" draw:text-style-name="P10" draw:layer="layout" svg:x1="23.053cm" svg:y1="10.94cm" svg:x2="27.243cm" svg:y2="10.94cm">
          <text:p/>
        </draw:line>
        <draw:line draw:style-name="gr46" draw:text-style-name="P10" draw:layer="layout" svg:x1="23.053cm" svg:y1="11.545cm" svg:x2="27.243cm" svg:y2="11.545cm">
          <text:p/>
        </draw:line>
        <draw:line draw:style-name="gr46" draw:text-style-name="P10" draw:layer="layout" svg:x1="23.053cm" svg:y1="12.15cm" svg:x2="27.243cm" svg:y2="12.15cm">
          <text:p/>
        </draw:line>
        <draw:line draw:style-name="gr46" draw:text-style-name="P10" draw:layer="layout" svg:x1="23.053cm" svg:y1="12.753cm" svg:x2="27.243cm" svg:y2="12.753cm">
          <text:p/>
        </draw:line>
        <draw:line draw:style-name="gr46" draw:text-style-name="P10" draw:layer="layout" svg:x1="23.053cm" svg:y1="13.356cm" svg:x2="27.243cm" svg:y2="13.356cm">
          <text:p/>
        </draw:line>
        <draw:line draw:style-name="gr46" draw:text-style-name="P10" draw:layer="layout" svg:x1="23.053cm" svg:y1="13.959cm" svg:x2="27.243cm" svg:y2="13.959cm">
          <text:p/>
        </draw:line>
        <draw:line draw:style-name="gr46" draw:text-style-name="P10" draw:layer="layout" svg:x1="23.053cm" svg:y1="14.572cm" svg:x2="27.243cm" svg:y2="14.572cm">
          <text:p/>
        </draw:line>
        <draw:line draw:style-name="gr46" draw:text-style-name="P10" draw:layer="layout" svg:x1="23.053cm" svg:y1="15.176cm" svg:x2="27.243cm" svg:y2="15.176cm">
          <text:p/>
        </draw:line>
        <draw:line draw:style-name="gr46" draw:text-style-name="P10" draw:layer="layout" svg:x1="23.053cm" svg:y1="15.783cm" svg:x2="27.242cm" svg:y2="15.783cm">
          <text:p/>
        </draw:line>
        <draw:line draw:style-name="gr46" draw:text-style-name="P10" draw:layer="layout" svg:x1="23.053cm" svg:y1="16.386cm" svg:x2="27.243cm" svg:y2="16.386cm">
          <text:p/>
        </draw:line>
        <draw:line draw:style-name="gr46" draw:text-style-name="P10" draw:layer="layout" svg:x1="23.053cm" svg:y1="16.991cm" svg:x2="27.243cm" svg:y2="16.991cm">
          <text:p/>
        </draw:line>
        <draw:line draw:style-name="gr46" draw:text-style-name="P10" draw:layer="layout" svg:x1="23.053cm" svg:y1="17.592cm" svg:x2="27.243cm" svg:y2="17.592cm">
          <text:p/>
        </draw:line>
        <draw:line draw:style-name="gr46" draw:text-style-name="P10" draw:layer="layout" svg:x1="23.053cm" svg:y1="18.197cm" svg:x2="27.243cm" svg:y2="18.197cm">
          <text:p/>
        </draw:line>
        <draw:line draw:style-name="gr46" draw:text-style-name="P10" draw:layer="layout" svg:x1="23.053cm" svg:y1="18.802cm" svg:x2="27.243cm" svg:y2="18.802cm">
          <text:p/>
        </draw:line>
        <draw:line draw:style-name="gr46" draw:text-style-name="P10" draw:layer="layout" svg:x1="23.053cm" svg:y1="19.405cm" svg:x2="27.243cm" svg:y2="19.405cm">
          <text:p/>
        </draw:line>
        <draw:line draw:style-name="gr46" draw:text-style-name="P10" draw:layer="layout" svg:x1="23.053cm" svg:y1="20.009cm" svg:x2="27.243cm" svg:y2="20.009cm">
          <text:p/>
        </draw:line>
        <draw:frame draw:style-name="gr38" draw:text-style-name="P14" draw:layer="layout" svg:width="0.41cm" svg:height="0.617cm" svg:x="23.088cm" svg:y="15.435cm">
          <draw:text-box>
            <text:p text:style-name="P3"><text:span text:style-name="T8">2</text:span><text:span text:style-name="T8">3</text:span></text:p>
          </draw:text-box>
        </draw:frame>
        <draw:frame draw:style-name="gr39" draw:text-style-name="P14" draw:layer="layout" svg:width="0.482cm" svg:height="0.617cm" svg:x="23.088cm" svg:y="16.04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23.088cm" svg:y="16.641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23.088cm" svg:y="17.247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23.088cm" svg:y="17.849cm">
          <draw:text-box>
            <text:p text:style-name="P3"><text:span text:style-name="T8">2</text:span><text:span text:style-name="T8">7</text:span></text:p>
          </draw:text-box>
        </draw:frame>
        <draw:frame draw:style-name="gr43" draw:text-style-name="P14" draw:layer="layout" svg:width="0.477cm" svg:height="0.617cm" svg:x="23.088cm" svg:y="18.452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23.088cm" svg:y="19.063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23.088cm" svg:y="19.669cm">
          <draw:text-box>
            <text:p text:style-name="P3"><text:span text:style-name="T8">3</text:span><text:span text:style-name="T8">0</text:span></text:p>
          </draw:text-box>
        </draw:frame>
        <draw:frame draw:style-name="gr76" draw:text-style-name="P12" draw:layer="layout" svg:width="0.861cm" svg:height="0.533cm" svg:x="15.95cm" svg:y="1.408cm">
          <draw:text-box>
            <text:p text:style-name="P3"><text:span text:style-name="T6">A</text:span><text:span text:style-name="T6">b</text:span><text:span text:style-name="T6">r</text:span><text:span text:style-name="T6">i</text:span><text:span text:style-name="T6">l</text:span></text:p>
          </draw:text-box>
        </draw:frame>
        <draw:frame draw:style-name="gr77" draw:text-style-name="P12" draw:layer="layout" svg:width="1.018cm" svg:height="0.533cm" svg:x="20.35cm" svg:y="1.409cm">
          <draw:text-box>
            <text:p text:style-name="P3"><text:span text:style-name="T6">M</text:span><text:span text:style-name="T6">a</text:span><text:span text:style-name="T6">y</text:span><text:span text:style-name="T6">o</text:span></text:p>
          </draw:text-box>
        </draw:frame>
        <draw:frame draw:style-name="gr78" draw:text-style-name="P12" draw:layer="layout" svg:width="1.01cm" svg:height="0.533cm" svg:x="24.751cm" svg:y="1.41cm">
          <draw:text-box>
            <text:p text:style-name="P3"><text:span text:style-name="T6">J</text:span><text:span text:style-name="T6">u</text:span><text:span text:style-name="T6">n</text:span><text:span text:style-name="T6">i</text:span><text:span text:style-name="T6">o</text:span></text:p>
          </draw:text-box>
        </draw:frame>
      </draw:page>
      <draw:page draw:name="page4" draw:style-name="dp1" draw:master-page-name="master-page34">
        <draw:g>
          <draw:custom-shape draw:style-name="gr32" draw:text-style-name="P2" draw:layer="layout" svg:width="3.192cm" svg:height="0.574cm" svg:x="1.6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6.0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10.3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11" draw:layer="layout" svg:width="2.415cm" svg:height="0.398cm" svg:x="1.365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.366cm" svg:y="1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79" draw:text-style-name="P12" draw:layer="layout" svg:width="0.874cm" svg:height="0.533cm" svg:x="2.75cm" svg:y="1.408cm">
          <draw:text-box>
            <text:p text:style-name="P3"><text:span text:style-name="T6">J</text:span><text:span text:style-name="T6">u</text:span><text:span text:style-name="T6">l</text:span><text:span text:style-name="T6">i</text:span><text:span text:style-name="T6">o</text:span></text:p>
          </draw:text-box>
        </draw:frame>
        <draw:frame draw:style-name="gr35" draw:text-style-name="P13" draw:layer="layout" svg:width="4.841cm" svg:height="0.776cm" svg:x="0.92cm" svg:y="0.698cm">
          <draw:text-box>
            <text:p text:style-name="P3"><text:span text:style-name="T7">P</text:span><text:span text:style-name="T7">l</text:span><text:span text:style-name="T7">a</text:span><text:span text:style-name="T7">n</text:span><text:span text:style-name="T7">e</text:span><text:span text:style-name="T7">a</text:span><text:span text:style-name="T7">c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u</text:span><text:span text:style-name="T7">a</text:span><text:span text:style-name="T7">l</text:span></text:p>
          </draw:text-box>
        </draw:frame>
        <draw:frame draw:style-name="gr36" draw:text-style-name="P14" draw:layer="layout" svg:width="0.562cm" svg:height="0.617cm" svg:x="1.002cm" svg:y="2.131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1.002cm" svg:y="2.735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1.002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.002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.002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.002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.002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.002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.002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.002cm" svg:y="7.574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1.002cm" svg:y="8.179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0.967cm" svg:y1="2.48cm" svg:x2="5.156cm" svg:y2="2.48cm">
          <text:p/>
        </draw:line>
        <draw:line draw:style-name="gr46" draw:text-style-name="P10" draw:layer="layout" svg:x1="0.967cm" svg:y1="3.084cm" svg:x2="5.157cm" svg:y2="3.084cm">
          <text:p/>
        </draw:line>
        <draw:line draw:style-name="gr46" draw:text-style-name="P10" draw:layer="layout" svg:x1="0.967cm" svg:y1="3.688cm" svg:x2="5.157cm" svg:y2="3.688cm">
          <text:p/>
        </draw:line>
        <draw:line draw:style-name="gr46" draw:text-style-name="P10" draw:layer="layout" svg:x1="0.967cm" svg:y1="4.29cm" svg:x2="5.157cm" svg:y2="4.29cm">
          <text:p/>
        </draw:line>
        <draw:line draw:style-name="gr46" draw:text-style-name="P10" draw:layer="layout" svg:x1="0.967cm" svg:y1="4.895cm" svg:x2="5.157cm" svg:y2="4.895cm">
          <text:p/>
        </draw:line>
        <draw:line draw:style-name="gr46" draw:text-style-name="P10" draw:layer="layout" svg:x1="0.967cm" svg:y1="5.5cm" svg:x2="5.157cm" svg:y2="5.5cm">
          <text:p/>
        </draw:line>
        <draw:line draw:style-name="gr46" draw:text-style-name="P10" draw:layer="layout" svg:x1="0.967cm" svg:y1="6.103cm" svg:x2="5.157cm" svg:y2="6.103cm">
          <text:p/>
        </draw:line>
        <draw:line draw:style-name="gr46" draw:text-style-name="P10" draw:layer="layout" svg:x1="0.967cm" svg:y1="6.706cm" svg:x2="5.157cm" svg:y2="6.706cm">
          <text:p/>
        </draw:line>
        <draw:line draw:style-name="gr46" draw:text-style-name="P10" draw:layer="layout" svg:x1="0.967cm" svg:y1="7.309cm" svg:x2="5.157cm" svg:y2="7.309cm">
          <text:p/>
        </draw:line>
        <draw:line draw:style-name="gr46" draw:text-style-name="P10" draw:layer="layout" svg:x1="0.967cm" svg:y1="7.922cm" svg:x2="5.157cm" svg:y2="7.922cm">
          <text:p/>
        </draw:line>
        <draw:line draw:style-name="gr46" draw:text-style-name="P10" draw:layer="layout" svg:x1="0.967cm" svg:y1="8.526cm" svg:x2="5.157cm" svg:y2="8.526cm">
          <text:p/>
        </draw:line>
        <draw:frame draw:style-name="gr47" draw:text-style-name="P14" draw:layer="layout" svg:width="0.563cm" svg:height="0.617cm" svg:x="1.003cm" svg:y="8.783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1.003cm" svg:y="9.389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1.003cm" svg:y="9.993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1.003cm" svg:y="10.598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1.003cm" svg:y="11.203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1.003cm" svg:y="11.808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1.003cm" svg:y="12.412cm">
          <draw:text-box>
            <text:p text:style-name="P3"><text:span text:style-name="T8">1</text:span><text:span text:style-name="T8">8</text:span></text:p>
          </draw:text-box>
        </draw:frame>
        <draw:frame draw:style-name="gr54" draw:text-style-name="P14" draw:layer="layout" svg:width="0.479cm" svg:height="0.617cm" svg:x="1.003cm" svg:y="13.016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1.003cm" svg:y="13.622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1.003cm" svg:y="14.226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1.003cm" svg:y="14.83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0.969cm" svg:y1="9.131cm" svg:x2="5.158cm" svg:y2="9.131cm">
          <text:p/>
        </draw:line>
        <draw:line draw:style-name="gr46" draw:text-style-name="P10" draw:layer="layout" svg:x1="0.969cm" svg:y1="9.734cm" svg:x2="5.159cm" svg:y2="9.734cm">
          <text:p/>
        </draw:line>
        <draw:line draw:style-name="gr46" draw:text-style-name="P10" draw:layer="layout" svg:x1="0.969cm" svg:y1="10.339cm" svg:x2="5.159cm" svg:y2="10.339cm">
          <text:p/>
        </draw:line>
        <draw:line draw:style-name="gr46" draw:text-style-name="P10" draw:layer="layout" svg:x1="0.969cm" svg:y1="10.941cm" svg:x2="5.159cm" svg:y2="10.941cm">
          <text:p/>
        </draw:line>
        <draw:line draw:style-name="gr46" draw:text-style-name="P10" draw:layer="layout" svg:x1="0.969cm" svg:y1="11.546cm" svg:x2="5.159cm" svg:y2="11.546cm">
          <text:p/>
        </draw:line>
        <draw:line draw:style-name="gr46" draw:text-style-name="P10" draw:layer="layout" svg:x1="0.969cm" svg:y1="12.151cm" svg:x2="5.159cm" svg:y2="12.151cm">
          <text:p/>
        </draw:line>
        <draw:line draw:style-name="gr46" draw:text-style-name="P10" draw:layer="layout" svg:x1="0.969cm" svg:y1="12.754cm" svg:x2="5.159cm" svg:y2="12.754cm">
          <text:p/>
        </draw:line>
        <draw:line draw:style-name="gr46" draw:text-style-name="P10" draw:layer="layout" svg:x1="0.969cm" svg:y1="13.357cm" svg:x2="5.159cm" svg:y2="13.357cm">
          <text:p/>
        </draw:line>
        <draw:line draw:style-name="gr46" draw:text-style-name="P10" draw:layer="layout" svg:x1="0.969cm" svg:y1="13.96cm" svg:x2="5.159cm" svg:y2="13.96cm">
          <text:p/>
        </draw:line>
        <draw:line draw:style-name="gr46" draw:text-style-name="P10" draw:layer="layout" svg:x1="0.969cm" svg:y1="14.573cm" svg:x2="5.159cm" svg:y2="14.573cm">
          <text:p/>
        </draw:line>
        <draw:line draw:style-name="gr46" draw:text-style-name="P10" draw:layer="layout" svg:x1="0.969cm" svg:y1="15.177cm" svg:x2="5.159cm" svg:y2="15.177cm">
          <text:p/>
        </draw:line>
        <draw:line draw:style-name="gr46" draw:text-style-name="P10" draw:layer="layout" svg:x1="0.969cm" svg:y1="15.784cm" svg:x2="5.158cm" svg:y2="15.784cm">
          <text:p/>
        </draw:line>
        <draw:line draw:style-name="gr46" draw:text-style-name="P10" draw:layer="layout" svg:x1="0.969cm" svg:y1="16.387cm" svg:x2="5.159cm" svg:y2="16.387cm">
          <text:p/>
        </draw:line>
        <draw:line draw:style-name="gr46" draw:text-style-name="P10" draw:layer="layout" svg:x1="0.969cm" svg:y1="16.992cm" svg:x2="5.159cm" svg:y2="16.992cm">
          <text:p/>
        </draw:line>
        <draw:line draw:style-name="gr46" draw:text-style-name="P10" draw:layer="layout" svg:x1="0.969cm" svg:y1="17.593cm" svg:x2="5.159cm" svg:y2="17.593cm">
          <text:p/>
        </draw:line>
        <draw:line draw:style-name="gr46" draw:text-style-name="P10" draw:layer="layout" svg:x1="0.969cm" svg:y1="18.198cm" svg:x2="5.159cm" svg:y2="18.198cm">
          <text:p/>
        </draw:line>
        <draw:line draw:style-name="gr46" draw:text-style-name="P10" draw:layer="layout" svg:x1="0.969cm" svg:y1="18.803cm" svg:x2="5.159cm" svg:y2="18.803cm">
          <text:p/>
        </draw:line>
        <draw:line draw:style-name="gr46" draw:text-style-name="P10" draw:layer="layout" svg:x1="0.969cm" svg:y1="19.406cm" svg:x2="5.159cm" svg:y2="19.406cm">
          <text:p/>
        </draw:line>
        <draw:line draw:style-name="gr46" draw:text-style-name="P10" draw:layer="layout" svg:x1="0.969cm" svg:y1="20.01cm" svg:x2="5.159cm" svg:y2="20.01cm">
          <text:p/>
        </draw:line>
        <draw:line draw:style-name="gr46" draw:text-style-name="P10" draw:layer="layout" svg:x1="0.969cm" svg:y1="20.613cm" svg:x2="5.159cm" svg:y2="20.613cm">
          <text:p/>
        </draw:line>
        <draw:frame draw:style-name="gr49" draw:text-style-name="P14" draw:layer="layout" svg:width="0.411cm" svg:height="0.617cm" svg:x="1.004cm" svg:y="15.436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1.004cm" svg:y="16.041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1.004cm" svg:y="16.642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1.004cm" svg:y="17.248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1.004cm" svg:y="17.85cm">
          <draw:text-box>
            <text:p text:style-name="P3"><text:span text:style-name="T8">2</text:span><text:span text:style-name="T8">7</text:span></text:p>
          </draw:text-box>
        </draw:frame>
        <draw:frame draw:style-name="gr60" draw:text-style-name="P14" draw:layer="layout" svg:width="0.478cm" svg:height="0.617cm" svg:x="1.004cm" svg:y="18.453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1.004cm" svg:y="19.064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1.004cm" svg:y="19.67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1.004cm" svg:y="20.274cm">
          <draw:text-box>
            <text:p text:style-name="P3"><text:span text:style-name="T8">3</text:span><text:span text:style-name="T8">1</text:span></text:p>
          </draw:text-box>
        </draw:frame>
        <draw:frame draw:style-name="gr36" draw:text-style-name="P14" draw:layer="layout" svg:width="0.562cm" svg:height="0.617cm" svg:x="5.408cm" svg:y="2.131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48" draw:text-style-name="P14" draw:layer="layout" svg:width="0.552cm" svg:height="0.617cm" svg:x="5.408cm" svg:y="2.735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5.408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5.408cm" svg:y="3.943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5.408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5.408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5.408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5.408cm" svg:y="6.357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5.408cm" svg:y="6.969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5.408cm" svg:y="7.574cm">
          <draw:text-box>
            <text:p text:style-name="P3"><text:span text:style-name="T8">1</text:span><text:span text:style-name="T8">0</text:span></text:p>
          </draw:text-box>
        </draw:frame>
        <draw:frame draw:style-name="gr57" draw:text-style-name="P14" draw:layer="layout" svg:width="0.461cm" svg:height="0.617cm" svg:x="5.408cm" svg:y="8.179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5.373cm" svg:y1="2.48cm" svg:x2="9.562cm" svg:y2="2.48cm">
          <text:p/>
        </draw:line>
        <draw:line draw:style-name="gr46" draw:text-style-name="P10" draw:layer="layout" svg:x1="5.373cm" svg:y1="3.084cm" svg:x2="9.563cm" svg:y2="3.084cm">
          <text:p/>
        </draw:line>
        <draw:line draw:style-name="gr46" draw:text-style-name="P10" draw:layer="layout" svg:x1="5.373cm" svg:y1="3.688cm" svg:x2="9.563cm" svg:y2="3.688cm">
          <text:p/>
        </draw:line>
        <draw:line draw:style-name="gr46" draw:text-style-name="P10" draw:layer="layout" svg:x1="5.373cm" svg:y1="4.29cm" svg:x2="9.563cm" svg:y2="4.29cm">
          <text:p/>
        </draw:line>
        <draw:line draw:style-name="gr46" draw:text-style-name="P10" draw:layer="layout" svg:x1="5.373cm" svg:y1="4.895cm" svg:x2="9.563cm" svg:y2="4.895cm">
          <text:p/>
        </draw:line>
        <draw:line draw:style-name="gr46" draw:text-style-name="P10" draw:layer="layout" svg:x1="5.373cm" svg:y1="5.5cm" svg:x2="9.563cm" svg:y2="5.5cm">
          <text:p/>
        </draw:line>
        <draw:line draw:style-name="gr46" draw:text-style-name="P10" draw:layer="layout" svg:x1="5.373cm" svg:y1="6.103cm" svg:x2="9.563cm" svg:y2="6.103cm">
          <text:p/>
        </draw:line>
        <draw:line draw:style-name="gr46" draw:text-style-name="P10" draw:layer="layout" svg:x1="5.373cm" svg:y1="6.706cm" svg:x2="9.563cm" svg:y2="6.706cm">
          <text:p/>
        </draw:line>
        <draw:line draw:style-name="gr46" draw:text-style-name="P10" draw:layer="layout" svg:x1="5.373cm" svg:y1="7.309cm" svg:x2="9.563cm" svg:y2="7.309cm">
          <text:p/>
        </draw:line>
        <draw:line draw:style-name="gr46" draw:text-style-name="P10" draw:layer="layout" svg:x1="5.373cm" svg:y1="7.922cm" svg:x2="9.563cm" svg:y2="7.922cm">
          <text:p/>
        </draw:line>
        <draw:line draw:style-name="gr46" draw:text-style-name="P10" draw:layer="layout" svg:x1="5.373cm" svg:y1="8.526cm" svg:x2="9.563cm" svg:y2="8.526cm">
          <text:p/>
        </draw:line>
        <draw:frame draw:style-name="gr36" draw:text-style-name="P14" draw:layer="layout" svg:width="0.562cm" svg:height="0.617cm" svg:x="5.41cm" svg:y="8.783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37" draw:text-style-name="P14" draw:layer="layout" svg:width="0.551cm" svg:height="0.617cm" svg:x="5.41cm" svg:y="9.389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38" draw:text-style-name="P14" draw:layer="layout" svg:width="0.41cm" svg:height="0.617cm" svg:x="5.41cm" svg:y="9.993cm">
          <draw:text-box>
            <text:p text:style-name="P3"><text:span text:style-name="T8">1</text:span><text:span text:style-name="T8">4</text:span></text:p>
          </draw:text-box>
        </draw:frame>
        <draw:frame draw:style-name="gr62" draw:text-style-name="P14" draw:layer="layout" svg:width="0.482cm" svg:height="0.616cm" svg:x="5.41cm" svg:y="10.598cm">
          <draw:text-box>
            <text:p text:style-name="P3"><text:span text:style-name="T8">1</text:span><text:span text:style-name="T8">5</text:span></text:p>
          </draw:text-box>
        </draw:frame>
        <draw:frame draw:style-name="gr63" draw:text-style-name="P14" draw:layer="layout" svg:width="0.471cm" svg:height="0.616cm" svg:x="5.41cm" svg:y="11.203cm">
          <draw:text-box>
            <text:p text:style-name="P3"><text:span text:style-name="T8">1</text:span><text:span text:style-name="T8">6</text:span></text:p>
          </draw:text-box>
        </draw:frame>
        <draw:frame draw:style-name="gr64" draw:text-style-name="P14" draw:layer="layout" svg:width="0.426cm" svg:height="0.617cm" svg:x="5.41cm" svg:y="11.808cm">
          <draw:text-box>
            <text:p text:style-name="P3"><text:span text:style-name="T8">1</text:span><text:span text:style-name="T8">7</text:span></text:p>
          </draw:text-box>
        </draw:frame>
        <draw:frame draw:style-name="gr42" draw:text-style-name="P14" draw:layer="layout" svg:width="0.415cm" svg:height="0.617cm" svg:x="5.41cm" svg:y="12.412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5.41cm" svg:y="13.016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5.41cm" svg:y="13.622cm">
          <draw:text-box>
            <text:p text:style-name="P3"><text:span text:style-name="T8">2</text:span><text:span text:style-name="T8">0</text:span></text:p>
          </draw:text-box>
        </draw:frame>
        <draw:frame draw:style-name="gr40" draw:text-style-name="P14" draw:layer="layout" svg:width="0.471cm" svg:height="0.617cm" svg:x="5.41cm" svg:y="14.226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5.41cm" svg:y="14.83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5.375cm" svg:y1="9.131cm" svg:x2="9.564cm" svg:y2="9.131cm">
          <text:p/>
        </draw:line>
        <draw:line draw:style-name="gr46" draw:text-style-name="P10" draw:layer="layout" svg:x1="5.375cm" svg:y1="9.734cm" svg:x2="9.565cm" svg:y2="9.734cm">
          <text:p/>
        </draw:line>
        <draw:line draw:style-name="gr46" draw:text-style-name="P10" draw:layer="layout" svg:x1="5.375cm" svg:y1="10.339cm" svg:x2="9.565cm" svg:y2="10.339cm">
          <text:p/>
        </draw:line>
        <draw:line draw:style-name="gr46" draw:text-style-name="P10" draw:layer="layout" svg:x1="5.375cm" svg:y1="10.941cm" svg:x2="9.565cm" svg:y2="10.941cm">
          <text:p/>
        </draw:line>
        <draw:line draw:style-name="gr46" draw:text-style-name="P10" draw:layer="layout" svg:x1="5.375cm" svg:y1="11.546cm" svg:x2="9.565cm" svg:y2="11.546cm">
          <text:p/>
        </draw:line>
        <draw:line draw:style-name="gr46" draw:text-style-name="P10" draw:layer="layout" svg:x1="5.375cm" svg:y1="12.151cm" svg:x2="9.565cm" svg:y2="12.151cm">
          <text:p/>
        </draw:line>
        <draw:line draw:style-name="gr46" draw:text-style-name="P10" draw:layer="layout" svg:x1="5.375cm" svg:y1="12.754cm" svg:x2="9.565cm" svg:y2="12.754cm">
          <text:p/>
        </draw:line>
        <draw:line draw:style-name="gr46" draw:text-style-name="P10" draw:layer="layout" svg:x1="5.375cm" svg:y1="13.357cm" svg:x2="9.565cm" svg:y2="13.357cm">
          <text:p/>
        </draw:line>
        <draw:line draw:style-name="gr46" draw:text-style-name="P10" draw:layer="layout" svg:x1="5.375cm" svg:y1="13.96cm" svg:x2="9.565cm" svg:y2="13.96cm">
          <text:p/>
        </draw:line>
        <draw:line draw:style-name="gr46" draw:text-style-name="P10" draw:layer="layout" svg:x1="5.375cm" svg:y1="14.573cm" svg:x2="9.565cm" svg:y2="14.573cm">
          <text:p/>
        </draw:line>
        <draw:line draw:style-name="gr46" draw:text-style-name="P10" draw:layer="layout" svg:x1="5.375cm" svg:y1="15.177cm" svg:x2="9.565cm" svg:y2="15.177cm">
          <text:p/>
        </draw:line>
        <draw:line draw:style-name="gr46" draw:text-style-name="P10" draw:layer="layout" svg:x1="5.375cm" svg:y1="15.784cm" svg:x2="9.564cm" svg:y2="15.784cm">
          <text:p/>
        </draw:line>
        <draw:line draw:style-name="gr46" draw:text-style-name="P10" draw:layer="layout" svg:x1="5.375cm" svg:y1="16.387cm" svg:x2="9.565cm" svg:y2="16.387cm">
          <text:p/>
        </draw:line>
        <draw:line draw:style-name="gr46" draw:text-style-name="P10" draw:layer="layout" svg:x1="5.375cm" svg:y1="16.992cm" svg:x2="9.565cm" svg:y2="16.992cm">
          <text:p/>
        </draw:line>
        <draw:line draw:style-name="gr46" draw:text-style-name="P10" draw:layer="layout" svg:x1="5.375cm" svg:y1="17.593cm" svg:x2="9.565cm" svg:y2="17.593cm">
          <text:p/>
        </draw:line>
        <draw:line draw:style-name="gr46" draw:text-style-name="P10" draw:layer="layout" svg:x1="5.375cm" svg:y1="18.198cm" svg:x2="9.565cm" svg:y2="18.198cm">
          <text:p/>
        </draw:line>
        <draw:line draw:style-name="gr46" draw:text-style-name="P10" draw:layer="layout" svg:x1="5.375cm" svg:y1="18.803cm" svg:x2="9.565cm" svg:y2="18.803cm">
          <text:p/>
        </draw:line>
        <draw:line draw:style-name="gr46" draw:text-style-name="P10" draw:layer="layout" svg:x1="5.375cm" svg:y1="19.406cm" svg:x2="9.565cm" svg:y2="19.406cm">
          <text:p/>
        </draw:line>
        <draw:line draw:style-name="gr46" draw:text-style-name="P10" draw:layer="layout" svg:x1="5.375cm" svg:y1="20.01cm" svg:x2="9.565cm" svg:y2="20.01cm">
          <text:p/>
        </draw:line>
        <draw:line draw:style-name="gr46" draw:text-style-name="P10" draw:layer="layout" svg:x1="5.375cm" svg:y1="20.613cm" svg:x2="9.565cm" svg:y2="20.613cm">
          <text:p/>
        </draw:line>
        <draw:frame draw:style-name="gr49" draw:text-style-name="P14" draw:layer="layout" svg:width="0.411cm" svg:height="0.617cm" svg:x="5.41cm" svg:y="15.436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5.41cm" svg:y="16.041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5.41cm" svg:y="16.642cm">
          <draw:text-box>
            <text:p text:style-name="P3"><text:span text:style-name="T8">2</text:span><text:span text:style-name="T8">5</text:span></text:p>
          </draw:text-box>
        </draw:frame>
        <draw:frame draw:style-name="gr65" draw:text-style-name="P14" draw:layer="layout" svg:width="0.427cm" svg:height="0.618cm" svg:x="5.41cm" svg:y="17.248cm">
          <draw:text-box>
            <text:p text:style-name="P3"><text:span text:style-name="T8">2</text:span><text:span text:style-name="T8">6</text:span></text:p>
          </draw:text-box>
        </draw:frame>
        <draw:frame draw:style-name="gr66" draw:text-style-name="P14" draw:layer="layout" svg:width="0.417cm" svg:height="0.617cm" svg:x="5.41cm" svg:y="17.85cm">
          <draw:text-box>
            <text:p text:style-name="P3"><text:span text:style-name="T8">2</text:span><text:span text:style-name="T8">7</text:span></text:p>
          </draw:text-box>
        </draw:frame>
        <draw:frame draw:style-name="gr54" draw:text-style-name="P14" draw:layer="layout" svg:width="0.479cm" svg:height="0.617cm" svg:x="5.41cm" svg:y="18.453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5.41cm" svg:y="19.064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5.41cm" svg:y="19.67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5.41cm" svg:y="20.274cm">
          <draw:text-box>
            <text:p text:style-name="P3"><text:span text:style-name="T8">3</text:span><text:span text:style-name="T8">1</text:span></text:p>
          </draw:text-box>
        </draw:frame>
        <draw:frame draw:style-name="gr36" draw:text-style-name="P14" draw:layer="layout" svg:width="0.562cm" svg:height="0.617cm" svg:x="9.813cm" svg:y="2.131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9.813cm" svg:y="2.735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9.813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9.813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9.813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9.813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9.813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9.813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9.813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9.813cm" svg:y="7.574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9.813cm" svg:y="8.179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9.778cm" svg:y1="2.48cm" svg:x2="13.967cm" svg:y2="2.48cm">
          <text:p/>
        </draw:line>
        <draw:line draw:style-name="gr46" draw:text-style-name="P10" draw:layer="layout" svg:x1="9.778cm" svg:y1="3.084cm" svg:x2="13.968cm" svg:y2="3.084cm">
          <text:p/>
        </draw:line>
        <draw:line draw:style-name="gr46" draw:text-style-name="P10" draw:layer="layout" svg:x1="9.778cm" svg:y1="3.688cm" svg:x2="13.968cm" svg:y2="3.688cm">
          <text:p/>
        </draw:line>
        <draw:line draw:style-name="gr46" draw:text-style-name="P10" draw:layer="layout" svg:x1="9.778cm" svg:y1="4.29cm" svg:x2="13.968cm" svg:y2="4.29cm">
          <text:p/>
        </draw:line>
        <draw:line draw:style-name="gr46" draw:text-style-name="P10" draw:layer="layout" svg:x1="9.778cm" svg:y1="4.895cm" svg:x2="13.968cm" svg:y2="4.895cm">
          <text:p/>
        </draw:line>
        <draw:line draw:style-name="gr46" draw:text-style-name="P10" draw:layer="layout" svg:x1="9.778cm" svg:y1="5.5cm" svg:x2="13.968cm" svg:y2="5.5cm">
          <text:p/>
        </draw:line>
        <draw:line draw:style-name="gr46" draw:text-style-name="P10" draw:layer="layout" svg:x1="9.778cm" svg:y1="6.103cm" svg:x2="13.968cm" svg:y2="6.103cm">
          <text:p/>
        </draw:line>
        <draw:line draw:style-name="gr46" draw:text-style-name="P10" draw:layer="layout" svg:x1="9.778cm" svg:y1="6.706cm" svg:x2="13.968cm" svg:y2="6.706cm">
          <text:p/>
        </draw:line>
        <draw:line draw:style-name="gr46" draw:text-style-name="P10" draw:layer="layout" svg:x1="9.778cm" svg:y1="7.309cm" svg:x2="13.968cm" svg:y2="7.309cm">
          <text:p/>
        </draw:line>
        <draw:line draw:style-name="gr46" draw:text-style-name="P10" draw:layer="layout" svg:x1="9.778cm" svg:y1="7.922cm" svg:x2="13.968cm" svg:y2="7.922cm">
          <text:p/>
        </draw:line>
        <draw:line draw:style-name="gr46" draw:text-style-name="P10" draw:layer="layout" svg:x1="9.778cm" svg:y1="8.526cm" svg:x2="13.968cm" svg:y2="8.526cm">
          <text:p/>
        </draw:line>
        <draw:frame draw:style-name="gr47" draw:text-style-name="P14" draw:layer="layout" svg:width="0.563cm" svg:height="0.617cm" svg:x="9.814cm" svg:y="8.783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9.814cm" svg:y="9.389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9.814cm" svg:y="9.993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9.814cm" svg:y="10.598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9.814cm" svg:y="11.203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9.814cm" svg:y="11.808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9.814cm" svg:y="12.412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9.814cm" svg:y="13.016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9.814cm" svg:y="13.622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9.814cm" svg:y="14.226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9.814cm" svg:y="14.83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9.78cm" svg:y1="9.131cm" svg:x2="13.969cm" svg:y2="9.131cm">
          <text:p/>
        </draw:line>
        <draw:line draw:style-name="gr46" draw:text-style-name="P10" draw:layer="layout" svg:x1="9.78cm" svg:y1="9.734cm" svg:x2="13.97cm" svg:y2="9.734cm">
          <text:p/>
        </draw:line>
        <draw:line draw:style-name="gr46" draw:text-style-name="P10" draw:layer="layout" svg:x1="9.78cm" svg:y1="10.339cm" svg:x2="13.97cm" svg:y2="10.339cm">
          <text:p/>
        </draw:line>
        <draw:line draw:style-name="gr46" draw:text-style-name="P10" draw:layer="layout" svg:x1="9.78cm" svg:y1="10.941cm" svg:x2="13.97cm" svg:y2="10.941cm">
          <text:p/>
        </draw:line>
        <draw:line draw:style-name="gr46" draw:text-style-name="P10" draw:layer="layout" svg:x1="9.78cm" svg:y1="11.546cm" svg:x2="13.97cm" svg:y2="11.546cm">
          <text:p/>
        </draw:line>
        <draw:line draw:style-name="gr46" draw:text-style-name="P10" draw:layer="layout" svg:x1="9.78cm" svg:y1="12.151cm" svg:x2="13.97cm" svg:y2="12.151cm">
          <text:p/>
        </draw:line>
        <draw:line draw:style-name="gr46" draw:text-style-name="P10" draw:layer="layout" svg:x1="9.78cm" svg:y1="12.754cm" svg:x2="13.97cm" svg:y2="12.754cm">
          <text:p/>
        </draw:line>
        <draw:line draw:style-name="gr46" draw:text-style-name="P10" draw:layer="layout" svg:x1="9.78cm" svg:y1="13.357cm" svg:x2="13.97cm" svg:y2="13.357cm">
          <text:p/>
        </draw:line>
        <draw:line draw:style-name="gr46" draw:text-style-name="P10" draw:layer="layout" svg:x1="9.78cm" svg:y1="13.96cm" svg:x2="13.97cm" svg:y2="13.96cm">
          <text:p/>
        </draw:line>
        <draw:line draw:style-name="gr46" draw:text-style-name="P10" draw:layer="layout" svg:x1="9.78cm" svg:y1="14.573cm" svg:x2="13.97cm" svg:y2="14.573cm">
          <text:p/>
        </draw:line>
        <draw:line draw:style-name="gr46" draw:text-style-name="P10" draw:layer="layout" svg:x1="9.78cm" svg:y1="15.177cm" svg:x2="13.97cm" svg:y2="15.177cm">
          <text:p/>
        </draw:line>
        <draw:line draw:style-name="gr46" draw:text-style-name="P10" draw:layer="layout" svg:x1="9.78cm" svg:y1="15.784cm" svg:x2="13.969cm" svg:y2="15.784cm">
          <text:p/>
        </draw:line>
        <draw:line draw:style-name="gr46" draw:text-style-name="P10" draw:layer="layout" svg:x1="9.78cm" svg:y1="16.387cm" svg:x2="13.97cm" svg:y2="16.387cm">
          <text:p/>
        </draw:line>
        <draw:line draw:style-name="gr46" draw:text-style-name="P10" draw:layer="layout" svg:x1="9.78cm" svg:y1="16.992cm" svg:x2="13.97cm" svg:y2="16.992cm">
          <text:p/>
        </draw:line>
        <draw:line draw:style-name="gr46" draw:text-style-name="P10" draw:layer="layout" svg:x1="9.78cm" svg:y1="17.593cm" svg:x2="13.97cm" svg:y2="17.593cm">
          <text:p/>
        </draw:line>
        <draw:line draw:style-name="gr46" draw:text-style-name="P10" draw:layer="layout" svg:x1="9.78cm" svg:y1="18.198cm" svg:x2="13.97cm" svg:y2="18.198cm">
          <text:p/>
        </draw:line>
        <draw:line draw:style-name="gr46" draw:text-style-name="P10" draw:layer="layout" svg:x1="9.78cm" svg:y1="18.803cm" svg:x2="13.97cm" svg:y2="18.803cm">
          <text:p/>
        </draw:line>
        <draw:line draw:style-name="gr46" draw:text-style-name="P10" draw:layer="layout" svg:x1="9.78cm" svg:y1="19.406cm" svg:x2="13.97cm" svg:y2="19.406cm">
          <text:p/>
        </draw:line>
        <draw:line draw:style-name="gr46" draw:text-style-name="P10" draw:layer="layout" svg:x1="9.78cm" svg:y1="20.01cm" svg:x2="13.97cm" svg:y2="20.01cm">
          <text:p/>
        </draw:line>
        <draw:frame draw:style-name="gr38" draw:text-style-name="P14" draw:layer="layout" svg:width="0.41cm" svg:height="0.617cm" svg:x="9.815cm" svg:y="15.436cm">
          <draw:text-box>
            <text:p text:style-name="P3"><text:span text:style-name="T8">2</text:span><text:span text:style-name="T8">3</text:span></text:p>
          </draw:text-box>
        </draw:frame>
        <draw:frame draw:style-name="gr39" draw:text-style-name="P14" draw:layer="layout" svg:width="0.482cm" svg:height="0.617cm" svg:x="9.815cm" svg:y="16.041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9.815cm" svg:y="16.642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9.815cm" svg:y="17.248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9.815cm" svg:y="17.85cm">
          <draw:text-box>
            <text:p text:style-name="P3"><text:span text:style-name="T8">2</text:span><text:span text:style-name="T8">7</text:span></text:p>
          </draw:text-box>
        </draw:frame>
        <draw:frame draw:style-name="gr43" draw:text-style-name="P14" draw:layer="layout" svg:width="0.477cm" svg:height="0.617cm" svg:x="9.815cm" svg:y="18.453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9.815cm" svg:y="19.064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9.815cm" svg:y="19.67cm">
          <draw:text-box>
            <text:p text:style-name="P3"><text:span text:style-name="T8">3</text:span><text:span text:style-name="T8">0</text:span></text:p>
          </draw:text-box>
        </draw:frame>
        <draw:frame draw:style-name="gr80" draw:text-style-name="P12" draw:layer="layout" svg:width="1.327cm" svg:height="0.533cm" svg:x="6.95cm" svg:y="1.409cm">
          <draw:text-box>
            <text:p text:style-name="P3"><text:span text:style-name="T6">A</text:span><text:span text:style-name="T6">g</text:span><text:span text:style-name="T6">o</text:span><text:span text:style-name="T6">s</text:span><text:span text:style-name="T6">t</text:span><text:span text:style-name="T6">o</text:span></text:p>
          </draw:text-box>
        </draw:frame>
        <draw:frame draw:style-name="gr81" draw:text-style-name="P12" draw:layer="layout" svg:width="2.153cm" svg:height="0.533cm" svg:x="10.851cm" svg:y="1.41cm">
          <draw:text-box>
            <text:p text:style-name="P3"><text:span text:style-name="T6">S</text:span><text:span text:style-name="T6">e</text:span><text:span text:style-name="T6">p</text:span><text:span text:style-name="T6">t</text:span><text:span text:style-name="T6">i</text:span><text:span text:style-name="T6">e</text:span><text:span text:style-name="T6">m</text:span><text:span text:style-name="T6">b</text:span><text:span text:style-name="T6">r</text:span><text:span text:style-name="T6">e</text:span></text:p>
          </draw:text-box>
        </draw:frame>
      </draw:page>
      <draw:page draw:name="page5" draw:style-name="dp1" draw:master-page-name="master-page79">
        <draw:custom-shape draw:style-name="gr32" draw:text-style-name="P2" draw:layer="layout" svg:width="3.192cm" svg:height="0.574cm" svg:x="23.5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9.2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4.8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4" draw:layer="layout" svg:width="0.562cm" svg:height="0.617cm" svg:x="14.275cm" svg:y="2.13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14.275cm" svg:y="2.734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14.275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4.275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4.275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4.275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4.275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4.275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4.275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4.275cm" svg:y="7.573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14.275cm" svg:y="8.178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14.24cm" svg:y1="2.479cm" svg:x2="18.429cm" svg:y2="2.479cm">
          <text:p/>
        </draw:line>
        <draw:line draw:style-name="gr46" draw:text-style-name="P10" draw:layer="layout" svg:x1="14.24cm" svg:y1="3.083cm" svg:x2="18.43cm" svg:y2="3.083cm">
          <text:p/>
        </draw:line>
        <draw:line draw:style-name="gr46" draw:text-style-name="P10" draw:layer="layout" svg:x1="14.24cm" svg:y1="3.687cm" svg:x2="18.43cm" svg:y2="3.687cm">
          <text:p/>
        </draw:line>
        <draw:line draw:style-name="gr46" draw:text-style-name="P10" draw:layer="layout" svg:x1="14.24cm" svg:y1="4.289cm" svg:x2="18.43cm" svg:y2="4.289cm">
          <text:p/>
        </draw:line>
        <draw:line draw:style-name="gr46" draw:text-style-name="P10" draw:layer="layout" svg:x1="14.24cm" svg:y1="4.894cm" svg:x2="18.43cm" svg:y2="4.894cm">
          <text:p/>
        </draw:line>
        <draw:line draw:style-name="gr46" draw:text-style-name="P10" draw:layer="layout" svg:x1="14.24cm" svg:y1="5.499cm" svg:x2="18.43cm" svg:y2="5.499cm">
          <text:p/>
        </draw:line>
        <draw:line draw:style-name="gr46" draw:text-style-name="P10" draw:layer="layout" svg:x1="14.24cm" svg:y1="6.102cm" svg:x2="18.43cm" svg:y2="6.102cm">
          <text:p/>
        </draw:line>
        <draw:line draw:style-name="gr46" draw:text-style-name="P10" draw:layer="layout" svg:x1="14.24cm" svg:y1="6.705cm" svg:x2="18.43cm" svg:y2="6.705cm">
          <text:p/>
        </draw:line>
        <draw:line draw:style-name="gr46" draw:text-style-name="P10" draw:layer="layout" svg:x1="14.24cm" svg:y1="7.308cm" svg:x2="18.43cm" svg:y2="7.308cm">
          <text:p/>
        </draw:line>
        <draw:line draw:style-name="gr46" draw:text-style-name="P10" draw:layer="layout" svg:x1="14.24cm" svg:y1="7.921cm" svg:x2="18.43cm" svg:y2="7.921cm">
          <text:p/>
        </draw:line>
        <draw:line draw:style-name="gr46" draw:text-style-name="P10" draw:layer="layout" svg:x1="14.24cm" svg:y1="8.525cm" svg:x2="18.43cm" svg:y2="8.525cm">
          <text:p/>
        </draw:line>
        <draw:frame draw:style-name="gr47" draw:text-style-name="P14" draw:layer="layout" svg:width="0.563cm" svg:height="0.617cm" svg:x="14.276cm" svg:y="8.782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14.276cm" svg:y="9.388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14.276cm" svg:y="9.992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14.276cm" svg:y="10.597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14.276cm" svg:y="11.202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14.276cm" svg:y="11.807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14.276cm" svg:y="12.411cm">
          <draw:text-box>
            <text:p text:style-name="P3"><text:span text:style-name="T8">1</text:span><text:span text:style-name="T8">8</text:span></text:p>
          </draw:text-box>
        </draw:frame>
        <draw:frame draw:style-name="gr54" draw:text-style-name="P14" draw:layer="layout" svg:width="0.479cm" svg:height="0.617cm" svg:x="14.276cm" svg:y="13.015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14.276cm" svg:y="13.621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14.276cm" svg:y="14.225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14.276cm" svg:y="14.829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14.242cm" svg:y1="9.13cm" svg:x2="18.431cm" svg:y2="9.13cm">
          <text:p/>
        </draw:line>
        <draw:line draw:style-name="gr46" draw:text-style-name="P10" draw:layer="layout" svg:x1="14.242cm" svg:y1="9.733cm" svg:x2="18.432cm" svg:y2="9.733cm">
          <text:p/>
        </draw:line>
        <draw:line draw:style-name="gr46" draw:text-style-name="P10" draw:layer="layout" svg:x1="14.242cm" svg:y1="10.338cm" svg:x2="18.432cm" svg:y2="10.338cm">
          <text:p/>
        </draw:line>
        <draw:line draw:style-name="gr46" draw:text-style-name="P10" draw:layer="layout" svg:x1="14.242cm" svg:y1="10.94cm" svg:x2="18.432cm" svg:y2="10.94cm">
          <text:p/>
        </draw:line>
        <draw:line draw:style-name="gr46" draw:text-style-name="P10" draw:layer="layout" svg:x1="14.242cm" svg:y1="11.545cm" svg:x2="18.432cm" svg:y2="11.545cm">
          <text:p/>
        </draw:line>
        <draw:line draw:style-name="gr46" draw:text-style-name="P10" draw:layer="layout" svg:x1="14.242cm" svg:y1="12.15cm" svg:x2="18.432cm" svg:y2="12.15cm">
          <text:p/>
        </draw:line>
        <draw:line draw:style-name="gr46" draw:text-style-name="P10" draw:layer="layout" svg:x1="14.242cm" svg:y1="12.753cm" svg:x2="18.432cm" svg:y2="12.753cm">
          <text:p/>
        </draw:line>
        <draw:line draw:style-name="gr46" draw:text-style-name="P10" draw:layer="layout" svg:x1="14.242cm" svg:y1="13.356cm" svg:x2="18.432cm" svg:y2="13.356cm">
          <text:p/>
        </draw:line>
        <draw:line draw:style-name="gr46" draw:text-style-name="P10" draw:layer="layout" svg:x1="14.242cm" svg:y1="13.959cm" svg:x2="18.432cm" svg:y2="13.959cm">
          <text:p/>
        </draw:line>
        <draw:line draw:style-name="gr46" draw:text-style-name="P10" draw:layer="layout" svg:x1="14.242cm" svg:y1="14.572cm" svg:x2="18.432cm" svg:y2="14.572cm">
          <text:p/>
        </draw:line>
        <draw:line draw:style-name="gr46" draw:text-style-name="P10" draw:layer="layout" svg:x1="14.242cm" svg:y1="15.176cm" svg:x2="18.432cm" svg:y2="15.176cm">
          <text:p/>
        </draw:line>
        <draw:line draw:style-name="gr46" draw:text-style-name="P10" draw:layer="layout" svg:x1="14.242cm" svg:y1="15.783cm" svg:x2="18.431cm" svg:y2="15.783cm">
          <text:p/>
        </draw:line>
        <draw:line draw:style-name="gr46" draw:text-style-name="P10" draw:layer="layout" svg:x1="14.242cm" svg:y1="16.386cm" svg:x2="18.432cm" svg:y2="16.386cm">
          <text:p/>
        </draw:line>
        <draw:line draw:style-name="gr46" draw:text-style-name="P10" draw:layer="layout" svg:x1="14.242cm" svg:y1="16.991cm" svg:x2="18.432cm" svg:y2="16.991cm">
          <text:p/>
        </draw:line>
        <draw:line draw:style-name="gr46" draw:text-style-name="P10" draw:layer="layout" svg:x1="14.242cm" svg:y1="17.592cm" svg:x2="18.432cm" svg:y2="17.592cm">
          <text:p/>
        </draw:line>
        <draw:line draw:style-name="gr46" draw:text-style-name="P10" draw:layer="layout" svg:x1="14.242cm" svg:y1="18.197cm" svg:x2="18.432cm" svg:y2="18.197cm">
          <text:p/>
        </draw:line>
        <draw:line draw:style-name="gr46" draw:text-style-name="P10" draw:layer="layout" svg:x1="14.242cm" svg:y1="18.802cm" svg:x2="18.432cm" svg:y2="18.802cm">
          <text:p/>
        </draw:line>
        <draw:line draw:style-name="gr46" draw:text-style-name="P10" draw:layer="layout" svg:x1="14.242cm" svg:y1="19.405cm" svg:x2="18.432cm" svg:y2="19.405cm">
          <text:p/>
        </draw:line>
        <draw:line draw:style-name="gr46" draw:text-style-name="P10" draw:layer="layout" svg:x1="14.242cm" svg:y1="20.009cm" svg:x2="18.432cm" svg:y2="20.009cm">
          <text:p/>
        </draw:line>
        <draw:line draw:style-name="gr46" draw:text-style-name="P10" draw:layer="layout" svg:x1="14.242cm" svg:y1="20.612cm" svg:x2="18.432cm" svg:y2="20.612cm">
          <text:p/>
        </draw:line>
        <draw:frame draw:style-name="gr49" draw:text-style-name="P14" draw:layer="layout" svg:width="0.411cm" svg:height="0.617cm" svg:x="14.277cm" svg:y="15.435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14.277cm" svg:y="16.04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14.277cm" svg:y="16.641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14.277cm" svg:y="17.247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14.277cm" svg:y="17.849cm">
          <draw:text-box>
            <text:p text:style-name="P3"><text:span text:style-name="T8">2</text:span><text:span text:style-name="T8">7</text:span></text:p>
          </draw:text-box>
        </draw:frame>
        <draw:frame draw:style-name="gr60" draw:text-style-name="P14" draw:layer="layout" svg:width="0.478cm" svg:height="0.617cm" svg:x="14.277cm" svg:y="18.452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14.277cm" svg:y="19.063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14.277cm" svg:y="19.669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14.277cm" svg:y="20.273cm">
          <draw:text-box>
            <text:p text:style-name="P3"><text:span text:style-name="T8">3</text:span><text:span text:style-name="T8">1</text:span></text:p>
          </draw:text-box>
        </draw:frame>
        <draw:frame draw:style-name="gr36" draw:text-style-name="P14" draw:layer="layout" svg:width="0.562cm" svg:height="0.617cm" svg:x="18.681cm" svg:y="2.13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48" draw:text-style-name="P14" draw:layer="layout" svg:width="0.552cm" svg:height="0.617cm" svg:x="18.681cm" svg:y="2.734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18.681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8.681cm" svg:y="3.942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18.681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8.681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8.681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8.681cm" svg:y="6.356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18.681cm" svg:y="6.968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18.681cm" svg:y="7.573cm">
          <draw:text-box>
            <text:p text:style-name="P3"><text:span text:style-name="T8">1</text:span><text:span text:style-name="T8">0</text:span></text:p>
          </draw:text-box>
        </draw:frame>
        <draw:frame draw:style-name="gr57" draw:text-style-name="P14" draw:layer="layout" svg:width="0.461cm" svg:height="0.617cm" svg:x="18.681cm" svg:y="8.178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18.646cm" svg:y1="2.479cm" svg:x2="22.835cm" svg:y2="2.479cm">
          <text:p/>
        </draw:line>
        <draw:line draw:style-name="gr46" draw:text-style-name="P10" draw:layer="layout" svg:x1="18.646cm" svg:y1="3.083cm" svg:x2="22.836cm" svg:y2="3.083cm">
          <text:p/>
        </draw:line>
        <draw:line draw:style-name="gr46" draw:text-style-name="P10" draw:layer="layout" svg:x1="18.646cm" svg:y1="3.687cm" svg:x2="22.836cm" svg:y2="3.687cm">
          <text:p/>
        </draw:line>
        <draw:line draw:style-name="gr46" draw:text-style-name="P10" draw:layer="layout" svg:x1="18.646cm" svg:y1="4.289cm" svg:x2="22.836cm" svg:y2="4.289cm">
          <text:p/>
        </draw:line>
        <draw:line draw:style-name="gr46" draw:text-style-name="P10" draw:layer="layout" svg:x1="18.646cm" svg:y1="4.894cm" svg:x2="22.836cm" svg:y2="4.894cm">
          <text:p/>
        </draw:line>
        <draw:line draw:style-name="gr46" draw:text-style-name="P10" draw:layer="layout" svg:x1="18.646cm" svg:y1="5.499cm" svg:x2="22.836cm" svg:y2="5.499cm">
          <text:p/>
        </draw:line>
        <draw:line draw:style-name="gr46" draw:text-style-name="P10" draw:layer="layout" svg:x1="18.646cm" svg:y1="6.102cm" svg:x2="22.836cm" svg:y2="6.102cm">
          <text:p/>
        </draw:line>
        <draw:line draw:style-name="gr46" draw:text-style-name="P10" draw:layer="layout" svg:x1="18.646cm" svg:y1="6.705cm" svg:x2="22.836cm" svg:y2="6.705cm">
          <text:p/>
        </draw:line>
        <draw:line draw:style-name="gr46" draw:text-style-name="P10" draw:layer="layout" svg:x1="18.646cm" svg:y1="7.308cm" svg:x2="22.836cm" svg:y2="7.308cm">
          <text:p/>
        </draw:line>
        <draw:line draw:style-name="gr46" draw:text-style-name="P10" draw:layer="layout" svg:x1="18.646cm" svg:y1="7.921cm" svg:x2="22.836cm" svg:y2="7.921cm">
          <text:p/>
        </draw:line>
        <draw:line draw:style-name="gr46" draw:text-style-name="P10" draw:layer="layout" svg:x1="18.646cm" svg:y1="8.525cm" svg:x2="22.836cm" svg:y2="8.525cm">
          <text:p/>
        </draw:line>
        <draw:frame draw:style-name="gr36" draw:text-style-name="P14" draw:layer="layout" svg:width="0.562cm" svg:height="0.617cm" svg:x="18.683cm" svg:y="8.782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37" draw:text-style-name="P14" draw:layer="layout" svg:width="0.551cm" svg:height="0.617cm" svg:x="18.683cm" svg:y="9.388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38" draw:text-style-name="P14" draw:layer="layout" svg:width="0.41cm" svg:height="0.617cm" svg:x="18.683cm" svg:y="9.992cm">
          <draw:text-box>
            <text:p text:style-name="P3"><text:span text:style-name="T8">1</text:span><text:span text:style-name="T8">4</text:span></text:p>
          </draw:text-box>
        </draw:frame>
        <draw:frame draw:style-name="gr62" draw:text-style-name="P14" draw:layer="layout" svg:width="0.482cm" svg:height="0.616cm" svg:x="18.683cm" svg:y="10.597cm">
          <draw:text-box>
            <text:p text:style-name="P3"><text:span text:style-name="T8">1</text:span><text:span text:style-name="T8">5</text:span></text:p>
          </draw:text-box>
        </draw:frame>
        <draw:frame draw:style-name="gr63" draw:text-style-name="P14" draw:layer="layout" svg:width="0.471cm" svg:height="0.616cm" svg:x="18.683cm" svg:y="11.202cm">
          <draw:text-box>
            <text:p text:style-name="P3"><text:span text:style-name="T8">1</text:span><text:span text:style-name="T8">6</text:span></text:p>
          </draw:text-box>
        </draw:frame>
        <draw:frame draw:style-name="gr64" draw:text-style-name="P14" draw:layer="layout" svg:width="0.426cm" svg:height="0.617cm" svg:x="18.683cm" svg:y="11.807cm">
          <draw:text-box>
            <text:p text:style-name="P3"><text:span text:style-name="T8">1</text:span><text:span text:style-name="T8">7</text:span></text:p>
          </draw:text-box>
        </draw:frame>
        <draw:frame draw:style-name="gr42" draw:text-style-name="P14" draw:layer="layout" svg:width="0.415cm" svg:height="0.617cm" svg:x="18.683cm" svg:y="12.411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18.683cm" svg:y="13.015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18.683cm" svg:y="13.621cm">
          <draw:text-box>
            <text:p text:style-name="P3"><text:span text:style-name="T8">2</text:span><text:span text:style-name="T8">0</text:span></text:p>
          </draw:text-box>
        </draw:frame>
        <draw:frame draw:style-name="gr40" draw:text-style-name="P14" draw:layer="layout" svg:width="0.471cm" svg:height="0.617cm" svg:x="18.683cm" svg:y="14.225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18.683cm" svg:y="14.829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18.648cm" svg:y1="9.13cm" svg:x2="22.837cm" svg:y2="9.13cm">
          <text:p/>
        </draw:line>
        <draw:line draw:style-name="gr46" draw:text-style-name="P10" draw:layer="layout" svg:x1="18.648cm" svg:y1="9.733cm" svg:x2="22.838cm" svg:y2="9.733cm">
          <text:p/>
        </draw:line>
        <draw:line draw:style-name="gr46" draw:text-style-name="P10" draw:layer="layout" svg:x1="18.648cm" svg:y1="10.338cm" svg:x2="22.838cm" svg:y2="10.338cm">
          <text:p/>
        </draw:line>
        <draw:line draw:style-name="gr46" draw:text-style-name="P10" draw:layer="layout" svg:x1="18.648cm" svg:y1="10.94cm" svg:x2="22.838cm" svg:y2="10.94cm">
          <text:p/>
        </draw:line>
        <draw:line draw:style-name="gr46" draw:text-style-name="P10" draw:layer="layout" svg:x1="18.648cm" svg:y1="11.545cm" svg:x2="22.838cm" svg:y2="11.545cm">
          <text:p/>
        </draw:line>
        <draw:line draw:style-name="gr46" draw:text-style-name="P10" draw:layer="layout" svg:x1="18.648cm" svg:y1="12.15cm" svg:x2="22.838cm" svg:y2="12.15cm">
          <text:p/>
        </draw:line>
        <draw:line draw:style-name="gr46" draw:text-style-name="P10" draw:layer="layout" svg:x1="18.648cm" svg:y1="12.753cm" svg:x2="22.838cm" svg:y2="12.753cm">
          <text:p/>
        </draw:line>
        <draw:line draw:style-name="gr46" draw:text-style-name="P10" draw:layer="layout" svg:x1="18.648cm" svg:y1="13.356cm" svg:x2="22.838cm" svg:y2="13.356cm">
          <text:p/>
        </draw:line>
        <draw:line draw:style-name="gr46" draw:text-style-name="P10" draw:layer="layout" svg:x1="18.648cm" svg:y1="13.959cm" svg:x2="22.838cm" svg:y2="13.959cm">
          <text:p/>
        </draw:line>
        <draw:line draw:style-name="gr46" draw:text-style-name="P10" draw:layer="layout" svg:x1="18.648cm" svg:y1="14.572cm" svg:x2="22.838cm" svg:y2="14.572cm">
          <text:p/>
        </draw:line>
        <draw:line draw:style-name="gr46" draw:text-style-name="P10" draw:layer="layout" svg:x1="18.648cm" svg:y1="15.176cm" svg:x2="22.838cm" svg:y2="15.176cm">
          <text:p/>
        </draw:line>
        <draw:line draw:style-name="gr46" draw:text-style-name="P10" draw:layer="layout" svg:x1="18.648cm" svg:y1="15.783cm" svg:x2="22.837cm" svg:y2="15.783cm">
          <text:p/>
        </draw:line>
        <draw:line draw:style-name="gr46" draw:text-style-name="P10" draw:layer="layout" svg:x1="18.648cm" svg:y1="16.386cm" svg:x2="22.838cm" svg:y2="16.386cm">
          <text:p/>
        </draw:line>
        <draw:line draw:style-name="gr46" draw:text-style-name="P10" draw:layer="layout" svg:x1="18.648cm" svg:y1="16.991cm" svg:x2="22.838cm" svg:y2="16.991cm">
          <text:p/>
        </draw:line>
        <draw:line draw:style-name="gr46" draw:text-style-name="P10" draw:layer="layout" svg:x1="18.648cm" svg:y1="17.592cm" svg:x2="22.838cm" svg:y2="17.592cm">
          <text:p/>
        </draw:line>
        <draw:line draw:style-name="gr46" draw:text-style-name="P10" draw:layer="layout" svg:x1="18.648cm" svg:y1="18.197cm" svg:x2="22.838cm" svg:y2="18.197cm">
          <text:p/>
        </draw:line>
        <draw:line draw:style-name="gr46" draw:text-style-name="P10" draw:layer="layout" svg:x1="18.648cm" svg:y1="18.802cm" svg:x2="22.838cm" svg:y2="18.802cm">
          <text:p/>
        </draw:line>
        <draw:line draw:style-name="gr46" draw:text-style-name="P10" draw:layer="layout" svg:x1="18.648cm" svg:y1="19.405cm" svg:x2="22.838cm" svg:y2="19.405cm">
          <text:p/>
        </draw:line>
        <draw:line draw:style-name="gr46" draw:text-style-name="P10" draw:layer="layout" svg:x1="18.648cm" svg:y1="20.009cm" svg:x2="22.838cm" svg:y2="20.009cm">
          <text:p/>
        </draw:line>
        <draw:frame draw:style-name="gr49" draw:text-style-name="P14" draw:layer="layout" svg:width="0.411cm" svg:height="0.617cm" svg:x="18.683cm" svg:y="15.435cm">
          <draw:text-box>
            <text:p text:style-name="P3"><text:span text:style-name="T8">2</text:span><text:span text:style-name="T8">3</text:span></text:p>
          </draw:text-box>
        </draw:frame>
        <draw:frame draw:style-name="gr58" draw:text-style-name="P14" draw:layer="layout" svg:width="0.483cm" svg:height="0.617cm" svg:x="18.683cm" svg:y="16.04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18.683cm" svg:y="16.641cm">
          <draw:text-box>
            <text:p text:style-name="P3"><text:span text:style-name="T8">2</text:span><text:span text:style-name="T8">5</text:span></text:p>
          </draw:text-box>
        </draw:frame>
        <draw:frame draw:style-name="gr65" draw:text-style-name="P14" draw:layer="layout" svg:width="0.427cm" svg:height="0.618cm" svg:x="18.683cm" svg:y="17.247cm">
          <draw:text-box>
            <text:p text:style-name="P3"><text:span text:style-name="T8">2</text:span><text:span text:style-name="T8">6</text:span></text:p>
          </draw:text-box>
        </draw:frame>
        <draw:frame draw:style-name="gr66" draw:text-style-name="P14" draw:layer="layout" svg:width="0.417cm" svg:height="0.617cm" svg:x="18.683cm" svg:y="17.849cm">
          <draw:text-box>
            <text:p text:style-name="P3"><text:span text:style-name="T8">2</text:span><text:span text:style-name="T8">7</text:span></text:p>
          </draw:text-box>
        </draw:frame>
        <draw:frame draw:style-name="gr54" draw:text-style-name="P14" draw:layer="layout" svg:width="0.479cm" svg:height="0.617cm" svg:x="18.683cm" svg:y="18.452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18.683cm" svg:y="19.063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18.683cm" svg:y="19.669cm">
          <draw:text-box>
            <text:p text:style-name="P3"><text:span text:style-name="T8">3</text:span><text:span text:style-name="T8">0</text:span></text:p>
          </draw:text-box>
        </draw:frame>
        <draw:frame draw:style-name="gr36" draw:text-style-name="P14" draw:layer="layout" svg:width="0.562cm" svg:height="0.617cm" svg:x="23.086cm" svg:y="2.13cm">
          <draw:text-box>
            <text:p text:style-name="P3"><text:span text:style-name="T8">1 </text:span><text:span text:style-name="T8"><text:s text:c="2"/></text:span></text:p>
          </draw:text-box>
        </draw:frame>
        <draw:frame draw:style-name="gr37" draw:text-style-name="P14" draw:layer="layout" svg:width="0.551cm" svg:height="0.617cm" svg:x="23.086cm" svg:y="2.734cm">
          <draw:text-box>
            <text:p text:style-name="P3"><text:span text:style-name="T8">2 </text:span><text:span text:style-name="T8"><text:s text:c="2"/></text:span></text:p>
          </draw:text-box>
        </draw:frame>
        <draw:frame draw:style-name="gr38" draw:text-style-name="P14" draw:layer="layout" svg:width="0.41cm" svg:height="0.617cm" svg:x="23.086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23.086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23.086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23.086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23.086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23.086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23.086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23.086cm" svg:y="7.573cm">
          <draw:text-box>
            <text:p text:style-name="P3"><text:span text:style-name="T8">1</text:span><text:span text:style-name="T8">0</text:span></text:p>
          </draw:text-box>
        </draw:frame>
        <draw:frame draw:style-name="gr45" draw:text-style-name="P14" draw:layer="layout" svg:width="0.46cm" svg:height="0.617cm" svg:x="23.086cm" svg:y="8.178cm">
          <draw:text-box>
            <text:p text:style-name="P3"><text:span text:style-name="T8">1</text:span><text:span text:style-name="T8">1</text:span></text:p>
          </draw:text-box>
        </draw:frame>
        <draw:line draw:style-name="gr46" draw:text-style-name="P10" draw:layer="layout" svg:x1="23.051cm" svg:y1="2.479cm" svg:x2="27.24cm" svg:y2="2.479cm">
          <text:p/>
        </draw:line>
        <draw:line draw:style-name="gr46" draw:text-style-name="P10" draw:layer="layout" svg:x1="23.051cm" svg:y1="3.083cm" svg:x2="27.241cm" svg:y2="3.083cm">
          <text:p/>
        </draw:line>
        <draw:line draw:style-name="gr46" draw:text-style-name="P10" draw:layer="layout" svg:x1="23.051cm" svg:y1="3.687cm" svg:x2="27.241cm" svg:y2="3.687cm">
          <text:p/>
        </draw:line>
        <draw:line draw:style-name="gr46" draw:text-style-name="P10" draw:layer="layout" svg:x1="23.051cm" svg:y1="4.289cm" svg:x2="27.241cm" svg:y2="4.289cm">
          <text:p/>
        </draw:line>
        <draw:line draw:style-name="gr46" draw:text-style-name="P10" draw:layer="layout" svg:x1="23.051cm" svg:y1="4.894cm" svg:x2="27.241cm" svg:y2="4.894cm">
          <text:p/>
        </draw:line>
        <draw:line draw:style-name="gr46" draw:text-style-name="P10" draw:layer="layout" svg:x1="23.051cm" svg:y1="5.499cm" svg:x2="27.241cm" svg:y2="5.499cm">
          <text:p/>
        </draw:line>
        <draw:line draw:style-name="gr46" draw:text-style-name="P10" draw:layer="layout" svg:x1="23.051cm" svg:y1="6.102cm" svg:x2="27.241cm" svg:y2="6.102cm">
          <text:p/>
        </draw:line>
        <draw:line draw:style-name="gr46" draw:text-style-name="P10" draw:layer="layout" svg:x1="23.051cm" svg:y1="6.705cm" svg:x2="27.241cm" svg:y2="6.705cm">
          <text:p/>
        </draw:line>
        <draw:line draw:style-name="gr46" draw:text-style-name="P10" draw:layer="layout" svg:x1="23.051cm" svg:y1="7.308cm" svg:x2="27.241cm" svg:y2="7.308cm">
          <text:p/>
        </draw:line>
        <draw:line draw:style-name="gr46" draw:text-style-name="P10" draw:layer="layout" svg:x1="23.051cm" svg:y1="7.921cm" svg:x2="27.241cm" svg:y2="7.921cm">
          <text:p/>
        </draw:line>
        <draw:line draw:style-name="gr46" draw:text-style-name="P10" draw:layer="layout" svg:x1="23.051cm" svg:y1="8.525cm" svg:x2="27.241cm" svg:y2="8.525cm">
          <text:p/>
        </draw:line>
        <draw:frame draw:style-name="gr47" draw:text-style-name="P14" draw:layer="layout" svg:width="0.563cm" svg:height="0.617cm" svg:x="23.087cm" svg:y="8.782cm">
          <draw:text-box>
            <text:p text:style-name="P3"><text:span text:style-name="T8">1</text:span><text:span text:style-name="T8">2 </text:span><text:span text:style-name="T8"><text:s text:c="2"/></text:span></text:p>
          </draw:text-box>
        </draw:frame>
        <draw:frame draw:style-name="gr48" draw:text-style-name="P14" draw:layer="layout" svg:width="0.552cm" svg:height="0.617cm" svg:x="23.087cm" svg:y="9.388cm">
          <draw:text-box>
            <text:p text:style-name="P3"><text:span text:style-name="T8">1</text:span><text:span text:style-name="T8">3 </text:span><text:span text:style-name="T8"><text:s text:c="2"/></text:span></text:p>
          </draw:text-box>
        </draw:frame>
        <draw:frame draw:style-name="gr49" draw:text-style-name="P14" draw:layer="layout" svg:width="0.411cm" svg:height="0.617cm" svg:x="23.087cm" svg:y="9.992cm">
          <draw:text-box>
            <text:p text:style-name="P3"><text:span text:style-name="T8">1</text:span><text:span text:style-name="T8">4</text:span></text:p>
          </draw:text-box>
        </draw:frame>
        <draw:frame draw:style-name="gr50" draw:text-style-name="P14" draw:layer="layout" svg:width="0.483cm" svg:height="0.616cm" svg:x="23.087cm" svg:y="10.597cm">
          <draw:text-box>
            <text:p text:style-name="P3"><text:span text:style-name="T8">1</text:span><text:span text:style-name="T8">5</text:span></text:p>
          </draw:text-box>
        </draw:frame>
        <draw:frame draw:style-name="gr51" draw:text-style-name="P14" draw:layer="layout" svg:width="0.472cm" svg:height="0.616cm" svg:x="23.087cm" svg:y="11.202cm">
          <draw:text-box>
            <text:p text:style-name="P3"><text:span text:style-name="T8">1</text:span><text:span text:style-name="T8">6</text:span></text:p>
          </draw:text-box>
        </draw:frame>
        <draw:frame draw:style-name="gr52" draw:text-style-name="P14" draw:layer="layout" svg:width="0.427cm" svg:height="0.617cm" svg:x="23.087cm" svg:y="11.807cm">
          <draw:text-box>
            <text:p text:style-name="P3"><text:span text:style-name="T8">1</text:span><text:span text:style-name="T8">7</text:span></text:p>
          </draw:text-box>
        </draw:frame>
        <draw:frame draw:style-name="gr53" draw:text-style-name="P14" draw:layer="layout" svg:width="0.416cm" svg:height="0.617cm" svg:x="23.087cm" svg:y="12.411cm">
          <draw:text-box>
            <text:p text:style-name="P3"><text:span text:style-name="T8">1</text:span><text:span text:style-name="T8">8</text:span></text:p>
          </draw:text-box>
        </draw:frame>
        <draw:frame draw:style-name="gr60" draw:text-style-name="P14" draw:layer="layout" svg:width="0.478cm" svg:height="0.617cm" svg:x="23.087cm" svg:y="13.015cm">
          <draw:text-box>
            <text:p text:style-name="P3"><text:span text:style-name="T8">1</text:span><text:span text:style-name="T8">9</text:span></text:p>
          </draw:text-box>
        </draw:frame>
        <draw:frame draw:style-name="gr55" draw:text-style-name="P14" draw:layer="layout" svg:width="0.467cm" svg:height="0.618cm" svg:x="23.087cm" svg:y="13.621cm">
          <draw:text-box>
            <text:p text:style-name="P3"><text:span text:style-name="T8">2</text:span><text:span text:style-name="T8">0</text:span></text:p>
          </draw:text-box>
        </draw:frame>
        <draw:frame draw:style-name="gr56" draw:text-style-name="P14" draw:layer="layout" svg:width="0.472cm" svg:height="0.617cm" svg:x="23.087cm" svg:y="14.225cm">
          <draw:text-box>
            <text:p text:style-name="P3"><text:span text:style-name="T8">2</text:span><text:span text:style-name="T8">1</text:span></text:p>
          </draw:text-box>
        </draw:frame>
        <draw:frame draw:style-name="gr57" draw:text-style-name="P14" draw:layer="layout" svg:width="0.461cm" svg:height="0.617cm" svg:x="23.087cm" svg:y="14.829cm">
          <draw:text-box>
            <text:p text:style-name="P3"><text:span text:style-name="T8">2</text:span><text:span text:style-name="T8">2</text:span></text:p>
          </draw:text-box>
        </draw:frame>
        <draw:line draw:style-name="gr46" draw:text-style-name="P10" draw:layer="layout" svg:x1="23.053cm" svg:y1="9.13cm" svg:x2="27.242cm" svg:y2="9.13cm">
          <text:p/>
        </draw:line>
        <draw:line draw:style-name="gr46" draw:text-style-name="P10" draw:layer="layout" svg:x1="23.053cm" svg:y1="9.733cm" svg:x2="27.243cm" svg:y2="9.733cm">
          <text:p/>
        </draw:line>
        <draw:line draw:style-name="gr46" draw:text-style-name="P10" draw:layer="layout" svg:x1="23.053cm" svg:y1="10.338cm" svg:x2="27.243cm" svg:y2="10.338cm">
          <text:p/>
        </draw:line>
        <draw:line draw:style-name="gr46" draw:text-style-name="P10" draw:layer="layout" svg:x1="23.053cm" svg:y1="10.94cm" svg:x2="27.243cm" svg:y2="10.94cm">
          <text:p/>
        </draw:line>
        <draw:line draw:style-name="gr46" draw:text-style-name="P10" draw:layer="layout" svg:x1="23.053cm" svg:y1="11.545cm" svg:x2="27.243cm" svg:y2="11.545cm">
          <text:p/>
        </draw:line>
        <draw:line draw:style-name="gr46" draw:text-style-name="P10" draw:layer="layout" svg:x1="23.053cm" svg:y1="12.15cm" svg:x2="27.243cm" svg:y2="12.15cm">
          <text:p/>
        </draw:line>
        <draw:line draw:style-name="gr46" draw:text-style-name="P10" draw:layer="layout" svg:x1="23.053cm" svg:y1="12.753cm" svg:x2="27.243cm" svg:y2="12.753cm">
          <text:p/>
        </draw:line>
        <draw:line draw:style-name="gr46" draw:text-style-name="P10" draw:layer="layout" svg:x1="23.053cm" svg:y1="13.356cm" svg:x2="27.243cm" svg:y2="13.356cm">
          <text:p/>
        </draw:line>
        <draw:line draw:style-name="gr46" draw:text-style-name="P10" draw:layer="layout" svg:x1="23.053cm" svg:y1="13.959cm" svg:x2="27.243cm" svg:y2="13.959cm">
          <text:p/>
        </draw:line>
        <draw:line draw:style-name="gr46" draw:text-style-name="P10" draw:layer="layout" svg:x1="23.053cm" svg:y1="14.572cm" svg:x2="27.243cm" svg:y2="14.572cm">
          <text:p/>
        </draw:line>
        <draw:line draw:style-name="gr46" draw:text-style-name="P10" draw:layer="layout" svg:x1="23.053cm" svg:y1="15.176cm" svg:x2="27.243cm" svg:y2="15.176cm">
          <text:p/>
        </draw:line>
        <draw:line draw:style-name="gr46" draw:text-style-name="P10" draw:layer="layout" svg:x1="23.053cm" svg:y1="15.783cm" svg:x2="27.242cm" svg:y2="15.783cm">
          <text:p/>
        </draw:line>
        <draw:line draw:style-name="gr46" draw:text-style-name="P10" draw:layer="layout" svg:x1="23.053cm" svg:y1="16.386cm" svg:x2="27.243cm" svg:y2="16.386cm">
          <text:p/>
        </draw:line>
        <draw:line draw:style-name="gr46" draw:text-style-name="P10" draw:layer="layout" svg:x1="23.053cm" svg:y1="16.991cm" svg:x2="27.243cm" svg:y2="16.991cm">
          <text:p/>
        </draw:line>
        <draw:line draw:style-name="gr46" draw:text-style-name="P10" draw:layer="layout" svg:x1="23.053cm" svg:y1="17.592cm" svg:x2="27.243cm" svg:y2="17.592cm">
          <text:p/>
        </draw:line>
        <draw:line draw:style-name="gr46" draw:text-style-name="P10" draw:layer="layout" svg:x1="23.053cm" svg:y1="18.197cm" svg:x2="27.243cm" svg:y2="18.197cm">
          <text:p/>
        </draw:line>
        <draw:line draw:style-name="gr46" draw:text-style-name="P10" draw:layer="layout" svg:x1="23.053cm" svg:y1="18.802cm" svg:x2="27.243cm" svg:y2="18.802cm">
          <text:p/>
        </draw:line>
        <draw:line draw:style-name="gr46" draw:text-style-name="P10" draw:layer="layout" svg:x1="23.053cm" svg:y1="19.405cm" svg:x2="27.243cm" svg:y2="19.405cm">
          <text:p/>
        </draw:line>
        <draw:line draw:style-name="gr46" draw:text-style-name="P10" draw:layer="layout" svg:x1="23.053cm" svg:y1="20.009cm" svg:x2="27.243cm" svg:y2="20.009cm">
          <text:p/>
        </draw:line>
        <draw:line draw:style-name="gr46" draw:text-style-name="P10" draw:layer="layout" svg:x1="23.053cm" svg:y1="20.612cm" svg:x2="27.243cm" svg:y2="20.612cm">
          <text:p/>
        </draw:line>
        <draw:frame draw:style-name="gr38" draw:text-style-name="P14" draw:layer="layout" svg:width="0.41cm" svg:height="0.617cm" svg:x="23.088cm" svg:y="15.435cm">
          <draw:text-box>
            <text:p text:style-name="P3"><text:span text:style-name="T8">2</text:span><text:span text:style-name="T8">3</text:span></text:p>
          </draw:text-box>
        </draw:frame>
        <draw:frame draw:style-name="gr39" draw:text-style-name="P14" draw:layer="layout" svg:width="0.482cm" svg:height="0.617cm" svg:x="23.088cm" svg:y="16.04cm">
          <draw:text-box>
            <text:p text:style-name="P3"><text:span text:style-name="T8">2</text:span><text:span text:style-name="T8">4</text:span></text:p>
          </draw:text-box>
        </draw:frame>
        <draw:frame draw:style-name="gr56" draw:text-style-name="P14" draw:layer="layout" svg:width="0.472cm" svg:height="0.617cm" svg:x="23.088cm" svg:y="16.641cm">
          <draw:text-box>
            <text:p text:style-name="P3"><text:span text:style-name="T8">2</text:span><text:span text:style-name="T8">5</text:span></text:p>
          </draw:text-box>
        </draw:frame>
        <draw:frame draw:style-name="gr59" draw:text-style-name="P14" draw:layer="layout" svg:width="0.426cm" svg:height="0.618cm" svg:x="23.088cm" svg:y="17.247cm">
          <draw:text-box>
            <text:p text:style-name="P3"><text:span text:style-name="T8">2</text:span><text:span text:style-name="T8">6</text:span></text:p>
          </draw:text-box>
        </draw:frame>
        <draw:frame draw:style-name="gr42" draw:text-style-name="P14" draw:layer="layout" svg:width="0.415cm" svg:height="0.617cm" svg:x="23.088cm" svg:y="17.849cm">
          <draw:text-box>
            <text:p text:style-name="P3"><text:span text:style-name="T8">2</text:span><text:span text:style-name="T8">7</text:span></text:p>
          </draw:text-box>
        </draw:frame>
        <draw:frame draw:style-name="gr43" draw:text-style-name="P14" draw:layer="layout" svg:width="0.477cm" svg:height="0.617cm" svg:x="23.088cm" svg:y="18.452cm">
          <draw:text-box>
            <text:p text:style-name="P3"><text:span text:style-name="T8">2</text:span><text:span text:style-name="T8">8</text:span></text:p>
          </draw:text-box>
        </draw:frame>
        <draw:frame draw:style-name="gr61" draw:text-style-name="P14" draw:layer="layout" svg:width="0.467cm" svg:height="0.619cm" svg:x="23.088cm" svg:y="19.063cm">
          <draw:text-box>
            <text:p text:style-name="P3"><text:span text:style-name="T8">2</text:span><text:span text:style-name="T8">9</text:span></text:p>
          </draw:text-box>
        </draw:frame>
        <draw:frame draw:style-name="gr56" draw:text-style-name="P14" draw:layer="layout" svg:width="0.472cm" svg:height="0.617cm" svg:x="23.088cm" svg:y="19.669cm">
          <draw:text-box>
            <text:p text:style-name="P3"><text:span text:style-name="T8">3</text:span><text:span text:style-name="T8">0</text:span></text:p>
          </draw:text-box>
        </draw:frame>
        <draw:frame draw:style-name="gr57" draw:text-style-name="P14" draw:layer="layout" svg:width="0.461cm" svg:height="0.617cm" svg:x="23.088cm" svg:y="20.273cm">
          <draw:text-box>
            <text:p text:style-name="P3"><text:span text:style-name="T8">3</text:span><text:span text:style-name="T8">1</text:span></text:p>
          </draw:text-box>
        </draw:frame>
        <draw:frame draw:style-name="gr82" draw:text-style-name="P12" draw:layer="layout" svg:width="1.518cm" svg:height="0.533cm" svg:x="15.65cm" svg:y="1.408cm">
          <draw:text-box>
            <text:p text:style-name="P3"><text:span text:style-name="T6">O</text:span><text:span text:style-name="T6">c</text:span><text:span text:style-name="T6">t</text:span><text:span text:style-name="T6">u</text:span><text:span text:style-name="T6">b</text:span><text:span text:style-name="T6">r</text:span><text:span text:style-name="T6">e</text:span></text:p>
          </draw:text-box>
        </draw:frame>
        <draw:frame draw:style-name="gr83" draw:text-style-name="P12" draw:layer="layout" svg:width="2.051cm" svg:height="0.533cm" svg:x="19.75cm" svg:y="1.409cm">
          <draw:text-box>
            <text:p text:style-name="P3"><text:span text:style-name="T6">N</text:span><text:span text:style-name="T6">o</text:span><text:span text:style-name="T6">v</text:span><text:span text:style-name="T6">i</text:span><text:span text:style-name="T6">e</text:span><text:span text:style-name="T6">m</text:span><text:span text:style-name="T6">b</text:span><text:span text:style-name="T6">r</text:span><text:span text:style-name="T6">e</text:span></text:p>
          </draw:text-box>
        </draw:frame>
        <draw:frame draw:style-name="gr84" draw:text-style-name="P12" draw:layer="layout" svg:width="1.907cm" svg:height="0.533cm" svg:x="24.251cm" svg:y="1.41cm">
          <draw:text-box>
            <text:p text:style-name="P3"><text:span text:style-name="T6">D</text:span><text:span text:style-name="T6">i</text:span><text:span text:style-name="T6">c</text:span><text:span text:style-name="T6">i</text:span><text:span text:style-name="T6">e</text:span><text:span text:style-name="T6">m</text:span><text:span text:style-name="T6">b</text:span><text:span text:style-name="T6">r</text:span><text:span text:style-name="T6">e</text:span></text:p>
          </draw:text-box>
        </draw:frame>
      </draw:page>
      <draw:page draw:name="page6" draw:style-name="dp1" draw:master-page-name="master-page79">
        <draw:frame draw:style-name="gr85" draw:text-style-name="P20" draw:layer="layout" svg:width="2.445cm" svg:height="0.676cm" svg:x="1.02cm" svg:y="3.054cm">
          <draw:text-box>
            <text:p text:style-name="P3"><text:span text:style-name="T11">1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 </text:span></text:p>
          </draw:text-box>
        </draw:frame>
        <draw:frame draw:style-name="gr86" draw:text-style-name="P20" draw:layer="layout" svg:width="1.386cm" svg:height="0.676cm" svg:x="0.992cm" svg:y="3.716cm">
          <draw:text-box>
            <text:p text:style-name="P3"><text:span text:style-name="T11">7</text:span><text:span text:style-name="T11"> </text:span><text:span text:style-name="T11">l</text:span><text:span text:style-name="T11">u</text:span><text:span text:style-name="T11">n</text:span><text:span text:style-name="T11">e</text:span><text:span text:style-name="T11">s </text:span><text:span text:style-name="T11"><text:s text:c="2"/></text:span></text:p>
          </draw:text-box>
        </draw:frame>
        <draw:frame draw:style-name="gr87" draw:text-style-name="P20" draw:layer="layout" svg:width="1.28cm" svg:height="0.676cm" svg:x="0.992cm" svg:y="4.378cm">
          <draw:text-box>
            <text:p text:style-name="P3"><text:span text:style-name="T11">2</text:span><text:span text:style-name="T11">1 </text:span><text:span text:style-name="T11">l</text:span><text:span text:style-name="T11">u</text:span><text:span text:style-name="T11">n</text:span><text:span text:style-name="T11">e</text:span><text:span text:style-name="T11">s</text:span></text:p>
          </draw:text-box>
        </draw:frame>
        <draw:frame draw:style-name="gr88" draw:text-style-name="P20" draw:layer="layout" svg:width="1.615cm" svg:height="0.676cm" svg:x="0.992cm" svg:y="5.04cm">
          <draw:text-box>
            <text:p text:style-name="P3"><text:span text:style-name="T11">1 </text:span><text:span text:style-name="T11">d</text:span><text:span text:style-name="T11">o</text:span><text:span text:style-name="T11">m</text:span><text:span text:style-name="T11">i</text:span><text:span text:style-name="T11">n</text:span><text:span text:style-name="T11">g</text:span><text:span text:style-name="T11">o</text:span></text:p>
          </draw:text-box>
        </draw:frame>
        <draw:frame draw:style-name="gr89" draw:text-style-name="P20" draw:layer="layout" svg:width="1.577cm" svg:height="0.676cm" svg:x="0.992cm" svg:y="5.7cm">
          <draw:text-box>
            <text:p text:style-name="P3"><text:span text:style-name="T11">1</text:span><text:span text:style-name="T11">6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90" draw:text-style-name="P20" draw:layer="layout" svg:width="1.575cm" svg:height="0.678cm" svg:x="0.992cm" svg:y="6.362cm">
          <draw:text-box>
            <text:p text:style-name="P3"><text:span text:style-name="T11">2</text:span><text:span text:style-name="T11">1 </text:span><text:span text:style-name="T11">l</text:span><text:span text:style-name="T11">u</text:span><text:span text:style-name="T11">n</text:span><text:span text:style-name="T11">e</text:span><text:span text:style-name="T11">s</text:span></text:p>
          </draw:text-box>
        </draw:frame>
        <draw:frame draw:style-name="gr91" draw:text-style-name="P20" draw:layer="layout" svg:width="1.899cm" svg:height="0.676cm" svg:x="0.992cm" svg:y="7.024cm">
          <draw:text-box>
            <text:p text:style-name="P3"><text:span text:style-name="T11">2</text:span><text:span text:style-name="T11">5</text:span><text:span text:style-name="T11"> </text:span><text:span text:style-name="T11">d</text:span><text:span text:style-name="T11">o</text:span><text:span text:style-name="T11">m</text:span><text:span text:style-name="T11">i</text:span><text:span text:style-name="T11">n</text:span><text:span text:style-name="T11">g</text:span><text:span text:style-name="T11">o</text:span></text:p>
          </draw:text-box>
        </draw:frame>
        <draw:frame draw:style-name="gr85" draw:text-style-name="P21" draw:layer="layout" svg:width="2.445cm" svg:height="0.676cm" svg:x="3.521cm" svg:y="3.054cm">
          <draw:text-box>
            <text:p text:style-name="P3"><text:span text:style-name="T12">E</text:span><text:span text:style-name="T12">n</text:span><text:span text:style-name="T12">e</text:span><text:span text:style-name="T12">r</text:span><text:span text:style-name="T12">o</text:span><text:span text:style-name="T12"> <text:s/></text:span></text:p>
          </draw:text-box>
        </draw:frame>
        <draw:frame draw:style-name="gr92" draw:text-style-name="P21" draw:layer="layout" svg:width="1.225cm" svg:height="0.676cm" svg:x="3.493cm" svg:y="3.716cm">
          <draw:text-box>
            <text:p text:style-name="P3"><text:span text:style-name="T12">F</text:span><text:span text:style-name="T12">e</text:span><text:span text:style-name="T12">b</text:span><text:span text:style-name="T12">r</text:span><text:span text:style-name="T12">e</text:span><text:span text:style-name="T12">r</text:span><text:span text:style-name="T12">o</text:span></text:p>
          </draw:text-box>
        </draw:frame>
        <draw:frame draw:style-name="gr93" draw:text-style-name="P21" draw:layer="layout" svg:width="0.95cm" svg:height="0.676cm" svg:x="3.493cm" svg:y="4.378cm">
          <draw:text-box>
            <text:p text:style-name="P3"><text:span text:style-name="T12">M</text:span><text:span text:style-name="T12">a</text:span><text:span text:style-name="T12">r</text:span><text:span text:style-name="T12">z</text:span><text:span text:style-name="T12">o</text:span></text:p>
          </draw:text-box>
        </draw:frame>
        <draw:frame draw:style-name="gr94" draw:text-style-name="P21" draw:layer="layout" svg:width="0.844cm" svg:height="0.676cm" svg:x="3.493cm" svg:y="5.04cm">
          <draw:text-box>
            <text:p text:style-name="P3"><text:span text:style-name="T12">M</text:span><text:span text:style-name="T12">a</text:span><text:span text:style-name="T12">y</text:span><text:span text:style-name="T12">o</text:span></text:p>
          </draw:text-box>
        </draw:frame>
        <draw:frame draw:style-name="gr95" draw:text-style-name="P21" draw:layer="layout" svg:width="1.788cm" svg:height="0.676cm" svg:x="3.493cm" svg:y="5.7cm">
          <draw:text-box>
            <text:p text:style-name="P3"><text:span text:style-name="T12">S</text:span><text:span text:style-name="T12">e</text:span><text:span text:style-name="T12">p</text:span><text:span text:style-name="T12">t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/text:p>
          </draw:text-box>
        </draw:frame>
        <draw:frame draw:style-name="gr96" draw:text-style-name="P21" draw:layer="layout" svg:width="2.239cm" svg:height="0.857cm" svg:x="3.493cm" svg:y="6.362cm">
          <draw:text-box>
            <text:p text:style-name="P3"><text:span text:style-name="T12">N</text:span><text:span text:style-name="T12">o</text:span><text:span text:style-name="T12">v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/text:p>
          </draw:text-box>
        </draw:frame>
        <draw:frame draw:style-name="gr91" draw:text-style-name="P21" draw:layer="layout" svg:width="1.873cm" svg:height="0.676cm" svg:x="3.493cm" svg:y="7.024cm">
          <draw:text-box>
            <text:p text:style-name="P3"><text:span text:style-name="T12">D</text:span><text:span text:style-name="T12">i</text:span><text:span text:style-name="T12">c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/text:p>
          </draw:text-box>
        </draw:frame>
        <draw:frame draw:style-name="gr85" draw:text-style-name="P21" draw:layer="layout" svg:width="2.445cm" svg:height="0.676cm" svg:x="6.422cm" svg:y="3.054cm">
          <draw:text-box>
            <text:p text:style-name="P3"><text:span text:style-name="T13">A</text:span><text:span text:style-name="T13">ñ</text:span><text:span text:style-name="T13">o</text:span><text:span text:style-name="T13"> </text:span><text:span text:style-name="T13">N</text:span><text:span text:style-name="T13">u</text:span><text:span text:style-name="T13">e</text:span><text:span text:style-name="T13">v</text:span><text:span text:style-name="T13">o</text:span><text:span text:style-name="T13">.</text:span></text:p>
          </draw:text-box>
        </draw:frame>
        <draw:frame draw:style-name="gr97" draw:text-style-name="P21" draw:layer="layout" svg:width="7.775cm" svg:height="0.676cm" svg:x="6.394cm" svg:y="3.716cm">
          <draw:text-box>
            <text:p text:style-name="P3"><text:span text:style-name="T13">P</text:span><text:span text:style-name="T13">u</text:span><text:span text:style-name="T13">e</text:span><text:span text:style-name="T13">n</text:span><text:span text:style-name="T13">t</text:span><text:span text:style-name="T13">e</text:span><text:span text:style-name="T13">. </text:span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i</text:span><text:span text:style-name="T13">t</text:span><text:span text:style-name="T13">u</text:span><text:span text:style-name="T13">c</text:span><text:span text:style-name="T13">i</text:span><text:span text:style-name="T13">ó</text:span><text:span text:style-name="T13">n</text:span><text:span text:style-name="T13"> </text:span><text:span text:style-name="T13">m</text:span><text:span text:style-name="T13">e</text:span><text:span text:style-name="T13">x</text:span><text:span text:style-name="T13">i</text:span><text:span text:style-name="T13">c</text:span><text:span text:style-name="T13">a</text:span><text:span text:style-name="T13">n</text:span><text:span text:style-name="T13">a</text:span><text:span text:style-name="T13">.</text:span><text:span text:style-name="T12"> <text:s/></text:span><text:span text:style-name="T12"><text:s/></text:span></text:p>
          </draw:text-box>
        </draw:frame>
        <draw:frame draw:style-name="gr98" draw:text-style-name="P21" draw:layer="layout" svg:width="5.294cm" svg:height="0.429cm" svg:x="6.394cm" svg:y="4.378cm">
          <draw:text-box>
            <text:p text:style-name="P3"><text:span text:style-name="T12">P</text:span><text:span text:style-name="T12">u</text:span><text:span text:style-name="T12">e</text:span><text:span text:style-name="T12">n</text:span><text:span text:style-name="T12">t</text:span><text:span text:style-name="T12">e</text:span><text:span text:style-name="T12">. </text:span><text:span text:style-name="T12">N</text:span><text:span text:style-name="T13">a</text:span><text:span text:style-name="T13">t</text:span><text:span text:style-name="T13">a</text:span><text:span text:style-name="T13">li</text:span><text:span text:style-name="T13">c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B</text:span><text:span text:style-name="T13">e</text:span><text:span text:style-name="T13">n</text:span><text:span text:style-name="T13">i</text:span><text:span text:style-name="T13">t</text:span><text:span text:style-name="T13">o</text:span><text:span text:style-name="T13"> </text:span><text:span text:style-name="T13">J</text:span><text:span text:style-name="T13">u</text:span><text:span text:style-name="T13">á</text:span><text:span text:style-name="T13">r</text:span><text:span text:style-name="T13">e</text:span><text:span text:style-name="T13">z</text:span></text:p>
          </draw:text-box>
        </draw:frame>
        <draw:frame draw:style-name="gr99" draw:text-style-name="P21" draw:layer="layout" svg:width="2.423cm" svg:height="0.676cm" svg:x="6.394cm" svg:y="5.04cm">
          <draw:text-box>
            <text:p text:style-name="P3"><text:span text:style-name="T13">D</text:span><text:span text:style-name="T13">í</text:span><text:span text:style-name="T13">a</text:span><text:span text:style-name="T13"> </text:span><text:span text:style-name="T13">d</text:span><text:span text:style-name="T13">e</text:span><text:span text:style-name="T13">l </text:span><text:span text:style-name="T13">T</text:span><text:span text:style-name="T13">r</text:span><text:span text:style-name="T13">a</text:span><text:span text:style-name="T13">b</text:span><text:span text:style-name="T13">a</text:span><text:span text:style-name="T13">j</text:span><text:span text:style-name="T13">o</text:span><text:span text:style-name="T13">.</text:span></text:p>
          </draw:text-box>
        </draw:frame>
        <draw:frame draw:style-name="gr100" draw:text-style-name="P21" draw:layer="layout" svg:width="6.754cm" svg:height="0.429cm" svg:x="6.394cm" svg:y="5.7cm">
          <draw:text-box>
            <text:p text:style-name="P3"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I</text:span><text:span text:style-name="T13">n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e</text:span><text:span text:style-name="T13">n</text:span><text:span text:style-name="T13">c</text:span><text:span text:style-name="T13">i</text:span><text:span text:style-name="T13">a</text:span><text:span text:style-name="T13"> </text:span><text:span text:style-name="T13">d</text:span><text:span text:style-name="T13">e</text:span><text:span text:style-name="T13"> </text:span><text:span text:style-name="T13">M</text:span><text:span text:style-name="T13">é</text:span><text:span text:style-name="T13">x</text:span><text:span text:style-name="T13">i</text:span><text:span text:style-name="T13">c</text:span><text:span text:style-name="T13">o</text:span><text:span text:style-name="T13">.</text:span></text:p>
          </draw:text-box>
        </draw:frame>
        <draw:frame draw:style-name="gr101" draw:text-style-name="P21" draw:layer="layout" svg:width="7.292cm" svg:height="0.678cm" svg:x="6.394cm" svg:y="6.362cm">
          <draw:text-box>
            <text:p text:style-name="P3"><text:span text:style-name="T13">P</text:span><text:span text:style-name="T13">u</text:span><text:span text:style-name="T13">e</text:span><text:span text:style-name="T13">n</text:span><text:span text:style-name="T13">t</text:span><text:span text:style-name="T13">e</text:span><text:span text:style-name="T13">. </text:span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R</text:span><text:span text:style-name="T13">e</text:span><text:span text:style-name="T13">v</text:span><text:span text:style-name="T13">o</text:span><text:span text:style-name="T13">l</text:span><text:span text:style-name="T13">u</text:span><text:span text:style-name="T13">c</text:span><text:span text:style-name="T13">i</text:span><text:span text:style-name="T13">ó</text:span><text:span text:style-name="T13">n</text:span><text:span text:style-name="T13"> </text:span><text:span text:style-name="T13">M</text:span><text:span text:style-name="T13">e</text:span><text:span text:style-name="T13">x</text:span><text:span text:style-name="T13">i</text:span><text:span text:style-name="T13">c</text:span><text:span text:style-name="T13">a</text:span><text:span text:style-name="T13">n</text:span><text:span text:style-name="T13">a</text:span><text:span text:style-name="T13">.</text:span></text:p>
          </draw:text-box>
        </draw:frame>
        <draw:frame draw:style-name="gr91" draw:text-style-name="P21" draw:layer="layout" svg:width="1.873cm" svg:height="0.676cm" svg:x="6.394cm" svg:y="7.024cm">
          <draw:text-box>
            <text:p text:style-name="P3"><text:span text:style-name="T13">N</text:span><text:span text:style-name="T13">a</text:span><text:span text:style-name="T13">v</text:span><text:span text:style-name="T13">i</text:span><text:span text:style-name="T13">d</text:span><text:span text:style-name="T13">a</text:span><text:span text:style-name="T13">d</text:span><text:span text:style-name="T13">.</text:span></text:p>
          </draw:text-box>
        </draw:frame>
        <draw:frame draw:style-name="gr85" draw:text-style-name="P20" draw:layer="layout" svg:width="2.445cm" svg:height="0.676cm" svg:x="1.021cm" svg:y="11.055cm">
          <draw:text-box>
            <text:p text:style-name="P3"><text:span text:style-name="T11">6</text:span><text:span text:style-name="T11"> </text:span><text:span text:style-name="T11">j</text:span><text:span text:style-name="T11">u</text:span><text:span text:style-name="T11">e</text:span><text:span text:style-name="T11">v</text:span><text:span text:style-name="T11">e</text:span><text:span text:style-name="T11">s</text:span></text:p>
          </draw:text-box>
        </draw:frame>
        <draw:frame draw:style-name="gr102" draw:text-style-name="P20" draw:layer="layout" svg:width="1.733cm" svg:height="0.676cm" svg:x="0.993cm" svg:y="11.717cm">
          <draw:text-box>
            <text:p text:style-name="P3"><text:span text:style-name="T11">2</text:span><text:span text:style-name="T11">8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 </text:span></text:p>
          </draw:text-box>
        </draw:frame>
        <draw:frame draw:style-name="gr87" draw:text-style-name="P20" draw:layer="layout" svg:width="1.28cm" svg:height="0.676cm" svg:x="0.993cm" svg:y="12.365cm">
          <draw:text-box>
            <text:p text:style-name="P3"><text:span text:style-name="T11">7</text:span><text:span text:style-name="T11"> </text:span><text:span text:style-name="T11">l</text:span><text:span text:style-name="T11">u</text:span><text:span text:style-name="T11">n</text:span><text:span text:style-name="T11">e</text:span><text:span text:style-name="T11">s</text:span></text:p>
          </draw:text-box>
        </draw:frame>
        <draw:frame draw:style-name="gr103" draw:text-style-name="P20" draw:layer="layout" svg:width="2.27cm" svg:height="0.857cm" svg:x="0.993cm" svg:y="13.041cm">
          <draw:text-box>
            <text:p text:style-name="P3"><text:span text:style-name="T11">2</text:span><text:span text:style-name="T11">5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104" draw:text-style-name="P20" draw:layer="layout" svg:width="1.573cm" svg:height="0.676cm" svg:x="0.993cm" svg:y="13.701cm">
          <draw:text-box>
            <text:p text:style-name="P3"><text:span text:style-name="T11">2</text:span><text:span text:style-name="T11">1 </text:span><text:span text:style-name="T11">l</text:span><text:span text:style-name="T11">u</text:span><text:span text:style-name="T11">n</text:span><text:span text:style-name="T11">e</text:span><text:span text:style-name="T11">s</text:span></text:p>
          </draw:text-box>
        </draw:frame>
        <draw:frame draw:style-name="gr90" draw:text-style-name="P20" draw:layer="layout" svg:width="1.649cm" svg:height="0.678cm" svg:x="0.993cm" svg:y="14.363cm">
          <draw:text-box>
            <text:p text:style-name="P3"><text:span text:style-name="T11">2</text:span><text:span text:style-name="T11">5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91" draw:text-style-name="P20" draw:layer="layout" svg:width="1.873cm" svg:height="0.676cm" svg:x="0.993cm" svg:y="15.025cm">
          <draw:text-box>
            <text:p text:style-name="P3"><text:span text:style-name="T11">2</text:span><text:span text:style-name="T11">9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85" draw:text-style-name="P21" draw:layer="layout" svg:width="2.445cm" svg:height="0.676cm" svg:x="3.522cm" svg:y="11.055cm">
          <draw:text-box>
            <text:p text:style-name="P3"><text:span text:style-name="T12">E</text:span><text:span text:style-name="T12">n</text:span><text:span text:style-name="T12">e</text:span><text:span text:style-name="T12">r</text:span><text:span text:style-name="T12">o</text:span><text:span text:style-name="T12"> <text:s/></text:span></text:p>
          </draw:text-box>
        </draw:frame>
        <draw:frame draw:style-name="gr105" draw:text-style-name="P21" draw:layer="layout" svg:width="0.993cm" svg:height="0.676cm" svg:x="3.494cm" svg:y="11.717cm">
          <draw:text-box>
            <text:p text:style-name="P3"><text:span text:style-name="T12">E</text:span><text:span text:style-name="T12">n</text:span><text:span text:style-name="T12">e</text:span><text:span text:style-name="T12">r</text:span><text:span text:style-name="T12">o</text:span></text:p>
          </draw:text-box>
        </draw:frame>
        <draw:frame draw:style-name="gr92" draw:text-style-name="P21" draw:layer="layout" svg:width="1.225cm" svg:height="0.676cm" svg:x="3.494cm" svg:y="12.379cm">
          <draw:text-box>
            <text:p text:style-name="P3"><text:span text:style-name="T12">F</text:span><text:span text:style-name="T12">e</text:span><text:span text:style-name="T12">b</text:span><text:span text:style-name="T12">r</text:span><text:span text:style-name="T12">e</text:span><text:span text:style-name="T12">r</text:span><text:span text:style-name="T12">o</text:span></text:p>
          </draw:text-box>
        </draw:frame>
        <draw:frame draw:style-name="gr92" draw:text-style-name="P21" draw:layer="layout" svg:width="1.225cm" svg:height="0.676cm" svg:x="3.494cm" svg:y="13.041cm">
          <draw:text-box>
            <text:p text:style-name="P3"><text:span text:style-name="T12">F</text:span><text:span text:style-name="T12">e</text:span><text:span text:style-name="T12">b</text:span><text:span text:style-name="T12">r</text:span><text:span text:style-name="T12">e</text:span><text:span text:style-name="T12">r</text:span><text:span text:style-name="T12">o</text:span></text:p>
          </draw:text-box>
        </draw:frame>
        <draw:frame draw:style-name="gr106" draw:text-style-name="P21" draw:layer="layout" svg:width="1.446cm" svg:height="0.676cm" svg:x="3.494cm" svg:y="13.701cm">
          <draw:text-box>
            <text:p text:style-name="P3"><text:span text:style-name="T12">M</text:span><text:span text:style-name="T12">a</text:span><text:span text:style-name="T12">r</text:span><text:span text:style-name="T12">z</text:span><text:span text:style-name="T12">o</text:span></text:p>
          </draw:text-box>
        </draw:frame>
        <draw:frame draw:style-name="gr90" draw:text-style-name="P21" draw:layer="layout" svg:width="1.575cm" svg:height="0.678cm" svg:x="3.494cm" svg:y="14.363cm">
          <draw:text-box>
            <text:p text:style-name="P3"><text:span text:style-name="T12">M</text:span><text:span text:style-name="T12">a</text:span><text:span text:style-name="T12">r</text:span><text:span text:style-name="T12">z</text:span><text:span text:style-name="T12">o</text:span></text:p>
          </draw:text-box>
        </draw:frame>
        <draw:frame draw:style-name="gr91" draw:text-style-name="P21" draw:layer="layout" svg:width="1.873cm" svg:height="0.676cm" svg:x="3.494cm" svg:y="15.025cm">
          <draw:text-box>
            <text:p text:style-name="P3"><text:span text:style-name="T12">A</text:span><text:span text:style-name="T12">b</text:span><text:span text:style-name="T12">r</text:span><text:span text:style-name="T12">il</text:span></text:p>
          </draw:text-box>
        </draw:frame>
        <draw:frame draw:style-name="gr85" draw:text-style-name="P21" draw:layer="layout" svg:width="5.353cm" svg:height="0.676cm" svg:x="6.423cm" svg:y="11.055cm">
          <draw:text-box>
            <text:p text:style-name="P3"><text:span text:style-name="T13">F</text:span><text:span text:style-name="T13">e</text:span><text:span text:style-name="T13">c</text:span><text:span text:style-name="T13">h</text:span><text:span text:style-name="T13">a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 </text:span><text:span text:style-name="T13">p</text:span><text:span text:style-name="T13">o</text:span><text:span text:style-name="T13">r </text:span><text:span text:style-name="T13">D</text:span><text:span text:style-name="T13">í</text:span><text:span text:style-name="T13">a</text:span><text:span text:style-name="T13"> </text:span><text:span text:style-name="T13">d</text:span><text:span text:style-name="T13">e</text:span><text:span text:style-name="T13"> </text:span><text:span text:style-name="T13">R</text:span><text:span text:style-name="T13">e</text:span><text:span text:style-name="T13">y</text:span><text:span text:style-name="T13">e</text:span><text:span text:style-name="T13">s</text:span><text:span text:style-name="T13">.</text:span></text:p>
          </draw:text-box>
        </draw:frame>
        <draw:frame draw:style-name="gr107" draw:text-style-name="P21" draw:layer="layout" svg:width="6.259cm" svg:height="0.676cm" svg:x="6.395cm" svg:y="11.717cm">
          <draw:text-box>
            <text:p text:style-name="P3"><text:span text:style-name="T13">C</text:span><text:span text:style-name="T13">o</text:span><text:span text:style-name="T13">n</text:span><text:span text:style-name="T13">s</text:span><text:span text:style-name="T13">e</text:span><text:span text:style-name="T13">j</text:span><text:span text:style-name="T13">o</text:span><text:span text:style-name="T13"> </text:span><text:span text:style-name="T13">T</text:span><text:span text:style-name="T13">é</text:span><text:span text:style-name="T13">c</text:span><text:span text:style-name="T13">n</text:span><text:span text:style-name="T13">i</text:span><text:span text:style-name="T13">c</text:span><text:span text:style-name="T13">o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</text:span><text:span text:style-name="T13">.</text:span><text:span text:style-name="T12"> </text:span><text:span text:style-name="T12">(</text:span><text:span text:style-name="T12">C</text:span><text:span text:style-name="T12">T</text:span><text:span text:style-name="T12">E</text:span><text:span text:style-name="T12">) <text:s/></text:span></text:p>
          </draw:text-box>
        </draw:frame>
        <draw:frame draw:style-name="gr108" draw:text-style-name="P21" draw:layer="layout" svg:width="7.508cm" svg:height="0.429cm" svg:x="6.395cm" svg:y="12.379cm">
          <draw:text-box>
            <text:p text:style-name="P3"><text:span text:style-name="T12">P</text:span><text:span text:style-name="T12">u</text:span><text:span text:style-name="T12">e</text:span><text:span text:style-name="T12">n</text:span><text:span text:style-name="T12">t</text:span><text:span text:style-name="T12">e</text:span><text:span text:style-name="T12">. </text:span><text:span text:style-name="T12">A</text:span><text:span text:style-name="T12">n</text:span><text:span text:style-name="T12">i</text:span><text:span text:style-name="T12">v</text:span><text:span text:style-name="T12">e</text:span><text:span text:style-name="T12">r</text:span><text:span text:style-name="T12">s</text:span><text:span text:style-name="T12">a</text:span><text:span text:style-name="T12">r</text:span><text:span text:style-name="T12">i</text:span><text:span text:style-name="T12">o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C</text:span><text:span text:style-name="T12">o</text:span><text:span text:style-name="T12">n</text:span><text:span text:style-name="T12">s</text:span><text:span text:style-name="T12">t</text:span><text:span text:style-name="T12">i</text:span><text:span text:style-name="T12">t</text:span><text:span text:style-name="T12">u</text:span><text:span text:style-name="T12">c</text:span><text:span text:style-name="T12">i</text:span><text:span text:style-name="T12">ó</text:span><text:span text:style-name="T12">n</text:span><text:span text:style-name="T12"> </text:span><text:span text:style-name="T12">M</text:span><text:span text:style-name="T12">e</text:span><text:span text:style-name="T12">x</text:span><text:span text:style-name="T12">i</text:span><text:span text:style-name="T12">c</text:span><text:span text:style-name="T12">a</text:span><text:span text:style-name="T12">n</text:span><text:span text:style-name="T12">a</text:span><text:span text:style-name="T12">.</text:span></text:p>
          </draw:text-box>
        </draw:frame>
        <draw:frame draw:style-name="gr109" draw:text-style-name="P21" draw:layer="layout" svg:width="3.871cm" svg:height="0.676cm" svg:x="6.395cm" svg:y="13.041cm">
          <draw:text-box>
            <text:p text:style-name="P3"><text:span text:style-name="T13">C</text:span><text:span text:style-name="T13">o</text:span><text:span text:style-name="T13">n</text:span><text:span text:style-name="T13">s</text:span><text:span text:style-name="T13">e</text:span><text:span text:style-name="T13">j</text:span><text:span text:style-name="T13">o</text:span><text:span text:style-name="T13"> </text:span><text:span text:style-name="T13">T</text:span><text:span text:style-name="T13">é</text:span><text:span text:style-name="T13">c</text:span><text:span text:style-name="T13">n</text:span><text:span text:style-name="T13">i</text:span><text:span text:style-name="T13">c</text:span><text:span text:style-name="T13">o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</text:span><text:span text:style-name="T13">.</text:span></text:p>
          </draw:text-box>
        </draw:frame>
        <draw:frame draw:style-name="gr110" draw:text-style-name="P21" draw:layer="layout" svg:width="5.844cm" svg:height="0.429cm" svg:x="6.395cm" svg:y="13.701cm">
          <draw:text-box>
            <text:p text:style-name="P3"><text:span text:style-name="T13">P</text:span><text:span text:style-name="T13">u</text:span><text:span text:style-name="T13">e</text:span><text:span text:style-name="T13">n</text:span><text:span text:style-name="T13">t</text:span><text:span text:style-name="T13">e</text:span><text:span text:style-name="T13">. </text:span><text:span text:style-name="T13">N</text:span><text:span text:style-name="T13">a</text:span><text:span text:style-name="T13">t</text:span><text:span text:style-name="T13">a</text:span><text:span text:style-name="T13">li</text:span><text:span text:style-name="T13">c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B</text:span><text:span text:style-name="T13">e</text:span><text:span text:style-name="T13">n</text:span><text:span text:style-name="T13">i</text:span><text:span text:style-name="T13">t</text:span><text:span text:style-name="T13">o</text:span><text:span text:style-name="T13"> </text:span><text:span text:style-name="T13">J</text:span><text:span text:style-name="T13">u</text:span><text:span text:style-name="T13">á</text:span><text:span text:style-name="T13">r</text:span><text:span text:style-name="T13">e</text:span><text:span text:style-name="T13">z</text:span><text:span text:style-name="T13">.</text:span></text:p>
          </draw:text-box>
        </draw:frame>
        <draw:frame draw:style-name="gr111" draw:text-style-name="P21" draw:layer="layout" svg:width="5.869cm" svg:height="0.678cm" svg:x="6.395cm" svg:y="14.363cm">
          <draw:text-box>
            <text:p text:style-name="P3"><text:span text:style-name="T12">C</text:span><text:span text:style-name="T12">o</text:span><text:span text:style-name="T12">n</text:span><text:span text:style-name="T12">s</text:span><text:span text:style-name="T12">e</text:span><text:span text:style-name="T12">j</text:span><text:span text:style-name="T12">o</text:span><text:span text:style-name="T12"> </text:span><text:span text:style-name="T12">T</text:span><text:span text:style-name="T12">é</text:span><text:span text:style-name="T12">c</text:span><text:span text:style-name="T12">n</text:span><text:span text:style-name="T12">i</text:span><text:span text:style-name="T12">c</text:span><text:span text:style-name="T12">o</text:span><text:span text:style-name="T12"> </text:span><text:span text:style-name="T12">E</text:span><text:span text:style-name="T12">s</text:span><text:span text:style-name="T12">c</text:span><text:span text:style-name="T12">o</text:span><text:span text:style-name="T12">l</text:span><text:span text:style-name="T12">a</text:span><text:span text:style-name="T12">r</text:span><text:span text:style-name="T12">.</text:span></text:p>
          </draw:text-box>
        </draw:frame>
        <draw:frame draw:style-name="gr109" draw:text-style-name="P21" draw:layer="layout" svg:width="3.871cm" svg:height="0.676cm" svg:x="6.395cm" svg:y="15.025cm">
          <draw:text-box>
            <text:p text:style-name="P3"><text:span text:style-name="T13">C</text:span><text:span text:style-name="T13">o</text:span><text:span text:style-name="T13">n</text:span><text:span text:style-name="T13">s</text:span><text:span text:style-name="T13">e</text:span><text:span text:style-name="T13">j</text:span><text:span text:style-name="T13">o</text:span><text:span text:style-name="T13"> </text:span><text:span text:style-name="T13">T</text:span><text:span text:style-name="T13">é</text:span><text:span text:style-name="T13">c</text:span><text:span text:style-name="T13">n</text:span><text:span text:style-name="T13">i</text:span><text:span text:style-name="T13">c</text:span><text:span text:style-name="T13">o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</text:span><text:span text:style-name="T13">.</text:span></text:p>
          </draw:text-box>
        </draw:frame>
        <draw:frame draw:style-name="gr112" draw:text-style-name="P20" draw:layer="layout" svg:width="1.996cm" svg:height="0.676cm" svg:x="0.992cm" svg:y="15.717cm">
          <draw:text-box>
            <text:p text:style-name="P3"><text:span text:style-name="T11">5</text:span><text:span text:style-name="T11"> </text:span><text:span text:style-name="T11">j</text:span><text:span text:style-name="T11">u</text:span><text:span text:style-name="T11">e</text:span><text:span text:style-name="T11">v</text:span><text:span text:style-name="T11">e</text:span><text:span text:style-name="T11">s </text:span><text:span text:style-name="T11"><text:s/></text:span></text:p>
          </draw:text-box>
        </draw:frame>
        <draw:frame draw:style-name="gr113" draw:text-style-name="P20" draw:layer="layout" svg:width="1.649cm" svg:height="0.676cm" svg:x="0.992cm" svg:y="16.379cm">
          <draw:text-box>
            <text:p text:style-name="P3"><text:span text:style-name="T11">2</text:span><text:span text:style-name="T11">7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88" draw:text-style-name="P20" draw:layer="layout" svg:width="1.64cm" svg:height="0.676cm" svg:x="0.992cm" svg:y="17.041cm">
          <draw:text-box>
            <text:p text:style-name="P3"><text:span text:style-name="T11">2</text:span><text:span text:style-name="T11">4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114" draw:text-style-name="P20" draw:layer="layout" svg:width="1.577cm" svg:height="0.676cm" svg:x="0.992cm" svg:y="17.701cm">
          <draw:text-box>
            <text:p text:style-name="P3"><text:span text:style-name="T11">1</text:span><text:span text:style-name="T11">6</text:span><text:span text:style-name="T11"> </text:span><text:span text:style-name="T11">v</text:span><text:span text:style-name="T11">i</text:span><text:span text:style-name="T11">e</text:span><text:span text:style-name="T11">r</text:span><text:span text:style-name="T11">n</text:span><text:span text:style-name="T11">e</text:span><text:span text:style-name="T11">s</text:span></text:p>
          </draw:text-box>
        </draw:frame>
        <draw:frame draw:style-name="gr90" draw:text-style-name="P20" draw:layer="layout" svg:width="1.575cm" svg:height="0.678cm" svg:x="0.992cm" svg:y="18.363cm">
          <draw:text-box>
            <text:p text:style-name="P3"><text:span text:style-name="T11">2</text:span><text:span text:style-name="T11">1 </text:span><text:span text:style-name="T11">l</text:span><text:span text:style-name="T11">u</text:span><text:span text:style-name="T11">n</text:span><text:span text:style-name="T11">e</text:span><text:span text:style-name="T11">s</text:span></text:p>
          </draw:text-box>
        </draw:frame>
        <draw:frame draw:style-name="gr105" draw:text-style-name="P21" draw:layer="layout" svg:width="0.993cm" svg:height="0.676cm" svg:x="3.493cm" svg:y="15.717cm">
          <draw:text-box>
            <text:p text:style-name="P3"><text:span text:style-name="T12">M</text:span><text:span text:style-name="T12">a</text:span><text:span text:style-name="T12">y</text:span><text:span text:style-name="T12">o</text:span></text:p>
          </draw:text-box>
        </draw:frame>
        <draw:frame draw:style-name="gr115" draw:text-style-name="P21" draw:layer="layout" svg:width="0.844cm" svg:height="0.676cm" svg:x="3.493cm" svg:y="16.379cm">
          <draw:text-box>
            <text:p text:style-name="P3"><text:span text:style-name="T12">M</text:span><text:span text:style-name="T12">a</text:span><text:span text:style-name="T12">y</text:span><text:span text:style-name="T12">o</text:span></text:p>
          </draw:text-box>
        </draw:frame>
        <draw:frame draw:style-name="gr115" draw:text-style-name="P21" draw:layer="layout" svg:width="0.836cm" svg:height="0.676cm" svg:x="3.493cm" svg:y="17.041cm">
          <draw:text-box>
            <text:p text:style-name="P3"><text:span text:style-name="T12">J</text:span><text:span text:style-name="T12">u</text:span><text:span text:style-name="T12">n</text:span><text:span text:style-name="T12">i</text:span><text:span text:style-name="T12">o</text:span></text:p>
          </draw:text-box>
        </draw:frame>
        <draw:frame draw:style-name="gr95" draw:text-style-name="P21" draw:layer="layout" svg:width="1.788cm" svg:height="0.676cm" svg:x="3.493cm" svg:y="17.701cm">
          <draw:text-box>
            <text:p text:style-name="P3"><text:span text:style-name="T12">S</text:span><text:span text:style-name="T12">e</text:span><text:span text:style-name="T12">p</text:span><text:span text:style-name="T12">t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/text:p>
          </draw:text-box>
        </draw:frame>
        <draw:frame draw:style-name="gr116" draw:text-style-name="P21" draw:layer="layout" svg:width="2.173cm" svg:height="0.429cm" svg:x="3.493cm" svg:y="18.363cm">
          <draw:text-box>
            <text:p text:style-name="P3"><text:span text:style-name="T12">N</text:span><text:span text:style-name="T12">o</text:span><text:span text:style-name="T12">v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/text:p>
          </draw:text-box>
        </draw:frame>
        <draw:frame draw:style-name="gr117" draw:text-style-name="P21" draw:layer="layout" svg:width="4.632cm" svg:height="0.429cm" svg:x="6.394cm" svg:y="16.379cm">
          <draw:text-box>
            <text:p text:style-name="P3"><text:span text:style-name="T12">C</text:span><text:span text:style-name="T12">o</text:span><text:span text:style-name="T12">n</text:span><text:span text:style-name="T12">s</text:span><text:span text:style-name="T12">e</text:span><text:span text:style-name="T12">j</text:span><text:span text:style-name="T12">o</text:span><text:span text:style-name="T12"> </text:span><text:span text:style-name="T12">T</text:span><text:span text:style-name="T12">é</text:span><text:span text:style-name="T12">c</text:span><text:span text:style-name="T12">n</text:span><text:span text:style-name="T12">i</text:span><text:span text:style-name="T12">c</text:span><text:span text:style-name="T12">o</text:span><text:span text:style-name="T12"> </text:span><text:span text:style-name="T12">E</text:span><text:span text:style-name="T12">s</text:span><text:span text:style-name="T12">c</text:span><text:span text:style-name="T12">o</text:span><text:span text:style-name="T12">l</text:span><text:span text:style-name="T12">a</text:span><text:span text:style-name="T12">r</text:span><text:span text:style-name="T13">.</text:span></text:p>
          </draw:text-box>
        </draw:frame>
        <draw:frame draw:style-name="gr118" draw:text-style-name="P21" draw:layer="layout" svg:width="4.989cm" svg:height="0.676cm" svg:x="6.394cm" svg:y="17.041cm">
          <draw:text-box>
            <text:p text:style-name="P3"><text:span text:style-name="T13">C</text:span><text:span text:style-name="T13">o</text:span><text:span text:style-name="T13">n</text:span><text:span text:style-name="T13">s</text:span><text:span text:style-name="T13">e</text:span><text:span text:style-name="T13">j</text:span><text:span text:style-name="T13">o</text:span><text:span text:style-name="T13"> </text:span><text:span text:style-name="T13">T</text:span><text:span text:style-name="T13">é</text:span><text:span text:style-name="T13">c</text:span><text:span text:style-name="T13">n</text:span><text:span text:style-name="T13">i</text:span><text:span text:style-name="T13">c</text:span><text:span text:style-name="T13">o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</text:span><text:span text:style-name="T13">.</text:span></text:p>
          </draw:text-box>
        </draw:frame>
        <draw:frame draw:style-name="gr100" draw:text-style-name="P21" draw:layer="layout" svg:width="6.754cm" svg:height="0.429cm" svg:x="6.394cm" svg:y="17.701cm">
          <draw:text-box>
            <text:p text:style-name="P3"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I</text:span><text:span text:style-name="T13">n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e</text:span><text:span text:style-name="T13">n</text:span><text:span text:style-name="T13">c</text:span><text:span text:style-name="T13">i</text:span><text:span text:style-name="T13">a</text:span><text:span text:style-name="T13"> </text:span><text:span text:style-name="T13">d</text:span><text:span text:style-name="T13">e</text:span><text:span text:style-name="T13"> </text:span><text:span text:style-name="T13">M</text:span><text:span text:style-name="T13">é</text:span><text:span text:style-name="T13">x</text:span><text:span text:style-name="T13">i</text:span><text:span text:style-name="T13">c</text:span><text:span text:style-name="T13">o</text:span><text:span text:style-name="T13">.</text:span></text:p>
          </draw:text-box>
        </draw:frame>
        <draw:frame draw:style-name="gr119" draw:text-style-name="P21" draw:layer="layout" svg:width="6.026cm" svg:height="0.678cm" svg:x="6.394cm" svg:y="18.363cm">
          <draw:text-box>
            <text:p text:style-name="P3"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R</text:span><text:span text:style-name="T13">e</text:span><text:span text:style-name="T13">v</text:span><text:span text:style-name="T13">o</text:span><text:span text:style-name="T13">l</text:span><text:span text:style-name="T13">u</text:span><text:span text:style-name="T13">c</text:span><text:span text:style-name="T13">i</text:span><text:span text:style-name="T13">ó</text:span><text:span text:style-name="T13">n</text:span><text:span text:style-name="T13"> </text:span><text:span text:style-name="T13">M</text:span><text:span text:style-name="T13">e</text:span><text:span text:style-name="T13">x</text:span><text:span text:style-name="T13">i</text:span><text:span text:style-name="T13">c</text:span><text:span text:style-name="T13">a</text:span><text:span text:style-name="T13">n</text:span><text:span text:style-name="T13">a</text:span><text:span text:style-name="T13">.</text:span></text:p>
          </draw:text-box>
        </draw:frame>
        <draw:frame draw:style-name="gr120" draw:text-style-name="P21" draw:layer="layout" svg:width="5.433cm" svg:height="0.429cm" svg:x="6.394cm" svg:y="15.679cm">
          <draw:text-box>
            <text:p text:style-name="P3"><text:span text:style-name="T12">A</text:span><text:span text:style-name="T12">n</text:span><text:span text:style-name="T12">i</text:span><text:span text:style-name="T12">v</text:span><text:span text:style-name="T12">e</text:span><text:span text:style-name="T12">r</text:span><text:span text:style-name="T12">s</text:span><text:span text:style-name="T12">a</text:span><text:span text:style-name="T12">r</text:span><text:span text:style-name="T12">i</text:span><text:span text:style-name="T12">o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b</text:span><text:span text:style-name="T12">a</text:span><text:span text:style-name="T12">t</text:span><text:span text:style-name="T12">a</text:span><text:span text:style-name="T12">ll</text:span><text:span text:style-name="T12">a</text:span><text:span text:style-name="T12"> </text:span><text:span text:style-name="T12">d</text:span><text:span text:style-name="T12">e</text:span><text:span text:style-name="T12"> </text:span><text:span text:style-name="T12">P</text:span><text:span text:style-name="T12">u</text:span><text:span text:style-name="T12">e</text:span><text:span text:style-name="T12">b</text:span><text:span text:style-name="T12">l</text:span><text:span text:style-name="T12">a</text:span><text:span text:style-name="T13">.</text:span></text:p>
          </draw:text-box>
        </draw:frame>
        <draw:frame draw:style-name="gr121" draw:text-style-name="P20" draw:layer="layout" svg:width="1.899cm" svg:height="0.678cm" svg:x="0.992cm" svg:y="19.021cm">
          <draw:text-box>
            <text:p text:style-name="P3"><text:span text:style-name="T11">2</text:span><text:span text:style-name="T11">5</text:span><text:span text:style-name="T11"> </text:span><text:span text:style-name="T11">d</text:span><text:span text:style-name="T11">o</text:span><text:span text:style-name="T11">m</text:span><text:span text:style-name="T11">i</text:span><text:span text:style-name="T11">n</text:span><text:span text:style-name="T11">g</text:span><text:span text:style-name="T11">o</text:span></text:p>
          </draw:text-box>
        </draw:frame>
        <draw:frame draw:style-name="gr116" draw:text-style-name="P21" draw:layer="layout" svg:width="2.173cm" svg:height="0.429cm" svg:x="3.493cm" svg:y="19.021cm">
          <draw:text-box>
            <text:p text:style-name="P3"><text:span text:style-name="T12">D</text:span><text:span text:style-name="T12">i</text:span><text:span text:style-name="T12">c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/text:p>
          </draw:text-box>
        </draw:frame>
        <draw:frame draw:style-name="gr111" draw:text-style-name="P21" draw:layer="layout" svg:width="5.869cm" svg:height="0.678cm" svg:x="6.394cm" svg:y="19.021cm">
          <draw:text-box>
            <text:p text:style-name="P3"><text:span text:style-name="T13">F</text:span><text:span text:style-name="T13">e</text:span><text:span text:style-name="T13">c</text:span><text:span text:style-name="T13">h</text:span><text:span text:style-name="T13">a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 </text:span><text:span text:style-name="T13">p</text:span><text:span text:style-name="T13">o</text:span><text:span text:style-name="T13">r </text:span><text:span text:style-name="T13">N</text:span><text:span text:style-name="T13">a</text:span><text:span text:style-name="T13">v</text:span><text:span text:style-name="T13">i</text:span><text:span text:style-name="T13">d</text:span><text:span text:style-name="T13">a</text:span><text:span text:style-name="T13">d</text:span><text:span text:style-name="T13">.</text:span></text:p>
          </draw:text-box>
        </draw:frame>
        <draw:custom-shape draw:style-name="gr122" draw:text-style-name="P2" draw:layer="layout" svg:width="5.273cm" svg:height="0.571cm" svg:x="4.532cm" svg:y="1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0.706cm" svg:y1="1.969cm" svg:x2="13.956cm" svg:y2="1.969cm">
          <text:p/>
        </draw:line>
        <draw:frame draw:style-name="gr123" draw:text-style-name="P12" draw:layer="layout" svg:width="4.65cm" svg:height="0.517cm" svg:x="4.921cm" svg:y="1.229cm">
          <draw:text-box>
            <text:p text:style-name="P3"><text:span text:style-name="T6">D</text:span><text:span text:style-name="T6">i</text:span><text:span text:style-name="T6">a</text:span><text:span text:style-name="T6">s</text:span><text:span text:style-name="T6"> </text:span><text:span text:style-name="T6">f</text:span><text:span text:style-name="T6">e</text:span><text:span text:style-name="T6">s</text:span><text:span text:style-name="T6">t</text:span><text:span text:style-name="T6">i</text:span><text:span text:style-name="T6">v</text:span><text:span text:style-name="T6">o</text:span><text:span text:style-name="T6">s</text:span><text:span text:style-name="T6"> </text:span><text:span text:style-name="T6">o</text:span><text:span text:style-name="T6">b</text:span><text:span text:style-name="T6">l</text:span><text:span text:style-name="T6">i</text:span><text:span text:style-name="T6">g</text:span><text:span text:style-name="T6">a</text:span><text:span text:style-name="T6">t</text:span><text:span text:style-name="T6">o</text:span><text:span text:style-name="T6">r</text:span><text:span text:style-name="T6">i</text:span><text:span text:style-name="T6">o</text:span><text:span text:style-name="T6">s</text:span></text:p>
          </draw:text-box>
        </draw:frame>
        <draw:frame draw:style-name="gr124" draw:text-style-name="P22" draw:layer="layout" svg:width="2.669cm" svg:height="0.429cm" svg:x="1.065cm" svg:y="10.279cm">
          <draw:text-box>
            <text:p text:style-name="P3"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/text:p>
          </draw:text-box>
        </draw:frame>
        <draw:frame draw:style-name="gr124" draw:text-style-name="P22" draw:layer="layout" svg:width="2.669cm" svg:height="0.429cm" svg:x="1.066cm" svg:y="10.28cm">
          <draw:text-box>
            <text:p text:style-name="P3"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/text:p>
          </draw:text-box>
        </draw:frame>
        <draw:frame draw:style-name="gr79" draw:text-style-name="P23" draw:layer="layout" svg:width="0.874cm" svg:height="0.533cm" svg:x="1.55cm" svg:y="10.315cm">
          <draw:text-box>
            <text:p text:style-name="P3"><text:span text:style-name="T15">D</text:span><text:span text:style-name="T15">í</text:span><text:span text:style-name="T15">a</text:span></text:p>
          </draw:text-box>
        </draw:frame>
        <draw:frame draw:style-name="gr80" draw:text-style-name="P23" draw:layer="layout" svg:width="1.327cm" svg:height="0.533cm" svg:x="4.45cm" svg:y="10.316cm">
          <draw:text-box>
            <text:p text:style-name="P3"><text:span text:style-name="T15">M</text:span><text:span text:style-name="T15">e</text:span><text:span text:style-name="T15">s</text:span></text:p>
          </draw:text-box>
        </draw:frame>
        <draw:frame draw:style-name="gr81" draw:text-style-name="P23" draw:layer="layout" svg:width="2.153cm" svg:height="0.533cm" svg:x="9.751cm" svg:y="10.317cm">
          <draw:text-box>
            <text:p text:style-name="P3"><text:span text:style-name="T15">M</text:span><text:span text:style-name="T15">o</text:span><text:span text:style-name="T15">t</text:span><text:span text:style-name="T15">i</text:span><text:span text:style-name="T15">v</text:span><text:span text:style-name="T15">o</text:span></text:p>
          </draw:text-box>
        </draw:frame>
        <draw:custom-shape draw:style-name="gr122" draw:text-style-name="P2" draw:layer="layout" svg:width="5.273cm" svg:height="0.571cm" svg:x="4.532cm" svg:y="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0.706cm" svg:y1="10.073cm" svg:x2="13.956cm" svg:y2="10.073cm">
          <text:p/>
        </draw:line>
        <draw:frame draw:style-name="gr123" draw:text-style-name="P12" draw:layer="layout" svg:width="4.65cm" svg:height="0.517cm" svg:x="4.921cm" svg:y="9.333cm">
          <draw:text-box>
            <text:p text:style-name="P3"><text:span text:style-name="T6">D</text:span><text:span text:style-name="T6">i</text:span><text:span text:style-name="T6">a</text:span><text:span text:style-name="T6">s</text:span><text:span text:style-name="T6"> </text:span><text:span text:style-name="T6">f</text:span><text:span text:style-name="T6">e</text:span><text:span text:style-name="T6">s</text:span><text:span text:style-name="T6">t</text:span><text:span text:style-name="T6">i</text:span><text:span text:style-name="T6">v</text:span><text:span text:style-name="T6">o</text:span><text:span text:style-name="T6">s</text:span><text:span text:style-name="T6"> </text:span><text:span text:style-name="T6">e</text:span><text:span text:style-name="T6">s</text:span><text:span text:style-name="T6">c</text:span><text:span text:style-name="T6">o</text:span><text:span text:style-name="T6">l</text:span><text:span text:style-name="T6">a</text:span><text:span text:style-name="T6">r</text:span><text:span text:style-name="T6">e</text:span><text:span text:style-name="T6">s</text:span></text:p>
          </draw:text-box>
        </draw:frame>
        <draw:line draw:style-name="gr46" draw:text-style-name="P10" draw:layer="layout" svg:x1="3.203cm" svg:y1="7.565cm" svg:x2="3.203cm" svg:y2="2.765cm">
          <text:p/>
        </draw:line>
        <draw:line draw:style-name="gr46" draw:text-style-name="P10" draw:layer="layout" svg:x1="6.203cm" svg:y1="7.566cm" svg:x2="6.203cm" svg:y2="2.766cm">
          <text:p/>
        </draw:line>
        <draw:line draw:style-name="gr46" draw:text-style-name="P10" draw:layer="layout" svg:x1="3.203cm" svg:y1="19.516cm" svg:x2="3.203cm" svg:y2="10.866cm">
          <text:p/>
        </draw:line>
        <draw:line draw:style-name="gr46" draw:text-style-name="P10" draw:layer="layout" svg:x1="6.203cm" svg:y1="19.517cm" svg:x2="6.203cm" svg:y2="10.867cm">
          <text:p/>
        </draw:line>
        <draw:line draw:style-name="gr46" draw:text-style-name="P10" draw:layer="layout" svg:x1="0.7cm" svg:y1="10.869cm" svg:x2="13.95cm" svg:y2="10.869cm">
          <text:p/>
        </draw:line>
        <draw:line draw:style-name="gr46" draw:text-style-name="P10" draw:layer="layout" svg:x1="0.7cm" svg:y1="2.769cm" svg:x2="13.95cm" svg:y2="2.769cm">
          <text:p/>
        </draw:line>
        <draw:frame draw:style-name="gr124" draw:text-style-name="P22" draw:layer="layout" svg:width="2.669cm" svg:height="0.429cm" svg:x="1.066cm" svg:y="2.18cm">
          <draw:text-box>
            <text:p text:style-name="P3"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/text:p>
          </draw:text-box>
        </draw:frame>
        <draw:frame draw:style-name="gr124" draw:text-style-name="P22" draw:layer="layout" svg:width="2.669cm" svg:height="0.429cm" svg:x="1.067cm" svg:y="2.181cm">
          <draw:text-box>
            <text:p text:style-name="P3"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/text:p>
          </draw:text-box>
        </draw:frame>
        <draw:frame draw:style-name="gr79" draw:text-style-name="P23" draw:layer="layout" svg:width="0.874cm" svg:height="0.533cm" svg:x="1.551cm" svg:y="2.216cm">
          <draw:text-box>
            <text:p text:style-name="P3"><text:span text:style-name="T15">D</text:span><text:span text:style-name="T15">í</text:span><text:span text:style-name="T15">a</text:span></text:p>
          </draw:text-box>
        </draw:frame>
        <draw:frame draw:style-name="gr80" draw:text-style-name="P23" draw:layer="layout" svg:width="1.327cm" svg:height="0.533cm" svg:x="4.451cm" svg:y="2.217cm">
          <draw:text-box>
            <text:p text:style-name="P3"><text:span text:style-name="T15">M</text:span><text:span text:style-name="T15">e</text:span><text:span text:style-name="T15">s</text:span></text:p>
          </draw:text-box>
        </draw:frame>
        <draw:frame draw:style-name="gr81" draw:text-style-name="P23" draw:layer="layout" svg:width="2.153cm" svg:height="0.533cm" svg:x="9.752cm" svg:y="2.218cm">
          <draw:text-box>
            <text:p text:style-name="P3"><text:span text:style-name="T15">M</text:span><text:span text:style-name="T15">o</text:span><text:span text:style-name="T15">t</text:span><text:span text:style-name="T15">i</text:span><text:span text:style-name="T15">v</text:span><text:span text:style-name="T15">o</text:span></text:p>
          </draw:text-box>
        </draw:frame>
        <draw:frame draw:style-name="gr125" draw:text-style-name="P24" draw:layer="layout" svg:width="4.625cm" svg:height="2.837cm" svg:x="18.424cm" svg:y="5.857cm">
          <draw:text-box>
            <text:p text:style-name="P3"><text:span text:style-name="T16">A</text:span><text:span text:style-name="T16">G</text:span><text:span text:style-name="T16">E</text:span><text:span text:style-name="T16">N</text:span><text:span text:style-name="T16">D</text:span><text:span text:style-name="T16">A</text:span></text:p>
            <text:p text:style-name="P3"><text:span text:style-name="T16"><text:s/></text:span><text:span text:style-name="T16">2</text:span><text:span text:style-name="T16">0</text:span><text:span text:style-name="T16">2</text:span><text:span text:style-name="T16">2</text:span></text:p>
          </draw:text-box>
        </draw:frame>
        <draw:polygon draw:style-name="gr126" draw:text-style-name="P25" draw:layer="layout" svg:width="5.531cm" svg:height="0.117cm" svg:x="17.553cm" svg:y="5.739cm" svg:viewBox="0 0 5532 118" draw:points="0,118 5532,118 5532,0 0,0">
          <text:p/>
        </draw:polygon>
        <draw:path draw:style-name="gr127" draw:text-style-name="P26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28" draw:text-style-name="P26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29" draw:text-style-name="P26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30" draw:text-style-name="P27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master-page34">
        <draw:frame draw:style-name="gr131" draw:text-style-name="P28" draw:layer="layout" svg:width="0.662cm" svg:height="0.892cm" svg:x="1.972cm" svg:y="1.483cm">
          <draw:text-box>
            <text:p text:style-name="P3"><text:span text:style-name="T17"><text:s/></text:span></text:p>
          </draw:text-box>
        </draw:frame>
        <draw:frame draw:style-name="gr132" draw:text-style-name="P30" draw:layer="layout" svg:width="11.476cm" svg:height="3.482cm" svg:x="14.868cm" svg:y="6.873cm">
          <draw:text-box>
            <text:p text:style-name="P29"><text:span text:style-name="T18">“</text:span><text:span text:style-name="T18">P</text:span><text:span text:style-name="T18">a</text:span><text:span text:style-name="T18">r</text:span><text:span text:style-name="T18">a</text:span><text:span text:style-name="T18"> </text:span><text:span text:style-name="T18">q</text:span><text:span text:style-name="T18">u</text:span><text:span text:style-name="T18">e</text:span><text:span text:style-name="T18"> </text:span><text:span text:style-name="T18">p</text:span><text:span text:style-name="T18">u</text:span><text:span text:style-name="T18">e</text:span><text:span text:style-name="T18">d</text:span><text:span text:style-name="T18">a</text:span><text:span text:style-name="T18"> </text:span><text:span text:style-name="T18"><text:s/></text:span><text:span text:style-name="T18">s</text:span><text:span text:style-name="T18">u</text:span><text:span text:style-name="T18">r</text:span><text:span text:style-name="T18">g</text:span><text:span text:style-name="T18">i</text:span><text:span text:style-name="T18">r</text:span><text:span text:style-name="T18"> </text:span><text:span text:style-name="T18">l</text:span><text:span text:style-name="T18">o</text:span><text:span text:style-name="T18"> </text:span><text:span text:style-name="T18">p</text:span><text:span text:style-name="T18">o</text:span><text:span text:style-name="T18">s</text:span><text:span text:style-name="T18">i</text:span><text:span text:style-name="T18">b</text:span><text:span text:style-name="T18">l</text:span><text:span text:style-name="T18">e</text:span><text:span text:style-name="T18">,</text:span></text:p>
            <text:p text:style-name="P29"><text:span text:style-name="T18">E</text:span><text:span text:style-name="T18">s</text:span><text:span text:style-name="T18"> </text:span><text:span text:style-name="T18">p</text:span><text:span text:style-name="T18">r</text:span><text:span text:style-name="T18">e</text:span><text:span text:style-name="T18">c</text:span><text:span text:style-name="T18">i</text:span><text:span text:style-name="T18">s</text:span><text:span text:style-name="T18">o</text:span><text:span text:style-name="T18"> </text:span><text:span text:style-name="T18">i</text:span><text:span text:style-name="T18">n</text:span><text:span text:style-name="T18">t</text:span><text:span text:style-name="T18">e</text:span><text:span text:style-name="T18">n</text:span><text:span text:style-name="T18">t</text:span><text:span text:style-name="T18">a</text:span><text:span text:style-name="T18">r</text:span><text:span text:style-name="T18"> </text:span><text:span text:style-name="T18">u</text:span><text:span text:style-name="T18">n</text:span><text:span text:style-name="T18">a</text:span></text:p>
            <text:p text:style-name="P29"><text:span text:style-name="T18">Y</text:span><text:span text:style-name="T18"> </text:span><text:span text:style-name="T18">o</text:span><text:span text:style-name="T18">t</text:span><text:span text:style-name="T18">r</text:span><text:span text:style-name="T18">a</text:span><text:span text:style-name="T18"> </text:span><text:span text:style-name="T18">v</text:span><text:span text:style-name="T18">e</text:span><text:span text:style-name="T18">z</text:span><text:span text:style-name="T18"> </text:span><text:span text:style-name="T18">l</text:span><text:span text:style-name="T18">o</text:span><text:span text:style-name="T18"> </text:span><text:span text:style-name="T18">i</text:span><text:span text:style-name="T18">m</text:span><text:span text:style-name="T18">p</text:span><text:span text:style-name="T18">o</text:span><text:span text:style-name="T18">s</text:span><text:span text:style-name="T18">i</text:span><text:span text:style-name="T18">b</text:span><text:span text:style-name="T18">l</text:span><text:span text:style-name="T18">e</text:span><text:span text:style-name="T18">”</text:span></text:p>
            <text:p text:style-name="P29"><text:span text:style-name="T18"/></text:p>
            <text:p text:style-name="P29"><text:span text:style-name="T9">-</text:span><text:span text:style-name="T9">H</text:span><text:span text:style-name="T9">e</text:span><text:span text:style-name="T9">r</text:span><text:span text:style-name="T9">m</text:span><text:span text:style-name="T9">a</text:span><text:span text:style-name="T9">n</text:span><text:span text:style-name="T9">n</text:span><text:span text:style-name="T9"> </text:span><text:span text:style-name="T9">H</text:span><text:span text:style-name="T9">e</text:span><text:span text:style-name="T9">s</text:span><text:span text:style-name="T9">s</text:span><text:span text:style-name="T9">e</text:span></text:p>
          </draw:text-box>
        </draw:frame>
      </draw:page>
      <draw:page draw:name="page8" draw:style-name="dp1" draw:master-page-name="master-page34">
        <draw:frame draw:style-name="gr133" draw:text-style-name="P4" draw:layer="layout" svg:width="2.479cm" svg:height="0.709cm" svg:x="1.511cm" svg:y="1.621cm">
          <draw:text-box>
            <text:p text:style-name="P3"><text:span text:style-name="T19">E</text:span><text:span text:style-name="T19">N</text:span><text:span text:style-name="T19">E</text:span><text:span text:style-name="T19">R</text:span><text:span text:style-name="T19">O</text:span></text:p>
          </draw:text-box>
        </draw:frame>
        <draw:line draw:style-name="gr6" draw:text-style-name="P31" draw:layer="layout" svg:x1="4.079cm" svg:y1="1.282cm" svg:x2="6.949cm" svg:y2="1.282cm">
          <text:p/>
        </draw:line>
        <draw:line draw:style-name="gr6" draw:text-style-name="P31" draw:layer="layout" svg:x1="4.087cm" svg:y1="2.67cm" svg:x2="4.087cm" svg:y2="1.291cm">
          <text:p/>
        </draw:line>
        <draw:line draw:style-name="gr6" draw:text-style-name="P31" draw:layer="layout" svg:x1="6.949cm" svg:y1="1.282cm" svg:x2="9.81cm" svg:y2="1.282cm">
          <text:p/>
        </draw:line>
        <draw:line draw:style-name="gr6" draw:text-style-name="P31" draw:layer="layout" svg:x1="6.949cm" svg:y1="2.67cm" svg:x2="6.949cm" svg:y2="1.291cm">
          <text:p/>
        </draw:line>
        <draw:line draw:style-name="gr6" draw:text-style-name="P31" draw:layer="layout" svg:x1="9.81cm" svg:y1="1.282cm" svg:x2="12.679cm" svg:y2="1.282cm">
          <text:p/>
        </draw:line>
        <draw:line draw:style-name="gr6" draw:text-style-name="P31" draw:layer="layout" svg:x1="9.81cm" svg:y1="2.67cm" svg:x2="9.81cm" svg:y2="1.291cm">
          <text:p/>
        </draw:line>
        <draw:line draw:style-name="gr6" draw:text-style-name="P31" draw:layer="layout" svg:x1="12.671cm" svg:y1="2.67cm" svg:x2="12.671cm" svg:y2="1.291cm">
          <text:p/>
        </draw:line>
        <draw:line draw:style-name="gr6" draw:text-style-name="P31" draw:layer="layout" svg:x1="4.079cm" svg:y1="2.68cm" svg:x2="6.949cm" svg:y2="2.68cm">
          <text:p/>
        </draw:line>
        <draw:line draw:style-name="gr6" draw:text-style-name="P31" draw:layer="layout" svg:x1="4.087cm" svg:y1="5.489cm" svg:x2="4.087cm" svg:y2="2.686cm">
          <text:p/>
        </draw:line>
        <draw:line draw:style-name="gr6" draw:text-style-name="P31" draw:layer="layout" svg:x1="6.949cm" svg:y1="2.68cm" svg:x2="9.81cm" svg:y2="2.68cm">
          <text:p/>
        </draw:line>
        <draw:line draw:style-name="gr6" draw:text-style-name="P31" draw:layer="layout" svg:x1="6.949cm" svg:y1="5.489cm" svg:x2="6.949cm" svg:y2="2.686cm">
          <text:p/>
        </draw:line>
        <draw:line draw:style-name="gr6" draw:text-style-name="P31" draw:layer="layout" svg:x1="9.81cm" svg:y1="2.68cm" svg:x2="12.679cm" svg:y2="2.68cm">
          <text:p/>
        </draw:line>
        <draw:line draw:style-name="gr6" draw:text-style-name="P31" draw:layer="layout" svg:x1="9.81cm" svg:y1="5.489cm" svg:x2="9.81cm" svg:y2="2.686cm">
          <text:p/>
        </draw:line>
        <draw:line draw:style-name="gr6" draw:text-style-name="P31" draw:layer="layout" svg:x1="12.671cm" svg:y1="5.489cm" svg:x2="12.671cm" svg:y2="2.686cm">
          <text:p/>
        </draw:line>
        <draw:line draw:style-name="gr6" draw:text-style-name="P31" draw:layer="layout" svg:x1="4.079cm" svg:y1="5.497cm" svg:x2="6.949cm" svg:y2="5.497cm">
          <text:p/>
        </draw:line>
        <draw:line draw:style-name="gr6" draw:text-style-name="P31" draw:layer="layout" svg:x1="4.087cm" svg:y1="8.307cm" svg:x2="4.087cm" svg:y2="5.504cm">
          <text:p/>
        </draw:line>
        <draw:line draw:style-name="gr6" draw:text-style-name="P31" draw:layer="layout" svg:x1="6.949cm" svg:y1="5.497cm" svg:x2="9.81cm" svg:y2="5.497cm">
          <text:p/>
        </draw:line>
        <draw:line draw:style-name="gr6" draw:text-style-name="P31" draw:layer="layout" svg:x1="6.949cm" svg:y1="8.307cm" svg:x2="6.949cm" svg:y2="5.504cm">
          <text:p/>
        </draw:line>
        <draw:line draw:style-name="gr6" draw:text-style-name="P31" draw:layer="layout" svg:x1="9.81cm" svg:y1="5.497cm" svg:x2="12.679cm" svg:y2="5.497cm">
          <text:p/>
        </draw:line>
        <draw:line draw:style-name="gr6" draw:text-style-name="P31" draw:layer="layout" svg:x1="9.81cm" svg:y1="8.307cm" svg:x2="9.81cm" svg:y2="5.504cm">
          <text:p/>
        </draw:line>
        <draw:line draw:style-name="gr6" draw:text-style-name="P31" draw:layer="layout" svg:x1="12.671cm" svg:y1="8.307cm" svg:x2="12.671cm" svg:y2="5.504cm">
          <text:p/>
        </draw:line>
        <draw:line draw:style-name="gr6" draw:text-style-name="P31" draw:layer="layout" svg:x1="4.079cm" svg:y1="8.314cm" svg:x2="6.949cm" svg:y2="8.314cm">
          <text:p/>
        </draw:line>
        <draw:line draw:style-name="gr6" draw:text-style-name="P31" draw:layer="layout" svg:x1="4.087cm" svg:y1="11.125cm" svg:x2="4.087cm" svg:y2="8.322cm">
          <text:p/>
        </draw:line>
        <draw:line draw:style-name="gr6" draw:text-style-name="P31" draw:layer="layout" svg:x1="6.949cm" svg:y1="8.314cm" svg:x2="9.81cm" svg:y2="8.314cm">
          <text:p/>
        </draw:line>
        <draw:line draw:style-name="gr6" draw:text-style-name="P31" draw:layer="layout" svg:x1="6.949cm" svg:y1="11.125cm" svg:x2="6.949cm" svg:y2="8.322cm">
          <text:p/>
        </draw:line>
        <draw:line draw:style-name="gr6" draw:text-style-name="P31" draw:layer="layout" svg:x1="9.81cm" svg:y1="8.314cm" svg:x2="12.679cm" svg:y2="8.314cm">
          <text:p/>
        </draw:line>
        <draw:line draw:style-name="gr6" draw:text-style-name="P31" draw:layer="layout" svg:x1="9.81cm" svg:y1="11.125cm" svg:x2="9.81cm" svg:y2="8.322cm">
          <text:p/>
        </draw:line>
        <draw:line draw:style-name="gr6" draw:text-style-name="P31" draw:layer="layout" svg:x1="12.671cm" svg:y1="11.125cm" svg:x2="12.671cm" svg:y2="8.322cm">
          <text:p/>
        </draw:line>
        <draw:line draw:style-name="gr6" draw:text-style-name="P31" draw:layer="layout" svg:x1="4.079cm" svg:y1="11.131cm" svg:x2="6.949cm" svg:y2="11.131cm">
          <text:p/>
        </draw:line>
        <draw:line draw:style-name="gr6" draw:text-style-name="P31" draw:layer="layout" svg:x1="4.087cm" svg:y1="13.941cm" svg:x2="4.087cm" svg:y2="11.138cm">
          <text:p/>
        </draw:line>
        <draw:line draw:style-name="gr6" draw:text-style-name="P31" draw:layer="layout" svg:x1="6.949cm" svg:y1="11.131cm" svg:x2="9.81cm" svg:y2="11.131cm">
          <text:p/>
        </draw:line>
        <draw:line draw:style-name="gr6" draw:text-style-name="P31" draw:layer="layout" svg:x1="6.949cm" svg:y1="13.941cm" svg:x2="6.949cm" svg:y2="11.138cm">
          <text:p/>
        </draw:line>
        <draw:line draw:style-name="gr6" draw:text-style-name="P31" draw:layer="layout" svg:x1="9.81cm" svg:y1="11.131cm" svg:x2="12.679cm" svg:y2="11.131cm">
          <text:p/>
        </draw:line>
        <draw:line draw:style-name="gr6" draw:text-style-name="P31" draw:layer="layout" svg:x1="9.81cm" svg:y1="13.941cm" svg:x2="9.81cm" svg:y2="11.138cm">
          <text:p/>
        </draw:line>
        <draw:line draw:style-name="gr6" draw:text-style-name="P31" draw:layer="layout" svg:x1="12.671cm" svg:y1="13.941cm" svg:x2="12.671cm" svg:y2="11.138cm">
          <text:p/>
        </draw:line>
        <draw:line draw:style-name="gr6" draw:text-style-name="P31" draw:layer="layout" svg:x1="4.079cm" svg:y1="13.949cm" svg:x2="6.949cm" svg:y2="13.949cm">
          <text:p/>
        </draw:line>
        <draw:line draw:style-name="gr6" draw:text-style-name="P31" draw:layer="layout" svg:x1="4.087cm" svg:y1="16.758cm" svg:x2="4.087cm" svg:y2="13.955cm">
          <text:p/>
        </draw:line>
        <draw:line draw:style-name="gr6" draw:text-style-name="P31" draw:layer="layout" svg:x1="6.949cm" svg:y1="13.949cm" svg:x2="9.81cm" svg:y2="13.949cm">
          <text:p/>
        </draw:line>
        <draw:line draw:style-name="gr6" draw:text-style-name="P31" draw:layer="layout" svg:x1="6.949cm" svg:y1="16.758cm" svg:x2="6.949cm" svg:y2="13.955cm">
          <text:p/>
        </draw:line>
        <draw:line draw:style-name="gr6" draw:text-style-name="P31" draw:layer="layout" svg:x1="9.81cm" svg:y1="13.949cm" svg:x2="12.679cm" svg:y2="13.949cm">
          <text:p/>
        </draw:line>
        <draw:line draw:style-name="gr6" draw:text-style-name="P31" draw:layer="layout" svg:x1="9.81cm" svg:y1="16.758cm" svg:x2="9.81cm" svg:y2="13.955cm">
          <text:p/>
        </draw:line>
        <draw:line draw:style-name="gr6" draw:text-style-name="P31" draw:layer="layout" svg:x1="12.671cm" svg:y1="16.758cm" svg:x2="12.671cm" svg:y2="13.955cm">
          <text:p/>
        </draw:line>
        <draw:line draw:style-name="gr6" draw:text-style-name="P31" draw:layer="layout" svg:x1="4.079cm" svg:y1="16.766cm" svg:x2="12.679cm" svg:y2="16.766cm">
          <text:p/>
        </draw:line>
        <draw:frame draw:style-name="gr134" draw:text-style-name="P32" draw:layer="layout" svg:width="1.316cm" svg:height="0.533cm" svg:x="4.923cm" svg:y="1.748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8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8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line draw:style-name="gr6" draw:text-style-name="P34" draw:layer="layout" svg:x1="0.701cm" svg:y1="2.678cm" svg:x2="4.087cm" svg:y2="2.678cm">
          <text:p/>
        </draw:line>
        <draw:line draw:style-name="gr6" draw:text-style-name="P34" draw:layer="layout" svg:x1="0.701cm" svg:y1="5.496cm" svg:x2="4.087cm" svg:y2="5.496cm">
          <text:p/>
        </draw:line>
        <draw:line draw:style-name="gr6" draw:text-style-name="P34" draw:layer="layout" svg:x1="0.701cm" svg:y1="8.314cm" svg:x2="4.087cm" svg:y2="8.314cm">
          <text:p/>
        </draw:line>
        <draw:line draw:style-name="gr6" draw:text-style-name="P34" draw:layer="layout" svg:x1="0.701cm" svg:y1="11.131cm" svg:x2="4.087cm" svg:y2="11.131cm">
          <text:p/>
        </draw:line>
        <draw:line draw:style-name="gr6" draw:text-style-name="P34" draw:layer="layout" svg:x1="0.701cm" svg:y1="13.948cm" svg:x2="4.087cm" svg:y2="13.948cm">
          <text:p/>
        </draw:line>
        <draw:line draw:style-name="gr46" draw:text-style-name="P31" draw:layer="layout" svg:x1="0.701cm" svg:y1="3.15cm" svg:x2="4.08cm" svg:y2="3.15cm">
          <text:p/>
        </draw:line>
        <draw:line draw:style-name="gr46" draw:text-style-name="P31" draw:layer="layout" svg:x1="0.701cm" svg:y1="3.551cm" svg:x2="4.08cm" svg:y2="3.551cm">
          <text:p/>
        </draw:line>
        <draw:line draw:style-name="gr46" draw:text-style-name="P31" draw:layer="layout" svg:x1="0.701cm" svg:y1="3.953cm" svg:x2="4.08cm" svg:y2="3.953cm">
          <text:p/>
        </draw:line>
        <draw:line draw:style-name="gr46" draw:text-style-name="P31" draw:layer="layout" svg:x1="0.701cm" svg:y1="4.353cm" svg:x2="4.08cm" svg:y2="4.353cm">
          <text:p/>
        </draw:line>
        <draw:line draw:style-name="gr46" draw:text-style-name="P31" draw:layer="layout" svg:x1="0.701cm" svg:y1="4.754cm" svg:x2="4.08cm" svg:y2="4.754cm">
          <text:p/>
        </draw:line>
        <draw:line draw:style-name="gr46" draw:text-style-name="P31" draw:layer="layout" svg:x1="0.701cm" svg:y1="5.155cm" svg:x2="4.08cm" svg:y2="5.155cm">
          <text:p/>
        </draw:line>
        <draw:line draw:style-name="gr46" draw:text-style-name="P31" draw:layer="layout" svg:x1="0.701cm" svg:y1="5.957cm" svg:x2="4.08cm" svg:y2="5.957cm">
          <text:p/>
        </draw:line>
        <draw:line draw:style-name="gr46" draw:text-style-name="P31" draw:layer="layout" svg:x1="0.701cm" svg:y1="6.358cm" svg:x2="4.08cm" svg:y2="6.358cm">
          <text:p/>
        </draw:line>
        <draw:line draw:style-name="gr46" draw:text-style-name="P31" draw:layer="layout" svg:x1="0.701cm" svg:y1="6.758cm" svg:x2="4.08cm" svg:y2="6.758cm">
          <text:p/>
        </draw:line>
        <draw:line draw:style-name="gr46" draw:text-style-name="P31" draw:layer="layout" svg:x1="0.701cm" svg:y1="7.16cm" svg:x2="4.08cm" svg:y2="7.16cm">
          <text:p/>
        </draw:line>
        <draw:line draw:style-name="gr46" draw:text-style-name="P31" draw:layer="layout" svg:x1="0.701cm" svg:y1="7.561cm" svg:x2="4.08cm" svg:y2="7.561cm">
          <text:p/>
        </draw:line>
        <draw:line draw:style-name="gr46" draw:text-style-name="P31" draw:layer="layout" svg:x1="0.701cm" svg:y1="7.962cm" svg:x2="4.08cm" svg:y2="7.962cm">
          <text:p/>
        </draw:line>
        <draw:line draw:style-name="gr46" draw:text-style-name="P31" draw:layer="layout" svg:x1="0.701cm" svg:y1="8.763cm" svg:x2="4.08cm" svg:y2="8.763cm">
          <text:p/>
        </draw:line>
        <draw:line draw:style-name="gr46" draw:text-style-name="P31" draw:layer="layout" svg:x1="0.701cm" svg:y1="9.165cm" svg:x2="4.08cm" svg:y2="9.165cm">
          <text:p/>
        </draw:line>
        <draw:line draw:style-name="gr46" draw:text-style-name="P31" draw:layer="layout" svg:x1="0.701cm" svg:y1="9.566cm" svg:x2="4.08cm" svg:y2="9.566cm">
          <text:p/>
        </draw:line>
        <draw:line draw:style-name="gr46" draw:text-style-name="P31" draw:layer="layout" svg:x1="0.701cm" svg:y1="9.967cm" svg:x2="4.08cm" svg:y2="9.967cm">
          <text:p/>
        </draw:line>
        <draw:line draw:style-name="gr46" draw:text-style-name="P31" draw:layer="layout" svg:x1="0.701cm" svg:y1="10.367cm" svg:x2="4.08cm" svg:y2="10.367cm">
          <text:p/>
        </draw:line>
        <draw:line draw:style-name="gr46" draw:text-style-name="P31" draw:layer="layout" svg:x1="0.701cm" svg:y1="10.769cm" svg:x2="4.08cm" svg:y2="10.769cm">
          <text:p/>
        </draw:line>
        <draw:line draw:style-name="gr46" draw:text-style-name="P31" draw:layer="layout" svg:x1="0.701cm" svg:y1="11.57cm" svg:x2="4.08cm" svg:y2="11.57cm">
          <text:p/>
        </draw:line>
        <draw:line draw:style-name="gr46" draw:text-style-name="P31" draw:layer="layout" svg:x1="0.701cm" svg:y1="11.97cm" svg:x2="4.08cm" svg:y2="11.97cm">
          <text:p/>
        </draw:line>
        <draw:line draw:style-name="gr46" draw:text-style-name="P31" draw:layer="layout" svg:x1="0.701cm" svg:y1="12.372cm" svg:x2="4.08cm" svg:y2="12.372cm">
          <text:p/>
        </draw:line>
        <draw:line draw:style-name="gr46" draw:text-style-name="P31" draw:layer="layout" svg:x1="0.701cm" svg:y1="12.772cm" svg:x2="4.08cm" svg:y2="12.772cm">
          <text:p/>
        </draw:line>
        <draw:line draw:style-name="gr46" draw:text-style-name="P31" draw:layer="layout" svg:x1="0.701cm" svg:y1="13.173cm" svg:x2="4.08cm" svg:y2="13.173cm">
          <text:p/>
        </draw:line>
        <draw:line draw:style-name="gr46" draw:text-style-name="P31" draw:layer="layout" svg:x1="0.701cm" svg:y1="13.574cm" svg:x2="4.08cm" svg:y2="13.574cm">
          <text:p/>
        </draw:line>
        <draw:frame draw:style-name="gr137" draw:text-style-name="P35" draw:layer="layout" svg:width="2.699cm" svg:height="0.475cm" svg:x="1.101cm" svg:y="2.7cm">
          <draw:text-box>
            <text:p text:style-name="P3"><text:span text:style-name="T22">S</text:span><text:span text:style-name="T22">e</text:span><text:span text:style-name="T22">m</text:span><text:span text:style-name="T22">a</text:span><text:span text:style-name="T22">n</text:span><text:span text:style-name="T22">a</text:span><text:span text:style-name="T22"> </text:span><text:span text:style-name="T22">5</text:span><text:span text:style-name="T22">3</text:span><text:span text:style-name="T22"> </text:span><text:span text:style-name="T22">2</text:span><text:span text:style-name="T22">0</text:span><text:span text:style-name="T22">2</text:span><text:span text:style-name="T22">1</text:span></text:p>
          </draw:text-box>
        </draw:frame>
        <draw:frame draw:style-name="gr138" draw:text-style-name="P36" draw:layer="layout" svg:width="2.26cm" svg:height="0.475cm" svg:x="1.501cm" svg:y="5.48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/text:p>
          </draw:text-box>
        </draw:frame>
        <draw:frame draw:style-name="gr138" draw:text-style-name="P36" draw:layer="layout" svg:width="2.26cm" svg:height="0.475cm" svg:x="1.501cm" svg:y="8.305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/text:p>
          </draw:text-box>
        </draw:frame>
        <draw:frame draw:style-name="gr138" draw:text-style-name="P36" draw:layer="layout" svg:width="2.26cm" svg:height="0.475cm" svg:x="1.501cm" svg:y="11.123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/text:p>
          </draw:text-box>
        </draw:frame>
        <draw:frame draw:style-name="gr139" draw:text-style-name="P37" draw:layer="layout" svg:width="0.364cm" svg:height="0.475cm" svg:x="4.221cm" svg:y="5.569cm">
          <draw:text-box>
            <text:p text:style-name="P3"><text:span text:style-name="T24">3</text:span></text:p>
          </draw:text-box>
        </draw:frame>
        <draw:frame draw:style-name="gr139" draw:text-style-name="P37" draw:layer="layout" svg:width="0.364cm" svg:height="0.475cm" svg:x="7.082cm" svg:y="5.569cm">
          <draw:text-box>
            <text:p text:style-name="P3"><text:span text:style-name="T24">4</text:span></text:p>
          </draw:text-box>
        </draw:frame>
        <draw:frame draw:style-name="gr140" draw:text-style-name="P37" draw:layer="layout" svg:width="0.37cm" svg:height="0.475cm" svg:x="9.942cm" svg:y="5.569cm">
          <draw:text-box>
            <text:p text:style-name="P3"><text:span text:style-name="T24">5</text:span></text:p>
          </draw:text-box>
        </draw:frame>
        <draw:frame draw:style-name="gr141" draw:text-style-name="P37" draw:layer="layout" svg:width="0.472cm" svg:height="0.475cm" svg:x="4.221cm" svg:y="8.386cm">
          <draw:text-box>
            <text:p text:style-name="P3"><text:span text:style-name="T24">1</text:span><text:span text:style-name="T24">0</text:span></text:p>
          </draw:text-box>
        </draw:frame>
        <draw:frame draw:style-name="gr141" draw:text-style-name="P37" draw:layer="layout" svg:width="0.472cm" svg:height="0.475cm" svg:x="7.082cm" svg:y="8.386cm">
          <draw:text-box>
            <text:p text:style-name="P3"><text:span text:style-name="T24">1</text:span><text:span text:style-name="T24">1</text:span></text:p>
          </draw:text-box>
        </draw:frame>
        <draw:frame draw:style-name="gr141" draw:text-style-name="P37" draw:layer="layout" svg:width="0.472cm" svg:height="0.475cm" svg:x="9.942cm" svg:y="8.386cm">
          <draw:text-box>
            <text:p text:style-name="P3"><text:span text:style-name="T24">1</text:span><text:span text:style-name="T24">2</text:span></text:p>
          </draw:text-box>
        </draw:frame>
        <draw:frame draw:style-name="gr141" draw:text-style-name="P37" draw:layer="layout" svg:width="0.472cm" svg:height="0.475cm" svg:x="4.221cm" svg:y="11.203cm">
          <draw:text-box>
            <text:p text:style-name="P3"><text:span text:style-name="T24">1</text:span><text:span text:style-name="T24">7</text:span></text:p>
          </draw:text-box>
        </draw:frame>
        <draw:frame draw:style-name="gr141" draw:text-style-name="P37" draw:layer="layout" svg:width="0.472cm" svg:height="0.475cm" svg:x="7.082cm" svg:y="11.203cm">
          <draw:text-box>
            <text:p text:style-name="P3"><text:span text:style-name="T24">1</text:span><text:span text:style-name="T24">8</text:span></text:p>
          </draw:text-box>
        </draw:frame>
        <draw:frame draw:style-name="gr141" draw:text-style-name="P37" draw:layer="layout" svg:width="0.472cm" svg:height="0.475cm" svg:x="9.942cm" svg:y="11.203cm">
          <draw:text-box>
            <text:p text:style-name="P3"><text:span text:style-name="T24">1</text:span><text:span text:style-name="T24">9</text:span></text:p>
          </draw:text-box>
        </draw:frame>
        <draw:frame draw:style-name="gr141" draw:text-style-name="P37" draw:layer="layout" svg:width="0.472cm" svg:height="0.475cm" svg:x="4.221cm" svg:y="13.991cm">
          <draw:text-box>
            <text:p text:style-name="P3"><text:span text:style-name="T24">2</text:span><text:span text:style-name="T24">4</text:span></text:p>
          </draw:text-box>
        </draw:frame>
        <draw:frame draw:style-name="gr141" draw:text-style-name="P37" draw:layer="layout" svg:width="0.472cm" svg:height="0.475cm" svg:x="7.231cm" svg:y="13.991cm">
          <draw:text-box>
            <text:p text:style-name="P3"><text:span text:style-name="T24">2</text:span><text:span text:style-name="T24">5</text:span></text:p>
          </draw:text-box>
        </draw:frame>
        <draw:frame draw:style-name="gr141" draw:text-style-name="P37" draw:layer="layout" svg:width="0.472cm" svg:height="0.475cm" svg:x="9.941cm" svg:y="13.991cm">
          <draw:text-box>
            <text:p text:style-name="P3"><text:span text:style-name="T24">2</text:span><text:span text:style-name="T24">6</text:span></text:p>
          </draw:text-box>
        </draw:frame>
        <draw:line draw:style-name="gr6" draw:text-style-name="P31" draw:layer="layout" svg:x1="4.087cm" svg:y1="19.576cm" svg:x2="4.087cm" svg:y2="16.773cm">
          <text:p/>
        </draw:line>
        <draw:line draw:style-name="gr6" draw:text-style-name="P31" draw:layer="layout" svg:x1="6.949cm" svg:y1="19.576cm" svg:x2="6.949cm" svg:y2="16.773cm">
          <text:p/>
        </draw:line>
        <draw:line draw:style-name="gr6" draw:text-style-name="P31" draw:layer="layout" svg:x1="9.81cm" svg:y1="19.576cm" svg:x2="9.81cm" svg:y2="16.773cm">
          <text:p/>
        </draw:line>
        <draw:line draw:style-name="gr6" draw:text-style-name="P31" draw:layer="layout" svg:x1="12.671cm" svg:y1="19.576cm" svg:x2="12.671cm" svg:y2="16.773cm">
          <text:p/>
        </draw:line>
        <draw:line draw:style-name="gr6" draw:text-style-name="P31" draw:layer="layout" svg:x1="4.079cm" svg:y1="19.584cm" svg:x2="12.679cm" svg:y2="19.584cm">
          <text:p/>
        </draw:line>
        <draw:frame draw:style-name="gr141" draw:text-style-name="P37" draw:layer="layout" svg:width="0.472cm" svg:height="0.475cm" svg:x="4.221cm" svg:y="16.809cm">
          <draw:text-box>
            <text:p text:style-name="P3"><text:span text:style-name="T24">3</text:span><text:span text:style-name="T24">1</text:span></text:p>
          </draw:text-box>
        </draw:frame>
        <draw:line draw:style-name="gr6" draw:text-style-name="P34" draw:layer="layout" svg:x1="0.704cm" svg:y1="16.766cm" svg:x2="4.09cm" svg:y2="16.766cm">
          <text:p/>
        </draw:line>
        <draw:line draw:style-name="gr46" draw:text-style-name="P31" draw:layer="layout" svg:x1="0.701cm" svg:y1="14.395cm" svg:x2="4.08cm" svg:y2="14.395cm">
          <text:p/>
        </draw:line>
        <draw:line draw:style-name="gr46" draw:text-style-name="P31" draw:layer="layout" svg:x1="0.701cm" svg:y1="14.795cm" svg:x2="4.08cm" svg:y2="14.795cm">
          <text:p/>
        </draw:line>
        <draw:line draw:style-name="gr46" draw:text-style-name="P31" draw:layer="layout" svg:x1="0.701cm" svg:y1="15.197cm" svg:x2="4.08cm" svg:y2="15.197cm">
          <text:p/>
        </draw:line>
        <draw:line draw:style-name="gr46" draw:text-style-name="P31" draw:layer="layout" svg:x1="0.701cm" svg:y1="15.597cm" svg:x2="4.08cm" svg:y2="15.597cm">
          <text:p/>
        </draw:line>
        <draw:line draw:style-name="gr46" draw:text-style-name="P31" draw:layer="layout" svg:x1="0.701cm" svg:y1="15.998cm" svg:x2="4.08cm" svg:y2="15.998cm">
          <text:p/>
        </draw:line>
        <draw:line draw:style-name="gr46" draw:text-style-name="P31" draw:layer="layout" svg:x1="0.701cm" svg:y1="16.399cm" svg:x2="4.08cm" svg:y2="16.399cm">
          <text:p/>
        </draw:line>
        <draw:frame draw:style-name="gr138" draw:text-style-name="P36" draw:layer="layout" svg:width="2.26cm" svg:height="0.475cm" svg:x="1.501cm" svg:y="13.94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/text:p>
          </draw:text-box>
        </draw:frame>
        <draw:line draw:style-name="gr46" draw:text-style-name="P31" draw:layer="layout" svg:x1="0.701cm" svg:y1="17.206cm" svg:x2="4.08cm" svg:y2="17.206cm">
          <text:p/>
        </draw:line>
        <draw:line draw:style-name="gr46" draw:text-style-name="P31" draw:layer="layout" svg:x1="0.701cm" svg:y1="17.606cm" svg:x2="4.08cm" svg:y2="17.606cm">
          <text:p/>
        </draw:line>
        <draw:line draw:style-name="gr46" draw:text-style-name="P31" draw:layer="layout" svg:x1="0.701cm" svg:y1="18.008cm" svg:x2="4.08cm" svg:y2="18.008cm">
          <text:p/>
        </draw:line>
        <draw:line draw:style-name="gr46" draw:text-style-name="P31" draw:layer="layout" svg:x1="0.701cm" svg:y1="18.408cm" svg:x2="4.08cm" svg:y2="18.408cm">
          <text:p/>
        </draw:line>
        <draw:line draw:style-name="gr46" draw:text-style-name="P31" draw:layer="layout" svg:x1="0.701cm" svg:y1="18.809cm" svg:x2="4.08cm" svg:y2="18.809cm">
          <text:p/>
        </draw:line>
        <draw:line draw:style-name="gr46" draw:text-style-name="P31" draw:layer="layout" svg:x1="0.701cm" svg:y1="19.21cm" svg:x2="4.08cm" svg:y2="19.21cm">
          <text:p/>
        </draw:line>
        <draw:frame draw:style-name="gr138" draw:text-style-name="P36" draw:layer="layout" svg:width="2.26cm" svg:height="0.475cm" svg:x="1.501cm" svg:y="16.75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5</text:span></text:p>
          </draw:text-box>
        </draw:frame>
      </draw:page>
      <draw:page draw:name="page9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3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E</text:span><text:span text:style-name="T7">N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4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5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1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59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2" draw:text-style-name="P11" draw:layer="layout" svg:width="2.782cm" svg:height="0.398cm" svg:x="15.046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2" draw:text-style-name="P11" draw:layer="layout" svg:width="2.782cm" svg:height="0.398cm" svg:x="15.047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2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5cm">
          <draw:text-box>
            <text:p text:style-name="P3"><text:span text:style-name="T25">6</text:span></text:p>
          </draw:text-box>
        </draw:frame>
        <draw:frame draw:style-name="gr164" draw:text-style-name="P43" draw:layer="layout" svg:width="1.543cm" svg:height="1.729cm" svg:x="25.56cm" svg:y="0.702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2" draw:text-style-name="P11" draw:layer="layout" svg:width="2.782cm" svg:height="0.398cm" svg:x="15.046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2" draw:text-style-name="P11" draw:layer="layout" svg:width="2.782cm" svg:height="0.398cm" svg:x="15.047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2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5cm">
          <draw:text-box>
            <text:p text:style-name="P3"><text:span text:style-name="T25">7</text:span></text:p>
          </draw:text-box>
        </draw:fram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5" draw:layer="layout" svg:x1="14.66cm" svg:y1="7.466cm" svg:x2="20.84cm" svg:y2="7.466cm">
          <text:p/>
        </draw:line>
        <draw:line draw:style-name="gr46" draw:text-style-name="P45" draw:layer="layout" svg:x1="14.66cm" svg:y1="7.865cm" svg:x2="20.841cm" svg:y2="7.865cm">
          <text:p/>
        </draw:line>
        <draw:line draw:style-name="gr46" draw:text-style-name="P45" draw:layer="layout" svg:x1="14.66cm" svg:y1="8.265cm" svg:x2="20.841cm" svg:y2="8.265cm">
          <text:p/>
        </draw:line>
        <draw:line draw:style-name="gr46" draw:text-style-name="P45" draw:layer="layout" svg:x1="14.66cm" svg:y1="8.663cm" svg:x2="20.841cm" svg:y2="8.663cm">
          <text:p/>
        </draw:line>
        <draw:line draw:style-name="gr46" draw:text-style-name="P45" draw:layer="layout" svg:x1="14.66cm" svg:y1="9.063cm" svg:x2="20.841cm" svg:y2="9.063cm">
          <text:p/>
        </draw:line>
        <draw:line draw:style-name="gr46" draw:text-style-name="P45" draw:layer="layout" svg:x1="14.66cm" svg:y1="9.463cm" svg:x2="20.841cm" svg:y2="9.463cm">
          <text:p/>
        </draw:line>
        <draw:line draw:style-name="gr46" draw:text-style-name="P45" draw:layer="layout" svg:x1="14.66cm" svg:y1="9.862cm" svg:x2="20.841cm" svg:y2="9.862cm">
          <text:p/>
        </draw:line>
        <draw:line draw:style-name="gr46" draw:text-style-name="P45" draw:layer="layout" svg:x1="14.66cm" svg:y1="10.261cm" svg:x2="20.841cm" svg:y2="10.261cm">
          <text:p/>
        </draw:line>
        <draw:line draw:style-name="gr46" draw:text-style-name="P45" draw:layer="layout" svg:x1="14.66cm" svg:y1="10.66cm" svg:x2="20.841cm" svg:y2="10.66cm">
          <text:p/>
        </draw:line>
        <draw:line draw:style-name="gr46" draw:text-style-name="P45" draw:layer="layout" svg:x1="14.66cm" svg:y1="11.059cm" svg:x2="20.841cm" svg:y2="11.059cm">
          <text:p/>
        </draw:line>
        <draw:line draw:style-name="gr46" draw:text-style-name="P45" draw:layer="layout" svg:x1="14.66cm" svg:y1="11.459cm" svg:x2="20.841cm" svg:y2="11.459cm">
          <text:p/>
        </draw:lin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2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cm" svg:height="0.687cm" svg:x="14.615cm" svg:y="11.615cm">
          <draw:text-box>
            <text:p text:style-name="P3"><text:span text:style-name="T25">8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6" draw:layer="layout" svg:x1="14.66cm" svg:y1="12.566cm" svg:x2="20.84cm" svg:y2="12.566cm">
          <text:p/>
        </draw:line>
        <draw:line draw:style-name="gr46" draw:text-style-name="P46" draw:layer="layout" svg:x1="14.66cm" svg:y1="12.965cm" svg:x2="20.841cm" svg:y2="12.965cm">
          <text:p/>
        </draw:line>
        <draw:line draw:style-name="gr46" draw:text-style-name="P46" draw:layer="layout" svg:x1="14.66cm" svg:y1="13.365cm" svg:x2="20.841cm" svg:y2="13.365cm">
          <text:p/>
        </draw:line>
        <draw:line draw:style-name="gr46" draw:text-style-name="P46" draw:layer="layout" svg:x1="14.66cm" svg:y1="13.763cm" svg:x2="20.841cm" svg:y2="13.763cm">
          <text:p/>
        </draw:line>
        <draw:line draw:style-name="gr46" draw:text-style-name="P46" draw:layer="layout" svg:x1="14.66cm" svg:y1="14.163cm" svg:x2="20.841cm" svg:y2="14.163cm">
          <text:p/>
        </draw:line>
        <draw:line draw:style-name="gr46" draw:text-style-name="P46" draw:layer="layout" svg:x1="14.66cm" svg:y1="14.563cm" svg:x2="20.841cm" svg:y2="14.563cm">
          <text:p/>
        </draw:line>
        <draw:line draw:style-name="gr46" draw:text-style-name="P46" draw:layer="layout" svg:x1="14.66cm" svg:y1="14.962cm" svg:x2="20.841cm" svg:y2="14.962cm">
          <text:p/>
        </draw:line>
        <draw:line draw:style-name="gr46" draw:text-style-name="P46" draw:layer="layout" svg:x1="14.66cm" svg:y1="15.361cm" svg:x2="20.841cm" svg:y2="15.361cm">
          <text:p/>
        </draw:line>
        <draw:line draw:style-name="gr46" draw:text-style-name="P46" draw:layer="layout" svg:x1="14.66cm" svg:y1="15.76cm" svg:x2="20.841cm" svg:y2="15.76cm">
          <text:p/>
        </draw:line>
        <draw:line draw:style-name="gr46" draw:text-style-name="P46" draw:layer="layout" svg:x1="14.66cm" svg:y1="16.159cm" svg:x2="20.841cm" svg:y2="16.159cm">
          <text:p/>
        </draw:line>
        <draw:frame draw:style-name="gr166" draw:text-style-name="P12" draw:layer="layout" svg:width="1.836cm" svg:height="0.533cm" svg:x="22.043cm" svg:y="11.613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6cm">
          <draw:text-box>
            <text:p text:style-name="P3"><text:span text:style-name="T25">9</text:span></text:p>
          </draw:text-box>
        </draw:frame>
        <draw:frame draw:style-name="gr160" draw:text-style-name="P40" draw:layer="layout" svg:width="1.211cm" svg:height="0.517cm" svg:x="14.667cm" svg:y="17.009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47" draw:text-style-name="P39" draw:layer="layout" svg:width="0.855cm" svg:height="0.408cm" svg:x="14.71cm" svg:y="2.1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167" draw:text-style-name="P47" draw:layer="layout" svg:width="3.461cm" svg:height="0.278cm" svg:x="23.667cm" svg:y="18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40" draw:layer="layout" svg:width="1.525cm" svg:height="0.671cm" svg:x="24.82cm" svg:y="17.009cm">
          <draw:text-box>
            <text:p text:style-name="P3"><text:span text:style-name="T27">E</text:span><text:span text:style-name="T27">n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4cm" svg:x2="27.029cm" svg:y2="18.084cm">
          <text:p/>
        </draw:line>
        <draw:frame draw:style-name="gr170" draw:text-style-name="P48" draw:layer="layout" svg:width="0.198cm" svg:height="0.26cm" svg:x="26.362cm" svg:y="18.38cm">
          <draw:text-box>
            <text:p text:style-name="P3"><text:span text:style-name="T29">1</text:span></text:p>
          </draw:text-box>
        </draw:frame>
        <draw:frame draw:style-name="gr170" draw:text-style-name="P48" draw:layer="layout" svg:width="0.198cm" svg:height="0.26cm" svg:x="26.883cm" svg:y="18.38cm">
          <draw:text-box>
            <text:p text:style-name="P3"><text:span text:style-name="T29">2</text:span></text:p>
          </draw:text-box>
        </draw:frame>
        <draw:frame draw:style-name="gr170" draw:text-style-name="P48" draw:layer="layout" svg:width="0.198cm" svg:height="0.26cm" svg:x="23.796cm" svg:y="18.791cm">
          <draw:text-box>
            <text:p text:style-name="P3"><text:span text:style-name="T29">3</text:span></text:p>
          </draw:text-box>
        </draw:frame>
        <draw:frame draw:style-name="gr170" draw:text-style-name="P48" draw:layer="layout" svg:width="0.198cm" svg:height="0.26cm" svg:x="24.309cm" svg:y="18.791cm">
          <draw:text-box>
            <text:p text:style-name="P3"><text:span text:style-name="T29">4</text:span></text:p>
          </draw:text-box>
        </draw:frame>
        <draw:frame draw:style-name="gr171" draw:text-style-name="P48" draw:layer="layout" svg:width="0.257cm" svg:height="0.26cm" svg:x="24.786cm" svg:y="18.791cm">
          <draw:text-box>
            <text:p text:style-name="P3"><text:span text:style-name="T29">5</text:span></text:p>
          </draw:text-box>
        </draw:frame>
        <draw:frame draw:style-name="gr171" draw:text-style-name="P48" draw:layer="layout" svg:width="0.257cm" svg:height="0.26cm" svg:x="25.327cm" svg:y="18.791cm">
          <draw:text-box>
            <text:p text:style-name="P3"><text:span text:style-name="T29">6</text:span></text:p>
          </draw:text-box>
        </draw:frame>
        <draw:frame draw:style-name="gr171" draw:text-style-name="P48" draw:layer="layout" svg:width="0.257cm" svg:height="0.26cm" svg:x="25.816cm" svg:y="18.791cm">
          <draw:text-box>
            <text:p text:style-name="P3"><text:span text:style-name="T29">7</text:span></text:p>
          </draw:text-box>
        </draw:frame>
        <draw:frame draw:style-name="gr171" draw:text-style-name="P48" draw:layer="layout" svg:width="0.257cm" svg:height="0.26cm" svg:x="26.332cm" svg:y="18.791cm">
          <draw:text-box>
            <text:p text:style-name="P3"><text:span text:style-name="T29">8</text:span></text:p>
          </draw:text-box>
        </draw:frame>
        <draw:frame draw:style-name="gr171" draw:text-style-name="P48" draw:layer="layout" svg:width="0.257cm" svg:height="0.26cm" svg:x="26.845cm" svg:y="18.791cm">
          <draw:text-box>
            <text:p text:style-name="P3"><text:span text:style-name="T29">9</text:span></text:p>
          </draw:text-box>
        </draw:frame>
        <draw:frame draw:style-name="gr171" draw:text-style-name="P48" draw:layer="layout" svg:width="0.257cm" svg:height="0.26cm" svg:x="23.761cm" svg:y="19.204cm">
          <draw:text-box>
            <text:p text:style-name="P3"><text:span text:style-name="T29">1</text:span><text:span text:style-name="T29">0</text:span></text:p>
          </draw:text-box>
        </draw:frame>
        <draw:frame draw:style-name="gr171" draw:text-style-name="P48" draw:layer="layout" svg:width="0.257cm" svg:height="0.26cm" svg:x="24.275cm" svg:y="19.204cm">
          <draw:text-box>
            <text:p text:style-name="P3"><text:span text:style-name="T29">11</text:span></text:p>
          </draw:text-box>
        </draw:frame>
        <draw:frame draw:style-name="gr171" draw:text-style-name="P48" draw:layer="layout" svg:width="0.257cm" svg:height="0.26cm" svg:x="24.796cm" svg:y="19.204cm">
          <draw:text-box>
            <text:p text:style-name="P3"><text:span text:style-name="T29">1</text:span><text:span text:style-name="T29">2</text:span></text:p>
          </draw:text-box>
        </draw:frame>
        <draw:frame draw:style-name="gr171" draw:text-style-name="P48" draw:layer="layout" svg:width="0.257cm" svg:height="0.26cm" svg:x="25.302cm" svg:y="19.204cm">
          <draw:text-box>
            <text:p text:style-name="P3"><text:span text:style-name="T29">1</text:span><text:span text:style-name="T29">3</text:span></text:p>
          </draw:text-box>
        </draw:frame>
        <draw:frame draw:style-name="gr171" draw:text-style-name="P48" draw:layer="layout" svg:width="0.257cm" svg:height="0.26cm" svg:x="25.815cm" svg:y="19.204cm">
          <draw:text-box>
            <text:p text:style-name="P3"><text:span text:style-name="T29">1</text:span><text:span text:style-name="T29">4</text:span></text:p>
          </draw:text-box>
        </draw:frame>
        <draw:frame draw:style-name="gr171" draw:text-style-name="P48" draw:layer="layout" svg:width="0.257cm" svg:height="0.26cm" svg:x="26.302cm" svg:y="19.204cm">
          <draw:text-box>
            <text:p text:style-name="P3"><text:span text:style-name="T29">1</text:span><text:span text:style-name="T29">5</text:span></text:p>
          </draw:text-box>
        </draw:frame>
        <draw:frame draw:style-name="gr171" draw:text-style-name="P48" draw:layer="layout" svg:width="0.257cm" svg:height="0.26cm" svg:x="26.842cm" svg:y="19.204cm">
          <draw:text-box>
            <text:p text:style-name="P3"><text:span text:style-name="T29">1</text:span><text:span text:style-name="T29">6</text:span></text:p>
          </draw:text-box>
        </draw:frame>
        <draw:frame draw:style-name="gr171" draw:text-style-name="P48" draw:layer="layout" svg:width="0.257cm" svg:height="0.26cm" svg:x="23.737cm" svg:y="19.617cm">
          <draw:text-box>
            <text:p text:style-name="P3"><text:span text:style-name="T29">1</text:span><text:span text:style-name="T29">7</text:span></text:p>
          </draw:text-box>
        </draw:frame>
        <draw:frame draw:style-name="gr171" draw:text-style-name="P48" draw:layer="layout" svg:width="0.257cm" svg:height="0.26cm" svg:x="24.253cm" svg:y="19.617cm">
          <draw:text-box>
            <text:p text:style-name="P3"><text:span text:style-name="T29">1</text:span><text:span text:style-name="T29">8</text:span></text:p>
          </draw:text-box>
        </draw:frame>
        <draw:frame draw:style-name="gr171" draw:text-style-name="P48" draw:layer="layout" svg:width="0.257cm" svg:height="0.26cm" svg:x="24.767cm" svg:y="19.617cm">
          <draw:text-box>
            <text:p text:style-name="P3"><text:span text:style-name="T29">1</text:span><text:span text:style-name="T29">9</text:span></text:p>
          </draw:text-box>
        </draw:frame>
        <draw:frame draw:style-name="gr171" draw:text-style-name="P48" draw:layer="layout" svg:width="0.257cm" svg:height="0.26cm" svg:x="25.277cm" svg:y="19.617cm">
          <draw:text-box>
            <text:p text:style-name="P3"><text:span text:style-name="T29">2</text:span><text:span text:style-name="T29">0</text:span></text:p>
          </draw:text-box>
        </draw:frame>
        <draw:frame draw:style-name="gr171" draw:text-style-name="P48" draw:layer="layout" svg:width="0.257cm" svg:height="0.26cm" svg:x="25.79cm" svg:y="19.617cm">
          <draw:text-box>
            <text:p text:style-name="P3"><text:span text:style-name="T29">2</text:span><text:span text:style-name="T29">1</text:span></text:p>
          </draw:text-box>
        </draw:frame>
        <draw:frame draw:style-name="gr171" draw:text-style-name="P48" draw:layer="layout" svg:width="0.257cm" svg:height="0.26cm" svg:x="26.311cm" svg:y="19.617cm">
          <draw:text-box>
            <text:p text:style-name="P3"><text:span text:style-name="T29">2</text:span><text:span text:style-name="T29">2</text:span></text:p>
          </draw:text-box>
        </draw:frame>
        <draw:frame draw:style-name="gr171" draw:text-style-name="P48" draw:layer="layout" svg:width="0.257cm" svg:height="0.26cm" svg:x="26.819cm" svg:y="19.617cm">
          <draw:text-box>
            <text:p text:style-name="P3"><text:span text:style-name="T29">2</text:span><text:span text:style-name="T29">3</text:span></text:p>
          </draw:text-box>
        </draw:frame>
        <draw:frame draw:style-name="gr171" draw:text-style-name="P48" draw:layer="layout" svg:width="0.257cm" svg:height="0.26cm" svg:x="23.739cm" svg:y="20.034cm">
          <draw:text-box>
            <text:p text:style-name="P3"><text:span text:style-name="T29">2</text:span><text:span text:style-name="T29">4</text:span></text:p>
          </draw:text-box>
        </draw:frame>
        <draw:frame draw:style-name="gr171" draw:text-style-name="P48" draw:layer="layout" svg:width="0.257cm" svg:height="0.26cm" svg:x="24.255cm" svg:y="20.034cm">
          <draw:text-box>
            <text:p text:style-name="P3"><text:span text:style-name="T29">2</text:span><text:span text:style-name="T29">5</text:span></text:p>
          </draw:text-box>
        </draw:frame>
        <draw:frame draw:style-name="gr171" draw:text-style-name="P48" draw:layer="layout" svg:width="0.257cm" svg:height="0.26cm" svg:x="24.769cm" svg:y="20.034cm">
          <draw:text-box>
            <text:p text:style-name="P3"><text:span text:style-name="T29">2</text:span><text:span text:style-name="T29">6</text:span></text:p>
          </draw:text-box>
        </draw:frame>
        <draw:frame draw:style-name="gr171" draw:text-style-name="P48" draw:layer="layout" svg:width="0.257cm" svg:height="0.26cm" svg:x="25.279cm" svg:y="20.034cm">
          <draw:text-box>
            <text:p text:style-name="P3"><text:span text:style-name="T29">2</text:span><text:span text:style-name="T29">7</text:span></text:p>
          </draw:text-box>
        </draw:frame>
        <draw:frame draw:style-name="gr171" draw:text-style-name="P48" draw:layer="layout" svg:width="0.257cm" svg:height="0.26cm" svg:x="25.792cm" svg:y="20.034cm">
          <draw:text-box>
            <text:p text:style-name="P3"><text:span text:style-name="T29">2</text:span><text:span text:style-name="T29">8</text:span></text:p>
          </draw:text-box>
        </draw:frame>
        <draw:frame draw:style-name="gr171" draw:text-style-name="P48" draw:layer="layout" svg:width="0.257cm" svg:height="0.26cm" svg:x="23.739cm" svg:y="20.454cm">
          <draw:text-box>
            <text:p text:style-name="P3"><text:span text:style-name="T29">3</text:span><text:span text:style-name="T29">1</text:span></text:p>
          </draw:text-box>
        </draw:frame>
        <draw:frame draw:style-name="gr171" draw:text-style-name="P48" draw:layer="layout" svg:width="0.257cm" svg:height="0.26cm" svg:x="26.312cm" svg:y="20.031cm">
          <draw:text-box>
            <text:p text:style-name="P3"><text:span text:style-name="T29">2</text:span><text:span text:style-name="T29">9</text:span></text:p>
          </draw:text-box>
        </draw:frame>
        <draw:frame draw:style-name="gr171" draw:text-style-name="P48" draw:layer="layout" svg:width="0.257cm" svg:height="0.26cm" svg:x="26.82cm" svg:y="20.031cm">
          <draw:text-box>
            <text:p text:style-name="P3"><text:span text:style-name="T29">3</text:span><text:span text:style-name="T29">0</text:span></text:p>
          </draw:text-box>
        </draw:frame>
      </draw:page>
      <draw:page draw:name="page10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1</text:span><text:span text:style-name="T25">0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E</text:span><text:span text:style-name="T7">N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1</text:span><text:span text:style-name="T25">1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1</text:span><text:span text:style-name="T25">2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2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72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3" draw:text-style-name="P49" draw:layer="layout" svg:width="1.594cm" svg:height="0.517cm" svg:x="15.815cm" svg:y="1.426cm">
          <draw:text-box>
            <text:p text:style-name="P3"><text:span text:style-name="T30">I</text:span><text:span text:style-name="T30">n</text:span><text:span text:style-name="T30">g</text:span><text:span text:style-name="T30">r</text:span><text:span text:style-name="T30">e</text:span><text:span text:style-name="T30">s</text:span><text:span text:style-name="T30">o</text:span><text:span text:style-name="T30">s</text:span></text:p>
          </draw:text-box>
        </draw:frame>
        <draw:frame draw:style-name="gr184" draw:text-style-name="P49" draw:layer="layout" svg:width="2.195cm" svg:height="0.517cm" svg:x="22.542cm" svg:y="1.427cm">
          <draw:text-box>
            <text:p text:style-name="P3"><text:span text:style-name="T30">A</text:span><text:span text:style-name="T30">h</text:span><text:span text:style-name="T30">o</text:span><text:span text:style-name="T30">r</text:span><text:span text:style-name="T30">r</text:span><text:span text:style-name="T30">o</text:span><text:span text:style-name="T30">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85" draw:text-style-name="P49" draw:layer="layout" svg:width="1.058cm" svg:height="0.517cm" svg:x="19.315cm" svg:y="1.426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frame draw:style-name="gr186" draw:text-style-name="P49" draw:layer="layout" svg:width="1.305cm" svg:height="0.517cm" svg:x="25.742cm" svg:y="1.427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87" draw:text-style-name="P49" draw:layer="layout" svg:width="2.538cm" svg:height="0.517cm" svg:x="19.42cm" svg:y="5.533cm">
          <draw:text-box>
            <text:p text:style-name="P3"><text:span text:style-name="T30">M</text:span><text:span text:style-name="T30">e</text:span><text:span text:style-name="T30">t</text:span><text:span text:style-name="T30">a</text:span><text:span text:style-name="T30">s </text:span><text:span text:style-name="T30">d</text:span><text:span text:style-name="T30">e</text:span><text:span text:style-name="T30"> </text:span><text:span text:style-name="T30">g</text:span><text:span text:style-name="T30">a</text:span><text:span text:style-name="T30">s</text:span><text:span text:style-name="T30">t</text:span><text:span text:style-name="T30">o</text:span><text:span text:style-name="T30">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88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88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89" draw:text-style-name="P49" draw:layer="layout" svg:width="2.915cm" svg:height="0.517cm" svg:x="19.22cm" svg:y="9.636cm">
          <draw:text-box>
            <text:p text:style-name="P3"><text:span text:style-name="T30">C</text:span><text:span text:style-name="T30">o</text:span><text:span text:style-name="T30">s</text:span><text:span text:style-name="T30">a</text:span><text:span text:style-name="T30">s </text:span><text:span text:style-name="T30">p</text:span><text:span text:style-name="T30">o</text:span><text:span text:style-name="T30">r </text:span><text:span text:style-name="T30">c</text:span><text:span text:style-name="T30">o</text:span><text:span text:style-name="T30">m</text:span><text:span text:style-name="T30">p</text:span><text:span text:style-name="T30">r</text:span><text:span text:style-name="T30">a</text:span><text:span text:style-name="T30">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88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88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0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1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2" draw:text-style-name="P12" draw:layer="layout" svg:width="1.518cm" svg:height="0.517cm" svg:x="19.92cm" svg:y="13.741cm">
          <draw:text-box>
            <text:p text:style-name="P3"><text:span text:style-name="T6">T</text:span><text:span text:style-name="T6">o</text:span><text:span text:style-name="T6">t</text:span><text:span text:style-name="T6">a</text:span><text:span text:style-name="T6">l</text:span><text:span text:style-name="T6">e</text:span><text:span text:style-name="T6">s</text:span></text:p>
          </draw:text-box>
        </draw:frame>
        <draw:frame draw:style-name="gr193" draw:text-style-name="P50" draw:layer="layout" svg:width="2.38cm" svg:height="0.607cm" svg:x="15.156cm" svg:y="14.852cm">
          <draw:text-box>
            <text:p text:style-name="P3"><text:span text:style-name="T30">P</text:span><text:span text:style-name="T30">r</text:span><text:span text:style-name="T30">e</text:span><text:span text:style-name="T30">s</text:span><text:span text:style-name="T30">u</text:span><text:span text:style-name="T30">p</text:span><text:span text:style-name="T30">u</text:span><text:span text:style-name="T30">e</text:span><text:span text:style-name="T30">s</text:span><text:span text:style-name="T30">t</text:span><text:span text:style-name="T30">a</text:span><text:span text:style-name="T30">d</text:span><text:span text:style-name="T30">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4" draw:text-style-name="P51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59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11" draw:layer="layout" svg:width="3.38cm" svg:height="0.398cm" svg:x="14.397cm" svg:y="20.7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95" draw:text-style-name="P11" draw:layer="layout" svg:width="3.38cm" svg:height="0.398cm" svg:x="14.399cm" svg:y="20.774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0" draw:text-style-name="P40" draw:layer="layout" svg:width="1.211cm" svg:height="0.517cm" svg:x="14.667cm" svg:y="17.006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custom-shape draw:style-name="gr179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0" draw:layer="layout" svg:width="2.38cm" svg:height="0.607cm" svg:x="19.956cm" svg:y="14.852cm">
          <draw:text-box>
            <text:p text:style-name="P3"><text:span text:style-name="T30">G</text:span><text:span text:style-name="T30">a</text:span><text:span text:style-name="T30">s</text:span><text:span text:style-name="T30">t</text:span><text:span text:style-name="T30">o</text:span><text:span text:style-name="T30"> </text:span><text:span text:style-name="T30">r</text:span><text:span text:style-name="T30">e</text:span><text:span text:style-name="T30">a</text:span><text:span text:style-name="T30">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4" draw:text-style-name="P51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79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0" draw:layer="layout" svg:width="2.38cm" svg:height="0.607cm" svg:x="24.21cm" svg:y="14.852cm">
          <draw:text-box>
            <text:p text:style-name="P3"><text:span text:style-name="T30">D</text:span><text:span text:style-name="T30">i</text:span><text:span text:style-name="T30">f</text:span><text:span text:style-name="T30">e</text:span><text:span text:style-name="T30">r</text:span><text:span text:style-name="T30">e</text:span><text:span text:style-name="T30">n</text:span><text:span text:style-name="T30">c</text:span><text:span text:style-name="T30">i</text:span><text:span text:style-name="T30">a</text:span><text:span text:style-name="T30">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4" draw:text-style-name="P51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196" draw:text-style-name="P43" draw:layer="layout" svg:width="1.543cm" svg:height="0.776cm" svg:x="25.561cm" svg:y="0.7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</draw:page>
      <draw:page draw:name="page11" draw:style-name="dp1" draw:master-page-name="master-page34">
        <draw:custom-shape draw:style-name="gr197" draw:text-style-name="P2" draw:layer="layout" svg:width="1.866cm" svg:height="0.497cm" svg:x="9.839cm" svg:y="7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" draw:layer="layout" svg:width="2.885cm" svg:height="0.497cm" svg:x="9.313cm" svg:y="12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" draw:layer="layout" svg:width="1.472cm" svg:height="0.497cm" svg:x="9.922cm" svg:y="16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" draw:layer="layout" svg:width="2.169cm" svg:height="0.497cm" svg:x="3.215cm" svg:y="16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" draw:layer="layout" svg:width="1.707cm" svg:height="0.497cm" svg:x="3.532cm" svg:y="12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" draw:layer="layout" svg:width="1.866cm" svg:height="0.497cm" svg:x="3.439cm" svg:y="7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954cm" svg:height="0.497cm" svg:x="9.773cm" svg:y="1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1.54cm" svg:height="0.497cm" svg:x="3.532cm" svg:y="1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6cm" svg:x2="4.02cm" svg:y2="2.426cm">
          <text:p/>
        </draw:line>
        <draw:line draw:style-name="gr46" draw:text-style-name="P10" draw:layer="layout" svg:x1="1.22cm" svg:y1="2.996cm" svg:x2="4.02cm" svg:y2="2.996cm">
          <text:p/>
        </draw:line>
        <draw:line draw:style-name="gr46" draw:text-style-name="P10" draw:layer="layout" svg:x1="1.22cm" svg:y1="3.566cm" svg:x2="4.02cm" svg:y2="3.566cm">
          <text:p/>
        </draw:line>
        <draw:line draw:style-name="gr46" draw:text-style-name="P10" draw:layer="layout" svg:x1="1.22cm" svg:y1="4.135cm" svg:x2="4.02cm" svg:y2="4.135cm">
          <text:p/>
        </draw:line>
        <draw:line draw:style-name="gr46" draw:text-style-name="P10" draw:layer="layout" svg:x1="1.22cm" svg:y1="4.706cm" svg:x2="4.02cm" svg:y2="4.706cm">
          <text:p/>
        </draw:line>
        <draw:line draw:style-name="gr46" draw:text-style-name="P10" draw:layer="layout" svg:x1="1.22cm" svg:y1="5.278cm" svg:x2="4.02cm" svg:y2="5.278cm">
          <text:p/>
        </draw:line>
        <draw:line draw:style-name="gr46" draw:text-style-name="P10" draw:layer="layout" svg:x1="1.22cm" svg:y1="5.847cm" svg:x2="4.02cm" svg:y2="5.847cm">
          <text:p/>
        </draw:line>
        <draw:line draw:style-name="gr46" draw:text-style-name="P10" draw:layer="layout" svg:x1="1.22cm" svg:y1="6.417cm" svg:x2="4.02cm" svg:y2="6.417cm">
          <text:p/>
        </draw:line>
        <draw:line draw:style-name="gr46" draw:text-style-name="P10" draw:layer="layout" svg:x1="1.22cm" svg:y1="6.986cm" svg:x2="4.02cm" svg:y2="6.986cm">
          <text:p/>
        </draw:line>
        <draw:line draw:style-name="gr46" draw:text-style-name="P10" draw:layer="layout" svg:x1="4.191cm" svg:y1="2.426cm" svg:x2="5.682cm" svg:y2="2.426cm">
          <text:p/>
        </draw:line>
        <draw:line draw:style-name="gr46" draw:text-style-name="P10" draw:layer="layout" svg:x1="4.191cm" svg:y1="2.996cm" svg:x2="5.683cm" svg:y2="2.996cm">
          <text:p/>
        </draw:line>
        <draw:line draw:style-name="gr46" draw:text-style-name="P10" draw:layer="layout" svg:x1="4.191cm" svg:y1="3.566cm" svg:x2="5.683cm" svg:y2="3.566cm">
          <text:p/>
        </draw:line>
        <draw:line draw:style-name="gr46" draw:text-style-name="P10" draw:layer="layout" svg:x1="4.191cm" svg:y1="4.135cm" svg:x2="5.683cm" svg:y2="4.135cm">
          <text:p/>
        </draw:line>
        <draw:line draw:style-name="gr46" draw:text-style-name="P10" draw:layer="layout" svg:x1="4.191cm" svg:y1="4.706cm" svg:x2="5.683cm" svg:y2="4.706cm">
          <text:p/>
        </draw:line>
        <draw:line draw:style-name="gr46" draw:text-style-name="P10" draw:layer="layout" svg:x1="4.191cm" svg:y1="5.278cm" svg:x2="5.683cm" svg:y2="5.278cm">
          <text:p/>
        </draw:line>
        <draw:line draw:style-name="gr46" draw:text-style-name="P10" draw:layer="layout" svg:x1="4.191cm" svg:y1="5.847cm" svg:x2="5.683cm" svg:y2="5.847cm">
          <text:p/>
        </draw:line>
        <draw:line draw:style-name="gr46" draw:text-style-name="P10" draw:layer="layout" svg:x1="4.191cm" svg:y1="6.417cm" svg:x2="5.683cm" svg:y2="6.417cm">
          <text:p/>
        </draw:line>
        <draw:line draw:style-name="gr46" draw:text-style-name="P10" draw:layer="layout" svg:x1="4.191cm" svg:y1="6.986cm" svg:x2="5.683cm" svg:y2="6.986cm">
          <text:p/>
        </draw:line>
        <draw:line draw:style-name="gr46" draw:text-style-name="P10" draw:layer="layout" svg:x1="5.86cm" svg:y1="2.426cm" svg:x2="7.351cm" svg:y2="2.426cm">
          <text:p/>
        </draw:line>
        <draw:line draw:style-name="gr46" draw:text-style-name="P10" draw:layer="layout" svg:x1="5.86cm" svg:y1="2.996cm" svg:x2="7.352cm" svg:y2="2.996cm">
          <text:p/>
        </draw:line>
        <draw:line draw:style-name="gr46" draw:text-style-name="P10" draw:layer="layout" svg:x1="5.86cm" svg:y1="3.566cm" svg:x2="7.352cm" svg:y2="3.566cm">
          <text:p/>
        </draw:line>
        <draw:line draw:style-name="gr46" draw:text-style-name="P10" draw:layer="layout" svg:x1="5.86cm" svg:y1="4.135cm" svg:x2="7.352cm" svg:y2="4.135cm">
          <text:p/>
        </draw:line>
        <draw:line draw:style-name="gr46" draw:text-style-name="P10" draw:layer="layout" svg:x1="5.86cm" svg:y1="4.706cm" svg:x2="7.352cm" svg:y2="4.706cm">
          <text:p/>
        </draw:line>
        <draw:line draw:style-name="gr46" draw:text-style-name="P10" draw:layer="layout" svg:x1="5.86cm" svg:y1="5.278cm" svg:x2="7.352cm" svg:y2="5.278cm">
          <text:p/>
        </draw:line>
        <draw:line draw:style-name="gr46" draw:text-style-name="P10" draw:layer="layout" svg:x1="5.86cm" svg:y1="5.847cm" svg:x2="7.352cm" svg:y2="5.847cm">
          <text:p/>
        </draw:line>
        <draw:line draw:style-name="gr46" draw:text-style-name="P10" draw:layer="layout" svg:x1="5.86cm" svg:y1="6.417cm" svg:x2="7.352cm" svg:y2="6.417cm">
          <text:p/>
        </draw:line>
        <draw:line draw:style-name="gr46" draw:text-style-name="P10" draw:layer="layout" svg:x1="5.86cm" svg:y1="6.986cm" svg:x2="7.352cm" svg:y2="6.986cm">
          <text:p/>
        </draw:line>
        <draw:line draw:style-name="gr46" draw:text-style-name="P10" draw:layer="layout" svg:x1="2.457cm" svg:y1="7.565cm" svg:x2="7.351cm" svg:y2="7.565cm">
          <text:p/>
        </draw:line>
        <draw:frame draw:style-name="gr204" draw:text-style-name="P14" draw:layer="layout" svg:width="2.445cm" svg:height="0.582cm" svg:x="1.273cm" svg:y="2.663cm">
          <draw:text-box>
            <text:p text:style-name="P3"><text:span text:style-name="T8">A</text:span><text:span text:style-name="T8">l</text:span><text:span text:style-name="T8">q</text:span><text:span text:style-name="T8">u</text:span><text:span text:style-name="T8">il</text:span><text:span text:style-name="T8">e</text:span><text:span text:style-name="T8">r </text:span><text:span text:style-name="T8">/ </text:span><text:span text:style-name="T8">H</text:span><text:span text:style-name="T8">i</text:span><text:span text:style-name="T8">p</text:span><text:span text:style-name="T8">o</text:span><text:span text:style-name="T8">t</text:span><text:span text:style-name="T8">é</text:span><text:span text:style-name="T8">c</text:span><text:span text:style-name="T8">a </text:span><text:span text:style-name="T8"><text:s/></text:span></text:p>
          </draw:text-box>
        </draw:frame>
        <draw:frame draw:style-name="gr205" draw:text-style-name="P14" draw:layer="layout" svg:width="0.667cm" svg:height="0.583cm" svg:x="1.245cm" svg:y="3.233cm">
          <draw:text-box>
            <text:p text:style-name="P3"><text:span text:style-name="T8">L</text:span><text:span text:style-name="T8">u</text:span><text:span text:style-name="T8">z </text:span><text:span text:style-name="T8"><text:s text:c="2"/></text:span></text:p>
          </draw:text-box>
        </draw:frame>
        <draw:frame draw:style-name="gr205" draw:text-style-name="P14" draw:layer="layout" svg:width="0.667cm" svg:height="0.583cm" svg:x="1.245cm" svg:y="3.803cm">
          <draw:text-box>
            <text:p text:style-name="P3"><text:span text:style-name="T8">A</text:span><text:span text:style-name="T8">g</text:span><text:span text:style-name="T8">u</text:span><text:span text:style-name="T8">a</text:span></text:p>
          </draw:text-box>
        </draw:frame>
        <draw:frame draw:style-name="gr206" draw:text-style-name="P14" draw:layer="layout" svg:width="0.495cm" svg:height="0.583cm" svg:x="1.245cm" svg:y="4.374cm">
          <draw:text-box>
            <text:p text:style-name="P3"><text:span text:style-name="T8">G</text:span><text:span text:style-name="T8">a</text:span><text:span text:style-name="T8">s</text:span></text:p>
          </draw:text-box>
        </draw:frame>
        <draw:frame draw:style-name="gr207" draw:text-style-name="P14" draw:layer="layout" svg:width="1.13cm" svg:height="0.583cm" svg:x="1.245cm" svg:y="4.943cm">
          <draw:text-box>
            <text:p text:style-name="P3"><text:span text:style-name="T8">T</text:span><text:span text:style-name="T8">e</text:span><text:span text:style-name="T8">l</text:span><text:span text:style-name="T8">é</text:span><text:span text:style-name="T8">f</text:span><text:span text:style-name="T8">o</text:span><text:span text:style-name="T8">n</text:span><text:span text:style-name="T8">o</text:span></text:p>
          </draw:text-box>
        </draw:frame>
        <draw:frame draw:style-name="gr208" draw:text-style-name="P14" draw:layer="layout" svg:width="1.575cm" svg:height="0.584cm" svg:x="1.245cm" svg:y="5.514cm">
          <draw:text-box>
            <text:p text:style-name="P3"><text:span text:style-name="T8">T</text:span><text:span text:style-name="T8">V</text:span><text:span text:style-name="T8"> / </text:span><text:span text:style-name="T8">I</text:span><text:span text:style-name="T8">n</text:span><text:span text:style-name="T8">t</text:span><text:span text:style-name="T8">e</text:span><text:span text:style-name="T8">r</text:span><text:span text:style-name="T8">n</text:span><text:span text:style-name="T8">e</text:span><text:span text:style-name="T8">t</text:span></text:p>
          </draw:text-box>
        </draw:frame>
        <draw:frame draw:style-name="gr209" draw:text-style-name="P14" draw:layer="layout" svg:width="1.873cm" svg:height="0.583cm" svg:x="1.245cm" svg:y="6.084cm">
          <draw:text-box>
            <text:p text:style-name="P3"><text:span text:style-name="T8">+</text:span></text:p>
          </draw:text-box>
        </draw:frame>
        <draw:frame draw:style-name="gr210" draw:text-style-name="P14" draw:layer="layout" svg:width="1.211cm" svg:height="0.583cm" svg:x="1.245cm" svg:y="6.654cm">
          <draw:text-box>
            <text:p text:style-name="P3"><text:span text:style-name="T8">+</text:span></text:p>
          </draw:text-box>
        </draw:frame>
        <draw:frame draw:style-name="gr211" draw:text-style-name="P14" draw:layer="layout" svg:width="1.779cm" svg:height="0.348cm" svg:x="1.245cm" svg:y="7.232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2" draw:text-style-name="P14" draw:layer="layout" svg:width="0.73cm" svg:height="0.583cm" svg:x="1.274cm" svg:y="2.097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2.098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2.099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2.427cm" svg:x2="10.41cm" svg:y2="2.427cm">
          <text:p/>
        </draw:line>
        <draw:line draw:style-name="gr46" draw:text-style-name="P10" draw:layer="layout" svg:x1="7.61cm" svg:y1="2.998cm" svg:x2="10.41cm" svg:y2="2.998cm">
          <text:p/>
        </draw:line>
        <draw:line draw:style-name="gr46" draw:text-style-name="P10" draw:layer="layout" svg:x1="7.61cm" svg:y1="3.568cm" svg:x2="10.41cm" svg:y2="3.568cm">
          <text:p/>
        </draw:line>
        <draw:line draw:style-name="gr46" draw:text-style-name="P10" draw:layer="layout" svg:x1="7.61cm" svg:y1="4.137cm" svg:x2="10.41cm" svg:y2="4.137cm">
          <text:p/>
        </draw:line>
        <draw:line draw:style-name="gr46" draw:text-style-name="P10" draw:layer="layout" svg:x1="7.61cm" svg:y1="4.708cm" svg:x2="10.41cm" svg:y2="4.708cm">
          <text:p/>
        </draw:line>
        <draw:line draw:style-name="gr46" draw:text-style-name="P10" draw:layer="layout" svg:x1="7.61cm" svg:y1="5.28cm" svg:x2="10.41cm" svg:y2="5.28cm">
          <text:p/>
        </draw:line>
        <draw:line draw:style-name="gr46" draw:text-style-name="P10" draw:layer="layout" svg:x1="7.61cm" svg:y1="5.849cm" svg:x2="10.41cm" svg:y2="5.849cm">
          <text:p/>
        </draw:line>
        <draw:line draw:style-name="gr46" draw:text-style-name="P10" draw:layer="layout" svg:x1="7.61cm" svg:y1="6.419cm" svg:x2="10.41cm" svg:y2="6.419cm">
          <text:p/>
        </draw:line>
        <draw:line draw:style-name="gr46" draw:text-style-name="P10" draw:layer="layout" svg:x1="7.61cm" svg:y1="6.988cm" svg:x2="10.41cm" svg:y2="6.988cm">
          <text:p/>
        </draw:line>
        <draw:line draw:style-name="gr46" draw:text-style-name="P10" draw:layer="layout" svg:x1="10.581cm" svg:y1="2.427cm" svg:x2="12.072cm" svg:y2="2.427cm">
          <text:p/>
        </draw:line>
        <draw:line draw:style-name="gr46" draw:text-style-name="P10" draw:layer="layout" svg:x1="10.581cm" svg:y1="2.998cm" svg:x2="12.073cm" svg:y2="2.998cm">
          <text:p/>
        </draw:line>
        <draw:line draw:style-name="gr46" draw:text-style-name="P10" draw:layer="layout" svg:x1="10.581cm" svg:y1="3.568cm" svg:x2="12.073cm" svg:y2="3.568cm">
          <text:p/>
        </draw:line>
        <draw:line draw:style-name="gr46" draw:text-style-name="P10" draw:layer="layout" svg:x1="10.581cm" svg:y1="4.137cm" svg:x2="12.073cm" svg:y2="4.137cm">
          <text:p/>
        </draw:line>
        <draw:line draw:style-name="gr46" draw:text-style-name="P10" draw:layer="layout" svg:x1="10.581cm" svg:y1="4.708cm" svg:x2="12.073cm" svg:y2="4.708cm">
          <text:p/>
        </draw:line>
        <draw:line draw:style-name="gr46" draw:text-style-name="P10" draw:layer="layout" svg:x1="10.581cm" svg:y1="5.28cm" svg:x2="12.073cm" svg:y2="5.28cm">
          <text:p/>
        </draw:line>
        <draw:line draw:style-name="gr46" draw:text-style-name="P10" draw:layer="layout" svg:x1="10.581cm" svg:y1="5.849cm" svg:x2="12.073cm" svg:y2="5.849cm">
          <text:p/>
        </draw:line>
        <draw:line draw:style-name="gr46" draw:text-style-name="P10" draw:layer="layout" svg:x1="10.581cm" svg:y1="6.419cm" svg:x2="12.073cm" svg:y2="6.419cm">
          <text:p/>
        </draw:line>
        <draw:line draw:style-name="gr46" draw:text-style-name="P10" draw:layer="layout" svg:x1="10.581cm" svg:y1="6.988cm" svg:x2="12.073cm" svg:y2="6.988cm">
          <text:p/>
        </draw:line>
        <draw:line draw:style-name="gr46" draw:text-style-name="P10" draw:layer="layout" svg:x1="12.25cm" svg:y1="2.427cm" svg:x2="13.741cm" svg:y2="2.427cm">
          <text:p/>
        </draw:line>
        <draw:line draw:style-name="gr46" draw:text-style-name="P10" draw:layer="layout" svg:x1="12.25cm" svg:y1="2.998cm" svg:x2="13.742cm" svg:y2="2.998cm">
          <text:p/>
        </draw:line>
        <draw:line draw:style-name="gr46" draw:text-style-name="P10" draw:layer="layout" svg:x1="12.25cm" svg:y1="3.568cm" svg:x2="13.742cm" svg:y2="3.568cm">
          <text:p/>
        </draw:line>
        <draw:line draw:style-name="gr46" draw:text-style-name="P10" draw:layer="layout" svg:x1="12.25cm" svg:y1="4.137cm" svg:x2="13.742cm" svg:y2="4.137cm">
          <text:p/>
        </draw:line>
        <draw:line draw:style-name="gr46" draw:text-style-name="P10" draw:layer="layout" svg:x1="12.25cm" svg:y1="4.708cm" svg:x2="13.742cm" svg:y2="4.708cm">
          <text:p/>
        </draw:line>
        <draw:line draw:style-name="gr46" draw:text-style-name="P10" draw:layer="layout" svg:x1="12.25cm" svg:y1="5.28cm" svg:x2="13.742cm" svg:y2="5.28cm">
          <text:p/>
        </draw:line>
        <draw:line draw:style-name="gr46" draw:text-style-name="P10" draw:layer="layout" svg:x1="12.25cm" svg:y1="5.849cm" svg:x2="13.742cm" svg:y2="5.849cm">
          <text:p/>
        </draw:line>
        <draw:line draw:style-name="gr46" draw:text-style-name="P10" draw:layer="layout" svg:x1="12.25cm" svg:y1="6.419cm" svg:x2="13.742cm" svg:y2="6.419cm">
          <text:p/>
        </draw:line>
        <draw:line draw:style-name="gr46" draw:text-style-name="P10" draw:layer="layout" svg:x1="12.25cm" svg:y1="6.988cm" svg:x2="13.742cm" svg:y2="6.988cm">
          <text:p/>
        </draw:line>
        <draw:frame draw:style-name="gr215" draw:text-style-name="P14" draw:layer="layout" svg:width="0.645cm" svg:height="0.583cm" svg:x="7.663cm" svg:y="2.664cm">
          <draw:text-box>
            <text:p text:style-name="P3"><text:span text:style-name="T8">R</text:span><text:span text:style-name="T8">o</text:span><text:span text:style-name="T8">p</text:span><text:span text:style-name="T8">a</text:span></text:p>
          </draw:text-box>
        </draw:frame>
        <draw:frame draw:style-name="gr216" draw:text-style-name="P14" draw:layer="layout" svg:width="2.415cm" svg:height="0.583cm" svg:x="7.635cm" svg:y="3.235cm">
          <draw:text-box>
            <text:p text:style-name="P3"><text:span text:style-name="T8">C</text:span><text:span text:style-name="T8">u</text:span><text:span text:style-name="T8">i</text:span><text:span text:style-name="T8">d</text:span><text:span text:style-name="T8">a</text:span><text:span text:style-name="T8">d</text:span><text:span text:style-name="T8">o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 <text:s/></text:span><text:span text:style-name="T8"><text:s/></text:span></text:p>
          </draw:text-box>
        </draw:frame>
        <draw:frame draw:style-name="gr217" draw:text-style-name="P14" draw:layer="layout" svg:width="1.175cm" svg:height="0.583cm" svg:x="7.635cm" svg:y="3.805cm">
          <draw:text-box>
            <text:p text:style-name="P3"><text:span text:style-name="T8">M</text:span><text:span text:style-name="T8">a</text:span><text:span text:style-name="T8">s</text:span><text:span text:style-name="T8">c</text:span><text:span text:style-name="T8">o</text:span><text:span text:style-name="T8">t</text:span><text:span text:style-name="T8">a</text:span><text:span text:style-name="T8">s</text:span></text:p>
          </draw:text-box>
        </draw:frame>
        <draw:frame draw:style-name="gr218" draw:text-style-name="P14" draw:layer="layout" svg:width="2.241cm" svg:height="0.583cm" svg:x="7.635cm" svg:y="4.376cm">
          <draw:text-box>
            <text:p text:style-name="P3"><text:span text:style-name="T8">E</text:span><text:span text:style-name="T8">s</text:span><text:span text:style-name="T8">t</text:span><text:span text:style-name="T8">é</text:span><text:span text:style-name="T8">ti</text:span><text:span text:style-name="T8">c</text:span><text:span text:style-name="T8">a </text:span><text:span text:style-name="T8">/ </text:span><text:span text:style-name="T8">b</text:span><text:span text:style-name="T8">a</text:span><text:span text:style-name="T8">r</text:span><text:span text:style-name="T8">b</text:span><text:span text:style-name="T8">e</text:span><text:span text:style-name="T8">rí</text:span><text:span text:style-name="T8">a</text:span></text:p>
          </draw:text-box>
        </draw:frame>
        <draw:frame draw:style-name="gr207" draw:text-style-name="P14" draw:layer="layout" svg:width="1.13cm" svg:height="0.583cm" svg:x="7.635cm" svg:y="4.945cm">
          <draw:text-box>
            <text:p text:style-name="P3"><text:span text:style-name="T8">+</text:span></text:p>
          </draw:text-box>
        </draw:frame>
        <draw:frame draw:style-name="gr208" draw:text-style-name="P14" draw:layer="layout" svg:width="1.575cm" svg:height="0.584cm" svg:x="7.635cm" svg:y="5.516cm">
          <draw:text-box>
            <text:p text:style-name="P3"><text:span text:style-name="T8">+</text:span></text:p>
          </draw:text-box>
        </draw:frame>
        <draw:frame draw:style-name="gr209" draw:text-style-name="P14" draw:layer="layout" svg:width="1.873cm" svg:height="0.583cm" svg:x="7.635cm" svg:y="6.086cm">
          <draw:text-box>
            <text:p text:style-name="P3"><text:span text:style-name="T8">+</text:span></text:p>
          </draw:text-box>
        </draw:frame>
        <draw:frame draw:style-name="gr219" draw:text-style-name="P14" draw:layer="layout" svg:width="1.211cm" svg:height="0.582cm" svg:x="7.635cm" svg:y="6.656cm">
          <draw:text-box>
            <text:p text:style-name="P3"><text:span text:style-name="T8">+</text:span></text:p>
          </draw:text-box>
        </draw:frame>
        <draw:frame draw:style-name="gr220" draw:text-style-name="P14" draw:layer="layout" svg:width="1.909cm" svg:height="0.348cm" svg:x="7.635cm" svg:y="7.234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1" draw:text-style-name="P14" draw:layer="layout" svg:width="0.73cm" svg:height="0.582cm" svg:x="7.664cm" svg:y="2.099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2.1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2.101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6" draw:text-style-name="P6" draw:layer="layout" svg:x1="0.7cm" svg:y1="8.256cm" svg:x2="13.95cm" svg:y2="8.256cm">
          <text:p/>
        </draw:line>
        <draw:line draw:style-name="gr46" draw:text-style-name="P10" draw:layer="layout" svg:x1="1.22cm" svg:y1="8.745cm" svg:x2="4.02cm" svg:y2="8.745cm">
          <text:p/>
        </draw:line>
        <draw:line draw:style-name="gr46" draw:text-style-name="P10" draw:layer="layout" svg:x1="1.22cm" svg:y1="9.315cm" svg:x2="4.02cm" svg:y2="9.315cm">
          <text:p/>
        </draw:line>
        <draw:line draw:style-name="gr46" draw:text-style-name="P10" draw:layer="layout" svg:x1="1.22cm" svg:y1="9.886cm" svg:x2="4.02cm" svg:y2="9.886cm">
          <text:p/>
        </draw:line>
        <draw:line draw:style-name="gr46" draw:text-style-name="P10" draw:layer="layout" svg:x1="1.22cm" svg:y1="10.454cm" svg:x2="4.02cm" svg:y2="10.454cm">
          <text:p/>
        </draw:line>
        <draw:line draw:style-name="gr46" draw:text-style-name="P10" draw:layer="layout" svg:x1="1.22cm" svg:y1="11.026cm" svg:x2="4.02cm" svg:y2="11.026cm">
          <text:p/>
        </draw:line>
        <draw:line draw:style-name="gr46" draw:text-style-name="P10" draw:layer="layout" svg:x1="1.22cm" svg:y1="11.597cm" svg:x2="4.02cm" svg:y2="11.597cm">
          <text:p/>
        </draw:line>
        <draw:line draw:style-name="gr46" draw:text-style-name="P10" draw:layer="layout" svg:x1="4.191cm" svg:y1="8.745cm" svg:x2="5.682cm" svg:y2="8.745cm">
          <text:p/>
        </draw:line>
        <draw:line draw:style-name="gr46" draw:text-style-name="P10" draw:layer="layout" svg:x1="4.191cm" svg:y1="9.315cm" svg:x2="5.683cm" svg:y2="9.315cm">
          <text:p/>
        </draw:line>
        <draw:line draw:style-name="gr46" draw:text-style-name="P10" draw:layer="layout" svg:x1="4.191cm" svg:y1="9.886cm" svg:x2="5.683cm" svg:y2="9.886cm">
          <text:p/>
        </draw:line>
        <draw:line draw:style-name="gr46" draw:text-style-name="P10" draw:layer="layout" svg:x1="4.191cm" svg:y1="10.454cm" svg:x2="5.683cm" svg:y2="10.454cm">
          <text:p/>
        </draw:line>
        <draw:line draw:style-name="gr46" draw:text-style-name="P10" draw:layer="layout" svg:x1="4.191cm" svg:y1="11.026cm" svg:x2="5.683cm" svg:y2="11.026cm">
          <text:p/>
        </draw:line>
        <draw:line draw:style-name="gr46" draw:text-style-name="P10" draw:layer="layout" svg:x1="4.191cm" svg:y1="11.597cm" svg:x2="5.683cm" svg:y2="11.597cm">
          <text:p/>
        </draw:line>
        <draw:line draw:style-name="gr46" draw:text-style-name="P10" draw:layer="layout" svg:x1="5.86cm" svg:y1="8.745cm" svg:x2="7.351cm" svg:y2="8.745cm">
          <text:p/>
        </draw:line>
        <draw:line draw:style-name="gr46" draw:text-style-name="P10" draw:layer="layout" svg:x1="5.86cm" svg:y1="9.315cm" svg:x2="7.352cm" svg:y2="9.315cm">
          <text:p/>
        </draw:line>
        <draw:line draw:style-name="gr46" draw:text-style-name="P10" draw:layer="layout" svg:x1="5.86cm" svg:y1="9.886cm" svg:x2="7.352cm" svg:y2="9.886cm">
          <text:p/>
        </draw:line>
        <draw:line draw:style-name="gr46" draw:text-style-name="P10" draw:layer="layout" svg:x1="5.86cm" svg:y1="10.454cm" svg:x2="7.352cm" svg:y2="10.454cm">
          <text:p/>
        </draw:line>
        <draw:line draw:style-name="gr46" draw:text-style-name="P10" draw:layer="layout" svg:x1="5.86cm" svg:y1="11.026cm" svg:x2="7.352cm" svg:y2="11.026cm">
          <text:p/>
        </draw:line>
        <draw:line draw:style-name="gr46" draw:text-style-name="P10" draw:layer="layout" svg:x1="5.86cm" svg:y1="11.597cm" svg:x2="7.352cm" svg:y2="11.597cm">
          <text:p/>
        </draw:line>
        <draw:frame draw:style-name="gr223" draw:text-style-name="P14" draw:layer="layout" svg:width="1.979cm" svg:height="0.583cm" svg:x="1.273cm" svg:y="8.982cm">
          <draw:text-box>
            <text:p text:style-name="P3"><text:span text:style-name="T8">S</text:span><text:span text:style-name="T8">u</text:span><text:span text:style-name="T8">p</text:span><text:span text:style-name="T8">e</text:span><text:span text:style-name="T8">r</text:span><text:span text:style-name="T8">m</text:span><text:span text:style-name="T8">e</text:span><text:span text:style-name="T8">r</text:span><text:span text:style-name="T8">c</text:span><text:span text:style-name="T8">a</text:span><text:span text:style-name="T8">d</text:span><text:span text:style-name="T8">o </text:span><text:span text:style-name="T8"><text:s/></text:span></text:p>
          </draw:text-box>
        </draw:frame>
        <draw:frame draw:style-name="gr224" draw:text-style-name="P14" draw:layer="layout" svg:width="1.031cm" svg:height="0.583cm" svg:x="1.245cm" svg:y="9.552cm">
          <draw:text-box>
            <text:p text:style-name="P3"><text:span text:style-name="T8">S</text:span><text:span text:style-name="T8">n</text:span><text:span text:style-name="T8">a</text:span><text:span text:style-name="T8">c</text:span><text:span text:style-name="T8">k</text:span><text:span text:style-name="T8">s </text:span><text:span text:style-name="T8"><text:s/></text:span></text:p>
          </draw:text-box>
        </draw:frame>
        <draw:frame draw:style-name="gr225" draw:text-style-name="P14" draw:layer="layout" svg:width="2.36cm" svg:height="0.582cm" svg:x="1.245cm" svg:y="10.123cm">
          <draw:text-box>
            <text:p text:style-name="P3"><text:span text:style-name="T8">C</text:span><text:span text:style-name="T8">o</text:span><text:span text:style-name="T8">m</text:span><text:span text:style-name="T8">i</text:span><text:span text:style-name="T8">d</text:span><text:span text:style-name="T8">a </text:span><text:span text:style-name="T8">a </text:span><text:span text:style-name="T8">d</text:span><text:span text:style-name="T8">o</text:span><text:span text:style-name="T8">m</text:span><text:span text:style-name="T8">i</text:span><text:span text:style-name="T8">c</text:span><text:span text:style-name="T8">ili</text:span><text:span text:style-name="T8">o</text:span></text:p>
          </draw:text-box>
        </draw:frame>
        <draw:frame draw:style-name="gr226" draw:text-style-name="P14" draw:layer="layout" svg:width="2.707cm" svg:height="0.583cm" svg:x="1.245cm" svg:y="10.693cm">
          <draw:text-box>
            <text:p text:style-name="P3"><text:span text:style-name="T8">C</text:span><text:span text:style-name="T8">o</text:span><text:span text:style-name="T8">m</text:span><text:span text:style-name="T8">i</text:span><text:span text:style-name="T8">d</text:span><text:span text:style-name="T8">a </text:span><text:span text:style-name="T8">f</text:span><text:span text:style-name="T8">u</text:span><text:span text:style-name="T8">e</text:span><text:span text:style-name="T8">r</text:span><text:span text:style-name="T8">a </text:span><text:span text:style-name="T8">d</text:span><text:span text:style-name="T8">e </text:span><text:span text:style-name="T8">c</text:span><text:span text:style-name="T8">a</text:span><text:span text:style-name="T8">s</text:span><text:span text:style-name="T8">a</text:span></text:p>
          </draw:text-box>
        </draw:frame>
        <draw:frame draw:style-name="gr227" draw:text-style-name="P14" draw:layer="layout" svg:width="1.13cm" svg:height="0.582cm" svg:x="1.245cm" svg:y="11.263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1.274cm" svg:y="8.416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8.417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28" draw:text-style-name="P14" draw:layer="layout" svg:width="0.562cm" svg:height="0.583cm" svg:x="6.275cm" svg:y="8.418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8.747cm" svg:x2="10.41cm" svg:y2="8.747cm">
          <text:p/>
        </draw:line>
        <draw:line draw:style-name="gr46" draw:text-style-name="P10" draw:layer="layout" svg:x1="7.61cm" svg:y1="9.317cm" svg:x2="10.41cm" svg:y2="9.317cm">
          <text:p/>
        </draw:line>
        <draw:line draw:style-name="gr46" draw:text-style-name="P10" draw:layer="layout" svg:x1="7.61cm" svg:y1="9.888cm" svg:x2="10.41cm" svg:y2="9.888cm">
          <text:p/>
        </draw:line>
        <draw:line draw:style-name="gr46" draw:text-style-name="P10" draw:layer="layout" svg:x1="7.61cm" svg:y1="10.456cm" svg:x2="10.41cm" svg:y2="10.456cm">
          <text:p/>
        </draw:line>
        <draw:line draw:style-name="gr46" draw:text-style-name="P10" draw:layer="layout" svg:x1="7.61cm" svg:y1="11.027cm" svg:x2="10.41cm" svg:y2="11.027cm">
          <text:p/>
        </draw:line>
        <draw:line draw:style-name="gr46" draw:text-style-name="P10" draw:layer="layout" svg:x1="7.61cm" svg:y1="11.599cm" svg:x2="10.41cm" svg:y2="11.599cm">
          <text:p/>
        </draw:line>
        <draw:line draw:style-name="gr46" draw:text-style-name="P10" draw:layer="layout" svg:x1="10.581cm" svg:y1="8.747cm" svg:x2="12.072cm" svg:y2="8.747cm">
          <text:p/>
        </draw:line>
        <draw:line draw:style-name="gr46" draw:text-style-name="P10" draw:layer="layout" svg:x1="10.581cm" svg:y1="9.317cm" svg:x2="12.073cm" svg:y2="9.317cm">
          <text:p/>
        </draw:line>
        <draw:line draw:style-name="gr46" draw:text-style-name="P10" draw:layer="layout" svg:x1="10.581cm" svg:y1="9.888cm" svg:x2="12.073cm" svg:y2="9.888cm">
          <text:p/>
        </draw:line>
        <draw:line draw:style-name="gr46" draw:text-style-name="P10" draw:layer="layout" svg:x1="10.581cm" svg:y1="10.456cm" svg:x2="12.073cm" svg:y2="10.456cm">
          <text:p/>
        </draw:line>
        <draw:line draw:style-name="gr46" draw:text-style-name="P10" draw:layer="layout" svg:x1="10.581cm" svg:y1="11.027cm" svg:x2="12.073cm" svg:y2="11.027cm">
          <text:p/>
        </draw:line>
        <draw:line draw:style-name="gr46" draw:text-style-name="P10" draw:layer="layout" svg:x1="10.581cm" svg:y1="11.599cm" svg:x2="12.073cm" svg:y2="11.599cm">
          <text:p/>
        </draw:line>
        <draw:line draw:style-name="gr46" draw:text-style-name="P10" draw:layer="layout" svg:x1="12.25cm" svg:y1="8.747cm" svg:x2="13.741cm" svg:y2="8.747cm">
          <text:p/>
        </draw:line>
        <draw:line draw:style-name="gr46" draw:text-style-name="P10" draw:layer="layout" svg:x1="12.25cm" svg:y1="9.317cm" svg:x2="13.742cm" svg:y2="9.317cm">
          <text:p/>
        </draw:line>
        <draw:line draw:style-name="gr46" draw:text-style-name="P10" draw:layer="layout" svg:x1="12.25cm" svg:y1="9.888cm" svg:x2="13.742cm" svg:y2="9.888cm">
          <text:p/>
        </draw:line>
        <draw:line draw:style-name="gr46" draw:text-style-name="P10" draw:layer="layout" svg:x1="12.25cm" svg:y1="10.456cm" svg:x2="13.742cm" svg:y2="10.456cm">
          <text:p/>
        </draw:line>
        <draw:line draw:style-name="gr46" draw:text-style-name="P10" draw:layer="layout" svg:x1="12.25cm" svg:y1="11.027cm" svg:x2="13.742cm" svg:y2="11.027cm">
          <text:p/>
        </draw:line>
        <draw:line draw:style-name="gr46" draw:text-style-name="P10" draw:layer="layout" svg:x1="12.25cm" svg:y1="11.599cm" svg:x2="13.742cm" svg:y2="11.599cm">
          <text:p/>
        </draw:line>
        <draw:frame draw:style-name="gr229" draw:text-style-name="P14" draw:layer="layout" svg:width="2.322cm" svg:height="0.582cm" svg:x="7.663cm" svg:y="8.984cm">
          <draw:text-box>
            <text:p text:style-name="P3"><text:span text:style-name="T8">P</text:span><text:span text:style-name="T8">r</text:span><text:span text:style-name="T8">é</text:span><text:span text:style-name="T8">s</text:span><text:span text:style-name="T8">t</text:span><text:span text:style-name="T8">a</text:span><text:span text:style-name="T8">m</text:span><text:span text:style-name="T8">o </text:span><text:span text:style-name="T8">b</text:span><text:span text:style-name="T8">a</text:span><text:span text:style-name="T8">n</text:span><text:span text:style-name="T8">c</text:span><text:span text:style-name="T8">a</text:span><text:span text:style-name="T8">ri</text:span><text:span text:style-name="T8">o</text:span></text:p>
          </draw:text-box>
        </draw:frame>
        <draw:frame draw:style-name="gr230" draw:text-style-name="P14" draw:layer="layout" svg:width="2.474cm" svg:height="0.695cm" svg:x="7.635cm" svg:y="9.554cm">
          <draw:text-box>
            <text:p text:style-name="P3"><text:span text:style-name="T8">T</text:span><text:span text:style-name="T8">a</text:span><text:span text:style-name="T8">rj</text:span><text:span text:style-name="T8">e</text:span><text:span text:style-name="T8">t</text:span><text:span text:style-name="T8">a</text:span><text:span text:style-name="T8">s </text:span><text:span text:style-name="T8">d</text:span><text:span text:style-name="T8">e </text:span><text:span text:style-name="T8">c</text:span><text:span text:style-name="T8">r</text:span><text:span text:style-name="T8">é</text:span><text:span text:style-name="T8">d</text:span><text:span text:style-name="T8">it</text:span><text:span text:style-name="T8">o </text:span><text:span text:style-name="T8"><text:s/></text:span></text:p>
          </draw:text-box>
        </draw:frame>
        <draw:frame draw:style-name="gr231" draw:text-style-name="P14" draw:layer="layout" svg:width="2.131cm" svg:height="0.582cm" svg:x="7.635cm" svg:y="10.125cm">
          <draw:text-box>
            <text:p text:style-name="P3"><text:span text:style-name="T8">D</text:span><text:span text:style-name="T8">e</text:span><text:span text:style-name="T8">p</text:span><text:span text:style-name="T8">a</text:span><text:span text:style-name="T8">r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e</text:span><text:span text:style-name="T8">s</text:span></text:p>
          </draw:text-box>
        </draw:frame>
        <draw:frame draw:style-name="gr206" draw:text-style-name="P14" draw:layer="layout" svg:width="0.495cm" svg:height="0.583cm" svg:x="7.635cm" svg:y="10.695cm">
          <draw:text-box>
            <text:p text:style-name="P3"><text:span text:style-name="T8">+</text:span></text:p>
          </draw:text-box>
        </draw:frame>
        <draw:frame draw:style-name="gr227" draw:text-style-name="P14" draw:layer="layout" svg:width="1.13cm" svg:height="0.582cm" svg:x="7.635cm" svg:y="11.265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7.664cm" svg:y="8.418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10.564cm" svg:y="8.419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28" draw:text-style-name="P14" draw:layer="layout" svg:width="0.562cm" svg:height="0.583cm" svg:x="12.665cm" svg:y="8.42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32" draw:text-style-name="P49" draw:layer="layout" svg:width="1.192cm" svg:height="0.517cm" svg:x="3.72cm" svg:y="7.734cm">
          <draw:text-box>
            <text:p text:style-name="P3"><text:span text:style-name="T30">C</text:span><text:span text:style-name="T30">o</text:span><text:span text:style-name="T30">m</text:span><text:span text:style-name="T30">i</text:span><text:span text:style-name="T30">d</text:span><text:span text:style-name="T30">a</text:span></text:p>
          </draw:text-box>
        </draw:frame>
        <draw:frame draw:style-name="gr233" draw:text-style-name="P49" draw:layer="layout" svg:width="1.302cm" svg:height="0.517cm" svg:x="10.147cm" svg:y="7.735cm">
          <draw:text-box>
            <text:p text:style-name="P3"><text:span text:style-name="T30">C</text:span><text:span text:style-name="T30">r</text:span><text:span text:style-name="T30">é</text:span><text:span text:style-name="T30">d</text:span><text:span text:style-name="T30">i</text:span><text:span text:style-name="T30">t</text:span><text:span text:style-name="T30">o</text:span><text:span text:style-name="T30">s</text:span></text:p>
          </draw:text-box>
        </draw:frame>
        <draw:frame draw:style-name="gr211" draw:text-style-name="P14" draw:layer="layout" svg:width="1.779cm" svg:height="0.348cm" svg:x="2.946cm" svg:y="7.232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8cm" svg:x2="13.751cm" svg:y2="7.568cm">
          <text:p/>
        </draw:line>
        <draw:frame draw:style-name="gr211" draw:text-style-name="P14" draw:layer="layout" svg:width="1.779cm" svg:height="0.348cm" svg:x="9.346cm" svg:y="7.235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6cm" svg:x2="7.352cm" svg:y2="12.166cm">
          <text:p/>
        </draw:line>
        <draw:frame draw:style-name="gr211" draw:text-style-name="P14" draw:layer="layout" svg:width="1.779cm" svg:height="0.348cm" svg:x="1.246cm" svg:y="11.833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11.835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11.833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69cm" svg:x2="13.752cm" svg:y2="12.169cm">
          <text:p/>
        </draw:line>
        <draw:frame draw:style-name="gr211" draw:text-style-name="P14" draw:layer="layout" svg:width="1.779cm" svg:height="0.348cm" svg:x="9.347cm" svg:y="11.83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3cm" svg:x2="13.95cm" svg:y2="12.883cm">
          <text:p/>
        </draw:line>
        <draw:line draw:style-name="gr46" draw:text-style-name="P10" draw:layer="layout" svg:x1="1.22cm" svg:y1="13.373cm" svg:x2="4.02cm" svg:y2="13.373cm">
          <text:p/>
        </draw:line>
        <draw:line draw:style-name="gr46" draw:text-style-name="P10" draw:layer="layout" svg:x1="1.22cm" svg:y1="13.943cm" svg:x2="4.02cm" svg:y2="13.943cm">
          <text:p/>
        </draw:line>
        <draw:line draw:style-name="gr46" draw:text-style-name="P10" draw:layer="layout" svg:x1="1.22cm" svg:y1="14.513cm" svg:x2="4.02cm" svg:y2="14.513cm">
          <text:p/>
        </draw:line>
        <draw:line draw:style-name="gr46" draw:text-style-name="P10" draw:layer="layout" svg:x1="1.22cm" svg:y1="15.082cm" svg:x2="4.02cm" svg:y2="15.082cm">
          <text:p/>
        </draw:line>
        <draw:line draw:style-name="gr46" draw:text-style-name="P10" draw:layer="layout" svg:x1="1.22cm" svg:y1="15.653cm" svg:x2="4.02cm" svg:y2="15.653cm">
          <text:p/>
        </draw:line>
        <draw:line draw:style-name="gr46" draw:text-style-name="P10" draw:layer="layout" svg:x1="4.191cm" svg:y1="13.373cm" svg:x2="5.682cm" svg:y2="13.373cm">
          <text:p/>
        </draw:line>
        <draw:line draw:style-name="gr46" draw:text-style-name="P10" draw:layer="layout" svg:x1="4.191cm" svg:y1="13.943cm" svg:x2="5.683cm" svg:y2="13.943cm">
          <text:p/>
        </draw:line>
        <draw:line draw:style-name="gr46" draw:text-style-name="P10" draw:layer="layout" svg:x1="4.191cm" svg:y1="14.513cm" svg:x2="5.683cm" svg:y2="14.513cm">
          <text:p/>
        </draw:line>
        <draw:line draw:style-name="gr46" draw:text-style-name="P10" draw:layer="layout" svg:x1="4.191cm" svg:y1="15.082cm" svg:x2="5.683cm" svg:y2="15.082cm">
          <text:p/>
        </draw:line>
        <draw:line draw:style-name="gr46" draw:text-style-name="P10" draw:layer="layout" svg:x1="4.191cm" svg:y1="15.653cm" svg:x2="5.683cm" svg:y2="15.653cm">
          <text:p/>
        </draw:line>
        <draw:line draw:style-name="gr46" draw:text-style-name="P10" draw:layer="layout" svg:x1="5.86cm" svg:y1="13.373cm" svg:x2="7.351cm" svg:y2="13.373cm">
          <text:p/>
        </draw:line>
        <draw:line draw:style-name="gr46" draw:text-style-name="P10" draw:layer="layout" svg:x1="5.86cm" svg:y1="13.943cm" svg:x2="7.352cm" svg:y2="13.943cm">
          <text:p/>
        </draw:line>
        <draw:line draw:style-name="gr46" draw:text-style-name="P10" draw:layer="layout" svg:x1="5.86cm" svg:y1="14.513cm" svg:x2="7.352cm" svg:y2="14.513cm">
          <text:p/>
        </draw:line>
        <draw:line draw:style-name="gr46" draw:text-style-name="P10" draw:layer="layout" svg:x1="5.86cm" svg:y1="15.082cm" svg:x2="7.352cm" svg:y2="15.082cm">
          <text:p/>
        </draw:line>
        <draw:line draw:style-name="gr46" draw:text-style-name="P10" draw:layer="layout" svg:x1="5.86cm" svg:y1="15.653cm" svg:x2="7.352cm" svg:y2="15.653cm">
          <text:p/>
        </draw:line>
        <draw:frame draw:style-name="gr234" draw:text-style-name="P14" draw:layer="layout" svg:width="0.899cm" svg:height="0.582cm" svg:x="1.273cm" svg:y="13.61cm">
          <draw:text-box>
            <text:p text:style-name="P3"><text:span text:style-name="T8">S</text:span><text:span text:style-name="T8">e</text:span><text:span text:style-name="T8">g</text:span><text:span text:style-name="T8">u</text:span><text:span text:style-name="T8">r</text:span><text:span text:style-name="T8">o</text:span></text:p>
          </draw:text-box>
        </draw:frame>
        <draw:frame draw:style-name="gr235" draw:text-style-name="P14" draw:layer="layout" svg:width="1.128cm" svg:height="0.583cm" svg:x="1.245cm" svg:y="14.18cm">
          <draw:text-box>
            <text:p text:style-name="P3"><text:span text:style-name="T8">F</text:span><text:span text:style-name="T8">a</text:span><text:span text:style-name="T8">r</text:span><text:span text:style-name="T8">m</text:span><text:span text:style-name="T8">a</text:span><text:span text:style-name="T8">c</text:span><text:span text:style-name="T8">i</text:span><text:span text:style-name="T8">a</text:span></text:p>
          </draw:text-box>
        </draw:frame>
        <draw:frame draw:style-name="gr205" draw:text-style-name="P14" draw:layer="layout" svg:width="0.667cm" svg:height="0.583cm" svg:x="1.245cm" svg:y="14.75cm">
          <draw:text-box>
            <text:p text:style-name="P3"><text:span text:style-name="T8">+</text:span></text:p>
          </draw:text-box>
        </draw:frame>
        <draw:frame draw:style-name="gr206" draw:text-style-name="P14" draw:layer="layout" svg:width="0.495cm" svg:height="0.583cm" svg:x="1.245cm" svg:y="15.321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1.274cm" svg:y="13.044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13.045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13.046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13.374cm" svg:x2="10.41cm" svg:y2="13.374cm">
          <text:p/>
        </draw:line>
        <draw:line draw:style-name="gr46" draw:text-style-name="P10" draw:layer="layout" svg:x1="7.61cm" svg:y1="13.945cm" svg:x2="10.41cm" svg:y2="13.945cm">
          <text:p/>
        </draw:line>
        <draw:line draw:style-name="gr46" draw:text-style-name="P10" draw:layer="layout" svg:x1="7.61cm" svg:y1="14.515cm" svg:x2="10.41cm" svg:y2="14.515cm">
          <text:p/>
        </draw:line>
        <draw:line draw:style-name="gr46" draw:text-style-name="P10" draw:layer="layout" svg:x1="7.61cm" svg:y1="15.084cm" svg:x2="10.41cm" svg:y2="15.084cm">
          <text:p/>
        </draw:line>
        <draw:line draw:style-name="gr46" draw:text-style-name="P10" draw:layer="layout" svg:x1="7.61cm" svg:y1="15.655cm" svg:x2="10.41cm" svg:y2="15.655cm">
          <text:p/>
        </draw:line>
        <draw:line draw:style-name="gr46" draw:text-style-name="P10" draw:layer="layout" svg:x1="10.581cm" svg:y1="13.374cm" svg:x2="12.072cm" svg:y2="13.374cm">
          <text:p/>
        </draw:line>
        <draw:line draw:style-name="gr46" draw:text-style-name="P10" draw:layer="layout" svg:x1="10.581cm" svg:y1="13.945cm" svg:x2="12.073cm" svg:y2="13.945cm">
          <text:p/>
        </draw:line>
        <draw:line draw:style-name="gr46" draw:text-style-name="P10" draw:layer="layout" svg:x1="10.581cm" svg:y1="14.515cm" svg:x2="12.073cm" svg:y2="14.515cm">
          <text:p/>
        </draw:line>
        <draw:line draw:style-name="gr46" draw:text-style-name="P10" draw:layer="layout" svg:x1="10.581cm" svg:y1="15.084cm" svg:x2="12.073cm" svg:y2="15.084cm">
          <text:p/>
        </draw:line>
        <draw:line draw:style-name="gr46" draw:text-style-name="P10" draw:layer="layout" svg:x1="10.581cm" svg:y1="15.655cm" svg:x2="12.073cm" svg:y2="15.655cm">
          <text:p/>
        </draw:line>
        <draw:line draw:style-name="gr46" draw:text-style-name="P10" draw:layer="layout" svg:x1="12.25cm" svg:y1="13.374cm" svg:x2="13.741cm" svg:y2="13.374cm">
          <text:p/>
        </draw:line>
        <draw:line draw:style-name="gr46" draw:text-style-name="P10" draw:layer="layout" svg:x1="12.25cm" svg:y1="13.945cm" svg:x2="13.742cm" svg:y2="13.945cm">
          <text:p/>
        </draw:line>
        <draw:line draw:style-name="gr46" draw:text-style-name="P10" draw:layer="layout" svg:x1="12.25cm" svg:y1="14.515cm" svg:x2="13.742cm" svg:y2="14.515cm">
          <text:p/>
        </draw:line>
        <draw:line draw:style-name="gr46" draw:text-style-name="P10" draw:layer="layout" svg:x1="12.25cm" svg:y1="15.084cm" svg:x2="13.742cm" svg:y2="15.084cm">
          <text:p/>
        </draw:line>
        <draw:line draw:style-name="gr46" draw:text-style-name="P10" draw:layer="layout" svg:x1="12.25cm" svg:y1="15.655cm" svg:x2="13.742cm" svg:y2="15.655cm">
          <text:p/>
        </draw:line>
        <draw:frame draw:style-name="gr236" draw:text-style-name="P14" draw:layer="layout" svg:width="2.068cm" svg:height="0.583cm" svg:x="7.663cm" svg:y="13.611cm">
          <draw:text-box>
            <text:p text:style-name="P3"><text:span text:style-name="T8">E</text:span><text:span text:style-name="T8">v</text:span><text:span text:style-name="T8">e</text:span><text:span text:style-name="T8">n</text:span><text:span text:style-name="T8">t</text:span><text:span text:style-name="T8">o</text:span><text:span text:style-name="T8">s </text:span><text:span text:style-name="T8">s</text:span><text:span text:style-name="T8">o</text:span><text:span text:style-name="T8">c</text:span><text:span text:style-name="T8">i</text:span><text:span text:style-name="T8">a</text:span><text:span text:style-name="T8">l</text:span><text:span text:style-name="T8">e</text:span><text:span text:style-name="T8">s</text:span></text:p>
          </draw:text-box>
        </draw:frame>
        <draw:frame draw:style-name="gr237" draw:text-style-name="P14" draw:layer="layout" svg:width="1.196cm" svg:height="0.583cm" svg:x="7.635cm" svg:y="14.182cm">
          <draw:text-box>
            <text:p text:style-name="P3"><text:span text:style-name="T8">H</text:span><text:span text:style-name="T8">o</text:span><text:span text:style-name="T8">b</text:span><text:span text:style-name="T8">b</text:span><text:span text:style-name="T8">i</text:span><text:span text:style-name="T8">e</text:span><text:span text:style-name="T8">s </text:span><text:span text:style-name="T8"><text:s/></text:span></text:p>
          </draw:text-box>
        </draw:frame>
        <draw:frame draw:style-name="gr205" draw:text-style-name="P14" draw:layer="layout" svg:width="0.667cm" svg:height="0.583cm" svg:x="7.635cm" svg:y="14.752cm">
          <draw:text-box>
            <text:p text:style-name="P3"><text:span text:style-name="T8">+</text:span></text:p>
          </draw:text-box>
        </draw:frame>
        <draw:frame draw:style-name="gr238" draw:text-style-name="P14" draw:layer="layout" svg:width="0.495cm" svg:height="0.582cm" svg:x="7.635cm" svg:y="15.323cm">
          <draw:text-box>
            <text:p text:style-name="P3"><text:span text:style-name="T8">+</text:span></text:p>
          </draw:text-box>
        </draw:frame>
        <draw:frame draw:style-name="gr221" draw:text-style-name="P14" draw:layer="layout" svg:width="0.73cm" svg:height="0.582cm" svg:x="7.664cm" svg:y="13.046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13.047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13.048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39" draw:text-style-name="P49" draw:layer="layout" svg:width="0.874cm" svg:height="0.517cm" svg:x="3.92cm" svg:y="12.362cm">
          <draw:text-box>
            <text:p text:style-name="P3"><text:span text:style-name="T30">S</text:span><text:span text:style-name="T30">a</text:span><text:span text:style-name="T30">l</text:span><text:span text:style-name="T30">u</text:span><text:span text:style-name="T30">d</text:span></text:p>
          </draw:text-box>
        </draw:frame>
        <draw:frame draw:style-name="gr240" draw:text-style-name="P49" draw:layer="layout" svg:width="2.445cm" svg:height="0.517cm" svg:x="9.547cm" svg:y="12.363cm">
          <draw:text-box>
            <text:p text:style-name="P3"><text:span text:style-name="T30">E</text:span><text:span text:style-name="T30">n</text:span><text:span text:style-name="T30">t</text:span><text:span text:style-name="T30">r</text:span><text:span text:style-name="T30">e</text:span><text:span text:style-name="T30">t</text:span><text:span text:style-name="T30">e</text:span><text:span text:style-name="T30">n</text:span><text:span text:style-name="T30">i</text:span><text:span text:style-name="T30">m</text:span><text:span text:style-name="T30">i</text:span><text:span text:style-name="T30">e</text:span><text:span text:style-name="T30">n</text:span><text:span text:style-name="T30">t</text:span><text:span text:style-name="T30">o</text:span></text:p>
          </draw:text-box>
        </draw:frame>
        <draw:line draw:style-name="gr46" draw:text-style-name="P10" draw:layer="layout" svg:x1="2.458cm" svg:y1="16.161cm" svg:x2="7.352cm" svg:y2="16.161cm">
          <text:p/>
        </draw:line>
        <draw:frame draw:style-name="gr211" draw:text-style-name="P14" draw:layer="layout" svg:width="1.779cm" svg:height="0.348cm" svg:x="1.246cm" svg:y="15.828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15.83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15.828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4cm" svg:x2="13.752cm" svg:y2="16.164cm">
          <text:p/>
        </draw:line>
        <draw:frame draw:style-name="gr211" draw:text-style-name="P14" draw:layer="layout" svg:width="1.779cm" svg:height="0.348cm" svg:x="9.347cm" svg:y="15.831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7cm" svg:x2="4.02cm" svg:y2="17.367cm">
          <text:p/>
        </draw:line>
        <draw:line draw:style-name="gr46" draw:text-style-name="P10" draw:layer="layout" svg:x1="1.22cm" svg:y1="17.938cm" svg:x2="4.02cm" svg:y2="17.938cm">
          <text:p/>
        </draw:line>
        <draw:line draw:style-name="gr46" draw:text-style-name="P10" draw:layer="layout" svg:x1="1.22cm" svg:y1="18.508cm" svg:x2="4.02cm" svg:y2="18.508cm">
          <text:p/>
        </draw:line>
        <draw:line draw:style-name="gr46" draw:text-style-name="P10" draw:layer="layout" svg:x1="1.22cm" svg:y1="19.077cm" svg:x2="4.02cm" svg:y2="19.077cm">
          <text:p/>
        </draw:line>
        <draw:line draw:style-name="gr46" draw:text-style-name="P10" draw:layer="layout" svg:x1="1.22cm" svg:y1="19.648cm" svg:x2="4.02cm" svg:y2="19.648cm">
          <text:p/>
        </draw:line>
        <draw:line draw:style-name="gr46" draw:text-style-name="P10" draw:layer="layout" svg:x1="1.22cm" svg:y1="20.22cm" svg:x2="4.02cm" svg:y2="20.22cm">
          <text:p/>
        </draw:line>
        <draw:line draw:style-name="gr46" draw:text-style-name="P10" draw:layer="layout" svg:x1="4.191cm" svg:y1="17.367cm" svg:x2="5.682cm" svg:y2="17.367cm">
          <text:p/>
        </draw:line>
        <draw:line draw:style-name="gr46" draw:text-style-name="P10" draw:layer="layout" svg:x1="4.191cm" svg:y1="17.938cm" svg:x2="5.683cm" svg:y2="17.938cm">
          <text:p/>
        </draw:line>
        <draw:line draw:style-name="gr46" draw:text-style-name="P10" draw:layer="layout" svg:x1="4.191cm" svg:y1="18.508cm" svg:x2="5.683cm" svg:y2="18.508cm">
          <text:p/>
        </draw:line>
        <draw:line draw:style-name="gr46" draw:text-style-name="P10" draw:layer="layout" svg:x1="4.191cm" svg:y1="19.077cm" svg:x2="5.683cm" svg:y2="19.077cm">
          <text:p/>
        </draw:line>
        <draw:line draw:style-name="gr46" draw:text-style-name="P10" draw:layer="layout" svg:x1="4.191cm" svg:y1="19.648cm" svg:x2="5.683cm" svg:y2="19.648cm">
          <text:p/>
        </draw:line>
        <draw:line draw:style-name="gr46" draw:text-style-name="P10" draw:layer="layout" svg:x1="4.191cm" svg:y1="20.22cm" svg:x2="5.683cm" svg:y2="20.22cm">
          <text:p/>
        </draw:line>
        <draw:line draw:style-name="gr46" draw:text-style-name="P10" draw:layer="layout" svg:x1="5.86cm" svg:y1="17.367cm" svg:x2="7.351cm" svg:y2="17.367cm">
          <text:p/>
        </draw:line>
        <draw:line draw:style-name="gr46" draw:text-style-name="P10" draw:layer="layout" svg:x1="5.86cm" svg:y1="17.938cm" svg:x2="7.352cm" svg:y2="17.938cm">
          <text:p/>
        </draw:line>
        <draw:line draw:style-name="gr46" draw:text-style-name="P10" draw:layer="layout" svg:x1="5.86cm" svg:y1="18.508cm" svg:x2="7.352cm" svg:y2="18.508cm">
          <text:p/>
        </draw:line>
        <draw:line draw:style-name="gr46" draw:text-style-name="P10" draw:layer="layout" svg:x1="5.86cm" svg:y1="19.077cm" svg:x2="7.352cm" svg:y2="19.077cm">
          <text:p/>
        </draw:line>
        <draw:line draw:style-name="gr46" draw:text-style-name="P10" draw:layer="layout" svg:x1="5.86cm" svg:y1="19.648cm" svg:x2="7.352cm" svg:y2="19.648cm">
          <text:p/>
        </draw:line>
        <draw:line draw:style-name="gr46" draw:text-style-name="P10" draw:layer="layout" svg:x1="5.86cm" svg:y1="20.22cm" svg:x2="7.352cm" svg:y2="20.22cm">
          <text:p/>
        </draw:line>
        <draw:frame draw:style-name="gr241" draw:text-style-name="P14" draw:layer="layout" svg:width="2.758cm" svg:height="0.582cm" svg:x="1.273cm" svg:y="17.605cm">
          <draw:text-box>
            <text:p text:style-name="P3"><text:span text:style-name="T8">M</text:span><text:span text:style-name="T8">e</text:span><text:span text:style-name="T8">n</text:span><text:span text:style-name="T8">s</text:span><text:span text:style-name="T8">u</text:span><text:span text:style-name="T8">a</text:span><text:span text:style-name="T8">li</text:span><text:span text:style-name="T8">d</text:span><text:span text:style-name="T8">a</text:span><text:span text:style-name="T8">d </text:span><text:span text:style-name="T8">d</text:span><text:span text:style-name="T8">e</text:span><text:span text:style-name="T8">l </text:span><text:span text:style-name="T8">a</text:span><text:span text:style-name="T8">u</text:span><text:span text:style-name="T8">t</text:span><text:span text:style-name="T8">o</text:span></text:p>
          </draw:text-box>
        </draw:frame>
        <draw:frame draw:style-name="gr242" draw:text-style-name="P14" draw:layer="layout" svg:width="0.971cm" svg:height="0.583cm" svg:x="1.245cm" svg:y="18.175cm">
          <draw:text-box>
            <text:p text:style-name="P3"><text:span text:style-name="T8">S</text:span><text:span text:style-name="T8">e</text:span><text:span text:style-name="T8">g</text:span><text:span text:style-name="T8">u</text:span><text:span text:style-name="T8">r</text:span><text:span text:style-name="T8">o </text:span></text:p>
          </draw:text-box>
        </draw:frame>
        <draw:frame draw:style-name="gr243" draw:text-style-name="P14" draw:layer="layout" svg:width="1.077cm" svg:height="0.583cm" svg:x="1.245cm" svg:y="18.745cm">
          <draw:text-box>
            <text:p text:style-name="P3"><text:span text:style-name="T8">G</text:span><text:span text:style-name="T8">a</text:span><text:span text:style-name="T8">s</text:span><text:span text:style-name="T8">o</text:span><text:span text:style-name="T8">li</text:span><text:span text:style-name="T8">n</text:span><text:span text:style-name="T8">a</text:span></text:p>
          </draw:text-box>
        </draw:frame>
        <draw:frame draw:style-name="gr244" draw:text-style-name="P14" draw:layer="layout" svg:width="1.856cm" svg:height="0.583cm" svg:x="1.245cm" svg:y="19.316cm">
          <draw:text-box>
            <text:p text:style-name="P3"><text:span text:style-name="T8">M</text:span><text:span text:style-name="T8">a</text:span><text:span text:style-name="T8">n</text:span><text:span text:style-name="T8">t</text:span><text:span text:style-name="T8">e</text:span><text:span text:style-name="T8">n</text:span><text:span text:style-name="T8">i</text:span><text:span text:style-name="T8">m</text:span><text:span text:style-name="T8">i</text:span><text:span text:style-name="T8">e</text:span><text:span text:style-name="T8">n</text:span><text:span text:style-name="T8">t</text:span><text:span text:style-name="T8">o</text:span></text:p>
          </draw:text-box>
        </draw:frame>
        <draw:frame draw:style-name="gr245" draw:text-style-name="P14" draw:layer="layout" svg:width="2.271cm" svg:height="0.583cm" svg:x="1.245cm" svg:y="19.885cm">
          <draw:text-box>
            <text:p text:style-name="P3"><text:span text:style-name="T8">M</text:span><text:span text:style-name="T8">e</text:span><text:span text:style-name="T8">t</text:span><text:span text:style-name="T8">r</text:span><text:span text:style-name="T8">o </text:span><text:span text:style-name="T8">/ </text:span><text:span text:style-name="T8">U</text:span><text:span text:style-name="T8">b</text:span><text:span text:style-name="T8">e</text:span><text:span text:style-name="T8">r </text:span><text:span text:style-name="T8">/ </text:span><text:span text:style-name="T8">B</text:span><text:span text:style-name="T8">u</text:span><text:span text:style-name="T8">s</text:span></text:p>
          </draw:text-box>
        </draw:frame>
        <draw:frame draw:style-name="gr212" draw:text-style-name="P14" draw:layer="layout" svg:width="0.73cm" svg:height="0.583cm" svg:x="1.274cm" svg:y="17.039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4.174cm" svg:y="17.04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17.041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17.369cm" svg:x2="10.41cm" svg:y2="17.369cm">
          <text:p/>
        </draw:line>
        <draw:line draw:style-name="gr46" draw:text-style-name="P10" draw:layer="layout" svg:x1="7.61cm" svg:y1="17.94cm" svg:x2="10.41cm" svg:y2="17.94cm">
          <text:p/>
        </draw:line>
        <draw:line draw:style-name="gr46" draw:text-style-name="P10" draw:layer="layout" svg:x1="7.61cm" svg:y1="18.51cm" svg:x2="10.41cm" svg:y2="18.51cm">
          <text:p/>
        </draw:line>
        <draw:line draw:style-name="gr46" draw:text-style-name="P10" draw:layer="layout" svg:x1="7.61cm" svg:y1="19.079cm" svg:x2="10.41cm" svg:y2="19.079cm">
          <text:p/>
        </draw:line>
        <draw:line draw:style-name="gr46" draw:text-style-name="P10" draw:layer="layout" svg:x1="7.61cm" svg:y1="19.65cm" svg:x2="10.41cm" svg:y2="19.65cm">
          <text:p/>
        </draw:line>
        <draw:line draw:style-name="gr46" draw:text-style-name="P10" draw:layer="layout" svg:x1="7.61cm" svg:y1="20.222cm" svg:x2="10.41cm" svg:y2="20.222cm">
          <text:p/>
        </draw:line>
        <draw:line draw:style-name="gr46" draw:text-style-name="P10" draw:layer="layout" svg:x1="10.581cm" svg:y1="17.369cm" svg:x2="12.072cm" svg:y2="17.369cm">
          <text:p/>
        </draw:line>
        <draw:line draw:style-name="gr46" draw:text-style-name="P10" draw:layer="layout" svg:x1="10.581cm" svg:y1="17.94cm" svg:x2="12.073cm" svg:y2="17.94cm">
          <text:p/>
        </draw:line>
        <draw:line draw:style-name="gr46" draw:text-style-name="P10" draw:layer="layout" svg:x1="10.581cm" svg:y1="18.51cm" svg:x2="12.073cm" svg:y2="18.51cm">
          <text:p/>
        </draw:line>
        <draw:line draw:style-name="gr46" draw:text-style-name="P10" draw:layer="layout" svg:x1="10.581cm" svg:y1="19.079cm" svg:x2="12.073cm" svg:y2="19.079cm">
          <text:p/>
        </draw:line>
        <draw:line draw:style-name="gr46" draw:text-style-name="P10" draw:layer="layout" svg:x1="10.581cm" svg:y1="19.65cm" svg:x2="12.073cm" svg:y2="19.65cm">
          <text:p/>
        </draw:line>
        <draw:line draw:style-name="gr46" draw:text-style-name="P10" draw:layer="layout" svg:x1="10.581cm" svg:y1="20.222cm" svg:x2="12.073cm" svg:y2="20.222cm">
          <text:p/>
        </draw:line>
        <draw:line draw:style-name="gr46" draw:text-style-name="P10" draw:layer="layout" svg:x1="12.25cm" svg:y1="17.369cm" svg:x2="13.741cm" svg:y2="17.369cm">
          <text:p/>
        </draw:line>
        <draw:line draw:style-name="gr46" draw:text-style-name="P10" draw:layer="layout" svg:x1="12.25cm" svg:y1="17.94cm" svg:x2="13.742cm" svg:y2="17.94cm">
          <text:p/>
        </draw:line>
        <draw:line draw:style-name="gr46" draw:text-style-name="P10" draw:layer="layout" svg:x1="12.25cm" svg:y1="18.51cm" svg:x2="13.742cm" svg:y2="18.51cm">
          <text:p/>
        </draw:line>
        <draw:line draw:style-name="gr46" draw:text-style-name="P10" draw:layer="layout" svg:x1="12.25cm" svg:y1="19.079cm" svg:x2="13.742cm" svg:y2="19.079cm">
          <text:p/>
        </draw:line>
        <draw:line draw:style-name="gr46" draw:text-style-name="P10" draw:layer="layout" svg:x1="12.25cm" svg:y1="19.65cm" svg:x2="13.742cm" svg:y2="19.65cm">
          <text:p/>
        </draw:line>
        <draw:line draw:style-name="gr46" draw:text-style-name="P10" draw:layer="layout" svg:x1="12.25cm" svg:y1="20.222cm" svg:x2="13.742cm" svg:y2="20.222cm">
          <text:p/>
        </draw:line>
        <draw:frame draw:style-name="gr246" draw:text-style-name="P14" draw:layer="layout" svg:width="2.322cm" svg:height="0.583cm" svg:x="7.663cm" svg:y="17.606cm">
          <draw:text-box>
            <text:p text:style-name="P3"><text:span text:style-name="T8">+</text:span></text:p>
          </draw:text-box>
        </draw:frame>
        <draw:frame draw:style-name="gr247" draw:text-style-name="P14" draw:layer="layout" svg:width="2.343cm" svg:height="0.583cm" svg:x="7.635cm" svg:y="18.177cm">
          <draw:text-box>
            <text:p text:style-name="P3"><text:span text:style-name="T8">+</text:span></text:p>
          </draw:text-box>
        </draw:frame>
        <draw:frame draw:style-name="gr248" draw:text-style-name="P14" draw:layer="layout" svg:width="2.131cm" svg:height="0.583cm" svg:x="7.635cm" svg:y="18.747cm">
          <draw:text-box>
            <text:p text:style-name="P3"><text:span text:style-name="T8">+</text:span></text:p>
          </draw:text-box>
        </draw:frame>
        <draw:frame draw:style-name="gr238" draw:text-style-name="P14" draw:layer="layout" svg:width="0.495cm" svg:height="0.582cm" svg:x="7.635cm" svg:y="19.318cm">
          <draw:text-box>
            <text:p text:style-name="P3"><text:span text:style-name="T8">+</text:span></text:p>
          </draw:text-box>
        </draw:frame>
        <draw:frame draw:style-name="gr207" draw:text-style-name="P14" draw:layer="layout" svg:width="1.13cm" svg:height="0.583cm" svg:x="7.635cm" svg:y="19.887cm">
          <draw:text-box>
            <text:p text:style-name="P3"><text:span text:style-name="T8">+</text:span></text:p>
          </draw:text-box>
        </draw:frame>
        <draw:frame draw:style-name="gr221" draw:text-style-name="P14" draw:layer="layout" svg:width="0.73cm" svg:height="0.582cm" svg:x="7.664cm" svg:y="17.041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17.042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17.043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49" draw:text-style-name="P49" draw:layer="layout" svg:width="1.674cm" svg:height="0.517cm" svg:x="3.42cm" svg:y="16.357cm">
          <draw:text-box>
            <text:p text:style-name="P3"><text:span text:style-name="T30">T</text:span><text:span text:style-name="T30">r</text:span><text:span text:style-name="T30">a</text:span><text:span text:style-name="T30">n</text:span><text:span text:style-name="T30">s</text:span><text:span text:style-name="T30">p</text:span><text:span text:style-name="T30">o</text:span><text:span text:style-name="T30">r</text:span><text:span text:style-name="T30">t</text:span><text:span text:style-name="T30">e</text:span></text:p>
          </draw:text-box>
        </draw:frame>
        <draw:frame draw:style-name="gr250" draw:text-style-name="P49" draw:layer="layout" svg:width="0.849cm" svg:height="0.517cm" svg:x="10.247cm" svg:y="16.358cm">
          <draw:text-box>
            <text:p text:style-name="P3"><text:span text:style-name="T30">O</text:span><text:span text:style-name="T30">t</text:span><text:span text:style-name="T30">r</text:span><text:span text:style-name="T30">o</text:span><text:span text:style-name="T30">s</text:span></text:p>
          </draw:text-box>
        </draw:frame>
        <draw:line draw:style-name="gr46" draw:text-style-name="P10" draw:layer="layout" svg:x1="2.458cm" svg:y1="20.789cm" svg:x2="7.352cm" svg:y2="20.789cm">
          <text:p/>
        </draw:line>
        <draw:frame draw:style-name="gr211" draw:text-style-name="P14" draw:layer="layout" svg:width="1.779cm" svg:height="0.348cm" svg:x="1.246cm" svg:y="20.456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20.458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20.456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2cm" svg:x2="13.752cm" svg:y2="20.792cm">
          <text:p/>
        </draw:line>
        <draw:frame draw:style-name="gr211" draw:text-style-name="P14" draw:layer="layout" svg:width="1.779cm" svg:height="0.348cm" svg:x="9.347cm" svg:y="20.459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5cm" svg:x2="13.95cm" svg:y2="16.855cm">
          <text:p/>
        </draw:line>
        <draw:line draw:style-name="gr6" draw:text-style-name="P6" draw:layer="layout" svg:x1="0.706cm" svg:y1="1.972cm" svg:x2="13.956cm" svg:y2="1.972cm">
          <text:p/>
        </draw:line>
        <draw:frame draw:style-name="gr251" draw:text-style-name="P13" draw:layer="layout" svg:width="6.136cm" svg:height="0.776cm" svg:x="0.92cm" svg:y="0.708cm">
          <draw:text-box>
            <text:p text:style-name="P3"><text:span text:style-name="T7">P</text:span><text:span text:style-name="T7">r</text:span><text:span text:style-name="T7">e</text:span><text:span text:style-name="T7">s</text:span><text:span text:style-name="T7">u</text:span><text:span text:style-name="T7">p</text:span><text:span text:style-name="T7">u</text:span><text:span text:style-name="T7">e</text:span><text:span text:style-name="T7">s</text:span><text:span text:style-name="T7">t</text:span><text:span text:style-name="T7">o</text:span><text:span text:style-name="T7"> </text:span><text:span text:style-name="T7">m</text:span><text:span text:style-name="T7">e</text:span><text:span text:style-name="T7">n</text:span><text:span text:style-name="T7">s</text:span><text:span text:style-name="T7">u</text:span><text:span text:style-name="T7">a</text:span><text:span text:style-name="T7">l</text:span></text:p>
          </draw:text-box>
        </draw:frame>
        <draw:frame draw:style-name="gr252" draw:text-style-name="P12" draw:layer="layout" svg:width="0.777cm" svg:height="0.517cm" svg:x="3.921cm" svg:y="1.432cm">
          <draw:text-box>
            <text:p text:style-name="P3"><text:span text:style-name="T30">C</text:span><text:span text:style-name="T30">a</text:span><text:span text:style-name="T30">s</text:span><text:span text:style-name="T30">a</text:span></text:p>
          </draw:text-box>
        </draw:frame>
        <draw:frame draw:style-name="gr253" draw:text-style-name="P49" draw:layer="layout" svg:width="1.348cm" svg:height="0.517cm" svg:x="10.048cm" svg:y="1.433cm">
          <draw:text-box>
            <text:p text:style-name="P3"><text:span text:style-name="T30">P</text:span><text:span text:style-name="T30">e</text:span><text:span text:style-name="T30">r</text:span><text:span text:style-name="T30">s</text:span><text:span text:style-name="T30">o</text:span><text:span text:style-name="T30">n</text:span><text:span text:style-name="T30">a</text:span><text:span text:style-name="T30">l</text:span></text:p>
          </draw:text-box>
        </draw:frame>
        <draw:custom-shape draw:style-name="gr159" draw:text-style-name="P2" draw:layer="layout" svg:width="1.482cm" svg:height="0.604cm" svg:x="14.489cm" svg:y="16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9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7cm" svg:x2="23.46cm" svg:y2="17.267cm">
          <text:p/>
        </draw:line>
        <draw:line draw:style-name="gr46" draw:text-style-name="P10" draw:layer="layout" svg:x1="14cm" svg:y1="17.667cm" svg:x2="23.46cm" svg:y2="17.667cm">
          <text:p/>
        </draw:line>
        <draw:line draw:style-name="gr46" draw:text-style-name="P10" draw:layer="layout" svg:x1="14cm" svg:y1="18.065cm" svg:x2="23.46cm" svg:y2="18.065cm">
          <text:p/>
        </draw:line>
        <draw:line draw:style-name="gr46" draw:text-style-name="P10" draw:layer="layout" svg:x1="14cm" svg:y1="18.465cm" svg:x2="23.46cm" svg:y2="18.465cm">
          <text:p/>
        </draw:line>
        <draw:line draw:style-name="gr46" draw:text-style-name="P10" draw:layer="layout" svg:x1="14cm" svg:y1="18.865cm" svg:x2="23.46cm" svg:y2="18.865cm">
          <text:p/>
        </draw:line>
        <draw:line draw:style-name="gr46" draw:text-style-name="P10" draw:layer="layout" svg:x1="14cm" svg:y1="19.264cm" svg:x2="23.46cm" svg:y2="19.264cm">
          <text:p/>
        </draw:line>
        <draw:line draw:style-name="gr46" draw:text-style-name="P10" draw:layer="layout" svg:x1="14cm" svg:y1="19.663cm" svg:x2="23.46cm" svg:y2="19.663cm">
          <text:p/>
        </draw:line>
        <draw:line draw:style-name="gr46" draw:text-style-name="P10" draw:layer="layout" svg:x1="14cm" svg:y1="20.062cm" svg:x2="23.46cm" svg:y2="20.062cm">
          <text:p/>
        </draw:line>
        <draw:line draw:style-name="gr46" draw:text-style-name="P10" draw:layer="layout" svg:x1="14cm" svg:y1="20.461cm" svg:x2="23.46cm" svg:y2="20.461cm">
          <text:p/>
        </draw:line>
        <draw:frame draw:style-name="gr162" draw:text-style-name="P11" draw:layer="layout" svg:width="2.782cm" svg:height="0.398cm" svg:x="15.046cm" svg:y="1.379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9cm" svg:x2="27.256cm" svg:y2="1.969cm">
          <text:p/>
        </draw:line>
        <draw:frame draw:style-name="gr162" draw:text-style-name="P11" draw:layer="layout" svg:width="2.782cm" svg:height="0.398cm" svg:x="15.047cm" svg:y="1.3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5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8cm">
          <draw:text-box>
            <text:p text:style-name="P3"><text:span text:style-name="T25">1</text:span><text:span text:style-name="T25">3</text:span></text:p>
          </draw:text-box>
        </draw:frame>
        <draw:frame draw:style-name="gr164" draw:text-style-name="P43" draw:layer="layout" svg:width="1.543cm" svg:height="1.729cm" svg:x="25.56cm" svg:y="0.705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8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8cm" svg:x2="27.24cm" svg:y2="2.368cm">
          <text:p/>
        </draw:line>
        <draw:line draw:style-name="gr46" draw:text-style-name="P10" draw:layer="layout" svg:x1="21.06cm" svg:y1="2.767cm" svg:x2="27.241cm" svg:y2="2.767cm">
          <text:p/>
        </draw:line>
        <draw:line draw:style-name="gr46" draw:text-style-name="P10" draw:layer="layout" svg:x1="21.06cm" svg:y1="3.167cm" svg:x2="27.241cm" svg:y2="3.167cm">
          <text:p/>
        </draw:line>
        <draw:line draw:style-name="gr46" draw:text-style-name="P10" draw:layer="layout" svg:x1="21.06cm" svg:y1="3.565cm" svg:x2="27.241cm" svg:y2="3.565cm">
          <text:p/>
        </draw:line>
        <draw:line draw:style-name="gr46" draw:text-style-name="P10" draw:layer="layout" svg:x1="21.06cm" svg:y1="3.965cm" svg:x2="27.241cm" svg:y2="3.965cm">
          <text:p/>
        </draw:line>
        <draw:line draw:style-name="gr46" draw:text-style-name="P10" draw:layer="layout" svg:x1="21.06cm" svg:y1="4.365cm" svg:x2="27.241cm" svg:y2="4.365cm">
          <text:p/>
        </draw:line>
        <draw:line draw:style-name="gr46" draw:text-style-name="P10" draw:layer="layout" svg:x1="21.06cm" svg:y1="4.764cm" svg:x2="27.241cm" svg:y2="4.764cm">
          <text:p/>
        </draw:line>
        <draw:line draw:style-name="gr46" draw:text-style-name="P10" draw:layer="layout" svg:x1="21.06cm" svg:y1="5.163cm" svg:x2="27.241cm" svg:y2="5.163cm">
          <text:p/>
        </draw:line>
        <draw:line draw:style-name="gr46" draw:text-style-name="P10" draw:layer="layout" svg:x1="21.06cm" svg:y1="5.562cm" svg:x2="27.241cm" svg:y2="5.562cm">
          <text:p/>
        </draw:line>
        <draw:line draw:style-name="gr46" draw:text-style-name="P10" draw:layer="layout" svg:x1="21.06cm" svg:y1="5.961cm" svg:x2="27.241cm" svg:y2="5.961cm">
          <text:p/>
        </draw:line>
        <draw:line draw:style-name="gr46" draw:text-style-name="P10" draw:layer="layout" svg:x1="21.06cm" svg:y1="6.361cm" svg:x2="27.241cm" svg:y2="6.361cm">
          <text:p/>
        </draw:line>
        <draw:line draw:style-name="gr46" draw:text-style-name="P10" draw:layer="layout" svg:x1="14.66cm" svg:y1="2.369cm" svg:x2="20.84cm" svg:y2="2.369cm">
          <text:p/>
        </draw:line>
        <draw:line draw:style-name="gr46" draw:text-style-name="P10" draw:layer="layout" svg:x1="14.66cm" svg:y1="2.768cm" svg:x2="20.841cm" svg:y2="2.768cm">
          <text:p/>
        </draw:line>
        <draw:line draw:style-name="gr46" draw:text-style-name="P10" draw:layer="layout" svg:x1="14.66cm" svg:y1="3.168cm" svg:x2="20.841cm" svg:y2="3.168cm">
          <text:p/>
        </draw:line>
        <draw:line draw:style-name="gr46" draw:text-style-name="P10" draw:layer="layout" svg:x1="14.66cm" svg:y1="3.566cm" svg:x2="20.841cm" svg:y2="3.566cm">
          <text:p/>
        </draw:line>
        <draw:line draw:style-name="gr46" draw:text-style-name="P10" draw:layer="layout" svg:x1="14.66cm" svg:y1="3.966cm" svg:x2="20.841cm" svg:y2="3.966cm">
          <text:p/>
        </draw:line>
        <draw:line draw:style-name="gr46" draw:text-style-name="P10" draw:layer="layout" svg:x1="14.66cm" svg:y1="4.366cm" svg:x2="20.841cm" svg:y2="4.366cm">
          <text:p/>
        </draw:line>
        <draw:line draw:style-name="gr46" draw:text-style-name="P10" draw:layer="layout" svg:x1="14.66cm" svg:y1="4.765cm" svg:x2="20.841cm" svg:y2="4.765cm">
          <text:p/>
        </draw:line>
        <draw:line draw:style-name="gr46" draw:text-style-name="P10" draw:layer="layout" svg:x1="14.66cm" svg:y1="5.164cm" svg:x2="20.841cm" svg:y2="5.164cm">
          <text:p/>
        </draw:line>
        <draw:line draw:style-name="gr46" draw:text-style-name="P10" draw:layer="layout" svg:x1="14.66cm" svg:y1="5.563cm" svg:x2="20.841cm" svg:y2="5.563cm">
          <text:p/>
        </draw:line>
        <draw:line draw:style-name="gr46" draw:text-style-name="P10" draw:layer="layout" svg:x1="14.66cm" svg:y1="5.962cm" svg:x2="20.841cm" svg:y2="5.962cm">
          <text:p/>
        </draw:line>
        <draw:line draw:style-name="gr46" draw:text-style-name="P10" draw:layer="layout" svg:x1="14.66cm" svg:y1="6.362cm" svg:x2="20.841cm" svg:y2="6.362cm">
          <text:p/>
        </draw:line>
        <draw:frame draw:style-name="gr162" draw:text-style-name="P11" draw:layer="layout" svg:width="2.782cm" svg:height="0.398cm" svg:x="15.046cm" svg:y="6.479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9cm" svg:x2="27.256cm" svg:y2="7.069cm">
          <text:p/>
        </draw:line>
        <draw:frame draw:style-name="gr162" draw:text-style-name="P11" draw:layer="layout" svg:width="2.782cm" svg:height="0.398cm" svg:x="15.047cm" svg:y="6.4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5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8cm">
          <draw:text-box>
            <text:p text:style-name="P3"><text:span text:style-name="T25">1</text:span><text:span text:style-name="T25">4</text:span></text:p>
          </draw:text-box>
        </draw:frame>
        <draw:frame draw:style-name="gr162" draw:text-style-name="P11" draw:layer="layout" svg:width="2.782cm" svg:height="0.398cm" svg:x="15.046cm" svg:y="11.5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8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8cm" svg:x2="27.24cm" svg:y2="7.468cm">
          <text:p/>
        </draw:line>
        <draw:line draw:style-name="gr46" draw:text-style-name="P10" draw:layer="layout" svg:x1="21.06cm" svg:y1="7.867cm" svg:x2="27.241cm" svg:y2="7.867cm">
          <text:p/>
        </draw:line>
        <draw:line draw:style-name="gr46" draw:text-style-name="P10" draw:layer="layout" svg:x1="21.06cm" svg:y1="8.267cm" svg:x2="27.241cm" svg:y2="8.267cm">
          <text:p/>
        </draw:line>
        <draw:line draw:style-name="gr46" draw:text-style-name="P10" draw:layer="layout" svg:x1="21.06cm" svg:y1="8.665cm" svg:x2="27.241cm" svg:y2="8.665cm">
          <text:p/>
        </draw:line>
        <draw:line draw:style-name="gr46" draw:text-style-name="P10" draw:layer="layout" svg:x1="21.06cm" svg:y1="9.065cm" svg:x2="27.241cm" svg:y2="9.065cm">
          <text:p/>
        </draw:line>
        <draw:line draw:style-name="gr46" draw:text-style-name="P10" draw:layer="layout" svg:x1="21.06cm" svg:y1="9.465cm" svg:x2="27.241cm" svg:y2="9.465cm">
          <text:p/>
        </draw:line>
        <draw:line draw:style-name="gr46" draw:text-style-name="P10" draw:layer="layout" svg:x1="21.06cm" svg:y1="9.864cm" svg:x2="27.241cm" svg:y2="9.864cm">
          <text:p/>
        </draw:line>
        <draw:line draw:style-name="gr46" draw:text-style-name="P10" draw:layer="layout" svg:x1="21.06cm" svg:y1="10.263cm" svg:x2="27.241cm" svg:y2="10.263cm">
          <text:p/>
        </draw:line>
        <draw:line draw:style-name="gr46" draw:text-style-name="P10" draw:layer="layout" svg:x1="21.06cm" svg:y1="10.662cm" svg:x2="27.241cm" svg:y2="10.662cm">
          <text:p/>
        </draw:line>
        <draw:line draw:style-name="gr46" draw:text-style-name="P10" draw:layer="layout" svg:x1="21.06cm" svg:y1="11.061cm" svg:x2="27.241cm" svg:y2="11.061cm">
          <text:p/>
        </draw:line>
        <draw:line draw:style-name="gr46" draw:text-style-name="P10" draw:layer="layout" svg:x1="21.06cm" svg:y1="11.461cm" svg:x2="27.241cm" svg:y2="11.461cm">
          <text:p/>
        </draw:line>
        <draw:line draw:style-name="gr46" draw:text-style-name="P45" draw:layer="layout" svg:x1="14.66cm" svg:y1="7.469cm" svg:x2="20.84cm" svg:y2="7.469cm">
          <text:p/>
        </draw:line>
        <draw:line draw:style-name="gr46" draw:text-style-name="P45" draw:layer="layout" svg:x1="14.66cm" svg:y1="7.868cm" svg:x2="20.841cm" svg:y2="7.868cm">
          <text:p/>
        </draw:line>
        <draw:line draw:style-name="gr46" draw:text-style-name="P45" draw:layer="layout" svg:x1="14.66cm" svg:y1="8.268cm" svg:x2="20.841cm" svg:y2="8.268cm">
          <text:p/>
        </draw:line>
        <draw:line draw:style-name="gr46" draw:text-style-name="P45" draw:layer="layout" svg:x1="14.66cm" svg:y1="8.666cm" svg:x2="20.841cm" svg:y2="8.666cm">
          <text:p/>
        </draw:line>
        <draw:line draw:style-name="gr46" draw:text-style-name="P45" draw:layer="layout" svg:x1="14.66cm" svg:y1="9.066cm" svg:x2="20.841cm" svg:y2="9.066cm">
          <text:p/>
        </draw:line>
        <draw:line draw:style-name="gr46" draw:text-style-name="P45" draw:layer="layout" svg:x1="14.66cm" svg:y1="9.466cm" svg:x2="20.841cm" svg:y2="9.466cm">
          <text:p/>
        </draw:line>
        <draw:line draw:style-name="gr46" draw:text-style-name="P45" draw:layer="layout" svg:x1="14.66cm" svg:y1="9.865cm" svg:x2="20.841cm" svg:y2="9.865cm">
          <text:p/>
        </draw:line>
        <draw:line draw:style-name="gr46" draw:text-style-name="P45" draw:layer="layout" svg:x1="14.66cm" svg:y1="10.264cm" svg:x2="20.841cm" svg:y2="10.264cm">
          <text:p/>
        </draw:line>
        <draw:line draw:style-name="gr46" draw:text-style-name="P45" draw:layer="layout" svg:x1="14.66cm" svg:y1="10.663cm" svg:x2="20.841cm" svg:y2="10.663cm">
          <text:p/>
        </draw:line>
        <draw:line draw:style-name="gr46" draw:text-style-name="P45" draw:layer="layout" svg:x1="14.66cm" svg:y1="11.062cm" svg:x2="20.841cm" svg:y2="11.062cm">
          <text:p/>
        </draw:line>
        <draw:line draw:style-name="gr46" draw:text-style-name="P45" draw:layer="layout" svg:x1="14.66cm" svg:y1="11.462cm" svg:x2="20.841cm" svg:y2="11.462cm">
          <text:p/>
        </draw:line>
        <draw:frame draw:style-name="gr162" draw:text-style-name="P11" draw:layer="layout" svg:width="2.782cm" svg:height="0.398cm" svg:x="15.046cm" svg:y="11.579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9cm" svg:x2="27.256cm" svg:y2="12.169cm">
          <text:p/>
        </draw:line>
        <draw:frame draw:style-name="gr162" draw:text-style-name="P11" draw:layer="layout" svg:width="2.782cm" svg:height="0.398cm" svg:x="15.047cm" svg:y="11.5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5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cm" svg:height="0.687cm" svg:x="14.615cm" svg:y="11.618cm">
          <draw:text-box>
            <text:p text:style-name="P3"><text:span text:style-name="T25">1</text:span><text:span text:style-name="T25">5</text:span></text:p>
          </draw:text-box>
        </draw:frame>
        <draw:line draw:style-name="gr46" draw:text-style-name="P10" draw:layer="layout" svg:x1="21.06cm" svg:y1="12.568cm" svg:x2="27.24cm" svg:y2="12.568cm">
          <text:p/>
        </draw:line>
        <draw:line draw:style-name="gr46" draw:text-style-name="P10" draw:layer="layout" svg:x1="21.06cm" svg:y1="12.967cm" svg:x2="27.241cm" svg:y2="12.967cm">
          <text:p/>
        </draw:line>
        <draw:line draw:style-name="gr46" draw:text-style-name="P10" draw:layer="layout" svg:x1="21.06cm" svg:y1="13.367cm" svg:x2="27.241cm" svg:y2="13.367cm">
          <text:p/>
        </draw:line>
        <draw:line draw:style-name="gr46" draw:text-style-name="P10" draw:layer="layout" svg:x1="21.06cm" svg:y1="13.765cm" svg:x2="27.241cm" svg:y2="13.765cm">
          <text:p/>
        </draw:line>
        <draw:line draw:style-name="gr46" draw:text-style-name="P10" draw:layer="layout" svg:x1="21.06cm" svg:y1="14.165cm" svg:x2="27.241cm" svg:y2="14.165cm">
          <text:p/>
        </draw:line>
        <draw:line draw:style-name="gr46" draw:text-style-name="P10" draw:layer="layout" svg:x1="21.06cm" svg:y1="14.565cm" svg:x2="27.241cm" svg:y2="14.565cm">
          <text:p/>
        </draw:line>
        <draw:line draw:style-name="gr46" draw:text-style-name="P10" draw:layer="layout" svg:x1="21.06cm" svg:y1="14.964cm" svg:x2="27.241cm" svg:y2="14.964cm">
          <text:p/>
        </draw:line>
        <draw:line draw:style-name="gr46" draw:text-style-name="P10" draw:layer="layout" svg:x1="21.06cm" svg:y1="15.363cm" svg:x2="27.241cm" svg:y2="15.363cm">
          <text:p/>
        </draw:line>
        <draw:line draw:style-name="gr46" draw:text-style-name="P10" draw:layer="layout" svg:x1="21.06cm" svg:y1="15.762cm" svg:x2="27.241cm" svg:y2="15.762cm">
          <text:p/>
        </draw:line>
        <draw:line draw:style-name="gr46" draw:text-style-name="P10" draw:layer="layout" svg:x1="21.06cm" svg:y1="16.161cm" svg:x2="27.241cm" svg:y2="16.161cm">
          <text:p/>
        </draw:line>
        <draw:line draw:style-name="gr46" draw:text-style-name="P46" draw:layer="layout" svg:x1="14.66cm" svg:y1="12.569cm" svg:x2="20.84cm" svg:y2="12.569cm">
          <text:p/>
        </draw:line>
        <draw:line draw:style-name="gr46" draw:text-style-name="P46" draw:layer="layout" svg:x1="14.66cm" svg:y1="12.968cm" svg:x2="20.841cm" svg:y2="12.968cm">
          <text:p/>
        </draw:line>
        <draw:line draw:style-name="gr46" draw:text-style-name="P46" draw:layer="layout" svg:x1="14.66cm" svg:y1="13.368cm" svg:x2="20.841cm" svg:y2="13.368cm">
          <text:p/>
        </draw:line>
        <draw:line draw:style-name="gr46" draw:text-style-name="P46" draw:layer="layout" svg:x1="14.66cm" svg:y1="13.766cm" svg:x2="20.841cm" svg:y2="13.766cm">
          <text:p/>
        </draw:line>
        <draw:line draw:style-name="gr46" draw:text-style-name="P46" draw:layer="layout" svg:x1="14.66cm" svg:y1="14.166cm" svg:x2="20.841cm" svg:y2="14.166cm">
          <text:p/>
        </draw:line>
        <draw:line draw:style-name="gr46" draw:text-style-name="P46" draw:layer="layout" svg:x1="14.66cm" svg:y1="14.566cm" svg:x2="20.841cm" svg:y2="14.566cm">
          <text:p/>
        </draw:line>
        <draw:line draw:style-name="gr46" draw:text-style-name="P46" draw:layer="layout" svg:x1="14.66cm" svg:y1="14.965cm" svg:x2="20.841cm" svg:y2="14.965cm">
          <text:p/>
        </draw:line>
        <draw:line draw:style-name="gr46" draw:text-style-name="P46" draw:layer="layout" svg:x1="14.66cm" svg:y1="15.364cm" svg:x2="20.841cm" svg:y2="15.364cm">
          <text:p/>
        </draw:line>
        <draw:line draw:style-name="gr46" draw:text-style-name="P46" draw:layer="layout" svg:x1="14.66cm" svg:y1="15.763cm" svg:x2="20.841cm" svg:y2="15.763cm">
          <text:p/>
        </draw:line>
        <draw:line draw:style-name="gr46" draw:text-style-name="P46" draw:layer="layout" svg:x1="14.66cm" svg:y1="16.162cm" svg:x2="20.841cm" svg:y2="16.162cm">
          <text:p/>
        </draw:line>
        <draw:frame draw:style-name="gr166" draw:text-style-name="P12" draw:layer="layout" svg:width="1.836cm" svg:height="0.533cm" svg:x="22.043cm" svg:y="11.616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9cm">
          <draw:text-box>
            <text:p text:style-name="P3"><text:span text:style-name="T25">1</text:span><text:span text:style-name="T25">6</text:span></text:p>
          </draw:text-box>
        </draw:frame>
        <draw:frame draw:style-name="gr160" draw:text-style-name="P40" draw:layer="layout" svg:width="1.211cm" svg:height="0.517cm" svg:x="14.667cm" svg:y="17.012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8cm" svg:x2="20.842cm" svg:y2="16.558cm">
          <text:p/>
        </draw:line>
        <draw:line draw:style-name="gr46" draw:text-style-name="P10" draw:layer="layout" svg:x1="21.061cm" svg:y1="16.558cm" svg:x2="27.242cm" svg:y2="16.558cm">
          <text:p/>
        </draw:line>
        <draw:frame draw:style-name="gr147" draw:text-style-name="P39" draw:layer="layout" svg:width="0.855cm" svg:height="0.408cm" svg:x="14.71cm" svg:y="2.139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9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8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8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6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6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4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3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8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8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7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7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5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3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32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31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8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8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7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5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5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4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4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42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41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8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8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7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7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5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5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4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32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32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31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8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8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7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7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5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5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4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32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32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31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9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9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8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8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6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6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5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3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42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167" draw:text-style-name="P47" draw:layer="layout" svg:width="3.461cm" svg:height="0.278cm" svg:x="23.667cm" svg:y="1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40" draw:layer="layout" svg:width="1.525cm" svg:height="0.671cm" svg:x="24.82cm" svg:y="17.009cm">
          <draw:text-box>
            <text:p text:style-name="P3"><text:span text:style-name="T27">E</text:span><text:span text:style-name="T27">n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4cm" svg:x2="27.029cm" svg:y2="18.084cm">
          <text:p/>
        </draw:line>
        <draw:frame draw:style-name="gr170" draw:text-style-name="P48" draw:layer="layout" svg:width="0.198cm" svg:height="0.26cm" svg:x="26.362cm" svg:y="18.38cm">
          <draw:text-box>
            <text:p text:style-name="P3"><text:span text:style-name="T29">1</text:span></text:p>
          </draw:text-box>
        </draw:frame>
        <draw:frame draw:style-name="gr170" draw:text-style-name="P48" draw:layer="layout" svg:width="0.198cm" svg:height="0.26cm" svg:x="26.883cm" svg:y="18.38cm">
          <draw:text-box>
            <text:p text:style-name="P3"><text:span text:style-name="T29">2</text:span></text:p>
          </draw:text-box>
        </draw:frame>
        <draw:frame draw:style-name="gr170" draw:text-style-name="P48" draw:layer="layout" svg:width="0.198cm" svg:height="0.26cm" svg:x="23.796cm" svg:y="18.791cm">
          <draw:text-box>
            <text:p text:style-name="P3"><text:span text:style-name="T29">3</text:span></text:p>
          </draw:text-box>
        </draw:frame>
        <draw:frame draw:style-name="gr170" draw:text-style-name="P48" draw:layer="layout" svg:width="0.198cm" svg:height="0.26cm" svg:x="24.309cm" svg:y="18.791cm">
          <draw:text-box>
            <text:p text:style-name="P3"><text:span text:style-name="T29">4</text:span></text:p>
          </draw:text-box>
        </draw:frame>
        <draw:frame draw:style-name="gr171" draw:text-style-name="P48" draw:layer="layout" svg:width="0.257cm" svg:height="0.26cm" svg:x="24.786cm" svg:y="18.791cm">
          <draw:text-box>
            <text:p text:style-name="P3"><text:span text:style-name="T29">5</text:span></text:p>
          </draw:text-box>
        </draw:frame>
        <draw:frame draw:style-name="gr171" draw:text-style-name="P48" draw:layer="layout" svg:width="0.257cm" svg:height="0.26cm" svg:x="25.327cm" svg:y="18.791cm">
          <draw:text-box>
            <text:p text:style-name="P3"><text:span text:style-name="T29">6</text:span></text:p>
          </draw:text-box>
        </draw:frame>
        <draw:frame draw:style-name="gr171" draw:text-style-name="P48" draw:layer="layout" svg:width="0.257cm" svg:height="0.26cm" svg:x="25.816cm" svg:y="18.791cm">
          <draw:text-box>
            <text:p text:style-name="P3"><text:span text:style-name="T29">7</text:span></text:p>
          </draw:text-box>
        </draw:frame>
        <draw:frame draw:style-name="gr171" draw:text-style-name="P48" draw:layer="layout" svg:width="0.257cm" svg:height="0.26cm" svg:x="26.332cm" svg:y="18.791cm">
          <draw:text-box>
            <text:p text:style-name="P3"><text:span text:style-name="T29">8</text:span></text:p>
          </draw:text-box>
        </draw:frame>
        <draw:frame draw:style-name="gr171" draw:text-style-name="P48" draw:layer="layout" svg:width="0.257cm" svg:height="0.26cm" svg:x="26.845cm" svg:y="18.791cm">
          <draw:text-box>
            <text:p text:style-name="P3"><text:span text:style-name="T29">9</text:span></text:p>
          </draw:text-box>
        </draw:frame>
        <draw:frame draw:style-name="gr171" draw:text-style-name="P48" draw:layer="layout" svg:width="0.257cm" svg:height="0.26cm" svg:x="23.761cm" svg:y="19.204cm">
          <draw:text-box>
            <text:p text:style-name="P3"><text:span text:style-name="T29">1</text:span><text:span text:style-name="T29">0</text:span></text:p>
          </draw:text-box>
        </draw:frame>
        <draw:frame draw:style-name="gr171" draw:text-style-name="P48" draw:layer="layout" svg:width="0.257cm" svg:height="0.26cm" svg:x="24.275cm" svg:y="19.204cm">
          <draw:text-box>
            <text:p text:style-name="P3"><text:span text:style-name="T29">11</text:span></text:p>
          </draw:text-box>
        </draw:frame>
        <draw:frame draw:style-name="gr171" draw:text-style-name="P48" draw:layer="layout" svg:width="0.257cm" svg:height="0.26cm" svg:x="24.796cm" svg:y="19.204cm">
          <draw:text-box>
            <text:p text:style-name="P3"><text:span text:style-name="T29">1</text:span><text:span text:style-name="T29">2</text:span></text:p>
          </draw:text-box>
        </draw:frame>
        <draw:frame draw:style-name="gr171" draw:text-style-name="P48" draw:layer="layout" svg:width="0.257cm" svg:height="0.26cm" svg:x="25.302cm" svg:y="19.204cm">
          <draw:text-box>
            <text:p text:style-name="P3"><text:span text:style-name="T29">1</text:span><text:span text:style-name="T29">3</text:span></text:p>
          </draw:text-box>
        </draw:frame>
        <draw:frame draw:style-name="gr171" draw:text-style-name="P48" draw:layer="layout" svg:width="0.257cm" svg:height="0.26cm" svg:x="25.815cm" svg:y="19.204cm">
          <draw:text-box>
            <text:p text:style-name="P3"><text:span text:style-name="T29">1</text:span><text:span text:style-name="T29">4</text:span></text:p>
          </draw:text-box>
        </draw:frame>
        <draw:frame draw:style-name="gr171" draw:text-style-name="P48" draw:layer="layout" svg:width="0.257cm" svg:height="0.26cm" svg:x="26.302cm" svg:y="19.204cm">
          <draw:text-box>
            <text:p text:style-name="P3"><text:span text:style-name="T29">1</text:span><text:span text:style-name="T29">5</text:span></text:p>
          </draw:text-box>
        </draw:frame>
        <draw:frame draw:style-name="gr171" draw:text-style-name="P48" draw:layer="layout" svg:width="0.257cm" svg:height="0.26cm" svg:x="26.842cm" svg:y="19.204cm">
          <draw:text-box>
            <text:p text:style-name="P3"><text:span text:style-name="T29">1</text:span><text:span text:style-name="T29">6</text:span></text:p>
          </draw:text-box>
        </draw:frame>
        <draw:frame draw:style-name="gr171" draw:text-style-name="P48" draw:layer="layout" svg:width="0.257cm" svg:height="0.26cm" svg:x="23.737cm" svg:y="19.617cm">
          <draw:text-box>
            <text:p text:style-name="P3"><text:span text:style-name="T29">1</text:span><text:span text:style-name="T29">7</text:span></text:p>
          </draw:text-box>
        </draw:frame>
        <draw:frame draw:style-name="gr171" draw:text-style-name="P48" draw:layer="layout" svg:width="0.257cm" svg:height="0.26cm" svg:x="24.253cm" svg:y="19.617cm">
          <draw:text-box>
            <text:p text:style-name="P3"><text:span text:style-name="T29">1</text:span><text:span text:style-name="T29">8</text:span></text:p>
          </draw:text-box>
        </draw:frame>
        <draw:frame draw:style-name="gr171" draw:text-style-name="P48" draw:layer="layout" svg:width="0.257cm" svg:height="0.26cm" svg:x="24.767cm" svg:y="19.617cm">
          <draw:text-box>
            <text:p text:style-name="P3"><text:span text:style-name="T29">1</text:span><text:span text:style-name="T29">9</text:span></text:p>
          </draw:text-box>
        </draw:frame>
        <draw:frame draw:style-name="gr171" draw:text-style-name="P48" draw:layer="layout" svg:width="0.257cm" svg:height="0.26cm" svg:x="25.277cm" svg:y="19.617cm">
          <draw:text-box>
            <text:p text:style-name="P3"><text:span text:style-name="T29">2</text:span><text:span text:style-name="T29">0</text:span></text:p>
          </draw:text-box>
        </draw:frame>
        <draw:frame draw:style-name="gr171" draw:text-style-name="P48" draw:layer="layout" svg:width="0.257cm" svg:height="0.26cm" svg:x="25.79cm" svg:y="19.617cm">
          <draw:text-box>
            <text:p text:style-name="P3"><text:span text:style-name="T29">2</text:span><text:span text:style-name="T29">1</text:span></text:p>
          </draw:text-box>
        </draw:frame>
        <draw:frame draw:style-name="gr171" draw:text-style-name="P48" draw:layer="layout" svg:width="0.257cm" svg:height="0.26cm" svg:x="26.311cm" svg:y="19.617cm">
          <draw:text-box>
            <text:p text:style-name="P3"><text:span text:style-name="T29">2</text:span><text:span text:style-name="T29">2</text:span></text:p>
          </draw:text-box>
        </draw:frame>
        <draw:frame draw:style-name="gr171" draw:text-style-name="P48" draw:layer="layout" svg:width="0.257cm" svg:height="0.26cm" svg:x="26.819cm" svg:y="19.617cm">
          <draw:text-box>
            <text:p text:style-name="P3"><text:span text:style-name="T29">2</text:span><text:span text:style-name="T29">3</text:span></text:p>
          </draw:text-box>
        </draw:frame>
        <draw:frame draw:style-name="gr171" draw:text-style-name="P48" draw:layer="layout" svg:width="0.257cm" svg:height="0.26cm" svg:x="23.739cm" svg:y="20.034cm">
          <draw:text-box>
            <text:p text:style-name="P3"><text:span text:style-name="T29">2</text:span><text:span text:style-name="T29">4</text:span></text:p>
          </draw:text-box>
        </draw:frame>
        <draw:frame draw:style-name="gr171" draw:text-style-name="P48" draw:layer="layout" svg:width="0.257cm" svg:height="0.26cm" svg:x="24.255cm" svg:y="20.034cm">
          <draw:text-box>
            <text:p text:style-name="P3"><text:span text:style-name="T29">2</text:span><text:span text:style-name="T29">5</text:span></text:p>
          </draw:text-box>
        </draw:frame>
        <draw:frame draw:style-name="gr171" draw:text-style-name="P48" draw:layer="layout" svg:width="0.257cm" svg:height="0.26cm" svg:x="24.769cm" svg:y="20.034cm">
          <draw:text-box>
            <text:p text:style-name="P3"><text:span text:style-name="T29">2</text:span><text:span text:style-name="T29">6</text:span></text:p>
          </draw:text-box>
        </draw:frame>
        <draw:frame draw:style-name="gr171" draw:text-style-name="P48" draw:layer="layout" svg:width="0.257cm" svg:height="0.26cm" svg:x="25.279cm" svg:y="20.034cm">
          <draw:text-box>
            <text:p text:style-name="P3"><text:span text:style-name="T29">2</text:span><text:span text:style-name="T29">7</text:span></text:p>
          </draw:text-box>
        </draw:frame>
        <draw:frame draw:style-name="gr171" draw:text-style-name="P48" draw:layer="layout" svg:width="0.257cm" svg:height="0.26cm" svg:x="25.792cm" svg:y="20.034cm">
          <draw:text-box>
            <text:p text:style-name="P3"><text:span text:style-name="T29">2</text:span><text:span text:style-name="T29">8</text:span></text:p>
          </draw:text-box>
        </draw:frame>
        <draw:frame draw:style-name="gr171" draw:text-style-name="P48" draw:layer="layout" svg:width="0.257cm" svg:height="0.26cm" svg:x="23.739cm" svg:y="20.454cm">
          <draw:text-box>
            <text:p text:style-name="P3"><text:span text:style-name="T29">3</text:span><text:span text:style-name="T29">1</text:span></text:p>
          </draw:text-box>
        </draw:frame>
        <draw:frame draw:style-name="gr171" draw:text-style-name="P48" draw:layer="layout" svg:width="0.257cm" svg:height="0.26cm" svg:x="26.312cm" svg:y="20.031cm">
          <draw:text-box>
            <text:p text:style-name="P3"><text:span text:style-name="T29">2</text:span><text:span text:style-name="T29">9</text:span></text:p>
          </draw:text-box>
        </draw:frame>
        <draw:frame draw:style-name="gr171" draw:text-style-name="P48" draw:layer="layout" svg:width="0.257cm" svg:height="0.26cm" svg:x="26.82cm" svg:y="20.031cm">
          <draw:text-box>
            <text:p text:style-name="P3"><text:span text:style-name="T29">3</text:span><text:span text:style-name="T29">0</text:span></text:p>
          </draw:text-box>
        </draw:frame>
      </draw:page>
      <draw:page draw:name="page12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1</text:span><text:span text:style-name="T25">7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E</text:span><text:span text:style-name="T7">N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1</text:span><text:span text:style-name="T25">8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1</text:span><text:span text:style-name="T25">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3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59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2" draw:text-style-name="P11" draw:layer="layout" svg:width="2.782cm" svg:height="0.398cm" svg:x="15.046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2" draw:text-style-name="P11" draw:layer="layout" svg:width="2.782cm" svg:height="0.398cm" svg:x="15.047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2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5cm">
          <draw:text-box>
            <text:p text:style-name="P3"><text:span text:style-name="T25">6</text:span></text:p>
          </draw:text-box>
        </draw:frame>
        <draw:frame draw:style-name="gr164" draw:text-style-name="P43" draw:layer="layout" svg:width="1.543cm" svg:height="1.729cm" svg:x="25.56cm" svg:y="0.702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2" draw:text-style-name="P11" draw:layer="layout" svg:width="2.782cm" svg:height="0.398cm" svg:x="15.046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2" draw:text-style-name="P11" draw:layer="layout" svg:width="2.782cm" svg:height="0.398cm" svg:x="15.047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2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5cm">
          <draw:text-box>
            <text:p text:style-name="P3"><text:span text:style-name="T25">7</text:span></text:p>
          </draw:text-box>
        </draw:fram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5" draw:layer="layout" svg:x1="14.66cm" svg:y1="7.466cm" svg:x2="20.84cm" svg:y2="7.466cm">
          <text:p/>
        </draw:line>
        <draw:line draw:style-name="gr46" draw:text-style-name="P45" draw:layer="layout" svg:x1="14.66cm" svg:y1="7.865cm" svg:x2="20.841cm" svg:y2="7.865cm">
          <text:p/>
        </draw:line>
        <draw:line draw:style-name="gr46" draw:text-style-name="P45" draw:layer="layout" svg:x1="14.66cm" svg:y1="8.265cm" svg:x2="20.841cm" svg:y2="8.265cm">
          <text:p/>
        </draw:line>
        <draw:line draw:style-name="gr46" draw:text-style-name="P45" draw:layer="layout" svg:x1="14.66cm" svg:y1="8.663cm" svg:x2="20.841cm" svg:y2="8.663cm">
          <text:p/>
        </draw:line>
        <draw:line draw:style-name="gr46" draw:text-style-name="P45" draw:layer="layout" svg:x1="14.66cm" svg:y1="9.063cm" svg:x2="20.841cm" svg:y2="9.063cm">
          <text:p/>
        </draw:line>
        <draw:line draw:style-name="gr46" draw:text-style-name="P45" draw:layer="layout" svg:x1="14.66cm" svg:y1="9.463cm" svg:x2="20.841cm" svg:y2="9.463cm">
          <text:p/>
        </draw:line>
        <draw:line draw:style-name="gr46" draw:text-style-name="P45" draw:layer="layout" svg:x1="14.66cm" svg:y1="9.862cm" svg:x2="20.841cm" svg:y2="9.862cm">
          <text:p/>
        </draw:line>
        <draw:line draw:style-name="gr46" draw:text-style-name="P45" draw:layer="layout" svg:x1="14.66cm" svg:y1="10.261cm" svg:x2="20.841cm" svg:y2="10.261cm">
          <text:p/>
        </draw:line>
        <draw:line draw:style-name="gr46" draw:text-style-name="P45" draw:layer="layout" svg:x1="14.66cm" svg:y1="10.66cm" svg:x2="20.841cm" svg:y2="10.66cm">
          <text:p/>
        </draw:line>
        <draw:line draw:style-name="gr46" draw:text-style-name="P45" draw:layer="layout" svg:x1="14.66cm" svg:y1="11.059cm" svg:x2="20.841cm" svg:y2="11.059cm">
          <text:p/>
        </draw:line>
        <draw:line draw:style-name="gr46" draw:text-style-name="P45" draw:layer="layout" svg:x1="14.66cm" svg:y1="11.459cm" svg:x2="20.841cm" svg:y2="11.459cm">
          <text:p/>
        </draw:lin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2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cm" svg:height="0.687cm" svg:x="14.615cm" svg:y="11.615cm">
          <draw:text-box>
            <text:p text:style-name="P3"><text:span text:style-name="T25">8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6" draw:layer="layout" svg:x1="14.66cm" svg:y1="12.566cm" svg:x2="20.84cm" svg:y2="12.566cm">
          <text:p/>
        </draw:line>
        <draw:line draw:style-name="gr46" draw:text-style-name="P46" draw:layer="layout" svg:x1="14.66cm" svg:y1="12.965cm" svg:x2="20.841cm" svg:y2="12.965cm">
          <text:p/>
        </draw:line>
        <draw:line draw:style-name="gr46" draw:text-style-name="P46" draw:layer="layout" svg:x1="14.66cm" svg:y1="13.365cm" svg:x2="20.841cm" svg:y2="13.365cm">
          <text:p/>
        </draw:line>
        <draw:line draw:style-name="gr46" draw:text-style-name="P46" draw:layer="layout" svg:x1="14.66cm" svg:y1="13.763cm" svg:x2="20.841cm" svg:y2="13.763cm">
          <text:p/>
        </draw:line>
        <draw:line draw:style-name="gr46" draw:text-style-name="P46" draw:layer="layout" svg:x1="14.66cm" svg:y1="14.163cm" svg:x2="20.841cm" svg:y2="14.163cm">
          <text:p/>
        </draw:line>
        <draw:line draw:style-name="gr46" draw:text-style-name="P46" draw:layer="layout" svg:x1="14.66cm" svg:y1="14.563cm" svg:x2="20.841cm" svg:y2="14.563cm">
          <text:p/>
        </draw:line>
        <draw:line draw:style-name="gr46" draw:text-style-name="P46" draw:layer="layout" svg:x1="14.66cm" svg:y1="14.962cm" svg:x2="20.841cm" svg:y2="14.962cm">
          <text:p/>
        </draw:line>
        <draw:line draw:style-name="gr46" draw:text-style-name="P46" draw:layer="layout" svg:x1="14.66cm" svg:y1="15.361cm" svg:x2="20.841cm" svg:y2="15.361cm">
          <text:p/>
        </draw:line>
        <draw:line draw:style-name="gr46" draw:text-style-name="P46" draw:layer="layout" svg:x1="14.66cm" svg:y1="15.76cm" svg:x2="20.841cm" svg:y2="15.76cm">
          <text:p/>
        </draw:line>
        <draw:line draw:style-name="gr46" draw:text-style-name="P46" draw:layer="layout" svg:x1="14.66cm" svg:y1="16.159cm" svg:x2="20.841cm" svg:y2="16.159cm">
          <text:p/>
        </draw:line>
        <draw:frame draw:style-name="gr166" draw:text-style-name="P12" draw:layer="layout" svg:width="1.836cm" svg:height="0.533cm" svg:x="22.043cm" svg:y="11.613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6cm">
          <draw:text-box>
            <text:p text:style-name="P3"><text:span text:style-name="T25">9</text:span></text:p>
          </draw:text-box>
        </draw:frame>
        <draw:frame draw:style-name="gr160" draw:text-style-name="P40" draw:layer="layout" svg:width="1.211cm" svg:height="0.517cm" svg:x="14.667cm" svg:y="17.009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47" draw:text-style-name="P39" draw:layer="layout" svg:width="0.855cm" svg:height="0.408cm" svg:x="14.71cm" svg:y="2.1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167" draw:text-style-name="P47" draw:layer="layout" svg:width="3.461cm" svg:height="0.278cm" svg:x="23.667cm" svg:y="18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40" draw:layer="layout" svg:width="1.525cm" svg:height="0.671cm" svg:x="24.82cm" svg:y="17.009cm">
          <draw:text-box>
            <text:p text:style-name="P3"><text:span text:style-name="T27">E</text:span><text:span text:style-name="T27">n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4cm" svg:x2="27.029cm" svg:y2="18.084cm">
          <text:p/>
        </draw:line>
        <draw:frame draw:style-name="gr170" draw:text-style-name="P48" draw:layer="layout" svg:width="0.198cm" svg:height="0.26cm" svg:x="26.362cm" svg:y="18.38cm">
          <draw:text-box>
            <text:p text:style-name="P3"><text:span text:style-name="T29">1</text:span></text:p>
          </draw:text-box>
        </draw:frame>
        <draw:frame draw:style-name="gr170" draw:text-style-name="P48" draw:layer="layout" svg:width="0.198cm" svg:height="0.26cm" svg:x="26.883cm" svg:y="18.38cm">
          <draw:text-box>
            <text:p text:style-name="P3"><text:span text:style-name="T29">2</text:span></text:p>
          </draw:text-box>
        </draw:frame>
        <draw:frame draw:style-name="gr170" draw:text-style-name="P48" draw:layer="layout" svg:width="0.198cm" svg:height="0.26cm" svg:x="23.796cm" svg:y="18.791cm">
          <draw:text-box>
            <text:p text:style-name="P3"><text:span text:style-name="T29">3</text:span></text:p>
          </draw:text-box>
        </draw:frame>
        <draw:frame draw:style-name="gr170" draw:text-style-name="P48" draw:layer="layout" svg:width="0.198cm" svg:height="0.26cm" svg:x="24.309cm" svg:y="18.791cm">
          <draw:text-box>
            <text:p text:style-name="P3"><text:span text:style-name="T29">4</text:span></text:p>
          </draw:text-box>
        </draw:frame>
        <draw:frame draw:style-name="gr171" draw:text-style-name="P48" draw:layer="layout" svg:width="0.257cm" svg:height="0.26cm" svg:x="24.786cm" svg:y="18.791cm">
          <draw:text-box>
            <text:p text:style-name="P3"><text:span text:style-name="T29">5</text:span></text:p>
          </draw:text-box>
        </draw:frame>
        <draw:frame draw:style-name="gr171" draw:text-style-name="P48" draw:layer="layout" svg:width="0.257cm" svg:height="0.26cm" svg:x="25.327cm" svg:y="18.791cm">
          <draw:text-box>
            <text:p text:style-name="P3"><text:span text:style-name="T29">6</text:span></text:p>
          </draw:text-box>
        </draw:frame>
        <draw:frame draw:style-name="gr171" draw:text-style-name="P48" draw:layer="layout" svg:width="0.257cm" svg:height="0.26cm" svg:x="25.816cm" svg:y="18.791cm">
          <draw:text-box>
            <text:p text:style-name="P3"><text:span text:style-name="T29">7</text:span></text:p>
          </draw:text-box>
        </draw:frame>
        <draw:frame draw:style-name="gr171" draw:text-style-name="P48" draw:layer="layout" svg:width="0.257cm" svg:height="0.26cm" svg:x="26.332cm" svg:y="18.791cm">
          <draw:text-box>
            <text:p text:style-name="P3"><text:span text:style-name="T29">8</text:span></text:p>
          </draw:text-box>
        </draw:frame>
        <draw:frame draw:style-name="gr171" draw:text-style-name="P48" draw:layer="layout" svg:width="0.257cm" svg:height="0.26cm" svg:x="26.845cm" svg:y="18.791cm">
          <draw:text-box>
            <text:p text:style-name="P3"><text:span text:style-name="T29">9</text:span></text:p>
          </draw:text-box>
        </draw:frame>
        <draw:frame draw:style-name="gr171" draw:text-style-name="P48" draw:layer="layout" svg:width="0.257cm" svg:height="0.26cm" svg:x="23.761cm" svg:y="19.204cm">
          <draw:text-box>
            <text:p text:style-name="P3"><text:span text:style-name="T29">1</text:span><text:span text:style-name="T29">0</text:span></text:p>
          </draw:text-box>
        </draw:frame>
        <draw:frame draw:style-name="gr171" draw:text-style-name="P48" draw:layer="layout" svg:width="0.257cm" svg:height="0.26cm" svg:x="24.275cm" svg:y="19.204cm">
          <draw:text-box>
            <text:p text:style-name="P3"><text:span text:style-name="T29">11</text:span></text:p>
          </draw:text-box>
        </draw:frame>
        <draw:frame draw:style-name="gr171" draw:text-style-name="P48" draw:layer="layout" svg:width="0.257cm" svg:height="0.26cm" svg:x="24.796cm" svg:y="19.204cm">
          <draw:text-box>
            <text:p text:style-name="P3"><text:span text:style-name="T29">1</text:span><text:span text:style-name="T29">2</text:span></text:p>
          </draw:text-box>
        </draw:frame>
        <draw:frame draw:style-name="gr171" draw:text-style-name="P48" draw:layer="layout" svg:width="0.257cm" svg:height="0.26cm" svg:x="25.302cm" svg:y="19.204cm">
          <draw:text-box>
            <text:p text:style-name="P3"><text:span text:style-name="T29">1</text:span><text:span text:style-name="T29">3</text:span></text:p>
          </draw:text-box>
        </draw:frame>
        <draw:frame draw:style-name="gr171" draw:text-style-name="P48" draw:layer="layout" svg:width="0.257cm" svg:height="0.26cm" svg:x="25.815cm" svg:y="19.204cm">
          <draw:text-box>
            <text:p text:style-name="P3"><text:span text:style-name="T29">1</text:span><text:span text:style-name="T29">4</text:span></text:p>
          </draw:text-box>
        </draw:frame>
        <draw:frame draw:style-name="gr171" draw:text-style-name="P48" draw:layer="layout" svg:width="0.257cm" svg:height="0.26cm" svg:x="26.302cm" svg:y="19.204cm">
          <draw:text-box>
            <text:p text:style-name="P3"><text:span text:style-name="T29">1</text:span><text:span text:style-name="T29">5</text:span></text:p>
          </draw:text-box>
        </draw:frame>
        <draw:frame draw:style-name="gr171" draw:text-style-name="P48" draw:layer="layout" svg:width="0.257cm" svg:height="0.26cm" svg:x="26.842cm" svg:y="19.204cm">
          <draw:text-box>
            <text:p text:style-name="P3"><text:span text:style-name="T29">1</text:span><text:span text:style-name="T29">6</text:span></text:p>
          </draw:text-box>
        </draw:frame>
        <draw:frame draw:style-name="gr171" draw:text-style-name="P48" draw:layer="layout" svg:width="0.257cm" svg:height="0.26cm" svg:x="23.737cm" svg:y="19.617cm">
          <draw:text-box>
            <text:p text:style-name="P3"><text:span text:style-name="T29">1</text:span><text:span text:style-name="T29">7</text:span></text:p>
          </draw:text-box>
        </draw:frame>
        <draw:frame draw:style-name="gr171" draw:text-style-name="P48" draw:layer="layout" svg:width="0.257cm" svg:height="0.26cm" svg:x="24.253cm" svg:y="19.617cm">
          <draw:text-box>
            <text:p text:style-name="P3"><text:span text:style-name="T29">1</text:span><text:span text:style-name="T29">8</text:span></text:p>
          </draw:text-box>
        </draw:frame>
        <draw:frame draw:style-name="gr171" draw:text-style-name="P48" draw:layer="layout" svg:width="0.257cm" svg:height="0.26cm" svg:x="24.767cm" svg:y="19.617cm">
          <draw:text-box>
            <text:p text:style-name="P3"><text:span text:style-name="T29">1</text:span><text:span text:style-name="T29">9</text:span></text:p>
          </draw:text-box>
        </draw:frame>
        <draw:frame draw:style-name="gr171" draw:text-style-name="P48" draw:layer="layout" svg:width="0.257cm" svg:height="0.26cm" svg:x="25.277cm" svg:y="19.617cm">
          <draw:text-box>
            <text:p text:style-name="P3"><text:span text:style-name="T29">2</text:span><text:span text:style-name="T29">0</text:span></text:p>
          </draw:text-box>
        </draw:frame>
        <draw:frame draw:style-name="gr171" draw:text-style-name="P48" draw:layer="layout" svg:width="0.257cm" svg:height="0.26cm" svg:x="25.79cm" svg:y="19.617cm">
          <draw:text-box>
            <text:p text:style-name="P3"><text:span text:style-name="T29">2</text:span><text:span text:style-name="T29">1</text:span></text:p>
          </draw:text-box>
        </draw:frame>
        <draw:frame draw:style-name="gr171" draw:text-style-name="P48" draw:layer="layout" svg:width="0.257cm" svg:height="0.26cm" svg:x="26.311cm" svg:y="19.617cm">
          <draw:text-box>
            <text:p text:style-name="P3"><text:span text:style-name="T29">2</text:span><text:span text:style-name="T29">2</text:span></text:p>
          </draw:text-box>
        </draw:frame>
        <draw:frame draw:style-name="gr171" draw:text-style-name="P48" draw:layer="layout" svg:width="0.257cm" svg:height="0.26cm" svg:x="26.819cm" svg:y="19.617cm">
          <draw:text-box>
            <text:p text:style-name="P3"><text:span text:style-name="T29">2</text:span><text:span text:style-name="T29">3</text:span></text:p>
          </draw:text-box>
        </draw:frame>
        <draw:frame draw:style-name="gr171" draw:text-style-name="P48" draw:layer="layout" svg:width="0.257cm" svg:height="0.26cm" svg:x="23.739cm" svg:y="20.034cm">
          <draw:text-box>
            <text:p text:style-name="P3"><text:span text:style-name="T29">2</text:span><text:span text:style-name="T29">4</text:span></text:p>
          </draw:text-box>
        </draw:frame>
        <draw:frame draw:style-name="gr171" draw:text-style-name="P48" draw:layer="layout" svg:width="0.257cm" svg:height="0.26cm" svg:x="24.255cm" svg:y="20.034cm">
          <draw:text-box>
            <text:p text:style-name="P3"><text:span text:style-name="T29">2</text:span><text:span text:style-name="T29">5</text:span></text:p>
          </draw:text-box>
        </draw:frame>
        <draw:frame draw:style-name="gr171" draw:text-style-name="P48" draw:layer="layout" svg:width="0.257cm" svg:height="0.26cm" svg:x="24.769cm" svg:y="20.034cm">
          <draw:text-box>
            <text:p text:style-name="P3"><text:span text:style-name="T29">2</text:span><text:span text:style-name="T29">6</text:span></text:p>
          </draw:text-box>
        </draw:frame>
        <draw:frame draw:style-name="gr171" draw:text-style-name="P48" draw:layer="layout" svg:width="0.257cm" svg:height="0.26cm" svg:x="25.279cm" svg:y="20.034cm">
          <draw:text-box>
            <text:p text:style-name="P3"><text:span text:style-name="T29">2</text:span><text:span text:style-name="T29">7</text:span></text:p>
          </draw:text-box>
        </draw:frame>
        <draw:frame draw:style-name="gr171" draw:text-style-name="P48" draw:layer="layout" svg:width="0.257cm" svg:height="0.26cm" svg:x="25.792cm" svg:y="20.034cm">
          <draw:text-box>
            <text:p text:style-name="P3"><text:span text:style-name="T29">2</text:span><text:span text:style-name="T29">8</text:span></text:p>
          </draw:text-box>
        </draw:frame>
        <draw:frame draw:style-name="gr171" draw:text-style-name="P48" draw:layer="layout" svg:width="0.257cm" svg:height="0.26cm" svg:x="23.739cm" svg:y="20.454cm">
          <draw:text-box>
            <text:p text:style-name="P3"><text:span text:style-name="T29">3</text:span><text:span text:style-name="T29">1</text:span></text:p>
          </draw:text-box>
        </draw:frame>
        <draw:frame draw:style-name="gr171" draw:text-style-name="P48" draw:layer="layout" svg:width="0.257cm" svg:height="0.26cm" svg:x="26.312cm" svg:y="20.031cm">
          <draw:text-box>
            <text:p text:style-name="P3"><text:span text:style-name="T29">2</text:span><text:span text:style-name="T29">9</text:span></text:p>
          </draw:text-box>
        </draw:frame>
        <draw:frame draw:style-name="gr171" draw:text-style-name="P48" draw:layer="layout" svg:width="0.257cm" svg:height="0.26cm" svg:x="26.82cm" svg:y="20.031cm">
          <draw:text-box>
            <text:p text:style-name="P3"><text:span text:style-name="T29">3</text:span><text:span text:style-name="T29">0</text:span></text:p>
          </draw:text-box>
        </draw:frame>
      </draw:page>
      <draw:page draw:name="page13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2</text:span><text:span text:style-name="T25">7</text:span></text:p>
          </draw:text-box>
        </draw:frame>
        <draw:frame draw:style-name="gr254" draw:text-style-name="P13" draw:layer="layout" svg:width="4.561cm" svg:height="0.602cm" svg:x="0.92cm" svg:y="0.873cm">
          <draw:text-box>
            <text:p text:style-name="P3"><text:span text:style-name="T32">D</text:span><text:span text:style-name="T32">I</text:span><text:span text:style-name="T32">C</text:span><text:span text:style-name="T32">I</text:span><text:span text:style-name="T32">E</text:span><text:span text:style-name="T32">M</text:span><text:span text:style-name="T32">B</text:span><text:span text:style-name="T32">R</text:span><text:span text:style-name="T32">E</text:span><text:span text:style-name="T32"> </text:span><text:span text:style-name="T32">/ </text:span><text:span text:style-name="T32">E</text:span><text:span text:style-name="T32">N</text:span><text:span text:style-name="T32">E</text:span><text:span text:style-name="T32">R</text:span><text:span text:style-name="T32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2</text:span><text:span text:style-name="T25">8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8cm" svg:height="0.687cm" svg:x="0.92cm" svg:y="11.61cm">
          <draw:text-box>
            <text:p text:style-name="P3"><text:span text:style-name="T25">2</text:span><text:span text:style-name="T25">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292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5</text:span><text:span text:style-name="T28">2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59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2" draw:text-style-name="P11" draw:layer="layout" svg:width="2.782cm" svg:height="0.398cm" svg:x="15.046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2" draw:text-style-name="P11" draw:layer="layout" svg:width="2.782cm" svg:height="0.398cm" svg:x="15.047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2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5cm">
          <draw:text-box>
            <text:p text:style-name="P3"><text:span text:style-name="T25">2</text:span><text:span text:style-name="T25">0</text:span></text:p>
          </draw:text-box>
        </draw:frame>
        <draw:frame draw:style-name="gr164" draw:text-style-name="P43" draw:layer="layout" svg:width="1.543cm" svg:height="1.729cm" svg:x="25.56cm" svg:y="0.702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2" draw:text-style-name="P11" draw:layer="layout" svg:width="2.782cm" svg:height="0.398cm" svg:x="15.046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2" draw:text-style-name="P11" draw:layer="layout" svg:width="2.782cm" svg:height="0.398cm" svg:x="15.047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2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5cm">
          <draw:text-box>
            <text:p text:style-name="P3"><text:span text:style-name="T25">2</text:span><text:span text:style-name="T25">1</text:span></text:p>
          </draw:text-box>
        </draw:fram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5" draw:layer="layout" svg:x1="14.66cm" svg:y1="7.466cm" svg:x2="20.84cm" svg:y2="7.466cm">
          <text:p/>
        </draw:line>
        <draw:line draw:style-name="gr46" draw:text-style-name="P45" draw:layer="layout" svg:x1="14.66cm" svg:y1="7.865cm" svg:x2="20.841cm" svg:y2="7.865cm">
          <text:p/>
        </draw:line>
        <draw:line draw:style-name="gr46" draw:text-style-name="P45" draw:layer="layout" svg:x1="14.66cm" svg:y1="8.265cm" svg:x2="20.841cm" svg:y2="8.265cm">
          <text:p/>
        </draw:line>
        <draw:line draw:style-name="gr46" draw:text-style-name="P45" draw:layer="layout" svg:x1="14.66cm" svg:y1="8.663cm" svg:x2="20.841cm" svg:y2="8.663cm">
          <text:p/>
        </draw:line>
        <draw:line draw:style-name="gr46" draw:text-style-name="P45" draw:layer="layout" svg:x1="14.66cm" svg:y1="9.063cm" svg:x2="20.841cm" svg:y2="9.063cm">
          <text:p/>
        </draw:line>
        <draw:line draw:style-name="gr46" draw:text-style-name="P45" draw:layer="layout" svg:x1="14.66cm" svg:y1="9.463cm" svg:x2="20.841cm" svg:y2="9.463cm">
          <text:p/>
        </draw:line>
        <draw:line draw:style-name="gr46" draw:text-style-name="P45" draw:layer="layout" svg:x1="14.66cm" svg:y1="9.862cm" svg:x2="20.841cm" svg:y2="9.862cm">
          <text:p/>
        </draw:line>
        <draw:line draw:style-name="gr46" draw:text-style-name="P45" draw:layer="layout" svg:x1="14.66cm" svg:y1="10.261cm" svg:x2="20.841cm" svg:y2="10.261cm">
          <text:p/>
        </draw:line>
        <draw:line draw:style-name="gr46" draw:text-style-name="P45" draw:layer="layout" svg:x1="14.66cm" svg:y1="10.66cm" svg:x2="20.841cm" svg:y2="10.66cm">
          <text:p/>
        </draw:line>
        <draw:line draw:style-name="gr46" draw:text-style-name="P45" draw:layer="layout" svg:x1="14.66cm" svg:y1="11.059cm" svg:x2="20.841cm" svg:y2="11.059cm">
          <text:p/>
        </draw:line>
        <draw:line draw:style-name="gr46" draw:text-style-name="P45" draw:layer="layout" svg:x1="14.66cm" svg:y1="11.459cm" svg:x2="20.841cm" svg:y2="11.459cm">
          <text:p/>
        </draw:lin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2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4cm" svg:height="0.687cm" svg:x="14.615cm" svg:y="11.615cm">
          <draw:text-box>
            <text:p text:style-name="P3"><text:span text:style-name="T25">2</text:span><text:span text:style-name="T25">2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6" draw:layer="layout" svg:x1="14.66cm" svg:y1="12.566cm" svg:x2="20.84cm" svg:y2="12.566cm">
          <text:p/>
        </draw:line>
        <draw:line draw:style-name="gr46" draw:text-style-name="P46" draw:layer="layout" svg:x1="14.66cm" svg:y1="12.965cm" svg:x2="20.841cm" svg:y2="12.965cm">
          <text:p/>
        </draw:line>
        <draw:line draw:style-name="gr46" draw:text-style-name="P46" draw:layer="layout" svg:x1="14.66cm" svg:y1="13.365cm" svg:x2="20.841cm" svg:y2="13.365cm">
          <text:p/>
        </draw:line>
        <draw:line draw:style-name="gr46" draw:text-style-name="P46" draw:layer="layout" svg:x1="14.66cm" svg:y1="13.763cm" svg:x2="20.841cm" svg:y2="13.763cm">
          <text:p/>
        </draw:line>
        <draw:line draw:style-name="gr46" draw:text-style-name="P46" draw:layer="layout" svg:x1="14.66cm" svg:y1="14.163cm" svg:x2="20.841cm" svg:y2="14.163cm">
          <text:p/>
        </draw:line>
        <draw:line draw:style-name="gr46" draw:text-style-name="P46" draw:layer="layout" svg:x1="14.66cm" svg:y1="14.563cm" svg:x2="20.841cm" svg:y2="14.563cm">
          <text:p/>
        </draw:line>
        <draw:line draw:style-name="gr46" draw:text-style-name="P46" draw:layer="layout" svg:x1="14.66cm" svg:y1="14.962cm" svg:x2="20.841cm" svg:y2="14.962cm">
          <text:p/>
        </draw:line>
        <draw:line draw:style-name="gr46" draw:text-style-name="P46" draw:layer="layout" svg:x1="14.66cm" svg:y1="15.361cm" svg:x2="20.841cm" svg:y2="15.361cm">
          <text:p/>
        </draw:line>
        <draw:line draw:style-name="gr46" draw:text-style-name="P46" draw:layer="layout" svg:x1="14.66cm" svg:y1="15.76cm" svg:x2="20.841cm" svg:y2="15.76cm">
          <text:p/>
        </draw:line>
        <draw:line draw:style-name="gr46" draw:text-style-name="P46" draw:layer="layout" svg:x1="14.66cm" svg:y1="16.159cm" svg:x2="20.841cm" svg:y2="16.159cm">
          <text:p/>
        </draw:line>
        <draw:frame draw:style-name="gr166" draw:text-style-name="P12" draw:layer="layout" svg:width="1.836cm" svg:height="0.533cm" svg:x="22.043cm" svg:y="11.613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6cm">
          <draw:text-box>
            <text:p text:style-name="P3"><text:span text:style-name="T25">2</text:span><text:span text:style-name="T25">3</text:span></text:p>
          </draw:text-box>
        </draw:frame>
        <draw:frame draw:style-name="gr160" draw:text-style-name="P40" draw:layer="layout" svg:width="1.211cm" svg:height="0.517cm" svg:x="14.667cm" svg:y="17.009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47" draw:text-style-name="P39" draw:layer="layout" svg:width="0.855cm" svg:height="0.408cm" svg:x="14.71cm" svg:y="2.1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167" draw:text-style-name="P47" draw:layer="layout" svg:width="3.461cm" svg:height="0.278cm" svg:x="23.667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40" draw:layer="layout" svg:width="1.525cm" svg:height="0.671cm" svg:x="24.82cm" svg:y="17.009cm">
          <draw:text-box>
            <text:p text:style-name="P3"><text:span text:style-name="T27">E</text:span><text:span text:style-name="T27">n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4cm" svg:x2="27.029cm" svg:y2="18.084cm">
          <text:p/>
        </draw:line>
        <draw:frame draw:style-name="gr170" draw:text-style-name="P48" draw:layer="layout" svg:width="0.198cm" svg:height="0.26cm" svg:x="26.362cm" svg:y="18.38cm">
          <draw:text-box>
            <text:p text:style-name="P3"><text:span text:style-name="T29">1</text:span></text:p>
          </draw:text-box>
        </draw:frame>
        <draw:frame draw:style-name="gr170" draw:text-style-name="P48" draw:layer="layout" svg:width="0.198cm" svg:height="0.26cm" svg:x="26.883cm" svg:y="18.38cm">
          <draw:text-box>
            <text:p text:style-name="P3"><text:span text:style-name="T29">2</text:span></text:p>
          </draw:text-box>
        </draw:frame>
        <draw:frame draw:style-name="gr170" draw:text-style-name="P48" draw:layer="layout" svg:width="0.198cm" svg:height="0.26cm" svg:x="23.796cm" svg:y="18.791cm">
          <draw:text-box>
            <text:p text:style-name="P3"><text:span text:style-name="T29">3</text:span></text:p>
          </draw:text-box>
        </draw:frame>
        <draw:frame draw:style-name="gr170" draw:text-style-name="P48" draw:layer="layout" svg:width="0.198cm" svg:height="0.26cm" svg:x="24.309cm" svg:y="18.791cm">
          <draw:text-box>
            <text:p text:style-name="P3"><text:span text:style-name="T29">4</text:span></text:p>
          </draw:text-box>
        </draw:frame>
        <draw:frame draw:style-name="gr171" draw:text-style-name="P48" draw:layer="layout" svg:width="0.257cm" svg:height="0.26cm" svg:x="24.786cm" svg:y="18.791cm">
          <draw:text-box>
            <text:p text:style-name="P3"><text:span text:style-name="T29">5</text:span></text:p>
          </draw:text-box>
        </draw:frame>
        <draw:frame draw:style-name="gr171" draw:text-style-name="P48" draw:layer="layout" svg:width="0.257cm" svg:height="0.26cm" svg:x="25.327cm" svg:y="18.791cm">
          <draw:text-box>
            <text:p text:style-name="P3"><text:span text:style-name="T29">6</text:span></text:p>
          </draw:text-box>
        </draw:frame>
        <draw:frame draw:style-name="gr171" draw:text-style-name="P48" draw:layer="layout" svg:width="0.257cm" svg:height="0.26cm" svg:x="25.816cm" svg:y="18.791cm">
          <draw:text-box>
            <text:p text:style-name="P3"><text:span text:style-name="T29">7</text:span></text:p>
          </draw:text-box>
        </draw:frame>
        <draw:frame draw:style-name="gr171" draw:text-style-name="P48" draw:layer="layout" svg:width="0.257cm" svg:height="0.26cm" svg:x="26.332cm" svg:y="18.791cm">
          <draw:text-box>
            <text:p text:style-name="P3"><text:span text:style-name="T29">8</text:span></text:p>
          </draw:text-box>
        </draw:frame>
        <draw:frame draw:style-name="gr171" draw:text-style-name="P48" draw:layer="layout" svg:width="0.257cm" svg:height="0.26cm" svg:x="26.845cm" svg:y="18.791cm">
          <draw:text-box>
            <text:p text:style-name="P3"><text:span text:style-name="T29">9</text:span></text:p>
          </draw:text-box>
        </draw:frame>
        <draw:frame draw:style-name="gr171" draw:text-style-name="P48" draw:layer="layout" svg:width="0.257cm" svg:height="0.26cm" svg:x="23.761cm" svg:y="19.204cm">
          <draw:text-box>
            <text:p text:style-name="P3"><text:span text:style-name="T29">1</text:span><text:span text:style-name="T29">0</text:span></text:p>
          </draw:text-box>
        </draw:frame>
        <draw:frame draw:style-name="gr171" draw:text-style-name="P48" draw:layer="layout" svg:width="0.257cm" svg:height="0.26cm" svg:x="24.275cm" svg:y="19.204cm">
          <draw:text-box>
            <text:p text:style-name="P3"><text:span text:style-name="T29">11</text:span></text:p>
          </draw:text-box>
        </draw:frame>
        <draw:frame draw:style-name="gr171" draw:text-style-name="P48" draw:layer="layout" svg:width="0.257cm" svg:height="0.26cm" svg:x="24.796cm" svg:y="19.204cm">
          <draw:text-box>
            <text:p text:style-name="P3"><text:span text:style-name="T29">1</text:span><text:span text:style-name="T29">2</text:span></text:p>
          </draw:text-box>
        </draw:frame>
        <draw:frame draw:style-name="gr171" draw:text-style-name="P48" draw:layer="layout" svg:width="0.257cm" svg:height="0.26cm" svg:x="25.302cm" svg:y="19.204cm">
          <draw:text-box>
            <text:p text:style-name="P3"><text:span text:style-name="T29">1</text:span><text:span text:style-name="T29">3</text:span></text:p>
          </draw:text-box>
        </draw:frame>
        <draw:frame draw:style-name="gr171" draw:text-style-name="P48" draw:layer="layout" svg:width="0.257cm" svg:height="0.26cm" svg:x="25.815cm" svg:y="19.204cm">
          <draw:text-box>
            <text:p text:style-name="P3"><text:span text:style-name="T29">1</text:span><text:span text:style-name="T29">4</text:span></text:p>
          </draw:text-box>
        </draw:frame>
        <draw:frame draw:style-name="gr171" draw:text-style-name="P48" draw:layer="layout" svg:width="0.257cm" svg:height="0.26cm" svg:x="26.302cm" svg:y="19.204cm">
          <draw:text-box>
            <text:p text:style-name="P3"><text:span text:style-name="T29">1</text:span><text:span text:style-name="T29">5</text:span></text:p>
          </draw:text-box>
        </draw:frame>
        <draw:frame draw:style-name="gr171" draw:text-style-name="P48" draw:layer="layout" svg:width="0.257cm" svg:height="0.26cm" svg:x="26.842cm" svg:y="19.204cm">
          <draw:text-box>
            <text:p text:style-name="P3"><text:span text:style-name="T29">1</text:span><text:span text:style-name="T29">6</text:span></text:p>
          </draw:text-box>
        </draw:frame>
        <draw:frame draw:style-name="gr171" draw:text-style-name="P48" draw:layer="layout" svg:width="0.257cm" svg:height="0.26cm" svg:x="23.737cm" svg:y="19.617cm">
          <draw:text-box>
            <text:p text:style-name="P3"><text:span text:style-name="T29">1</text:span><text:span text:style-name="T29">7</text:span></text:p>
          </draw:text-box>
        </draw:frame>
        <draw:frame draw:style-name="gr171" draw:text-style-name="P48" draw:layer="layout" svg:width="0.257cm" svg:height="0.26cm" svg:x="24.253cm" svg:y="19.617cm">
          <draw:text-box>
            <text:p text:style-name="P3"><text:span text:style-name="T29">1</text:span><text:span text:style-name="T29">8</text:span></text:p>
          </draw:text-box>
        </draw:frame>
        <draw:frame draw:style-name="gr171" draw:text-style-name="P48" draw:layer="layout" svg:width="0.257cm" svg:height="0.26cm" svg:x="24.767cm" svg:y="19.617cm">
          <draw:text-box>
            <text:p text:style-name="P3"><text:span text:style-name="T29">1</text:span><text:span text:style-name="T29">9</text:span></text:p>
          </draw:text-box>
        </draw:frame>
        <draw:frame draw:style-name="gr171" draw:text-style-name="P48" draw:layer="layout" svg:width="0.257cm" svg:height="0.26cm" svg:x="25.277cm" svg:y="19.617cm">
          <draw:text-box>
            <text:p text:style-name="P3"><text:span text:style-name="T29">2</text:span><text:span text:style-name="T29">0</text:span></text:p>
          </draw:text-box>
        </draw:frame>
        <draw:frame draw:style-name="gr171" draw:text-style-name="P48" draw:layer="layout" svg:width="0.257cm" svg:height="0.26cm" svg:x="25.79cm" svg:y="19.617cm">
          <draw:text-box>
            <text:p text:style-name="P3"><text:span text:style-name="T29">2</text:span><text:span text:style-name="T29">1</text:span></text:p>
          </draw:text-box>
        </draw:frame>
        <draw:frame draw:style-name="gr171" draw:text-style-name="P48" draw:layer="layout" svg:width="0.257cm" svg:height="0.26cm" svg:x="26.311cm" svg:y="19.617cm">
          <draw:text-box>
            <text:p text:style-name="P3"><text:span text:style-name="T29">2</text:span><text:span text:style-name="T29">2</text:span></text:p>
          </draw:text-box>
        </draw:frame>
        <draw:frame draw:style-name="gr171" draw:text-style-name="P48" draw:layer="layout" svg:width="0.257cm" svg:height="0.26cm" svg:x="26.819cm" svg:y="19.617cm">
          <draw:text-box>
            <text:p text:style-name="P3"><text:span text:style-name="T29">2</text:span><text:span text:style-name="T29">3</text:span></text:p>
          </draw:text-box>
        </draw:frame>
        <draw:frame draw:style-name="gr171" draw:text-style-name="P48" draw:layer="layout" svg:width="0.257cm" svg:height="0.26cm" svg:x="23.739cm" svg:y="20.034cm">
          <draw:text-box>
            <text:p text:style-name="P3"><text:span text:style-name="T29">2</text:span><text:span text:style-name="T29">4</text:span></text:p>
          </draw:text-box>
        </draw:frame>
        <draw:frame draw:style-name="gr171" draw:text-style-name="P48" draw:layer="layout" svg:width="0.257cm" svg:height="0.26cm" svg:x="24.255cm" svg:y="20.034cm">
          <draw:text-box>
            <text:p text:style-name="P3"><text:span text:style-name="T29">2</text:span><text:span text:style-name="T29">5</text:span></text:p>
          </draw:text-box>
        </draw:frame>
        <draw:frame draw:style-name="gr171" draw:text-style-name="P48" draw:layer="layout" svg:width="0.257cm" svg:height="0.26cm" svg:x="24.769cm" svg:y="20.034cm">
          <draw:text-box>
            <text:p text:style-name="P3"><text:span text:style-name="T29">2</text:span><text:span text:style-name="T29">6</text:span></text:p>
          </draw:text-box>
        </draw:frame>
        <draw:frame draw:style-name="gr171" draw:text-style-name="P48" draw:layer="layout" svg:width="0.257cm" svg:height="0.26cm" svg:x="25.279cm" svg:y="20.034cm">
          <draw:text-box>
            <text:p text:style-name="P3"><text:span text:style-name="T29">2</text:span><text:span text:style-name="T29">7</text:span></text:p>
          </draw:text-box>
        </draw:frame>
        <draw:frame draw:style-name="gr171" draw:text-style-name="P48" draw:layer="layout" svg:width="0.257cm" svg:height="0.26cm" svg:x="25.792cm" svg:y="20.034cm">
          <draw:text-box>
            <text:p text:style-name="P3"><text:span text:style-name="T29">2</text:span><text:span text:style-name="T29">8</text:span></text:p>
          </draw:text-box>
        </draw:frame>
        <draw:frame draw:style-name="gr171" draw:text-style-name="P48" draw:layer="layout" svg:width="0.257cm" svg:height="0.26cm" svg:x="23.739cm" svg:y="20.454cm">
          <draw:text-box>
            <text:p text:style-name="P3"><text:span text:style-name="T29">3</text:span><text:span text:style-name="T29">1</text:span></text:p>
          </draw:text-box>
        </draw:frame>
        <draw:frame draw:style-name="gr171" draw:text-style-name="P48" draw:layer="layout" svg:width="0.257cm" svg:height="0.26cm" svg:x="26.312cm" svg:y="20.031cm">
          <draw:text-box>
            <text:p text:style-name="P3"><text:span text:style-name="T29">2</text:span><text:span text:style-name="T29">9</text:span></text:p>
          </draw:text-box>
        </draw:frame>
        <draw:frame draw:style-name="gr171" draw:text-style-name="P48" draw:layer="layout" svg:width="0.257cm" svg:height="0.26cm" svg:x="26.82cm" svg:y="20.031cm">
          <draw:text-box>
            <text:p text:style-name="P3"><text:span text:style-name="T29">3</text:span><text:span text:style-name="T29">0</text:span></text:p>
          </draw:text-box>
        </draw:frame>
      </draw:page>
      <draw:page draw:name="page14" draw:style-name="dp1" draw:master-page-name="master-page34">
        <draw:custom-shape draw:style-name="gr255" draw:text-style-name="P2" draw:layer="layout" svg:width="1.974cm" svg:height="0.663cm" svg:x="19.953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2cm" svg:y1="2.672cm" svg:x2="27.243cm" svg:y2="2.672cm">
          <text:p/>
        </draw:line>
        <draw:line draw:style-name="gr46" draw:text-style-name="P10" draw:layer="layout" svg:x1="14.492cm" svg:y1="3.537cm" svg:x2="27.243cm" svg:y2="3.537cm">
          <text:p/>
        </draw:line>
        <draw:line draw:style-name="gr46" draw:text-style-name="P10" draw:layer="layout" svg:x1="14.492cm" svg:y1="4.404cm" svg:x2="27.243cm" svg:y2="4.404cm">
          <text:p/>
        </draw:line>
        <draw:line draw:style-name="gr46" draw:text-style-name="P10" draw:layer="layout" svg:x1="14.492cm" svg:y1="5.27cm" svg:x2="27.243cm" svg:y2="5.27cm">
          <text:p/>
        </draw:line>
        <draw:line draw:style-name="gr46" draw:text-style-name="P10" draw:layer="layout" svg:x1="14.492cm" svg:y1="6.136cm" svg:x2="27.243cm" svg:y2="6.136cm">
          <text:p/>
        </draw:line>
        <draw:line draw:style-name="gr46" draw:text-style-name="P10" draw:layer="layout" svg:x1="14.492cm" svg:y1="7.003cm" svg:x2="27.243cm" svg:y2="7.003cm">
          <text:p/>
        </draw:line>
        <draw:line draw:style-name="gr46" draw:text-style-name="P10" draw:layer="layout" svg:x1="14.492cm" svg:y1="7.869cm" svg:x2="27.243cm" svg:y2="7.869cm">
          <text:p/>
        </draw:line>
        <draw:line draw:style-name="gr46" draw:text-style-name="P10" draw:layer="layout" svg:x1="14.492cm" svg:y1="8.734cm" svg:x2="27.243cm" svg:y2="8.734cm">
          <text:p/>
        </draw:line>
        <draw:line draw:style-name="gr46" draw:text-style-name="P10" draw:layer="layout" svg:x1="14.492cm" svg:y1="9.601cm" svg:x2="27.243cm" svg:y2="9.601cm">
          <text:p/>
        </draw:line>
        <draw:line draw:style-name="gr46" draw:text-style-name="P10" draw:layer="layout" svg:x1="14.492cm" svg:y1="10.466cm" svg:x2="27.243cm" svg:y2="10.466cm">
          <text:p/>
        </draw:line>
        <draw:line draw:style-name="gr46" draw:text-style-name="P10" draw:layer="layout" svg:x1="14.492cm" svg:y1="11.333cm" svg:x2="27.243cm" svg:y2="11.333cm">
          <text:p/>
        </draw:line>
        <draw:line draw:style-name="gr46" draw:text-style-name="P10" draw:layer="layout" svg:x1="14.492cm" svg:y1="12.199cm" svg:x2="27.243cm" svg:y2="12.199cm">
          <text:p/>
        </draw:line>
        <draw:line draw:style-name="gr46" draw:text-style-name="P10" draw:layer="layout" svg:x1="14.492cm" svg:y1="13.064cm" svg:x2="27.243cm" svg:y2="13.064cm">
          <text:p/>
        </draw:line>
        <draw:line draw:style-name="gr46" draw:text-style-name="P10" draw:layer="layout" svg:x1="14.492cm" svg:y1="13.931cm" svg:x2="27.243cm" svg:y2="13.931cm">
          <text:p/>
        </draw:line>
        <draw:line draw:style-name="gr46" draw:text-style-name="P10" draw:layer="layout" svg:x1="14.492cm" svg:y1="14.793cm" svg:x2="27.243cm" svg:y2="14.793cm">
          <text:p/>
        </draw:line>
        <draw:line draw:style-name="gr46" draw:text-style-name="P10" draw:layer="layout" svg:x1="14.492cm" svg:y1="15.653cm" svg:x2="27.243cm" svg:y2="15.653cm">
          <text:p/>
        </draw:line>
        <draw:line draw:style-name="gr46" draw:text-style-name="P10" draw:layer="layout" svg:x1="14.492cm" svg:y1="16.513cm" svg:x2="27.243cm" svg:y2="16.513cm">
          <text:p/>
        </draw:line>
        <draw:line draw:style-name="gr46" draw:text-style-name="P10" draw:layer="layout" svg:x1="14.492cm" svg:y1="17.373cm" svg:x2="27.243cm" svg:y2="17.373cm">
          <text:p/>
        </draw:line>
        <draw:line draw:style-name="gr46" draw:text-style-name="P10" draw:layer="layout" svg:x1="14.492cm" svg:y1="18.233cm" svg:x2="27.243cm" svg:y2="18.233cm">
          <text:p/>
        </draw:line>
        <draw:line draw:style-name="gr46" draw:text-style-name="P10" draw:layer="layout" svg:x1="14.492cm" svg:y1="19.093cm" svg:x2="27.243cm" svg:y2="19.093cm">
          <text:p/>
        </draw:line>
        <draw:line draw:style-name="gr46" draw:text-style-name="P10" draw:layer="layout" svg:x1="14.492cm" svg:y1="19.953cm" svg:x2="27.243cm" svg:y2="19.953cm">
          <text:p/>
        </draw:line>
        <draw:line draw:style-name="gr46" draw:text-style-name="P10" draw:layer="layout" svg:x1="14.492cm" svg:y1="20.813cm" svg:x2="27.243cm" svg:y2="20.813cm">
          <text:p/>
        </draw:line>
        <draw:line draw:style-name="gr6" draw:text-style-name="P6" draw:layer="layout" svg:x1="14.41cm" svg:y1="1.972cm" svg:x2="27.259cm" svg:y2="1.972cm">
          <text:p/>
        </draw:line>
        <draw:frame draw:style-name="gr164" draw:text-style-name="P43" draw:layer="layout" svg:width="1.543cm" svg:height="1.729cm" svg:x="25.564cm" svg:y="0.708cm">
          <draw:text-box>
            <text:p text:style-name="P42"><text:span text:style-name="T7">2</text:span><text:span text:style-name="T7">0</text:span><text:span text:style-name="T7">2</text:span><text:span text:style-name="T7">2</text:span></text:p>
          </draw:text-box>
        </draw:frame>
        <draw:frame draw:style-name="gr161" draw:text-style-name="P41" draw:layer="layout" svg:width="2.186cm" svg:height="0.556cm" svg:x="20.303cm" svg:y="1.218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2</text:span><text:span text:style-name="T25">4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E</text:span><text:span text:style-name="T7">N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2</text:span><text:span text:style-name="T25">5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8cm" svg:height="0.687cm" svg:x="0.92cm" svg:y="11.61cm">
          <draw:text-box>
            <text:p text:style-name="P3"><text:span text:style-name="T25">2</text:span><text:span text:style-name="T25">6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256" draw:text-style-name="P41" draw:layer="layout" svg:width="2.275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4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</draw:page>
      <draw:page draw:name="page15" draw:style-name="dp1" draw:master-page-name="master-page34">
        <draw:custom-shape draw:style-name="gr255" draw:text-style-name="P2" draw:layer="layout" svg:width="1.974cm" svg:height="0.663cm" svg:x="6.554cm" svg:y="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67cm" svg:x2="13.954cm" svg:y2="2.667cm">
          <text:p/>
        </draw:line>
        <draw:line draw:style-name="gr46" draw:text-style-name="P10" draw:layer="layout" svg:x1="0.7cm" svg:y1="3.532cm" svg:x2="13.954cm" svg:y2="3.532cm">
          <text:p/>
        </draw:line>
        <draw:line draw:style-name="gr46" draw:text-style-name="P10" draw:layer="layout" svg:x1="0.7cm" svg:y1="4.399cm" svg:x2="13.954cm" svg:y2="4.399cm">
          <text:p/>
        </draw:line>
        <draw:line draw:style-name="gr46" draw:text-style-name="P10" draw:layer="layout" svg:x1="0.7cm" svg:y1="5.264cm" svg:x2="13.954cm" svg:y2="5.264cm">
          <text:p/>
        </draw:line>
        <draw:line draw:style-name="gr46" draw:text-style-name="P10" draw:layer="layout" svg:x1="0.7cm" svg:y1="6.131cm" svg:x2="13.954cm" svg:y2="6.131cm">
          <text:p/>
        </draw:line>
        <draw:line draw:style-name="gr46" draw:text-style-name="P10" draw:layer="layout" svg:x1="0.7cm" svg:y1="6.998cm" svg:x2="13.954cm" svg:y2="6.998cm">
          <text:p/>
        </draw:line>
        <draw:line draw:style-name="gr46" draw:text-style-name="P10" draw:layer="layout" svg:x1="0.7cm" svg:y1="7.863cm" svg:x2="13.954cm" svg:y2="7.863cm">
          <text:p/>
        </draw:line>
        <draw:line draw:style-name="gr46" draw:text-style-name="P10" draw:layer="layout" svg:x1="0.7cm" svg:y1="8.729cm" svg:x2="13.954cm" svg:y2="8.729cm">
          <text:p/>
        </draw:line>
        <draw:line draw:style-name="gr46" draw:text-style-name="P10" draw:layer="layout" svg:x1="0.7cm" svg:y1="9.595cm" svg:x2="13.954cm" svg:y2="9.595cm">
          <text:p/>
        </draw:line>
        <draw:line draw:style-name="gr46" draw:text-style-name="P10" draw:layer="layout" svg:x1="0.7cm" svg:y1="10.461cm" svg:x2="13.954cm" svg:y2="10.461cm">
          <text:p/>
        </draw:line>
        <draw:line draw:style-name="gr46" draw:text-style-name="P10" draw:layer="layout" svg:x1="0.7cm" svg:y1="11.328cm" svg:x2="13.954cm" svg:y2="11.328cm">
          <text:p/>
        </draw:line>
        <draw:line draw:style-name="gr46" draw:text-style-name="P10" draw:layer="layout" svg:x1="0.7cm" svg:y1="12.193cm" svg:x2="13.954cm" svg:y2="12.193cm">
          <text:p/>
        </draw:line>
        <draw:line draw:style-name="gr46" draw:text-style-name="P10" draw:layer="layout" svg:x1="0.7cm" svg:y1="13.059cm" svg:x2="13.954cm" svg:y2="13.059cm">
          <text:p/>
        </draw:line>
        <draw:line draw:style-name="gr46" draw:text-style-name="P10" draw:layer="layout" svg:x1="0.7cm" svg:y1="13.926cm" svg:x2="13.954cm" svg:y2="13.926cm">
          <text:p/>
        </draw:line>
        <draw:line draw:style-name="gr46" draw:text-style-name="P10" draw:layer="layout" svg:x1="0.7cm" svg:y1="14.788cm" svg:x2="13.954cm" svg:y2="14.788cm">
          <text:p/>
        </draw:line>
        <draw:line draw:style-name="gr46" draw:text-style-name="P10" draw:layer="layout" svg:x1="0.7cm" svg:y1="15.648cm" svg:x2="13.954cm" svg:y2="15.648cm">
          <text:p/>
        </draw:line>
        <draw:line draw:style-name="gr46" draw:text-style-name="P10" draw:layer="layout" svg:x1="0.7cm" svg:y1="16.508cm" svg:x2="13.954cm" svg:y2="16.508cm">
          <text:p/>
        </draw:line>
        <draw:line draw:style-name="gr46" draw:text-style-name="P10" draw:layer="layout" svg:x1="0.7cm" svg:y1="17.368cm" svg:x2="13.954cm" svg:y2="17.368cm">
          <text:p/>
        </draw:line>
        <draw:line draw:style-name="gr46" draw:text-style-name="P10" draw:layer="layout" svg:x1="0.7cm" svg:y1="18.228cm" svg:x2="13.954cm" svg:y2="18.228cm">
          <text:p/>
        </draw:line>
        <draw:line draw:style-name="gr46" draw:text-style-name="P10" draw:layer="layout" svg:x1="0.7cm" svg:y1="19.088cm" svg:x2="13.954cm" svg:y2="19.088cm">
          <text:p/>
        </draw:line>
        <draw:line draw:style-name="gr46" draw:text-style-name="P10" draw:layer="layout" svg:x1="0.7cm" svg:y1="19.948cm" svg:x2="13.954cm" svg:y2="19.948cm">
          <text:p/>
        </draw:line>
        <draw:line draw:style-name="gr46" draw:text-style-name="P10" draw:layer="layout" svg:x1="0.7cm" svg:y1="20.808cm" svg:x2="13.954cm" svg:y2="20.808cm">
          <text:p/>
        </draw:line>
        <draw:line draw:style-name="gr6" draw:text-style-name="P6" draw:layer="layout" svg:x1="0.706cm" svg:y1="1.97cm" svg:x2="13.956cm" svg:y2="1.97cm">
          <text:p/>
        </draw:line>
        <draw:frame draw:style-name="gr146" draw:text-style-name="P13" draw:layer="layout" svg:width="2.917cm" svg:height="0.776cm" svg:x="0.92cm" svg:y="0.706cm">
          <draw:text-box>
            <text:p text:style-name="P3"><text:span text:style-name="T7">E</text:span><text:span text:style-name="T7">N</text:span><text:span text:style-name="T7">E</text:span><text:span text:style-name="T7">R</text:span><text:span text:style-name="T7">O</text:span></text:p>
          </draw:text-box>
        </draw:frame>
        <draw:frame draw:style-name="gr161" draw:text-style-name="P41" draw:layer="layout" svg:width="2.186cm" svg:height="0.556cm" svg:x="6.9cm" svg:y="1.217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custom-shape draw:style-name="gr159" draw:text-style-name="P2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5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3cm" svg:x2="23.46cm" svg:y2="17.263cm">
          <text:p/>
        </draw:line>
        <draw:line draw:style-name="gr46" draw:text-style-name="P10" draw:layer="layout" svg:x1="14cm" svg:y1="17.663cm" svg:x2="23.46cm" svg:y2="17.663cm">
          <text:p/>
        </draw:line>
        <draw:line draw:style-name="gr46" draw:text-style-name="P10" draw:layer="layout" svg:x1="14cm" svg:y1="18.061cm" svg:x2="23.46cm" svg:y2="18.061cm">
          <text:p/>
        </draw:line>
        <draw:line draw:style-name="gr46" draw:text-style-name="P10" draw:layer="layout" svg:x1="14cm" svg:y1="18.461cm" svg:x2="23.46cm" svg:y2="18.461cm">
          <text:p/>
        </draw:line>
        <draw:line draw:style-name="gr46" draw:text-style-name="P10" draw:layer="layout" svg:x1="14cm" svg:y1="18.861cm" svg:x2="23.46cm" svg:y2="18.861cm">
          <text:p/>
        </draw:line>
        <draw:line draw:style-name="gr46" draw:text-style-name="P10" draw:layer="layout" svg:x1="14cm" svg:y1="19.26cm" svg:x2="23.46cm" svg:y2="19.26cm">
          <text:p/>
        </draw:line>
        <draw:line draw:style-name="gr46" draw:text-style-name="P10" draw:layer="layout" svg:x1="14cm" svg:y1="19.659cm" svg:x2="23.46cm" svg:y2="19.659cm">
          <text:p/>
        </draw:line>
        <draw:line draw:style-name="gr46" draw:text-style-name="P10" draw:layer="layout" svg:x1="14cm" svg:y1="20.058cm" svg:x2="23.46cm" svg:y2="20.058cm">
          <text:p/>
        </draw:line>
        <draw:line draw:style-name="gr46" draw:text-style-name="P10" draw:layer="layout" svg:x1="14cm" svg:y1="20.457cm" svg:x2="23.46cm" svg:y2="20.457cm">
          <text:p/>
        </draw:line>
        <draw:frame draw:style-name="gr162" draw:text-style-name="P11" draw:layer="layout" svg:width="2.782cm" svg:height="0.398cm" svg:x="15.046cm" svg:y="1.375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5cm" svg:x2="27.256cm" svg:y2="1.965cm">
          <text:p/>
        </draw:line>
        <draw:frame draw:style-name="gr162" draw:text-style-name="P11" draw:layer="layout" svg:width="2.782cm" svg:height="0.398cm" svg:x="15.047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1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4cm">
          <draw:text-box>
            <text:p text:style-name="P3"><text:span text:style-name="T25">2</text:span><text:span text:style-name="T25">7</text:span></text:p>
          </draw:text-box>
        </draw:frame>
        <draw:frame draw:style-name="gr164" draw:text-style-name="P43" draw:layer="layout" svg:width="1.543cm" svg:height="1.729cm" svg:x="25.56cm" svg:y="0.701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4cm" svg:x2="27.24cm" svg:y2="2.364cm">
          <text:p/>
        </draw:line>
        <draw:line draw:style-name="gr46" draw:text-style-name="P10" draw:layer="layout" svg:x1="21.06cm" svg:y1="2.763cm" svg:x2="27.241cm" svg:y2="2.763cm">
          <text:p/>
        </draw:line>
        <draw:line draw:style-name="gr46" draw:text-style-name="P10" draw:layer="layout" svg:x1="21.06cm" svg:y1="3.163cm" svg:x2="27.241cm" svg:y2="3.163cm">
          <text:p/>
        </draw:line>
        <draw:line draw:style-name="gr46" draw:text-style-name="P10" draw:layer="layout" svg:x1="21.06cm" svg:y1="3.561cm" svg:x2="27.241cm" svg:y2="3.561cm">
          <text:p/>
        </draw:line>
        <draw:line draw:style-name="gr46" draw:text-style-name="P10" draw:layer="layout" svg:x1="21.06cm" svg:y1="3.961cm" svg:x2="27.241cm" svg:y2="3.961cm">
          <text:p/>
        </draw:line>
        <draw:line draw:style-name="gr46" draw:text-style-name="P10" draw:layer="layout" svg:x1="21.06cm" svg:y1="4.361cm" svg:x2="27.241cm" svg:y2="4.361cm">
          <text:p/>
        </draw:line>
        <draw:line draw:style-name="gr46" draw:text-style-name="P10" draw:layer="layout" svg:x1="21.06cm" svg:y1="4.76cm" svg:x2="27.241cm" svg:y2="4.76cm">
          <text:p/>
        </draw:line>
        <draw:line draw:style-name="gr46" draw:text-style-name="P10" draw:layer="layout" svg:x1="21.06cm" svg:y1="5.159cm" svg:x2="27.241cm" svg:y2="5.159cm">
          <text:p/>
        </draw:line>
        <draw:line draw:style-name="gr46" draw:text-style-name="P10" draw:layer="layout" svg:x1="21.06cm" svg:y1="5.558cm" svg:x2="27.241cm" svg:y2="5.558cm">
          <text:p/>
        </draw:line>
        <draw:line draw:style-name="gr46" draw:text-style-name="P10" draw:layer="layout" svg:x1="21.06cm" svg:y1="5.957cm" svg:x2="27.241cm" svg:y2="5.957cm">
          <text:p/>
        </draw:line>
        <draw:line draw:style-name="gr46" draw:text-style-name="P10" draw:layer="layout" svg:x1="21.06cm" svg:y1="6.357cm" svg:x2="27.241cm" svg:y2="6.357cm">
          <text:p/>
        </draw:line>
        <draw:line draw:style-name="gr46" draw:text-style-name="P10" draw:layer="layout" svg:x1="14.66cm" svg:y1="2.365cm" svg:x2="20.84cm" svg:y2="2.365cm">
          <text:p/>
        </draw:line>
        <draw:line draw:style-name="gr46" draw:text-style-name="P10" draw:layer="layout" svg:x1="14.66cm" svg:y1="2.764cm" svg:x2="20.841cm" svg:y2="2.764cm">
          <text:p/>
        </draw:line>
        <draw:line draw:style-name="gr46" draw:text-style-name="P10" draw:layer="layout" svg:x1="14.66cm" svg:y1="3.164cm" svg:x2="20.841cm" svg:y2="3.164cm">
          <text:p/>
        </draw:line>
        <draw:line draw:style-name="gr46" draw:text-style-name="P10" draw:layer="layout" svg:x1="14.66cm" svg:y1="3.562cm" svg:x2="20.841cm" svg:y2="3.562cm">
          <text:p/>
        </draw:line>
        <draw:line draw:style-name="gr46" draw:text-style-name="P10" draw:layer="layout" svg:x1="14.66cm" svg:y1="3.962cm" svg:x2="20.841cm" svg:y2="3.962cm">
          <text:p/>
        </draw:line>
        <draw:line draw:style-name="gr46" draw:text-style-name="P10" draw:layer="layout" svg:x1="14.66cm" svg:y1="4.362cm" svg:x2="20.841cm" svg:y2="4.362cm">
          <text:p/>
        </draw:line>
        <draw:line draw:style-name="gr46" draw:text-style-name="P10" draw:layer="layout" svg:x1="14.66cm" svg:y1="4.761cm" svg:x2="20.841cm" svg:y2="4.761cm">
          <text:p/>
        </draw:line>
        <draw:line draw:style-name="gr46" draw:text-style-name="P10" draw:layer="layout" svg:x1="14.66cm" svg:y1="5.16cm" svg:x2="20.841cm" svg:y2="5.16cm">
          <text:p/>
        </draw:line>
        <draw:line draw:style-name="gr46" draw:text-style-name="P10" draw:layer="layout" svg:x1="14.66cm" svg:y1="5.559cm" svg:x2="20.841cm" svg:y2="5.559cm">
          <text:p/>
        </draw:line>
        <draw:line draw:style-name="gr46" draw:text-style-name="P10" draw:layer="layout" svg:x1="14.66cm" svg:y1="5.958cm" svg:x2="20.841cm" svg:y2="5.958cm">
          <text:p/>
        </draw:line>
        <draw:line draw:style-name="gr46" draw:text-style-name="P10" draw:layer="layout" svg:x1="14.66cm" svg:y1="6.358cm" svg:x2="20.841cm" svg:y2="6.358cm">
          <text:p/>
        </draw:line>
        <draw:frame draw:style-name="gr162" draw:text-style-name="P11" draw:layer="layout" svg:width="2.782cm" svg:height="0.398cm" svg:x="15.046cm" svg:y="6.475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5cm" svg:x2="27.256cm" svg:y2="7.065cm">
          <text:p/>
        </draw:line>
        <draw:frame draw:style-name="gr162" draw:text-style-name="P11" draw:layer="layout" svg:width="2.782cm" svg:height="0.398cm" svg:x="15.047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1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4cm">
          <draw:text-box>
            <text:p text:style-name="P3"><text:span text:style-name="T25">2</text:span><text:span text:style-name="T25">8</text:span></text:p>
          </draw:text-box>
        </draw:fram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4cm" svg:x2="27.24cm" svg:y2="7.464cm">
          <text:p/>
        </draw:line>
        <draw:line draw:style-name="gr46" draw:text-style-name="P10" draw:layer="layout" svg:x1="21.06cm" svg:y1="7.863cm" svg:x2="27.241cm" svg:y2="7.863cm">
          <text:p/>
        </draw:line>
        <draw:line draw:style-name="gr46" draw:text-style-name="P10" draw:layer="layout" svg:x1="21.06cm" svg:y1="8.263cm" svg:x2="27.241cm" svg:y2="8.263cm">
          <text:p/>
        </draw:line>
        <draw:line draw:style-name="gr46" draw:text-style-name="P10" draw:layer="layout" svg:x1="21.06cm" svg:y1="8.661cm" svg:x2="27.241cm" svg:y2="8.661cm">
          <text:p/>
        </draw:line>
        <draw:line draw:style-name="gr46" draw:text-style-name="P10" draw:layer="layout" svg:x1="21.06cm" svg:y1="9.061cm" svg:x2="27.241cm" svg:y2="9.061cm">
          <text:p/>
        </draw:line>
        <draw:line draw:style-name="gr46" draw:text-style-name="P10" draw:layer="layout" svg:x1="21.06cm" svg:y1="9.461cm" svg:x2="27.241cm" svg:y2="9.461cm">
          <text:p/>
        </draw:line>
        <draw:line draw:style-name="gr46" draw:text-style-name="P10" draw:layer="layout" svg:x1="21.06cm" svg:y1="9.86cm" svg:x2="27.241cm" svg:y2="9.86cm">
          <text:p/>
        </draw:line>
        <draw:line draw:style-name="gr46" draw:text-style-name="P10" draw:layer="layout" svg:x1="21.06cm" svg:y1="10.259cm" svg:x2="27.241cm" svg:y2="10.259cm">
          <text:p/>
        </draw:line>
        <draw:line draw:style-name="gr46" draw:text-style-name="P10" draw:layer="layout" svg:x1="21.06cm" svg:y1="10.658cm" svg:x2="27.241cm" svg:y2="10.658cm">
          <text:p/>
        </draw:line>
        <draw:line draw:style-name="gr46" draw:text-style-name="P10" draw:layer="layout" svg:x1="21.06cm" svg:y1="11.057cm" svg:x2="27.241cm" svg:y2="11.057cm">
          <text:p/>
        </draw:line>
        <draw:line draw:style-name="gr46" draw:text-style-name="P10" draw:layer="layout" svg:x1="21.06cm" svg:y1="11.457cm" svg:x2="27.241cm" svg:y2="11.457cm">
          <text:p/>
        </draw:line>
        <draw:line draw:style-name="gr46" draw:text-style-name="P45" draw:layer="layout" svg:x1="14.66cm" svg:y1="7.465cm" svg:x2="20.84cm" svg:y2="7.465cm">
          <text:p/>
        </draw:line>
        <draw:line draw:style-name="gr46" draw:text-style-name="P45" draw:layer="layout" svg:x1="14.66cm" svg:y1="7.864cm" svg:x2="20.841cm" svg:y2="7.864cm">
          <text:p/>
        </draw:line>
        <draw:line draw:style-name="gr46" draw:text-style-name="P45" draw:layer="layout" svg:x1="14.66cm" svg:y1="8.264cm" svg:x2="20.841cm" svg:y2="8.264cm">
          <text:p/>
        </draw:line>
        <draw:line draw:style-name="gr46" draw:text-style-name="P45" draw:layer="layout" svg:x1="14.66cm" svg:y1="8.662cm" svg:x2="20.841cm" svg:y2="8.662cm">
          <text:p/>
        </draw:line>
        <draw:line draw:style-name="gr46" draw:text-style-name="P45" draw:layer="layout" svg:x1="14.66cm" svg:y1="9.062cm" svg:x2="20.841cm" svg:y2="9.062cm">
          <text:p/>
        </draw:line>
        <draw:line draw:style-name="gr46" draw:text-style-name="P45" draw:layer="layout" svg:x1="14.66cm" svg:y1="9.462cm" svg:x2="20.841cm" svg:y2="9.462cm">
          <text:p/>
        </draw:line>
        <draw:line draw:style-name="gr46" draw:text-style-name="P45" draw:layer="layout" svg:x1="14.66cm" svg:y1="9.861cm" svg:x2="20.841cm" svg:y2="9.861cm">
          <text:p/>
        </draw:line>
        <draw:line draw:style-name="gr46" draw:text-style-name="P45" draw:layer="layout" svg:x1="14.66cm" svg:y1="10.26cm" svg:x2="20.841cm" svg:y2="10.26cm">
          <text:p/>
        </draw:line>
        <draw:line draw:style-name="gr46" draw:text-style-name="P45" draw:layer="layout" svg:x1="14.66cm" svg:y1="10.659cm" svg:x2="20.841cm" svg:y2="10.659cm">
          <text:p/>
        </draw:line>
        <draw:line draw:style-name="gr46" draw:text-style-name="P45" draw:layer="layout" svg:x1="14.66cm" svg:y1="11.058cm" svg:x2="20.841cm" svg:y2="11.058cm">
          <text:p/>
        </draw:line>
        <draw:line draw:style-name="gr46" draw:text-style-name="P45" draw:layer="layout" svg:x1="14.66cm" svg:y1="11.458cm" svg:x2="20.841cm" svg:y2="11.458cm">
          <text:p/>
        </draw:line>
        <draw:frame draw:style-name="gr162" draw:text-style-name="P11" draw:layer="layout" svg:width="2.782cm" svg:height="0.398cm" svg:x="15.046cm" svg:y="11.575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5cm" svg:x2="27.256cm" svg:y2="12.165cm">
          <text:p/>
        </draw:line>
        <draw:frame draw:style-name="gr162" draw:text-style-name="P11" draw:layer="layout" svg:width="2.782cm" svg:height="0.398cm" svg:x="15.047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1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8cm" svg:height="0.687cm" svg:x="14.615cm" svg:y="11.614cm">
          <draw:text-box>
            <text:p text:style-name="P3"><text:span text:style-name="T25">2</text:span><text:span text:style-name="T25">9</text:span></text:p>
          </draw:text-box>
        </draw:frame>
        <draw:line draw:style-name="gr46" draw:text-style-name="P10" draw:layer="layout" svg:x1="21.06cm" svg:y1="12.564cm" svg:x2="27.24cm" svg:y2="12.564cm">
          <text:p/>
        </draw:line>
        <draw:line draw:style-name="gr46" draw:text-style-name="P10" draw:layer="layout" svg:x1="21.06cm" svg:y1="12.963cm" svg:x2="27.241cm" svg:y2="12.963cm">
          <text:p/>
        </draw:line>
        <draw:line draw:style-name="gr46" draw:text-style-name="P10" draw:layer="layout" svg:x1="21.06cm" svg:y1="13.363cm" svg:x2="27.241cm" svg:y2="13.363cm">
          <text:p/>
        </draw:line>
        <draw:line draw:style-name="gr46" draw:text-style-name="P10" draw:layer="layout" svg:x1="21.06cm" svg:y1="13.761cm" svg:x2="27.241cm" svg:y2="13.761cm">
          <text:p/>
        </draw:line>
        <draw:line draw:style-name="gr46" draw:text-style-name="P10" draw:layer="layout" svg:x1="21.06cm" svg:y1="14.161cm" svg:x2="27.241cm" svg:y2="14.161cm">
          <text:p/>
        </draw:line>
        <draw:line draw:style-name="gr46" draw:text-style-name="P10" draw:layer="layout" svg:x1="21.06cm" svg:y1="14.561cm" svg:x2="27.241cm" svg:y2="14.561cm">
          <text:p/>
        </draw:line>
        <draw:line draw:style-name="gr46" draw:text-style-name="P10" draw:layer="layout" svg:x1="21.06cm" svg:y1="14.96cm" svg:x2="27.241cm" svg:y2="14.96cm">
          <text:p/>
        </draw:line>
        <draw:line draw:style-name="gr46" draw:text-style-name="P10" draw:layer="layout" svg:x1="21.06cm" svg:y1="15.359cm" svg:x2="27.241cm" svg:y2="15.359cm">
          <text:p/>
        </draw:line>
        <draw:line draw:style-name="gr46" draw:text-style-name="P10" draw:layer="layout" svg:x1="21.06cm" svg:y1="15.758cm" svg:x2="27.241cm" svg:y2="15.758cm">
          <text:p/>
        </draw:line>
        <draw:line draw:style-name="gr46" draw:text-style-name="P10" draw:layer="layout" svg:x1="21.06cm" svg:y1="16.157cm" svg:x2="27.241cm" svg:y2="16.157cm">
          <text:p/>
        </draw:line>
        <draw:line draw:style-name="gr46" draw:text-style-name="P46" draw:layer="layout" svg:x1="14.66cm" svg:y1="12.565cm" svg:x2="20.84cm" svg:y2="12.565cm">
          <text:p/>
        </draw:line>
        <draw:line draw:style-name="gr46" draw:text-style-name="P46" draw:layer="layout" svg:x1="14.66cm" svg:y1="12.964cm" svg:x2="20.841cm" svg:y2="12.964cm">
          <text:p/>
        </draw:line>
        <draw:line draw:style-name="gr46" draw:text-style-name="P46" draw:layer="layout" svg:x1="14.66cm" svg:y1="13.364cm" svg:x2="20.841cm" svg:y2="13.364cm">
          <text:p/>
        </draw:line>
        <draw:line draw:style-name="gr46" draw:text-style-name="P46" draw:layer="layout" svg:x1="14.66cm" svg:y1="13.762cm" svg:x2="20.841cm" svg:y2="13.762cm">
          <text:p/>
        </draw:line>
        <draw:line draw:style-name="gr46" draw:text-style-name="P46" draw:layer="layout" svg:x1="14.66cm" svg:y1="14.162cm" svg:x2="20.841cm" svg:y2="14.162cm">
          <text:p/>
        </draw:line>
        <draw:line draw:style-name="gr46" draw:text-style-name="P46" draw:layer="layout" svg:x1="14.66cm" svg:y1="14.562cm" svg:x2="20.841cm" svg:y2="14.562cm">
          <text:p/>
        </draw:line>
        <draw:line draw:style-name="gr46" draw:text-style-name="P46" draw:layer="layout" svg:x1="14.66cm" svg:y1="14.961cm" svg:x2="20.841cm" svg:y2="14.961cm">
          <text:p/>
        </draw:line>
        <draw:line draw:style-name="gr46" draw:text-style-name="P46" draw:layer="layout" svg:x1="14.66cm" svg:y1="15.36cm" svg:x2="20.841cm" svg:y2="15.36cm">
          <text:p/>
        </draw:line>
        <draw:line draw:style-name="gr46" draw:text-style-name="P46" draw:layer="layout" svg:x1="14.66cm" svg:y1="15.759cm" svg:x2="20.841cm" svg:y2="15.759cm">
          <text:p/>
        </draw:line>
        <draw:line draw:style-name="gr46" draw:text-style-name="P46" draw:layer="layout" svg:x1="14.66cm" svg:y1="16.158cm" svg:x2="20.841cm" svg:y2="16.158cm">
          <text:p/>
        </draw:line>
        <draw:frame draw:style-name="gr166" draw:text-style-name="P12" draw:layer="layout" svg:width="1.836cm" svg:height="0.533cm" svg:x="22.043cm" svg:y="11.612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5cm">
          <draw:text-box>
            <text:p text:style-name="P3"><text:span text:style-name="T25">3</text:span><text:span text:style-name="T25">0</text:span></text:p>
          </draw:text-box>
        </draw:frame>
        <draw:frame draw:style-name="gr160" draw:text-style-name="P40" draw:layer="layout" svg:width="1.211cm" svg:height="0.517cm" svg:x="14.667cm" svg:y="17.008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4cm" svg:x2="20.842cm" svg:y2="16.554cm">
          <text:p/>
        </draw:line>
        <draw:line draw:style-name="gr46" draw:text-style-name="P10" draw:layer="layout" svg:x1="21.061cm" svg:y1="16.554cm" svg:x2="27.242cm" svg:y2="16.554cm">
          <text:p/>
        </draw:line>
        <draw:frame draw:style-name="gr147" draw:text-style-name="P39" draw:layer="layout" svg:width="0.855cm" svg:height="0.408cm" svg:x="14.71cm" svg:y="2.1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3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3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1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1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29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8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8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7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4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3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1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1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8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7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1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1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2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8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7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1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1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2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8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7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167" draw:text-style-name="P47" draw:layer="layout" svg:width="3.461cm" svg:height="0.278cm" svg:x="23.667cm" svg:y="2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40" draw:layer="layout" svg:width="1.525cm" svg:height="0.671cm" svg:x="24.82cm" svg:y="17.009cm">
          <draw:text-box>
            <text:p text:style-name="P3"><text:span text:style-name="T27">E</text:span><text:span text:style-name="T27">n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4cm" svg:x2="27.029cm" svg:y2="18.084cm">
          <text:p/>
        </draw:line>
        <draw:frame draw:style-name="gr170" draw:text-style-name="P48" draw:layer="layout" svg:width="0.198cm" svg:height="0.26cm" svg:x="26.362cm" svg:y="18.38cm">
          <draw:text-box>
            <text:p text:style-name="P3"><text:span text:style-name="T29">1</text:span></text:p>
          </draw:text-box>
        </draw:frame>
        <draw:frame draw:style-name="gr170" draw:text-style-name="P48" draw:layer="layout" svg:width="0.198cm" svg:height="0.26cm" svg:x="26.883cm" svg:y="18.38cm">
          <draw:text-box>
            <text:p text:style-name="P3"><text:span text:style-name="T29">2</text:span></text:p>
          </draw:text-box>
        </draw:frame>
        <draw:frame draw:style-name="gr170" draw:text-style-name="P48" draw:layer="layout" svg:width="0.198cm" svg:height="0.26cm" svg:x="23.796cm" svg:y="18.791cm">
          <draw:text-box>
            <text:p text:style-name="P3"><text:span text:style-name="T29">3</text:span></text:p>
          </draw:text-box>
        </draw:frame>
        <draw:frame draw:style-name="gr170" draw:text-style-name="P48" draw:layer="layout" svg:width="0.198cm" svg:height="0.26cm" svg:x="24.309cm" svg:y="18.791cm">
          <draw:text-box>
            <text:p text:style-name="P3"><text:span text:style-name="T29">4</text:span></text:p>
          </draw:text-box>
        </draw:frame>
        <draw:frame draw:style-name="gr171" draw:text-style-name="P48" draw:layer="layout" svg:width="0.257cm" svg:height="0.26cm" svg:x="24.786cm" svg:y="18.791cm">
          <draw:text-box>
            <text:p text:style-name="P3"><text:span text:style-name="T29">5</text:span></text:p>
          </draw:text-box>
        </draw:frame>
        <draw:frame draw:style-name="gr171" draw:text-style-name="P48" draw:layer="layout" svg:width="0.257cm" svg:height="0.26cm" svg:x="25.327cm" svg:y="18.791cm">
          <draw:text-box>
            <text:p text:style-name="P3"><text:span text:style-name="T29">6</text:span></text:p>
          </draw:text-box>
        </draw:frame>
        <draw:frame draw:style-name="gr171" draw:text-style-name="P48" draw:layer="layout" svg:width="0.257cm" svg:height="0.26cm" svg:x="25.816cm" svg:y="18.791cm">
          <draw:text-box>
            <text:p text:style-name="P3"><text:span text:style-name="T29">7</text:span></text:p>
          </draw:text-box>
        </draw:frame>
        <draw:frame draw:style-name="gr171" draw:text-style-name="P48" draw:layer="layout" svg:width="0.257cm" svg:height="0.26cm" svg:x="26.332cm" svg:y="18.791cm">
          <draw:text-box>
            <text:p text:style-name="P3"><text:span text:style-name="T29">8</text:span></text:p>
          </draw:text-box>
        </draw:frame>
        <draw:frame draw:style-name="gr171" draw:text-style-name="P48" draw:layer="layout" svg:width="0.257cm" svg:height="0.26cm" svg:x="26.845cm" svg:y="18.791cm">
          <draw:text-box>
            <text:p text:style-name="P3"><text:span text:style-name="T29">9</text:span></text:p>
          </draw:text-box>
        </draw:frame>
        <draw:frame draw:style-name="gr171" draw:text-style-name="P48" draw:layer="layout" svg:width="0.257cm" svg:height="0.26cm" svg:x="23.761cm" svg:y="19.204cm">
          <draw:text-box>
            <text:p text:style-name="P3"><text:span text:style-name="T29">1</text:span><text:span text:style-name="T29">0</text:span></text:p>
          </draw:text-box>
        </draw:frame>
        <draw:frame draw:style-name="gr171" draw:text-style-name="P48" draw:layer="layout" svg:width="0.257cm" svg:height="0.26cm" svg:x="24.275cm" svg:y="19.204cm">
          <draw:text-box>
            <text:p text:style-name="P3"><text:span text:style-name="T29">11</text:span></text:p>
          </draw:text-box>
        </draw:frame>
        <draw:frame draw:style-name="gr171" draw:text-style-name="P48" draw:layer="layout" svg:width="0.257cm" svg:height="0.26cm" svg:x="24.796cm" svg:y="19.204cm">
          <draw:text-box>
            <text:p text:style-name="P3"><text:span text:style-name="T29">1</text:span><text:span text:style-name="T29">2</text:span></text:p>
          </draw:text-box>
        </draw:frame>
        <draw:frame draw:style-name="gr171" draw:text-style-name="P48" draw:layer="layout" svg:width="0.257cm" svg:height="0.26cm" svg:x="25.302cm" svg:y="19.204cm">
          <draw:text-box>
            <text:p text:style-name="P3"><text:span text:style-name="T29">1</text:span><text:span text:style-name="T29">3</text:span></text:p>
          </draw:text-box>
        </draw:frame>
        <draw:frame draw:style-name="gr171" draw:text-style-name="P48" draw:layer="layout" svg:width="0.257cm" svg:height="0.26cm" svg:x="25.815cm" svg:y="19.204cm">
          <draw:text-box>
            <text:p text:style-name="P3"><text:span text:style-name="T29">1</text:span><text:span text:style-name="T29">4</text:span></text:p>
          </draw:text-box>
        </draw:frame>
        <draw:frame draw:style-name="gr171" draw:text-style-name="P48" draw:layer="layout" svg:width="0.257cm" svg:height="0.26cm" svg:x="26.302cm" svg:y="19.204cm">
          <draw:text-box>
            <text:p text:style-name="P3"><text:span text:style-name="T29">1</text:span><text:span text:style-name="T29">5</text:span></text:p>
          </draw:text-box>
        </draw:frame>
        <draw:frame draw:style-name="gr171" draw:text-style-name="P48" draw:layer="layout" svg:width="0.257cm" svg:height="0.26cm" svg:x="26.842cm" svg:y="19.204cm">
          <draw:text-box>
            <text:p text:style-name="P3"><text:span text:style-name="T29">1</text:span><text:span text:style-name="T29">6</text:span></text:p>
          </draw:text-box>
        </draw:frame>
        <draw:frame draw:style-name="gr171" draw:text-style-name="P48" draw:layer="layout" svg:width="0.257cm" svg:height="0.26cm" svg:x="23.737cm" svg:y="19.617cm">
          <draw:text-box>
            <text:p text:style-name="P3"><text:span text:style-name="T29">1</text:span><text:span text:style-name="T29">7</text:span></text:p>
          </draw:text-box>
        </draw:frame>
        <draw:frame draw:style-name="gr171" draw:text-style-name="P48" draw:layer="layout" svg:width="0.257cm" svg:height="0.26cm" svg:x="24.253cm" svg:y="19.617cm">
          <draw:text-box>
            <text:p text:style-name="P3"><text:span text:style-name="T29">1</text:span><text:span text:style-name="T29">8</text:span></text:p>
          </draw:text-box>
        </draw:frame>
        <draw:frame draw:style-name="gr171" draw:text-style-name="P48" draw:layer="layout" svg:width="0.257cm" svg:height="0.26cm" svg:x="24.767cm" svg:y="19.617cm">
          <draw:text-box>
            <text:p text:style-name="P3"><text:span text:style-name="T29">1</text:span><text:span text:style-name="T29">9</text:span></text:p>
          </draw:text-box>
        </draw:frame>
        <draw:frame draw:style-name="gr171" draw:text-style-name="P48" draw:layer="layout" svg:width="0.257cm" svg:height="0.26cm" svg:x="25.277cm" svg:y="19.617cm">
          <draw:text-box>
            <text:p text:style-name="P3"><text:span text:style-name="T29">2</text:span><text:span text:style-name="T29">0</text:span></text:p>
          </draw:text-box>
        </draw:frame>
        <draw:frame draw:style-name="gr171" draw:text-style-name="P48" draw:layer="layout" svg:width="0.257cm" svg:height="0.26cm" svg:x="25.79cm" svg:y="19.617cm">
          <draw:text-box>
            <text:p text:style-name="P3"><text:span text:style-name="T29">2</text:span><text:span text:style-name="T29">1</text:span></text:p>
          </draw:text-box>
        </draw:frame>
        <draw:frame draw:style-name="gr171" draw:text-style-name="P48" draw:layer="layout" svg:width="0.257cm" svg:height="0.26cm" svg:x="26.311cm" svg:y="19.617cm">
          <draw:text-box>
            <text:p text:style-name="P3"><text:span text:style-name="T29">2</text:span><text:span text:style-name="T29">2</text:span></text:p>
          </draw:text-box>
        </draw:frame>
        <draw:frame draw:style-name="gr171" draw:text-style-name="P48" draw:layer="layout" svg:width="0.257cm" svg:height="0.26cm" svg:x="26.819cm" svg:y="19.617cm">
          <draw:text-box>
            <text:p text:style-name="P3"><text:span text:style-name="T29">2</text:span><text:span text:style-name="T29">3</text:span></text:p>
          </draw:text-box>
        </draw:frame>
        <draw:frame draw:style-name="gr171" draw:text-style-name="P48" draw:layer="layout" svg:width="0.257cm" svg:height="0.26cm" svg:x="23.739cm" svg:y="20.034cm">
          <draw:text-box>
            <text:p text:style-name="P3"><text:span text:style-name="T29">2</text:span><text:span text:style-name="T29">4</text:span></text:p>
          </draw:text-box>
        </draw:frame>
        <draw:frame draw:style-name="gr171" draw:text-style-name="P48" draw:layer="layout" svg:width="0.257cm" svg:height="0.26cm" svg:x="24.255cm" svg:y="20.034cm">
          <draw:text-box>
            <text:p text:style-name="P3"><text:span text:style-name="T29">2</text:span><text:span text:style-name="T29">5</text:span></text:p>
          </draw:text-box>
        </draw:frame>
        <draw:frame draw:style-name="gr171" draw:text-style-name="P48" draw:layer="layout" svg:width="0.257cm" svg:height="0.26cm" svg:x="24.769cm" svg:y="20.034cm">
          <draw:text-box>
            <text:p text:style-name="P3"><text:span text:style-name="T29">2</text:span><text:span text:style-name="T29">6</text:span></text:p>
          </draw:text-box>
        </draw:frame>
        <draw:frame draw:style-name="gr171" draw:text-style-name="P48" draw:layer="layout" svg:width="0.257cm" svg:height="0.26cm" svg:x="25.279cm" svg:y="20.034cm">
          <draw:text-box>
            <text:p text:style-name="P3"><text:span text:style-name="T29">2</text:span><text:span text:style-name="T29">7</text:span></text:p>
          </draw:text-box>
        </draw:frame>
        <draw:frame draw:style-name="gr171" draw:text-style-name="P48" draw:layer="layout" svg:width="0.257cm" svg:height="0.26cm" svg:x="25.792cm" svg:y="20.034cm">
          <draw:text-box>
            <text:p text:style-name="P3"><text:span text:style-name="T29">2</text:span><text:span text:style-name="T29">8</text:span></text:p>
          </draw:text-box>
        </draw:frame>
        <draw:frame draw:style-name="gr171" draw:text-style-name="P48" draw:layer="layout" svg:width="0.257cm" svg:height="0.26cm" svg:x="23.739cm" svg:y="20.454cm">
          <draw:text-box>
            <text:p text:style-name="P3"><text:span text:style-name="T29">3</text:span><text:span text:style-name="T29">1</text:span></text:p>
          </draw:text-box>
        </draw:frame>
        <draw:frame draw:style-name="gr171" draw:text-style-name="P48" draw:layer="layout" svg:width="0.257cm" svg:height="0.26cm" svg:x="26.312cm" svg:y="20.031cm">
          <draw:text-box>
            <text:p text:style-name="P3"><text:span text:style-name="T29">2</text:span><text:span text:style-name="T29">9</text:span></text:p>
          </draw:text-box>
        </draw:frame>
        <draw:frame draw:style-name="gr171" draw:text-style-name="P48" draw:layer="layout" svg:width="0.257cm" svg:height="0.26cm" svg:x="26.82cm" svg:y="20.031cm">
          <draw:text-box>
            <text:p text:style-name="P3"><text:span text:style-name="T29">3</text:span><text:span text:style-name="T29">0</text:span></text:p>
          </draw:text-box>
        </draw:frame>
      </draw:page>
      <draw:page draw:name="page16" draw:style-name="dp1" draw:master-page-name="master-page3"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57" draw:text-style-name="P32" draw:layer="layout" svg:width="1.432cm" svg:height="0.533cm" svg:x="15.894cm" svg:y="1.714cm">
          <draw:text-box>
            <text:p text:style-name="P52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3cm" svg:y="1.714cm">
          <draw:text-box>
            <text:p text:style-name="P52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1cm" svg:y="1.714cm">
          <draw:text-box>
            <text:p text:style-name="P52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1cm" svg:y="1.714cm">
          <draw:text-box>
            <text:p text:style-name="P52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139" draw:text-style-name="P37" draw:layer="layout" svg:width="0.364cm" svg:height="0.475cm" svg:x="15.295cm" svg:y="5.534cm">
          <draw:text-box>
            <text:p text:style-name="P53"><text:span text:style-name="T24">6</text:span></text:p>
          </draw:text-box>
        </draw:frame>
        <draw:frame draw:style-name="gr139" draw:text-style-name="P37" draw:layer="layout" svg:width="0.364cm" svg:height="0.475cm" svg:x="18.156cm" svg:y="5.534cm">
          <draw:text-box>
            <text:p text:style-name="P53"><text:span text:style-name="T24">7</text:span></text:p>
          </draw:text-box>
        </draw:frame>
        <draw:frame draw:style-name="gr140" draw:text-style-name="P37" draw:layer="layout" svg:width="0.37cm" svg:height="0.475cm" svg:x="21.017cm" svg:y="5.534cm">
          <draw:text-box>
            <text:p text:style-name="P53"><text:span text:style-name="T24">8</text:span></text:p>
          </draw:text-box>
        </draw:frame>
        <draw:frame draw:style-name="gr141" draw:text-style-name="P37" draw:layer="layout" svg:width="0.472cm" svg:height="0.475cm" svg:x="23.878cm" svg:y="5.534cm">
          <draw:text-box>
            <text:p text:style-name="P53"><text:span text:style-name="T24">9</text:span></text:p>
          </draw:text-box>
        </draw:frame>
        <draw:frame draw:style-name="gr141" draw:text-style-name="P37" draw:layer="layout" svg:width="0.472cm" svg:height="0.475cm" svg:x="15.295cm" svg:y="8.349cm">
          <draw:text-box>
            <text:p text:style-name="P53"><text:span text:style-name="T24">1</text:span><text:span text:style-name="T24">3</text:span></text:p>
          </draw:text-box>
        </draw:frame>
        <draw:frame draw:style-name="gr141" draw:text-style-name="P37" draw:layer="layout" svg:width="0.472cm" svg:height="0.475cm" svg:x="18.156cm" svg:y="8.349cm">
          <draw:text-box>
            <text:p text:style-name="P53"><text:span text:style-name="T24">1</text:span><text:span text:style-name="T24">4</text:span></text:p>
          </draw:text-box>
        </draw:frame>
        <draw:frame draw:style-name="gr141" draw:text-style-name="P37" draw:layer="layout" svg:width="0.472cm" svg:height="0.475cm" svg:x="21.017cm" svg:y="8.349cm">
          <draw:text-box>
            <text:p text:style-name="P53"><text:span text:style-name="T24">1</text:span><text:span text:style-name="T24">5</text:span></text:p>
          </draw:text-box>
        </draw:frame>
        <draw:frame draw:style-name="gr141" draw:text-style-name="P37" draw:layer="layout" svg:width="0.472cm" svg:height="0.475cm" svg:x="23.878cm" svg:y="8.349cm">
          <draw:text-box>
            <text:p text:style-name="P53"><text:span text:style-name="T24">1</text:span><text:span text:style-name="T24">6</text:span></text:p>
          </draw:text-box>
        </draw:frame>
        <draw:frame draw:style-name="gr141" draw:text-style-name="P37" draw:layer="layout" svg:width="0.472cm" svg:height="0.475cm" svg:x="15.295cm" svg:y="11.165cm">
          <draw:text-box>
            <text:p text:style-name="P53"><text:span text:style-name="T24">2</text:span><text:span text:style-name="T24">0</text:span></text:p>
          </draw:text-box>
        </draw:frame>
        <draw:frame draw:style-name="gr141" draw:text-style-name="P37" draw:layer="layout" svg:width="0.472cm" svg:height="0.475cm" svg:x="18.156cm" svg:y="11.165cm">
          <draw:text-box>
            <text:p text:style-name="P53"><text:span text:style-name="T24">2</text:span><text:span text:style-name="T24">1</text:span></text:p>
          </draw:text-box>
        </draw:frame>
        <draw:frame draw:style-name="gr141" draw:text-style-name="P37" draw:layer="layout" svg:width="0.472cm" svg:height="0.475cm" svg:x="21.017cm" svg:y="11.165cm">
          <draw:text-box>
            <text:p text:style-name="P53"><text:span text:style-name="T24">2</text:span><text:span text:style-name="T24">2</text:span></text:p>
          </draw:text-box>
        </draw:frame>
        <draw:frame draw:style-name="gr139" draw:text-style-name="P37" draw:layer="layout" svg:width="0.364cm" svg:height="0.475cm" svg:x="21.017cm" svg:y="2.721cm">
          <draw:text-box>
            <text:p text:style-name="P53"><text:span text:style-name="T24">1</text:span></text:p>
          </draw:text-box>
        </draw:frame>
        <draw:frame draw:style-name="gr141" draw:text-style-name="P37" draw:layer="layout" svg:width="0.472cm" svg:height="0.475cm" svg:x="23.878cm" svg:y="2.721cm">
          <draw:text-box>
            <text:p text:style-name="P53"><text:span text:style-name="T24">2</text:span></text:p>
          </draw:text-box>
        </draw:frame>
        <draw:frame draw:style-name="gr141" draw:text-style-name="P37" draw:layer="layout" svg:width="0.472cm" svg:height="0.475cm" svg:x="23.882cm" svg:y="11.163cm">
          <draw:text-box>
            <text:p text:style-name="P53"><text:span text:style-name="T24">2</text:span><text:span text:style-name="T24">3</text:span></text:p>
          </draw:text-box>
        </draw:frame>
        <draw:frame draw:style-name="gr141" draw:text-style-name="P37" draw:layer="layout" svg:width="0.472cm" svg:height="0.475cm" svg:x="15.292cm" svg:y="13.979cm">
          <draw:text-box>
            <text:p text:style-name="P53"><text:span text:style-name="T24">2</text:span><text:span text:style-name="T24">7</text:span></text:p>
          </draw:text-box>
        </draw:frame>
        <draw:frame draw:style-name="gr141" draw:text-style-name="P37" draw:layer="layout" svg:width="0.472cm" svg:height="0.475cm" svg:x="18.153cm" svg:y="13.979cm">
          <draw:text-box>
            <text:p text:style-name="P53"><text:span text:style-name="T24">2</text:span><text:span text:style-name="T24">8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1" draw:text-style-name="P37" draw:layer="layout" svg:width="0.472cm" svg:height="0.475cm" svg:x="21.018cm" svg:y="13.982cm">
          <draw:text-box>
            <text:p text:style-name="P53"><text:span text:style-name="T24">2</text:span><text:span text:style-name="T24">9</text:span></text:p>
          </draw:text-box>
        </draw:frame>
        <draw:frame draw:style-name="gr141" draw:text-style-name="P37" draw:layer="layout" svg:width="0.472cm" svg:height="0.475cm" svg:x="23.883cm" svg:y="13.98cm">
          <draw:text-box>
            <text:p text:style-name="P53"><text:span text:style-name="T24">3</text:span><text:span text:style-name="T24">0</text:span></text:p>
          </draw:text-box>
        </draw:frame>
        <draw:frame draw:style-name="gr133" draw:text-style-name="P4" draw:layer="layout" svg:width="2.479cm" svg:height="0.709cm" svg:x="1.227cm" svg:y="1.622cm">
          <draw:text-box>
            <text:p text:style-name="P54"><text:span text:style-name="T19">F</text:span><text:span text:style-name="T19">E</text:span><text:span text:style-name="T19">B</text:span><text:span text:style-name="T19">R</text:span><text:span text:style-name="T19">E</text:span><text:span text:style-name="T19">R</text:span><text:span text:style-name="T19">O</text:span></text:p>
          </draw:text-box>
        </draw:frame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52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52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52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5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6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7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8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53"><text:span text:style-name="T24">7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53"><text:span text:style-name="T24">8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53"><text:span text:style-name="T24">9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5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5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5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5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5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53"><text:span text:style-name="T24">2</text:span><text:span text:style-name="T24">3</text:span></text:p>
          </draw:text-box>
        </draw:frame>
        <draw:frame draw:style-name="gr264" draw:text-style-name="P37" draw:layer="layout" svg:width="0.364cm" svg:height="0.49cm" svg:x="7.082cm" svg:y="2.775cm">
          <draw:text-box>
            <text:p text:style-name="P53"><text:span text:style-name="T24">1</text:span></text:p>
          </draw:text-box>
        </draw:frame>
        <draw:frame draw:style-name="gr264" draw:text-style-name="P37" draw:layer="layout" svg:width="0.364cm" svg:height="0.49cm" svg:x="9.942cm" svg:y="2.775cm">
          <draw:text-box>
            <text:p text:style-name="P53"><text:span text:style-name="T24">2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9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53"><text:span text:style-name="T24">2</text:span><text:span text:style-name="T24">8</text:span></text:p>
          </draw:text-box>
        </draw:frame>
      </draw:page>
      <draw:page draw:name="page17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7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F</text:span><text:span text:style-name="T7">E</text:span><text:span text:style-name="T7">B</text:span><text:span text:style-name="T7">R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8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6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59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2" draw:text-style-name="P11" draw:layer="layout" svg:width="2.782cm" svg:height="0.398cm" svg:x="15.046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2" draw:text-style-name="P11" draw:layer="layout" svg:width="2.782cm" svg:height="0.398cm" svg:x="15.047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2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5cm">
          <draw:text-box>
            <text:p text:style-name="P3"><text:span text:style-name="T25">1</text:span><text:span text:style-name="T25">0</text:span></text:p>
          </draw:text-box>
        </draw:frame>
        <draw:frame draw:style-name="gr164" draw:text-style-name="P43" draw:layer="layout" svg:width="1.543cm" svg:height="1.729cm" svg:x="25.56cm" svg:y="0.702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2" draw:text-style-name="P11" draw:layer="layout" svg:width="2.782cm" svg:height="0.398cm" svg:x="15.046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2" draw:text-style-name="P11" draw:layer="layout" svg:width="2.782cm" svg:height="0.398cm" svg:x="15.047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2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5cm">
          <draw:text-box>
            <text:p text:style-name="P3"><text:span text:style-name="T25">1</text:span><text:span text:style-name="T25">1</text:span></text:p>
          </draw:text-box>
        </draw:fram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5" draw:layer="layout" svg:x1="14.66cm" svg:y1="7.466cm" svg:x2="20.84cm" svg:y2="7.466cm">
          <text:p/>
        </draw:line>
        <draw:line draw:style-name="gr46" draw:text-style-name="P45" draw:layer="layout" svg:x1="14.66cm" svg:y1="7.865cm" svg:x2="20.841cm" svg:y2="7.865cm">
          <text:p/>
        </draw:line>
        <draw:line draw:style-name="gr46" draw:text-style-name="P45" draw:layer="layout" svg:x1="14.66cm" svg:y1="8.265cm" svg:x2="20.841cm" svg:y2="8.265cm">
          <text:p/>
        </draw:line>
        <draw:line draw:style-name="gr46" draw:text-style-name="P45" draw:layer="layout" svg:x1="14.66cm" svg:y1="8.663cm" svg:x2="20.841cm" svg:y2="8.663cm">
          <text:p/>
        </draw:line>
        <draw:line draw:style-name="gr46" draw:text-style-name="P45" draw:layer="layout" svg:x1="14.66cm" svg:y1="9.063cm" svg:x2="20.841cm" svg:y2="9.063cm">
          <text:p/>
        </draw:line>
        <draw:line draw:style-name="gr46" draw:text-style-name="P45" draw:layer="layout" svg:x1="14.66cm" svg:y1="9.463cm" svg:x2="20.841cm" svg:y2="9.463cm">
          <text:p/>
        </draw:line>
        <draw:line draw:style-name="gr46" draw:text-style-name="P45" draw:layer="layout" svg:x1="14.66cm" svg:y1="9.862cm" svg:x2="20.841cm" svg:y2="9.862cm">
          <text:p/>
        </draw:line>
        <draw:line draw:style-name="gr46" draw:text-style-name="P45" draw:layer="layout" svg:x1="14.66cm" svg:y1="10.261cm" svg:x2="20.841cm" svg:y2="10.261cm">
          <text:p/>
        </draw:line>
        <draw:line draw:style-name="gr46" draw:text-style-name="P45" draw:layer="layout" svg:x1="14.66cm" svg:y1="10.66cm" svg:x2="20.841cm" svg:y2="10.66cm">
          <text:p/>
        </draw:line>
        <draw:line draw:style-name="gr46" draw:text-style-name="P45" draw:layer="layout" svg:x1="14.66cm" svg:y1="11.059cm" svg:x2="20.841cm" svg:y2="11.059cm">
          <text:p/>
        </draw:line>
        <draw:line draw:style-name="gr46" draw:text-style-name="P45" draw:layer="layout" svg:x1="14.66cm" svg:y1="11.459cm" svg:x2="20.841cm" svg:y2="11.459cm">
          <text:p/>
        </draw:lin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2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cm" svg:height="0.687cm" svg:x="14.615cm" svg:y="11.615cm">
          <draw:text-box>
            <text:p text:style-name="P3"><text:span text:style-name="T25">1</text:span><text:span text:style-name="T25">2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6" draw:layer="layout" svg:x1="14.66cm" svg:y1="12.566cm" svg:x2="20.84cm" svg:y2="12.566cm">
          <text:p/>
        </draw:line>
        <draw:line draw:style-name="gr46" draw:text-style-name="P46" draw:layer="layout" svg:x1="14.66cm" svg:y1="12.965cm" svg:x2="20.841cm" svg:y2="12.965cm">
          <text:p/>
        </draw:line>
        <draw:line draw:style-name="gr46" draw:text-style-name="P46" draw:layer="layout" svg:x1="14.66cm" svg:y1="13.365cm" svg:x2="20.841cm" svg:y2="13.365cm">
          <text:p/>
        </draw:line>
        <draw:line draw:style-name="gr46" draw:text-style-name="P46" draw:layer="layout" svg:x1="14.66cm" svg:y1="13.763cm" svg:x2="20.841cm" svg:y2="13.763cm">
          <text:p/>
        </draw:line>
        <draw:line draw:style-name="gr46" draw:text-style-name="P46" draw:layer="layout" svg:x1="14.66cm" svg:y1="14.163cm" svg:x2="20.841cm" svg:y2="14.163cm">
          <text:p/>
        </draw:line>
        <draw:line draw:style-name="gr46" draw:text-style-name="P46" draw:layer="layout" svg:x1="14.66cm" svg:y1="14.563cm" svg:x2="20.841cm" svg:y2="14.563cm">
          <text:p/>
        </draw:line>
        <draw:line draw:style-name="gr46" draw:text-style-name="P46" draw:layer="layout" svg:x1="14.66cm" svg:y1="14.962cm" svg:x2="20.841cm" svg:y2="14.962cm">
          <text:p/>
        </draw:line>
        <draw:line draw:style-name="gr46" draw:text-style-name="P46" draw:layer="layout" svg:x1="14.66cm" svg:y1="15.361cm" svg:x2="20.841cm" svg:y2="15.361cm">
          <text:p/>
        </draw:line>
        <draw:line draw:style-name="gr46" draw:text-style-name="P46" draw:layer="layout" svg:x1="14.66cm" svg:y1="15.76cm" svg:x2="20.841cm" svg:y2="15.76cm">
          <text:p/>
        </draw:line>
        <draw:line draw:style-name="gr46" draw:text-style-name="P46" draw:layer="layout" svg:x1="14.66cm" svg:y1="16.159cm" svg:x2="20.841cm" svg:y2="16.159cm">
          <text:p/>
        </draw:line>
        <draw:frame draw:style-name="gr166" draw:text-style-name="P12" draw:layer="layout" svg:width="1.836cm" svg:height="0.533cm" svg:x="22.043cm" svg:y="11.613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6cm">
          <draw:text-box>
            <text:p text:style-name="P3"><text:span text:style-name="T25">1</text:span><text:span text:style-name="T25">3</text:span></text:p>
          </draw:text-box>
        </draw:frame>
        <draw:frame draw:style-name="gr160" draw:text-style-name="P40" draw:layer="layout" svg:width="1.211cm" svg:height="0.517cm" svg:x="14.667cm" svg:y="17.009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47" draw:text-style-name="P39" draw:layer="layout" svg:width="0.855cm" svg:height="0.408cm" svg:x="14.71cm" svg:y="2.1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267" draw:text-style-name="P47" draw:layer="layout" svg:width="3.461cm" svg:height="0.348cm" svg:x="23.667cm" svg:y="18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8" draw:text-style-name="P40" draw:layer="layout" svg:width="1.629cm" svg:height="0.671cm" svg:x="24.666cm" svg:y="17.006cm">
          <draw:text-box>
            <text:p text:style-name="P3"><text:span text:style-name="T27">F</text:span><text:span text:style-name="T27">e</text:span><text:span text:style-name="T27">b</text:span><text:span text:style-name="T27">r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69" draw:text-style-name="P48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69" draw:text-style-name="P48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69" draw:text-style-name="P48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69" draw:text-style-name="P48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69" draw:text-style-name="P48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0" draw:text-style-name="P48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0" draw:text-style-name="P48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0" draw:text-style-name="P48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0" draw:text-style-name="P48" draw:layer="layout" svg:width="0.257cm" svg:height="0.298cm" svg:x="26.332cm" svg:y="18.893cm">
          <draw:text-box>
            <text:p text:style-name="P3"><text:span text:style-name="T29">1</text:span><text:span text:style-name="T29">2</text:span></text:p>
          </draw:text-box>
        </draw:frame>
        <draw:frame draw:style-name="gr270" draw:text-style-name="P48" draw:layer="layout" svg:width="0.257cm" svg:height="0.298cm" svg:x="26.845cm" svg:y="18.893cm">
          <draw:text-box>
            <text:p text:style-name="P3"><text:span text:style-name="T29">1</text:span><text:span text:style-name="T29">3</text:span></text:p>
          </draw:text-box>
        </draw:frame>
        <draw:frame draw:style-name="gr270" draw:text-style-name="P48" draw:layer="layout" svg:width="0.257cm" svg:height="0.298cm" svg:x="23.761cm" svg:y="19.41cm">
          <draw:text-box>
            <text:p text:style-name="P3"><text:span text:style-name="T29">1</text:span><text:span text:style-name="T29">4</text:span></text:p>
          </draw:text-box>
        </draw:frame>
        <draw:frame draw:style-name="gr270" draw:text-style-name="P48" draw:layer="layout" svg:width="0.257cm" svg:height="0.298cm" svg:x="24.275cm" svg:y="19.41cm">
          <draw:text-box>
            <text:p text:style-name="P3"><text:span text:style-name="T29">1</text:span><text:span text:style-name="T29">5</text:span></text:p>
          </draw:text-box>
        </draw:frame>
        <draw:frame draw:style-name="gr270" draw:text-style-name="P48" draw:layer="layout" svg:width="0.257cm" svg:height="0.298cm" svg:x="24.796cm" svg:y="19.41cm">
          <draw:text-box>
            <text:p text:style-name="P3"><text:span text:style-name="T29">1</text:span><text:span text:style-name="T29">6</text:span></text:p>
          </draw:text-box>
        </draw:frame>
        <draw:frame draw:style-name="gr270" draw:text-style-name="P48" draw:layer="layout" svg:width="0.257cm" svg:height="0.298cm" svg:x="25.302cm" svg:y="19.41cm">
          <draw:text-box>
            <text:p text:style-name="P3"><text:span text:style-name="T29">1</text:span><text:span text:style-name="T29">7</text:span></text:p>
          </draw:text-box>
        </draw:frame>
        <draw:frame draw:style-name="gr270" draw:text-style-name="P48" draw:layer="layout" svg:width="0.257cm" svg:height="0.298cm" svg:x="25.815cm" svg:y="19.41cm">
          <draw:text-box>
            <text:p text:style-name="P3"><text:span text:style-name="T29">1</text:span><text:span text:style-name="T29">8</text:span></text:p>
          </draw:text-box>
        </draw:frame>
        <draw:frame draw:style-name="gr270" draw:text-style-name="P48" draw:layer="layout" svg:width="0.257cm" svg:height="0.298cm" svg:x="26.302cm" svg:y="19.41cm">
          <draw:text-box>
            <text:p text:style-name="P3"><text:span text:style-name="T29">1</text:span><text:span text:style-name="T29">9</text:span></text:p>
          </draw:text-box>
        </draw:frame>
        <draw:frame draw:style-name="gr270" draw:text-style-name="P48" draw:layer="layout" svg:width="0.257cm" svg:height="0.298cm" svg:x="26.842cm" svg:y="19.41cm">
          <draw:text-box>
            <text:p text:style-name="P3"><text:span text:style-name="T29">2</text:span><text:span text:style-name="T29">0</text:span></text:p>
          </draw:text-box>
        </draw:frame>
        <draw:frame draw:style-name="gr270" draw:text-style-name="P48" draw:layer="layout" svg:width="0.257cm" svg:height="0.298cm" svg:x="23.737cm" svg:y="19.929cm">
          <draw:text-box>
            <text:p text:style-name="P3"><text:span text:style-name="T29">2</text:span><text:span text:style-name="T29">1</text:span></text:p>
          </draw:text-box>
        </draw:frame>
        <draw:frame draw:style-name="gr270" draw:text-style-name="P48" draw:layer="layout" svg:width="0.257cm" svg:height="0.298cm" svg:x="24.253cm" svg:y="19.929cm">
          <draw:text-box>
            <text:p text:style-name="P3"><text:span text:style-name="T29">2</text:span><text:span text:style-name="T29">2</text:span></text:p>
          </draw:text-box>
        </draw:frame>
        <draw:frame draw:style-name="gr270" draw:text-style-name="P48" draw:layer="layout" svg:width="0.257cm" svg:height="0.298cm" svg:x="24.767cm" svg:y="19.929cm">
          <draw:text-box>
            <text:p text:style-name="P3"><text:span text:style-name="T29">2</text:span><text:span text:style-name="T29">3</text:span></text:p>
          </draw:text-box>
        </draw:frame>
        <draw:frame draw:style-name="gr270" draw:text-style-name="P48" draw:layer="layout" svg:width="0.257cm" svg:height="0.298cm" svg:x="25.277cm" svg:y="19.929cm">
          <draw:text-box>
            <text:p text:style-name="P3"><text:span text:style-name="T29">2</text:span><text:span text:style-name="T29">4</text:span></text:p>
          </draw:text-box>
        </draw:frame>
        <draw:frame draw:style-name="gr270" draw:text-style-name="P48" draw:layer="layout" svg:width="0.257cm" svg:height="0.298cm" svg:x="25.79cm" svg:y="19.929cm">
          <draw:text-box>
            <text:p text:style-name="P3"><text:span text:style-name="T29">2</text:span><text:span text:style-name="T29">5</text:span></text:p>
          </draw:text-box>
        </draw:frame>
        <draw:frame draw:style-name="gr270" draw:text-style-name="P48" draw:layer="layout" svg:width="0.257cm" svg:height="0.298cm" svg:x="26.311cm" svg:y="19.929cm">
          <draw:text-box>
            <text:p text:style-name="P3"><text:span text:style-name="T29">2</text:span><text:span text:style-name="T29">6</text:span></text:p>
          </draw:text-box>
        </draw:frame>
        <draw:frame draw:style-name="gr270" draw:text-style-name="P48" draw:layer="layout" svg:width="0.257cm" svg:height="0.298cm" svg:x="26.819cm" svg:y="19.929cm">
          <draw:text-box>
            <text:p text:style-name="P3"><text:span text:style-name="T29">2</text:span><text:span text:style-name="T29">7</text:span></text:p>
          </draw:text-box>
        </draw:frame>
        <draw:frame draw:style-name="gr270" draw:text-style-name="P48" draw:layer="layout" svg:width="0.257cm" svg:height="0.298cm" svg:x="23.738cm" svg:y="20.453cm">
          <draw:text-box>
            <text:p text:style-name="P3"><text:span text:style-name="T29">2</text:span><text:span text:style-name="T29">8</text:span></text:p>
          </draw:text-box>
        </draw:frame>
        <draw:frame draw:style-name="gr269" draw:text-style-name="P48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0" draw:text-style-name="P48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0" draw:text-style-name="P48" draw:layer="layout" svg:width="0.257cm" svg:height="0.298cm" svg:x="25.328cm" svg:y="18.893cm">
          <draw:text-box>
            <text:p text:style-name="P3"><text:span text:style-name="T29">1</text:span><text:span text:style-name="T29">0</text:span></text:p>
          </draw:text-box>
        </draw:frame>
      </draw:page>
      <draw:page draw:name="page18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1</text:span><text:span text:style-name="T25">4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F</text:span><text:span text:style-name="T7">E</text:span><text:span text:style-name="T7">B</text:span><text:span text:style-name="T7">R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1</text:span><text:span text:style-name="T25">5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1</text:span><text:span text:style-name="T25">6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7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59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2" draw:text-style-name="P11" draw:layer="layout" svg:width="2.782cm" svg:height="0.398cm" svg:x="15.046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2" draw:text-style-name="P11" draw:layer="layout" svg:width="2.782cm" svg:height="0.398cm" svg:x="15.047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2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5cm">
          <draw:text-box>
            <text:p text:style-name="P3"><text:span text:style-name="T25">3</text:span></text:p>
          </draw:text-box>
        </draw:frame>
        <draw:frame draw:style-name="gr164" draw:text-style-name="P43" draw:layer="layout" svg:width="1.543cm" svg:height="1.729cm" svg:x="25.56cm" svg:y="0.702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2" draw:text-style-name="P11" draw:layer="layout" svg:width="2.782cm" svg:height="0.398cm" svg:x="15.046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2" draw:text-style-name="P11" draw:layer="layout" svg:width="2.782cm" svg:height="0.398cm" svg:x="15.047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2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5cm">
          <draw:text-box>
            <text:p text:style-name="P3"><text:span text:style-name="T25">4</text:span></text:p>
          </draw:text-box>
        </draw:fram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5" draw:layer="layout" svg:x1="14.66cm" svg:y1="7.466cm" svg:x2="20.84cm" svg:y2="7.466cm">
          <text:p/>
        </draw:line>
        <draw:line draw:style-name="gr46" draw:text-style-name="P45" draw:layer="layout" svg:x1="14.66cm" svg:y1="7.865cm" svg:x2="20.841cm" svg:y2="7.865cm">
          <text:p/>
        </draw:line>
        <draw:line draw:style-name="gr46" draw:text-style-name="P45" draw:layer="layout" svg:x1="14.66cm" svg:y1="8.265cm" svg:x2="20.841cm" svg:y2="8.265cm">
          <text:p/>
        </draw:line>
        <draw:line draw:style-name="gr46" draw:text-style-name="P45" draw:layer="layout" svg:x1="14.66cm" svg:y1="8.663cm" svg:x2="20.841cm" svg:y2="8.663cm">
          <text:p/>
        </draw:line>
        <draw:line draw:style-name="gr46" draw:text-style-name="P45" draw:layer="layout" svg:x1="14.66cm" svg:y1="9.063cm" svg:x2="20.841cm" svg:y2="9.063cm">
          <text:p/>
        </draw:line>
        <draw:line draw:style-name="gr46" draw:text-style-name="P45" draw:layer="layout" svg:x1="14.66cm" svg:y1="9.463cm" svg:x2="20.841cm" svg:y2="9.463cm">
          <text:p/>
        </draw:line>
        <draw:line draw:style-name="gr46" draw:text-style-name="P45" draw:layer="layout" svg:x1="14.66cm" svg:y1="9.862cm" svg:x2="20.841cm" svg:y2="9.862cm">
          <text:p/>
        </draw:line>
        <draw:line draw:style-name="gr46" draw:text-style-name="P45" draw:layer="layout" svg:x1="14.66cm" svg:y1="10.261cm" svg:x2="20.841cm" svg:y2="10.261cm">
          <text:p/>
        </draw:line>
        <draw:line draw:style-name="gr46" draw:text-style-name="P45" draw:layer="layout" svg:x1="14.66cm" svg:y1="10.66cm" svg:x2="20.841cm" svg:y2="10.66cm">
          <text:p/>
        </draw:line>
        <draw:line draw:style-name="gr46" draw:text-style-name="P45" draw:layer="layout" svg:x1="14.66cm" svg:y1="11.059cm" svg:x2="20.841cm" svg:y2="11.059cm">
          <text:p/>
        </draw:line>
        <draw:line draw:style-name="gr46" draw:text-style-name="P45" draw:layer="layout" svg:x1="14.66cm" svg:y1="11.459cm" svg:x2="20.841cm" svg:y2="11.459cm">
          <text:p/>
        </draw:lin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2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cm" svg:height="0.687cm" svg:x="14.615cm" svg:y="11.615cm">
          <draw:text-box>
            <text:p text:style-name="P3"><text:span text:style-name="T25">5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6" draw:layer="layout" svg:x1="14.66cm" svg:y1="12.566cm" svg:x2="20.84cm" svg:y2="12.566cm">
          <text:p/>
        </draw:line>
        <draw:line draw:style-name="gr46" draw:text-style-name="P46" draw:layer="layout" svg:x1="14.66cm" svg:y1="12.965cm" svg:x2="20.841cm" svg:y2="12.965cm">
          <text:p/>
        </draw:line>
        <draw:line draw:style-name="gr46" draw:text-style-name="P46" draw:layer="layout" svg:x1="14.66cm" svg:y1="13.365cm" svg:x2="20.841cm" svg:y2="13.365cm">
          <text:p/>
        </draw:line>
        <draw:line draw:style-name="gr46" draw:text-style-name="P46" draw:layer="layout" svg:x1="14.66cm" svg:y1="13.763cm" svg:x2="20.841cm" svg:y2="13.763cm">
          <text:p/>
        </draw:line>
        <draw:line draw:style-name="gr46" draw:text-style-name="P46" draw:layer="layout" svg:x1="14.66cm" svg:y1="14.163cm" svg:x2="20.841cm" svg:y2="14.163cm">
          <text:p/>
        </draw:line>
        <draw:line draw:style-name="gr46" draw:text-style-name="P46" draw:layer="layout" svg:x1="14.66cm" svg:y1="14.563cm" svg:x2="20.841cm" svg:y2="14.563cm">
          <text:p/>
        </draw:line>
        <draw:line draw:style-name="gr46" draw:text-style-name="P46" draw:layer="layout" svg:x1="14.66cm" svg:y1="14.962cm" svg:x2="20.841cm" svg:y2="14.962cm">
          <text:p/>
        </draw:line>
        <draw:line draw:style-name="gr46" draw:text-style-name="P46" draw:layer="layout" svg:x1="14.66cm" svg:y1="15.361cm" svg:x2="20.841cm" svg:y2="15.361cm">
          <text:p/>
        </draw:line>
        <draw:line draw:style-name="gr46" draw:text-style-name="P46" draw:layer="layout" svg:x1="14.66cm" svg:y1="15.76cm" svg:x2="20.841cm" svg:y2="15.76cm">
          <text:p/>
        </draw:line>
        <draw:line draw:style-name="gr46" draw:text-style-name="P46" draw:layer="layout" svg:x1="14.66cm" svg:y1="16.159cm" svg:x2="20.841cm" svg:y2="16.159cm">
          <text:p/>
        </draw:line>
        <draw:frame draw:style-name="gr166" draw:text-style-name="P12" draw:layer="layout" svg:width="1.836cm" svg:height="0.533cm" svg:x="22.043cm" svg:y="11.613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6cm">
          <draw:text-box>
            <text:p text:style-name="P3"><text:span text:style-name="T25">6</text:span></text:p>
          </draw:text-box>
        </draw:frame>
        <draw:frame draw:style-name="gr160" draw:text-style-name="P40" draw:layer="layout" svg:width="1.211cm" svg:height="0.517cm" svg:x="14.667cm" svg:y="17.009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47" draw:text-style-name="P39" draw:layer="layout" svg:width="0.855cm" svg:height="0.408cm" svg:x="14.71cm" svg:y="2.1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267" draw:text-style-name="P47" draw:layer="layout" svg:width="3.461cm" svg:height="0.348cm" svg:x="23.667cm" svg:y="18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8" draw:text-style-name="P40" draw:layer="layout" svg:width="1.629cm" svg:height="0.671cm" svg:x="24.666cm" svg:y="17.006cm">
          <draw:text-box>
            <text:p text:style-name="P3"><text:span text:style-name="T27">F</text:span><text:span text:style-name="T27">e</text:span><text:span text:style-name="T27">b</text:span><text:span text:style-name="T27">r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69" draw:text-style-name="P48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69" draw:text-style-name="P48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69" draw:text-style-name="P48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69" draw:text-style-name="P48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69" draw:text-style-name="P48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0" draw:text-style-name="P48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0" draw:text-style-name="P48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0" draw:text-style-name="P48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0" draw:text-style-name="P48" draw:layer="layout" svg:width="0.257cm" svg:height="0.298cm" svg:x="26.332cm" svg:y="18.893cm">
          <draw:text-box>
            <text:p text:style-name="P3"><text:span text:style-name="T29">1</text:span><text:span text:style-name="T29">2</text:span></text:p>
          </draw:text-box>
        </draw:frame>
        <draw:frame draw:style-name="gr270" draw:text-style-name="P48" draw:layer="layout" svg:width="0.257cm" svg:height="0.298cm" svg:x="26.845cm" svg:y="18.893cm">
          <draw:text-box>
            <text:p text:style-name="P3"><text:span text:style-name="T29">1</text:span><text:span text:style-name="T29">3</text:span></text:p>
          </draw:text-box>
        </draw:frame>
        <draw:frame draw:style-name="gr270" draw:text-style-name="P48" draw:layer="layout" svg:width="0.257cm" svg:height="0.298cm" svg:x="23.761cm" svg:y="19.41cm">
          <draw:text-box>
            <text:p text:style-name="P3"><text:span text:style-name="T29">1</text:span><text:span text:style-name="T29">4</text:span></text:p>
          </draw:text-box>
        </draw:frame>
        <draw:frame draw:style-name="gr270" draw:text-style-name="P48" draw:layer="layout" svg:width="0.257cm" svg:height="0.298cm" svg:x="24.275cm" svg:y="19.41cm">
          <draw:text-box>
            <text:p text:style-name="P3"><text:span text:style-name="T29">1</text:span><text:span text:style-name="T29">5</text:span></text:p>
          </draw:text-box>
        </draw:frame>
        <draw:frame draw:style-name="gr270" draw:text-style-name="P48" draw:layer="layout" svg:width="0.257cm" svg:height="0.298cm" svg:x="24.796cm" svg:y="19.41cm">
          <draw:text-box>
            <text:p text:style-name="P3"><text:span text:style-name="T29">1</text:span><text:span text:style-name="T29">6</text:span></text:p>
          </draw:text-box>
        </draw:frame>
        <draw:frame draw:style-name="gr270" draw:text-style-name="P48" draw:layer="layout" svg:width="0.257cm" svg:height="0.298cm" svg:x="25.302cm" svg:y="19.41cm">
          <draw:text-box>
            <text:p text:style-name="P3"><text:span text:style-name="T29">1</text:span><text:span text:style-name="T29">7</text:span></text:p>
          </draw:text-box>
        </draw:frame>
        <draw:frame draw:style-name="gr270" draw:text-style-name="P48" draw:layer="layout" svg:width="0.257cm" svg:height="0.298cm" svg:x="25.815cm" svg:y="19.41cm">
          <draw:text-box>
            <text:p text:style-name="P3"><text:span text:style-name="T29">1</text:span><text:span text:style-name="T29">8</text:span></text:p>
          </draw:text-box>
        </draw:frame>
        <draw:frame draw:style-name="gr270" draw:text-style-name="P48" draw:layer="layout" svg:width="0.257cm" svg:height="0.298cm" svg:x="26.302cm" svg:y="19.41cm">
          <draw:text-box>
            <text:p text:style-name="P3"><text:span text:style-name="T29">1</text:span><text:span text:style-name="T29">9</text:span></text:p>
          </draw:text-box>
        </draw:frame>
        <draw:frame draw:style-name="gr270" draw:text-style-name="P48" draw:layer="layout" svg:width="0.257cm" svg:height="0.298cm" svg:x="26.842cm" svg:y="19.41cm">
          <draw:text-box>
            <text:p text:style-name="P3"><text:span text:style-name="T29">2</text:span><text:span text:style-name="T29">0</text:span></text:p>
          </draw:text-box>
        </draw:frame>
        <draw:frame draw:style-name="gr270" draw:text-style-name="P48" draw:layer="layout" svg:width="0.257cm" svg:height="0.298cm" svg:x="23.737cm" svg:y="19.929cm">
          <draw:text-box>
            <text:p text:style-name="P3"><text:span text:style-name="T29">2</text:span><text:span text:style-name="T29">1</text:span></text:p>
          </draw:text-box>
        </draw:frame>
        <draw:frame draw:style-name="gr270" draw:text-style-name="P48" draw:layer="layout" svg:width="0.257cm" svg:height="0.298cm" svg:x="24.253cm" svg:y="19.929cm">
          <draw:text-box>
            <text:p text:style-name="P3"><text:span text:style-name="T29">2</text:span><text:span text:style-name="T29">2</text:span></text:p>
          </draw:text-box>
        </draw:frame>
        <draw:frame draw:style-name="gr270" draw:text-style-name="P48" draw:layer="layout" svg:width="0.257cm" svg:height="0.298cm" svg:x="24.767cm" svg:y="19.929cm">
          <draw:text-box>
            <text:p text:style-name="P3"><text:span text:style-name="T29">2</text:span><text:span text:style-name="T29">3</text:span></text:p>
          </draw:text-box>
        </draw:frame>
        <draw:frame draw:style-name="gr270" draw:text-style-name="P48" draw:layer="layout" svg:width="0.257cm" svg:height="0.298cm" svg:x="25.277cm" svg:y="19.929cm">
          <draw:text-box>
            <text:p text:style-name="P3"><text:span text:style-name="T29">2</text:span><text:span text:style-name="T29">4</text:span></text:p>
          </draw:text-box>
        </draw:frame>
        <draw:frame draw:style-name="gr270" draw:text-style-name="P48" draw:layer="layout" svg:width="0.257cm" svg:height="0.298cm" svg:x="25.79cm" svg:y="19.929cm">
          <draw:text-box>
            <text:p text:style-name="P3"><text:span text:style-name="T29">2</text:span><text:span text:style-name="T29">5</text:span></text:p>
          </draw:text-box>
        </draw:frame>
        <draw:frame draw:style-name="gr270" draw:text-style-name="P48" draw:layer="layout" svg:width="0.257cm" svg:height="0.298cm" svg:x="26.311cm" svg:y="19.929cm">
          <draw:text-box>
            <text:p text:style-name="P3"><text:span text:style-name="T29">2</text:span><text:span text:style-name="T29">6</text:span></text:p>
          </draw:text-box>
        </draw:frame>
        <draw:frame draw:style-name="gr270" draw:text-style-name="P48" draw:layer="layout" svg:width="0.257cm" svg:height="0.298cm" svg:x="26.819cm" svg:y="19.929cm">
          <draw:text-box>
            <text:p text:style-name="P3"><text:span text:style-name="T29">2</text:span><text:span text:style-name="T29">7</text:span></text:p>
          </draw:text-box>
        </draw:frame>
        <draw:frame draw:style-name="gr270" draw:text-style-name="P48" draw:layer="layout" svg:width="0.257cm" svg:height="0.298cm" svg:x="23.738cm" svg:y="20.453cm">
          <draw:text-box>
            <text:p text:style-name="P3"><text:span text:style-name="T29">2</text:span><text:span text:style-name="T29">8</text:span></text:p>
          </draw:text-box>
        </draw:frame>
        <draw:frame draw:style-name="gr269" draw:text-style-name="P48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0" draw:text-style-name="P48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0" draw:text-style-name="P48" draw:layer="layout" svg:width="0.257cm" svg:height="0.298cm" svg:x="25.328cm" svg:y="18.893cm">
          <draw:text-box>
            <text:p text:style-name="P3"><text:span text:style-name="T29">1</text:span><text:span text:style-name="T29">0</text:span></text:p>
          </draw:text-box>
        </draw:frame>
      </draw:page>
      <draw:page draw:name="page19" draw:style-name="dp1" draw:master-page-name="master-page34"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3</text:span><text:span text:style-name="T25">1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E</text:span><text:span text:style-name="T7">N</text:span><text:span text:style-name="T7">E</text:span><text:span text:style-name="T7"> </text:span><text:span text:style-name="T7">/</text:span><text:span text:style-name="T7"> </text:span><text:span text:style-name="T7">F</text:span><text:span text:style-name="T7">E</text:span><text:span text:style-name="T7">B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1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2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5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59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2" draw:text-style-name="P11" draw:layer="layout" svg:width="2.782cm" svg:height="0.398cm" svg:x="15.046cm" svg:y="1.3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2" draw:text-style-name="P11" draw:layer="layout" svg:width="2.782cm" svg:height="0.398cm" svg:x="15.047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2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5cm">
          <draw:text-box>
            <text:p text:style-name="P3"><text:span text:style-name="T25">1</text:span><text:span text:style-name="T25">7</text:span></text:p>
          </draw:text-box>
        </draw:frame>
        <draw:frame draw:style-name="gr164" draw:text-style-name="P43" draw:layer="layout" svg:width="1.543cm" svg:height="1.729cm" svg:x="25.56cm" svg:y="0.702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2" draw:text-style-name="P11" draw:layer="layout" svg:width="2.782cm" svg:height="0.398cm" svg:x="15.046cm" svg:y="6.4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2" draw:text-style-name="P11" draw:layer="layout" svg:width="2.782cm" svg:height="0.398cm" svg:x="15.047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2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5cm">
          <draw:text-box>
            <text:p text:style-name="P3"><text:span text:style-name="T25">1</text:span><text:span text:style-name="T25">8</text:span></text:p>
          </draw:text-box>
        </draw:fram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5" draw:layer="layout" svg:x1="14.66cm" svg:y1="7.466cm" svg:x2="20.84cm" svg:y2="7.466cm">
          <text:p/>
        </draw:line>
        <draw:line draw:style-name="gr46" draw:text-style-name="P45" draw:layer="layout" svg:x1="14.66cm" svg:y1="7.865cm" svg:x2="20.841cm" svg:y2="7.865cm">
          <text:p/>
        </draw:line>
        <draw:line draw:style-name="gr46" draw:text-style-name="P45" draw:layer="layout" svg:x1="14.66cm" svg:y1="8.265cm" svg:x2="20.841cm" svg:y2="8.265cm">
          <text:p/>
        </draw:line>
        <draw:line draw:style-name="gr46" draw:text-style-name="P45" draw:layer="layout" svg:x1="14.66cm" svg:y1="8.663cm" svg:x2="20.841cm" svg:y2="8.663cm">
          <text:p/>
        </draw:line>
        <draw:line draw:style-name="gr46" draw:text-style-name="P45" draw:layer="layout" svg:x1="14.66cm" svg:y1="9.063cm" svg:x2="20.841cm" svg:y2="9.063cm">
          <text:p/>
        </draw:line>
        <draw:line draw:style-name="gr46" draw:text-style-name="P45" draw:layer="layout" svg:x1="14.66cm" svg:y1="9.463cm" svg:x2="20.841cm" svg:y2="9.463cm">
          <text:p/>
        </draw:line>
        <draw:line draw:style-name="gr46" draw:text-style-name="P45" draw:layer="layout" svg:x1="14.66cm" svg:y1="9.862cm" svg:x2="20.841cm" svg:y2="9.862cm">
          <text:p/>
        </draw:line>
        <draw:line draw:style-name="gr46" draw:text-style-name="P45" draw:layer="layout" svg:x1="14.66cm" svg:y1="10.261cm" svg:x2="20.841cm" svg:y2="10.261cm">
          <text:p/>
        </draw:line>
        <draw:line draw:style-name="gr46" draw:text-style-name="P45" draw:layer="layout" svg:x1="14.66cm" svg:y1="10.66cm" svg:x2="20.841cm" svg:y2="10.66cm">
          <text:p/>
        </draw:line>
        <draw:line draw:style-name="gr46" draw:text-style-name="P45" draw:layer="layout" svg:x1="14.66cm" svg:y1="11.059cm" svg:x2="20.841cm" svg:y2="11.059cm">
          <text:p/>
        </draw:line>
        <draw:line draw:style-name="gr46" draw:text-style-name="P45" draw:layer="layout" svg:x1="14.66cm" svg:y1="11.459cm" svg:x2="20.841cm" svg:y2="11.459cm">
          <text:p/>
        </draw:line>
        <draw:frame draw:style-name="gr162" draw:text-style-name="P11" draw:layer="layout" svg:width="2.782cm" svg:height="0.398cm" svg:x="15.046cm" svg:y="11.576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2" draw:text-style-name="P11" draw:layer="layout" svg:width="2.782cm" svg:height="0.398cm" svg:x="15.047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2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cm" svg:height="0.687cm" svg:x="14.615cm" svg:y="11.615cm">
          <draw:text-box>
            <text:p text:style-name="P3"><text:span text:style-name="T25">1</text:span><text:span text:style-name="T25">9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6" draw:layer="layout" svg:x1="14.66cm" svg:y1="12.566cm" svg:x2="20.84cm" svg:y2="12.566cm">
          <text:p/>
        </draw:line>
        <draw:line draw:style-name="gr46" draw:text-style-name="P46" draw:layer="layout" svg:x1="14.66cm" svg:y1="12.965cm" svg:x2="20.841cm" svg:y2="12.965cm">
          <text:p/>
        </draw:line>
        <draw:line draw:style-name="gr46" draw:text-style-name="P46" draw:layer="layout" svg:x1="14.66cm" svg:y1="13.365cm" svg:x2="20.841cm" svg:y2="13.365cm">
          <text:p/>
        </draw:line>
        <draw:line draw:style-name="gr46" draw:text-style-name="P46" draw:layer="layout" svg:x1="14.66cm" svg:y1="13.763cm" svg:x2="20.841cm" svg:y2="13.763cm">
          <text:p/>
        </draw:line>
        <draw:line draw:style-name="gr46" draw:text-style-name="P46" draw:layer="layout" svg:x1="14.66cm" svg:y1="14.163cm" svg:x2="20.841cm" svg:y2="14.163cm">
          <text:p/>
        </draw:line>
        <draw:line draw:style-name="gr46" draw:text-style-name="P46" draw:layer="layout" svg:x1="14.66cm" svg:y1="14.563cm" svg:x2="20.841cm" svg:y2="14.563cm">
          <text:p/>
        </draw:line>
        <draw:line draw:style-name="gr46" draw:text-style-name="P46" draw:layer="layout" svg:x1="14.66cm" svg:y1="14.962cm" svg:x2="20.841cm" svg:y2="14.962cm">
          <text:p/>
        </draw:line>
        <draw:line draw:style-name="gr46" draw:text-style-name="P46" draw:layer="layout" svg:x1="14.66cm" svg:y1="15.361cm" svg:x2="20.841cm" svg:y2="15.361cm">
          <text:p/>
        </draw:line>
        <draw:line draw:style-name="gr46" draw:text-style-name="P46" draw:layer="layout" svg:x1="14.66cm" svg:y1="15.76cm" svg:x2="20.841cm" svg:y2="15.76cm">
          <text:p/>
        </draw:line>
        <draw:line draw:style-name="gr46" draw:text-style-name="P46" draw:layer="layout" svg:x1="14.66cm" svg:y1="16.159cm" svg:x2="20.841cm" svg:y2="16.159cm">
          <text:p/>
        </draw:line>
        <draw:frame draw:style-name="gr166" draw:text-style-name="P12" draw:layer="layout" svg:width="1.836cm" svg:height="0.533cm" svg:x="22.043cm" svg:y="11.613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7cm" svg:height="0.687cm" svg:x="21.092cm" svg:y="11.616cm">
          <draw:text-box>
            <text:p text:style-name="P3"><text:span text:style-name="T25">2</text:span><text:span text:style-name="T25">0</text:span></text:p>
          </draw:text-box>
        </draw:frame>
        <draw:frame draw:style-name="gr160" draw:text-style-name="P40" draw:layer="layout" svg:width="1.211cm" svg:height="0.517cm" svg:x="14.667cm" svg:y="17.009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47" draw:text-style-name="P39" draw:layer="layout" svg:width="0.855cm" svg:height="0.408cm" svg:x="14.71cm" svg:y="2.1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5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4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4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2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2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1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29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29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8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5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5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4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2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2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1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39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39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8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5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5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4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4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2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2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1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29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2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8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267" draw:text-style-name="P47" draw:layer="layout" svg:width="3.461cm" svg:height="0.348cm" svg:x="23.667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8" draw:text-style-name="P40" draw:layer="layout" svg:width="1.629cm" svg:height="0.671cm" svg:x="24.666cm" svg:y="17.006cm">
          <draw:text-box>
            <text:p text:style-name="P3"><text:span text:style-name="T27">F</text:span><text:span text:style-name="T27">e</text:span><text:span text:style-name="T27">b</text:span><text:span text:style-name="T27">r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69" draw:text-style-name="P48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69" draw:text-style-name="P48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69" draw:text-style-name="P48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69" draw:text-style-name="P48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69" draw:text-style-name="P48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0" draw:text-style-name="P48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0" draw:text-style-name="P48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0" draw:text-style-name="P48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0" draw:text-style-name="P48" draw:layer="layout" svg:width="0.257cm" svg:height="0.298cm" svg:x="26.332cm" svg:y="18.893cm">
          <draw:text-box>
            <text:p text:style-name="P3"><text:span text:style-name="T29">1</text:span><text:span text:style-name="T29">2</text:span></text:p>
          </draw:text-box>
        </draw:frame>
        <draw:frame draw:style-name="gr270" draw:text-style-name="P48" draw:layer="layout" svg:width="0.257cm" svg:height="0.298cm" svg:x="26.845cm" svg:y="18.893cm">
          <draw:text-box>
            <text:p text:style-name="P3"><text:span text:style-name="T29">1</text:span><text:span text:style-name="T29">3</text:span></text:p>
          </draw:text-box>
        </draw:frame>
        <draw:frame draw:style-name="gr270" draw:text-style-name="P48" draw:layer="layout" svg:width="0.257cm" svg:height="0.298cm" svg:x="23.761cm" svg:y="19.41cm">
          <draw:text-box>
            <text:p text:style-name="P3"><text:span text:style-name="T29">1</text:span><text:span text:style-name="T29">4</text:span></text:p>
          </draw:text-box>
        </draw:frame>
        <draw:frame draw:style-name="gr270" draw:text-style-name="P48" draw:layer="layout" svg:width="0.257cm" svg:height="0.298cm" svg:x="24.275cm" svg:y="19.41cm">
          <draw:text-box>
            <text:p text:style-name="P3"><text:span text:style-name="T29">1</text:span><text:span text:style-name="T29">5</text:span></text:p>
          </draw:text-box>
        </draw:frame>
        <draw:frame draw:style-name="gr270" draw:text-style-name="P48" draw:layer="layout" svg:width="0.257cm" svg:height="0.298cm" svg:x="24.796cm" svg:y="19.41cm">
          <draw:text-box>
            <text:p text:style-name="P3"><text:span text:style-name="T29">1</text:span><text:span text:style-name="T29">6</text:span></text:p>
          </draw:text-box>
        </draw:frame>
        <draw:frame draw:style-name="gr270" draw:text-style-name="P48" draw:layer="layout" svg:width="0.257cm" svg:height="0.298cm" svg:x="25.302cm" svg:y="19.41cm">
          <draw:text-box>
            <text:p text:style-name="P3"><text:span text:style-name="T29">1</text:span><text:span text:style-name="T29">7</text:span></text:p>
          </draw:text-box>
        </draw:frame>
        <draw:frame draw:style-name="gr270" draw:text-style-name="P48" draw:layer="layout" svg:width="0.257cm" svg:height="0.298cm" svg:x="25.815cm" svg:y="19.41cm">
          <draw:text-box>
            <text:p text:style-name="P3"><text:span text:style-name="T29">1</text:span><text:span text:style-name="T29">8</text:span></text:p>
          </draw:text-box>
        </draw:frame>
        <draw:frame draw:style-name="gr270" draw:text-style-name="P48" draw:layer="layout" svg:width="0.257cm" svg:height="0.298cm" svg:x="26.302cm" svg:y="19.41cm">
          <draw:text-box>
            <text:p text:style-name="P3"><text:span text:style-name="T29">1</text:span><text:span text:style-name="T29">9</text:span></text:p>
          </draw:text-box>
        </draw:frame>
        <draw:frame draw:style-name="gr270" draw:text-style-name="P48" draw:layer="layout" svg:width="0.257cm" svg:height="0.298cm" svg:x="26.842cm" svg:y="19.41cm">
          <draw:text-box>
            <text:p text:style-name="P3"><text:span text:style-name="T29">2</text:span><text:span text:style-name="T29">0</text:span></text:p>
          </draw:text-box>
        </draw:frame>
        <draw:frame draw:style-name="gr270" draw:text-style-name="P48" draw:layer="layout" svg:width="0.257cm" svg:height="0.298cm" svg:x="23.737cm" svg:y="19.929cm">
          <draw:text-box>
            <text:p text:style-name="P3"><text:span text:style-name="T29">2</text:span><text:span text:style-name="T29">1</text:span></text:p>
          </draw:text-box>
        </draw:frame>
        <draw:frame draw:style-name="gr270" draw:text-style-name="P48" draw:layer="layout" svg:width="0.257cm" svg:height="0.298cm" svg:x="24.253cm" svg:y="19.929cm">
          <draw:text-box>
            <text:p text:style-name="P3"><text:span text:style-name="T29">2</text:span><text:span text:style-name="T29">2</text:span></text:p>
          </draw:text-box>
        </draw:frame>
        <draw:frame draw:style-name="gr270" draw:text-style-name="P48" draw:layer="layout" svg:width="0.257cm" svg:height="0.298cm" svg:x="24.767cm" svg:y="19.929cm">
          <draw:text-box>
            <text:p text:style-name="P3"><text:span text:style-name="T29">2</text:span><text:span text:style-name="T29">3</text:span></text:p>
          </draw:text-box>
        </draw:frame>
        <draw:frame draw:style-name="gr270" draw:text-style-name="P48" draw:layer="layout" svg:width="0.257cm" svg:height="0.298cm" svg:x="25.277cm" svg:y="19.929cm">
          <draw:text-box>
            <text:p text:style-name="P3"><text:span text:style-name="T29">2</text:span><text:span text:style-name="T29">4</text:span></text:p>
          </draw:text-box>
        </draw:frame>
        <draw:frame draw:style-name="gr270" draw:text-style-name="P48" draw:layer="layout" svg:width="0.257cm" svg:height="0.298cm" svg:x="25.79cm" svg:y="19.929cm">
          <draw:text-box>
            <text:p text:style-name="P3"><text:span text:style-name="T29">2</text:span><text:span text:style-name="T29">5</text:span></text:p>
          </draw:text-box>
        </draw:frame>
        <draw:frame draw:style-name="gr270" draw:text-style-name="P48" draw:layer="layout" svg:width="0.257cm" svg:height="0.298cm" svg:x="26.311cm" svg:y="19.929cm">
          <draw:text-box>
            <text:p text:style-name="P3"><text:span text:style-name="T29">2</text:span><text:span text:style-name="T29">6</text:span></text:p>
          </draw:text-box>
        </draw:frame>
        <draw:frame draw:style-name="gr270" draw:text-style-name="P48" draw:layer="layout" svg:width="0.257cm" svg:height="0.298cm" svg:x="26.819cm" svg:y="19.929cm">
          <draw:text-box>
            <text:p text:style-name="P3"><text:span text:style-name="T29">2</text:span><text:span text:style-name="T29">7</text:span></text:p>
          </draw:text-box>
        </draw:frame>
        <draw:frame draw:style-name="gr270" draw:text-style-name="P48" draw:layer="layout" svg:width="0.257cm" svg:height="0.298cm" svg:x="23.738cm" svg:y="20.453cm">
          <draw:text-box>
            <text:p text:style-name="P3"><text:span text:style-name="T29">2</text:span><text:span text:style-name="T29">8</text:span></text:p>
          </draw:text-box>
        </draw:frame>
        <draw:frame draw:style-name="gr269" draw:text-style-name="P48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0" draw:text-style-name="P48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0" draw:text-style-name="P48" draw:layer="layout" svg:width="0.257cm" svg:height="0.298cm" svg:x="25.328cm" svg:y="18.893cm">
          <draw:text-box>
            <text:p text:style-name="P3"><text:span text:style-name="T29">1</text:span><text:span text:style-name="T29">0</text:span></text:p>
          </draw:text-box>
        </draw:frame>
      </draw:page>
      <draw:page draw:name="page20" draw:style-name="dp1" draw:master-page-name="master-page34">
        <draw:custom-shape draw:style-name="gr172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3" draw:text-style-name="P49" draw:layer="layout" svg:width="1.594cm" svg:height="0.517cm" svg:x="15.815cm" svg:y="1.426cm">
          <draw:text-box>
            <text:p text:style-name="P3"><text:span text:style-name="T30">I</text:span><text:span text:style-name="T30">n</text:span><text:span text:style-name="T30">g</text:span><text:span text:style-name="T30">r</text:span><text:span text:style-name="T30">e</text:span><text:span text:style-name="T30">s</text:span><text:span text:style-name="T30">o</text:span><text:span text:style-name="T30">s</text:span></text:p>
          </draw:text-box>
        </draw:frame>
        <draw:frame draw:style-name="gr184" draw:text-style-name="P49" draw:layer="layout" svg:width="2.195cm" svg:height="0.517cm" svg:x="22.542cm" svg:y="1.427cm">
          <draw:text-box>
            <text:p text:style-name="P3"><text:span text:style-name="T30">A</text:span><text:span text:style-name="T30">h</text:span><text:span text:style-name="T30">o</text:span><text:span text:style-name="T30">r</text:span><text:span text:style-name="T30">r</text:span><text:span text:style-name="T30">o</text:span><text:span text:style-name="T30">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85" draw:text-style-name="P49" draw:layer="layout" svg:width="1.058cm" svg:height="0.517cm" svg:x="19.315cm" svg:y="1.426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frame draw:style-name="gr186" draw:text-style-name="P49" draw:layer="layout" svg:width="1.305cm" svg:height="0.517cm" svg:x="25.742cm" svg:y="1.427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87" draw:text-style-name="P49" draw:layer="layout" svg:width="2.538cm" svg:height="0.517cm" svg:x="19.42cm" svg:y="5.533cm">
          <draw:text-box>
            <text:p text:style-name="P3"><text:span text:style-name="T30">M</text:span><text:span text:style-name="T30">e</text:span><text:span text:style-name="T30">t</text:span><text:span text:style-name="T30">a</text:span><text:span text:style-name="T30">s </text:span><text:span text:style-name="T30">d</text:span><text:span text:style-name="T30">e</text:span><text:span text:style-name="T30"> </text:span><text:span text:style-name="T30">g</text:span><text:span text:style-name="T30">a</text:span><text:span text:style-name="T30">s</text:span><text:span text:style-name="T30">t</text:span><text:span text:style-name="T30">o</text:span><text:span text:style-name="T30">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88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88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89" draw:text-style-name="P49" draw:layer="layout" svg:width="2.915cm" svg:height="0.517cm" svg:x="19.22cm" svg:y="9.636cm">
          <draw:text-box>
            <text:p text:style-name="P3"><text:span text:style-name="T30">C</text:span><text:span text:style-name="T30">o</text:span><text:span text:style-name="T30">s</text:span><text:span text:style-name="T30">a</text:span><text:span text:style-name="T30">s </text:span><text:span text:style-name="T30">p</text:span><text:span text:style-name="T30">o</text:span><text:span text:style-name="T30">r </text:span><text:span text:style-name="T30">c</text:span><text:span text:style-name="T30">o</text:span><text:span text:style-name="T30">m</text:span><text:span text:style-name="T30">p</text:span><text:span text:style-name="T30">r</text:span><text:span text:style-name="T30">a</text:span><text:span text:style-name="T30">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88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88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0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1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2" draw:text-style-name="P12" draw:layer="layout" svg:width="1.518cm" svg:height="0.517cm" svg:x="19.92cm" svg:y="13.741cm">
          <draw:text-box>
            <text:p text:style-name="P3"><text:span text:style-name="T6">T</text:span><text:span text:style-name="T6">o</text:span><text:span text:style-name="T6">t</text:span><text:span text:style-name="T6">a</text:span><text:span text:style-name="T6">l</text:span><text:span text:style-name="T6">e</text:span><text:span text:style-name="T6">s</text:span></text:p>
          </draw:text-box>
        </draw:frame>
        <draw:frame draw:style-name="gr193" draw:text-style-name="P50" draw:layer="layout" svg:width="2.38cm" svg:height="0.607cm" svg:x="15.156cm" svg:y="14.852cm">
          <draw:text-box>
            <text:p text:style-name="P3"><text:span text:style-name="T30">P</text:span><text:span text:style-name="T30">r</text:span><text:span text:style-name="T30">e</text:span><text:span text:style-name="T30">s</text:span><text:span text:style-name="T30">u</text:span><text:span text:style-name="T30">p</text:span><text:span text:style-name="T30">u</text:span><text:span text:style-name="T30">e</text:span><text:span text:style-name="T30">s</text:span><text:span text:style-name="T30">t</text:span><text:span text:style-name="T30">a</text:span><text:span text:style-name="T30">d</text:span><text:span text:style-name="T30">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4" draw:text-style-name="P51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59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11" draw:layer="layout" svg:width="3.38cm" svg:height="0.398cm" svg:x="14.397cm" svg:y="20.7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95" draw:text-style-name="P11" draw:layer="layout" svg:width="3.38cm" svg:height="0.398cm" svg:x="14.399cm" svg:y="20.774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0" draw:text-style-name="P40" draw:layer="layout" svg:width="1.211cm" svg:height="0.517cm" svg:x="14.667cm" svg:y="17.006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custom-shape draw:style-name="gr179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0" draw:layer="layout" svg:width="2.38cm" svg:height="0.607cm" svg:x="19.956cm" svg:y="14.852cm">
          <draw:text-box>
            <text:p text:style-name="P3"><text:span text:style-name="T30">G</text:span><text:span text:style-name="T30">a</text:span><text:span text:style-name="T30">s</text:span><text:span text:style-name="T30">t</text:span><text:span text:style-name="T30">o</text:span><text:span text:style-name="T30"> </text:span><text:span text:style-name="T30">r</text:span><text:span text:style-name="T30">e</text:span><text:span text:style-name="T30">a</text:span><text:span text:style-name="T30">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4" draw:text-style-name="P51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79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0" draw:layer="layout" svg:width="2.38cm" svg:height="0.607cm" svg:x="24.21cm" svg:y="14.852cm">
          <draw:text-box>
            <text:p text:style-name="P3"><text:span text:style-name="T30">D</text:span><text:span text:style-name="T30">i</text:span><text:span text:style-name="T30">f</text:span><text:span text:style-name="T30">e</text:span><text:span text:style-name="T30">r</text:span><text:span text:style-name="T30">e</text:span><text:span text:style-name="T30">n</text:span><text:span text:style-name="T30">c</text:span><text:span text:style-name="T30">i</text:span><text:span text:style-name="T30">a</text:span><text:span text:style-name="T30">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4" draw:text-style-name="P51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196" draw:text-style-name="P43" draw:layer="layout" svg:width="1.543cm" svg:height="0.776cm" svg:x="25.561cm" svg:y="0.7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custom-shape draw:style-name="gr142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" draw:layer="layout" svg:width="2.869cm" svg:height="0.398cm" svg:x="1.365cm" svg:y="1.3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3" draw:text-style-name="P11" draw:layer="layout" svg:width="2.869cm" svg:height="0.398cm" svg:x="1.366cm" svg:y="1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5" draw:text-style-name="P38" draw:layer="layout" svg:width="0.552cm" svg:height="0.687cm" svg:x="0.92cm" svg:y="1.41cm">
          <draw:text-box>
            <text:p text:style-name="P3"><text:span text:style-name="T25">2</text:span><text:span text:style-name="T25">1</text:span></text:p>
          </draw:text-box>
        </draw:frame>
        <draw:frame draw:style-name="gr146" draw:text-style-name="P13" draw:layer="layout" svg:width="2.917cm" svg:height="0.776cm" svg:x="0.92cm" svg:y="0.697cm">
          <draw:text-box>
            <text:p text:style-name="P3"><text:span text:style-name="T7">F</text:span><text:span text:style-name="T7">E</text:span><text:span text:style-name="T7">B</text:span><text:span text:style-name="T7">R</text:span><text:span text:style-name="T7">E</text:span><text:span text:style-name="T7">R</text:span><text:span text:style-name="T7">O</text:span></text:p>
          </draw:text-box>
        </draw:frame>
        <draw:frame draw:style-name="gr143" draw:text-style-name="P11" draw:layer="layout" svg:width="2.869cm" svg:height="0.398cm" svg:x="1.365cm" svg:y="6.3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6.3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47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7cm" svg:y="2.9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7cm" svg:y="3.3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7cm" svg:y="3.7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7cm" svg:y="4.1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7cm" svg:y="4.5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7cm" svg:y="4.9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7cm" svg:y="5.3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3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3" draw:text-style-name="P11" draw:layer="layout" svg:width="2.869cm" svg:height="0.398cm" svg:x="1.366cm" svg:y="6.4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0.92cm" svg:y="6.51cm">
          <draw:text-box>
            <text:p text:style-name="P3"><text:span text:style-name="T25">2</text:span><text:span text:style-name="T25">2</text:span></text:p>
          </draw:text-box>
        </draw:frame>
        <draw:frame draw:style-name="gr143" draw:text-style-name="P11" draw:layer="layout" svg:width="2.869cm" svg:height="0.398cm" svg:x="1.365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3" draw:text-style-name="P11" draw:layer="layout" svg:width="2.869cm" svg:height="0.398cm" svg:x="1.365cm" svg:y="11.5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3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4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58" draw:text-style-name="P38" draw:layer="layout" svg:width="0.544cm" svg:height="0.687cm" svg:x="0.92cm" svg:y="11.61cm">
          <draw:text-box>
            <text:p text:style-name="P3"><text:span text:style-name="T25">2</text:span><text:span text:style-name="T25">3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3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3" draw:text-style-name="P11" draw:layer="layout" svg:width="2.869cm" svg:height="0.398cm" svg:x="1.099cm" svg:y="20.7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47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8cm" svg:y="2.93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8cm" svg:y="5.325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8cm" svg:y="5.725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59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1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</text:span><text:span text:style-name="T28"> </text:span><text:span text:style-name="T28">8</text:span></text:p>
          </draw:text-box>
        </draw:frame>
        <draw:frame draw:style-name="gr147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9.22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0.02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0.42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0.82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1.22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7.619cm" svg:y="12.34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7.619cm" svg:y="12.74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7.619cm" svg:y="13.13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7.619cm" svg:y="13.53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7.619cm" svg:y="14.337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7.619cm" svg:y="15.534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8.42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0.02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0.42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0.8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1.2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.018cm" svg:y="13.539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.018cm" svg:y="15.93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</draw:page>
      <draw:page draw:name="page21" draw:style-name="dp1" draw:master-page-name="master-page34">
        <draw:custom-shape draw:style-name="gr197" draw:text-style-name="P2" draw:layer="layout" svg:width="1.866cm" svg:height="0.497cm" svg:x="9.8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" draw:layer="layout" svg:width="2.885cm" svg:height="0.497cm" svg:x="9.313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" draw:layer="layout" svg:width="1.472cm" svg:height="0.497cm" svg:x="9.922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" draw:layer="layout" svg:width="2.169cm" svg:height="0.497cm" svg:x="3.215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" draw:layer="layout" svg:width="1.707cm" svg:height="0.497cm" svg:x="3.532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" draw:layer="layout" svg:width="1.866cm" svg:height="0.497cm" svg:x="3.4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954cm" svg:height="0.497cm" svg:x="9.773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1.54cm" svg:height="0.497cm" svg:x="3.532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7cm" svg:x2="4.02cm" svg:y2="2.427cm">
          <text:p/>
        </draw:line>
        <draw:line draw:style-name="gr46" draw:text-style-name="P10" draw:layer="layout" svg:x1="1.22cm" svg:y1="2.997cm" svg:x2="4.02cm" svg:y2="2.997cm">
          <text:p/>
        </draw:line>
        <draw:line draw:style-name="gr46" draw:text-style-name="P10" draw:layer="layout" svg:x1="1.22cm" svg:y1="3.567cm" svg:x2="4.02cm" svg:y2="3.567cm">
          <text:p/>
        </draw:line>
        <draw:line draw:style-name="gr46" draw:text-style-name="P10" draw:layer="layout" svg:x1="1.22cm" svg:y1="4.136cm" svg:x2="4.02cm" svg:y2="4.136cm">
          <text:p/>
        </draw:line>
        <draw:line draw:style-name="gr46" draw:text-style-name="P10" draw:layer="layout" svg:x1="1.22cm" svg:y1="4.707cm" svg:x2="4.02cm" svg:y2="4.707cm">
          <text:p/>
        </draw:line>
        <draw:line draw:style-name="gr46" draw:text-style-name="P10" draw:layer="layout" svg:x1="1.22cm" svg:y1="5.279cm" svg:x2="4.02cm" svg:y2="5.279cm">
          <text:p/>
        </draw:line>
        <draw:line draw:style-name="gr46" draw:text-style-name="P10" draw:layer="layout" svg:x1="1.22cm" svg:y1="5.848cm" svg:x2="4.02cm" svg:y2="5.848cm">
          <text:p/>
        </draw:line>
        <draw:line draw:style-name="gr46" draw:text-style-name="P10" draw:layer="layout" svg:x1="1.22cm" svg:y1="6.418cm" svg:x2="4.02cm" svg:y2="6.418cm">
          <text:p/>
        </draw:line>
        <draw:line draw:style-name="gr46" draw:text-style-name="P10" draw:layer="layout" svg:x1="1.22cm" svg:y1="6.987cm" svg:x2="4.02cm" svg:y2="6.987cm">
          <text:p/>
        </draw:line>
        <draw:line draw:style-name="gr46" draw:text-style-name="P10" draw:layer="layout" svg:x1="4.191cm" svg:y1="2.427cm" svg:x2="5.682cm" svg:y2="2.427cm">
          <text:p/>
        </draw:line>
        <draw:line draw:style-name="gr46" draw:text-style-name="P10" draw:layer="layout" svg:x1="4.191cm" svg:y1="2.997cm" svg:x2="5.683cm" svg:y2="2.997cm">
          <text:p/>
        </draw:line>
        <draw:line draw:style-name="gr46" draw:text-style-name="P10" draw:layer="layout" svg:x1="4.191cm" svg:y1="3.567cm" svg:x2="5.683cm" svg:y2="3.567cm">
          <text:p/>
        </draw:line>
        <draw:line draw:style-name="gr46" draw:text-style-name="P10" draw:layer="layout" svg:x1="4.191cm" svg:y1="4.136cm" svg:x2="5.683cm" svg:y2="4.136cm">
          <text:p/>
        </draw:line>
        <draw:line draw:style-name="gr46" draw:text-style-name="P10" draw:layer="layout" svg:x1="4.191cm" svg:y1="4.707cm" svg:x2="5.683cm" svg:y2="4.707cm">
          <text:p/>
        </draw:line>
        <draw:line draw:style-name="gr46" draw:text-style-name="P10" draw:layer="layout" svg:x1="4.191cm" svg:y1="5.279cm" svg:x2="5.683cm" svg:y2="5.279cm">
          <text:p/>
        </draw:line>
        <draw:line draw:style-name="gr46" draw:text-style-name="P10" draw:layer="layout" svg:x1="4.191cm" svg:y1="5.848cm" svg:x2="5.683cm" svg:y2="5.848cm">
          <text:p/>
        </draw:line>
        <draw:line draw:style-name="gr46" draw:text-style-name="P10" draw:layer="layout" svg:x1="4.191cm" svg:y1="6.418cm" svg:x2="5.683cm" svg:y2="6.418cm">
          <text:p/>
        </draw:line>
        <draw:line draw:style-name="gr46" draw:text-style-name="P10" draw:layer="layout" svg:x1="4.191cm" svg:y1="6.987cm" svg:x2="5.683cm" svg:y2="6.987cm">
          <text:p/>
        </draw:line>
        <draw:line draw:style-name="gr46" draw:text-style-name="P10" draw:layer="layout" svg:x1="5.86cm" svg:y1="2.427cm" svg:x2="7.351cm" svg:y2="2.427cm">
          <text:p/>
        </draw:line>
        <draw:line draw:style-name="gr46" draw:text-style-name="P10" draw:layer="layout" svg:x1="5.86cm" svg:y1="2.997cm" svg:x2="7.352cm" svg:y2="2.997cm">
          <text:p/>
        </draw:line>
        <draw:line draw:style-name="gr46" draw:text-style-name="P10" draw:layer="layout" svg:x1="5.86cm" svg:y1="3.567cm" svg:x2="7.352cm" svg:y2="3.567cm">
          <text:p/>
        </draw:line>
        <draw:line draw:style-name="gr46" draw:text-style-name="P10" draw:layer="layout" svg:x1="5.86cm" svg:y1="4.136cm" svg:x2="7.352cm" svg:y2="4.136cm">
          <text:p/>
        </draw:line>
        <draw:line draw:style-name="gr46" draw:text-style-name="P10" draw:layer="layout" svg:x1="5.86cm" svg:y1="4.707cm" svg:x2="7.352cm" svg:y2="4.707cm">
          <text:p/>
        </draw:line>
        <draw:line draw:style-name="gr46" draw:text-style-name="P10" draw:layer="layout" svg:x1="5.86cm" svg:y1="5.279cm" svg:x2="7.352cm" svg:y2="5.279cm">
          <text:p/>
        </draw:line>
        <draw:line draw:style-name="gr46" draw:text-style-name="P10" draw:layer="layout" svg:x1="5.86cm" svg:y1="5.848cm" svg:x2="7.352cm" svg:y2="5.848cm">
          <text:p/>
        </draw:line>
        <draw:line draw:style-name="gr46" draw:text-style-name="P10" draw:layer="layout" svg:x1="5.86cm" svg:y1="6.418cm" svg:x2="7.352cm" svg:y2="6.418cm">
          <text:p/>
        </draw:line>
        <draw:line draw:style-name="gr46" draw:text-style-name="P10" draw:layer="layout" svg:x1="5.86cm" svg:y1="6.987cm" svg:x2="7.352cm" svg:y2="6.987cm">
          <text:p/>
        </draw:line>
        <draw:line draw:style-name="gr46" draw:text-style-name="P10" draw:layer="layout" svg:x1="2.457cm" svg:y1="7.566cm" svg:x2="7.351cm" svg:y2="7.566cm">
          <text:p/>
        </draw:line>
        <draw:frame draw:style-name="gr204" draw:text-style-name="P14" draw:layer="layout" svg:width="2.445cm" svg:height="0.582cm" svg:x="1.273cm" svg:y="2.664cm">
          <draw:text-box>
            <text:p text:style-name="P3"><text:span text:style-name="T8">A</text:span><text:span text:style-name="T8">l</text:span><text:span text:style-name="T8">q</text:span><text:span text:style-name="T8">u</text:span><text:span text:style-name="T8">il</text:span><text:span text:style-name="T8">e</text:span><text:span text:style-name="T8">r </text:span><text:span text:style-name="T8">/ </text:span><text:span text:style-name="T8">H</text:span><text:span text:style-name="T8">i</text:span><text:span text:style-name="T8">p</text:span><text:span text:style-name="T8">o</text:span><text:span text:style-name="T8">t</text:span><text:span text:style-name="T8">é</text:span><text:span text:style-name="T8">c</text:span><text:span text:style-name="T8">a </text:span><text:span text:style-name="T8"><text:s/></text:span></text:p>
          </draw:text-box>
        </draw:frame>
        <draw:frame draw:style-name="gr205" draw:text-style-name="P14" draw:layer="layout" svg:width="0.667cm" svg:height="0.583cm" svg:x="1.245cm" svg:y="3.234cm">
          <draw:text-box>
            <text:p text:style-name="P3"><text:span text:style-name="T8">L</text:span><text:span text:style-name="T8">u</text:span><text:span text:style-name="T8">z </text:span><text:span text:style-name="T8"><text:s text:c="2"/></text:span></text:p>
          </draw:text-box>
        </draw:frame>
        <draw:frame draw:style-name="gr205" draw:text-style-name="P14" draw:layer="layout" svg:width="0.667cm" svg:height="0.583cm" svg:x="1.245cm" svg:y="3.804cm">
          <draw:text-box>
            <text:p text:style-name="P3"><text:span text:style-name="T8">A</text:span><text:span text:style-name="T8">g</text:span><text:span text:style-name="T8">u</text:span><text:span text:style-name="T8">a</text:span></text:p>
          </draw:text-box>
        </draw:frame>
        <draw:frame draw:style-name="gr206" draw:text-style-name="P14" draw:layer="layout" svg:width="0.495cm" svg:height="0.583cm" svg:x="1.245cm" svg:y="4.375cm">
          <draw:text-box>
            <text:p text:style-name="P3"><text:span text:style-name="T8">G</text:span><text:span text:style-name="T8">a</text:span><text:span text:style-name="T8">s</text:span></text:p>
          </draw:text-box>
        </draw:frame>
        <draw:frame draw:style-name="gr207" draw:text-style-name="P14" draw:layer="layout" svg:width="1.13cm" svg:height="0.583cm" svg:x="1.245cm" svg:y="4.944cm">
          <draw:text-box>
            <text:p text:style-name="P3"><text:span text:style-name="T8">T</text:span><text:span text:style-name="T8">e</text:span><text:span text:style-name="T8">l</text:span><text:span text:style-name="T8">é</text:span><text:span text:style-name="T8">f</text:span><text:span text:style-name="T8">o</text:span><text:span text:style-name="T8">n</text:span><text:span text:style-name="T8">o</text:span></text:p>
          </draw:text-box>
        </draw:frame>
        <draw:frame draw:style-name="gr208" draw:text-style-name="P14" draw:layer="layout" svg:width="1.575cm" svg:height="0.584cm" svg:x="1.245cm" svg:y="5.515cm">
          <draw:text-box>
            <text:p text:style-name="P3"><text:span text:style-name="T8">T</text:span><text:span text:style-name="T8">V</text:span><text:span text:style-name="T8"> / </text:span><text:span text:style-name="T8">I</text:span><text:span text:style-name="T8">n</text:span><text:span text:style-name="T8">t</text:span><text:span text:style-name="T8">e</text:span><text:span text:style-name="T8">r</text:span><text:span text:style-name="T8">n</text:span><text:span text:style-name="T8">e</text:span><text:span text:style-name="T8">t</text:span></text:p>
          </draw:text-box>
        </draw:frame>
        <draw:frame draw:style-name="gr209" draw:text-style-name="P14" draw:layer="layout" svg:width="1.873cm" svg:height="0.583cm" svg:x="1.245cm" svg:y="6.085cm">
          <draw:text-box>
            <text:p text:style-name="P3"><text:span text:style-name="T8">+</text:span></text:p>
          </draw:text-box>
        </draw:frame>
        <draw:frame draw:style-name="gr210" draw:text-style-name="P14" draw:layer="layout" svg:width="1.211cm" svg:height="0.583cm" svg:x="1.245cm" svg:y="6.655cm">
          <draw:text-box>
            <text:p text:style-name="P3"><text:span text:style-name="T8">+</text:span></text:p>
          </draw:text-box>
        </draw:frame>
        <draw:frame draw:style-name="gr211" draw:text-style-name="P14" draw:layer="layout" svg:width="1.779cm" svg:height="0.348cm" svg:x="1.245cm" svg:y="7.233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2" draw:text-style-name="P14" draw:layer="layout" svg:width="0.73cm" svg:height="0.583cm" svg:x="1.274cm" svg:y="2.098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2.099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2.1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2.428cm" svg:x2="10.41cm" svg:y2="2.428cm">
          <text:p/>
        </draw:line>
        <draw:line draw:style-name="gr46" draw:text-style-name="P10" draw:layer="layout" svg:x1="7.61cm" svg:y1="2.999cm" svg:x2="10.41cm" svg:y2="2.999cm">
          <text:p/>
        </draw:line>
        <draw:line draw:style-name="gr46" draw:text-style-name="P10" draw:layer="layout" svg:x1="7.61cm" svg:y1="3.569cm" svg:x2="10.41cm" svg:y2="3.569cm">
          <text:p/>
        </draw:line>
        <draw:line draw:style-name="gr46" draw:text-style-name="P10" draw:layer="layout" svg:x1="7.61cm" svg:y1="4.138cm" svg:x2="10.41cm" svg:y2="4.138cm">
          <text:p/>
        </draw:line>
        <draw:line draw:style-name="gr46" draw:text-style-name="P10" draw:layer="layout" svg:x1="7.61cm" svg:y1="4.709cm" svg:x2="10.41cm" svg:y2="4.709cm">
          <text:p/>
        </draw:line>
        <draw:line draw:style-name="gr46" draw:text-style-name="P10" draw:layer="layout" svg:x1="7.61cm" svg:y1="5.281cm" svg:x2="10.41cm" svg:y2="5.281cm">
          <text:p/>
        </draw:line>
        <draw:line draw:style-name="gr46" draw:text-style-name="P10" draw:layer="layout" svg:x1="7.61cm" svg:y1="5.85cm" svg:x2="10.41cm" svg:y2="5.85cm">
          <text:p/>
        </draw:line>
        <draw:line draw:style-name="gr46" draw:text-style-name="P10" draw:layer="layout" svg:x1="7.61cm" svg:y1="6.42cm" svg:x2="10.41cm" svg:y2="6.42cm">
          <text:p/>
        </draw:line>
        <draw:line draw:style-name="gr46" draw:text-style-name="P10" draw:layer="layout" svg:x1="7.61cm" svg:y1="6.989cm" svg:x2="10.41cm" svg:y2="6.989cm">
          <text:p/>
        </draw:line>
        <draw:line draw:style-name="gr46" draw:text-style-name="P10" draw:layer="layout" svg:x1="10.581cm" svg:y1="2.428cm" svg:x2="12.072cm" svg:y2="2.428cm">
          <text:p/>
        </draw:line>
        <draw:line draw:style-name="gr46" draw:text-style-name="P10" draw:layer="layout" svg:x1="10.581cm" svg:y1="2.999cm" svg:x2="12.073cm" svg:y2="2.999cm">
          <text:p/>
        </draw:line>
        <draw:line draw:style-name="gr46" draw:text-style-name="P10" draw:layer="layout" svg:x1="10.581cm" svg:y1="3.569cm" svg:x2="12.073cm" svg:y2="3.569cm">
          <text:p/>
        </draw:line>
        <draw:line draw:style-name="gr46" draw:text-style-name="P10" draw:layer="layout" svg:x1="10.581cm" svg:y1="4.138cm" svg:x2="12.073cm" svg:y2="4.138cm">
          <text:p/>
        </draw:line>
        <draw:line draw:style-name="gr46" draw:text-style-name="P10" draw:layer="layout" svg:x1="10.581cm" svg:y1="4.709cm" svg:x2="12.073cm" svg:y2="4.709cm">
          <text:p/>
        </draw:line>
        <draw:line draw:style-name="gr46" draw:text-style-name="P10" draw:layer="layout" svg:x1="10.581cm" svg:y1="5.281cm" svg:x2="12.073cm" svg:y2="5.281cm">
          <text:p/>
        </draw:line>
        <draw:line draw:style-name="gr46" draw:text-style-name="P10" draw:layer="layout" svg:x1="10.581cm" svg:y1="5.85cm" svg:x2="12.073cm" svg:y2="5.85cm">
          <text:p/>
        </draw:line>
        <draw:line draw:style-name="gr46" draw:text-style-name="P10" draw:layer="layout" svg:x1="10.581cm" svg:y1="6.42cm" svg:x2="12.073cm" svg:y2="6.42cm">
          <text:p/>
        </draw:line>
        <draw:line draw:style-name="gr46" draw:text-style-name="P10" draw:layer="layout" svg:x1="10.581cm" svg:y1="6.989cm" svg:x2="12.073cm" svg:y2="6.989cm">
          <text:p/>
        </draw:line>
        <draw:line draw:style-name="gr46" draw:text-style-name="P10" draw:layer="layout" svg:x1="12.25cm" svg:y1="2.428cm" svg:x2="13.741cm" svg:y2="2.428cm">
          <text:p/>
        </draw:line>
        <draw:line draw:style-name="gr46" draw:text-style-name="P10" draw:layer="layout" svg:x1="12.25cm" svg:y1="2.999cm" svg:x2="13.742cm" svg:y2="2.999cm">
          <text:p/>
        </draw:line>
        <draw:line draw:style-name="gr46" draw:text-style-name="P10" draw:layer="layout" svg:x1="12.25cm" svg:y1="3.569cm" svg:x2="13.742cm" svg:y2="3.569cm">
          <text:p/>
        </draw:line>
        <draw:line draw:style-name="gr46" draw:text-style-name="P10" draw:layer="layout" svg:x1="12.25cm" svg:y1="4.138cm" svg:x2="13.742cm" svg:y2="4.138cm">
          <text:p/>
        </draw:line>
        <draw:line draw:style-name="gr46" draw:text-style-name="P10" draw:layer="layout" svg:x1="12.25cm" svg:y1="4.709cm" svg:x2="13.742cm" svg:y2="4.709cm">
          <text:p/>
        </draw:line>
        <draw:line draw:style-name="gr46" draw:text-style-name="P10" draw:layer="layout" svg:x1="12.25cm" svg:y1="5.281cm" svg:x2="13.742cm" svg:y2="5.281cm">
          <text:p/>
        </draw:line>
        <draw:line draw:style-name="gr46" draw:text-style-name="P10" draw:layer="layout" svg:x1="12.25cm" svg:y1="5.85cm" svg:x2="13.742cm" svg:y2="5.85cm">
          <text:p/>
        </draw:line>
        <draw:line draw:style-name="gr46" draw:text-style-name="P10" draw:layer="layout" svg:x1="12.25cm" svg:y1="6.42cm" svg:x2="13.742cm" svg:y2="6.42cm">
          <text:p/>
        </draw:line>
        <draw:line draw:style-name="gr46" draw:text-style-name="P10" draw:layer="layout" svg:x1="12.25cm" svg:y1="6.989cm" svg:x2="13.742cm" svg:y2="6.989cm">
          <text:p/>
        </draw:line>
        <draw:frame draw:style-name="gr215" draw:text-style-name="P14" draw:layer="layout" svg:width="0.645cm" svg:height="0.583cm" svg:x="7.663cm" svg:y="2.665cm">
          <draw:text-box>
            <text:p text:style-name="P3"><text:span text:style-name="T8">R</text:span><text:span text:style-name="T8">o</text:span><text:span text:style-name="T8">p</text:span><text:span text:style-name="T8">a</text:span></text:p>
          </draw:text-box>
        </draw:frame>
        <draw:frame draw:style-name="gr216" draw:text-style-name="P14" draw:layer="layout" svg:width="2.415cm" svg:height="0.583cm" svg:x="7.635cm" svg:y="3.236cm">
          <draw:text-box>
            <text:p text:style-name="P3"><text:span text:style-name="T8">C</text:span><text:span text:style-name="T8">u</text:span><text:span text:style-name="T8">i</text:span><text:span text:style-name="T8">d</text:span><text:span text:style-name="T8">a</text:span><text:span text:style-name="T8">d</text:span><text:span text:style-name="T8">o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 <text:s/></text:span><text:span text:style-name="T8"><text:s/></text:span></text:p>
          </draw:text-box>
        </draw:frame>
        <draw:frame draw:style-name="gr217" draw:text-style-name="P14" draw:layer="layout" svg:width="1.175cm" svg:height="0.583cm" svg:x="7.635cm" svg:y="3.806cm">
          <draw:text-box>
            <text:p text:style-name="P3"><text:span text:style-name="T8">M</text:span><text:span text:style-name="T8">a</text:span><text:span text:style-name="T8">s</text:span><text:span text:style-name="T8">c</text:span><text:span text:style-name="T8">o</text:span><text:span text:style-name="T8">t</text:span><text:span text:style-name="T8">a</text:span><text:span text:style-name="T8">s</text:span></text:p>
          </draw:text-box>
        </draw:frame>
        <draw:frame draw:style-name="gr218" draw:text-style-name="P14" draw:layer="layout" svg:width="2.241cm" svg:height="0.583cm" svg:x="7.635cm" svg:y="4.377cm">
          <draw:text-box>
            <text:p text:style-name="P3"><text:span text:style-name="T8">E</text:span><text:span text:style-name="T8">s</text:span><text:span text:style-name="T8">t</text:span><text:span text:style-name="T8">é</text:span><text:span text:style-name="T8">ti</text:span><text:span text:style-name="T8">c</text:span><text:span text:style-name="T8">a </text:span><text:span text:style-name="T8">/ </text:span><text:span text:style-name="T8">b</text:span><text:span text:style-name="T8">a</text:span><text:span text:style-name="T8">r</text:span><text:span text:style-name="T8">b</text:span><text:span text:style-name="T8">e</text:span><text:span text:style-name="T8">rí</text:span><text:span text:style-name="T8">a</text:span></text:p>
          </draw:text-box>
        </draw:frame>
        <draw:frame draw:style-name="gr207" draw:text-style-name="P14" draw:layer="layout" svg:width="1.13cm" svg:height="0.583cm" svg:x="7.635cm" svg:y="4.946cm">
          <draw:text-box>
            <text:p text:style-name="P3"><text:span text:style-name="T8">+</text:span></text:p>
          </draw:text-box>
        </draw:frame>
        <draw:frame draw:style-name="gr208" draw:text-style-name="P14" draw:layer="layout" svg:width="1.575cm" svg:height="0.584cm" svg:x="7.635cm" svg:y="5.517cm">
          <draw:text-box>
            <text:p text:style-name="P3"><text:span text:style-name="T8">+</text:span></text:p>
          </draw:text-box>
        </draw:frame>
        <draw:frame draw:style-name="gr209" draw:text-style-name="P14" draw:layer="layout" svg:width="1.873cm" svg:height="0.583cm" svg:x="7.635cm" svg:y="6.087cm">
          <draw:text-box>
            <text:p text:style-name="P3"><text:span text:style-name="T8">+</text:span></text:p>
          </draw:text-box>
        </draw:frame>
        <draw:frame draw:style-name="gr219" draw:text-style-name="P14" draw:layer="layout" svg:width="1.211cm" svg:height="0.582cm" svg:x="7.635cm" svg:y="6.657cm">
          <draw:text-box>
            <text:p text:style-name="P3"><text:span text:style-name="T8">+</text:span></text:p>
          </draw:text-box>
        </draw:frame>
        <draw:frame draw:style-name="gr220" draw:text-style-name="P14" draw:layer="layout" svg:width="1.909cm" svg:height="0.348cm" svg:x="7.635cm" svg:y="7.235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1" draw:text-style-name="P14" draw:layer="layout" svg:width="0.73cm" svg:height="0.582cm" svg:x="7.664cm" svg:y="2.1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2.101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2.102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6" draw:text-style-name="P6" draw:layer="layout" svg:x1="0.7cm" svg:y1="8.257cm" svg:x2="13.95cm" svg:y2="8.257cm">
          <text:p/>
        </draw:line>
        <draw:line draw:style-name="gr46" draw:text-style-name="P10" draw:layer="layout" svg:x1="1.22cm" svg:y1="8.746cm" svg:x2="4.02cm" svg:y2="8.746cm">
          <text:p/>
        </draw:line>
        <draw:line draw:style-name="gr46" draw:text-style-name="P10" draw:layer="layout" svg:x1="1.22cm" svg:y1="9.316cm" svg:x2="4.02cm" svg:y2="9.316cm">
          <text:p/>
        </draw:line>
        <draw:line draw:style-name="gr46" draw:text-style-name="P10" draw:layer="layout" svg:x1="1.22cm" svg:y1="9.887cm" svg:x2="4.02cm" svg:y2="9.887cm">
          <text:p/>
        </draw:line>
        <draw:line draw:style-name="gr46" draw:text-style-name="P10" draw:layer="layout" svg:x1="1.22cm" svg:y1="10.455cm" svg:x2="4.02cm" svg:y2="10.455cm">
          <text:p/>
        </draw:line>
        <draw:line draw:style-name="gr46" draw:text-style-name="P10" draw:layer="layout" svg:x1="1.22cm" svg:y1="11.027cm" svg:x2="4.02cm" svg:y2="11.027cm">
          <text:p/>
        </draw:line>
        <draw:line draw:style-name="gr46" draw:text-style-name="P10" draw:layer="layout" svg:x1="1.22cm" svg:y1="11.598cm" svg:x2="4.02cm" svg:y2="11.598cm">
          <text:p/>
        </draw:line>
        <draw:line draw:style-name="gr46" draw:text-style-name="P10" draw:layer="layout" svg:x1="4.191cm" svg:y1="8.746cm" svg:x2="5.682cm" svg:y2="8.746cm">
          <text:p/>
        </draw:line>
        <draw:line draw:style-name="gr46" draw:text-style-name="P10" draw:layer="layout" svg:x1="4.191cm" svg:y1="9.316cm" svg:x2="5.683cm" svg:y2="9.316cm">
          <text:p/>
        </draw:line>
        <draw:line draw:style-name="gr46" draw:text-style-name="P10" draw:layer="layout" svg:x1="4.191cm" svg:y1="9.887cm" svg:x2="5.683cm" svg:y2="9.887cm">
          <text:p/>
        </draw:line>
        <draw:line draw:style-name="gr46" draw:text-style-name="P10" draw:layer="layout" svg:x1="4.191cm" svg:y1="10.455cm" svg:x2="5.683cm" svg:y2="10.455cm">
          <text:p/>
        </draw:line>
        <draw:line draw:style-name="gr46" draw:text-style-name="P10" draw:layer="layout" svg:x1="4.191cm" svg:y1="11.027cm" svg:x2="5.683cm" svg:y2="11.027cm">
          <text:p/>
        </draw:line>
        <draw:line draw:style-name="gr46" draw:text-style-name="P10" draw:layer="layout" svg:x1="4.191cm" svg:y1="11.598cm" svg:x2="5.683cm" svg:y2="11.598cm">
          <text:p/>
        </draw:line>
        <draw:line draw:style-name="gr46" draw:text-style-name="P10" draw:layer="layout" svg:x1="5.86cm" svg:y1="8.746cm" svg:x2="7.351cm" svg:y2="8.746cm">
          <text:p/>
        </draw:line>
        <draw:line draw:style-name="gr46" draw:text-style-name="P10" draw:layer="layout" svg:x1="5.86cm" svg:y1="9.316cm" svg:x2="7.352cm" svg:y2="9.316cm">
          <text:p/>
        </draw:line>
        <draw:line draw:style-name="gr46" draw:text-style-name="P10" draw:layer="layout" svg:x1="5.86cm" svg:y1="9.887cm" svg:x2="7.352cm" svg:y2="9.887cm">
          <text:p/>
        </draw:line>
        <draw:line draw:style-name="gr46" draw:text-style-name="P10" draw:layer="layout" svg:x1="5.86cm" svg:y1="10.455cm" svg:x2="7.352cm" svg:y2="10.455cm">
          <text:p/>
        </draw:line>
        <draw:line draw:style-name="gr46" draw:text-style-name="P10" draw:layer="layout" svg:x1="5.86cm" svg:y1="11.027cm" svg:x2="7.352cm" svg:y2="11.027cm">
          <text:p/>
        </draw:line>
        <draw:line draw:style-name="gr46" draw:text-style-name="P10" draw:layer="layout" svg:x1="5.86cm" svg:y1="11.598cm" svg:x2="7.352cm" svg:y2="11.598cm">
          <text:p/>
        </draw:line>
        <draw:frame draw:style-name="gr223" draw:text-style-name="P14" draw:layer="layout" svg:width="1.979cm" svg:height="0.583cm" svg:x="1.273cm" svg:y="8.983cm">
          <draw:text-box>
            <text:p text:style-name="P3"><text:span text:style-name="T8">S</text:span><text:span text:style-name="T8">u</text:span><text:span text:style-name="T8">p</text:span><text:span text:style-name="T8">e</text:span><text:span text:style-name="T8">r</text:span><text:span text:style-name="T8">m</text:span><text:span text:style-name="T8">e</text:span><text:span text:style-name="T8">r</text:span><text:span text:style-name="T8">c</text:span><text:span text:style-name="T8">a</text:span><text:span text:style-name="T8">d</text:span><text:span text:style-name="T8">o </text:span><text:span text:style-name="T8"><text:s/></text:span></text:p>
          </draw:text-box>
        </draw:frame>
        <draw:frame draw:style-name="gr224" draw:text-style-name="P14" draw:layer="layout" svg:width="1.031cm" svg:height="0.583cm" svg:x="1.245cm" svg:y="9.553cm">
          <draw:text-box>
            <text:p text:style-name="P3"><text:span text:style-name="T8">S</text:span><text:span text:style-name="T8">n</text:span><text:span text:style-name="T8">a</text:span><text:span text:style-name="T8">c</text:span><text:span text:style-name="T8">k</text:span><text:span text:style-name="T8">s </text:span><text:span text:style-name="T8"><text:s/></text:span></text:p>
          </draw:text-box>
        </draw:frame>
        <draw:frame draw:style-name="gr225" draw:text-style-name="P14" draw:layer="layout" svg:width="2.36cm" svg:height="0.582cm" svg:x="1.245cm" svg:y="10.124cm">
          <draw:text-box>
            <text:p text:style-name="P3"><text:span text:style-name="T8">C</text:span><text:span text:style-name="T8">o</text:span><text:span text:style-name="T8">m</text:span><text:span text:style-name="T8">i</text:span><text:span text:style-name="T8">d</text:span><text:span text:style-name="T8">a </text:span><text:span text:style-name="T8">a </text:span><text:span text:style-name="T8">d</text:span><text:span text:style-name="T8">o</text:span><text:span text:style-name="T8">m</text:span><text:span text:style-name="T8">i</text:span><text:span text:style-name="T8">c</text:span><text:span text:style-name="T8">ili</text:span><text:span text:style-name="T8">o</text:span></text:p>
          </draw:text-box>
        </draw:frame>
        <draw:frame draw:style-name="gr226" draw:text-style-name="P14" draw:layer="layout" svg:width="2.707cm" svg:height="0.583cm" svg:x="1.245cm" svg:y="10.694cm">
          <draw:text-box>
            <text:p text:style-name="P3"><text:span text:style-name="T8">C</text:span><text:span text:style-name="T8">o</text:span><text:span text:style-name="T8">m</text:span><text:span text:style-name="T8">i</text:span><text:span text:style-name="T8">d</text:span><text:span text:style-name="T8">a </text:span><text:span text:style-name="T8">f</text:span><text:span text:style-name="T8">u</text:span><text:span text:style-name="T8">e</text:span><text:span text:style-name="T8">r</text:span><text:span text:style-name="T8">a </text:span><text:span text:style-name="T8">d</text:span><text:span text:style-name="T8">e </text:span><text:span text:style-name="T8">c</text:span><text:span text:style-name="T8">a</text:span><text:span text:style-name="T8">s</text:span><text:span text:style-name="T8">a</text:span></text:p>
          </draw:text-box>
        </draw:frame>
        <draw:frame draw:style-name="gr227" draw:text-style-name="P14" draw:layer="layout" svg:width="1.13cm" svg:height="0.582cm" svg:x="1.245cm" svg:y="11.264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1.274cm" svg:y="8.417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8.418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28" draw:text-style-name="P14" draw:layer="layout" svg:width="0.562cm" svg:height="0.583cm" svg:x="6.275cm" svg:y="8.419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8.748cm" svg:x2="10.41cm" svg:y2="8.748cm">
          <text:p/>
        </draw:line>
        <draw:line draw:style-name="gr46" draw:text-style-name="P10" draw:layer="layout" svg:x1="7.61cm" svg:y1="9.318cm" svg:x2="10.41cm" svg:y2="9.318cm">
          <text:p/>
        </draw:line>
        <draw:line draw:style-name="gr46" draw:text-style-name="P10" draw:layer="layout" svg:x1="7.61cm" svg:y1="9.889cm" svg:x2="10.41cm" svg:y2="9.889cm">
          <text:p/>
        </draw:line>
        <draw:line draw:style-name="gr46" draw:text-style-name="P10" draw:layer="layout" svg:x1="7.61cm" svg:y1="10.457cm" svg:x2="10.41cm" svg:y2="10.457cm">
          <text:p/>
        </draw:line>
        <draw:line draw:style-name="gr46" draw:text-style-name="P10" draw:layer="layout" svg:x1="7.61cm" svg:y1="11.028cm" svg:x2="10.41cm" svg:y2="11.028cm">
          <text:p/>
        </draw:line>
        <draw:line draw:style-name="gr46" draw:text-style-name="P10" draw:layer="layout" svg:x1="7.61cm" svg:y1="11.6cm" svg:x2="10.41cm" svg:y2="11.6cm">
          <text:p/>
        </draw:line>
        <draw:line draw:style-name="gr46" draw:text-style-name="P10" draw:layer="layout" svg:x1="10.581cm" svg:y1="8.748cm" svg:x2="12.072cm" svg:y2="8.748cm">
          <text:p/>
        </draw:line>
        <draw:line draw:style-name="gr46" draw:text-style-name="P10" draw:layer="layout" svg:x1="10.581cm" svg:y1="9.318cm" svg:x2="12.073cm" svg:y2="9.318cm">
          <text:p/>
        </draw:line>
        <draw:line draw:style-name="gr46" draw:text-style-name="P10" draw:layer="layout" svg:x1="10.581cm" svg:y1="9.889cm" svg:x2="12.073cm" svg:y2="9.889cm">
          <text:p/>
        </draw:line>
        <draw:line draw:style-name="gr46" draw:text-style-name="P10" draw:layer="layout" svg:x1="10.581cm" svg:y1="10.457cm" svg:x2="12.073cm" svg:y2="10.457cm">
          <text:p/>
        </draw:line>
        <draw:line draw:style-name="gr46" draw:text-style-name="P10" draw:layer="layout" svg:x1="10.581cm" svg:y1="11.028cm" svg:x2="12.073cm" svg:y2="11.028cm">
          <text:p/>
        </draw:line>
        <draw:line draw:style-name="gr46" draw:text-style-name="P10" draw:layer="layout" svg:x1="10.581cm" svg:y1="11.6cm" svg:x2="12.073cm" svg:y2="11.6cm">
          <text:p/>
        </draw:line>
        <draw:line draw:style-name="gr46" draw:text-style-name="P10" draw:layer="layout" svg:x1="12.25cm" svg:y1="8.748cm" svg:x2="13.741cm" svg:y2="8.748cm">
          <text:p/>
        </draw:line>
        <draw:line draw:style-name="gr46" draw:text-style-name="P10" draw:layer="layout" svg:x1="12.25cm" svg:y1="9.318cm" svg:x2="13.742cm" svg:y2="9.318cm">
          <text:p/>
        </draw:line>
        <draw:line draw:style-name="gr46" draw:text-style-name="P10" draw:layer="layout" svg:x1="12.25cm" svg:y1="9.889cm" svg:x2="13.742cm" svg:y2="9.889cm">
          <text:p/>
        </draw:line>
        <draw:line draw:style-name="gr46" draw:text-style-name="P10" draw:layer="layout" svg:x1="12.25cm" svg:y1="10.457cm" svg:x2="13.742cm" svg:y2="10.457cm">
          <text:p/>
        </draw:line>
        <draw:line draw:style-name="gr46" draw:text-style-name="P10" draw:layer="layout" svg:x1="12.25cm" svg:y1="11.028cm" svg:x2="13.742cm" svg:y2="11.028cm">
          <text:p/>
        </draw:line>
        <draw:line draw:style-name="gr46" draw:text-style-name="P10" draw:layer="layout" svg:x1="12.25cm" svg:y1="11.6cm" svg:x2="13.742cm" svg:y2="11.6cm">
          <text:p/>
        </draw:line>
        <draw:frame draw:style-name="gr229" draw:text-style-name="P14" draw:layer="layout" svg:width="2.322cm" svg:height="0.582cm" svg:x="7.663cm" svg:y="8.985cm">
          <draw:text-box>
            <text:p text:style-name="P3"><text:span text:style-name="T8">P</text:span><text:span text:style-name="T8">r</text:span><text:span text:style-name="T8">é</text:span><text:span text:style-name="T8">s</text:span><text:span text:style-name="T8">t</text:span><text:span text:style-name="T8">a</text:span><text:span text:style-name="T8">m</text:span><text:span text:style-name="T8">o </text:span><text:span text:style-name="T8">b</text:span><text:span text:style-name="T8">a</text:span><text:span text:style-name="T8">n</text:span><text:span text:style-name="T8">c</text:span><text:span text:style-name="T8">a</text:span><text:span text:style-name="T8">ri</text:span><text:span text:style-name="T8">o</text:span></text:p>
          </draw:text-box>
        </draw:frame>
        <draw:frame draw:style-name="gr230" draw:text-style-name="P14" draw:layer="layout" svg:width="2.474cm" svg:height="0.695cm" svg:x="7.635cm" svg:y="9.555cm">
          <draw:text-box>
            <text:p text:style-name="P3"><text:span text:style-name="T8">T</text:span><text:span text:style-name="T8">a</text:span><text:span text:style-name="T8">rj</text:span><text:span text:style-name="T8">e</text:span><text:span text:style-name="T8">t</text:span><text:span text:style-name="T8">a</text:span><text:span text:style-name="T8">s </text:span><text:span text:style-name="T8">d</text:span><text:span text:style-name="T8">e </text:span><text:span text:style-name="T8">c</text:span><text:span text:style-name="T8">r</text:span><text:span text:style-name="T8">é</text:span><text:span text:style-name="T8">d</text:span><text:span text:style-name="T8">it</text:span><text:span text:style-name="T8">o </text:span><text:span text:style-name="T8"><text:s/></text:span></text:p>
          </draw:text-box>
        </draw:frame>
        <draw:frame draw:style-name="gr231" draw:text-style-name="P14" draw:layer="layout" svg:width="2.131cm" svg:height="0.582cm" svg:x="7.635cm" svg:y="10.126cm">
          <draw:text-box>
            <text:p text:style-name="P3"><text:span text:style-name="T8">D</text:span><text:span text:style-name="T8">e</text:span><text:span text:style-name="T8">p</text:span><text:span text:style-name="T8">a</text:span><text:span text:style-name="T8">r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e</text:span><text:span text:style-name="T8">s</text:span></text:p>
          </draw:text-box>
        </draw:frame>
        <draw:frame draw:style-name="gr206" draw:text-style-name="P14" draw:layer="layout" svg:width="0.495cm" svg:height="0.583cm" svg:x="7.635cm" svg:y="10.696cm">
          <draw:text-box>
            <text:p text:style-name="P3"><text:span text:style-name="T8">+</text:span></text:p>
          </draw:text-box>
        </draw:frame>
        <draw:frame draw:style-name="gr227" draw:text-style-name="P14" draw:layer="layout" svg:width="1.13cm" svg:height="0.582cm" svg:x="7.635cm" svg:y="11.266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7.664cm" svg:y="8.419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10.564cm" svg:y="8.42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28" draw:text-style-name="P14" draw:layer="layout" svg:width="0.562cm" svg:height="0.583cm" svg:x="12.665cm" svg:y="8.421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32" draw:text-style-name="P49" draw:layer="layout" svg:width="1.192cm" svg:height="0.517cm" svg:x="3.72cm" svg:y="7.735cm">
          <draw:text-box>
            <text:p text:style-name="P3"><text:span text:style-name="T30">C</text:span><text:span text:style-name="T30">o</text:span><text:span text:style-name="T30">m</text:span><text:span text:style-name="T30">i</text:span><text:span text:style-name="T30">d</text:span><text:span text:style-name="T30">a</text:span></text:p>
          </draw:text-box>
        </draw:frame>
        <draw:frame draw:style-name="gr233" draw:text-style-name="P49" draw:layer="layout" svg:width="1.302cm" svg:height="0.517cm" svg:x="10.147cm" svg:y="7.736cm">
          <draw:text-box>
            <text:p text:style-name="P3"><text:span text:style-name="T30">C</text:span><text:span text:style-name="T30">r</text:span><text:span text:style-name="T30">é</text:span><text:span text:style-name="T30">d</text:span><text:span text:style-name="T30">i</text:span><text:span text:style-name="T30">t</text:span><text:span text:style-name="T30">o</text:span><text:span text:style-name="T30">s</text:span></text:p>
          </draw:text-box>
        </draw:frame>
        <draw:frame draw:style-name="gr211" draw:text-style-name="P14" draw:layer="layout" svg:width="1.779cm" svg:height="0.348cm" svg:x="2.946cm" svg:y="7.233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9cm" svg:x2="13.751cm" svg:y2="7.569cm">
          <text:p/>
        </draw:line>
        <draw:frame draw:style-name="gr211" draw:text-style-name="P14" draw:layer="layout" svg:width="1.779cm" svg:height="0.348cm" svg:x="9.346cm" svg:y="7.236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7cm" svg:x2="7.352cm" svg:y2="12.167cm">
          <text:p/>
        </draw:line>
        <draw:frame draw:style-name="gr211" draw:text-style-name="P14" draw:layer="layout" svg:width="1.779cm" svg:height="0.348cm" svg:x="1.246cm" svg:y="11.834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11.836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11.834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cm" svg:x2="13.752cm" svg:y2="12.17cm">
          <text:p/>
        </draw:line>
        <draw:frame draw:style-name="gr211" draw:text-style-name="P14" draw:layer="layout" svg:width="1.779cm" svg:height="0.348cm" svg:x="9.347cm" svg:y="11.837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4cm" svg:x2="13.95cm" svg:y2="12.884cm">
          <text:p/>
        </draw:line>
        <draw:line draw:style-name="gr46" draw:text-style-name="P10" draw:layer="layout" svg:x1="1.22cm" svg:y1="13.374cm" svg:x2="4.02cm" svg:y2="13.374cm">
          <text:p/>
        </draw:line>
        <draw:line draw:style-name="gr46" draw:text-style-name="P10" draw:layer="layout" svg:x1="1.22cm" svg:y1="13.944cm" svg:x2="4.02cm" svg:y2="13.944cm">
          <text:p/>
        </draw:line>
        <draw:line draw:style-name="gr46" draw:text-style-name="P10" draw:layer="layout" svg:x1="1.22cm" svg:y1="14.514cm" svg:x2="4.02cm" svg:y2="14.514cm">
          <text:p/>
        </draw:line>
        <draw:line draw:style-name="gr46" draw:text-style-name="P10" draw:layer="layout" svg:x1="1.22cm" svg:y1="15.083cm" svg:x2="4.02cm" svg:y2="15.083cm">
          <text:p/>
        </draw:line>
        <draw:line draw:style-name="gr46" draw:text-style-name="P10" draw:layer="layout" svg:x1="1.22cm" svg:y1="15.654cm" svg:x2="4.02cm" svg:y2="15.654cm">
          <text:p/>
        </draw:line>
        <draw:line draw:style-name="gr46" draw:text-style-name="P10" draw:layer="layout" svg:x1="4.191cm" svg:y1="13.374cm" svg:x2="5.682cm" svg:y2="13.374cm">
          <text:p/>
        </draw:line>
        <draw:line draw:style-name="gr46" draw:text-style-name="P10" draw:layer="layout" svg:x1="4.191cm" svg:y1="13.944cm" svg:x2="5.683cm" svg:y2="13.944cm">
          <text:p/>
        </draw:line>
        <draw:line draw:style-name="gr46" draw:text-style-name="P10" draw:layer="layout" svg:x1="4.191cm" svg:y1="14.514cm" svg:x2="5.683cm" svg:y2="14.514cm">
          <text:p/>
        </draw:line>
        <draw:line draw:style-name="gr46" draw:text-style-name="P10" draw:layer="layout" svg:x1="4.191cm" svg:y1="15.083cm" svg:x2="5.683cm" svg:y2="15.083cm">
          <text:p/>
        </draw:line>
        <draw:line draw:style-name="gr46" draw:text-style-name="P10" draw:layer="layout" svg:x1="4.191cm" svg:y1="15.654cm" svg:x2="5.683cm" svg:y2="15.654cm">
          <text:p/>
        </draw:line>
        <draw:line draw:style-name="gr46" draw:text-style-name="P10" draw:layer="layout" svg:x1="5.86cm" svg:y1="13.374cm" svg:x2="7.351cm" svg:y2="13.374cm">
          <text:p/>
        </draw:line>
        <draw:line draw:style-name="gr46" draw:text-style-name="P10" draw:layer="layout" svg:x1="5.86cm" svg:y1="13.944cm" svg:x2="7.352cm" svg:y2="13.944cm">
          <text:p/>
        </draw:line>
        <draw:line draw:style-name="gr46" draw:text-style-name="P10" draw:layer="layout" svg:x1="5.86cm" svg:y1="14.514cm" svg:x2="7.352cm" svg:y2="14.514cm">
          <text:p/>
        </draw:line>
        <draw:line draw:style-name="gr46" draw:text-style-name="P10" draw:layer="layout" svg:x1="5.86cm" svg:y1="15.083cm" svg:x2="7.352cm" svg:y2="15.083cm">
          <text:p/>
        </draw:line>
        <draw:line draw:style-name="gr46" draw:text-style-name="P10" draw:layer="layout" svg:x1="5.86cm" svg:y1="15.654cm" svg:x2="7.352cm" svg:y2="15.654cm">
          <text:p/>
        </draw:line>
        <draw:frame draw:style-name="gr234" draw:text-style-name="P14" draw:layer="layout" svg:width="0.899cm" svg:height="0.582cm" svg:x="1.273cm" svg:y="13.611cm">
          <draw:text-box>
            <text:p text:style-name="P3"><text:span text:style-name="T8">S</text:span><text:span text:style-name="T8">e</text:span><text:span text:style-name="T8">g</text:span><text:span text:style-name="T8">u</text:span><text:span text:style-name="T8">r</text:span><text:span text:style-name="T8">o</text:span></text:p>
          </draw:text-box>
        </draw:frame>
        <draw:frame draw:style-name="gr235" draw:text-style-name="P14" draw:layer="layout" svg:width="1.128cm" svg:height="0.583cm" svg:x="1.245cm" svg:y="14.181cm">
          <draw:text-box>
            <text:p text:style-name="P3"><text:span text:style-name="T8">F</text:span><text:span text:style-name="T8">a</text:span><text:span text:style-name="T8">r</text:span><text:span text:style-name="T8">m</text:span><text:span text:style-name="T8">a</text:span><text:span text:style-name="T8">c</text:span><text:span text:style-name="T8">i</text:span><text:span text:style-name="T8">a</text:span></text:p>
          </draw:text-box>
        </draw:frame>
        <draw:frame draw:style-name="gr205" draw:text-style-name="P14" draw:layer="layout" svg:width="0.667cm" svg:height="0.583cm" svg:x="1.245cm" svg:y="14.751cm">
          <draw:text-box>
            <text:p text:style-name="P3"><text:span text:style-name="T8">+</text:span></text:p>
          </draw:text-box>
        </draw:frame>
        <draw:frame draw:style-name="gr206" draw:text-style-name="P14" draw:layer="layout" svg:width="0.495cm" svg:height="0.583cm" svg:x="1.245cm" svg:y="15.322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1.274cm" svg:y="13.045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13.046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13.047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13.375cm" svg:x2="10.41cm" svg:y2="13.375cm">
          <text:p/>
        </draw:line>
        <draw:line draw:style-name="gr46" draw:text-style-name="P10" draw:layer="layout" svg:x1="7.61cm" svg:y1="13.946cm" svg:x2="10.41cm" svg:y2="13.946cm">
          <text:p/>
        </draw:line>
        <draw:line draw:style-name="gr46" draw:text-style-name="P10" draw:layer="layout" svg:x1="7.61cm" svg:y1="14.516cm" svg:x2="10.41cm" svg:y2="14.516cm">
          <text:p/>
        </draw:line>
        <draw:line draw:style-name="gr46" draw:text-style-name="P10" draw:layer="layout" svg:x1="7.61cm" svg:y1="15.085cm" svg:x2="10.41cm" svg:y2="15.085cm">
          <text:p/>
        </draw:line>
        <draw:line draw:style-name="gr46" draw:text-style-name="P10" draw:layer="layout" svg:x1="7.61cm" svg:y1="15.656cm" svg:x2="10.41cm" svg:y2="15.656cm">
          <text:p/>
        </draw:line>
        <draw:line draw:style-name="gr46" draw:text-style-name="P10" draw:layer="layout" svg:x1="10.581cm" svg:y1="13.375cm" svg:x2="12.072cm" svg:y2="13.375cm">
          <text:p/>
        </draw:line>
        <draw:line draw:style-name="gr46" draw:text-style-name="P10" draw:layer="layout" svg:x1="10.581cm" svg:y1="13.946cm" svg:x2="12.073cm" svg:y2="13.946cm">
          <text:p/>
        </draw:line>
        <draw:line draw:style-name="gr46" draw:text-style-name="P10" draw:layer="layout" svg:x1="10.581cm" svg:y1="14.516cm" svg:x2="12.073cm" svg:y2="14.516cm">
          <text:p/>
        </draw:line>
        <draw:line draw:style-name="gr46" draw:text-style-name="P10" draw:layer="layout" svg:x1="10.581cm" svg:y1="15.085cm" svg:x2="12.073cm" svg:y2="15.085cm">
          <text:p/>
        </draw:line>
        <draw:line draw:style-name="gr46" draw:text-style-name="P10" draw:layer="layout" svg:x1="10.581cm" svg:y1="15.656cm" svg:x2="12.073cm" svg:y2="15.656cm">
          <text:p/>
        </draw:line>
        <draw:line draw:style-name="gr46" draw:text-style-name="P10" draw:layer="layout" svg:x1="12.25cm" svg:y1="13.375cm" svg:x2="13.741cm" svg:y2="13.375cm">
          <text:p/>
        </draw:line>
        <draw:line draw:style-name="gr46" draw:text-style-name="P10" draw:layer="layout" svg:x1="12.25cm" svg:y1="13.946cm" svg:x2="13.742cm" svg:y2="13.946cm">
          <text:p/>
        </draw:line>
        <draw:line draw:style-name="gr46" draw:text-style-name="P10" draw:layer="layout" svg:x1="12.25cm" svg:y1="14.516cm" svg:x2="13.742cm" svg:y2="14.516cm">
          <text:p/>
        </draw:line>
        <draw:line draw:style-name="gr46" draw:text-style-name="P10" draw:layer="layout" svg:x1="12.25cm" svg:y1="15.085cm" svg:x2="13.742cm" svg:y2="15.085cm">
          <text:p/>
        </draw:line>
        <draw:line draw:style-name="gr46" draw:text-style-name="P10" draw:layer="layout" svg:x1="12.25cm" svg:y1="15.656cm" svg:x2="13.742cm" svg:y2="15.656cm">
          <text:p/>
        </draw:line>
        <draw:frame draw:style-name="gr236" draw:text-style-name="P14" draw:layer="layout" svg:width="2.068cm" svg:height="0.583cm" svg:x="7.663cm" svg:y="13.612cm">
          <draw:text-box>
            <text:p text:style-name="P3"><text:span text:style-name="T8">E</text:span><text:span text:style-name="T8">v</text:span><text:span text:style-name="T8">e</text:span><text:span text:style-name="T8">n</text:span><text:span text:style-name="T8">t</text:span><text:span text:style-name="T8">o</text:span><text:span text:style-name="T8">s </text:span><text:span text:style-name="T8">s</text:span><text:span text:style-name="T8">o</text:span><text:span text:style-name="T8">c</text:span><text:span text:style-name="T8">i</text:span><text:span text:style-name="T8">a</text:span><text:span text:style-name="T8">l</text:span><text:span text:style-name="T8">e</text:span><text:span text:style-name="T8">s</text:span></text:p>
          </draw:text-box>
        </draw:frame>
        <draw:frame draw:style-name="gr237" draw:text-style-name="P14" draw:layer="layout" svg:width="1.196cm" svg:height="0.583cm" svg:x="7.635cm" svg:y="14.183cm">
          <draw:text-box>
            <text:p text:style-name="P3"><text:span text:style-name="T8">H</text:span><text:span text:style-name="T8">o</text:span><text:span text:style-name="T8">b</text:span><text:span text:style-name="T8">b</text:span><text:span text:style-name="T8">i</text:span><text:span text:style-name="T8">e</text:span><text:span text:style-name="T8">s </text:span><text:span text:style-name="T8"><text:s/></text:span></text:p>
          </draw:text-box>
        </draw:frame>
        <draw:frame draw:style-name="gr205" draw:text-style-name="P14" draw:layer="layout" svg:width="0.667cm" svg:height="0.583cm" svg:x="7.635cm" svg:y="14.753cm">
          <draw:text-box>
            <text:p text:style-name="P3"><text:span text:style-name="T8">+</text:span></text:p>
          </draw:text-box>
        </draw:frame>
        <draw:frame draw:style-name="gr238" draw:text-style-name="P14" draw:layer="layout" svg:width="0.495cm" svg:height="0.582cm" svg:x="7.635cm" svg:y="15.324cm">
          <draw:text-box>
            <text:p text:style-name="P3"><text:span text:style-name="T8">+</text:span></text:p>
          </draw:text-box>
        </draw:frame>
        <draw:frame draw:style-name="gr221" draw:text-style-name="P14" draw:layer="layout" svg:width="0.73cm" svg:height="0.582cm" svg:x="7.664cm" svg:y="13.047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13.048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13.049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39" draw:text-style-name="P49" draw:layer="layout" svg:width="0.874cm" svg:height="0.517cm" svg:x="3.92cm" svg:y="12.363cm">
          <draw:text-box>
            <text:p text:style-name="P3"><text:span text:style-name="T30">S</text:span><text:span text:style-name="T30">a</text:span><text:span text:style-name="T30">l</text:span><text:span text:style-name="T30">u</text:span><text:span text:style-name="T30">d</text:span></text:p>
          </draw:text-box>
        </draw:frame>
        <draw:frame draw:style-name="gr240" draw:text-style-name="P49" draw:layer="layout" svg:width="2.445cm" svg:height="0.517cm" svg:x="9.547cm" svg:y="12.364cm">
          <draw:text-box>
            <text:p text:style-name="P3"><text:span text:style-name="T30">E</text:span><text:span text:style-name="T30">n</text:span><text:span text:style-name="T30">t</text:span><text:span text:style-name="T30">r</text:span><text:span text:style-name="T30">e</text:span><text:span text:style-name="T30">t</text:span><text:span text:style-name="T30">e</text:span><text:span text:style-name="T30">n</text:span><text:span text:style-name="T30">i</text:span><text:span text:style-name="T30">m</text:span><text:span text:style-name="T30">i</text:span><text:span text:style-name="T30">e</text:span><text:span text:style-name="T30">n</text:span><text:span text:style-name="T30">t</text:span><text:span text:style-name="T30">o</text:span></text:p>
          </draw:text-box>
        </draw:frame>
        <draw:line draw:style-name="gr46" draw:text-style-name="P10" draw:layer="layout" svg:x1="2.458cm" svg:y1="16.162cm" svg:x2="7.352cm" svg:y2="16.162cm">
          <text:p/>
        </draw:line>
        <draw:frame draw:style-name="gr211" draw:text-style-name="P14" draw:layer="layout" svg:width="1.779cm" svg:height="0.348cm" svg:x="1.246cm" svg:y="15.829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15.831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15.829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5cm" svg:x2="13.752cm" svg:y2="16.165cm">
          <text:p/>
        </draw:line>
        <draw:frame draw:style-name="gr211" draw:text-style-name="P14" draw:layer="layout" svg:width="1.779cm" svg:height="0.348cm" svg:x="9.347cm" svg:y="15.832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8cm" svg:x2="4.02cm" svg:y2="17.368cm">
          <text:p/>
        </draw:line>
        <draw:line draw:style-name="gr46" draw:text-style-name="P10" draw:layer="layout" svg:x1="1.22cm" svg:y1="17.939cm" svg:x2="4.02cm" svg:y2="17.939cm">
          <text:p/>
        </draw:line>
        <draw:line draw:style-name="gr46" draw:text-style-name="P10" draw:layer="layout" svg:x1="1.22cm" svg:y1="18.509cm" svg:x2="4.02cm" svg:y2="18.509cm">
          <text:p/>
        </draw:line>
        <draw:line draw:style-name="gr46" draw:text-style-name="P10" draw:layer="layout" svg:x1="1.22cm" svg:y1="19.078cm" svg:x2="4.02cm" svg:y2="19.078cm">
          <text:p/>
        </draw:line>
        <draw:line draw:style-name="gr46" draw:text-style-name="P10" draw:layer="layout" svg:x1="1.22cm" svg:y1="19.649cm" svg:x2="4.02cm" svg:y2="19.649cm">
          <text:p/>
        </draw:line>
        <draw:line draw:style-name="gr46" draw:text-style-name="P10" draw:layer="layout" svg:x1="1.22cm" svg:y1="20.221cm" svg:x2="4.02cm" svg:y2="20.221cm">
          <text:p/>
        </draw:line>
        <draw:line draw:style-name="gr46" draw:text-style-name="P10" draw:layer="layout" svg:x1="4.191cm" svg:y1="17.368cm" svg:x2="5.682cm" svg:y2="17.368cm">
          <text:p/>
        </draw:line>
        <draw:line draw:style-name="gr46" draw:text-style-name="P10" draw:layer="layout" svg:x1="4.191cm" svg:y1="17.939cm" svg:x2="5.683cm" svg:y2="17.939cm">
          <text:p/>
        </draw:line>
        <draw:line draw:style-name="gr46" draw:text-style-name="P10" draw:layer="layout" svg:x1="4.191cm" svg:y1="18.509cm" svg:x2="5.683cm" svg:y2="18.509cm">
          <text:p/>
        </draw:line>
        <draw:line draw:style-name="gr46" draw:text-style-name="P10" draw:layer="layout" svg:x1="4.191cm" svg:y1="19.078cm" svg:x2="5.683cm" svg:y2="19.078cm">
          <text:p/>
        </draw:line>
        <draw:line draw:style-name="gr46" draw:text-style-name="P10" draw:layer="layout" svg:x1="4.191cm" svg:y1="19.649cm" svg:x2="5.683cm" svg:y2="19.649cm">
          <text:p/>
        </draw:line>
        <draw:line draw:style-name="gr46" draw:text-style-name="P10" draw:layer="layout" svg:x1="4.191cm" svg:y1="20.221cm" svg:x2="5.683cm" svg:y2="20.221cm">
          <text:p/>
        </draw:line>
        <draw:line draw:style-name="gr46" draw:text-style-name="P10" draw:layer="layout" svg:x1="5.86cm" svg:y1="17.368cm" svg:x2="7.351cm" svg:y2="17.368cm">
          <text:p/>
        </draw:line>
        <draw:line draw:style-name="gr46" draw:text-style-name="P10" draw:layer="layout" svg:x1="5.86cm" svg:y1="17.939cm" svg:x2="7.352cm" svg:y2="17.939cm">
          <text:p/>
        </draw:line>
        <draw:line draw:style-name="gr46" draw:text-style-name="P10" draw:layer="layout" svg:x1="5.86cm" svg:y1="18.509cm" svg:x2="7.352cm" svg:y2="18.509cm">
          <text:p/>
        </draw:line>
        <draw:line draw:style-name="gr46" draw:text-style-name="P10" draw:layer="layout" svg:x1="5.86cm" svg:y1="19.078cm" svg:x2="7.352cm" svg:y2="19.078cm">
          <text:p/>
        </draw:line>
        <draw:line draw:style-name="gr46" draw:text-style-name="P10" draw:layer="layout" svg:x1="5.86cm" svg:y1="19.649cm" svg:x2="7.352cm" svg:y2="19.649cm">
          <text:p/>
        </draw:line>
        <draw:line draw:style-name="gr46" draw:text-style-name="P10" draw:layer="layout" svg:x1="5.86cm" svg:y1="20.221cm" svg:x2="7.352cm" svg:y2="20.221cm">
          <text:p/>
        </draw:line>
        <draw:frame draw:style-name="gr241" draw:text-style-name="P14" draw:layer="layout" svg:width="2.758cm" svg:height="0.582cm" svg:x="1.273cm" svg:y="17.606cm">
          <draw:text-box>
            <text:p text:style-name="P3"><text:span text:style-name="T8">M</text:span><text:span text:style-name="T8">e</text:span><text:span text:style-name="T8">n</text:span><text:span text:style-name="T8">s</text:span><text:span text:style-name="T8">u</text:span><text:span text:style-name="T8">a</text:span><text:span text:style-name="T8">li</text:span><text:span text:style-name="T8">d</text:span><text:span text:style-name="T8">a</text:span><text:span text:style-name="T8">d </text:span><text:span text:style-name="T8">d</text:span><text:span text:style-name="T8">e</text:span><text:span text:style-name="T8">l </text:span><text:span text:style-name="T8">a</text:span><text:span text:style-name="T8">u</text:span><text:span text:style-name="T8">t</text:span><text:span text:style-name="T8">o</text:span></text:p>
          </draw:text-box>
        </draw:frame>
        <draw:frame draw:style-name="gr242" draw:text-style-name="P14" draw:layer="layout" svg:width="0.971cm" svg:height="0.583cm" svg:x="1.245cm" svg:y="18.176cm">
          <draw:text-box>
            <text:p text:style-name="P3"><text:span text:style-name="T8">S</text:span><text:span text:style-name="T8">e</text:span><text:span text:style-name="T8">g</text:span><text:span text:style-name="T8">u</text:span><text:span text:style-name="T8">r</text:span><text:span text:style-name="T8">o </text:span></text:p>
          </draw:text-box>
        </draw:frame>
        <draw:frame draw:style-name="gr243" draw:text-style-name="P14" draw:layer="layout" svg:width="1.077cm" svg:height="0.583cm" svg:x="1.245cm" svg:y="18.746cm">
          <draw:text-box>
            <text:p text:style-name="P3"><text:span text:style-name="T8">G</text:span><text:span text:style-name="T8">a</text:span><text:span text:style-name="T8">s</text:span><text:span text:style-name="T8">o</text:span><text:span text:style-name="T8">li</text:span><text:span text:style-name="T8">n</text:span><text:span text:style-name="T8">a</text:span></text:p>
          </draw:text-box>
        </draw:frame>
        <draw:frame draw:style-name="gr244" draw:text-style-name="P14" draw:layer="layout" svg:width="1.856cm" svg:height="0.583cm" svg:x="1.245cm" svg:y="19.317cm">
          <draw:text-box>
            <text:p text:style-name="P3"><text:span text:style-name="T8">M</text:span><text:span text:style-name="T8">a</text:span><text:span text:style-name="T8">n</text:span><text:span text:style-name="T8">t</text:span><text:span text:style-name="T8">e</text:span><text:span text:style-name="T8">n</text:span><text:span text:style-name="T8">i</text:span><text:span text:style-name="T8">m</text:span><text:span text:style-name="T8">i</text:span><text:span text:style-name="T8">e</text:span><text:span text:style-name="T8">n</text:span><text:span text:style-name="T8">t</text:span><text:span text:style-name="T8">o</text:span></text:p>
          </draw:text-box>
        </draw:frame>
        <draw:frame draw:style-name="gr245" draw:text-style-name="P14" draw:layer="layout" svg:width="2.271cm" svg:height="0.583cm" svg:x="1.245cm" svg:y="19.886cm">
          <draw:text-box>
            <text:p text:style-name="P3"><text:span text:style-name="T8">M</text:span><text:span text:style-name="T8">e</text:span><text:span text:style-name="T8">t</text:span><text:span text:style-name="T8">r</text:span><text:span text:style-name="T8">o </text:span><text:span text:style-name="T8">/ </text:span><text:span text:style-name="T8">U</text:span><text:span text:style-name="T8">b</text:span><text:span text:style-name="T8">e</text:span><text:span text:style-name="T8">r </text:span><text:span text:style-name="T8">/ </text:span><text:span text:style-name="T8">B</text:span><text:span text:style-name="T8">u</text:span><text:span text:style-name="T8">s</text:span></text:p>
          </draw:text-box>
        </draw:frame>
        <draw:frame draw:style-name="gr212" draw:text-style-name="P14" draw:layer="layout" svg:width="0.73cm" svg:height="0.583cm" svg:x="1.274cm" svg:y="17.04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4.174cm" svg:y="17.041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17.042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17.37cm" svg:x2="10.41cm" svg:y2="17.37cm">
          <text:p/>
        </draw:line>
        <draw:line draw:style-name="gr46" draw:text-style-name="P10" draw:layer="layout" svg:x1="7.61cm" svg:y1="17.941cm" svg:x2="10.41cm" svg:y2="17.941cm">
          <text:p/>
        </draw:line>
        <draw:line draw:style-name="gr46" draw:text-style-name="P10" draw:layer="layout" svg:x1="7.61cm" svg:y1="18.511cm" svg:x2="10.41cm" svg:y2="18.511cm">
          <text:p/>
        </draw:line>
        <draw:line draw:style-name="gr46" draw:text-style-name="P10" draw:layer="layout" svg:x1="7.61cm" svg:y1="19.08cm" svg:x2="10.41cm" svg:y2="19.08cm">
          <text:p/>
        </draw:line>
        <draw:line draw:style-name="gr46" draw:text-style-name="P10" draw:layer="layout" svg:x1="7.61cm" svg:y1="19.651cm" svg:x2="10.41cm" svg:y2="19.651cm">
          <text:p/>
        </draw:line>
        <draw:line draw:style-name="gr46" draw:text-style-name="P10" draw:layer="layout" svg:x1="7.61cm" svg:y1="20.223cm" svg:x2="10.41cm" svg:y2="20.223cm">
          <text:p/>
        </draw:line>
        <draw:line draw:style-name="gr46" draw:text-style-name="P10" draw:layer="layout" svg:x1="10.581cm" svg:y1="17.37cm" svg:x2="12.072cm" svg:y2="17.37cm">
          <text:p/>
        </draw:line>
        <draw:line draw:style-name="gr46" draw:text-style-name="P10" draw:layer="layout" svg:x1="10.581cm" svg:y1="17.941cm" svg:x2="12.073cm" svg:y2="17.941cm">
          <text:p/>
        </draw:line>
        <draw:line draw:style-name="gr46" draw:text-style-name="P10" draw:layer="layout" svg:x1="10.581cm" svg:y1="18.511cm" svg:x2="12.073cm" svg:y2="18.511cm">
          <text:p/>
        </draw:line>
        <draw:line draw:style-name="gr46" draw:text-style-name="P10" draw:layer="layout" svg:x1="10.581cm" svg:y1="19.08cm" svg:x2="12.073cm" svg:y2="19.08cm">
          <text:p/>
        </draw:line>
        <draw:line draw:style-name="gr46" draw:text-style-name="P10" draw:layer="layout" svg:x1="10.581cm" svg:y1="19.651cm" svg:x2="12.073cm" svg:y2="19.651cm">
          <text:p/>
        </draw:line>
        <draw:line draw:style-name="gr46" draw:text-style-name="P10" draw:layer="layout" svg:x1="10.581cm" svg:y1="20.223cm" svg:x2="12.073cm" svg:y2="20.223cm">
          <text:p/>
        </draw:line>
        <draw:line draw:style-name="gr46" draw:text-style-name="P10" draw:layer="layout" svg:x1="12.25cm" svg:y1="17.37cm" svg:x2="13.741cm" svg:y2="17.37cm">
          <text:p/>
        </draw:line>
        <draw:line draw:style-name="gr46" draw:text-style-name="P10" draw:layer="layout" svg:x1="12.25cm" svg:y1="17.941cm" svg:x2="13.742cm" svg:y2="17.941cm">
          <text:p/>
        </draw:line>
        <draw:line draw:style-name="gr46" draw:text-style-name="P10" draw:layer="layout" svg:x1="12.25cm" svg:y1="18.511cm" svg:x2="13.742cm" svg:y2="18.511cm">
          <text:p/>
        </draw:line>
        <draw:line draw:style-name="gr46" draw:text-style-name="P10" draw:layer="layout" svg:x1="12.25cm" svg:y1="19.08cm" svg:x2="13.742cm" svg:y2="19.08cm">
          <text:p/>
        </draw:line>
        <draw:line draw:style-name="gr46" draw:text-style-name="P10" draw:layer="layout" svg:x1="12.25cm" svg:y1="19.651cm" svg:x2="13.742cm" svg:y2="19.651cm">
          <text:p/>
        </draw:line>
        <draw:line draw:style-name="gr46" draw:text-style-name="P10" draw:layer="layout" svg:x1="12.25cm" svg:y1="20.223cm" svg:x2="13.742cm" svg:y2="20.223cm">
          <text:p/>
        </draw:line>
        <draw:frame draw:style-name="gr246" draw:text-style-name="P14" draw:layer="layout" svg:width="2.322cm" svg:height="0.583cm" svg:x="7.663cm" svg:y="17.607cm">
          <draw:text-box>
            <text:p text:style-name="P3"><text:span text:style-name="T8">+</text:span></text:p>
          </draw:text-box>
        </draw:frame>
        <draw:frame draw:style-name="gr247" draw:text-style-name="P14" draw:layer="layout" svg:width="2.343cm" svg:height="0.583cm" svg:x="7.635cm" svg:y="18.178cm">
          <draw:text-box>
            <text:p text:style-name="P3"><text:span text:style-name="T8">+</text:span></text:p>
          </draw:text-box>
        </draw:frame>
        <draw:frame draw:style-name="gr248" draw:text-style-name="P14" draw:layer="layout" svg:width="2.131cm" svg:height="0.583cm" svg:x="7.635cm" svg:y="18.748cm">
          <draw:text-box>
            <text:p text:style-name="P3"><text:span text:style-name="T8">+</text:span></text:p>
          </draw:text-box>
        </draw:frame>
        <draw:frame draw:style-name="gr238" draw:text-style-name="P14" draw:layer="layout" svg:width="0.495cm" svg:height="0.582cm" svg:x="7.635cm" svg:y="19.319cm">
          <draw:text-box>
            <text:p text:style-name="P3"><text:span text:style-name="T8">+</text:span></text:p>
          </draw:text-box>
        </draw:frame>
        <draw:frame draw:style-name="gr207" draw:text-style-name="P14" draw:layer="layout" svg:width="1.13cm" svg:height="0.583cm" svg:x="7.635cm" svg:y="19.888cm">
          <draw:text-box>
            <text:p text:style-name="P3"><text:span text:style-name="T8">+</text:span></text:p>
          </draw:text-box>
        </draw:frame>
        <draw:frame draw:style-name="gr221" draw:text-style-name="P14" draw:layer="layout" svg:width="0.73cm" svg:height="0.582cm" svg:x="7.664cm" svg:y="17.042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17.043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17.044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49" draw:text-style-name="P49" draw:layer="layout" svg:width="1.674cm" svg:height="0.517cm" svg:x="3.42cm" svg:y="16.358cm">
          <draw:text-box>
            <text:p text:style-name="P3"><text:span text:style-name="T30">T</text:span><text:span text:style-name="T30">r</text:span><text:span text:style-name="T30">a</text:span><text:span text:style-name="T30">n</text:span><text:span text:style-name="T30">s</text:span><text:span text:style-name="T30">p</text:span><text:span text:style-name="T30">o</text:span><text:span text:style-name="T30">r</text:span><text:span text:style-name="T30">t</text:span><text:span text:style-name="T30">e</text:span></text:p>
          </draw:text-box>
        </draw:frame>
        <draw:frame draw:style-name="gr250" draw:text-style-name="P49" draw:layer="layout" svg:width="0.849cm" svg:height="0.517cm" svg:x="10.247cm" svg:y="16.359cm">
          <draw:text-box>
            <text:p text:style-name="P3"><text:span text:style-name="T30">O</text:span><text:span text:style-name="T30">t</text:span><text:span text:style-name="T30">r</text:span><text:span text:style-name="T30">o</text:span><text:span text:style-name="T30">s</text:span></text:p>
          </draw:text-box>
        </draw:frame>
        <draw:line draw:style-name="gr46" draw:text-style-name="P10" draw:layer="layout" svg:x1="2.458cm" svg:y1="20.79cm" svg:x2="7.352cm" svg:y2="20.79cm">
          <text:p/>
        </draw:line>
        <draw:frame draw:style-name="gr211" draw:text-style-name="P14" draw:layer="layout" svg:width="1.779cm" svg:height="0.348cm" svg:x="1.246cm" svg:y="20.457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20.459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20.457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3cm" svg:x2="13.752cm" svg:y2="20.793cm">
          <text:p/>
        </draw:line>
        <draw:frame draw:style-name="gr211" draw:text-style-name="P14" draw:layer="layout" svg:width="1.779cm" svg:height="0.348cm" svg:x="9.347cm" svg:y="20.4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6cm" svg:x2="13.95cm" svg:y2="16.856cm">
          <text:p/>
        </draw:line>
        <draw:line draw:style-name="gr6" draw:text-style-name="P6" draw:layer="layout" svg:x1="0.706cm" svg:y1="1.973cm" svg:x2="13.956cm" svg:y2="1.973cm">
          <text:p/>
        </draw:line>
        <draw:frame draw:style-name="gr251" draw:text-style-name="P13" draw:layer="layout" svg:width="6.136cm" svg:height="0.776cm" svg:x="0.92cm" svg:y="0.709cm">
          <draw:text-box>
            <text:p text:style-name="P3"><text:span text:style-name="T7">P</text:span><text:span text:style-name="T7">r</text:span><text:span text:style-name="T7">e</text:span><text:span text:style-name="T7">s</text:span><text:span text:style-name="T7">u</text:span><text:span text:style-name="T7">p</text:span><text:span text:style-name="T7">u</text:span><text:span text:style-name="T7">e</text:span><text:span text:style-name="T7">s</text:span><text:span text:style-name="T7">t</text:span><text:span text:style-name="T7">o</text:span><text:span text:style-name="T7"> </text:span><text:span text:style-name="T7">m</text:span><text:span text:style-name="T7">e</text:span><text:span text:style-name="T7">n</text:span><text:span text:style-name="T7">s</text:span><text:span text:style-name="T7">u</text:span><text:span text:style-name="T7">a</text:span><text:span text:style-name="T7">l</text:span></text:p>
          </draw:text-box>
        </draw:frame>
        <draw:frame draw:style-name="gr252" draw:text-style-name="P12" draw:layer="layout" svg:width="0.777cm" svg:height="0.517cm" svg:x="3.921cm" svg:y="1.433cm">
          <draw:text-box>
            <text:p text:style-name="P3"><text:span text:style-name="T30">C</text:span><text:span text:style-name="T30">a</text:span><text:span text:style-name="T30">s</text:span><text:span text:style-name="T30">a</text:span></text:p>
          </draw:text-box>
        </draw:frame>
        <draw:frame draw:style-name="gr253" draw:text-style-name="P49" draw:layer="layout" svg:width="1.348cm" svg:height="0.517cm" svg:x="10.048cm" svg:y="1.434cm">
          <draw:text-box>
            <text:p text:style-name="P3"><text:span text:style-name="T30">P</text:span><text:span text:style-name="T30">e</text:span><text:span text:style-name="T30">r</text:span><text:span text:style-name="T30">s</text:span><text:span text:style-name="T30">o</text:span><text:span text:style-name="T30">n</text:span><text:span text:style-name="T30">a</text:span><text:span text:style-name="T30">l</text:span></text:p>
          </draw:text-box>
        </draw:frame>
        <draw:custom-shape draw:style-name="gr159" draw:text-style-name="P2" draw:layer="layout" svg:width="1.482cm" svg:height="0.604cm" svg:x="14.489cm" svg:y="16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33" draw:text-style-name="P11" draw:layer="layout" svg:width="2.415cm" svg:height="0.398cm" svg:x="14.285cm" svg:y="20.7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5cm" svg:x2="23.46cm" svg:y2="17.265cm">
          <text:p/>
        </draw:line>
        <draw:line draw:style-name="gr46" draw:text-style-name="P10" draw:layer="layout" svg:x1="14cm" svg:y1="17.665cm" svg:x2="23.46cm" svg:y2="17.665cm">
          <text:p/>
        </draw:line>
        <draw:line draw:style-name="gr46" draw:text-style-name="P10" draw:layer="layout" svg:x1="14cm" svg:y1="18.063cm" svg:x2="23.46cm" svg:y2="18.063cm">
          <text:p/>
        </draw:line>
        <draw:line draw:style-name="gr46" draw:text-style-name="P10" draw:layer="layout" svg:x1="14cm" svg:y1="18.463cm" svg:x2="23.46cm" svg:y2="18.463cm">
          <text:p/>
        </draw:line>
        <draw:line draw:style-name="gr46" draw:text-style-name="P10" draw:layer="layout" svg:x1="14cm" svg:y1="18.863cm" svg:x2="23.46cm" svg:y2="18.863cm">
          <text:p/>
        </draw:line>
        <draw:line draw:style-name="gr46" draw:text-style-name="P10" draw:layer="layout" svg:x1="14cm" svg:y1="19.262cm" svg:x2="23.46cm" svg:y2="19.262cm">
          <text:p/>
        </draw:line>
        <draw:line draw:style-name="gr46" draw:text-style-name="P10" draw:layer="layout" svg:x1="14cm" svg:y1="19.661cm" svg:x2="23.46cm" svg:y2="19.661cm">
          <text:p/>
        </draw:line>
        <draw:line draw:style-name="gr46" draw:text-style-name="P10" draw:layer="layout" svg:x1="14cm" svg:y1="20.06cm" svg:x2="23.46cm" svg:y2="20.06cm">
          <text:p/>
        </draw:line>
        <draw:line draw:style-name="gr46" draw:text-style-name="P10" draw:layer="layout" svg:x1="14cm" svg:y1="20.459cm" svg:x2="23.46cm" svg:y2="20.459cm">
          <text:p/>
        </draw:line>
        <draw:frame draw:style-name="gr162" draw:text-style-name="P11" draw:layer="layout" svg:width="2.782cm" svg:height="0.398cm" svg:x="15.046cm" svg:y="1.3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.967cm" svg:x2="27.256cm" svg:y2="1.967cm">
          <text:p/>
        </draw:line>
        <draw:frame draw:style-name="gr162" draw:text-style-name="P11" draw:layer="layout" svg:width="2.782cm" svg:height="0.398cm" svg:x="15.047cm" svg:y="1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.413cm">
          <draw:text-box>
            <text:p text:style-name="P3"><text:span text:style-name="T6">J</text:span><text:span text:style-name="T6">u</text:span><text:span text:style-name="T6">e</text:span><text:span text:style-name="T6">v</text:span><text:span text:style-name="T6">e</text:span><text:span text:style-name="T6">s</text:span></text:p>
          </draw:text-box>
        </draw:frame>
        <draw:frame draw:style-name="gr157" draw:text-style-name="P38" draw:layer="layout" svg:width="0.557cm" svg:height="0.687cm" svg:x="14.615cm" svg:y="1.416cm">
          <draw:text-box>
            <text:p text:style-name="P3"><text:span text:style-name="T25">2</text:span><text:span text:style-name="T25">4</text:span></text:p>
          </draw:text-box>
        </draw:frame>
        <draw:frame draw:style-name="gr164" draw:text-style-name="P43" draw:layer="layout" svg:width="1.543cm" svg:height="1.729cm" svg:x="25.56cm" svg:y="0.703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frame draw:style-name="gr162" draw:text-style-name="P11" draw:layer="layout" svg:width="2.782cm" svg:height="0.398cm" svg:x="15.046cm" svg:y="6.3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6.379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2.366cm" svg:x2="27.24cm" svg:y2="2.366cm">
          <text:p/>
        </draw:line>
        <draw:line draw:style-name="gr46" draw:text-style-name="P10" draw:layer="layout" svg:x1="21.06cm" svg:y1="2.765cm" svg:x2="27.241cm" svg:y2="2.765cm">
          <text:p/>
        </draw:line>
        <draw:line draw:style-name="gr46" draw:text-style-name="P10" draw:layer="layout" svg:x1="21.06cm" svg:y1="3.165cm" svg:x2="27.241cm" svg:y2="3.165cm">
          <text:p/>
        </draw:line>
        <draw:line draw:style-name="gr46" draw:text-style-name="P10" draw:layer="layout" svg:x1="21.06cm" svg:y1="3.563cm" svg:x2="27.241cm" svg:y2="3.563cm">
          <text:p/>
        </draw:line>
        <draw:line draw:style-name="gr46" draw:text-style-name="P10" draw:layer="layout" svg:x1="21.06cm" svg:y1="3.963cm" svg:x2="27.241cm" svg:y2="3.963cm">
          <text:p/>
        </draw:line>
        <draw:line draw:style-name="gr46" draw:text-style-name="P10" draw:layer="layout" svg:x1="21.06cm" svg:y1="4.363cm" svg:x2="27.241cm" svg:y2="4.363cm">
          <text:p/>
        </draw:line>
        <draw:line draw:style-name="gr46" draw:text-style-name="P10" draw:layer="layout" svg:x1="21.06cm" svg:y1="4.762cm" svg:x2="27.241cm" svg:y2="4.762cm">
          <text:p/>
        </draw:line>
        <draw:line draw:style-name="gr46" draw:text-style-name="P10" draw:layer="layout" svg:x1="21.06cm" svg:y1="5.161cm" svg:x2="27.241cm" svg:y2="5.161cm">
          <text:p/>
        </draw:line>
        <draw:line draw:style-name="gr46" draw:text-style-name="P10" draw:layer="layout" svg:x1="21.06cm" svg:y1="5.56cm" svg:x2="27.241cm" svg:y2="5.56cm">
          <text:p/>
        </draw:line>
        <draw:line draw:style-name="gr46" draw:text-style-name="P10" draw:layer="layout" svg:x1="21.06cm" svg:y1="5.959cm" svg:x2="27.241cm" svg:y2="5.959cm">
          <text:p/>
        </draw:line>
        <draw:line draw:style-name="gr46" draw:text-style-name="P10" draw:layer="layout" svg:x1="21.06cm" svg:y1="6.359cm" svg:x2="27.241cm" svg:y2="6.359cm">
          <text:p/>
        </draw:line>
        <draw:line draw:style-name="gr46" draw:text-style-name="P10" draw:layer="layout" svg:x1="14.66cm" svg:y1="2.367cm" svg:x2="20.84cm" svg:y2="2.367cm">
          <text:p/>
        </draw:line>
        <draw:line draw:style-name="gr46" draw:text-style-name="P10" draw:layer="layout" svg:x1="14.66cm" svg:y1="2.766cm" svg:x2="20.841cm" svg:y2="2.766cm">
          <text:p/>
        </draw:line>
        <draw:line draw:style-name="gr46" draw:text-style-name="P10" draw:layer="layout" svg:x1="14.66cm" svg:y1="3.166cm" svg:x2="20.841cm" svg:y2="3.166cm">
          <text:p/>
        </draw:line>
        <draw:line draw:style-name="gr46" draw:text-style-name="P10" draw:layer="layout" svg:x1="14.66cm" svg:y1="3.564cm" svg:x2="20.841cm" svg:y2="3.564cm">
          <text:p/>
        </draw:line>
        <draw:line draw:style-name="gr46" draw:text-style-name="P10" draw:layer="layout" svg:x1="14.66cm" svg:y1="3.964cm" svg:x2="20.841cm" svg:y2="3.964cm">
          <text:p/>
        </draw:line>
        <draw:line draw:style-name="gr46" draw:text-style-name="P10" draw:layer="layout" svg:x1="14.66cm" svg:y1="4.364cm" svg:x2="20.841cm" svg:y2="4.364cm">
          <text:p/>
        </draw:line>
        <draw:line draw:style-name="gr46" draw:text-style-name="P10" draw:layer="layout" svg:x1="14.66cm" svg:y1="4.763cm" svg:x2="20.841cm" svg:y2="4.763cm">
          <text:p/>
        </draw:line>
        <draw:line draw:style-name="gr46" draw:text-style-name="P10" draw:layer="layout" svg:x1="14.66cm" svg:y1="5.162cm" svg:x2="20.841cm" svg:y2="5.162cm">
          <text:p/>
        </draw:line>
        <draw:line draw:style-name="gr46" draw:text-style-name="P10" draw:layer="layout" svg:x1="14.66cm" svg:y1="5.561cm" svg:x2="20.841cm" svg:y2="5.561cm">
          <text:p/>
        </draw:line>
        <draw:line draw:style-name="gr46" draw:text-style-name="P10" draw:layer="layout" svg:x1="14.66cm" svg:y1="5.96cm" svg:x2="20.841cm" svg:y2="5.96cm">
          <text:p/>
        </draw:line>
        <draw:line draw:style-name="gr46" draw:text-style-name="P10" draw:layer="layout" svg:x1="14.66cm" svg:y1="6.36cm" svg:x2="20.841cm" svg:y2="6.36cm">
          <text:p/>
        </draw:line>
        <draw:frame draw:style-name="gr162" draw:text-style-name="P11" draw:layer="layout" svg:width="2.782cm" svg:height="0.398cm" svg:x="15.046cm" svg:y="6.4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7.067cm" svg:x2="27.256cm" svg:y2="7.067cm">
          <text:p/>
        </draw:line>
        <draw:frame draw:style-name="gr162" draw:text-style-name="P11" draw:layer="layout" svg:width="2.782cm" svg:height="0.398cm" svg:x="15.047cm" svg:y="6.4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6.513cm">
          <draw:text-box>
            <text:p text:style-name="P3"><text:span text:style-name="T6">V</text:span><text:span text:style-name="T6">i</text:span><text:span text:style-name="T6">e</text:span><text:span text:style-name="T6">r</text:span><text:span text:style-name="T6">n</text:span><text:span text:style-name="T6">e</text:span><text:span text:style-name="T6">s</text:span></text:p>
          </draw:text-box>
        </draw:frame>
        <draw:frame draw:style-name="gr157" draw:text-style-name="P44" draw:layer="layout" svg:width="0.557cm" svg:height="0.687cm" svg:x="14.615cm" svg:y="6.516cm">
          <draw:text-box>
            <text:p text:style-name="P3"><text:span text:style-name="T25">2</text:span><text:span text:style-name="T25">5</text:span></text:p>
          </draw:text-box>
        </draw:frame>
        <draw:frame draw:style-name="gr162" draw:text-style-name="P11" draw:layer="layout" svg:width="2.782cm" svg:height="0.398cm" svg:x="15.046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2" draw:text-style-name="P11" draw:layer="layout" svg:width="2.782cm" svg:height="0.398cm" svg:x="15.047cm" svg:y="11.579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21.06cm" svg:y1="7.466cm" svg:x2="27.24cm" svg:y2="7.466cm">
          <text:p/>
        </draw:line>
        <draw:line draw:style-name="gr46" draw:text-style-name="P10" draw:layer="layout" svg:x1="21.06cm" svg:y1="7.865cm" svg:x2="27.241cm" svg:y2="7.865cm">
          <text:p/>
        </draw:line>
        <draw:line draw:style-name="gr46" draw:text-style-name="P10" draw:layer="layout" svg:x1="21.06cm" svg:y1="8.265cm" svg:x2="27.241cm" svg:y2="8.265cm">
          <text:p/>
        </draw:line>
        <draw:line draw:style-name="gr46" draw:text-style-name="P10" draw:layer="layout" svg:x1="21.06cm" svg:y1="8.663cm" svg:x2="27.241cm" svg:y2="8.663cm">
          <text:p/>
        </draw:line>
        <draw:line draw:style-name="gr46" draw:text-style-name="P10" draw:layer="layout" svg:x1="21.06cm" svg:y1="9.063cm" svg:x2="27.241cm" svg:y2="9.063cm">
          <text:p/>
        </draw:line>
        <draw:line draw:style-name="gr46" draw:text-style-name="P10" draw:layer="layout" svg:x1="21.06cm" svg:y1="9.463cm" svg:x2="27.241cm" svg:y2="9.463cm">
          <text:p/>
        </draw:line>
        <draw:line draw:style-name="gr46" draw:text-style-name="P10" draw:layer="layout" svg:x1="21.06cm" svg:y1="9.862cm" svg:x2="27.241cm" svg:y2="9.862cm">
          <text:p/>
        </draw:line>
        <draw:line draw:style-name="gr46" draw:text-style-name="P10" draw:layer="layout" svg:x1="21.06cm" svg:y1="10.261cm" svg:x2="27.241cm" svg:y2="10.261cm">
          <text:p/>
        </draw:line>
        <draw:line draw:style-name="gr46" draw:text-style-name="P10" draw:layer="layout" svg:x1="21.06cm" svg:y1="10.66cm" svg:x2="27.241cm" svg:y2="10.66cm">
          <text:p/>
        </draw:line>
        <draw:line draw:style-name="gr46" draw:text-style-name="P10" draw:layer="layout" svg:x1="21.06cm" svg:y1="11.059cm" svg:x2="27.241cm" svg:y2="11.059cm">
          <text:p/>
        </draw:line>
        <draw:line draw:style-name="gr46" draw:text-style-name="P10" draw:layer="layout" svg:x1="21.06cm" svg:y1="11.459cm" svg:x2="27.241cm" svg:y2="11.459cm">
          <text:p/>
        </draw:line>
        <draw:line draw:style-name="gr46" draw:text-style-name="P45" draw:layer="layout" svg:x1="14.66cm" svg:y1="7.467cm" svg:x2="20.84cm" svg:y2="7.467cm">
          <text:p/>
        </draw:line>
        <draw:line draw:style-name="gr46" draw:text-style-name="P45" draw:layer="layout" svg:x1="14.66cm" svg:y1="7.866cm" svg:x2="20.841cm" svg:y2="7.866cm">
          <text:p/>
        </draw:line>
        <draw:line draw:style-name="gr46" draw:text-style-name="P45" draw:layer="layout" svg:x1="14.66cm" svg:y1="8.266cm" svg:x2="20.841cm" svg:y2="8.266cm">
          <text:p/>
        </draw:line>
        <draw:line draw:style-name="gr46" draw:text-style-name="P45" draw:layer="layout" svg:x1="14.66cm" svg:y1="8.664cm" svg:x2="20.841cm" svg:y2="8.664cm">
          <text:p/>
        </draw:line>
        <draw:line draw:style-name="gr46" draw:text-style-name="P45" draw:layer="layout" svg:x1="14.66cm" svg:y1="9.064cm" svg:x2="20.841cm" svg:y2="9.064cm">
          <text:p/>
        </draw:line>
        <draw:line draw:style-name="gr46" draw:text-style-name="P45" draw:layer="layout" svg:x1="14.66cm" svg:y1="9.464cm" svg:x2="20.841cm" svg:y2="9.464cm">
          <text:p/>
        </draw:line>
        <draw:line draw:style-name="gr46" draw:text-style-name="P45" draw:layer="layout" svg:x1="14.66cm" svg:y1="9.863cm" svg:x2="20.841cm" svg:y2="9.863cm">
          <text:p/>
        </draw:line>
        <draw:line draw:style-name="gr46" draw:text-style-name="P45" draw:layer="layout" svg:x1="14.66cm" svg:y1="10.262cm" svg:x2="20.841cm" svg:y2="10.262cm">
          <text:p/>
        </draw:line>
        <draw:line draw:style-name="gr46" draw:text-style-name="P45" draw:layer="layout" svg:x1="14.66cm" svg:y1="10.661cm" svg:x2="20.841cm" svg:y2="10.661cm">
          <text:p/>
        </draw:line>
        <draw:line draw:style-name="gr46" draw:text-style-name="P45" draw:layer="layout" svg:x1="14.66cm" svg:y1="11.06cm" svg:x2="20.841cm" svg:y2="11.06cm">
          <text:p/>
        </draw:line>
        <draw:line draw:style-name="gr46" draw:text-style-name="P45" draw:layer="layout" svg:x1="14.66cm" svg:y1="11.46cm" svg:x2="20.841cm" svg:y2="11.46cm">
          <text:p/>
        </draw:line>
        <draw:frame draw:style-name="gr162" draw:text-style-name="P11" draw:layer="layout" svg:width="2.782cm" svg:height="0.398cm" svg:x="15.046cm" svg:y="11.5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14.407cm" svg:y1="12.167cm" svg:x2="27.256cm" svg:y2="12.167cm">
          <text:p/>
        </draw:line>
        <draw:frame draw:style-name="gr162" draw:text-style-name="P11" draw:layer="layout" svg:width="2.782cm" svg:height="0.398cm" svg:x="15.047cm" svg:y="11.578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63" draw:text-style-name="P12" draw:layer="layout" svg:width="1.837cm" svg:height="0.533cm" svg:x="15.565cm" svg:y="11.613cm">
          <draw:text-box>
            <text:p text:style-name="P3"><text:span text:style-name="T6">S</text:span><text:span text:style-name="T6">á</text:span><text:span text:style-name="T6">b</text:span><text:span text:style-name="T6">a</text:span><text:span text:style-name="T6">d</text:span><text:span text:style-name="T6">o</text:span></text:p>
          </draw:text-box>
        </draw:frame>
        <draw:frame draw:style-name="gr165" draw:text-style-name="P38" draw:layer="layout" svg:width="0.548cm" svg:height="0.687cm" svg:x="14.615cm" svg:y="11.616cm">
          <draw:text-box>
            <text:p text:style-name="P3"><text:span text:style-name="T25">2</text:span><text:span text:style-name="T25">6</text:span></text:p>
          </draw:text-box>
        </draw:frame>
        <draw:line draw:style-name="gr46" draw:text-style-name="P10" draw:layer="layout" svg:x1="21.06cm" svg:y1="12.566cm" svg:x2="27.24cm" svg:y2="12.566cm">
          <text:p/>
        </draw:line>
        <draw:line draw:style-name="gr46" draw:text-style-name="P10" draw:layer="layout" svg:x1="21.06cm" svg:y1="12.965cm" svg:x2="27.241cm" svg:y2="12.965cm">
          <text:p/>
        </draw:line>
        <draw:line draw:style-name="gr46" draw:text-style-name="P10" draw:layer="layout" svg:x1="21.06cm" svg:y1="13.365cm" svg:x2="27.241cm" svg:y2="13.365cm">
          <text:p/>
        </draw:line>
        <draw:line draw:style-name="gr46" draw:text-style-name="P10" draw:layer="layout" svg:x1="21.06cm" svg:y1="13.763cm" svg:x2="27.241cm" svg:y2="13.763cm">
          <text:p/>
        </draw:line>
        <draw:line draw:style-name="gr46" draw:text-style-name="P10" draw:layer="layout" svg:x1="21.06cm" svg:y1="14.163cm" svg:x2="27.241cm" svg:y2="14.163cm">
          <text:p/>
        </draw:line>
        <draw:line draw:style-name="gr46" draw:text-style-name="P10" draw:layer="layout" svg:x1="21.06cm" svg:y1="14.563cm" svg:x2="27.241cm" svg:y2="14.563cm">
          <text:p/>
        </draw:line>
        <draw:line draw:style-name="gr46" draw:text-style-name="P10" draw:layer="layout" svg:x1="21.06cm" svg:y1="14.962cm" svg:x2="27.241cm" svg:y2="14.962cm">
          <text:p/>
        </draw:line>
        <draw:line draw:style-name="gr46" draw:text-style-name="P10" draw:layer="layout" svg:x1="21.06cm" svg:y1="15.361cm" svg:x2="27.241cm" svg:y2="15.361cm">
          <text:p/>
        </draw:line>
        <draw:line draw:style-name="gr46" draw:text-style-name="P10" draw:layer="layout" svg:x1="21.06cm" svg:y1="15.76cm" svg:x2="27.241cm" svg:y2="15.76cm">
          <text:p/>
        </draw:line>
        <draw:line draw:style-name="gr46" draw:text-style-name="P10" draw:layer="layout" svg:x1="21.06cm" svg:y1="16.159cm" svg:x2="27.241cm" svg:y2="16.159cm">
          <text:p/>
        </draw:line>
        <draw:line draw:style-name="gr46" draw:text-style-name="P46" draw:layer="layout" svg:x1="14.66cm" svg:y1="12.567cm" svg:x2="20.84cm" svg:y2="12.567cm">
          <text:p/>
        </draw:line>
        <draw:line draw:style-name="gr46" draw:text-style-name="P46" draw:layer="layout" svg:x1="14.66cm" svg:y1="12.966cm" svg:x2="20.841cm" svg:y2="12.966cm">
          <text:p/>
        </draw:line>
        <draw:line draw:style-name="gr46" draw:text-style-name="P46" draw:layer="layout" svg:x1="14.66cm" svg:y1="13.366cm" svg:x2="20.841cm" svg:y2="13.366cm">
          <text:p/>
        </draw:line>
        <draw:line draw:style-name="gr46" draw:text-style-name="P46" draw:layer="layout" svg:x1="14.66cm" svg:y1="13.764cm" svg:x2="20.841cm" svg:y2="13.764cm">
          <text:p/>
        </draw:line>
        <draw:line draw:style-name="gr46" draw:text-style-name="P46" draw:layer="layout" svg:x1="14.66cm" svg:y1="14.164cm" svg:x2="20.841cm" svg:y2="14.164cm">
          <text:p/>
        </draw:line>
        <draw:line draw:style-name="gr46" draw:text-style-name="P46" draw:layer="layout" svg:x1="14.66cm" svg:y1="14.564cm" svg:x2="20.841cm" svg:y2="14.564cm">
          <text:p/>
        </draw:line>
        <draw:line draw:style-name="gr46" draw:text-style-name="P46" draw:layer="layout" svg:x1="14.66cm" svg:y1="14.963cm" svg:x2="20.841cm" svg:y2="14.963cm">
          <text:p/>
        </draw:line>
        <draw:line draw:style-name="gr46" draw:text-style-name="P46" draw:layer="layout" svg:x1="14.66cm" svg:y1="15.362cm" svg:x2="20.841cm" svg:y2="15.362cm">
          <text:p/>
        </draw:line>
        <draw:line draw:style-name="gr46" draw:text-style-name="P46" draw:layer="layout" svg:x1="14.66cm" svg:y1="15.761cm" svg:x2="20.841cm" svg:y2="15.761cm">
          <text:p/>
        </draw:line>
        <draw:line draw:style-name="gr46" draw:text-style-name="P46" draw:layer="layout" svg:x1="14.66cm" svg:y1="16.16cm" svg:x2="20.841cm" svg:y2="16.16cm">
          <text:p/>
        </draw:line>
        <draw:frame draw:style-name="gr166" draw:text-style-name="P12" draw:layer="layout" svg:width="1.836cm" svg:height="0.533cm" svg:x="22.043cm" svg:y="11.614cm">
          <draw:text-box>
            <text:p text:style-name="P3"><text:span text:style-name="T6">D</text:span><text:span text:style-name="T6">o</text:span><text:span text:style-name="T6">m</text:span><text:span text:style-name="T6">i</text:span><text:span text:style-name="T6">n</text:span><text:span text:style-name="T6">g</text:span><text:span text:style-name="T6">o</text:span></text:p>
          </draw:text-box>
        </draw:frame>
        <draw:frame draw:style-name="gr145" draw:text-style-name="P38" draw:layer="layout" svg:width="0.552cm" svg:height="0.687cm" svg:x="21.092cm" svg:y="11.617cm">
          <draw:text-box>
            <text:p text:style-name="P3"><text:span text:style-name="T25">2</text:span><text:span text:style-name="T25">7</text:span></text:p>
          </draw:text-box>
        </draw:frame>
        <draw:frame draw:style-name="gr160" draw:text-style-name="P40" draw:layer="layout" svg:width="1.211cm" svg:height="0.517cm" svg:x="14.667cm" svg:y="17.01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line draw:style-name="gr46" draw:text-style-name="P46" draw:layer="layout" svg:x1="14.661cm" svg:y1="16.556cm" svg:x2="20.842cm" svg:y2="16.556cm">
          <text:p/>
        </draw:line>
        <draw:line draw:style-name="gr46" draw:text-style-name="P10" draw:layer="layout" svg:x1="21.061cm" svg:y1="16.556cm" svg:x2="27.242cm" svg:y2="16.556cm">
          <text:p/>
        </draw:line>
        <draw:frame draw:style-name="gr147" draw:text-style-name="P39" draw:layer="layout" svg:width="0.855cm" svg:height="0.408cm" svg:x="14.71cm" svg:y="2.137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cm" svg:y="2.537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cm" svg:y="2.936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cm" svg:y="3.336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cm" svg:y="3.734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cm" svg:y="4.134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cm" svg:y="4.533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cm" svg:y="4.932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cm" svg:y="5.331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cm" svg:y="5.731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cm" svg:y="6.1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7.23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7.636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8.035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0" draw:text-style-name="P39" draw:layer="layout" svg:width="0.733cm" svg:height="0.408cm" svg:x="14.711cm" svg:y="8.435cm">
          <draw:text-box>
            <text:p text:style-name="P3"><text:span text:style-name="T26">9:</text:span><text:span text:style-name="T26">3</text:span><text:span text:style-name="T26">0</text:span></text:p>
          </draw:text-box>
        </draw:frame>
        <draw:frame draw:style-name="gr151" draw:text-style-name="P39" draw:layer="layout" svg:width="0.717cm" svg:height="0.408cm" svg:x="14.711cm" svg:y="8.833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9.233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3" draw:text-style-name="P39" draw:layer="layout" svg:width="0.632cm" svg:height="0.408cm" svg:x="14.711cm" svg:y="9.632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4" draw:text-style-name="P39" draw:layer="layout" svg:width="0.726cm" svg:height="0.408cm" svg:x="14.711cm" svg:y="10.031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5" draw:text-style-name="P39" draw:layer="layout" svg:width="0.709cm" svg:height="0.409cm" svg:x="14.711cm" svg:y="10.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0.83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6" draw:text-style-name="P39" draw:layer="layout" svg:width="0.701cm" svg:height="0.408cm" svg:x="14.711cm" svg:y="11.229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14.711cm" svg:y="12.346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14.711cm" svg:y="12.746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14.711cm" svg:y="13.145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14.711cm" svg:y="13.545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14.711cm" svg:y="13.943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14.711cm" svg:y="14.34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14.711cm" svg:y="14.742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14.711cm" svg:y="15.141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14.711cm" svg:y="15.54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14.711cm" svg:y="15.94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14.711cm" svg:y="16.339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47" draw:text-style-name="P39" draw:layer="layout" svg:width="0.855cm" svg:height="0.408cm" svg:x="21.11cm" svg:y="7.236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7.636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8.035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8.435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8.833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9.233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9.632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10.031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0.43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10.83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1.229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2.136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2.536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2.935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0" draw:text-style-name="P39" draw:layer="layout" svg:width="0.733cm" svg:height="0.408cm" svg:x="21.11cm" svg:y="3.335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3.733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2" draw:text-style-name="P39" draw:layer="layout" svg:width="0.648cm" svg:height="0.409cm" svg:x="21.11cm" svg:y="4.133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4.532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4" draw:text-style-name="P39" draw:layer="layout" svg:width="0.726cm" svg:height="0.408cm" svg:x="21.11cm" svg:y="4.931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5.33cm">
          <draw:text-box>
            <text:p text:style-name="P3"><text:span text:style-name="T26">17</text:span><text:span text:style-name="T26">:3</text:span><text:span text:style-name="T26">0</text:span></text:p>
          </draw:text-box>
        </draw:frame>
        <draw:frame draw:style-name="gr151" draw:text-style-name="P39" draw:layer="layout" svg:width="0.717cm" svg:height="0.408cm" svg:x="21.11cm" svg:y="5.73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6.129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47" draw:text-style-name="P39" draw:layer="layout" svg:width="0.855cm" svg:height="0.408cm" svg:x="21.11cm" svg:y="12.347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48" draw:text-style-name="P39" draw:layer="layout" svg:width="0.839cm" svg:height="0.408cm" svg:x="21.11cm" svg:y="12.747cm">
          <draw:text-box>
            <text:p text:style-name="P3"><text:span text:style-name="T26">9:</text:span><text:span text:style-name="T26">0</text:span><text:span text:style-name="T26">0 <text:s/></text:span><text:span text:style-name="T26"><text:s/></text:span></text:p>
          </draw:text-box>
        </draw:frame>
        <draw:frame draw:style-name="gr149" draw:text-style-name="P39" draw:layer="layout" svg:width="0.624cm" svg:height="0.408cm" svg:x="21.11cm" svg:y="13.146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0" draw:text-style-name="P39" draw:layer="layout" svg:width="0.733cm" svg:height="0.408cm" svg:x="21.11cm" svg:y="13.54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1" draw:text-style-name="P39" draw:layer="layout" svg:width="0.717cm" svg:height="0.408cm" svg:x="21.11cm" svg:y="13.94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2" draw:text-style-name="P39" draw:layer="layout" svg:width="0.648cm" svg:height="0.409cm" svg:x="21.11cm" svg:y="14.344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frame draw:style-name="gr153" draw:text-style-name="P39" draw:layer="layout" svg:width="0.632cm" svg:height="0.408cm" svg:x="21.11cm" svg:y="14.743cm">
          <draw:text-box>
            <text:p text:style-name="P3"><text:span text:style-name="T26">14</text:span><text:span text:style-name="T26">:0</text:span><text:span text:style-name="T26">0</text:span></text:p>
          </draw:text-box>
        </draw:frame>
        <draw:frame draw:style-name="gr154" draw:text-style-name="P39" draw:layer="layout" svg:width="0.726cm" svg:height="0.408cm" svg:x="21.11cm" svg:y="15.142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5" draw:text-style-name="P39" draw:layer="layout" svg:width="0.709cm" svg:height="0.409cm" svg:x="21.11cm" svg:y="15.541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1" draw:text-style-name="P39" draw:layer="layout" svg:width="0.717cm" svg:height="0.408cm" svg:x="21.11cm" svg:y="15.941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6" draw:text-style-name="P39" draw:layer="layout" svg:width="0.701cm" svg:height="0.408cm" svg:x="21.11cm" svg:y="16.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custom-shape draw:style-name="gr267" draw:text-style-name="P47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48" draw:layer="layout" svg:width="0.198cm" svg:height="0.371cm" svg:x="23.787cm" svg:y="17.731cm">
          <draw:text-box>
            <text:p text:style-name="P3"><text:span text:style-name="T29">L</text:span></text:p>
          </draw:text-box>
        </draw:frame>
        <draw:frame draw:style-name="gr168" draw:text-style-name="P48" draw:layer="layout" svg:width="0.198cm" svg:height="0.371cm" svg:x="24.27cm" svg:y="17.731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4.782cm" svg:y="17.731cm">
          <draw:text-box>
            <text:p text:style-name="P3"><text:span text:style-name="T29">M</text:span></text:p>
          </draw:text-box>
        </draw:frame>
        <draw:frame draw:style-name="gr168" draw:text-style-name="P48" draw:layer="layout" svg:width="0.198cm" svg:height="0.371cm" svg:x="25.33cm" svg:y="17.731cm">
          <draw:text-box>
            <text:p text:style-name="P3"><text:span text:style-name="T29">J</text:span></text:p>
          </draw:text-box>
        </draw:frame>
        <draw:frame draw:style-name="gr168" draw:text-style-name="P48" draw:layer="layout" svg:width="0.198cm" svg:height="0.371cm" svg:x="25.825cm" svg:y="17.731cm">
          <draw:text-box>
            <text:p text:style-name="P3"><text:span text:style-name="T29">V</text:span></text:p>
          </draw:text-box>
        </draw:frame>
        <draw:frame draw:style-name="gr168" draw:text-style-name="P48" draw:layer="layout" svg:width="0.198cm" svg:height="0.371cm" svg:x="26.346cm" svg:y="17.731cm">
          <draw:text-box>
            <text:p text:style-name="P3"><text:span text:style-name="T29">S</text:span></text:p>
          </draw:text-box>
        </draw:frame>
        <draw:frame draw:style-name="gr168" draw:text-style-name="P48" draw:layer="layout" svg:width="0.198cm" svg:height="0.371cm" svg:x="26.847cm" svg:y="17.731cm">
          <draw:text-box>
            <text:p text:style-name="P3"><text:span text:style-name="T29">D</text:span></text:p>
          </draw:text-box>
        </draw:frame>
        <draw:custom-shape draw:style-name="gr142" draw:text-style-name="P2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8" draw:text-style-name="P40" draw:layer="layout" svg:width="1.629cm" svg:height="0.671cm" svg:x="24.666cm" svg:y="17.007cm">
          <draw:text-box>
            <text:p text:style-name="P3"><text:span text:style-name="T27">F</text:span><text:span text:style-name="T27">e</text:span><text:span text:style-name="T27">b</text:span><text:span text:style-name="T27">r</text:span><text:span text:style-name="T27">e</text:span><text:span text:style-name="T27">r</text:span><text:span text:style-name="T27">o</text:span></text:p>
          </draw:text-box>
        </draw:frame>
        <draw:line draw:style-name="gr46" draw:text-style-name="P10" draw:layer="layout" svg:x1="23.747cm" svg:y1="18.082cm" svg:x2="27.029cm" svg:y2="18.082cm">
          <text:p/>
        </draw:line>
        <draw:frame draw:style-name="gr269" draw:text-style-name="P48" draw:layer="layout" svg:width="0.198cm" svg:height="0.298cm" svg:x="25.849cm" svg:y="18.378cm">
          <draw:text-box>
            <text:p text:style-name="P3"><text:span text:style-name="T29">4</text:span></text:p>
          </draw:text-box>
        </draw:frame>
        <draw:frame draw:style-name="gr269" draw:text-style-name="P48" draw:layer="layout" svg:width="0.198cm" svg:height="0.298cm" svg:x="26.362cm" svg:y="18.378cm">
          <draw:text-box>
            <text:p text:style-name="P3"><text:span text:style-name="T29">5</text:span></text:p>
          </draw:text-box>
        </draw:frame>
        <draw:frame draw:style-name="gr269" draw:text-style-name="P48" draw:layer="layout" svg:width="0.198cm" svg:height="0.298cm" svg:x="26.883cm" svg:y="18.378cm">
          <draw:text-box>
            <text:p text:style-name="P3"><text:span text:style-name="T29">6</text:span></text:p>
          </draw:text-box>
        </draw:frame>
        <draw:frame draw:style-name="gr269" draw:text-style-name="P48" draw:layer="layout" svg:width="0.198cm" svg:height="0.298cm" svg:x="23.796cm" svg:y="18.894cm">
          <draw:text-box>
            <text:p text:style-name="P3"><text:span text:style-name="T29">7</text:span></text:p>
          </draw:text-box>
        </draw:frame>
        <draw:frame draw:style-name="gr269" draw:text-style-name="P48" draw:layer="layout" svg:width="0.198cm" svg:height="0.298cm" svg:x="24.309cm" svg:y="18.394cm">
          <draw:text-box>
            <text:p text:style-name="P3"><text:span text:style-name="T29">1</text:span></text:p>
          </draw:text-box>
        </draw:frame>
        <draw:frame draw:style-name="gr270" draw:text-style-name="P48" draw:layer="layout" svg:width="0.257cm" svg:height="0.298cm" svg:x="24.786cm" svg:y="18.394cm">
          <draw:text-box>
            <text:p text:style-name="P3"><text:span text:style-name="T29">2</text:span></text:p>
          </draw:text-box>
        </draw:frame>
        <draw:frame draw:style-name="gr270" draw:text-style-name="P48" draw:layer="layout" svg:width="0.257cm" svg:height="0.298cm" svg:x="25.327cm" svg:y="18.394cm">
          <draw:text-box>
            <text:p text:style-name="P3"><text:span text:style-name="T29">3</text:span></text:p>
          </draw:text-box>
        </draw:frame>
        <draw:frame draw:style-name="gr270" draw:text-style-name="P48" draw:layer="layout" svg:width="0.257cm" svg:height="0.298cm" svg:x="25.816cm" svg:y="18.894cm">
          <draw:text-box>
            <text:p text:style-name="P3"><text:span text:style-name="T29">11</text:span></text:p>
          </draw:text-box>
        </draw:frame>
        <draw:frame draw:style-name="gr270" draw:text-style-name="P48" draw:layer="layout" svg:width="0.257cm" svg:height="0.298cm" svg:x="26.332cm" svg:y="18.894cm">
          <draw:text-box>
            <text:p text:style-name="P3"><text:span text:style-name="T29">1</text:span><text:span text:style-name="T29">2</text:span></text:p>
          </draw:text-box>
        </draw:frame>
        <draw:frame draw:style-name="gr270" draw:text-style-name="P48" draw:layer="layout" svg:width="0.257cm" svg:height="0.298cm" svg:x="26.845cm" svg:y="18.894cm">
          <draw:text-box>
            <text:p text:style-name="P3"><text:span text:style-name="T29">1</text:span><text:span text:style-name="T29">3</text:span></text:p>
          </draw:text-box>
        </draw:frame>
        <draw:frame draw:style-name="gr270" draw:text-style-name="P48" draw:layer="layout" svg:width="0.257cm" svg:height="0.298cm" svg:x="23.761cm" svg:y="19.411cm">
          <draw:text-box>
            <text:p text:style-name="P3"><text:span text:style-name="T29">1</text:span><text:span text:style-name="T29">4</text:span></text:p>
          </draw:text-box>
        </draw:frame>
        <draw:frame draw:style-name="gr270" draw:text-style-name="P48" draw:layer="layout" svg:width="0.257cm" svg:height="0.298cm" svg:x="24.275cm" svg:y="19.411cm">
          <draw:text-box>
            <text:p text:style-name="P3"><text:span text:style-name="T29">1</text:span><text:span text:style-name="T29">5</text:span></text:p>
          </draw:text-box>
        </draw:frame>
        <draw:frame draw:style-name="gr270" draw:text-style-name="P48" draw:layer="layout" svg:width="0.257cm" svg:height="0.298cm" svg:x="24.796cm" svg:y="19.411cm">
          <draw:text-box>
            <text:p text:style-name="P3"><text:span text:style-name="T29">1</text:span><text:span text:style-name="T29">6</text:span></text:p>
          </draw:text-box>
        </draw:frame>
        <draw:frame draw:style-name="gr270" draw:text-style-name="P48" draw:layer="layout" svg:width="0.257cm" svg:height="0.298cm" svg:x="25.302cm" svg:y="19.411cm">
          <draw:text-box>
            <text:p text:style-name="P3"><text:span text:style-name="T29">1</text:span><text:span text:style-name="T29">7</text:span></text:p>
          </draw:text-box>
        </draw:frame>
        <draw:frame draw:style-name="gr270" draw:text-style-name="P48" draw:layer="layout" svg:width="0.257cm" svg:height="0.298cm" svg:x="25.815cm" svg:y="19.411cm">
          <draw:text-box>
            <text:p text:style-name="P3"><text:span text:style-name="T29">1</text:span><text:span text:style-name="T29">8</text:span></text:p>
          </draw:text-box>
        </draw:frame>
        <draw:frame draw:style-name="gr270" draw:text-style-name="P48" draw:layer="layout" svg:width="0.257cm" svg:height="0.298cm" svg:x="26.302cm" svg:y="19.411cm">
          <draw:text-box>
            <text:p text:style-name="P3"><text:span text:style-name="T29">1</text:span><text:span text:style-name="T29">9</text:span></text:p>
          </draw:text-box>
        </draw:frame>
        <draw:frame draw:style-name="gr270" draw:text-style-name="P48" draw:layer="layout" svg:width="0.257cm" svg:height="0.298cm" svg:x="26.842cm" svg:y="19.411cm">
          <draw:text-box>
            <text:p text:style-name="P3"><text:span text:style-name="T29">2</text:span><text:span text:style-name="T29">0</text:span></text:p>
          </draw:text-box>
        </draw:frame>
        <draw:frame draw:style-name="gr270" draw:text-style-name="P48" draw:layer="layout" svg:width="0.257cm" svg:height="0.298cm" svg:x="23.737cm" svg:y="19.93cm">
          <draw:text-box>
            <text:p text:style-name="P3"><text:span text:style-name="T29">2</text:span><text:span text:style-name="T29">1</text:span></text:p>
          </draw:text-box>
        </draw:frame>
        <draw:frame draw:style-name="gr270" draw:text-style-name="P48" draw:layer="layout" svg:width="0.257cm" svg:height="0.298cm" svg:x="24.253cm" svg:y="19.93cm">
          <draw:text-box>
            <text:p text:style-name="P3"><text:span text:style-name="T29">2</text:span><text:span text:style-name="T29">2</text:span></text:p>
          </draw:text-box>
        </draw:frame>
        <draw:frame draw:style-name="gr270" draw:text-style-name="P48" draw:layer="layout" svg:width="0.257cm" svg:height="0.298cm" svg:x="24.767cm" svg:y="19.93cm">
          <draw:text-box>
            <text:p text:style-name="P3"><text:span text:style-name="T29">2</text:span><text:span text:style-name="T29">3</text:span></text:p>
          </draw:text-box>
        </draw:frame>
        <draw:frame draw:style-name="gr270" draw:text-style-name="P48" draw:layer="layout" svg:width="0.257cm" svg:height="0.298cm" svg:x="25.277cm" svg:y="19.93cm">
          <draw:text-box>
            <text:p text:style-name="P3"><text:span text:style-name="T29">2</text:span><text:span text:style-name="T29">4</text:span></text:p>
          </draw:text-box>
        </draw:frame>
        <draw:frame draw:style-name="gr270" draw:text-style-name="P48" draw:layer="layout" svg:width="0.257cm" svg:height="0.298cm" svg:x="25.79cm" svg:y="19.93cm">
          <draw:text-box>
            <text:p text:style-name="P3"><text:span text:style-name="T29">2</text:span><text:span text:style-name="T29">5</text:span></text:p>
          </draw:text-box>
        </draw:frame>
        <draw:frame draw:style-name="gr270" draw:text-style-name="P48" draw:layer="layout" svg:width="0.257cm" svg:height="0.298cm" svg:x="26.311cm" svg:y="19.93cm">
          <draw:text-box>
            <text:p text:style-name="P3"><text:span text:style-name="T29">2</text:span><text:span text:style-name="T29">6</text:span></text:p>
          </draw:text-box>
        </draw:frame>
        <draw:frame draw:style-name="gr270" draw:text-style-name="P48" draw:layer="layout" svg:width="0.257cm" svg:height="0.298cm" svg:x="26.819cm" svg:y="19.93cm">
          <draw:text-box>
            <text:p text:style-name="P3"><text:span text:style-name="T29">2</text:span><text:span text:style-name="T29">7</text:span></text:p>
          </draw:text-box>
        </draw:frame>
        <draw:frame draw:style-name="gr270" draw:text-style-name="P48" draw:layer="layout" svg:width="0.257cm" svg:height="0.298cm" svg:x="23.738cm" svg:y="20.454cm">
          <draw:text-box>
            <text:p text:style-name="P3"><text:span text:style-name="T29">2</text:span><text:span text:style-name="T29">8</text:span></text:p>
          </draw:text-box>
        </draw:frame>
        <draw:frame draw:style-name="gr269" draw:text-style-name="P48" draw:layer="layout" svg:width="0.198cm" svg:height="0.298cm" svg:x="24.31cm" svg:y="18.894cm">
          <draw:text-box>
            <text:p text:style-name="P3"><text:span text:style-name="T29">8</text:span></text:p>
          </draw:text-box>
        </draw:frame>
        <draw:frame draw:style-name="gr270" draw:text-style-name="P48" draw:layer="layout" svg:width="0.257cm" svg:height="0.298cm" svg:x="24.787cm" svg:y="18.894cm">
          <draw:text-box>
            <text:p text:style-name="P3"><text:span text:style-name="T29">9</text:span></text:p>
          </draw:text-box>
        </draw:frame>
        <draw:frame draw:style-name="gr270" draw:text-style-name="P48" draw:layer="layout" svg:width="0.257cm" svg:height="0.298cm" svg:x="25.328cm" svg:y="18.894cm">
          <draw:text-box>
            <text:p text:style-name="P3"><text:span text:style-name="T29">1</text:span><text:span text:style-name="T29">0</text:span></text:p>
          </draw:text-box>
        </draw:frame>
      </draw:page>
      <draw:page draw:name="page22" draw:style-name="dp1" draw:master-page-name="master-page34">
        <draw:frame draw:style-name="gr271" draw:text-style-name="P4" draw:layer="layout" svg:width="2.015cm" svg:height="0.709cm" svg:x="1.427cm" svg:y="1.622cm">
          <draw:text-box>
            <text:p text:style-name="P3"><text:span text:style-name="T19">M</text:span><text:span text:style-name="T19">A</text:span><text:span text:style-name="T19">R</text:span><text:span text:style-name="T19">Z</text:span><text:span text:style-name="T19">O</text:span></text:p>
          </draw:text-box>
        </draw:frame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9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0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1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2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3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3"><text:span text:style-name="T24">7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3"><text:span text:style-name="T24">8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3"><text:span text:style-name="T24">9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3"><text:span text:style-name="T24">2</text:span><text:span text:style-name="T24">3</text:span></text:p>
          </draw:text-box>
        </draw:frame>
        <draw:frame draw:style-name="gr264" draw:text-style-name="P37" draw:layer="layout" svg:width="0.364cm" svg:height="0.49cm" svg:x="7.082cm" svg:y="2.775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9.942cm" svg:y="2.775cm">
          <draw:text-box>
            <text:p text:style-name="P3"><text:span text:style-name="T24">2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3"><text:span text:style-name="T24">2</text:span><text:span text:style-name="T24">8</text:span></text:p>
          </draw:text-box>
        </draw:frame>
        <draw:frame draw:style-name="gr266" draw:text-style-name="P37" draw:layer="layout" svg:width="0.472cm" svg:height="0.49cm" svg:x="7.082cm" svg:y="16.81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9.942cm" svg:y="16.81cm">
          <draw:text-box>
            <text:p text:style-name="P3"><text:span text:style-name="T24">3</text:span><text:span text:style-name="T24">0</text:span></text:p>
          </draw:text-box>
        </draw:frame>
        <draw:custom-shape draw:style-name="gr255" draw:text-style-name="P2" draw:layer="layout" svg:width="1.974cm" svg:height="0.663cm" svg:x="19.954cm" svg:y="1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3cm" svg:y1="2.675cm" svg:x2="27.244cm" svg:y2="2.675cm">
          <text:p/>
        </draw:line>
        <draw:line draw:style-name="gr46" draw:text-style-name="P10" draw:layer="layout" svg:x1="14.493cm" svg:y1="3.54cm" svg:x2="27.244cm" svg:y2="3.54cm">
          <text:p/>
        </draw:line>
        <draw:line draw:style-name="gr46" draw:text-style-name="P10" draw:layer="layout" svg:x1="14.493cm" svg:y1="4.407cm" svg:x2="27.244cm" svg:y2="4.407cm">
          <text:p/>
        </draw:line>
        <draw:line draw:style-name="gr46" draw:text-style-name="P10" draw:layer="layout" svg:x1="14.493cm" svg:y1="5.273cm" svg:x2="27.244cm" svg:y2="5.273cm">
          <text:p/>
        </draw:line>
        <draw:line draw:style-name="gr46" draw:text-style-name="P10" draw:layer="layout" svg:x1="14.493cm" svg:y1="6.139cm" svg:x2="27.244cm" svg:y2="6.139cm">
          <text:p/>
        </draw:line>
        <draw:line draw:style-name="gr46" draw:text-style-name="P10" draw:layer="layout" svg:x1="14.493cm" svg:y1="7.006cm" svg:x2="27.244cm" svg:y2="7.006cm">
          <text:p/>
        </draw:line>
        <draw:line draw:style-name="gr46" draw:text-style-name="P10" draw:layer="layout" svg:x1="14.493cm" svg:y1="7.872cm" svg:x2="27.244cm" svg:y2="7.872cm">
          <text:p/>
        </draw:line>
        <draw:line draw:style-name="gr46" draw:text-style-name="P10" draw:layer="layout" svg:x1="14.493cm" svg:y1="8.737cm" svg:x2="27.244cm" svg:y2="8.737cm">
          <text:p/>
        </draw:line>
        <draw:line draw:style-name="gr46" draw:text-style-name="P10" draw:layer="layout" svg:x1="14.493cm" svg:y1="9.604cm" svg:x2="27.244cm" svg:y2="9.604cm">
          <text:p/>
        </draw:line>
        <draw:line draw:style-name="gr46" draw:text-style-name="P10" draw:layer="layout" svg:x1="14.493cm" svg:y1="10.469cm" svg:x2="27.244cm" svg:y2="10.469cm">
          <text:p/>
        </draw:line>
        <draw:line draw:style-name="gr46" draw:text-style-name="P10" draw:layer="layout" svg:x1="14.493cm" svg:y1="11.336cm" svg:x2="27.244cm" svg:y2="11.336cm">
          <text:p/>
        </draw:line>
        <draw:line draw:style-name="gr46" draw:text-style-name="P10" draw:layer="layout" svg:x1="14.493cm" svg:y1="12.202cm" svg:x2="27.244cm" svg:y2="12.202cm">
          <text:p/>
        </draw:line>
        <draw:line draw:style-name="gr46" draw:text-style-name="P10" draw:layer="layout" svg:x1="14.493cm" svg:y1="13.067cm" svg:x2="27.244cm" svg:y2="13.067cm">
          <text:p/>
        </draw:line>
        <draw:line draw:style-name="gr46" draw:text-style-name="P10" draw:layer="layout" svg:x1="14.493cm" svg:y1="13.934cm" svg:x2="27.244cm" svg:y2="13.934cm">
          <text:p/>
        </draw:line>
        <draw:line draw:style-name="gr46" draw:text-style-name="P10" draw:layer="layout" svg:x1="14.493cm" svg:y1="14.796cm" svg:x2="27.244cm" svg:y2="14.796cm">
          <text:p/>
        </draw:line>
        <draw:line draw:style-name="gr46" draw:text-style-name="P10" draw:layer="layout" svg:x1="14.493cm" svg:y1="15.656cm" svg:x2="27.244cm" svg:y2="15.656cm">
          <text:p/>
        </draw:line>
        <draw:line draw:style-name="gr46" draw:text-style-name="P10" draw:layer="layout" svg:x1="14.493cm" svg:y1="16.516cm" svg:x2="27.244cm" svg:y2="16.516cm">
          <text:p/>
        </draw:line>
        <draw:line draw:style-name="gr46" draw:text-style-name="P10" draw:layer="layout" svg:x1="14.493cm" svg:y1="17.376cm" svg:x2="27.244cm" svg:y2="17.376cm">
          <text:p/>
        </draw:line>
        <draw:line draw:style-name="gr46" draw:text-style-name="P10" draw:layer="layout" svg:x1="14.493cm" svg:y1="18.236cm" svg:x2="27.244cm" svg:y2="18.236cm">
          <text:p/>
        </draw:line>
        <draw:line draw:style-name="gr46" draw:text-style-name="P10" draw:layer="layout" svg:x1="14.493cm" svg:y1="19.096cm" svg:x2="27.244cm" svg:y2="19.096cm">
          <text:p/>
        </draw:line>
        <draw:line draw:style-name="gr46" draw:text-style-name="P10" draw:layer="layout" svg:x1="14.493cm" svg:y1="19.956cm" svg:x2="27.244cm" svg:y2="19.956cm">
          <text:p/>
        </draw:line>
        <draw:line draw:style-name="gr46" draw:text-style-name="P10" draw:layer="layout" svg:x1="14.493cm" svg:y1="20.816cm" svg:x2="27.244cm" svg:y2="20.816cm">
          <text:p/>
        </draw:line>
        <draw:line draw:style-name="gr6" draw:text-style-name="P6" draw:layer="layout" svg:x1="14.411cm" svg:y1="1.975cm" svg:x2="27.26cm" svg:y2="1.975cm">
          <text:p/>
        </draw:line>
        <draw:frame draw:style-name="gr164" draw:text-style-name="P43" draw:layer="layout" svg:width="1.543cm" svg:height="1.729cm" svg:x="25.565cm" svg:y="0.711cm">
          <draw:text-box>
            <text:p text:style-name="P42"><text:span text:style-name="T7">2</text:span><text:span text:style-name="T7">0</text:span><text:span text:style-name="T7">2</text:span><text:span text:style-name="T7">2</text:span></text:p>
          </draw:text-box>
        </draw:frame>
        <draw:frame draw:style-name="gr161" draw:text-style-name="P41" draw:layer="layout" svg:width="2.186cm" svg:height="0.556cm" svg:x="20.304cm" svg:y="1.221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</draw:page>
      <draw:page draw:name="page23" draw:style-name="dp1" draw:master-page-name="master-page34">
        <draw:path draw:style-name="gr261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3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2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4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4" draw:text-style-name="P37" draw:layer="layout" svg:width="0.364cm" svg:height="0.49cm" svg:x="18.155cm" svg:y="6.255cm">
          <draw:text-box>
            <text:p text:style-name="P3"><text:span text:style-name="T24">1</text:span><text:span text:style-name="T24">1</text:span></text:p>
          </draw:text-box>
        </draw:frame>
        <draw:frame draw:style-name="gr264" draw:text-style-name="P37" draw:layer="layout" svg:width="0.364cm" svg:height="0.49cm" svg:x="21.016cm" svg:y="6.255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23.877cm" svg:y="6.255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15.294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18.155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21.016cm" svg:y="9.774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23.877cm" svg:y="9.774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15.294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18.155cm" svg:y="13.293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21.016cm" svg:y="13.293cm">
          <draw:text-box>
            <text:p text:style-name="P3"><text:span text:style-name="T24">2</text:span><text:span text:style-name="T24">6</text:span></text:p>
          </draw:text-box>
        </draw:frame>
        <draw:frame draw:style-name="gr264" draw:text-style-name="P37" draw:layer="layout" svg:width="0.364cm" svg:height="0.49cm" svg:x="15.294cm" svg:y="2.74cm">
          <draw:text-box>
            <text:p text:style-name="P3"><text:span text:style-name="T24">3</text:span></text:p>
          </draw:text-box>
        </draw:frame>
        <draw:frame draw:style-name="gr264" draw:text-style-name="P37" draw:layer="layout" svg:width="0.364cm" svg:height="0.49cm" svg:x="18.155cm" svg:y="2.74cm">
          <draw:text-box>
            <text:p text:style-name="P3"><text:span text:style-name="T24">4</text:span></text:p>
          </draw:text-box>
        </draw:frame>
        <draw:frame draw:style-name="gr264" draw:text-style-name="P37" draw:layer="layout" svg:width="0.364cm" svg:height="0.49cm" svg:x="21.016cm" svg:y="2.74cm">
          <draw:text-box>
            <text:p text:style-name="P3"><text:span text:style-name="T24">5</text:span></text:p>
          </draw:text-box>
        </draw:frame>
        <draw:frame draw:style-name="gr266" draw:text-style-name="P37" draw:layer="layout" svg:width="0.472cm" svg:height="0.49cm" svg:x="23.877cm" svg:y="2.74cm">
          <draw:text-box>
            <text:p text:style-name="P3"><text:span text:style-name="T24">6</text:span></text:p>
          </draw:text-box>
        </draw:frame>
        <draw:frame draw:style-name="gr266" draw:text-style-name="P37" draw:layer="layout" svg:width="0.472cm" svg:height="0.49cm" svg:x="23.881cm" svg:y="13.29cm">
          <draw:text-box>
            <text:p text:style-name="P3"><text:span text:style-name="T24">2</text:span><text:span text:style-name="T24">7</text:span></text:p>
          </draw:text-box>
        </draw:frame>
        <draw:frame draw:style-name="gr266" draw:text-style-name="P37" draw:layer="layout" svg:width="0.472cm" svg:height="0.49cm" svg:x="15.294cm" svg:y="16.81cm">
          <draw:text-box>
            <text:p text:style-name="P3"><text:span text:style-name="T24">3</text:span><text:span text:style-name="T24">1</text:span></text:p>
          </draw:text-box>
        </draw:frame>
        <draw:custom-shape draw:style-name="gr255" draw:text-style-name="P2" draw:layer="layout" svg:width="1.974cm" svg:height="0.663cm" svg:x="6.554cm" svg:y="1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71cm" svg:x2="13.954cm" svg:y2="2.671cm">
          <text:p/>
        </draw:line>
        <draw:line draw:style-name="gr46" draw:text-style-name="P10" draw:layer="layout" svg:x1="0.7cm" svg:y1="3.536cm" svg:x2="13.954cm" svg:y2="3.536cm">
          <text:p/>
        </draw:line>
        <draw:line draw:style-name="gr46" draw:text-style-name="P10" draw:layer="layout" svg:x1="0.7cm" svg:y1="4.403cm" svg:x2="13.954cm" svg:y2="4.403cm">
          <text:p/>
        </draw:line>
        <draw:line draw:style-name="gr46" draw:text-style-name="P10" draw:layer="layout" svg:x1="0.7cm" svg:y1="5.268cm" svg:x2="13.954cm" svg:y2="5.268cm">
          <text:p/>
        </draw:line>
        <draw:line draw:style-name="gr46" draw:text-style-name="P10" draw:layer="layout" svg:x1="0.7cm" svg:y1="6.135cm" svg:x2="13.954cm" svg:y2="6.135cm">
          <text:p/>
        </draw:line>
        <draw:line draw:style-name="gr46" draw:text-style-name="P10" draw:layer="layout" svg:x1="0.7cm" svg:y1="7.002cm" svg:x2="13.954cm" svg:y2="7.002cm">
          <text:p/>
        </draw:line>
        <draw:line draw:style-name="gr46" draw:text-style-name="P10" draw:layer="layout" svg:x1="0.7cm" svg:y1="7.867cm" svg:x2="13.954cm" svg:y2="7.867cm">
          <text:p/>
        </draw:line>
        <draw:line draw:style-name="gr46" draw:text-style-name="P10" draw:layer="layout" svg:x1="0.7cm" svg:y1="8.733cm" svg:x2="13.954cm" svg:y2="8.733cm">
          <text:p/>
        </draw:line>
        <draw:line draw:style-name="gr46" draw:text-style-name="P10" draw:layer="layout" svg:x1="0.7cm" svg:y1="9.599cm" svg:x2="13.954cm" svg:y2="9.599cm">
          <text:p/>
        </draw:line>
        <draw:line draw:style-name="gr46" draw:text-style-name="P10" draw:layer="layout" svg:x1="0.7cm" svg:y1="10.465cm" svg:x2="13.954cm" svg:y2="10.465cm">
          <text:p/>
        </draw:line>
        <draw:line draw:style-name="gr46" draw:text-style-name="P10" draw:layer="layout" svg:x1="0.7cm" svg:y1="11.332cm" svg:x2="13.954cm" svg:y2="11.332cm">
          <text:p/>
        </draw:line>
        <draw:line draw:style-name="gr46" draw:text-style-name="P10" draw:layer="layout" svg:x1="0.7cm" svg:y1="12.197cm" svg:x2="13.954cm" svg:y2="12.197cm">
          <text:p/>
        </draw:line>
        <draw:line draw:style-name="gr46" draw:text-style-name="P10" draw:layer="layout" svg:x1="0.7cm" svg:y1="13.063cm" svg:x2="13.954cm" svg:y2="13.063cm">
          <text:p/>
        </draw:line>
        <draw:line draw:style-name="gr46" draw:text-style-name="P10" draw:layer="layout" svg:x1="0.7cm" svg:y1="13.93cm" svg:x2="13.954cm" svg:y2="13.93cm">
          <text:p/>
        </draw:line>
        <draw:line draw:style-name="gr46" draw:text-style-name="P10" draw:layer="layout" svg:x1="0.7cm" svg:y1="14.792cm" svg:x2="13.954cm" svg:y2="14.792cm">
          <text:p/>
        </draw:line>
        <draw:line draw:style-name="gr46" draw:text-style-name="P10" draw:layer="layout" svg:x1="0.7cm" svg:y1="15.652cm" svg:x2="13.954cm" svg:y2="15.652cm">
          <text:p/>
        </draw:line>
        <draw:line draw:style-name="gr46" draw:text-style-name="P10" draw:layer="layout" svg:x1="0.7cm" svg:y1="16.512cm" svg:x2="13.954cm" svg:y2="16.512cm">
          <text:p/>
        </draw:line>
        <draw:line draw:style-name="gr46" draw:text-style-name="P10" draw:layer="layout" svg:x1="0.7cm" svg:y1="17.372cm" svg:x2="13.954cm" svg:y2="17.372cm">
          <text:p/>
        </draw:line>
        <draw:line draw:style-name="gr46" draw:text-style-name="P10" draw:layer="layout" svg:x1="0.7cm" svg:y1="18.232cm" svg:x2="13.954cm" svg:y2="18.232cm">
          <text:p/>
        </draw:line>
        <draw:line draw:style-name="gr46" draw:text-style-name="P10" draw:layer="layout" svg:x1="0.7cm" svg:y1="19.092cm" svg:x2="13.954cm" svg:y2="19.092cm">
          <text:p/>
        </draw:line>
        <draw:line draw:style-name="gr46" draw:text-style-name="P10" draw:layer="layout" svg:x1="0.7cm" svg:y1="19.952cm" svg:x2="13.954cm" svg:y2="19.952cm">
          <text:p/>
        </draw:line>
        <draw:line draw:style-name="gr46" draw:text-style-name="P10" draw:layer="layout" svg:x1="0.7cm" svg:y1="20.812cm" svg:x2="13.954cm" svg:y2="20.812cm">
          <text:p/>
        </draw:line>
        <draw:line draw:style-name="gr6" draw:text-style-name="P6" draw:layer="layout" svg:x1="0.706cm" svg:y1="1.974cm" svg:x2="13.956cm" svg:y2="1.974cm">
          <text:p/>
        </draw:line>
        <draw:frame draw:style-name="gr146" draw:text-style-name="P13" draw:layer="layout" svg:width="2.917cm" svg:height="0.776cm" svg:x="0.92cm" svg:y="0.71cm">
          <draw:text-box>
            <text:p text:style-name="P3"><text:span text:style-name="T7">F</text:span><text:span text:style-name="T7">E</text:span><text:span text:style-name="T7">B</text:span><text:span text:style-name="T7">R</text:span><text:span text:style-name="T7">E</text:span><text:span text:style-name="T7">R</text:span><text:span text:style-name="T7">O</text:span></text:p>
          </draw:text-box>
        </draw:frame>
        <draw:frame draw:style-name="gr161" draw:text-style-name="P41" draw:layer="layout" svg:width="2.186cm" svg:height="0.556cm" svg:x="6.9cm" svg:y="1.221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</draw:page>
      <draw:page draw:name="page24" draw:style-name="dp1" draw:master-page-name="master-page34">
        <draw:path draw:style-name="gr261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3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2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4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4" draw:text-style-name="P37" draw:layer="layout" svg:width="0.364cm" svg:height="0.49cm" svg:x="18.155cm" svg:y="6.255cm">
          <draw:text-box>
            <text:p text:style-name="P3"><text:span text:style-name="T24">1</text:span><text:span text:style-name="T24">1</text:span></text:p>
          </draw:text-box>
        </draw:frame>
        <draw:frame draw:style-name="gr264" draw:text-style-name="P37" draw:layer="layout" svg:width="0.364cm" svg:height="0.49cm" svg:x="21.016cm" svg:y="6.255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23.877cm" svg:y="6.255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15.294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18.155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21.016cm" svg:y="9.774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23.877cm" svg:y="9.774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15.294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18.155cm" svg:y="13.293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21.016cm" svg:y="13.293cm">
          <draw:text-box>
            <text:p text:style-name="P3"><text:span text:style-name="T24">2</text:span><text:span text:style-name="T24">6</text:span></text:p>
          </draw:text-box>
        </draw:frame>
        <draw:frame draw:style-name="gr264" draw:text-style-name="P37" draw:layer="layout" svg:width="0.364cm" svg:height="0.49cm" svg:x="15.294cm" svg:y="2.74cm">
          <draw:text-box>
            <text:p text:style-name="P3"><text:span text:style-name="T24">3</text:span></text:p>
          </draw:text-box>
        </draw:frame>
        <draw:frame draw:style-name="gr264" draw:text-style-name="P37" draw:layer="layout" svg:width="0.364cm" svg:height="0.49cm" svg:x="18.155cm" svg:y="2.74cm">
          <draw:text-box>
            <text:p text:style-name="P3"><text:span text:style-name="T24">4</text:span></text:p>
          </draw:text-box>
        </draw:frame>
        <draw:frame draw:style-name="gr264" draw:text-style-name="P37" draw:layer="layout" svg:width="0.364cm" svg:height="0.49cm" svg:x="21.016cm" svg:y="2.74cm">
          <draw:text-box>
            <text:p text:style-name="P3"><text:span text:style-name="T24">5</text:span></text:p>
          </draw:text-box>
        </draw:frame>
        <draw:frame draw:style-name="gr266" draw:text-style-name="P37" draw:layer="layout" svg:width="0.472cm" svg:height="0.49cm" svg:x="23.877cm" svg:y="2.74cm">
          <draw:text-box>
            <text:p text:style-name="P3"><text:span text:style-name="T24">6</text:span></text:p>
          </draw:text-box>
        </draw:frame>
        <draw:frame draw:style-name="gr266" draw:text-style-name="P37" draw:layer="layout" svg:width="0.472cm" svg:height="0.49cm" svg:x="23.881cm" svg:y="13.29cm">
          <draw:text-box>
            <text:p text:style-name="P3"><text:span text:style-name="T24">2</text:span><text:span text:style-name="T24">7</text:span></text:p>
          </draw:text-box>
        </draw:frame>
        <draw:custom-shape draw:style-name="gr255" draw:text-style-name="P2" draw:layer="layout" svg:width="1.974cm" svg:height="0.663cm" svg:x="6.554cm" svg:y="1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73cm" svg:x2="13.954cm" svg:y2="2.673cm">
          <text:p/>
        </draw:line>
        <draw:line draw:style-name="gr46" draw:text-style-name="P10" draw:layer="layout" svg:x1="0.7cm" svg:y1="3.538cm" svg:x2="13.954cm" svg:y2="3.538cm">
          <text:p/>
        </draw:line>
        <draw:line draw:style-name="gr46" draw:text-style-name="P10" draw:layer="layout" svg:x1="0.7cm" svg:y1="4.405cm" svg:x2="13.954cm" svg:y2="4.405cm">
          <text:p/>
        </draw:line>
        <draw:line draw:style-name="gr46" draw:text-style-name="P10" draw:layer="layout" svg:x1="0.7cm" svg:y1="5.27cm" svg:x2="13.954cm" svg:y2="5.27cm">
          <text:p/>
        </draw:line>
        <draw:line draw:style-name="gr46" draw:text-style-name="P10" draw:layer="layout" svg:x1="0.7cm" svg:y1="6.137cm" svg:x2="13.954cm" svg:y2="6.137cm">
          <text:p/>
        </draw:line>
        <draw:line draw:style-name="gr46" draw:text-style-name="P10" draw:layer="layout" svg:x1="0.7cm" svg:y1="7.004cm" svg:x2="13.954cm" svg:y2="7.004cm">
          <text:p/>
        </draw:line>
        <draw:line draw:style-name="gr46" draw:text-style-name="P10" draw:layer="layout" svg:x1="0.7cm" svg:y1="7.869cm" svg:x2="13.954cm" svg:y2="7.869cm">
          <text:p/>
        </draw:line>
        <draw:line draw:style-name="gr46" draw:text-style-name="P10" draw:layer="layout" svg:x1="0.7cm" svg:y1="8.735cm" svg:x2="13.954cm" svg:y2="8.735cm">
          <text:p/>
        </draw:line>
        <draw:line draw:style-name="gr46" draw:text-style-name="P10" draw:layer="layout" svg:x1="0.7cm" svg:y1="9.601cm" svg:x2="13.954cm" svg:y2="9.601cm">
          <text:p/>
        </draw:line>
        <draw:line draw:style-name="gr46" draw:text-style-name="P10" draw:layer="layout" svg:x1="0.7cm" svg:y1="10.467cm" svg:x2="13.954cm" svg:y2="10.467cm">
          <text:p/>
        </draw:line>
        <draw:line draw:style-name="gr46" draw:text-style-name="P10" draw:layer="layout" svg:x1="0.7cm" svg:y1="11.334cm" svg:x2="13.954cm" svg:y2="11.334cm">
          <text:p/>
        </draw:line>
        <draw:line draw:style-name="gr46" draw:text-style-name="P10" draw:layer="layout" svg:x1="0.7cm" svg:y1="12.199cm" svg:x2="13.954cm" svg:y2="12.199cm">
          <text:p/>
        </draw:line>
        <draw:line draw:style-name="gr46" draw:text-style-name="P10" draw:layer="layout" svg:x1="0.7cm" svg:y1="13.065cm" svg:x2="13.954cm" svg:y2="13.065cm">
          <text:p/>
        </draw:line>
        <draw:line draw:style-name="gr46" draw:text-style-name="P10" draw:layer="layout" svg:x1="0.7cm" svg:y1="13.932cm" svg:x2="13.954cm" svg:y2="13.932cm">
          <text:p/>
        </draw:line>
        <draw:line draw:style-name="gr46" draw:text-style-name="P10" draw:layer="layout" svg:x1="0.7cm" svg:y1="14.794cm" svg:x2="13.954cm" svg:y2="14.794cm">
          <text:p/>
        </draw:line>
        <draw:line draw:style-name="gr46" draw:text-style-name="P10" draw:layer="layout" svg:x1="0.7cm" svg:y1="15.654cm" svg:x2="13.954cm" svg:y2="15.654cm">
          <text:p/>
        </draw:line>
        <draw:line draw:style-name="gr46" draw:text-style-name="P10" draw:layer="layout" svg:x1="0.7cm" svg:y1="16.514cm" svg:x2="13.954cm" svg:y2="16.514cm">
          <text:p/>
        </draw:line>
        <draw:line draw:style-name="gr46" draw:text-style-name="P10" draw:layer="layout" svg:x1="0.7cm" svg:y1="17.374cm" svg:x2="13.954cm" svg:y2="17.374cm">
          <text:p/>
        </draw:line>
        <draw:line draw:style-name="gr46" draw:text-style-name="P10" draw:layer="layout" svg:x1="0.7cm" svg:y1="18.234cm" svg:x2="13.954cm" svg:y2="18.234cm">
          <text:p/>
        </draw:line>
        <draw:line draw:style-name="gr46" draw:text-style-name="P10" draw:layer="layout" svg:x1="0.7cm" svg:y1="19.094cm" svg:x2="13.954cm" svg:y2="19.094cm">
          <text:p/>
        </draw:line>
        <draw:line draw:style-name="gr46" draw:text-style-name="P10" draw:layer="layout" svg:x1="0.7cm" svg:y1="19.954cm" svg:x2="13.954cm" svg:y2="19.954cm">
          <text:p/>
        </draw:line>
        <draw:line draw:style-name="gr46" draw:text-style-name="P10" draw:layer="layout" svg:x1="0.7cm" svg:y1="20.814cm" svg:x2="13.954cm" svg:y2="20.814cm">
          <text:p/>
        </draw:line>
        <draw:line draw:style-name="gr6" draw:text-style-name="P6" draw:layer="layout" svg:x1="0.706cm" svg:y1="1.976cm" svg:x2="13.956cm" svg:y2="1.976cm">
          <text:p/>
        </draw:line>
        <draw:frame draw:style-name="gr146" draw:text-style-name="P13" draw:layer="layout" svg:width="2.917cm" svg:height="0.776cm" svg:x="0.92cm" svg:y="0.712cm">
          <draw:text-box>
            <text:p text:style-name="P3"><text:span text:style-name="T7">M</text:span><text:span text:style-name="T7">A</text:span><text:span text:style-name="T7">R</text:span><text:span text:style-name="T7">Z</text:span><text:span text:style-name="T7">O</text:span></text:p>
          </draw:text-box>
        </draw:frame>
        <draw:frame draw:style-name="gr161" draw:text-style-name="P41" draw:layer="layout" svg:width="2.186cm" svg:height="0.556cm" svg:x="6.9cm" svg:y="1.223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</draw:page>
      <draw:page draw:name="page25" draw:style-name="dp1" draw:master-page-name="master-page3">
        <draw:frame draw:style-name="gr272" draw:text-style-name="P4" draw:layer="layout" svg:width="13.286cm" svg:height="12.534cm" svg:x="10.054cm" svg:y="6.88cm">
          <draw:text-box>
            <text:p text:style-name="P54"><text:span text:style-name="T33">F</text:span><text:span text:style-name="T33">I</text:span><text:span text:style-name="T33">N</text:span><text:span text:style-name="T33">A</text:span><text:span text:style-name="T33">L</text:span></text:p>
          </draw:text-box>
        </draw:frame>
      </draw:page>
      <draw:page draw:name="page26" draw:style-name="dp1" draw:master-page-name="master-page34">
        <draw:custom-shape draw:style-name="gr172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3" draw:text-style-name="P49" draw:layer="layout" svg:width="1.594cm" svg:height="0.517cm" svg:x="15.815cm" svg:y="1.426cm">
          <draw:text-box>
            <text:p text:style-name="P3"><text:span text:style-name="T30">I</text:span><text:span text:style-name="T30">n</text:span><text:span text:style-name="T30">g</text:span><text:span text:style-name="T30">r</text:span><text:span text:style-name="T30">e</text:span><text:span text:style-name="T30">s</text:span><text:span text:style-name="T30">o</text:span><text:span text:style-name="T30">s</text:span></text:p>
          </draw:text-box>
        </draw:frame>
        <draw:frame draw:style-name="gr184" draw:text-style-name="P49" draw:layer="layout" svg:width="2.195cm" svg:height="0.517cm" svg:x="22.542cm" svg:y="1.427cm">
          <draw:text-box>
            <text:p text:style-name="P3"><text:span text:style-name="T30">A</text:span><text:span text:style-name="T30">h</text:span><text:span text:style-name="T30">o</text:span><text:span text:style-name="T30">r</text:span><text:span text:style-name="T30">r</text:span><text:span text:style-name="T30">o</text:span><text:span text:style-name="T30">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85" draw:text-style-name="P49" draw:layer="layout" svg:width="1.058cm" svg:height="0.517cm" svg:x="19.315cm" svg:y="1.426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frame draw:style-name="gr186" draw:text-style-name="P49" draw:layer="layout" svg:width="1.305cm" svg:height="0.517cm" svg:x="25.742cm" svg:y="1.427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87" draw:text-style-name="P49" draw:layer="layout" svg:width="2.538cm" svg:height="0.517cm" svg:x="19.42cm" svg:y="5.533cm">
          <draw:text-box>
            <text:p text:style-name="P3"><text:span text:style-name="T30">M</text:span><text:span text:style-name="T30">e</text:span><text:span text:style-name="T30">t</text:span><text:span text:style-name="T30">a</text:span><text:span text:style-name="T30">s </text:span><text:span text:style-name="T30">d</text:span><text:span text:style-name="T30">e</text:span><text:span text:style-name="T30"> </text:span><text:span text:style-name="T30">g</text:span><text:span text:style-name="T30">a</text:span><text:span text:style-name="T30">s</text:span><text:span text:style-name="T30">t</text:span><text:span text:style-name="T30">o</text:span><text:span text:style-name="T30">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88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88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89" draw:text-style-name="P49" draw:layer="layout" svg:width="2.915cm" svg:height="0.517cm" svg:x="19.22cm" svg:y="9.636cm">
          <draw:text-box>
            <text:p text:style-name="P3"><text:span text:style-name="T30">C</text:span><text:span text:style-name="T30">o</text:span><text:span text:style-name="T30">s</text:span><text:span text:style-name="T30">a</text:span><text:span text:style-name="T30">s </text:span><text:span text:style-name="T30">p</text:span><text:span text:style-name="T30">o</text:span><text:span text:style-name="T30">r </text:span><text:span text:style-name="T30">c</text:span><text:span text:style-name="T30">o</text:span><text:span text:style-name="T30">m</text:span><text:span text:style-name="T30">p</text:span><text:span text:style-name="T30">r</text:span><text:span text:style-name="T30">a</text:span><text:span text:style-name="T30">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88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88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0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0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1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2" draw:text-style-name="P12" draw:layer="layout" svg:width="1.518cm" svg:height="0.517cm" svg:x="19.92cm" svg:y="13.741cm">
          <draw:text-box>
            <text:p text:style-name="P3"><text:span text:style-name="T6">T</text:span><text:span text:style-name="T6">o</text:span><text:span text:style-name="T6">t</text:span><text:span text:style-name="T6">a</text:span><text:span text:style-name="T6">l</text:span><text:span text:style-name="T6">e</text:span><text:span text:style-name="T6">s</text:span></text:p>
          </draw:text-box>
        </draw:frame>
        <draw:frame draw:style-name="gr193" draw:text-style-name="P50" draw:layer="layout" svg:width="2.38cm" svg:height="0.607cm" svg:x="15.156cm" svg:y="14.852cm">
          <draw:text-box>
            <text:p text:style-name="P3"><text:span text:style-name="T30">P</text:span><text:span text:style-name="T30">r</text:span><text:span text:style-name="T30">e</text:span><text:span text:style-name="T30">s</text:span><text:span text:style-name="T30">u</text:span><text:span text:style-name="T30">p</text:span><text:span text:style-name="T30">u</text:span><text:span text:style-name="T30">e</text:span><text:span text:style-name="T30">s</text:span><text:span text:style-name="T30">t</text:span><text:span text:style-name="T30">a</text:span><text:span text:style-name="T30">d</text:span><text:span text:style-name="T30">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4" draw:text-style-name="P51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59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11" draw:layer="layout" svg:width="3.38cm" svg:height="0.398cm" svg:x="14.397cm" svg:y="20.7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95" draw:text-style-name="P11" draw:layer="layout" svg:width="3.38cm" svg:height="0.398cm" svg:x="14.399cm" svg:y="20.774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0" draw:text-style-name="P40" draw:layer="layout" svg:width="1.211cm" svg:height="0.517cm" svg:x="14.667cm" svg:y="17.006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custom-shape draw:style-name="gr179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0" draw:layer="layout" svg:width="2.38cm" svg:height="0.607cm" svg:x="19.956cm" svg:y="14.852cm">
          <draw:text-box>
            <text:p text:style-name="P3"><text:span text:style-name="T30">G</text:span><text:span text:style-name="T30">a</text:span><text:span text:style-name="T30">s</text:span><text:span text:style-name="T30">t</text:span><text:span text:style-name="T30">o</text:span><text:span text:style-name="T30"> </text:span><text:span text:style-name="T30">r</text:span><text:span text:style-name="T30">e</text:span><text:span text:style-name="T30">a</text:span><text:span text:style-name="T30">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4" draw:text-style-name="P51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79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0" draw:layer="layout" svg:width="2.38cm" svg:height="0.607cm" svg:x="24.21cm" svg:y="14.852cm">
          <draw:text-box>
            <text:p text:style-name="P3"><text:span text:style-name="T30">D</text:span><text:span text:style-name="T30">i</text:span><text:span text:style-name="T30">f</text:span><text:span text:style-name="T30">e</text:span><text:span text:style-name="T30">r</text:span><text:span text:style-name="T30">e</text:span><text:span text:style-name="T30">n</text:span><text:span text:style-name="T30">c</text:span><text:span text:style-name="T30">i</text:span><text:span text:style-name="T30">a</text:span><text:span text:style-name="T30">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4" draw:text-style-name="P51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196" draw:text-style-name="P43" draw:layer="layout" svg:width="1.543cm" svg:height="0.776cm" svg:x="25.561cm" svg:y="0.7cm">
          <draw:text-box>
            <text:p text:style-name="P42"><text:span text:style-name="T7">2</text:span><text:span text:style-name="T7">0</text:span><text:span text:style-name="T7">2</text:span><text:span text:style-name="T7">1</text:span></text:p>
          </draw:text-box>
        </draw:frame>
        <draw:custom-shape draw:style-name="gr197" draw:text-style-name="P2" draw:layer="layout" svg:width="1.866cm" svg:height="0.497cm" svg:x="9.8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" draw:layer="layout" svg:width="2.885cm" svg:height="0.497cm" svg:x="9.313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" draw:layer="layout" svg:width="1.472cm" svg:height="0.497cm" svg:x="9.922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" draw:layer="layout" svg:width="2.169cm" svg:height="0.497cm" svg:x="3.215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" draw:layer="layout" svg:width="1.707cm" svg:height="0.497cm" svg:x="3.532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" draw:layer="layout" svg:width="1.866cm" svg:height="0.497cm" svg:x="3.4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954cm" svg:height="0.497cm" svg:x="9.773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1.54cm" svg:height="0.497cm" svg:x="3.532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7cm" svg:x2="4.02cm" svg:y2="2.427cm">
          <text:p/>
        </draw:line>
        <draw:line draw:style-name="gr46" draw:text-style-name="P10" draw:layer="layout" svg:x1="1.22cm" svg:y1="2.997cm" svg:x2="4.02cm" svg:y2="2.997cm">
          <text:p/>
        </draw:line>
        <draw:line draw:style-name="gr46" draw:text-style-name="P10" draw:layer="layout" svg:x1="1.22cm" svg:y1="3.567cm" svg:x2="4.02cm" svg:y2="3.567cm">
          <text:p/>
        </draw:line>
        <draw:line draw:style-name="gr46" draw:text-style-name="P10" draw:layer="layout" svg:x1="1.22cm" svg:y1="4.136cm" svg:x2="4.02cm" svg:y2="4.136cm">
          <text:p/>
        </draw:line>
        <draw:line draw:style-name="gr46" draw:text-style-name="P10" draw:layer="layout" svg:x1="1.22cm" svg:y1="4.707cm" svg:x2="4.02cm" svg:y2="4.707cm">
          <text:p/>
        </draw:line>
        <draw:line draw:style-name="gr46" draw:text-style-name="P10" draw:layer="layout" svg:x1="1.22cm" svg:y1="5.279cm" svg:x2="4.02cm" svg:y2="5.279cm">
          <text:p/>
        </draw:line>
        <draw:line draw:style-name="gr46" draw:text-style-name="P10" draw:layer="layout" svg:x1="1.22cm" svg:y1="5.848cm" svg:x2="4.02cm" svg:y2="5.848cm">
          <text:p/>
        </draw:line>
        <draw:line draw:style-name="gr46" draw:text-style-name="P10" draw:layer="layout" svg:x1="1.22cm" svg:y1="6.418cm" svg:x2="4.02cm" svg:y2="6.418cm">
          <text:p/>
        </draw:line>
        <draw:line draw:style-name="gr46" draw:text-style-name="P10" draw:layer="layout" svg:x1="1.22cm" svg:y1="6.987cm" svg:x2="4.02cm" svg:y2="6.987cm">
          <text:p/>
        </draw:line>
        <draw:line draw:style-name="gr46" draw:text-style-name="P10" draw:layer="layout" svg:x1="4.191cm" svg:y1="2.427cm" svg:x2="5.682cm" svg:y2="2.427cm">
          <text:p/>
        </draw:line>
        <draw:line draw:style-name="gr46" draw:text-style-name="P10" draw:layer="layout" svg:x1="4.191cm" svg:y1="2.997cm" svg:x2="5.683cm" svg:y2="2.997cm">
          <text:p/>
        </draw:line>
        <draw:line draw:style-name="gr46" draw:text-style-name="P10" draw:layer="layout" svg:x1="4.191cm" svg:y1="3.567cm" svg:x2="5.683cm" svg:y2="3.567cm">
          <text:p/>
        </draw:line>
        <draw:line draw:style-name="gr46" draw:text-style-name="P10" draw:layer="layout" svg:x1="4.191cm" svg:y1="4.136cm" svg:x2="5.683cm" svg:y2="4.136cm">
          <text:p/>
        </draw:line>
        <draw:line draw:style-name="gr46" draw:text-style-name="P10" draw:layer="layout" svg:x1="4.191cm" svg:y1="4.707cm" svg:x2="5.683cm" svg:y2="4.707cm">
          <text:p/>
        </draw:line>
        <draw:line draw:style-name="gr46" draw:text-style-name="P10" draw:layer="layout" svg:x1="4.191cm" svg:y1="5.279cm" svg:x2="5.683cm" svg:y2="5.279cm">
          <text:p/>
        </draw:line>
        <draw:line draw:style-name="gr46" draw:text-style-name="P10" draw:layer="layout" svg:x1="4.191cm" svg:y1="5.848cm" svg:x2="5.683cm" svg:y2="5.848cm">
          <text:p/>
        </draw:line>
        <draw:line draw:style-name="gr46" draw:text-style-name="P10" draw:layer="layout" svg:x1="4.191cm" svg:y1="6.418cm" svg:x2="5.683cm" svg:y2="6.418cm">
          <text:p/>
        </draw:line>
        <draw:line draw:style-name="gr46" draw:text-style-name="P10" draw:layer="layout" svg:x1="4.191cm" svg:y1="6.987cm" svg:x2="5.683cm" svg:y2="6.987cm">
          <text:p/>
        </draw:line>
        <draw:line draw:style-name="gr46" draw:text-style-name="P10" draw:layer="layout" svg:x1="5.86cm" svg:y1="2.427cm" svg:x2="7.351cm" svg:y2="2.427cm">
          <text:p/>
        </draw:line>
        <draw:line draw:style-name="gr46" draw:text-style-name="P10" draw:layer="layout" svg:x1="5.86cm" svg:y1="2.997cm" svg:x2="7.352cm" svg:y2="2.997cm">
          <text:p/>
        </draw:line>
        <draw:line draw:style-name="gr46" draw:text-style-name="P10" draw:layer="layout" svg:x1="5.86cm" svg:y1="3.567cm" svg:x2="7.352cm" svg:y2="3.567cm">
          <text:p/>
        </draw:line>
        <draw:line draw:style-name="gr46" draw:text-style-name="P10" draw:layer="layout" svg:x1="5.86cm" svg:y1="4.136cm" svg:x2="7.352cm" svg:y2="4.136cm">
          <text:p/>
        </draw:line>
        <draw:line draw:style-name="gr46" draw:text-style-name="P10" draw:layer="layout" svg:x1="5.86cm" svg:y1="4.707cm" svg:x2="7.352cm" svg:y2="4.707cm">
          <text:p/>
        </draw:line>
        <draw:line draw:style-name="gr46" draw:text-style-name="P10" draw:layer="layout" svg:x1="5.86cm" svg:y1="5.279cm" svg:x2="7.352cm" svg:y2="5.279cm">
          <text:p/>
        </draw:line>
        <draw:line draw:style-name="gr46" draw:text-style-name="P10" draw:layer="layout" svg:x1="5.86cm" svg:y1="5.848cm" svg:x2="7.352cm" svg:y2="5.848cm">
          <text:p/>
        </draw:line>
        <draw:line draw:style-name="gr46" draw:text-style-name="P10" draw:layer="layout" svg:x1="5.86cm" svg:y1="6.418cm" svg:x2="7.352cm" svg:y2="6.418cm">
          <text:p/>
        </draw:line>
        <draw:line draw:style-name="gr46" draw:text-style-name="P10" draw:layer="layout" svg:x1="5.86cm" svg:y1="6.987cm" svg:x2="7.352cm" svg:y2="6.987cm">
          <text:p/>
        </draw:line>
        <draw:line draw:style-name="gr46" draw:text-style-name="P10" draw:layer="layout" svg:x1="2.457cm" svg:y1="7.566cm" svg:x2="7.351cm" svg:y2="7.566cm">
          <text:p/>
        </draw:line>
        <draw:frame draw:style-name="gr204" draw:text-style-name="P14" draw:layer="layout" svg:width="2.445cm" svg:height="0.582cm" svg:x="1.273cm" svg:y="2.664cm">
          <draw:text-box>
            <text:p text:style-name="P3"><text:span text:style-name="T8">A</text:span><text:span text:style-name="T8">l</text:span><text:span text:style-name="T8">q</text:span><text:span text:style-name="T8">u</text:span><text:span text:style-name="T8">il</text:span><text:span text:style-name="T8">e</text:span><text:span text:style-name="T8">r </text:span><text:span text:style-name="T8">/ </text:span><text:span text:style-name="T8">H</text:span><text:span text:style-name="T8">i</text:span><text:span text:style-name="T8">p</text:span><text:span text:style-name="T8">o</text:span><text:span text:style-name="T8">t</text:span><text:span text:style-name="T8">é</text:span><text:span text:style-name="T8">c</text:span><text:span text:style-name="T8">a </text:span><text:span text:style-name="T8"><text:s/></text:span></text:p>
          </draw:text-box>
        </draw:frame>
        <draw:frame draw:style-name="gr205" draw:text-style-name="P14" draw:layer="layout" svg:width="0.667cm" svg:height="0.583cm" svg:x="1.245cm" svg:y="3.234cm">
          <draw:text-box>
            <text:p text:style-name="P3"><text:span text:style-name="T8">L</text:span><text:span text:style-name="T8">u</text:span><text:span text:style-name="T8">z </text:span><text:span text:style-name="T8"><text:s text:c="2"/></text:span></text:p>
          </draw:text-box>
        </draw:frame>
        <draw:frame draw:style-name="gr205" draw:text-style-name="P14" draw:layer="layout" svg:width="0.667cm" svg:height="0.583cm" svg:x="1.245cm" svg:y="3.804cm">
          <draw:text-box>
            <text:p text:style-name="P3"><text:span text:style-name="T8">A</text:span><text:span text:style-name="T8">g</text:span><text:span text:style-name="T8">u</text:span><text:span text:style-name="T8">a</text:span></text:p>
          </draw:text-box>
        </draw:frame>
        <draw:frame draw:style-name="gr206" draw:text-style-name="P14" draw:layer="layout" svg:width="0.495cm" svg:height="0.583cm" svg:x="1.245cm" svg:y="4.375cm">
          <draw:text-box>
            <text:p text:style-name="P3"><text:span text:style-name="T8">G</text:span><text:span text:style-name="T8">a</text:span><text:span text:style-name="T8">s</text:span></text:p>
          </draw:text-box>
        </draw:frame>
        <draw:frame draw:style-name="gr207" draw:text-style-name="P14" draw:layer="layout" svg:width="1.13cm" svg:height="0.583cm" svg:x="1.245cm" svg:y="4.944cm">
          <draw:text-box>
            <text:p text:style-name="P3"><text:span text:style-name="T8">T</text:span><text:span text:style-name="T8">e</text:span><text:span text:style-name="T8">l</text:span><text:span text:style-name="T8">é</text:span><text:span text:style-name="T8">f</text:span><text:span text:style-name="T8">o</text:span><text:span text:style-name="T8">n</text:span><text:span text:style-name="T8">o</text:span></text:p>
          </draw:text-box>
        </draw:frame>
        <draw:frame draw:style-name="gr208" draw:text-style-name="P14" draw:layer="layout" svg:width="1.575cm" svg:height="0.584cm" svg:x="1.245cm" svg:y="5.515cm">
          <draw:text-box>
            <text:p text:style-name="P3"><text:span text:style-name="T8">T</text:span><text:span text:style-name="T8">V</text:span><text:span text:style-name="T8"> / </text:span><text:span text:style-name="T8">I</text:span><text:span text:style-name="T8">n</text:span><text:span text:style-name="T8">t</text:span><text:span text:style-name="T8">e</text:span><text:span text:style-name="T8">r</text:span><text:span text:style-name="T8">n</text:span><text:span text:style-name="T8">e</text:span><text:span text:style-name="T8">t</text:span></text:p>
          </draw:text-box>
        </draw:frame>
        <draw:frame draw:style-name="gr209" draw:text-style-name="P14" draw:layer="layout" svg:width="1.873cm" svg:height="0.583cm" svg:x="1.245cm" svg:y="6.085cm">
          <draw:text-box>
            <text:p text:style-name="P3"><text:span text:style-name="T8">+</text:span></text:p>
          </draw:text-box>
        </draw:frame>
        <draw:frame draw:style-name="gr210" draw:text-style-name="P14" draw:layer="layout" svg:width="1.211cm" svg:height="0.583cm" svg:x="1.245cm" svg:y="6.655cm">
          <draw:text-box>
            <text:p text:style-name="P3"><text:span text:style-name="T8">+</text:span></text:p>
          </draw:text-box>
        </draw:frame>
        <draw:frame draw:style-name="gr211" draw:text-style-name="P14" draw:layer="layout" svg:width="1.779cm" svg:height="0.348cm" svg:x="1.245cm" svg:y="7.233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2" draw:text-style-name="P14" draw:layer="layout" svg:width="0.73cm" svg:height="0.583cm" svg:x="1.274cm" svg:y="2.098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2.099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2.1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2.428cm" svg:x2="10.41cm" svg:y2="2.428cm">
          <text:p/>
        </draw:line>
        <draw:line draw:style-name="gr46" draw:text-style-name="P10" draw:layer="layout" svg:x1="7.61cm" svg:y1="2.999cm" svg:x2="10.41cm" svg:y2="2.999cm">
          <text:p/>
        </draw:line>
        <draw:line draw:style-name="gr46" draw:text-style-name="P10" draw:layer="layout" svg:x1="7.61cm" svg:y1="3.569cm" svg:x2="10.41cm" svg:y2="3.569cm">
          <text:p/>
        </draw:line>
        <draw:line draw:style-name="gr46" draw:text-style-name="P10" draw:layer="layout" svg:x1="7.61cm" svg:y1="4.138cm" svg:x2="10.41cm" svg:y2="4.138cm">
          <text:p/>
        </draw:line>
        <draw:line draw:style-name="gr46" draw:text-style-name="P10" draw:layer="layout" svg:x1="7.61cm" svg:y1="4.709cm" svg:x2="10.41cm" svg:y2="4.709cm">
          <text:p/>
        </draw:line>
        <draw:line draw:style-name="gr46" draw:text-style-name="P10" draw:layer="layout" svg:x1="7.61cm" svg:y1="5.281cm" svg:x2="10.41cm" svg:y2="5.281cm">
          <text:p/>
        </draw:line>
        <draw:line draw:style-name="gr46" draw:text-style-name="P10" draw:layer="layout" svg:x1="7.61cm" svg:y1="5.85cm" svg:x2="10.41cm" svg:y2="5.85cm">
          <text:p/>
        </draw:line>
        <draw:line draw:style-name="gr46" draw:text-style-name="P10" draw:layer="layout" svg:x1="7.61cm" svg:y1="6.42cm" svg:x2="10.41cm" svg:y2="6.42cm">
          <text:p/>
        </draw:line>
        <draw:line draw:style-name="gr46" draw:text-style-name="P10" draw:layer="layout" svg:x1="7.61cm" svg:y1="6.989cm" svg:x2="10.41cm" svg:y2="6.989cm">
          <text:p/>
        </draw:line>
        <draw:line draw:style-name="gr46" draw:text-style-name="P10" draw:layer="layout" svg:x1="10.581cm" svg:y1="2.428cm" svg:x2="12.072cm" svg:y2="2.428cm">
          <text:p/>
        </draw:line>
        <draw:line draw:style-name="gr46" draw:text-style-name="P10" draw:layer="layout" svg:x1="10.581cm" svg:y1="2.999cm" svg:x2="12.073cm" svg:y2="2.999cm">
          <text:p/>
        </draw:line>
        <draw:line draw:style-name="gr46" draw:text-style-name="P10" draw:layer="layout" svg:x1="10.581cm" svg:y1="3.569cm" svg:x2="12.073cm" svg:y2="3.569cm">
          <text:p/>
        </draw:line>
        <draw:line draw:style-name="gr46" draw:text-style-name="P10" draw:layer="layout" svg:x1="10.581cm" svg:y1="4.138cm" svg:x2="12.073cm" svg:y2="4.138cm">
          <text:p/>
        </draw:line>
        <draw:line draw:style-name="gr46" draw:text-style-name="P10" draw:layer="layout" svg:x1="10.581cm" svg:y1="4.709cm" svg:x2="12.073cm" svg:y2="4.709cm">
          <text:p/>
        </draw:line>
        <draw:line draw:style-name="gr46" draw:text-style-name="P10" draw:layer="layout" svg:x1="10.581cm" svg:y1="5.281cm" svg:x2="12.073cm" svg:y2="5.281cm">
          <text:p/>
        </draw:line>
        <draw:line draw:style-name="gr46" draw:text-style-name="P10" draw:layer="layout" svg:x1="10.581cm" svg:y1="5.85cm" svg:x2="12.073cm" svg:y2="5.85cm">
          <text:p/>
        </draw:line>
        <draw:line draw:style-name="gr46" draw:text-style-name="P10" draw:layer="layout" svg:x1="10.581cm" svg:y1="6.42cm" svg:x2="12.073cm" svg:y2="6.42cm">
          <text:p/>
        </draw:line>
        <draw:line draw:style-name="gr46" draw:text-style-name="P10" draw:layer="layout" svg:x1="10.581cm" svg:y1="6.989cm" svg:x2="12.073cm" svg:y2="6.989cm">
          <text:p/>
        </draw:line>
        <draw:line draw:style-name="gr46" draw:text-style-name="P10" draw:layer="layout" svg:x1="12.25cm" svg:y1="2.428cm" svg:x2="13.741cm" svg:y2="2.428cm">
          <text:p/>
        </draw:line>
        <draw:line draw:style-name="gr46" draw:text-style-name="P10" draw:layer="layout" svg:x1="12.25cm" svg:y1="2.999cm" svg:x2="13.742cm" svg:y2="2.999cm">
          <text:p/>
        </draw:line>
        <draw:line draw:style-name="gr46" draw:text-style-name="P10" draw:layer="layout" svg:x1="12.25cm" svg:y1="3.569cm" svg:x2="13.742cm" svg:y2="3.569cm">
          <text:p/>
        </draw:line>
        <draw:line draw:style-name="gr46" draw:text-style-name="P10" draw:layer="layout" svg:x1="12.25cm" svg:y1="4.138cm" svg:x2="13.742cm" svg:y2="4.138cm">
          <text:p/>
        </draw:line>
        <draw:line draw:style-name="gr46" draw:text-style-name="P10" draw:layer="layout" svg:x1="12.25cm" svg:y1="4.709cm" svg:x2="13.742cm" svg:y2="4.709cm">
          <text:p/>
        </draw:line>
        <draw:line draw:style-name="gr46" draw:text-style-name="P10" draw:layer="layout" svg:x1="12.25cm" svg:y1="5.281cm" svg:x2="13.742cm" svg:y2="5.281cm">
          <text:p/>
        </draw:line>
        <draw:line draw:style-name="gr46" draw:text-style-name="P10" draw:layer="layout" svg:x1="12.25cm" svg:y1="5.85cm" svg:x2="13.742cm" svg:y2="5.85cm">
          <text:p/>
        </draw:line>
        <draw:line draw:style-name="gr46" draw:text-style-name="P10" draw:layer="layout" svg:x1="12.25cm" svg:y1="6.42cm" svg:x2="13.742cm" svg:y2="6.42cm">
          <text:p/>
        </draw:line>
        <draw:line draw:style-name="gr46" draw:text-style-name="P10" draw:layer="layout" svg:x1="12.25cm" svg:y1="6.989cm" svg:x2="13.742cm" svg:y2="6.989cm">
          <text:p/>
        </draw:line>
        <draw:frame draw:style-name="gr215" draw:text-style-name="P14" draw:layer="layout" svg:width="0.645cm" svg:height="0.583cm" svg:x="7.663cm" svg:y="2.665cm">
          <draw:text-box>
            <text:p text:style-name="P3"><text:span text:style-name="T8">R</text:span><text:span text:style-name="T8">o</text:span><text:span text:style-name="T8">p</text:span><text:span text:style-name="T8">a</text:span></text:p>
          </draw:text-box>
        </draw:frame>
        <draw:frame draw:style-name="gr216" draw:text-style-name="P14" draw:layer="layout" svg:width="2.415cm" svg:height="0.583cm" svg:x="7.635cm" svg:y="3.236cm">
          <draw:text-box>
            <text:p text:style-name="P3"><text:span text:style-name="T8">C</text:span><text:span text:style-name="T8">u</text:span><text:span text:style-name="T8">i</text:span><text:span text:style-name="T8">d</text:span><text:span text:style-name="T8">a</text:span><text:span text:style-name="T8">d</text:span><text:span text:style-name="T8">o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 <text:s/></text:span><text:span text:style-name="T8"><text:s/></text:span></text:p>
          </draw:text-box>
        </draw:frame>
        <draw:frame draw:style-name="gr217" draw:text-style-name="P14" draw:layer="layout" svg:width="1.175cm" svg:height="0.583cm" svg:x="7.635cm" svg:y="3.806cm">
          <draw:text-box>
            <text:p text:style-name="P3"><text:span text:style-name="T8">M</text:span><text:span text:style-name="T8">a</text:span><text:span text:style-name="T8">s</text:span><text:span text:style-name="T8">c</text:span><text:span text:style-name="T8">o</text:span><text:span text:style-name="T8">t</text:span><text:span text:style-name="T8">a</text:span><text:span text:style-name="T8">s</text:span></text:p>
          </draw:text-box>
        </draw:frame>
        <draw:frame draw:style-name="gr218" draw:text-style-name="P14" draw:layer="layout" svg:width="2.241cm" svg:height="0.583cm" svg:x="7.635cm" svg:y="4.377cm">
          <draw:text-box>
            <text:p text:style-name="P3"><text:span text:style-name="T8">E</text:span><text:span text:style-name="T8">s</text:span><text:span text:style-name="T8">t</text:span><text:span text:style-name="T8">é</text:span><text:span text:style-name="T8">ti</text:span><text:span text:style-name="T8">c</text:span><text:span text:style-name="T8">a </text:span><text:span text:style-name="T8">/ </text:span><text:span text:style-name="T8">b</text:span><text:span text:style-name="T8">a</text:span><text:span text:style-name="T8">r</text:span><text:span text:style-name="T8">b</text:span><text:span text:style-name="T8">e</text:span><text:span text:style-name="T8">rí</text:span><text:span text:style-name="T8">a</text:span></text:p>
          </draw:text-box>
        </draw:frame>
        <draw:frame draw:style-name="gr207" draw:text-style-name="P14" draw:layer="layout" svg:width="1.13cm" svg:height="0.583cm" svg:x="7.635cm" svg:y="4.946cm">
          <draw:text-box>
            <text:p text:style-name="P3"><text:span text:style-name="T8">+</text:span></text:p>
          </draw:text-box>
        </draw:frame>
        <draw:frame draw:style-name="gr208" draw:text-style-name="P14" draw:layer="layout" svg:width="1.575cm" svg:height="0.584cm" svg:x="7.635cm" svg:y="5.517cm">
          <draw:text-box>
            <text:p text:style-name="P3"><text:span text:style-name="T8">+</text:span></text:p>
          </draw:text-box>
        </draw:frame>
        <draw:frame draw:style-name="gr209" draw:text-style-name="P14" draw:layer="layout" svg:width="1.873cm" svg:height="0.583cm" svg:x="7.635cm" svg:y="6.087cm">
          <draw:text-box>
            <text:p text:style-name="P3"><text:span text:style-name="T8">+</text:span></text:p>
          </draw:text-box>
        </draw:frame>
        <draw:frame draw:style-name="gr219" draw:text-style-name="P14" draw:layer="layout" svg:width="1.211cm" svg:height="0.582cm" svg:x="7.635cm" svg:y="6.657cm">
          <draw:text-box>
            <text:p text:style-name="P3"><text:span text:style-name="T8">+</text:span></text:p>
          </draw:text-box>
        </draw:frame>
        <draw:frame draw:style-name="gr220" draw:text-style-name="P14" draw:layer="layout" svg:width="1.909cm" svg:height="0.348cm" svg:x="7.635cm" svg:y="7.235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1" draw:text-style-name="P14" draw:layer="layout" svg:width="0.73cm" svg:height="0.582cm" svg:x="7.664cm" svg:y="2.1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2.101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2.102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6" draw:text-style-name="P6" draw:layer="layout" svg:x1="0.7cm" svg:y1="8.257cm" svg:x2="13.95cm" svg:y2="8.257cm">
          <text:p/>
        </draw:line>
        <draw:line draw:style-name="gr46" draw:text-style-name="P10" draw:layer="layout" svg:x1="1.22cm" svg:y1="8.746cm" svg:x2="4.02cm" svg:y2="8.746cm">
          <text:p/>
        </draw:line>
        <draw:line draw:style-name="gr46" draw:text-style-name="P10" draw:layer="layout" svg:x1="1.22cm" svg:y1="9.316cm" svg:x2="4.02cm" svg:y2="9.316cm">
          <text:p/>
        </draw:line>
        <draw:line draw:style-name="gr46" draw:text-style-name="P10" draw:layer="layout" svg:x1="1.22cm" svg:y1="9.887cm" svg:x2="4.02cm" svg:y2="9.887cm">
          <text:p/>
        </draw:line>
        <draw:line draw:style-name="gr46" draw:text-style-name="P10" draw:layer="layout" svg:x1="1.22cm" svg:y1="10.455cm" svg:x2="4.02cm" svg:y2="10.455cm">
          <text:p/>
        </draw:line>
        <draw:line draw:style-name="gr46" draw:text-style-name="P10" draw:layer="layout" svg:x1="1.22cm" svg:y1="11.027cm" svg:x2="4.02cm" svg:y2="11.027cm">
          <text:p/>
        </draw:line>
        <draw:line draw:style-name="gr46" draw:text-style-name="P10" draw:layer="layout" svg:x1="1.22cm" svg:y1="11.598cm" svg:x2="4.02cm" svg:y2="11.598cm">
          <text:p/>
        </draw:line>
        <draw:line draw:style-name="gr46" draw:text-style-name="P10" draw:layer="layout" svg:x1="4.191cm" svg:y1="8.746cm" svg:x2="5.682cm" svg:y2="8.746cm">
          <text:p/>
        </draw:line>
        <draw:line draw:style-name="gr46" draw:text-style-name="P10" draw:layer="layout" svg:x1="4.191cm" svg:y1="9.316cm" svg:x2="5.683cm" svg:y2="9.316cm">
          <text:p/>
        </draw:line>
        <draw:line draw:style-name="gr46" draw:text-style-name="P10" draw:layer="layout" svg:x1="4.191cm" svg:y1="9.887cm" svg:x2="5.683cm" svg:y2="9.887cm">
          <text:p/>
        </draw:line>
        <draw:line draw:style-name="gr46" draw:text-style-name="P10" draw:layer="layout" svg:x1="4.191cm" svg:y1="10.455cm" svg:x2="5.683cm" svg:y2="10.455cm">
          <text:p/>
        </draw:line>
        <draw:line draw:style-name="gr46" draw:text-style-name="P10" draw:layer="layout" svg:x1="4.191cm" svg:y1="11.027cm" svg:x2="5.683cm" svg:y2="11.027cm">
          <text:p/>
        </draw:line>
        <draw:line draw:style-name="gr46" draw:text-style-name="P10" draw:layer="layout" svg:x1="4.191cm" svg:y1="11.598cm" svg:x2="5.683cm" svg:y2="11.598cm">
          <text:p/>
        </draw:line>
        <draw:line draw:style-name="gr46" draw:text-style-name="P10" draw:layer="layout" svg:x1="5.86cm" svg:y1="8.746cm" svg:x2="7.351cm" svg:y2="8.746cm">
          <text:p/>
        </draw:line>
        <draw:line draw:style-name="gr46" draw:text-style-name="P10" draw:layer="layout" svg:x1="5.86cm" svg:y1="9.316cm" svg:x2="7.352cm" svg:y2="9.316cm">
          <text:p/>
        </draw:line>
        <draw:line draw:style-name="gr46" draw:text-style-name="P10" draw:layer="layout" svg:x1="5.86cm" svg:y1="9.887cm" svg:x2="7.352cm" svg:y2="9.887cm">
          <text:p/>
        </draw:line>
        <draw:line draw:style-name="gr46" draw:text-style-name="P10" draw:layer="layout" svg:x1="5.86cm" svg:y1="10.455cm" svg:x2="7.352cm" svg:y2="10.455cm">
          <text:p/>
        </draw:line>
        <draw:line draw:style-name="gr46" draw:text-style-name="P10" draw:layer="layout" svg:x1="5.86cm" svg:y1="11.027cm" svg:x2="7.352cm" svg:y2="11.027cm">
          <text:p/>
        </draw:line>
        <draw:line draw:style-name="gr46" draw:text-style-name="P10" draw:layer="layout" svg:x1="5.86cm" svg:y1="11.598cm" svg:x2="7.352cm" svg:y2="11.598cm">
          <text:p/>
        </draw:line>
        <draw:frame draw:style-name="gr223" draw:text-style-name="P14" draw:layer="layout" svg:width="1.979cm" svg:height="0.583cm" svg:x="1.273cm" svg:y="8.983cm">
          <draw:text-box>
            <text:p text:style-name="P3"><text:span text:style-name="T8">S</text:span><text:span text:style-name="T8">u</text:span><text:span text:style-name="T8">p</text:span><text:span text:style-name="T8">e</text:span><text:span text:style-name="T8">r</text:span><text:span text:style-name="T8">m</text:span><text:span text:style-name="T8">e</text:span><text:span text:style-name="T8">r</text:span><text:span text:style-name="T8">c</text:span><text:span text:style-name="T8">a</text:span><text:span text:style-name="T8">d</text:span><text:span text:style-name="T8">o </text:span><text:span text:style-name="T8"><text:s/></text:span></text:p>
          </draw:text-box>
        </draw:frame>
        <draw:frame draw:style-name="gr224" draw:text-style-name="P14" draw:layer="layout" svg:width="1.031cm" svg:height="0.583cm" svg:x="1.245cm" svg:y="9.553cm">
          <draw:text-box>
            <text:p text:style-name="P3"><text:span text:style-name="T8">S</text:span><text:span text:style-name="T8">n</text:span><text:span text:style-name="T8">a</text:span><text:span text:style-name="T8">c</text:span><text:span text:style-name="T8">k</text:span><text:span text:style-name="T8">s </text:span><text:span text:style-name="T8"><text:s/></text:span></text:p>
          </draw:text-box>
        </draw:frame>
        <draw:frame draw:style-name="gr225" draw:text-style-name="P14" draw:layer="layout" svg:width="2.36cm" svg:height="0.582cm" svg:x="1.245cm" svg:y="10.124cm">
          <draw:text-box>
            <text:p text:style-name="P3"><text:span text:style-name="T8">C</text:span><text:span text:style-name="T8">o</text:span><text:span text:style-name="T8">m</text:span><text:span text:style-name="T8">i</text:span><text:span text:style-name="T8">d</text:span><text:span text:style-name="T8">a </text:span><text:span text:style-name="T8">a </text:span><text:span text:style-name="T8">d</text:span><text:span text:style-name="T8">o</text:span><text:span text:style-name="T8">m</text:span><text:span text:style-name="T8">i</text:span><text:span text:style-name="T8">c</text:span><text:span text:style-name="T8">ili</text:span><text:span text:style-name="T8">o</text:span></text:p>
          </draw:text-box>
        </draw:frame>
        <draw:frame draw:style-name="gr226" draw:text-style-name="P14" draw:layer="layout" svg:width="2.707cm" svg:height="0.583cm" svg:x="1.245cm" svg:y="10.694cm">
          <draw:text-box>
            <text:p text:style-name="P3"><text:span text:style-name="T8">C</text:span><text:span text:style-name="T8">o</text:span><text:span text:style-name="T8">m</text:span><text:span text:style-name="T8">i</text:span><text:span text:style-name="T8">d</text:span><text:span text:style-name="T8">a </text:span><text:span text:style-name="T8">f</text:span><text:span text:style-name="T8">u</text:span><text:span text:style-name="T8">e</text:span><text:span text:style-name="T8">r</text:span><text:span text:style-name="T8">a </text:span><text:span text:style-name="T8">d</text:span><text:span text:style-name="T8">e </text:span><text:span text:style-name="T8">c</text:span><text:span text:style-name="T8">a</text:span><text:span text:style-name="T8">s</text:span><text:span text:style-name="T8">a</text:span></text:p>
          </draw:text-box>
        </draw:frame>
        <draw:frame draw:style-name="gr227" draw:text-style-name="P14" draw:layer="layout" svg:width="1.13cm" svg:height="0.582cm" svg:x="1.245cm" svg:y="11.264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1.274cm" svg:y="8.417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8.418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28" draw:text-style-name="P14" draw:layer="layout" svg:width="0.562cm" svg:height="0.583cm" svg:x="6.275cm" svg:y="8.419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8.748cm" svg:x2="10.41cm" svg:y2="8.748cm">
          <text:p/>
        </draw:line>
        <draw:line draw:style-name="gr46" draw:text-style-name="P10" draw:layer="layout" svg:x1="7.61cm" svg:y1="9.318cm" svg:x2="10.41cm" svg:y2="9.318cm">
          <text:p/>
        </draw:line>
        <draw:line draw:style-name="gr46" draw:text-style-name="P10" draw:layer="layout" svg:x1="7.61cm" svg:y1="9.889cm" svg:x2="10.41cm" svg:y2="9.889cm">
          <text:p/>
        </draw:line>
        <draw:line draw:style-name="gr46" draw:text-style-name="P10" draw:layer="layout" svg:x1="7.61cm" svg:y1="10.457cm" svg:x2="10.41cm" svg:y2="10.457cm">
          <text:p/>
        </draw:line>
        <draw:line draw:style-name="gr46" draw:text-style-name="P10" draw:layer="layout" svg:x1="7.61cm" svg:y1="11.028cm" svg:x2="10.41cm" svg:y2="11.028cm">
          <text:p/>
        </draw:line>
        <draw:line draw:style-name="gr46" draw:text-style-name="P10" draw:layer="layout" svg:x1="7.61cm" svg:y1="11.6cm" svg:x2="10.41cm" svg:y2="11.6cm">
          <text:p/>
        </draw:line>
        <draw:line draw:style-name="gr46" draw:text-style-name="P10" draw:layer="layout" svg:x1="10.581cm" svg:y1="8.748cm" svg:x2="12.072cm" svg:y2="8.748cm">
          <text:p/>
        </draw:line>
        <draw:line draw:style-name="gr46" draw:text-style-name="P10" draw:layer="layout" svg:x1="10.581cm" svg:y1="9.318cm" svg:x2="12.073cm" svg:y2="9.318cm">
          <text:p/>
        </draw:line>
        <draw:line draw:style-name="gr46" draw:text-style-name="P10" draw:layer="layout" svg:x1="10.581cm" svg:y1="9.889cm" svg:x2="12.073cm" svg:y2="9.889cm">
          <text:p/>
        </draw:line>
        <draw:line draw:style-name="gr46" draw:text-style-name="P10" draw:layer="layout" svg:x1="10.581cm" svg:y1="10.457cm" svg:x2="12.073cm" svg:y2="10.457cm">
          <text:p/>
        </draw:line>
        <draw:line draw:style-name="gr46" draw:text-style-name="P10" draw:layer="layout" svg:x1="10.581cm" svg:y1="11.028cm" svg:x2="12.073cm" svg:y2="11.028cm">
          <text:p/>
        </draw:line>
        <draw:line draw:style-name="gr46" draw:text-style-name="P10" draw:layer="layout" svg:x1="10.581cm" svg:y1="11.6cm" svg:x2="12.073cm" svg:y2="11.6cm">
          <text:p/>
        </draw:line>
        <draw:line draw:style-name="gr46" draw:text-style-name="P10" draw:layer="layout" svg:x1="12.25cm" svg:y1="8.748cm" svg:x2="13.741cm" svg:y2="8.748cm">
          <text:p/>
        </draw:line>
        <draw:line draw:style-name="gr46" draw:text-style-name="P10" draw:layer="layout" svg:x1="12.25cm" svg:y1="9.318cm" svg:x2="13.742cm" svg:y2="9.318cm">
          <text:p/>
        </draw:line>
        <draw:line draw:style-name="gr46" draw:text-style-name="P10" draw:layer="layout" svg:x1="12.25cm" svg:y1="9.889cm" svg:x2="13.742cm" svg:y2="9.889cm">
          <text:p/>
        </draw:line>
        <draw:line draw:style-name="gr46" draw:text-style-name="P10" draw:layer="layout" svg:x1="12.25cm" svg:y1="10.457cm" svg:x2="13.742cm" svg:y2="10.457cm">
          <text:p/>
        </draw:line>
        <draw:line draw:style-name="gr46" draw:text-style-name="P10" draw:layer="layout" svg:x1="12.25cm" svg:y1="11.028cm" svg:x2="13.742cm" svg:y2="11.028cm">
          <text:p/>
        </draw:line>
        <draw:line draw:style-name="gr46" draw:text-style-name="P10" draw:layer="layout" svg:x1="12.25cm" svg:y1="11.6cm" svg:x2="13.742cm" svg:y2="11.6cm">
          <text:p/>
        </draw:line>
        <draw:frame draw:style-name="gr229" draw:text-style-name="P14" draw:layer="layout" svg:width="2.322cm" svg:height="0.582cm" svg:x="7.663cm" svg:y="8.985cm">
          <draw:text-box>
            <text:p text:style-name="P3"><text:span text:style-name="T8">P</text:span><text:span text:style-name="T8">r</text:span><text:span text:style-name="T8">é</text:span><text:span text:style-name="T8">s</text:span><text:span text:style-name="T8">t</text:span><text:span text:style-name="T8">a</text:span><text:span text:style-name="T8">m</text:span><text:span text:style-name="T8">o </text:span><text:span text:style-name="T8">b</text:span><text:span text:style-name="T8">a</text:span><text:span text:style-name="T8">n</text:span><text:span text:style-name="T8">c</text:span><text:span text:style-name="T8">a</text:span><text:span text:style-name="T8">ri</text:span><text:span text:style-name="T8">o</text:span></text:p>
          </draw:text-box>
        </draw:frame>
        <draw:frame draw:style-name="gr230" draw:text-style-name="P14" draw:layer="layout" svg:width="2.474cm" svg:height="0.695cm" svg:x="7.635cm" svg:y="9.555cm">
          <draw:text-box>
            <text:p text:style-name="P3"><text:span text:style-name="T8">T</text:span><text:span text:style-name="T8">a</text:span><text:span text:style-name="T8">rj</text:span><text:span text:style-name="T8">e</text:span><text:span text:style-name="T8">t</text:span><text:span text:style-name="T8">a</text:span><text:span text:style-name="T8">s </text:span><text:span text:style-name="T8">d</text:span><text:span text:style-name="T8">e </text:span><text:span text:style-name="T8">c</text:span><text:span text:style-name="T8">r</text:span><text:span text:style-name="T8">é</text:span><text:span text:style-name="T8">d</text:span><text:span text:style-name="T8">it</text:span><text:span text:style-name="T8">o </text:span><text:span text:style-name="T8"><text:s/></text:span></text:p>
          </draw:text-box>
        </draw:frame>
        <draw:frame draw:style-name="gr231" draw:text-style-name="P14" draw:layer="layout" svg:width="2.131cm" svg:height="0.582cm" svg:x="7.635cm" svg:y="10.126cm">
          <draw:text-box>
            <text:p text:style-name="P3"><text:span text:style-name="T8">D</text:span><text:span text:style-name="T8">e</text:span><text:span text:style-name="T8">p</text:span><text:span text:style-name="T8">a</text:span><text:span text:style-name="T8">r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e</text:span><text:span text:style-name="T8">s</text:span></text:p>
          </draw:text-box>
        </draw:frame>
        <draw:frame draw:style-name="gr206" draw:text-style-name="P14" draw:layer="layout" svg:width="0.495cm" svg:height="0.583cm" svg:x="7.635cm" svg:y="10.696cm">
          <draw:text-box>
            <text:p text:style-name="P3"><text:span text:style-name="T8">+</text:span></text:p>
          </draw:text-box>
        </draw:frame>
        <draw:frame draw:style-name="gr227" draw:text-style-name="P14" draw:layer="layout" svg:width="1.13cm" svg:height="0.582cm" svg:x="7.635cm" svg:y="11.266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7.664cm" svg:y="8.419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10.564cm" svg:y="8.42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28" draw:text-style-name="P14" draw:layer="layout" svg:width="0.562cm" svg:height="0.583cm" svg:x="12.665cm" svg:y="8.421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32" draw:text-style-name="P49" draw:layer="layout" svg:width="1.192cm" svg:height="0.517cm" svg:x="3.72cm" svg:y="7.735cm">
          <draw:text-box>
            <text:p text:style-name="P3"><text:span text:style-name="T30">C</text:span><text:span text:style-name="T30">o</text:span><text:span text:style-name="T30">m</text:span><text:span text:style-name="T30">i</text:span><text:span text:style-name="T30">d</text:span><text:span text:style-name="T30">a</text:span></text:p>
          </draw:text-box>
        </draw:frame>
        <draw:frame draw:style-name="gr233" draw:text-style-name="P49" draw:layer="layout" svg:width="1.302cm" svg:height="0.517cm" svg:x="10.147cm" svg:y="7.736cm">
          <draw:text-box>
            <text:p text:style-name="P3"><text:span text:style-name="T30">C</text:span><text:span text:style-name="T30">r</text:span><text:span text:style-name="T30">é</text:span><text:span text:style-name="T30">d</text:span><text:span text:style-name="T30">i</text:span><text:span text:style-name="T30">t</text:span><text:span text:style-name="T30">o</text:span><text:span text:style-name="T30">s</text:span></text:p>
          </draw:text-box>
        </draw:frame>
        <draw:frame draw:style-name="gr211" draw:text-style-name="P14" draw:layer="layout" svg:width="1.779cm" svg:height="0.348cm" svg:x="2.946cm" svg:y="7.233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9cm" svg:x2="13.751cm" svg:y2="7.569cm">
          <text:p/>
        </draw:line>
        <draw:frame draw:style-name="gr211" draw:text-style-name="P14" draw:layer="layout" svg:width="1.779cm" svg:height="0.348cm" svg:x="9.346cm" svg:y="7.236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7cm" svg:x2="7.352cm" svg:y2="12.167cm">
          <text:p/>
        </draw:line>
        <draw:frame draw:style-name="gr211" draw:text-style-name="P14" draw:layer="layout" svg:width="1.779cm" svg:height="0.348cm" svg:x="1.246cm" svg:y="11.834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11.836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11.834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cm" svg:x2="13.752cm" svg:y2="12.17cm">
          <text:p/>
        </draw:line>
        <draw:frame draw:style-name="gr211" draw:text-style-name="P14" draw:layer="layout" svg:width="1.779cm" svg:height="0.348cm" svg:x="9.347cm" svg:y="11.837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4cm" svg:x2="13.95cm" svg:y2="12.884cm">
          <text:p/>
        </draw:line>
        <draw:line draw:style-name="gr46" draw:text-style-name="P10" draw:layer="layout" svg:x1="1.22cm" svg:y1="13.374cm" svg:x2="4.02cm" svg:y2="13.374cm">
          <text:p/>
        </draw:line>
        <draw:line draw:style-name="gr46" draw:text-style-name="P10" draw:layer="layout" svg:x1="1.22cm" svg:y1="13.944cm" svg:x2="4.02cm" svg:y2="13.944cm">
          <text:p/>
        </draw:line>
        <draw:line draw:style-name="gr46" draw:text-style-name="P10" draw:layer="layout" svg:x1="1.22cm" svg:y1="14.514cm" svg:x2="4.02cm" svg:y2="14.514cm">
          <text:p/>
        </draw:line>
        <draw:line draw:style-name="gr46" draw:text-style-name="P10" draw:layer="layout" svg:x1="1.22cm" svg:y1="15.083cm" svg:x2="4.02cm" svg:y2="15.083cm">
          <text:p/>
        </draw:line>
        <draw:line draw:style-name="gr46" draw:text-style-name="P10" draw:layer="layout" svg:x1="1.22cm" svg:y1="15.654cm" svg:x2="4.02cm" svg:y2="15.654cm">
          <text:p/>
        </draw:line>
        <draw:line draw:style-name="gr46" draw:text-style-name="P10" draw:layer="layout" svg:x1="4.191cm" svg:y1="13.374cm" svg:x2="5.682cm" svg:y2="13.374cm">
          <text:p/>
        </draw:line>
        <draw:line draw:style-name="gr46" draw:text-style-name="P10" draw:layer="layout" svg:x1="4.191cm" svg:y1="13.944cm" svg:x2="5.683cm" svg:y2="13.944cm">
          <text:p/>
        </draw:line>
        <draw:line draw:style-name="gr46" draw:text-style-name="P10" draw:layer="layout" svg:x1="4.191cm" svg:y1="14.514cm" svg:x2="5.683cm" svg:y2="14.514cm">
          <text:p/>
        </draw:line>
        <draw:line draw:style-name="gr46" draw:text-style-name="P10" draw:layer="layout" svg:x1="4.191cm" svg:y1="15.083cm" svg:x2="5.683cm" svg:y2="15.083cm">
          <text:p/>
        </draw:line>
        <draw:line draw:style-name="gr46" draw:text-style-name="P10" draw:layer="layout" svg:x1="4.191cm" svg:y1="15.654cm" svg:x2="5.683cm" svg:y2="15.654cm">
          <text:p/>
        </draw:line>
        <draw:line draw:style-name="gr46" draw:text-style-name="P10" draw:layer="layout" svg:x1="5.86cm" svg:y1="13.374cm" svg:x2="7.351cm" svg:y2="13.374cm">
          <text:p/>
        </draw:line>
        <draw:line draw:style-name="gr46" draw:text-style-name="P10" draw:layer="layout" svg:x1="5.86cm" svg:y1="13.944cm" svg:x2="7.352cm" svg:y2="13.944cm">
          <text:p/>
        </draw:line>
        <draw:line draw:style-name="gr46" draw:text-style-name="P10" draw:layer="layout" svg:x1="5.86cm" svg:y1="14.514cm" svg:x2="7.352cm" svg:y2="14.514cm">
          <text:p/>
        </draw:line>
        <draw:line draw:style-name="gr46" draw:text-style-name="P10" draw:layer="layout" svg:x1="5.86cm" svg:y1="15.083cm" svg:x2="7.352cm" svg:y2="15.083cm">
          <text:p/>
        </draw:line>
        <draw:line draw:style-name="gr46" draw:text-style-name="P10" draw:layer="layout" svg:x1="5.86cm" svg:y1="15.654cm" svg:x2="7.352cm" svg:y2="15.654cm">
          <text:p/>
        </draw:line>
        <draw:frame draw:style-name="gr234" draw:text-style-name="P14" draw:layer="layout" svg:width="0.899cm" svg:height="0.582cm" svg:x="1.273cm" svg:y="13.611cm">
          <draw:text-box>
            <text:p text:style-name="P3"><text:span text:style-name="T8">S</text:span><text:span text:style-name="T8">e</text:span><text:span text:style-name="T8">g</text:span><text:span text:style-name="T8">u</text:span><text:span text:style-name="T8">r</text:span><text:span text:style-name="T8">o</text:span></text:p>
          </draw:text-box>
        </draw:frame>
        <draw:frame draw:style-name="gr235" draw:text-style-name="P14" draw:layer="layout" svg:width="1.128cm" svg:height="0.583cm" svg:x="1.245cm" svg:y="14.181cm">
          <draw:text-box>
            <text:p text:style-name="P3"><text:span text:style-name="T8">F</text:span><text:span text:style-name="T8">a</text:span><text:span text:style-name="T8">r</text:span><text:span text:style-name="T8">m</text:span><text:span text:style-name="T8">a</text:span><text:span text:style-name="T8">c</text:span><text:span text:style-name="T8">i</text:span><text:span text:style-name="T8">a</text:span></text:p>
          </draw:text-box>
        </draw:frame>
        <draw:frame draw:style-name="gr205" draw:text-style-name="P14" draw:layer="layout" svg:width="0.667cm" svg:height="0.583cm" svg:x="1.245cm" svg:y="14.751cm">
          <draw:text-box>
            <text:p text:style-name="P3"><text:span text:style-name="T8">+</text:span></text:p>
          </draw:text-box>
        </draw:frame>
        <draw:frame draw:style-name="gr206" draw:text-style-name="P14" draw:layer="layout" svg:width="0.495cm" svg:height="0.583cm" svg:x="1.245cm" svg:y="15.322cm">
          <draw:text-box>
            <text:p text:style-name="P3"><text:span text:style-name="T8">+</text:span></text:p>
          </draw:text-box>
        </draw:frame>
        <draw:frame draw:style-name="gr212" draw:text-style-name="P14" draw:layer="layout" svg:width="0.73cm" svg:height="0.583cm" svg:x="1.274cm" svg:y="13.045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13" draw:text-style-name="P14" draw:layer="layout" svg:width="1.877cm" svg:height="0.583cm" svg:x="4.174cm" svg:y="13.046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13.047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13.375cm" svg:x2="10.41cm" svg:y2="13.375cm">
          <text:p/>
        </draw:line>
        <draw:line draw:style-name="gr46" draw:text-style-name="P10" draw:layer="layout" svg:x1="7.61cm" svg:y1="13.946cm" svg:x2="10.41cm" svg:y2="13.946cm">
          <text:p/>
        </draw:line>
        <draw:line draw:style-name="gr46" draw:text-style-name="P10" draw:layer="layout" svg:x1="7.61cm" svg:y1="14.516cm" svg:x2="10.41cm" svg:y2="14.516cm">
          <text:p/>
        </draw:line>
        <draw:line draw:style-name="gr46" draw:text-style-name="P10" draw:layer="layout" svg:x1="7.61cm" svg:y1="15.085cm" svg:x2="10.41cm" svg:y2="15.085cm">
          <text:p/>
        </draw:line>
        <draw:line draw:style-name="gr46" draw:text-style-name="P10" draw:layer="layout" svg:x1="7.61cm" svg:y1="15.656cm" svg:x2="10.41cm" svg:y2="15.656cm">
          <text:p/>
        </draw:line>
        <draw:line draw:style-name="gr46" draw:text-style-name="P10" draw:layer="layout" svg:x1="10.581cm" svg:y1="13.375cm" svg:x2="12.072cm" svg:y2="13.375cm">
          <text:p/>
        </draw:line>
        <draw:line draw:style-name="gr46" draw:text-style-name="P10" draw:layer="layout" svg:x1="10.581cm" svg:y1="13.946cm" svg:x2="12.073cm" svg:y2="13.946cm">
          <text:p/>
        </draw:line>
        <draw:line draw:style-name="gr46" draw:text-style-name="P10" draw:layer="layout" svg:x1="10.581cm" svg:y1="14.516cm" svg:x2="12.073cm" svg:y2="14.516cm">
          <text:p/>
        </draw:line>
        <draw:line draw:style-name="gr46" draw:text-style-name="P10" draw:layer="layout" svg:x1="10.581cm" svg:y1="15.085cm" svg:x2="12.073cm" svg:y2="15.085cm">
          <text:p/>
        </draw:line>
        <draw:line draw:style-name="gr46" draw:text-style-name="P10" draw:layer="layout" svg:x1="10.581cm" svg:y1="15.656cm" svg:x2="12.073cm" svg:y2="15.656cm">
          <text:p/>
        </draw:line>
        <draw:line draw:style-name="gr46" draw:text-style-name="P10" draw:layer="layout" svg:x1="12.25cm" svg:y1="13.375cm" svg:x2="13.741cm" svg:y2="13.375cm">
          <text:p/>
        </draw:line>
        <draw:line draw:style-name="gr46" draw:text-style-name="P10" draw:layer="layout" svg:x1="12.25cm" svg:y1="13.946cm" svg:x2="13.742cm" svg:y2="13.946cm">
          <text:p/>
        </draw:line>
        <draw:line draw:style-name="gr46" draw:text-style-name="P10" draw:layer="layout" svg:x1="12.25cm" svg:y1="14.516cm" svg:x2="13.742cm" svg:y2="14.516cm">
          <text:p/>
        </draw:line>
        <draw:line draw:style-name="gr46" draw:text-style-name="P10" draw:layer="layout" svg:x1="12.25cm" svg:y1="15.085cm" svg:x2="13.742cm" svg:y2="15.085cm">
          <text:p/>
        </draw:line>
        <draw:line draw:style-name="gr46" draw:text-style-name="P10" draw:layer="layout" svg:x1="12.25cm" svg:y1="15.656cm" svg:x2="13.742cm" svg:y2="15.656cm">
          <text:p/>
        </draw:line>
        <draw:frame draw:style-name="gr236" draw:text-style-name="P14" draw:layer="layout" svg:width="2.068cm" svg:height="0.583cm" svg:x="7.663cm" svg:y="13.612cm">
          <draw:text-box>
            <text:p text:style-name="P3"><text:span text:style-name="T8">E</text:span><text:span text:style-name="T8">v</text:span><text:span text:style-name="T8">e</text:span><text:span text:style-name="T8">n</text:span><text:span text:style-name="T8">t</text:span><text:span text:style-name="T8">o</text:span><text:span text:style-name="T8">s </text:span><text:span text:style-name="T8">s</text:span><text:span text:style-name="T8">o</text:span><text:span text:style-name="T8">c</text:span><text:span text:style-name="T8">i</text:span><text:span text:style-name="T8">a</text:span><text:span text:style-name="T8">l</text:span><text:span text:style-name="T8">e</text:span><text:span text:style-name="T8">s</text:span></text:p>
          </draw:text-box>
        </draw:frame>
        <draw:frame draw:style-name="gr237" draw:text-style-name="P14" draw:layer="layout" svg:width="1.196cm" svg:height="0.583cm" svg:x="7.635cm" svg:y="14.183cm">
          <draw:text-box>
            <text:p text:style-name="P3"><text:span text:style-name="T8">H</text:span><text:span text:style-name="T8">o</text:span><text:span text:style-name="T8">b</text:span><text:span text:style-name="T8">b</text:span><text:span text:style-name="T8">i</text:span><text:span text:style-name="T8">e</text:span><text:span text:style-name="T8">s </text:span><text:span text:style-name="T8"><text:s/></text:span></text:p>
          </draw:text-box>
        </draw:frame>
        <draw:frame draw:style-name="gr205" draw:text-style-name="P14" draw:layer="layout" svg:width="0.667cm" svg:height="0.583cm" svg:x="7.635cm" svg:y="14.753cm">
          <draw:text-box>
            <text:p text:style-name="P3"><text:span text:style-name="T8">+</text:span></text:p>
          </draw:text-box>
        </draw:frame>
        <draw:frame draw:style-name="gr238" draw:text-style-name="P14" draw:layer="layout" svg:width="0.495cm" svg:height="0.582cm" svg:x="7.635cm" svg:y="15.324cm">
          <draw:text-box>
            <text:p text:style-name="P3"><text:span text:style-name="T8">+</text:span></text:p>
          </draw:text-box>
        </draw:frame>
        <draw:frame draw:style-name="gr221" draw:text-style-name="P14" draw:layer="layout" svg:width="0.73cm" svg:height="0.582cm" svg:x="7.664cm" svg:y="13.047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13.048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13.049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39" draw:text-style-name="P49" draw:layer="layout" svg:width="0.874cm" svg:height="0.517cm" svg:x="3.92cm" svg:y="12.363cm">
          <draw:text-box>
            <text:p text:style-name="P3"><text:span text:style-name="T30">S</text:span><text:span text:style-name="T30">a</text:span><text:span text:style-name="T30">l</text:span><text:span text:style-name="T30">u</text:span><text:span text:style-name="T30">d</text:span></text:p>
          </draw:text-box>
        </draw:frame>
        <draw:frame draw:style-name="gr240" draw:text-style-name="P49" draw:layer="layout" svg:width="2.445cm" svg:height="0.517cm" svg:x="9.547cm" svg:y="12.364cm">
          <draw:text-box>
            <text:p text:style-name="P3"><text:span text:style-name="T30">E</text:span><text:span text:style-name="T30">n</text:span><text:span text:style-name="T30">t</text:span><text:span text:style-name="T30">r</text:span><text:span text:style-name="T30">e</text:span><text:span text:style-name="T30">t</text:span><text:span text:style-name="T30">e</text:span><text:span text:style-name="T30">n</text:span><text:span text:style-name="T30">i</text:span><text:span text:style-name="T30">m</text:span><text:span text:style-name="T30">i</text:span><text:span text:style-name="T30">e</text:span><text:span text:style-name="T30">n</text:span><text:span text:style-name="T30">t</text:span><text:span text:style-name="T30">o</text:span></text:p>
          </draw:text-box>
        </draw:frame>
        <draw:line draw:style-name="gr46" draw:text-style-name="P10" draw:layer="layout" svg:x1="2.458cm" svg:y1="16.162cm" svg:x2="7.352cm" svg:y2="16.162cm">
          <text:p/>
        </draw:line>
        <draw:frame draw:style-name="gr211" draw:text-style-name="P14" draw:layer="layout" svg:width="1.779cm" svg:height="0.348cm" svg:x="1.246cm" svg:y="15.829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15.831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15.829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5cm" svg:x2="13.752cm" svg:y2="16.165cm">
          <text:p/>
        </draw:line>
        <draw:frame draw:style-name="gr211" draw:text-style-name="P14" draw:layer="layout" svg:width="1.779cm" svg:height="0.348cm" svg:x="9.347cm" svg:y="15.832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8cm" svg:x2="4.02cm" svg:y2="17.368cm">
          <text:p/>
        </draw:line>
        <draw:line draw:style-name="gr46" draw:text-style-name="P10" draw:layer="layout" svg:x1="1.22cm" svg:y1="17.939cm" svg:x2="4.02cm" svg:y2="17.939cm">
          <text:p/>
        </draw:line>
        <draw:line draw:style-name="gr46" draw:text-style-name="P10" draw:layer="layout" svg:x1="1.22cm" svg:y1="18.509cm" svg:x2="4.02cm" svg:y2="18.509cm">
          <text:p/>
        </draw:line>
        <draw:line draw:style-name="gr46" draw:text-style-name="P10" draw:layer="layout" svg:x1="1.22cm" svg:y1="19.078cm" svg:x2="4.02cm" svg:y2="19.078cm">
          <text:p/>
        </draw:line>
        <draw:line draw:style-name="gr46" draw:text-style-name="P10" draw:layer="layout" svg:x1="1.22cm" svg:y1="19.649cm" svg:x2="4.02cm" svg:y2="19.649cm">
          <text:p/>
        </draw:line>
        <draw:line draw:style-name="gr46" draw:text-style-name="P10" draw:layer="layout" svg:x1="1.22cm" svg:y1="20.221cm" svg:x2="4.02cm" svg:y2="20.221cm">
          <text:p/>
        </draw:line>
        <draw:line draw:style-name="gr46" draw:text-style-name="P10" draw:layer="layout" svg:x1="4.191cm" svg:y1="17.368cm" svg:x2="5.682cm" svg:y2="17.368cm">
          <text:p/>
        </draw:line>
        <draw:line draw:style-name="gr46" draw:text-style-name="P10" draw:layer="layout" svg:x1="4.191cm" svg:y1="17.939cm" svg:x2="5.683cm" svg:y2="17.939cm">
          <text:p/>
        </draw:line>
        <draw:line draw:style-name="gr46" draw:text-style-name="P10" draw:layer="layout" svg:x1="4.191cm" svg:y1="18.509cm" svg:x2="5.683cm" svg:y2="18.509cm">
          <text:p/>
        </draw:line>
        <draw:line draw:style-name="gr46" draw:text-style-name="P10" draw:layer="layout" svg:x1="4.191cm" svg:y1="19.078cm" svg:x2="5.683cm" svg:y2="19.078cm">
          <text:p/>
        </draw:line>
        <draw:line draw:style-name="gr46" draw:text-style-name="P10" draw:layer="layout" svg:x1="4.191cm" svg:y1="19.649cm" svg:x2="5.683cm" svg:y2="19.649cm">
          <text:p/>
        </draw:line>
        <draw:line draw:style-name="gr46" draw:text-style-name="P10" draw:layer="layout" svg:x1="4.191cm" svg:y1="20.221cm" svg:x2="5.683cm" svg:y2="20.221cm">
          <text:p/>
        </draw:line>
        <draw:line draw:style-name="gr46" draw:text-style-name="P10" draw:layer="layout" svg:x1="5.86cm" svg:y1="17.368cm" svg:x2="7.351cm" svg:y2="17.368cm">
          <text:p/>
        </draw:line>
        <draw:line draw:style-name="gr46" draw:text-style-name="P10" draw:layer="layout" svg:x1="5.86cm" svg:y1="17.939cm" svg:x2="7.352cm" svg:y2="17.939cm">
          <text:p/>
        </draw:line>
        <draw:line draw:style-name="gr46" draw:text-style-name="P10" draw:layer="layout" svg:x1="5.86cm" svg:y1="18.509cm" svg:x2="7.352cm" svg:y2="18.509cm">
          <text:p/>
        </draw:line>
        <draw:line draw:style-name="gr46" draw:text-style-name="P10" draw:layer="layout" svg:x1="5.86cm" svg:y1="19.078cm" svg:x2="7.352cm" svg:y2="19.078cm">
          <text:p/>
        </draw:line>
        <draw:line draw:style-name="gr46" draw:text-style-name="P10" draw:layer="layout" svg:x1="5.86cm" svg:y1="19.649cm" svg:x2="7.352cm" svg:y2="19.649cm">
          <text:p/>
        </draw:line>
        <draw:line draw:style-name="gr46" draw:text-style-name="P10" draw:layer="layout" svg:x1="5.86cm" svg:y1="20.221cm" svg:x2="7.352cm" svg:y2="20.221cm">
          <text:p/>
        </draw:line>
        <draw:frame draw:style-name="gr241" draw:text-style-name="P14" draw:layer="layout" svg:width="2.758cm" svg:height="0.582cm" svg:x="1.273cm" svg:y="17.606cm">
          <draw:text-box>
            <text:p text:style-name="P3"><text:span text:style-name="T8">M</text:span><text:span text:style-name="T8">e</text:span><text:span text:style-name="T8">n</text:span><text:span text:style-name="T8">s</text:span><text:span text:style-name="T8">u</text:span><text:span text:style-name="T8">a</text:span><text:span text:style-name="T8">li</text:span><text:span text:style-name="T8">d</text:span><text:span text:style-name="T8">a</text:span><text:span text:style-name="T8">d </text:span><text:span text:style-name="T8">d</text:span><text:span text:style-name="T8">e</text:span><text:span text:style-name="T8">l </text:span><text:span text:style-name="T8">a</text:span><text:span text:style-name="T8">u</text:span><text:span text:style-name="T8">t</text:span><text:span text:style-name="T8">o</text:span></text:p>
          </draw:text-box>
        </draw:frame>
        <draw:frame draw:style-name="gr242" draw:text-style-name="P14" draw:layer="layout" svg:width="0.971cm" svg:height="0.583cm" svg:x="1.245cm" svg:y="18.176cm">
          <draw:text-box>
            <text:p text:style-name="P3"><text:span text:style-name="T8">S</text:span><text:span text:style-name="T8">e</text:span><text:span text:style-name="T8">g</text:span><text:span text:style-name="T8">u</text:span><text:span text:style-name="T8">r</text:span><text:span text:style-name="T8">o </text:span></text:p>
          </draw:text-box>
        </draw:frame>
        <draw:frame draw:style-name="gr243" draw:text-style-name="P14" draw:layer="layout" svg:width="1.077cm" svg:height="0.583cm" svg:x="1.245cm" svg:y="18.746cm">
          <draw:text-box>
            <text:p text:style-name="P3"><text:span text:style-name="T8">G</text:span><text:span text:style-name="T8">a</text:span><text:span text:style-name="T8">s</text:span><text:span text:style-name="T8">o</text:span><text:span text:style-name="T8">li</text:span><text:span text:style-name="T8">n</text:span><text:span text:style-name="T8">a</text:span></text:p>
          </draw:text-box>
        </draw:frame>
        <draw:frame draw:style-name="gr244" draw:text-style-name="P14" draw:layer="layout" svg:width="1.856cm" svg:height="0.583cm" svg:x="1.245cm" svg:y="19.317cm">
          <draw:text-box>
            <text:p text:style-name="P3"><text:span text:style-name="T8">M</text:span><text:span text:style-name="T8">a</text:span><text:span text:style-name="T8">n</text:span><text:span text:style-name="T8">t</text:span><text:span text:style-name="T8">e</text:span><text:span text:style-name="T8">n</text:span><text:span text:style-name="T8">i</text:span><text:span text:style-name="T8">m</text:span><text:span text:style-name="T8">i</text:span><text:span text:style-name="T8">e</text:span><text:span text:style-name="T8">n</text:span><text:span text:style-name="T8">t</text:span><text:span text:style-name="T8">o</text:span></text:p>
          </draw:text-box>
        </draw:frame>
        <draw:frame draw:style-name="gr245" draw:text-style-name="P14" draw:layer="layout" svg:width="2.271cm" svg:height="0.583cm" svg:x="1.245cm" svg:y="19.886cm">
          <draw:text-box>
            <text:p text:style-name="P3"><text:span text:style-name="T8">M</text:span><text:span text:style-name="T8">e</text:span><text:span text:style-name="T8">t</text:span><text:span text:style-name="T8">r</text:span><text:span text:style-name="T8">o </text:span><text:span text:style-name="T8">/ </text:span><text:span text:style-name="T8">U</text:span><text:span text:style-name="T8">b</text:span><text:span text:style-name="T8">e</text:span><text:span text:style-name="T8">r </text:span><text:span text:style-name="T8">/ </text:span><text:span text:style-name="T8">B</text:span><text:span text:style-name="T8">u</text:span><text:span text:style-name="T8">s</text:span></text:p>
          </draw:text-box>
        </draw:frame>
        <draw:frame draw:style-name="gr212" draw:text-style-name="P14" draw:layer="layout" svg:width="0.73cm" svg:height="0.583cm" svg:x="1.274cm" svg:y="17.04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4.174cm" svg:y="17.041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6.275cm" svg:y="17.042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line draw:style-name="gr46" draw:text-style-name="P10" draw:layer="layout" svg:x1="7.61cm" svg:y1="17.37cm" svg:x2="10.41cm" svg:y2="17.37cm">
          <text:p/>
        </draw:line>
        <draw:line draw:style-name="gr46" draw:text-style-name="P10" draw:layer="layout" svg:x1="7.61cm" svg:y1="17.941cm" svg:x2="10.41cm" svg:y2="17.941cm">
          <text:p/>
        </draw:line>
        <draw:line draw:style-name="gr46" draw:text-style-name="P10" draw:layer="layout" svg:x1="7.61cm" svg:y1="18.511cm" svg:x2="10.41cm" svg:y2="18.511cm">
          <text:p/>
        </draw:line>
        <draw:line draw:style-name="gr46" draw:text-style-name="P10" draw:layer="layout" svg:x1="7.61cm" svg:y1="19.08cm" svg:x2="10.41cm" svg:y2="19.08cm">
          <text:p/>
        </draw:line>
        <draw:line draw:style-name="gr46" draw:text-style-name="P10" draw:layer="layout" svg:x1="7.61cm" svg:y1="19.651cm" svg:x2="10.41cm" svg:y2="19.651cm">
          <text:p/>
        </draw:line>
        <draw:line draw:style-name="gr46" draw:text-style-name="P10" draw:layer="layout" svg:x1="7.61cm" svg:y1="20.223cm" svg:x2="10.41cm" svg:y2="20.223cm">
          <text:p/>
        </draw:line>
        <draw:line draw:style-name="gr46" draw:text-style-name="P10" draw:layer="layout" svg:x1="10.581cm" svg:y1="17.37cm" svg:x2="12.072cm" svg:y2="17.37cm">
          <text:p/>
        </draw:line>
        <draw:line draw:style-name="gr46" draw:text-style-name="P10" draw:layer="layout" svg:x1="10.581cm" svg:y1="17.941cm" svg:x2="12.073cm" svg:y2="17.941cm">
          <text:p/>
        </draw:line>
        <draw:line draw:style-name="gr46" draw:text-style-name="P10" draw:layer="layout" svg:x1="10.581cm" svg:y1="18.511cm" svg:x2="12.073cm" svg:y2="18.511cm">
          <text:p/>
        </draw:line>
        <draw:line draw:style-name="gr46" draw:text-style-name="P10" draw:layer="layout" svg:x1="10.581cm" svg:y1="19.08cm" svg:x2="12.073cm" svg:y2="19.08cm">
          <text:p/>
        </draw:line>
        <draw:line draw:style-name="gr46" draw:text-style-name="P10" draw:layer="layout" svg:x1="10.581cm" svg:y1="19.651cm" svg:x2="12.073cm" svg:y2="19.651cm">
          <text:p/>
        </draw:line>
        <draw:line draw:style-name="gr46" draw:text-style-name="P10" draw:layer="layout" svg:x1="10.581cm" svg:y1="20.223cm" svg:x2="12.073cm" svg:y2="20.223cm">
          <text:p/>
        </draw:line>
        <draw:line draw:style-name="gr46" draw:text-style-name="P10" draw:layer="layout" svg:x1="12.25cm" svg:y1="17.37cm" svg:x2="13.741cm" svg:y2="17.37cm">
          <text:p/>
        </draw:line>
        <draw:line draw:style-name="gr46" draw:text-style-name="P10" draw:layer="layout" svg:x1="12.25cm" svg:y1="17.941cm" svg:x2="13.742cm" svg:y2="17.941cm">
          <text:p/>
        </draw:line>
        <draw:line draw:style-name="gr46" draw:text-style-name="P10" draw:layer="layout" svg:x1="12.25cm" svg:y1="18.511cm" svg:x2="13.742cm" svg:y2="18.511cm">
          <text:p/>
        </draw:line>
        <draw:line draw:style-name="gr46" draw:text-style-name="P10" draw:layer="layout" svg:x1="12.25cm" svg:y1="19.08cm" svg:x2="13.742cm" svg:y2="19.08cm">
          <text:p/>
        </draw:line>
        <draw:line draw:style-name="gr46" draw:text-style-name="P10" draw:layer="layout" svg:x1="12.25cm" svg:y1="19.651cm" svg:x2="13.742cm" svg:y2="19.651cm">
          <text:p/>
        </draw:line>
        <draw:line draw:style-name="gr46" draw:text-style-name="P10" draw:layer="layout" svg:x1="12.25cm" svg:y1="20.223cm" svg:x2="13.742cm" svg:y2="20.223cm">
          <text:p/>
        </draw:line>
        <draw:frame draw:style-name="gr246" draw:text-style-name="P14" draw:layer="layout" svg:width="2.322cm" svg:height="0.583cm" svg:x="7.663cm" svg:y="17.607cm">
          <draw:text-box>
            <text:p text:style-name="P3"><text:span text:style-name="T8">+</text:span></text:p>
          </draw:text-box>
        </draw:frame>
        <draw:frame draw:style-name="gr247" draw:text-style-name="P14" draw:layer="layout" svg:width="2.343cm" svg:height="0.583cm" svg:x="7.635cm" svg:y="18.178cm">
          <draw:text-box>
            <text:p text:style-name="P3"><text:span text:style-name="T8">+</text:span></text:p>
          </draw:text-box>
        </draw:frame>
        <draw:frame draw:style-name="gr248" draw:text-style-name="P14" draw:layer="layout" svg:width="2.131cm" svg:height="0.583cm" svg:x="7.635cm" svg:y="18.748cm">
          <draw:text-box>
            <text:p text:style-name="P3"><text:span text:style-name="T8">+</text:span></text:p>
          </draw:text-box>
        </draw:frame>
        <draw:frame draw:style-name="gr238" draw:text-style-name="P14" draw:layer="layout" svg:width="0.495cm" svg:height="0.582cm" svg:x="7.635cm" svg:y="19.319cm">
          <draw:text-box>
            <text:p text:style-name="P3"><text:span text:style-name="T8">+</text:span></text:p>
          </draw:text-box>
        </draw:frame>
        <draw:frame draw:style-name="gr207" draw:text-style-name="P14" draw:layer="layout" svg:width="1.13cm" svg:height="0.583cm" svg:x="7.635cm" svg:y="19.888cm">
          <draw:text-box>
            <text:p text:style-name="P3"><text:span text:style-name="T8">+</text:span></text:p>
          </draw:text-box>
        </draw:frame>
        <draw:frame draw:style-name="gr221" draw:text-style-name="P14" draw:layer="layout" svg:width="0.73cm" svg:height="0.582cm" svg:x="7.664cm" svg:y="17.042cm">
          <draw:text-box>
            <text:p text:style-name="P3"><text:span text:style-name="T8">G</text:span><text:span text:style-name="T8">a</text:span><text:span text:style-name="T8">s</text:span><text:span text:style-name="T8">t</text:span><text:span text:style-name="T8">o</text:span></text:p>
          </draw:text-box>
        </draw:frame>
        <draw:frame draw:style-name="gr222" draw:text-style-name="P14" draw:layer="layout" svg:width="1.877cm" svg:height="0.582cm" svg:x="10.564cm" svg:y="17.043cm">
          <draw:text-box>
            <text:p text:style-name="P3"><text:span text:style-name="T8">P</text:span><text:span text:style-name="T8">r</text:span><text:span text:style-name="T8">e</text:span><text:span text:style-name="T8">s</text:span><text:span text:style-name="T8">u</text:span><text:span text:style-name="T8">p</text:span><text:span text:style-name="T8">u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frame draw:style-name="gr214" draw:text-style-name="P14" draw:layer="layout" svg:width="0.562cm" svg:height="0.582cm" svg:x="12.665cm" svg:y="17.044cm">
          <draw:text-box>
            <text:p text:style-name="P3"><text:span text:style-name="T8">R</text:span><text:span text:style-name="T8">e</text:span><text:span text:style-name="T8">a</text:span><text:span text:style-name="T8">l</text:span></text:p>
          </draw:text-box>
        </draw:frame>
        <draw:frame draw:style-name="gr249" draw:text-style-name="P49" draw:layer="layout" svg:width="1.674cm" svg:height="0.517cm" svg:x="3.42cm" svg:y="16.358cm">
          <draw:text-box>
            <text:p text:style-name="P3"><text:span text:style-name="T30">T</text:span><text:span text:style-name="T30">r</text:span><text:span text:style-name="T30">a</text:span><text:span text:style-name="T30">n</text:span><text:span text:style-name="T30">s</text:span><text:span text:style-name="T30">p</text:span><text:span text:style-name="T30">o</text:span><text:span text:style-name="T30">r</text:span><text:span text:style-name="T30">t</text:span><text:span text:style-name="T30">e</text:span></text:p>
          </draw:text-box>
        </draw:frame>
        <draw:frame draw:style-name="gr250" draw:text-style-name="P49" draw:layer="layout" svg:width="0.849cm" svg:height="0.517cm" svg:x="10.247cm" svg:y="16.359cm">
          <draw:text-box>
            <text:p text:style-name="P3"><text:span text:style-name="T30">O</text:span><text:span text:style-name="T30">t</text:span><text:span text:style-name="T30">r</text:span><text:span text:style-name="T30">o</text:span><text:span text:style-name="T30">s</text:span></text:p>
          </draw:text-box>
        </draw:frame>
        <draw:line draw:style-name="gr46" draw:text-style-name="P10" draw:layer="layout" svg:x1="2.458cm" svg:y1="20.79cm" svg:x2="7.352cm" svg:y2="20.79cm">
          <text:p/>
        </draw:line>
        <draw:frame draw:style-name="gr211" draw:text-style-name="P14" draw:layer="layout" svg:width="1.779cm" svg:height="0.348cm" svg:x="1.246cm" svg:y="20.457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20" draw:text-style-name="P14" draw:layer="layout" svg:width="1.909cm" svg:height="0.348cm" svg:x="7.636cm" svg:y="20.459cm">
          <draw:text-box>
            <text:p text:style-name="P3"><text:span text:style-name="T8">S</text:span><text:span text:style-name="T8">u</text:span><text:span text:style-name="T8">b</text:span><text:span text:style-name="T8">t</text:span><text:span text:style-name="T8">o</text:span><text:span text:style-name="T8">t</text:span><text:span text:style-name="T8">a</text:span><text:span text:style-name="T8">l</text:span></text:p>
          </draw:text-box>
        </draw:frame>
        <draw:frame draw:style-name="gr211" draw:text-style-name="P14" draw:layer="layout" svg:width="1.779cm" svg:height="0.348cm" svg:x="2.947cm" svg:y="20.457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3cm" svg:x2="13.752cm" svg:y2="20.793cm">
          <text:p/>
        </draw:line>
        <draw:frame draw:style-name="gr211" draw:text-style-name="P14" draw:layer="layout" svg:width="1.779cm" svg:height="0.348cm" svg:x="9.347cm" svg:y="20.4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6cm" svg:x2="13.95cm" svg:y2="16.856cm">
          <text:p/>
        </draw:line>
        <draw:line draw:style-name="gr6" draw:text-style-name="P6" draw:layer="layout" svg:x1="0.706cm" svg:y1="1.973cm" svg:x2="13.956cm" svg:y2="1.973cm">
          <text:p/>
        </draw:line>
        <draw:frame draw:style-name="gr251" draw:text-style-name="P13" draw:layer="layout" svg:width="6.136cm" svg:height="0.776cm" svg:x="0.92cm" svg:y="0.709cm">
          <draw:text-box>
            <text:p text:style-name="P3"><text:span text:style-name="T7">P</text:span><text:span text:style-name="T7">r</text:span><text:span text:style-name="T7">e</text:span><text:span text:style-name="T7">s</text:span><text:span text:style-name="T7">u</text:span><text:span text:style-name="T7">p</text:span><text:span text:style-name="T7">u</text:span><text:span text:style-name="T7">e</text:span><text:span text:style-name="T7">s</text:span><text:span text:style-name="T7">t</text:span><text:span text:style-name="T7">o</text:span><text:span text:style-name="T7"> </text:span><text:span text:style-name="T7">m</text:span><text:span text:style-name="T7">e</text:span><text:span text:style-name="T7">n</text:span><text:span text:style-name="T7">s</text:span><text:span text:style-name="T7">u</text:span><text:span text:style-name="T7">a</text:span><text:span text:style-name="T7">l</text:span></text:p>
          </draw:text-box>
        </draw:frame>
        <draw:frame draw:style-name="gr252" draw:text-style-name="P12" draw:layer="layout" svg:width="0.777cm" svg:height="0.517cm" svg:x="3.921cm" svg:y="1.433cm">
          <draw:text-box>
            <text:p text:style-name="P3"><text:span text:style-name="T30">C</text:span><text:span text:style-name="T30">a</text:span><text:span text:style-name="T30">s</text:span><text:span text:style-name="T30">a</text:span></text:p>
          </draw:text-box>
        </draw:frame>
        <draw:frame draw:style-name="gr253" draw:text-style-name="P49" draw:layer="layout" svg:width="1.348cm" svg:height="0.517cm" svg:x="10.048cm" svg:y="1.434cm">
          <draw:text-box>
            <text:p text:style-name="P3"><text:span text:style-name="T30">P</text:span><text:span text:style-name="T30">e</text:span><text:span text:style-name="T30">r</text:span><text:span text:style-name="T30">s</text:span><text:span text:style-name="T30">o</text:span><text:span text:style-name="T30">n</text:span><text:span text:style-name="T30">a</text:span><text:span text:style-name="T30">l</text:span></text:p>
          </draw:text-box>
        </draw:frame>
      </draw:page>
      <draw:page draw:name="page27" draw:style-name="dp1" draw:master-page-name="master-page34">
        <draw:custom-shape draw:style-name="gr255" draw:text-style-name="P2" draw:layer="layout" svg:width="1.974cm" svg:height="0.663cm" svg:x="19.953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2cm" svg:y1="2.672cm" svg:x2="27.243cm" svg:y2="2.672cm">
          <text:p/>
        </draw:line>
        <draw:line draw:style-name="gr46" draw:text-style-name="P10" draw:layer="layout" svg:x1="14.492cm" svg:y1="3.537cm" svg:x2="27.243cm" svg:y2="3.537cm">
          <text:p/>
        </draw:line>
        <draw:line draw:style-name="gr46" draw:text-style-name="P10" draw:layer="layout" svg:x1="14.492cm" svg:y1="4.404cm" svg:x2="27.243cm" svg:y2="4.404cm">
          <text:p/>
        </draw:line>
        <draw:line draw:style-name="gr46" draw:text-style-name="P10" draw:layer="layout" svg:x1="14.492cm" svg:y1="5.27cm" svg:x2="27.243cm" svg:y2="5.27cm">
          <text:p/>
        </draw:line>
        <draw:line draw:style-name="gr46" draw:text-style-name="P10" draw:layer="layout" svg:x1="14.492cm" svg:y1="6.136cm" svg:x2="27.243cm" svg:y2="6.136cm">
          <text:p/>
        </draw:line>
        <draw:line draw:style-name="gr46" draw:text-style-name="P10" draw:layer="layout" svg:x1="14.492cm" svg:y1="7.003cm" svg:x2="27.243cm" svg:y2="7.003cm">
          <text:p/>
        </draw:line>
        <draw:line draw:style-name="gr46" draw:text-style-name="P10" draw:layer="layout" svg:x1="14.492cm" svg:y1="7.869cm" svg:x2="27.243cm" svg:y2="7.869cm">
          <text:p/>
        </draw:line>
        <draw:line draw:style-name="gr46" draw:text-style-name="P10" draw:layer="layout" svg:x1="14.492cm" svg:y1="8.734cm" svg:x2="27.243cm" svg:y2="8.734cm">
          <text:p/>
        </draw:line>
        <draw:line draw:style-name="gr46" draw:text-style-name="P10" draw:layer="layout" svg:x1="14.492cm" svg:y1="9.601cm" svg:x2="27.243cm" svg:y2="9.601cm">
          <text:p/>
        </draw:line>
        <draw:line draw:style-name="gr46" draw:text-style-name="P10" draw:layer="layout" svg:x1="14.492cm" svg:y1="10.466cm" svg:x2="27.243cm" svg:y2="10.466cm">
          <text:p/>
        </draw:line>
        <draw:line draw:style-name="gr46" draw:text-style-name="P10" draw:layer="layout" svg:x1="14.492cm" svg:y1="11.333cm" svg:x2="27.243cm" svg:y2="11.333cm">
          <text:p/>
        </draw:line>
        <draw:line draw:style-name="gr46" draw:text-style-name="P10" draw:layer="layout" svg:x1="14.492cm" svg:y1="12.199cm" svg:x2="27.243cm" svg:y2="12.199cm">
          <text:p/>
        </draw:line>
        <draw:line draw:style-name="gr46" draw:text-style-name="P10" draw:layer="layout" svg:x1="14.492cm" svg:y1="13.064cm" svg:x2="27.243cm" svg:y2="13.064cm">
          <text:p/>
        </draw:line>
        <draw:line draw:style-name="gr46" draw:text-style-name="P10" draw:layer="layout" svg:x1="14.492cm" svg:y1="13.931cm" svg:x2="27.243cm" svg:y2="13.931cm">
          <text:p/>
        </draw:line>
        <draw:line draw:style-name="gr46" draw:text-style-name="P10" draw:layer="layout" svg:x1="14.492cm" svg:y1="14.793cm" svg:x2="27.243cm" svg:y2="14.793cm">
          <text:p/>
        </draw:line>
        <draw:line draw:style-name="gr46" draw:text-style-name="P10" draw:layer="layout" svg:x1="14.492cm" svg:y1="15.653cm" svg:x2="27.243cm" svg:y2="15.653cm">
          <text:p/>
        </draw:line>
        <draw:line draw:style-name="gr46" draw:text-style-name="P10" draw:layer="layout" svg:x1="14.492cm" svg:y1="16.513cm" svg:x2="27.243cm" svg:y2="16.513cm">
          <text:p/>
        </draw:line>
        <draw:line draw:style-name="gr46" draw:text-style-name="P10" draw:layer="layout" svg:x1="14.492cm" svg:y1="17.373cm" svg:x2="27.243cm" svg:y2="17.373cm">
          <text:p/>
        </draw:line>
        <draw:line draw:style-name="gr46" draw:text-style-name="P10" draw:layer="layout" svg:x1="14.492cm" svg:y1="18.233cm" svg:x2="27.243cm" svg:y2="18.233cm">
          <text:p/>
        </draw:line>
        <draw:line draw:style-name="gr46" draw:text-style-name="P10" draw:layer="layout" svg:x1="14.492cm" svg:y1="19.093cm" svg:x2="27.243cm" svg:y2="19.093cm">
          <text:p/>
        </draw:line>
        <draw:line draw:style-name="gr46" draw:text-style-name="P10" draw:layer="layout" svg:x1="14.492cm" svg:y1="19.953cm" svg:x2="27.243cm" svg:y2="19.953cm">
          <text:p/>
        </draw:line>
        <draw:line draw:style-name="gr46" draw:text-style-name="P10" draw:layer="layout" svg:x1="14.492cm" svg:y1="20.813cm" svg:x2="27.243cm" svg:y2="20.813cm">
          <text:p/>
        </draw:line>
        <draw:line draw:style-name="gr6" draw:text-style-name="P6" draw:layer="layout" svg:x1="14.41cm" svg:y1="1.972cm" svg:x2="27.259cm" svg:y2="1.972cm">
          <text:p/>
        </draw:line>
        <draw:frame draw:style-name="gr164" draw:text-style-name="P43" draw:layer="layout" svg:width="1.543cm" svg:height="1.729cm" svg:x="25.564cm" svg:y="0.708cm">
          <draw:text-box>
            <text:p text:style-name="P42"><text:span text:style-name="T7">2</text:span><text:span text:style-name="T7">0</text:span><text:span text:style-name="T7">2</text:span><text:span text:style-name="T7">2</text:span></text:p>
          </draw:text-box>
        </draw:frame>
        <draw:frame draw:style-name="gr161" draw:text-style-name="P41" draw:layer="layout" svg:width="2.186cm" svg:height="0.556cm" svg:x="20.303cm" svg:y="1.218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custom-shape draw:style-name="gr255" draw:text-style-name="P2" draw:layer="layout" svg:width="1.974cm" svg:height="0.663cm" svg:x="6.554cm" svg:y="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69cm" svg:x2="13.954cm" svg:y2="2.669cm">
          <text:p/>
        </draw:line>
        <draw:line draw:style-name="gr46" draw:text-style-name="P10" draw:layer="layout" svg:x1="0.7cm" svg:y1="3.534cm" svg:x2="13.954cm" svg:y2="3.534cm">
          <text:p/>
        </draw:line>
        <draw:line draw:style-name="gr46" draw:text-style-name="P10" draw:layer="layout" svg:x1="0.7cm" svg:y1="4.401cm" svg:x2="13.954cm" svg:y2="4.401cm">
          <text:p/>
        </draw:line>
        <draw:line draw:style-name="gr46" draw:text-style-name="P10" draw:layer="layout" svg:x1="0.7cm" svg:y1="5.266cm" svg:x2="13.954cm" svg:y2="5.266cm">
          <text:p/>
        </draw:line>
        <draw:line draw:style-name="gr46" draw:text-style-name="P10" draw:layer="layout" svg:x1="0.7cm" svg:y1="6.133cm" svg:x2="13.954cm" svg:y2="6.133cm">
          <text:p/>
        </draw:line>
        <draw:line draw:style-name="gr46" draw:text-style-name="P10" draw:layer="layout" svg:x1="0.7cm" svg:y1="7cm" svg:x2="13.954cm" svg:y2="7cm">
          <text:p/>
        </draw:line>
        <draw:line draw:style-name="gr46" draw:text-style-name="P10" draw:layer="layout" svg:x1="0.7cm" svg:y1="7.865cm" svg:x2="13.954cm" svg:y2="7.865cm">
          <text:p/>
        </draw:line>
        <draw:line draw:style-name="gr46" draw:text-style-name="P10" draw:layer="layout" svg:x1="0.7cm" svg:y1="8.731cm" svg:x2="13.954cm" svg:y2="8.731cm">
          <text:p/>
        </draw:line>
        <draw:line draw:style-name="gr46" draw:text-style-name="P10" draw:layer="layout" svg:x1="0.7cm" svg:y1="9.597cm" svg:x2="13.954cm" svg:y2="9.597cm">
          <text:p/>
        </draw:line>
        <draw:line draw:style-name="gr46" draw:text-style-name="P10" draw:layer="layout" svg:x1="0.7cm" svg:y1="10.463cm" svg:x2="13.954cm" svg:y2="10.463cm">
          <text:p/>
        </draw:line>
        <draw:line draw:style-name="gr46" draw:text-style-name="P10" draw:layer="layout" svg:x1="0.7cm" svg:y1="11.33cm" svg:x2="13.954cm" svg:y2="11.33cm">
          <text:p/>
        </draw:line>
        <draw:line draw:style-name="gr46" draw:text-style-name="P10" draw:layer="layout" svg:x1="0.7cm" svg:y1="12.195cm" svg:x2="13.954cm" svg:y2="12.195cm">
          <text:p/>
        </draw:line>
        <draw:line draw:style-name="gr46" draw:text-style-name="P10" draw:layer="layout" svg:x1="0.7cm" svg:y1="13.061cm" svg:x2="13.954cm" svg:y2="13.061cm">
          <text:p/>
        </draw:line>
        <draw:line draw:style-name="gr46" draw:text-style-name="P10" draw:layer="layout" svg:x1="0.7cm" svg:y1="13.928cm" svg:x2="13.954cm" svg:y2="13.928cm">
          <text:p/>
        </draw:line>
        <draw:line draw:style-name="gr46" draw:text-style-name="P10" draw:layer="layout" svg:x1="0.7cm" svg:y1="14.79cm" svg:x2="13.954cm" svg:y2="14.79cm">
          <text:p/>
        </draw:line>
        <draw:line draw:style-name="gr46" draw:text-style-name="P10" draw:layer="layout" svg:x1="0.7cm" svg:y1="15.65cm" svg:x2="13.954cm" svg:y2="15.65cm">
          <text:p/>
        </draw:line>
        <draw:line draw:style-name="gr46" draw:text-style-name="P10" draw:layer="layout" svg:x1="0.7cm" svg:y1="16.51cm" svg:x2="13.954cm" svg:y2="16.51cm">
          <text:p/>
        </draw:line>
        <draw:line draw:style-name="gr46" draw:text-style-name="P10" draw:layer="layout" svg:x1="0.7cm" svg:y1="17.37cm" svg:x2="13.954cm" svg:y2="17.37cm">
          <text:p/>
        </draw:line>
        <draw:line draw:style-name="gr46" draw:text-style-name="P10" draw:layer="layout" svg:x1="0.7cm" svg:y1="18.23cm" svg:x2="13.954cm" svg:y2="18.23cm">
          <text:p/>
        </draw:line>
        <draw:line draw:style-name="gr46" draw:text-style-name="P10" draw:layer="layout" svg:x1="0.7cm" svg:y1="19.09cm" svg:x2="13.954cm" svg:y2="19.09cm">
          <text:p/>
        </draw:line>
        <draw:line draw:style-name="gr46" draw:text-style-name="P10" draw:layer="layout" svg:x1="0.7cm" svg:y1="19.95cm" svg:x2="13.954cm" svg:y2="19.95cm">
          <text:p/>
        </draw:line>
        <draw:line draw:style-name="gr46" draw:text-style-name="P10" draw:layer="layout" svg:x1="0.7cm" svg:y1="20.81cm" svg:x2="13.954cm" svg:y2="20.81cm">
          <text:p/>
        </draw:line>
        <draw:line draw:style-name="gr6" draw:text-style-name="P6" draw:layer="layout" svg:x1="0.706cm" svg:y1="1.972cm" svg:x2="13.956cm" svg:y2="1.972cm">
          <text:p/>
        </draw:line>
        <draw:frame draw:style-name="gr146" draw:text-style-name="P13" draw:layer="layout" svg:width="2.917cm" svg:height="0.776cm" svg:x="0.92cm" svg:y="0.708cm">
          <draw:text-box>
            <text:p text:style-name="P3"><text:span text:style-name="T7">E</text:span><text:span text:style-name="T7">N</text:span><text:span text:style-name="T7">E</text:span><text:span text:style-name="T7">R</text:span><text:span text:style-name="T7">O</text:span></text:p>
          </draw:text-box>
        </draw:frame>
        <draw:frame draw:style-name="gr161" draw:text-style-name="P41" draw:layer="layout" svg:width="2.186cm" svg:height="0.556cm" svg:x="6.9cm" svg:y="1.219cm">
          <draw:text-box>
            <text:p text:style-name="P3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</draw:page>
      <draw:page draw:name="page28" draw:style-name="dp1" draw:master-page-name="master-page34">
        <draw:frame draw:style-name="gr271" draw:text-style-name="P4" draw:layer="layout" svg:width="2.015cm" svg:height="0.709cm" svg:x="1.427cm" svg:y="1.622cm">
          <draw:text-box>
            <text:p text:style-name="P3"><text:span text:style-name="T19">M</text:span><text:span text:style-name="T19">A</text:span><text:span text:style-name="T19">R</text:span><text:span text:style-name="T19">Z</text:span><text:span text:style-name="T19">O</text:span></text:p>
          </draw:text-box>
        </draw:frame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 </text:span><text:span text:style-name="T23">9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0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 </text:span><text:span text:style-name="T23">1</text:span><text:span text:style-name="T23">1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 </text:span><text:span text:style-name="T23">1</text:span><text:span text:style-name="T23">2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 </text:span><text:span text:style-name="T23">1</text:span><text:span text:style-name="T23">3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3"><text:span text:style-name="T24">7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3"><text:span text:style-name="T24">8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3"><text:span text:style-name="T24">9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3"><text:span text:style-name="T24">2</text:span><text:span text:style-name="T24">3</text:span></text:p>
          </draw:text-box>
        </draw:frame>
        <draw:frame draw:style-name="gr264" draw:text-style-name="P37" draw:layer="layout" svg:width="0.364cm" svg:height="0.49cm" svg:x="7.082cm" svg:y="2.775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9.942cm" svg:y="2.775cm">
          <draw:text-box>
            <text:p text:style-name="P3"><text:span text:style-name="T24">2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3"><text:span text:style-name="T24">2</text:span><text:span text:style-name="T24">8</text:span></text:p>
          </draw:text-box>
        </draw:frame>
        <draw:frame draw:style-name="gr266" draw:text-style-name="P37" draw:layer="layout" svg:width="0.472cm" svg:height="0.49cm" svg:x="7.082cm" svg:y="16.81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9.942cm" svg:y="16.81cm">
          <draw:text-box>
            <text:p text:style-name="P3"><text:span text:style-name="T24">3</text:span><text:span text:style-name="T24">0</text:span></text:p>
          </draw:text-box>
        </draw:frame>
        <draw:path draw:style-name="gr261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3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2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4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4" draw:text-style-name="P37" draw:layer="layout" svg:width="0.364cm" svg:height="0.49cm" svg:x="18.155cm" svg:y="6.255cm">
          <draw:text-box>
            <text:p text:style-name="P3"><text:span text:style-name="T24">11</text:span></text:p>
          </draw:text-box>
        </draw:frame>
        <draw:frame draw:style-name="gr264" draw:text-style-name="P37" draw:layer="layout" svg:width="0.364cm" svg:height="0.49cm" svg:x="21.016cm" svg:y="6.255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23.877cm" svg:y="6.255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15.294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18.155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21.016cm" svg:y="9.774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23.877cm" svg:y="9.774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15.294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18.155cm" svg:y="13.293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21.016cm" svg:y="13.293cm">
          <draw:text-box>
            <text:p text:style-name="P3"><text:span text:style-name="T24">2</text:span><text:span text:style-name="T24">6</text:span></text:p>
          </draw:text-box>
        </draw:frame>
        <draw:frame draw:style-name="gr264" draw:text-style-name="P37" draw:layer="layout" svg:width="0.364cm" svg:height="0.49cm" svg:x="15.294cm" svg:y="2.74cm">
          <draw:text-box>
            <text:p text:style-name="P3"><text:span text:style-name="T24">3</text:span></text:p>
          </draw:text-box>
        </draw:frame>
        <draw:frame draw:style-name="gr264" draw:text-style-name="P37" draw:layer="layout" svg:width="0.364cm" svg:height="0.49cm" svg:x="18.155cm" svg:y="2.74cm">
          <draw:text-box>
            <text:p text:style-name="P3"><text:span text:style-name="T24">4</text:span></text:p>
          </draw:text-box>
        </draw:frame>
        <draw:frame draw:style-name="gr264" draw:text-style-name="P37" draw:layer="layout" svg:width="0.364cm" svg:height="0.49cm" svg:x="21.016cm" svg:y="2.74cm">
          <draw:text-box>
            <text:p text:style-name="P3"><text:span text:style-name="T24">5</text:span></text:p>
          </draw:text-box>
        </draw:frame>
        <draw:frame draw:style-name="gr266" draw:text-style-name="P37" draw:layer="layout" svg:width="0.472cm" svg:height="0.49cm" svg:x="23.877cm" svg:y="2.74cm">
          <draw:text-box>
            <text:p text:style-name="P3"><text:span text:style-name="T24">6</text:span></text:p>
          </draw:text-box>
        </draw:frame>
        <draw:frame draw:style-name="gr266" draw:text-style-name="P37" draw:layer="layout" svg:width="0.472cm" svg:height="0.49cm" svg:x="23.881cm" svg:y="13.29cm">
          <draw:text-box>
            <text:p text:style-name="P3"><text:span text:style-name="T24">2</text:span><text:span text:style-name="T24">7</text:span></text:p>
          </draw:text-box>
        </draw:frame>
        <draw:frame draw:style-name="gr266" draw:text-style-name="P37" draw:layer="layout" svg:width="0.472cm" svg:height="0.49cm" svg:x="15.294cm" svg:y="16.81cm">
          <draw:text-box>
            <text:p text:style-name="P3"><text:span text:style-name="T24">3</text:span><text:span text:style-name="T24">1</text:span></text:p>
          </draw:text-box>
        </draw:frame>
      </draw:page>
      <draw:page draw:name="page29" draw:style-name="dp1" draw:master-page-name="master-page34">
        <draw:frame draw:style-name="gr271" draw:text-style-name="P4" draw:layer="layout" svg:width="2.015cm" svg:height="0.709cm" svg:x="1.527cm" svg:y="1.622cm">
          <draw:text-box>
            <text:p text:style-name="P3"><text:span text:style-name="T19">A</text:span><text:span text:style-name="T19">B</text:span><text:span text:style-name="T19">R</text:span><text:span text:style-name="T19">I</text:span><text:span text:style-name="T19">L</text:span></text:p>
          </draw:text-box>
        </draw:frame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3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4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5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6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7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3"><text:span text:style-name="T24">4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3"><text:span text:style-name="T24">5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3"><text:span text:style-name="T24">6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3"><text:span text:style-name="T24">1</text:span><text:span text:style-name="T24">1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7.082cm" svg:y="16.81cm">
          <draw:text-box>
            <text:p text:style-name="P3"><text:span text:style-name="T24">2</text:span><text:span text:style-name="T24">6</text:span></text:p>
          </draw:text-box>
        </draw:frame>
        <draw:frame draw:style-name="gr266" draw:text-style-name="P37" draw:layer="layout" svg:width="0.472cm" svg:height="0.49cm" svg:x="9.942cm" svg:y="16.81cm">
          <draw:text-box>
            <text:p text:style-name="P3"><text:span text:style-name="T24">2</text:span><text:span text:style-name="T24">7</text:span></text:p>
          </draw:text-box>
        </draw:frame>
        <draw:path draw:style-name="gr261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3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2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4cm" svg:y="6.255cm">
          <draw:text-box>
            <text:p text:style-name="P3"><text:span text:style-name="T24">7</text:span></text:p>
          </draw:text-box>
        </draw:frame>
        <draw:frame draw:style-name="gr264" draw:text-style-name="P37" draw:layer="layout" svg:width="0.364cm" svg:height="0.49cm" svg:x="18.155cm" svg:y="6.255cm">
          <draw:text-box>
            <text:p text:style-name="P3"><text:span text:style-name="T24">8</text:span></text:p>
          </draw:text-box>
        </draw:frame>
        <draw:frame draw:style-name="gr264" draw:text-style-name="P37" draw:layer="layout" svg:width="0.364cm" svg:height="0.49cm" svg:x="21.016cm" svg:y="6.255cm">
          <draw:text-box>
            <text:p text:style-name="P3"><text:span text:style-name="T24">9</text:span></text:p>
          </draw:text-box>
        </draw:frame>
        <draw:frame draw:style-name="gr266" draw:text-style-name="P37" draw:layer="layout" svg:width="0.472cm" svg:height="0.49cm" svg:x="23.877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6" draw:text-style-name="P37" draw:layer="layout" svg:width="0.472cm" svg:height="0.49cm" svg:x="15.294cm" svg:y="9.774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18.155cm" svg:y="9.774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21.016cm" svg:y="9.774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23.877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15.294cm" svg:y="13.293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18.155cm" svg:y="13.293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21.016cm" svg:y="13.293cm">
          <draw:text-box>
            <text:p text:style-name="P3"><text:span text:style-name="T24">2</text:span><text:span text:style-name="T24">3</text:span></text:p>
          </draw:text-box>
        </draw:frame>
        <draw:frame draw:style-name="gr264" draw:text-style-name="P37" draw:layer="layout" svg:width="0.364cm" svg:height="0.49cm" svg:x="18.155cm" svg:y="2.74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21.016cm" svg:y="2.74cm">
          <draw:text-box>
            <text:p text:style-name="P3"><text:span text:style-name="T24">2</text:span></text:p>
          </draw:text-box>
        </draw:frame>
        <draw:frame draw:style-name="gr266" draw:text-style-name="P37" draw:layer="layout" svg:width="0.472cm" svg:height="0.49cm" svg:x="23.877cm" svg:y="2.74cm">
          <draw:text-box>
            <text:p text:style-name="P3"><text:span text:style-name="T24">3</text:span></text:p>
          </draw:text-box>
        </draw:frame>
        <draw:frame draw:style-name="gr266" draw:text-style-name="P37" draw:layer="layout" svg:width="0.472cm" svg:height="0.49cm" svg:x="23.881cm" svg:y="13.29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15.294cm" svg:y="16.81cm">
          <draw:text-box>
            <text:p text:style-name="P3"><text:span text:style-name="T24">2</text:span><text:span text:style-name="T24">8</text:span></text:p>
          </draw:text-box>
        </draw:frame>
        <draw:frame draw:style-name="gr266" draw:text-style-name="P37" draw:layer="layout" svg:width="0.472cm" svg:height="0.49cm" svg:x="18.156cm" svg:y="16.81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21.017cm" svg:y="16.81cm">
          <draw:text-box>
            <text:p text:style-name="P3"><text:span text:style-name="T24">3</text:span><text:span text:style-name="T24">0</text:span></text:p>
          </draw:text-box>
        </draw:frame>
      </draw:page>
      <draw:page draw:name="page30" draw:style-name="dp1" draw:master-page-name="master-page34">
        <draw:frame draw:style-name="gr273" draw:text-style-name="P4" draw:layer="layout" svg:width="2.418cm" svg:height="0.709cm" svg:x="1.573cm" svg:y="1.621cm">
          <draw:text-box>
            <text:p text:style-name="P3"><text:span text:style-name="T19">M</text:span><text:span text:style-name="T19">A</text:span><text:span text:style-name="T19">Y</text:span><text:span text:style-name="T19">O</text:span></text:p>
          </draw:text-box>
        </draw:frame>
        <draw:line draw:style-name="gr6" draw:text-style-name="P31" draw:layer="layout" svg:x1="4.08cm" svg:y1="1.282cm" svg:x2="6.95cm" svg:y2="1.282cm">
          <text:p/>
        </draw:line>
        <draw:line draw:style-name="gr6" draw:text-style-name="P31" draw:layer="layout" svg:x1="4.088cm" svg:y1="2.67cm" svg:x2="4.088cm" svg:y2="1.291cm">
          <text:p/>
        </draw:line>
        <draw:line draw:style-name="gr6" draw:text-style-name="P31" draw:layer="layout" svg:x1="6.95cm" svg:y1="1.282cm" svg:x2="9.811cm" svg:y2="1.282cm">
          <text:p/>
        </draw:line>
        <draw:line draw:style-name="gr6" draw:text-style-name="P31" draw:layer="layout" svg:x1="6.95cm" svg:y1="2.67cm" svg:x2="6.95cm" svg:y2="1.291cm">
          <text:p/>
        </draw:line>
        <draw:line draw:style-name="gr6" draw:text-style-name="P31" draw:layer="layout" svg:x1="9.811cm" svg:y1="1.282cm" svg:x2="12.68cm" svg:y2="1.282cm">
          <text:p/>
        </draw:line>
        <draw:line draw:style-name="gr6" draw:text-style-name="P31" draw:layer="layout" svg:x1="9.811cm" svg:y1="2.67cm" svg:x2="9.811cm" svg:y2="1.291cm">
          <text:p/>
        </draw:line>
        <draw:line draw:style-name="gr6" draw:text-style-name="P31" draw:layer="layout" svg:x1="12.672cm" svg:y1="2.67cm" svg:x2="12.672cm" svg:y2="1.291cm">
          <text:p/>
        </draw:line>
        <draw:line draw:style-name="gr6" draw:text-style-name="P31" draw:layer="layout" svg:x1="4.08cm" svg:y1="2.68cm" svg:x2="6.95cm" svg:y2="2.68cm">
          <text:p/>
        </draw:line>
        <draw:line draw:style-name="gr6" draw:text-style-name="P31" draw:layer="layout" svg:x1="4.088cm" svg:y1="5.489cm" svg:x2="4.088cm" svg:y2="2.686cm">
          <text:p/>
        </draw:line>
        <draw:line draw:style-name="gr6" draw:text-style-name="P31" draw:layer="layout" svg:x1="6.95cm" svg:y1="2.68cm" svg:x2="9.811cm" svg:y2="2.68cm">
          <text:p/>
        </draw:line>
        <draw:line draw:style-name="gr6" draw:text-style-name="P31" draw:layer="layout" svg:x1="6.95cm" svg:y1="5.489cm" svg:x2="6.95cm" svg:y2="2.686cm">
          <text:p/>
        </draw:line>
        <draw:line draw:style-name="gr6" draw:text-style-name="P31" draw:layer="layout" svg:x1="9.811cm" svg:y1="2.68cm" svg:x2="12.68cm" svg:y2="2.68cm">
          <text:p/>
        </draw:line>
        <draw:line draw:style-name="gr6" draw:text-style-name="P31" draw:layer="layout" svg:x1="9.811cm" svg:y1="5.489cm" svg:x2="9.811cm" svg:y2="2.686cm">
          <text:p/>
        </draw:line>
        <draw:line draw:style-name="gr6" draw:text-style-name="P31" draw:layer="layout" svg:x1="12.672cm" svg:y1="5.489cm" svg:x2="12.672cm" svg:y2="2.686cm">
          <text:p/>
        </draw:line>
        <draw:line draw:style-name="gr6" draw:text-style-name="P31" draw:layer="layout" svg:x1="4.08cm" svg:y1="5.497cm" svg:x2="6.95cm" svg:y2="5.497cm">
          <text:p/>
        </draw:line>
        <draw:line draw:style-name="gr6" draw:text-style-name="P31" draw:layer="layout" svg:x1="4.088cm" svg:y1="8.307cm" svg:x2="4.088cm" svg:y2="5.504cm">
          <text:p/>
        </draw:line>
        <draw:line draw:style-name="gr6" draw:text-style-name="P31" draw:layer="layout" svg:x1="6.95cm" svg:y1="5.497cm" svg:x2="9.811cm" svg:y2="5.497cm">
          <text:p/>
        </draw:line>
        <draw:line draw:style-name="gr6" draw:text-style-name="P31" draw:layer="layout" svg:x1="6.95cm" svg:y1="8.307cm" svg:x2="6.95cm" svg:y2="5.504cm">
          <text:p/>
        </draw:line>
        <draw:line draw:style-name="gr6" draw:text-style-name="P31" draw:layer="layout" svg:x1="9.811cm" svg:y1="5.497cm" svg:x2="12.68cm" svg:y2="5.497cm">
          <text:p/>
        </draw:line>
        <draw:line draw:style-name="gr6" draw:text-style-name="P31" draw:layer="layout" svg:x1="9.811cm" svg:y1="8.307cm" svg:x2="9.811cm" svg:y2="5.504cm">
          <text:p/>
        </draw:line>
        <draw:line draw:style-name="gr6" draw:text-style-name="P31" draw:layer="layout" svg:x1="12.672cm" svg:y1="8.307cm" svg:x2="12.672cm" svg:y2="5.504cm">
          <text:p/>
        </draw:line>
        <draw:line draw:style-name="gr6" draw:text-style-name="P31" draw:layer="layout" svg:x1="4.08cm" svg:y1="8.314cm" svg:x2="6.95cm" svg:y2="8.314cm">
          <text:p/>
        </draw:line>
        <draw:line draw:style-name="gr6" draw:text-style-name="P31" draw:layer="layout" svg:x1="4.088cm" svg:y1="11.125cm" svg:x2="4.088cm" svg:y2="8.322cm">
          <text:p/>
        </draw:line>
        <draw:line draw:style-name="gr6" draw:text-style-name="P31" draw:layer="layout" svg:x1="6.95cm" svg:y1="8.314cm" svg:x2="9.811cm" svg:y2="8.314cm">
          <text:p/>
        </draw:line>
        <draw:line draw:style-name="gr6" draw:text-style-name="P31" draw:layer="layout" svg:x1="6.95cm" svg:y1="11.125cm" svg:x2="6.95cm" svg:y2="8.322cm">
          <text:p/>
        </draw:line>
        <draw:line draw:style-name="gr6" draw:text-style-name="P31" draw:layer="layout" svg:x1="9.811cm" svg:y1="8.314cm" svg:x2="12.68cm" svg:y2="8.314cm">
          <text:p/>
        </draw:line>
        <draw:line draw:style-name="gr6" draw:text-style-name="P31" draw:layer="layout" svg:x1="9.811cm" svg:y1="11.125cm" svg:x2="9.811cm" svg:y2="8.322cm">
          <text:p/>
        </draw:line>
        <draw:line draw:style-name="gr6" draw:text-style-name="P31" draw:layer="layout" svg:x1="12.672cm" svg:y1="11.125cm" svg:x2="12.672cm" svg:y2="8.322cm">
          <text:p/>
        </draw:line>
        <draw:line draw:style-name="gr6" draw:text-style-name="P31" draw:layer="layout" svg:x1="4.08cm" svg:y1="11.131cm" svg:x2="6.95cm" svg:y2="11.131cm">
          <text:p/>
        </draw:line>
        <draw:line draw:style-name="gr6" draw:text-style-name="P31" draw:layer="layout" svg:x1="4.088cm" svg:y1="13.941cm" svg:x2="4.088cm" svg:y2="11.138cm">
          <text:p/>
        </draw:line>
        <draw:line draw:style-name="gr6" draw:text-style-name="P31" draw:layer="layout" svg:x1="6.95cm" svg:y1="11.131cm" svg:x2="9.811cm" svg:y2="11.131cm">
          <text:p/>
        </draw:line>
        <draw:line draw:style-name="gr6" draw:text-style-name="P31" draw:layer="layout" svg:x1="6.95cm" svg:y1="13.941cm" svg:x2="6.95cm" svg:y2="11.138cm">
          <text:p/>
        </draw:line>
        <draw:line draw:style-name="gr6" draw:text-style-name="P31" draw:layer="layout" svg:x1="9.811cm" svg:y1="11.131cm" svg:x2="12.68cm" svg:y2="11.131cm">
          <text:p/>
        </draw:line>
        <draw:line draw:style-name="gr6" draw:text-style-name="P31" draw:layer="layout" svg:x1="9.811cm" svg:y1="13.941cm" svg:x2="9.811cm" svg:y2="11.138cm">
          <text:p/>
        </draw:line>
        <draw:line draw:style-name="gr6" draw:text-style-name="P31" draw:layer="layout" svg:x1="12.672cm" svg:y1="13.941cm" svg:x2="12.672cm" svg:y2="11.138cm">
          <text:p/>
        </draw:line>
        <draw:line draw:style-name="gr6" draw:text-style-name="P31" draw:layer="layout" svg:x1="4.08cm" svg:y1="13.949cm" svg:x2="6.95cm" svg:y2="13.949cm">
          <text:p/>
        </draw:line>
        <draw:line draw:style-name="gr6" draw:text-style-name="P31" draw:layer="layout" svg:x1="4.088cm" svg:y1="16.758cm" svg:x2="4.088cm" svg:y2="13.955cm">
          <text:p/>
        </draw:line>
        <draw:line draw:style-name="gr6" draw:text-style-name="P31" draw:layer="layout" svg:x1="6.95cm" svg:y1="13.949cm" svg:x2="9.811cm" svg:y2="13.949cm">
          <text:p/>
        </draw:line>
        <draw:line draw:style-name="gr6" draw:text-style-name="P31" draw:layer="layout" svg:x1="6.95cm" svg:y1="16.758cm" svg:x2="6.95cm" svg:y2="13.955cm">
          <text:p/>
        </draw:line>
        <draw:line draw:style-name="gr6" draw:text-style-name="P31" draw:layer="layout" svg:x1="9.811cm" svg:y1="13.949cm" svg:x2="12.68cm" svg:y2="13.949cm">
          <text:p/>
        </draw:line>
        <draw:line draw:style-name="gr6" draw:text-style-name="P31" draw:layer="layout" svg:x1="9.811cm" svg:y1="16.758cm" svg:x2="9.811cm" svg:y2="13.955cm">
          <text:p/>
        </draw:line>
        <draw:line draw:style-name="gr6" draw:text-style-name="P31" draw:layer="layout" svg:x1="12.672cm" svg:y1="16.758cm" svg:x2="12.672cm" svg:y2="13.955cm">
          <text:p/>
        </draw:line>
        <draw:line draw:style-name="gr6" draw:text-style-name="P31" draw:layer="layout" svg:x1="4.08cm" svg:y1="16.766cm" svg:x2="12.68cm" svg:y2="16.766cm">
          <text:p/>
        </draw:line>
        <draw:frame draw:style-name="gr134" draw:text-style-name="P32" draw:layer="layout" svg:width="1.316cm" svg:height="0.533cm" svg:x="4.924cm" svg:y="1.748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7cm" svg:y="1.748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8cm" svg:y="1.748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line draw:style-name="gr6" draw:text-style-name="P34" draw:layer="layout" svg:x1="0.702cm" svg:y1="2.678cm" svg:x2="4.088cm" svg:y2="2.678cm">
          <text:p/>
        </draw:line>
        <draw:line draw:style-name="gr6" draw:text-style-name="P34" draw:layer="layout" svg:x1="0.702cm" svg:y1="5.496cm" svg:x2="4.088cm" svg:y2="5.496cm">
          <text:p/>
        </draw:line>
        <draw:line draw:style-name="gr6" draw:text-style-name="P34" draw:layer="layout" svg:x1="0.702cm" svg:y1="8.314cm" svg:x2="4.088cm" svg:y2="8.314cm">
          <text:p/>
        </draw:line>
        <draw:line draw:style-name="gr6" draw:text-style-name="P34" draw:layer="layout" svg:x1="0.702cm" svg:y1="11.131cm" svg:x2="4.088cm" svg:y2="11.131cm">
          <text:p/>
        </draw:line>
        <draw:line draw:style-name="gr6" draw:text-style-name="P34" draw:layer="layout" svg:x1="0.702cm" svg:y1="13.948cm" svg:x2="4.088cm" svg:y2="13.948cm">
          <text:p/>
        </draw:line>
        <draw:line draw:style-name="gr46" draw:text-style-name="P31" draw:layer="layout" svg:x1="0.702cm" svg:y1="3.15cm" svg:x2="4.081cm" svg:y2="3.15cm">
          <text:p/>
        </draw:line>
        <draw:line draw:style-name="gr46" draw:text-style-name="P31" draw:layer="layout" svg:x1="0.702cm" svg:y1="3.551cm" svg:x2="4.081cm" svg:y2="3.551cm">
          <text:p/>
        </draw:line>
        <draw:line draw:style-name="gr46" draw:text-style-name="P31" draw:layer="layout" svg:x1="0.702cm" svg:y1="3.953cm" svg:x2="4.081cm" svg:y2="3.953cm">
          <text:p/>
        </draw:line>
        <draw:line draw:style-name="gr46" draw:text-style-name="P31" draw:layer="layout" svg:x1="0.702cm" svg:y1="4.353cm" svg:x2="4.081cm" svg:y2="4.353cm">
          <text:p/>
        </draw:line>
        <draw:line draw:style-name="gr46" draw:text-style-name="P31" draw:layer="layout" svg:x1="0.702cm" svg:y1="4.754cm" svg:x2="4.081cm" svg:y2="4.754cm">
          <text:p/>
        </draw:line>
        <draw:line draw:style-name="gr46" draw:text-style-name="P31" draw:layer="layout" svg:x1="0.702cm" svg:y1="5.155cm" svg:x2="4.081cm" svg:y2="5.155cm">
          <text:p/>
        </draw:line>
        <draw:line draw:style-name="gr46" draw:text-style-name="P31" draw:layer="layout" svg:x1="0.702cm" svg:y1="5.957cm" svg:x2="4.081cm" svg:y2="5.957cm">
          <text:p/>
        </draw:line>
        <draw:line draw:style-name="gr46" draw:text-style-name="P31" draw:layer="layout" svg:x1="0.702cm" svg:y1="6.358cm" svg:x2="4.081cm" svg:y2="6.358cm">
          <text:p/>
        </draw:line>
        <draw:line draw:style-name="gr46" draw:text-style-name="P31" draw:layer="layout" svg:x1="0.702cm" svg:y1="6.758cm" svg:x2="4.081cm" svg:y2="6.758cm">
          <text:p/>
        </draw:line>
        <draw:line draw:style-name="gr46" draw:text-style-name="P31" draw:layer="layout" svg:x1="0.702cm" svg:y1="7.16cm" svg:x2="4.081cm" svg:y2="7.16cm">
          <text:p/>
        </draw:line>
        <draw:line draw:style-name="gr46" draw:text-style-name="P31" draw:layer="layout" svg:x1="0.702cm" svg:y1="7.561cm" svg:x2="4.081cm" svg:y2="7.561cm">
          <text:p/>
        </draw:line>
        <draw:line draw:style-name="gr46" draw:text-style-name="P31" draw:layer="layout" svg:x1="0.702cm" svg:y1="7.962cm" svg:x2="4.081cm" svg:y2="7.962cm">
          <text:p/>
        </draw:line>
        <draw:line draw:style-name="gr46" draw:text-style-name="P31" draw:layer="layout" svg:x1="0.702cm" svg:y1="8.763cm" svg:x2="4.081cm" svg:y2="8.763cm">
          <text:p/>
        </draw:line>
        <draw:line draw:style-name="gr46" draw:text-style-name="P31" draw:layer="layout" svg:x1="0.702cm" svg:y1="9.165cm" svg:x2="4.081cm" svg:y2="9.165cm">
          <text:p/>
        </draw:line>
        <draw:line draw:style-name="gr46" draw:text-style-name="P31" draw:layer="layout" svg:x1="0.702cm" svg:y1="9.566cm" svg:x2="4.081cm" svg:y2="9.566cm">
          <text:p/>
        </draw:line>
        <draw:line draw:style-name="gr46" draw:text-style-name="P31" draw:layer="layout" svg:x1="0.702cm" svg:y1="9.967cm" svg:x2="4.081cm" svg:y2="9.967cm">
          <text:p/>
        </draw:line>
        <draw:line draw:style-name="gr46" draw:text-style-name="P31" draw:layer="layout" svg:x1="0.702cm" svg:y1="10.367cm" svg:x2="4.081cm" svg:y2="10.367cm">
          <text:p/>
        </draw:line>
        <draw:line draw:style-name="gr46" draw:text-style-name="P31" draw:layer="layout" svg:x1="0.702cm" svg:y1="10.769cm" svg:x2="4.081cm" svg:y2="10.769cm">
          <text:p/>
        </draw:line>
        <draw:line draw:style-name="gr46" draw:text-style-name="P31" draw:layer="layout" svg:x1="0.702cm" svg:y1="11.57cm" svg:x2="4.081cm" svg:y2="11.57cm">
          <text:p/>
        </draw:line>
        <draw:line draw:style-name="gr46" draw:text-style-name="P31" draw:layer="layout" svg:x1="0.702cm" svg:y1="11.97cm" svg:x2="4.081cm" svg:y2="11.97cm">
          <text:p/>
        </draw:line>
        <draw:line draw:style-name="gr46" draw:text-style-name="P31" draw:layer="layout" svg:x1="0.702cm" svg:y1="12.372cm" svg:x2="4.081cm" svg:y2="12.372cm">
          <text:p/>
        </draw:line>
        <draw:line draw:style-name="gr46" draw:text-style-name="P31" draw:layer="layout" svg:x1="0.702cm" svg:y1="12.772cm" svg:x2="4.081cm" svg:y2="12.772cm">
          <text:p/>
        </draw:line>
        <draw:line draw:style-name="gr46" draw:text-style-name="P31" draw:layer="layout" svg:x1="0.702cm" svg:y1="13.173cm" svg:x2="4.081cm" svg:y2="13.173cm">
          <text:p/>
        </draw:line>
        <draw:line draw:style-name="gr46" draw:text-style-name="P31" draw:layer="layout" svg:x1="0.702cm" svg:y1="13.574cm" svg:x2="4.081cm" svg:y2="13.574cm">
          <text:p/>
        </draw:line>
        <draw:frame draw:style-name="gr138" draw:text-style-name="P36" draw:layer="layout" svg:width="2.26cm" svg:height="0.475cm" svg:x="1.502cm" svg:y="5.48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8</text:span></text:p>
          </draw:text-box>
        </draw:frame>
        <draw:frame draw:style-name="gr138" draw:text-style-name="P36" draw:layer="layout" svg:width="2.26cm" svg:height="0.475cm" svg:x="1.502cm" svg:y="8.305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9</text:span></text:p>
          </draw:text-box>
        </draw:frame>
        <draw:frame draw:style-name="gr138" draw:text-style-name="P36" draw:layer="layout" svg:width="2.26cm" svg:height="0.475cm" svg:x="1.502cm" svg:y="11.123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0</text:span></text:p>
          </draw:text-box>
        </draw:frame>
        <draw:frame draw:style-name="gr139" draw:text-style-name="P37" draw:layer="layout" svg:width="0.364cm" svg:height="0.475cm" svg:x="4.222cm" svg:y="5.569cm">
          <draw:text-box>
            <text:p text:style-name="P3"><text:span text:style-name="T24">2</text:span></text:p>
          </draw:text-box>
        </draw:frame>
        <draw:frame draw:style-name="gr139" draw:text-style-name="P37" draw:layer="layout" svg:width="0.364cm" svg:height="0.475cm" svg:x="7.083cm" svg:y="5.569cm">
          <draw:text-box>
            <text:p text:style-name="P3"><text:span text:style-name="T24">3</text:span></text:p>
          </draw:text-box>
        </draw:frame>
        <draw:frame draw:style-name="gr140" draw:text-style-name="P37" draw:layer="layout" svg:width="0.37cm" svg:height="0.475cm" svg:x="9.943cm" svg:y="5.569cm">
          <draw:text-box>
            <text:p text:style-name="P3"><text:span text:style-name="T24">4</text:span></text:p>
          </draw:text-box>
        </draw:frame>
        <draw:frame draw:style-name="gr141" draw:text-style-name="P37" draw:layer="layout" svg:width="0.472cm" svg:height="0.475cm" svg:x="4.222cm" svg:y="8.386cm">
          <draw:text-box>
            <text:p text:style-name="P3"><text:span text:style-name="T24">9</text:span></text:p>
          </draw:text-box>
        </draw:frame>
        <draw:frame draw:style-name="gr141" draw:text-style-name="P37" draw:layer="layout" svg:width="0.472cm" svg:height="0.475cm" svg:x="7.083cm" svg:y="8.386cm">
          <draw:text-box>
            <text:p text:style-name="P3"><text:span text:style-name="T24">1</text:span><text:span text:style-name="T24">0</text:span></text:p>
          </draw:text-box>
        </draw:frame>
        <draw:frame draw:style-name="gr141" draw:text-style-name="P37" draw:layer="layout" svg:width="0.472cm" svg:height="0.475cm" svg:x="9.943cm" svg:y="8.386cm">
          <draw:text-box>
            <text:p text:style-name="P3"><text:span text:style-name="T24">1</text:span><text:span text:style-name="T24">1</text:span></text:p>
          </draw:text-box>
        </draw:frame>
        <draw:frame draw:style-name="gr141" draw:text-style-name="P37" draw:layer="layout" svg:width="0.472cm" svg:height="0.475cm" svg:x="4.222cm" svg:y="11.203cm">
          <draw:text-box>
            <text:p text:style-name="P3"><text:span text:style-name="T24">1</text:span><text:span text:style-name="T24">6</text:span></text:p>
          </draw:text-box>
        </draw:frame>
        <draw:frame draw:style-name="gr141" draw:text-style-name="P37" draw:layer="layout" svg:width="0.472cm" svg:height="0.475cm" svg:x="7.083cm" svg:y="11.203cm">
          <draw:text-box>
            <text:p text:style-name="P3"><text:span text:style-name="T24">1</text:span><text:span text:style-name="T24">7</text:span></text:p>
          </draw:text-box>
        </draw:frame>
        <draw:frame draw:style-name="gr141" draw:text-style-name="P37" draw:layer="layout" svg:width="0.472cm" svg:height="0.475cm" svg:x="9.943cm" svg:y="11.203cm">
          <draw:text-box>
            <text:p text:style-name="P3"><text:span text:style-name="T24">1</text:span><text:span text:style-name="T24">8</text:span></text:p>
          </draw:text-box>
        </draw:frame>
        <draw:frame draw:style-name="gr141" draw:text-style-name="P37" draw:layer="layout" svg:width="0.472cm" svg:height="0.475cm" svg:x="4.222cm" svg:y="13.991cm">
          <draw:text-box>
            <text:p text:style-name="P3"><text:span text:style-name="T24">2</text:span><text:span text:style-name="T24">3</text:span></text:p>
          </draw:text-box>
        </draw:frame>
        <draw:frame draw:style-name="gr141" draw:text-style-name="P37" draw:layer="layout" svg:width="0.472cm" svg:height="0.475cm" svg:x="7.232cm" svg:y="13.991cm">
          <draw:text-box>
            <text:p text:style-name="P3"><text:span text:style-name="T24">2</text:span><text:span text:style-name="T24">4</text:span></text:p>
          </draw:text-box>
        </draw:frame>
        <draw:frame draw:style-name="gr141" draw:text-style-name="P37" draw:layer="layout" svg:width="0.472cm" svg:height="0.475cm" svg:x="9.942cm" svg:y="13.991cm">
          <draw:text-box>
            <text:p text:style-name="P3"><text:span text:style-name="T24">2</text:span><text:span text:style-name="T24">5</text:span></text:p>
          </draw:text-box>
        </draw:frame>
        <draw:line draw:style-name="gr6" draw:text-style-name="P31" draw:layer="layout" svg:x1="4.088cm" svg:y1="19.576cm" svg:x2="4.088cm" svg:y2="16.773cm">
          <text:p/>
        </draw:line>
        <draw:line draw:style-name="gr6" draw:text-style-name="P31" draw:layer="layout" svg:x1="6.95cm" svg:y1="19.576cm" svg:x2="6.95cm" svg:y2="16.773cm">
          <text:p/>
        </draw:line>
        <draw:line draw:style-name="gr6" draw:text-style-name="P31" draw:layer="layout" svg:x1="9.811cm" svg:y1="19.576cm" svg:x2="9.811cm" svg:y2="16.773cm">
          <text:p/>
        </draw:line>
        <draw:line draw:style-name="gr6" draw:text-style-name="P31" draw:layer="layout" svg:x1="12.672cm" svg:y1="19.576cm" svg:x2="12.672cm" svg:y2="16.773cm">
          <text:p/>
        </draw:line>
        <draw:line draw:style-name="gr6" draw:text-style-name="P31" draw:layer="layout" svg:x1="4.08cm" svg:y1="19.584cm" svg:x2="12.68cm" svg:y2="19.584cm">
          <text:p/>
        </draw:line>
        <draw:frame draw:style-name="gr141" draw:text-style-name="P37" draw:layer="layout" svg:width="0.472cm" svg:height="0.475cm" svg:x="4.222cm" svg:y="16.809cm">
          <draw:text-box>
            <text:p text:style-name="P3"><text:span text:style-name="T24">3</text:span><text:span text:style-name="T24">0</text:span></text:p>
          </draw:text-box>
        </draw:frame>
        <draw:line draw:style-name="gr6" draw:text-style-name="P34" draw:layer="layout" svg:x1="0.705cm" svg:y1="16.766cm" svg:x2="4.091cm" svg:y2="16.766cm">
          <text:p/>
        </draw:line>
        <draw:line draw:style-name="gr46" draw:text-style-name="P31" draw:layer="layout" svg:x1="0.702cm" svg:y1="14.395cm" svg:x2="4.081cm" svg:y2="14.395cm">
          <text:p/>
        </draw:line>
        <draw:line draw:style-name="gr46" draw:text-style-name="P31" draw:layer="layout" svg:x1="0.702cm" svg:y1="14.795cm" svg:x2="4.081cm" svg:y2="14.795cm">
          <text:p/>
        </draw:line>
        <draw:line draw:style-name="gr46" draw:text-style-name="P31" draw:layer="layout" svg:x1="0.702cm" svg:y1="15.197cm" svg:x2="4.081cm" svg:y2="15.197cm">
          <text:p/>
        </draw:line>
        <draw:line draw:style-name="gr46" draw:text-style-name="P31" draw:layer="layout" svg:x1="0.702cm" svg:y1="15.597cm" svg:x2="4.081cm" svg:y2="15.597cm">
          <text:p/>
        </draw:line>
        <draw:line draw:style-name="gr46" draw:text-style-name="P31" draw:layer="layout" svg:x1="0.702cm" svg:y1="15.998cm" svg:x2="4.081cm" svg:y2="15.998cm">
          <text:p/>
        </draw:line>
        <draw:line draw:style-name="gr46" draw:text-style-name="P31" draw:layer="layout" svg:x1="0.702cm" svg:y1="16.399cm" svg:x2="4.081cm" svg:y2="16.399cm">
          <text:p/>
        </draw:line>
        <draw:frame draw:style-name="gr138" draw:text-style-name="P36" draw:layer="layout" svg:width="2.26cm" svg:height="0.475cm" svg:x="1.502cm" svg:y="13.94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1</text:span></text:p>
          </draw:text-box>
        </draw:frame>
        <draw:line draw:style-name="gr46" draw:text-style-name="P31" draw:layer="layout" svg:x1="0.702cm" svg:y1="17.206cm" svg:x2="4.081cm" svg:y2="17.206cm">
          <text:p/>
        </draw:line>
        <draw:line draw:style-name="gr46" draw:text-style-name="P31" draw:layer="layout" svg:x1="0.702cm" svg:y1="17.606cm" svg:x2="4.081cm" svg:y2="17.606cm">
          <text:p/>
        </draw:line>
        <draw:line draw:style-name="gr46" draw:text-style-name="P31" draw:layer="layout" svg:x1="0.702cm" svg:y1="18.008cm" svg:x2="4.081cm" svg:y2="18.008cm">
          <text:p/>
        </draw:line>
        <draw:line draw:style-name="gr46" draw:text-style-name="P31" draw:layer="layout" svg:x1="0.702cm" svg:y1="18.408cm" svg:x2="4.081cm" svg:y2="18.408cm">
          <text:p/>
        </draw:line>
        <draw:line draw:style-name="gr46" draw:text-style-name="P31" draw:layer="layout" svg:x1="0.702cm" svg:y1="18.809cm" svg:x2="4.081cm" svg:y2="18.809cm">
          <text:p/>
        </draw:line>
        <draw:line draw:style-name="gr46" draw:text-style-name="P31" draw:layer="layout" svg:x1="0.702cm" svg:y1="19.21cm" svg:x2="4.081cm" svg:y2="19.21cm">
          <text:p/>
        </draw:line>
        <draw:frame draw:style-name="gr138" draw:text-style-name="P36" draw:layer="layout" svg:width="2.26cm" svg:height="0.475cm" svg:x="1.502cm" svg:y="16.75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2</text:span></text:p>
          </draw:text-box>
        </draw:frame>
        <draw:frame draw:style-name="gr274" draw:text-style-name="P56" draw:layer="layout" svg:width="1.844cm" svg:height="0.532cm" svg:x="1.5cm" svg:y="2.711cm">
          <draw:text-box>
            <text:p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1</text:span><text:span text:style-name="T23">7</text:span></text:p>
          </draw:text-box>
        </draw:frame>
        <draw:frame draw:style-name="gr141" draw:text-style-name="P37" draw:layer="layout" svg:width="0.472cm" svg:height="0.475cm" svg:x="7.232cm" svg:y="16.81cm">
          <draw:text-box>
            <text:p text:style-name="P3"><text:span text:style-name="T24">3</text:span><text:span text:style-name="T24">1</text:span></text:p>
          </draw:text-box>
        </draw:frame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57" draw:text-style-name="P32" draw:layer="layout" svg:width="1.432cm" svg:height="0.533cm" svg:x="15.894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3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1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1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139" draw:text-style-name="P37" draw:layer="layout" svg:width="0.364cm" svg:height="0.475cm" svg:x="15.295cm" svg:y="5.534cm">
          <draw:text-box>
            <text:p text:style-name="P3"><text:span text:style-name="T24">5</text:span></text:p>
          </draw:text-box>
        </draw:frame>
        <draw:frame draw:style-name="gr139" draw:text-style-name="P37" draw:layer="layout" svg:width="0.364cm" svg:height="0.475cm" svg:x="18.156cm" svg:y="5.534cm">
          <draw:text-box>
            <text:p text:style-name="P3"><text:span text:style-name="T24">6</text:span></text:p>
          </draw:text-box>
        </draw:frame>
        <draw:frame draw:style-name="gr140" draw:text-style-name="P37" draw:layer="layout" svg:width="0.37cm" svg:height="0.475cm" svg:x="21.017cm" svg:y="5.534cm">
          <draw:text-box>
            <text:p text:style-name="P3"><text:span text:style-name="T24">7</text:span></text:p>
          </draw:text-box>
        </draw:frame>
        <draw:frame draw:style-name="gr141" draw:text-style-name="P37" draw:layer="layout" svg:width="0.472cm" svg:height="0.475cm" svg:x="23.878cm" svg:y="5.534cm">
          <draw:text-box>
            <text:p text:style-name="P3"><text:span text:style-name="T24">8</text:span></text:p>
          </draw:text-box>
        </draw:frame>
        <draw:frame draw:style-name="gr141" draw:text-style-name="P37" draw:layer="layout" svg:width="0.472cm" svg:height="0.475cm" svg:x="15.295cm" svg:y="8.349cm">
          <draw:text-box>
            <text:p text:style-name="P3"><text:span text:style-name="T24">1</text:span><text:span text:style-name="T24">2</text:span></text:p>
          </draw:text-box>
        </draw:frame>
        <draw:frame draw:style-name="gr141" draw:text-style-name="P37" draw:layer="layout" svg:width="0.472cm" svg:height="0.475cm" svg:x="18.156cm" svg:y="8.349cm">
          <draw:text-box>
            <text:p text:style-name="P3"><text:span text:style-name="T24">1</text:span><text:span text:style-name="T24">3</text:span></text:p>
          </draw:text-box>
        </draw:frame>
        <draw:frame draw:style-name="gr141" draw:text-style-name="P37" draw:layer="layout" svg:width="0.472cm" svg:height="0.475cm" svg:x="21.017cm" svg:y="8.349cm">
          <draw:text-box>
            <text:p text:style-name="P3"><text:span text:style-name="T24">1</text:span><text:span text:style-name="T24">4</text:span></text:p>
          </draw:text-box>
        </draw:frame>
        <draw:frame draw:style-name="gr141" draw:text-style-name="P37" draw:layer="layout" svg:width="0.472cm" svg:height="0.475cm" svg:x="23.878cm" svg:y="8.349cm">
          <draw:text-box>
            <text:p text:style-name="P3"><text:span text:style-name="T24">1</text:span><text:span text:style-name="T24">5</text:span></text:p>
          </draw:text-box>
        </draw:frame>
        <draw:frame draw:style-name="gr141" draw:text-style-name="P37" draw:layer="layout" svg:width="0.472cm" svg:height="0.475cm" svg:x="15.295cm" svg:y="11.165cm">
          <draw:text-box>
            <text:p text:style-name="P3"><text:span text:style-name="T24">1</text:span><text:span text:style-name="T24">9</text:span></text:p>
          </draw:text-box>
        </draw:frame>
        <draw:frame draw:style-name="gr141" draw:text-style-name="P37" draw:layer="layout" svg:width="0.472cm" svg:height="0.475cm" svg:x="18.156cm" svg:y="11.165cm">
          <draw:text-box>
            <text:p text:style-name="P3"><text:span text:style-name="T24">2</text:span><text:span text:style-name="T24">0</text:span></text:p>
          </draw:text-box>
        </draw:frame>
        <draw:frame draw:style-name="gr141" draw:text-style-name="P37" draw:layer="layout" svg:width="0.472cm" svg:height="0.475cm" svg:x="21.017cm" svg:y="11.165cm">
          <draw:text-box>
            <text:p text:style-name="P3"><text:span text:style-name="T24">2</text:span><text:span text:style-name="T24">1</text:span></text:p>
          </draw:text-box>
        </draw:frame>
        <draw:frame draw:style-name="gr141" draw:text-style-name="P37" draw:layer="layout" svg:width="0.472cm" svg:height="0.475cm" svg:x="23.878cm" svg:y="2.721cm">
          <draw:text-box>
            <text:p text:style-name="P3"><text:span text:style-name="T24">1</text:span></text:p>
          </draw:text-box>
        </draw:frame>
        <draw:frame draw:style-name="gr141" draw:text-style-name="P37" draw:layer="layout" svg:width="0.472cm" svg:height="0.475cm" svg:x="23.882cm" svg:y="11.163cm">
          <draw:text-box>
            <text:p text:style-name="P3"><text:span text:style-name="T24">2</text:span><text:span text:style-name="T24">2</text:span></text:p>
          </draw:text-box>
        </draw:frame>
        <draw:frame draw:style-name="gr141" draw:text-style-name="P37" draw:layer="layout" svg:width="0.472cm" svg:height="0.475cm" svg:x="15.292cm" svg:y="13.979cm">
          <draw:text-box>
            <text:p text:style-name="P3"><text:span text:style-name="T24">2</text:span><text:span text:style-name="T24">6</text:span></text:p>
          </draw:text-box>
        </draw:frame>
        <draw:frame draw:style-name="gr141" draw:text-style-name="P37" draw:layer="layout" svg:width="0.472cm" svg:height="0.475cm" svg:x="18.153cm" svg:y="13.979cm">
          <draw:text-box>
            <text:p text:style-name="P3"><text:span text:style-name="T24">2</text:span><text:span text:style-name="T24">7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1" draw:text-style-name="P37" draw:layer="layout" svg:width="0.472cm" svg:height="0.475cm" svg:x="21.018cm" svg:y="13.982cm">
          <draw:text-box>
            <text:p text:style-name="P3"><text:span text:style-name="T24">2</text:span><text:span text:style-name="T24">8</text:span></text:p>
          </draw:text-box>
        </draw:frame>
        <draw:frame draw:style-name="gr141" draw:text-style-name="P37" draw:layer="layout" svg:width="0.472cm" svg:height="0.475cm" svg:x="23.883cm" svg:y="13.98cm">
          <draw:text-box>
            <text:p text:style-name="P3"><text:span text:style-name="T24">2</text:span><text:span text:style-name="T24">9</text:span></text:p>
          </draw:text-box>
        </draw:frame>
      </draw:page>
      <draw:page draw:name="page31" draw:style-name="dp1" draw:master-page-name="master-page34">
        <draw:path draw:style-name="gr261" draw:text-style-name="P16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2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1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29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49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3cm" svg:y="6.255cm">
          <draw:text-box>
            <text:p text:style-name="P3"><text:span text:style-name="T24">9</text:span></text:p>
          </draw:text-box>
        </draw:frame>
        <draw:frame draw:style-name="gr265" draw:text-style-name="P37" draw:layer="layout" svg:width="0.37cm" svg:height="0.49cm" svg:x="18.154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4" draw:text-style-name="P37" draw:layer="layout" svg:width="0.364cm" svg:height="0.49cm" svg:x="21.015cm" svg:y="6.255cm">
          <draw:text-box>
            <text:p text:style-name="P3"><text:span text:style-name="T24">1</text:span><text:span text:style-name="T24">1</text:span></text:p>
          </draw:text-box>
        </draw:frame>
        <draw:frame draw:style-name="gr266" draw:text-style-name="P37" draw:layer="layout" svg:width="0.472cm" svg:height="0.49cm" svg:x="23.876cm" svg:y="6.255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15.293cm" svg:y="9.774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18.154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21.015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23.876cm" svg:y="9.774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15.293cm" svg:y="13.293cm">
          <draw:text-box>
            <text:p text:style-name="P3"><text:span text:style-name="T24">2</text:span><text:span text:style-name="T24">3</text:span></text:p>
          </draw:text-box>
        </draw:frame>
        <draw:frame draw:style-name="gr266" draw:text-style-name="P37" draw:layer="layout" svg:width="0.472cm" svg:height="0.49cm" svg:x="18.154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21.015cm" svg:y="13.293cm">
          <draw:text-box>
            <text:p text:style-name="P3"><text:span text:style-name="T24">2</text:span><text:span text:style-name="T24">5</text:span></text:p>
          </draw:text-box>
        </draw:frame>
        <draw:frame draw:style-name="gr264" draw:text-style-name="P37" draw:layer="layout" svg:width="0.364cm" svg:height="0.49cm" svg:x="15.293cm" svg:y="2.74cm">
          <draw:text-box>
            <text:p text:style-name="P3"><text:span text:style-name="T24">2</text:span></text:p>
          </draw:text-box>
        </draw:frame>
        <draw:frame draw:style-name="gr264" draw:text-style-name="P37" draw:layer="layout" svg:width="0.364cm" svg:height="0.49cm" svg:x="18.154cm" svg:y="2.74cm">
          <draw:text-box>
            <text:p text:style-name="P3"><text:span text:style-name="T24">3</text:span></text:p>
          </draw:text-box>
        </draw:frame>
        <draw:frame draw:style-name="gr264" draw:text-style-name="P37" draw:layer="layout" svg:width="0.364cm" svg:height="0.49cm" svg:x="21.015cm" svg:y="2.74cm">
          <draw:text-box>
            <text:p text:style-name="P3"><text:span text:style-name="T24">4</text:span></text:p>
          </draw:text-box>
        </draw:frame>
        <draw:frame draw:style-name="gr266" draw:text-style-name="P37" draw:layer="layout" svg:width="0.472cm" svg:height="0.49cm" svg:x="23.876cm" svg:y="2.74cm">
          <draw:text-box>
            <text:p text:style-name="P3"><text:span text:style-name="T24">5</text:span></text:p>
          </draw:text-box>
        </draw:frame>
        <draw:frame draw:style-name="gr266" draw:text-style-name="P37" draw:layer="layout" svg:width="0.472cm" svg:height="0.49cm" svg:x="23.88cm" svg:y="13.29cm">
          <draw:text-box>
            <text:p text:style-name="P3"><text:span text:style-name="T24">2</text:span><text:span text:style-name="T24">6</text:span></text:p>
          </draw:text-box>
        </draw:frame>
        <draw:frame draw:style-name="gr266" draw:text-style-name="P37" draw:layer="layout" svg:width="0.472cm" svg:height="0.49cm" svg:x="15.293cm" svg:y="16.81cm">
          <draw:text-box>
            <text:p text:style-name="P3"><text:span text:style-name="T24">3</text:span><text:span text:style-name="T24">0</text:span></text:p>
          </draw:text-box>
        </draw:frame>
        <draw:frame draw:style-name="gr271" draw:text-style-name="P4" draw:layer="layout" svg:width="2.015cm" svg:height="0.709cm" svg:x="1.428cm" svg:y="1.623cm">
          <draw:text-box>
            <text:p text:style-name="P3"><text:span text:style-name="T19">J</text:span><text:span text:style-name="T19">U</text:span><text:span text:style-name="T19">N</text:span><text:span text:style-name="T19">I</text:span><text:span text:style-name="T19">O</text:span></text:p>
          </draw:text-box>
        </draw:frame>
        <draw:path draw:style-name="gr261" draw:text-style-name="P16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4cm" svg:y="1.75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7cm" svg:y="1.75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8cm" svg:y="1.75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2cm" svg:y="2.68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2cm" svg:y="2.79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2</text:span></text:p>
          </draw:text-box>
        </draw:frame>
        <draw:frame draw:style-name="gr263" draw:text-style-name="P36" draw:layer="layout" svg:width="2.26cm" svg:height="0.533cm" svg:x="1.502cm" svg:y="6.31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3</text:span></text:p>
          </draw:text-box>
        </draw:frame>
        <draw:frame draw:style-name="gr263" draw:text-style-name="P36" draw:layer="layout" svg:width="2.26cm" svg:height="0.533cm" svg:x="1.502cm" svg:y="9.83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4</text:span></text:p>
          </draw:text-box>
        </draw:frame>
        <draw:frame draw:style-name="gr263" draw:text-style-name="P36" draw:layer="layout" svg:width="2.26cm" svg:height="0.533cm" svg:x="1.502cm" svg:y="13.35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5</text:span></text:p>
          </draw:text-box>
        </draw:frame>
        <draw:frame draw:style-name="gr263" draw:text-style-name="P36" draw:layer="layout" svg:width="2.26cm" svg:height="0.533cm" svg:x="1.502cm" svg:y="16.90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6</text:span></text:p>
          </draw:text-box>
        </draw:frame>
        <draw:frame draw:style-name="gr264" draw:text-style-name="P37" draw:layer="layout" svg:width="0.364cm" svg:height="0.49cm" svg:x="4.222cm" svg:y="6.291cm">
          <draw:text-box>
            <text:p text:style-name="P3"><text:span text:style-name="T24">6</text:span></text:p>
          </draw:text-box>
        </draw:frame>
        <draw:frame draw:style-name="gr264" draw:text-style-name="P37" draw:layer="layout" svg:width="0.364cm" svg:height="0.49cm" svg:x="7.083cm" svg:y="6.291cm">
          <draw:text-box>
            <text:p text:style-name="P3"><text:span text:style-name="T24">7</text:span></text:p>
          </draw:text-box>
        </draw:frame>
        <draw:frame draw:style-name="gr265" draw:text-style-name="P37" draw:layer="layout" svg:width="0.37cm" svg:height="0.49cm" svg:x="9.943cm" svg:y="6.291cm">
          <draw:text-box>
            <text:p text:style-name="P3"><text:span text:style-name="T24">8</text:span></text:p>
          </draw:text-box>
        </draw:frame>
        <draw:frame draw:style-name="gr266" draw:text-style-name="P37" draw:layer="layout" svg:width="0.472cm" svg:height="0.49cm" svg:x="4.222cm" svg:y="9.81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7.083cm" svg:y="9.81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9.943cm" svg:y="9.81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4.222cm" svg:y="13.329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7.083cm" svg:y="13.329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9.943cm" svg:y="13.329cm">
          <draw:text-box>
            <text:p text:style-name="P3"><text:span text:style-name="T24">2</text:span><text:span text:style-name="T24">2</text:span></text:p>
          </draw:text-box>
        </draw:frame>
        <draw:frame draw:style-name="gr264" draw:text-style-name="P37" draw:layer="layout" svg:width="0.364cm" svg:height="0.49cm" svg:x="9.943cm" svg:y="2.776cm">
          <draw:text-box>
            <text:p text:style-name="P3"><text:span text:style-name="T24">1</text:span></text:p>
          </draw:text-box>
        </draw:frame>
        <draw:frame draw:style-name="gr266" draw:text-style-name="P37" draw:layer="layout" svg:width="0.472cm" svg:height="0.49cm" svg:x="4.222cm" svg:y="16.813cm">
          <draw:text-box>
            <text:p text:style-name="P3"><text:span text:style-name="T24">2</text:span><text:span text:style-name="T24">7</text:span></text:p>
          </draw:text-box>
        </draw:frame>
        <draw:frame draw:style-name="gr266" draw:text-style-name="P37" draw:layer="layout" svg:width="0.472cm" svg:height="0.49cm" svg:x="7.083cm" svg:y="16.811cm">
          <draw:text-box>
            <text:p text:style-name="P3"><text:span text:style-name="T24">2</text:span><text:span text:style-name="T24">8</text:span></text:p>
          </draw:text-box>
        </draw:frame>
        <draw:frame draw:style-name="gr266" draw:text-style-name="P37" draw:layer="layout" svg:width="0.472cm" svg:height="0.49cm" svg:x="9.943cm" svg:y="16.811cm">
          <draw:text-box>
            <text:p text:style-name="P3"><text:span text:style-name="T24">2</text:span><text:span text:style-name="T24">9</text:span></text:p>
          </draw:text-box>
        </draw:frame>
      </draw:page>
      <draw:page draw:name="page32" draw:style-name="dp1" draw:master-page-name="master-page34">
        <draw:path draw:style-name="gr261" draw:text-style-name="P16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2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1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29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49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3cm" svg:y="6.255cm">
          <draw:text-box>
            <text:p text:style-name="P3"><text:span text:style-name="T24">7</text:span></text:p>
          </draw:text-box>
        </draw:frame>
        <draw:frame draw:style-name="gr264" draw:text-style-name="P37" draw:layer="layout" svg:width="0.364cm" svg:height="0.49cm" svg:x="18.154cm" svg:y="6.255cm">
          <draw:text-box>
            <text:p text:style-name="P3"><text:span text:style-name="T24">8</text:span></text:p>
          </draw:text-box>
        </draw:frame>
        <draw:frame draw:style-name="gr264" draw:text-style-name="P37" draw:layer="layout" svg:width="0.364cm" svg:height="0.49cm" svg:x="21.015cm" svg:y="6.255cm">
          <draw:text-box>
            <text:p text:style-name="P3"><text:span text:style-name="T24">9</text:span></text:p>
          </draw:text-box>
        </draw:frame>
        <draw:frame draw:style-name="gr266" draw:text-style-name="P37" draw:layer="layout" svg:width="0.472cm" svg:height="0.49cm" svg:x="23.876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6" draw:text-style-name="P37" draw:layer="layout" svg:width="0.472cm" svg:height="0.49cm" svg:x="15.293cm" svg:y="9.774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18.154cm" svg:y="9.774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21.015cm" svg:y="9.774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23.876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15.293cm" svg:y="13.293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18.154cm" svg:y="13.293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21.015cm" svg:y="13.293cm">
          <draw:text-box>
            <text:p text:style-name="P3"><text:span text:style-name="T24">2</text:span><text:span text:style-name="T24">3</text:span></text:p>
          </draw:text-box>
        </draw:frame>
        <draw:frame draw:style-name="gr264" draw:text-style-name="P37" draw:layer="layout" svg:width="0.364cm" svg:height="0.49cm" svg:x="18.154cm" svg:y="2.74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21.015cm" svg:y="2.74cm">
          <draw:text-box>
            <text:p text:style-name="P3"><text:span text:style-name="T24">2</text:span></text:p>
          </draw:text-box>
        </draw:frame>
        <draw:frame draw:style-name="gr266" draw:text-style-name="P37" draw:layer="layout" svg:width="0.472cm" svg:height="0.49cm" svg:x="23.876cm" svg:y="2.74cm">
          <draw:text-box>
            <text:p text:style-name="P3"><text:span text:style-name="T24">3</text:span></text:p>
          </draw:text-box>
        </draw:frame>
        <draw:frame draw:style-name="gr266" draw:text-style-name="P37" draw:layer="layout" svg:width="0.472cm" svg:height="0.49cm" svg:x="23.88cm" svg:y="13.29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15.293cm" svg:y="16.81cm">
          <draw:text-box>
            <text:p text:style-name="P3"><text:span text:style-name="T24">2</text:span><text:span text:style-name="T24">8</text:span></text:p>
          </draw:text-box>
        </draw:frame>
        <draw:frame draw:style-name="gr266" draw:text-style-name="P37" draw:layer="layout" svg:width="0.472cm" svg:height="0.49cm" svg:x="18.154cm" svg:y="16.813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21.015cm" svg:y="16.813cm">
          <draw:text-box>
            <text:p text:style-name="P3"><text:span text:style-name="T24">3</text:span><text:span text:style-name="T24">0</text:span></text:p>
          </draw:text-box>
        </draw:frame>
        <draw:frame draw:style-name="gr266" draw:text-style-name="P37" draw:layer="layout" svg:width="0.472cm" svg:height="0.49cm" svg:x="23.88cm" svg:y="16.81cm">
          <draw:text-box>
            <text:p text:style-name="P3"><text:span text:style-name="T24">3</text:span><text:span text:style-name="T24">1</text:span></text:p>
          </draw:text-box>
        </draw:frame>
        <draw:frame draw:style-name="gr275" draw:text-style-name="P4" draw:layer="layout" svg:width="1.97cm" svg:height="0.709cm" svg:x="1.573cm" svg:y="1.623cm">
          <draw:text-box>
            <text:p text:style-name="P3"><text:span text:style-name="T19">J</text:span><text:span text:style-name="T19">U</text:span><text:span text:style-name="T19">L</text:span><text:span text:style-name="T19">I</text:span><text:span text:style-name="T19">O</text:span></text:p>
          </draw:text-box>
        </draw:frame>
        <draw:path draw:style-name="gr261" draw:text-style-name="P16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4cm" svg:y="1.75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7cm" svg:y="1.75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8cm" svg:y="1.75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2cm" svg:y="2.68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2cm" svg:y="2.79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6</text:span></text:p>
          </draw:text-box>
        </draw:frame>
        <draw:frame draw:style-name="gr263" draw:text-style-name="P36" draw:layer="layout" svg:width="2.26cm" svg:height="0.533cm" svg:x="1.502cm" svg:y="6.31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7</text:span></text:p>
          </draw:text-box>
        </draw:frame>
        <draw:frame draw:style-name="gr263" draw:text-style-name="P36" draw:layer="layout" svg:width="2.26cm" svg:height="0.533cm" svg:x="1.502cm" svg:y="9.83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8</text:span></text:p>
          </draw:text-box>
        </draw:frame>
        <draw:frame draw:style-name="gr263" draw:text-style-name="P36" draw:layer="layout" svg:width="2.26cm" svg:height="0.533cm" svg:x="1.502cm" svg:y="13.35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2</text:span><text:span text:style-name="T23">9</text:span></text:p>
          </draw:text-box>
        </draw:frame>
        <draw:frame draw:style-name="gr263" draw:text-style-name="P36" draw:layer="layout" svg:width="2.26cm" svg:height="0.533cm" svg:x="1.502cm" svg:y="16.90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0</text:span></text:p>
          </draw:text-box>
        </draw:frame>
        <draw:frame draw:style-name="gr264" draw:text-style-name="P37" draw:layer="layout" svg:width="0.364cm" svg:height="0.49cm" svg:x="4.222cm" svg:y="6.291cm">
          <draw:text-box>
            <text:p text:style-name="P3"><text:span text:style-name="T24">4</text:span></text:p>
          </draw:text-box>
        </draw:frame>
        <draw:frame draw:style-name="gr264" draw:text-style-name="P37" draw:layer="layout" svg:width="0.364cm" svg:height="0.49cm" svg:x="7.083cm" svg:y="6.291cm">
          <draw:text-box>
            <text:p text:style-name="P3"><text:span text:style-name="T24">5</text:span></text:p>
          </draw:text-box>
        </draw:frame>
        <draw:frame draw:style-name="gr265" draw:text-style-name="P37" draw:layer="layout" svg:width="0.37cm" svg:height="0.49cm" svg:x="9.943cm" svg:y="6.291cm">
          <draw:text-box>
            <text:p text:style-name="P3"><text:span text:style-name="T24">6</text:span></text:p>
          </draw:text-box>
        </draw:frame>
        <draw:frame draw:style-name="gr266" draw:text-style-name="P37" draw:layer="layout" svg:width="0.472cm" svg:height="0.49cm" svg:x="4.222cm" svg:y="9.81cm">
          <draw:text-box>
            <text:p text:style-name="P3"><text:span text:style-name="T24">1</text:span><text:span text:style-name="T24">1</text:span></text:p>
          </draw:text-box>
        </draw:frame>
        <draw:frame draw:style-name="gr266" draw:text-style-name="P37" draw:layer="layout" svg:width="0.472cm" svg:height="0.49cm" svg:x="7.083cm" svg:y="9.81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9.943cm" svg:y="9.81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4.222cm" svg:y="13.329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7.083cm" svg:y="13.329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9.943cm" svg:y="13.329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4.222cm" svg:y="16.813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7.083cm" svg:y="16.811cm">
          <draw:text-box>
            <text:p text:style-name="P3"><text:span text:style-name="T24">2</text:span><text:span text:style-name="T24">6</text:span></text:p>
          </draw:text-box>
        </draw:frame>
        <draw:frame draw:style-name="gr266" draw:text-style-name="P37" draw:layer="layout" svg:width="0.472cm" svg:height="0.49cm" svg:x="9.943cm" svg:y="16.811cm">
          <draw:text-box>
            <text:p text:style-name="P3"><text:span text:style-name="T24">2</text:span><text:span text:style-name="T24">7</text:span></text:p>
          </draw:text-box>
        </draw:frame>
      </draw:page>
      <draw:page draw:name="page33" draw:style-name="dp1" draw:master-page-name="master-page34">
        <draw:frame draw:style-name="gr276" draw:text-style-name="P4" draw:layer="layout" svg:width="2.309cm" svg:height="0.709cm" svg:x="1.227cm" svg:y="1.622cm">
          <draw:text-box>
            <text:p text:style-name="P54"><text:span text:style-name="T19">A</text:span><text:span text:style-name="T19">G</text:span><text:span text:style-name="T19">O</text:span><text:span text:style-name="T19">S</text:span><text:span text:style-name="T19">T</text:span><text:span text:style-name="T19">O</text:span></text:p>
          </draw:text-box>
        </draw:frame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52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52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52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1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2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3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4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5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5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53"><text:span text:style-name="T24">8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53"><text:span text:style-name="T24">9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53"><text:span text:style-name="T24">1</text:span><text:span text:style-name="T24">0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5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5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5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5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53"><text:span text:style-name="T24">2</text:span><text:span text:style-name="T24">3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53"><text:span text:style-name="T24">2</text:span><text:span text:style-name="T24">4</text:span></text:p>
          </draw:text-box>
        </draw:frame>
        <draw:frame draw:style-name="gr264" draw:text-style-name="P37" draw:layer="layout" svg:width="0.364cm" svg:height="0.49cm" svg:x="7.082cm" svg:y="2.775cm">
          <draw:text-box>
            <text:p text:style-name="P53"><text:span text:style-name="T24">2</text:span></text:p>
          </draw:text-box>
        </draw:frame>
        <draw:frame draw:style-name="gr264" draw:text-style-name="P37" draw:layer="layout" svg:width="0.364cm" svg:height="0.49cm" svg:x="9.942cm" svg:y="2.775cm">
          <draw:text-box>
            <text:p text:style-name="P53"><text:span text:style-name="T24">3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5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7.082cm" svg:y="16.81cm">
          <draw:text-box>
            <text:p text:style-name="P53"><text:span text:style-name="T24">3</text:span><text:span text:style-name="T24">0</text:span></text:p>
          </draw:text-box>
        </draw:frame>
        <draw:frame draw:style-name="gr266" draw:text-style-name="P37" draw:layer="layout" svg:width="0.472cm" svg:height="0.49cm" svg:x="9.942cm" svg:y="16.81cm">
          <draw:text-box>
            <text:p text:style-name="P53"><text:span text:style-name="T24">3</text:span><text:span text:style-name="T24">1</text:span></text:p>
          </draw:text-box>
        </draw:frame>
        <draw:path draw:style-name="gr261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3cm" svg:y="1.714cm">
          <draw:text-box>
            <text:p text:style-name="P52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2cm" svg:y="1.714cm">
          <draw:text-box>
            <text:p text:style-name="P52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cm" svg:y="1.714cm">
          <draw:text-box>
            <text:p text:style-name="P52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cm" svg:y="1.714cm">
          <draw:text-box>
            <text:p text:style-name="P52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4cm" svg:y="6.255cm">
          <draw:text-box>
            <text:p text:style-name="P53"><text:span text:style-name="T24">1</text:span><text:span text:style-name="T24">1</text:span></text:p>
          </draw:text-box>
        </draw:frame>
        <draw:frame draw:style-name="gr264" draw:text-style-name="P37" draw:layer="layout" svg:width="0.364cm" svg:height="0.49cm" svg:x="18.155cm" svg:y="6.255cm">
          <draw:text-box>
            <text:p text:style-name="P53"><text:span text:style-name="T24">1</text:span><text:span text:style-name="T24">2</text:span></text:p>
          </draw:text-box>
        </draw:frame>
        <draw:frame draw:style-name="gr264" draw:text-style-name="P37" draw:layer="layout" svg:width="0.364cm" svg:height="0.49cm" svg:x="21.016cm" svg:y="6.255cm">
          <draw:text-box>
            <text:p text:style-name="P5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23.877cm" svg:y="6.255cm">
          <draw:text-box>
            <text:p text:style-name="P5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15.294cm" svg:y="9.774cm">
          <draw:text-box>
            <text:p text:style-name="P5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18.155cm" svg:y="9.774cm">
          <draw:text-box>
            <text:p text:style-name="P5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21.016cm" svg:y="9.774cm">
          <draw:text-box>
            <text:p text:style-name="P5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23.877cm" svg:y="9.774cm">
          <draw:text-box>
            <text:p text:style-name="P5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15.294cm" svg:y="13.293cm">
          <draw:text-box>
            <text:p text:style-name="P5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18.155cm" svg:y="13.293cm">
          <draw:text-box>
            <text:p text:style-name="P53"><text:span text:style-name="T24">2</text:span><text:span text:style-name="T24">6</text:span></text:p>
          </draw:text-box>
        </draw:frame>
        <draw:frame draw:style-name="gr266" draw:text-style-name="P37" draw:layer="layout" svg:width="0.472cm" svg:height="0.49cm" svg:x="21.016cm" svg:y="13.293cm">
          <draw:text-box>
            <text:p text:style-name="P53"><text:span text:style-name="T24">2</text:span><text:span text:style-name="T24">7</text:span></text:p>
          </draw:text-box>
        </draw:frame>
        <draw:frame draw:style-name="gr264" draw:text-style-name="P37" draw:layer="layout" svg:width="0.364cm" svg:height="0.49cm" svg:x="15.294cm" svg:y="2.74cm">
          <draw:text-box>
            <text:p text:style-name="P53"><text:span text:style-name="T24">4</text:span></text:p>
          </draw:text-box>
        </draw:frame>
        <draw:frame draw:style-name="gr264" draw:text-style-name="P37" draw:layer="layout" svg:width="0.364cm" svg:height="0.49cm" svg:x="18.155cm" svg:y="2.74cm">
          <draw:text-box>
            <text:p text:style-name="P53"><text:span text:style-name="T24">5</text:span></text:p>
          </draw:text-box>
        </draw:frame>
        <draw:frame draw:style-name="gr264" draw:text-style-name="P37" draw:layer="layout" svg:width="0.364cm" svg:height="0.49cm" svg:x="21.016cm" svg:y="2.74cm">
          <draw:text-box>
            <text:p text:style-name="P53"><text:span text:style-name="T24">6</text:span></text:p>
          </draw:text-box>
        </draw:frame>
        <draw:frame draw:style-name="gr266" draw:text-style-name="P37" draw:layer="layout" svg:width="0.472cm" svg:height="0.49cm" svg:x="23.877cm" svg:y="2.74cm">
          <draw:text-box>
            <text:p text:style-name="P53"><text:span text:style-name="T24">7</text:span></text:p>
          </draw:text-box>
        </draw:frame>
        <draw:frame draw:style-name="gr266" draw:text-style-name="P37" draw:layer="layout" svg:width="0.472cm" svg:height="0.49cm" svg:x="23.881cm" svg:y="13.29cm">
          <draw:text-box>
            <text:p text:style-name="P53"><text:span text:style-name="T24">2</text:span><text:span text:style-name="T24">8</text:span></text:p>
          </draw:text-box>
        </draw:frame>
        <draw:frame draw:style-name="gr264" draw:text-style-name="P37" draw:layer="layout" svg:width="0.364cm" svg:height="0.49cm" svg:x="4.221cm" svg:y="2.78cm">
          <draw:text-box>
            <text:p text:style-name="P53"><text:span text:style-name="T24">1</text:span></text:p>
          </draw:text-box>
        </draw:frame>
      </draw:page>
      <draw:page draw:name="page34" draw:style-name="dp1" draw:master-page-name="master-page34">
        <draw:frame draw:style-name="gr277" draw:text-style-name="P57" draw:layer="layout" svg:width="2.919cm" svg:height="1.203cm" svg:x="0.927cm" svg:y="1.622cm">
          <draw:text-box>
            <text:p text:style-name="P3"><text:span text:style-name="T34">S</text:span><text:span text:style-name="T34">E</text:span><text:span text:style-name="T34">P</text:span><text:span text:style-name="T34">T</text:span><text:span text:style-name="T34">I</text:span><text:span text:style-name="T34">E</text:span><text:span text:style-name="T34">M</text:span><text:span text:style-name="T34">B</text:span><text:span text:style-name="T34">R</text:span><text:span text:style-name="T34">E</text:span></text:p>
          </draw:text-box>
        </draw:frame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5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6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7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8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9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3"><text:span text:style-name="T24">5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3"><text:span text:style-name="T24">6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3"><text:span text:style-name="T24">7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3"><text:span text:style-name="T24">2</text:span><text:span text:style-name="T24">6</text:span></text:p>
          </draw:text-box>
        </draw:frame>
        <draw:frame draw:style-name="gr266" draw:text-style-name="P37" draw:layer="layout" svg:width="0.472cm" svg:height="0.49cm" svg:x="7.082cm" svg:y="16.81cm">
          <draw:text-box>
            <text:p text:style-name="P3"><text:span text:style-name="T24">2</text:span><text:span text:style-name="T24">7</text:span></text:p>
          </draw:text-box>
        </draw:frame>
        <draw:frame draw:style-name="gr266" draw:text-style-name="P37" draw:layer="layout" svg:width="0.472cm" svg:height="0.49cm" svg:x="9.942cm" svg:y="16.81cm">
          <draw:text-box>
            <text:p text:style-name="P3"><text:span text:style-name="T24">2</text:span><text:span text:style-name="T24">8</text:span></text:p>
          </draw:text-box>
        </draw:frame>
        <draw:path draw:style-name="gr261" draw:text-style-name="P16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4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3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1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1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5cm" svg:y="6.255cm">
          <draw:text-box>
            <text:p text:style-name="P3"><text:span text:style-name="T24">8</text:span></text:p>
          </draw:text-box>
        </draw:frame>
        <draw:frame draw:style-name="gr264" draw:text-style-name="P37" draw:layer="layout" svg:width="0.364cm" svg:height="0.49cm" svg:x="18.156cm" svg:y="6.255cm">
          <draw:text-box>
            <text:p text:style-name="P3"><text:span text:style-name="T24">9</text:span></text:p>
          </draw:text-box>
        </draw:frame>
        <draw:frame draw:style-name="gr265" draw:text-style-name="P37" draw:layer="layout" svg:width="0.37cm" svg:height="0.49cm" svg:x="21.017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6" draw:text-style-name="P37" draw:layer="layout" svg:width="0.472cm" svg:height="0.49cm" svg:x="23.878cm" svg:y="6.255cm">
          <draw:text-box>
            <text:p text:style-name="P3"><text:span text:style-name="T24">1</text:span><text:span text:style-name="T24">1</text:span></text:p>
          </draw:text-box>
        </draw:frame>
        <draw:frame draw:style-name="gr266" draw:text-style-name="P37" draw:layer="layout" svg:width="0.472cm" svg:height="0.49cm" svg:x="15.295cm" svg:y="9.774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18.156cm" svg:y="9.774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21.017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23.878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15.295cm" svg:y="13.293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18.156cm" svg:y="13.293cm">
          <draw:text-box>
            <text:p text:style-name="P3"><text:span text:style-name="T24">2</text:span><text:span text:style-name="T24">3</text:span></text:p>
          </draw:text-box>
        </draw:frame>
        <draw:frame draw:style-name="gr266" draw:text-style-name="P37" draw:layer="layout" svg:width="0.472cm" svg:height="0.49cm" svg:x="21.017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4" draw:text-style-name="P37" draw:layer="layout" svg:width="0.364cm" svg:height="0.49cm" svg:x="15.295cm" svg:y="2.74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18.156cm" svg:y="2.74cm">
          <draw:text-box>
            <text:p text:style-name="P3"><text:span text:style-name="T24">2</text:span></text:p>
          </draw:text-box>
        </draw:frame>
        <draw:frame draw:style-name="gr264" draw:text-style-name="P37" draw:layer="layout" svg:width="0.364cm" svg:height="0.49cm" svg:x="21.017cm" svg:y="2.74cm">
          <draw:text-box>
            <text:p text:style-name="P3"><text:span text:style-name="T24">3</text:span></text:p>
          </draw:text-box>
        </draw:frame>
        <draw:frame draw:style-name="gr266" draw:text-style-name="P37" draw:layer="layout" svg:width="0.472cm" svg:height="0.49cm" svg:x="23.878cm" svg:y="2.74cm">
          <draw:text-box>
            <text:p text:style-name="P3"><text:span text:style-name="T24">4</text:span></text:p>
          </draw:text-box>
        </draw:frame>
        <draw:frame draw:style-name="gr266" draw:text-style-name="P37" draw:layer="layout" svg:width="0.472cm" svg:height="0.49cm" svg:x="23.882cm" svg:y="13.29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15.296cm" svg:y="16.81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18.157cm" svg:y="16.81cm">
          <draw:text-box>
            <text:p text:style-name="P3"><text:span text:style-name="T24">3</text:span><text:span text:style-name="T24">0</text:span></text:p>
          </draw:text-box>
        </draw:frame>
      </draw:page>
      <draw:page draw:name="page35" draw:style-name="dp1" draw:master-page-name="master-page34">
        <draw:line draw:style-name="gr6" draw:text-style-name="P31" draw:layer="layout" svg:x1="4.081cm" svg:y1="1.282cm" svg:x2="6.951cm" svg:y2="1.282cm">
          <text:p/>
        </draw:line>
        <draw:line draw:style-name="gr6" draw:text-style-name="P31" draw:layer="layout" svg:x1="4.089cm" svg:y1="2.67cm" svg:x2="4.089cm" svg:y2="1.291cm">
          <text:p/>
        </draw:line>
        <draw:line draw:style-name="gr6" draw:text-style-name="P31" draw:layer="layout" svg:x1="6.951cm" svg:y1="1.282cm" svg:x2="9.812cm" svg:y2="1.282cm">
          <text:p/>
        </draw:line>
        <draw:line draw:style-name="gr6" draw:text-style-name="P31" draw:layer="layout" svg:x1="6.951cm" svg:y1="2.67cm" svg:x2="6.951cm" svg:y2="1.291cm">
          <text:p/>
        </draw:line>
        <draw:line draw:style-name="gr6" draw:text-style-name="P31" draw:layer="layout" svg:x1="9.812cm" svg:y1="1.282cm" svg:x2="12.681cm" svg:y2="1.282cm">
          <text:p/>
        </draw:line>
        <draw:line draw:style-name="gr6" draw:text-style-name="P31" draw:layer="layout" svg:x1="9.812cm" svg:y1="2.67cm" svg:x2="9.812cm" svg:y2="1.291cm">
          <text:p/>
        </draw:line>
        <draw:line draw:style-name="gr6" draw:text-style-name="P31" draw:layer="layout" svg:x1="12.673cm" svg:y1="2.67cm" svg:x2="12.673cm" svg:y2="1.291cm">
          <text:p/>
        </draw:line>
        <draw:line draw:style-name="gr6" draw:text-style-name="P31" draw:layer="layout" svg:x1="4.081cm" svg:y1="2.68cm" svg:x2="6.951cm" svg:y2="2.68cm">
          <text:p/>
        </draw:line>
        <draw:line draw:style-name="gr6" draw:text-style-name="P31" draw:layer="layout" svg:x1="4.089cm" svg:y1="5.489cm" svg:x2="4.089cm" svg:y2="2.686cm">
          <text:p/>
        </draw:line>
        <draw:line draw:style-name="gr6" draw:text-style-name="P31" draw:layer="layout" svg:x1="6.951cm" svg:y1="2.68cm" svg:x2="9.812cm" svg:y2="2.68cm">
          <text:p/>
        </draw:line>
        <draw:line draw:style-name="gr6" draw:text-style-name="P31" draw:layer="layout" svg:x1="6.951cm" svg:y1="5.489cm" svg:x2="6.951cm" svg:y2="2.686cm">
          <text:p/>
        </draw:line>
        <draw:line draw:style-name="gr6" draw:text-style-name="P31" draw:layer="layout" svg:x1="9.812cm" svg:y1="2.68cm" svg:x2="12.681cm" svg:y2="2.68cm">
          <text:p/>
        </draw:line>
        <draw:line draw:style-name="gr6" draw:text-style-name="P31" draw:layer="layout" svg:x1="9.812cm" svg:y1="5.489cm" svg:x2="9.812cm" svg:y2="2.686cm">
          <text:p/>
        </draw:line>
        <draw:line draw:style-name="gr6" draw:text-style-name="P31" draw:layer="layout" svg:x1="12.673cm" svg:y1="5.489cm" svg:x2="12.673cm" svg:y2="2.686cm">
          <text:p/>
        </draw:line>
        <draw:line draw:style-name="gr6" draw:text-style-name="P31" draw:layer="layout" svg:x1="4.081cm" svg:y1="5.497cm" svg:x2="6.951cm" svg:y2="5.497cm">
          <text:p/>
        </draw:line>
        <draw:line draw:style-name="gr6" draw:text-style-name="P31" draw:layer="layout" svg:x1="4.089cm" svg:y1="8.307cm" svg:x2="4.089cm" svg:y2="5.504cm">
          <text:p/>
        </draw:line>
        <draw:line draw:style-name="gr6" draw:text-style-name="P31" draw:layer="layout" svg:x1="6.951cm" svg:y1="5.497cm" svg:x2="9.812cm" svg:y2="5.497cm">
          <text:p/>
        </draw:line>
        <draw:line draw:style-name="gr6" draw:text-style-name="P31" draw:layer="layout" svg:x1="6.951cm" svg:y1="8.307cm" svg:x2="6.951cm" svg:y2="5.504cm">
          <text:p/>
        </draw:line>
        <draw:line draw:style-name="gr6" draw:text-style-name="P31" draw:layer="layout" svg:x1="9.812cm" svg:y1="5.497cm" svg:x2="12.681cm" svg:y2="5.497cm">
          <text:p/>
        </draw:line>
        <draw:line draw:style-name="gr6" draw:text-style-name="P31" draw:layer="layout" svg:x1="9.812cm" svg:y1="8.307cm" svg:x2="9.812cm" svg:y2="5.504cm">
          <text:p/>
        </draw:line>
        <draw:line draw:style-name="gr6" draw:text-style-name="P31" draw:layer="layout" svg:x1="12.673cm" svg:y1="8.307cm" svg:x2="12.673cm" svg:y2="5.504cm">
          <text:p/>
        </draw:line>
        <draw:line draw:style-name="gr6" draw:text-style-name="P31" draw:layer="layout" svg:x1="4.081cm" svg:y1="8.314cm" svg:x2="6.951cm" svg:y2="8.314cm">
          <text:p/>
        </draw:line>
        <draw:line draw:style-name="gr6" draw:text-style-name="P31" draw:layer="layout" svg:x1="4.089cm" svg:y1="11.125cm" svg:x2="4.089cm" svg:y2="8.322cm">
          <text:p/>
        </draw:line>
        <draw:line draw:style-name="gr6" draw:text-style-name="P31" draw:layer="layout" svg:x1="6.951cm" svg:y1="8.314cm" svg:x2="9.812cm" svg:y2="8.314cm">
          <text:p/>
        </draw:line>
        <draw:line draw:style-name="gr6" draw:text-style-name="P31" draw:layer="layout" svg:x1="6.951cm" svg:y1="11.125cm" svg:x2="6.951cm" svg:y2="8.322cm">
          <text:p/>
        </draw:line>
        <draw:line draw:style-name="gr6" draw:text-style-name="P31" draw:layer="layout" svg:x1="9.812cm" svg:y1="8.314cm" svg:x2="12.681cm" svg:y2="8.314cm">
          <text:p/>
        </draw:line>
        <draw:line draw:style-name="gr6" draw:text-style-name="P31" draw:layer="layout" svg:x1="9.812cm" svg:y1="11.125cm" svg:x2="9.812cm" svg:y2="8.322cm">
          <text:p/>
        </draw:line>
        <draw:line draw:style-name="gr6" draw:text-style-name="P31" draw:layer="layout" svg:x1="12.673cm" svg:y1="11.125cm" svg:x2="12.673cm" svg:y2="8.322cm">
          <text:p/>
        </draw:line>
        <draw:line draw:style-name="gr6" draw:text-style-name="P31" draw:layer="layout" svg:x1="4.081cm" svg:y1="11.131cm" svg:x2="6.951cm" svg:y2="11.131cm">
          <text:p/>
        </draw:line>
        <draw:line draw:style-name="gr6" draw:text-style-name="P31" draw:layer="layout" svg:x1="4.089cm" svg:y1="13.941cm" svg:x2="4.089cm" svg:y2="11.138cm">
          <text:p/>
        </draw:line>
        <draw:line draw:style-name="gr6" draw:text-style-name="P31" draw:layer="layout" svg:x1="6.951cm" svg:y1="11.131cm" svg:x2="9.812cm" svg:y2="11.131cm">
          <text:p/>
        </draw:line>
        <draw:line draw:style-name="gr6" draw:text-style-name="P31" draw:layer="layout" svg:x1="6.951cm" svg:y1="13.941cm" svg:x2="6.951cm" svg:y2="11.138cm">
          <text:p/>
        </draw:line>
        <draw:line draw:style-name="gr6" draw:text-style-name="P31" draw:layer="layout" svg:x1="9.812cm" svg:y1="11.131cm" svg:x2="12.681cm" svg:y2="11.131cm">
          <text:p/>
        </draw:line>
        <draw:line draw:style-name="gr6" draw:text-style-name="P31" draw:layer="layout" svg:x1="9.812cm" svg:y1="13.941cm" svg:x2="9.812cm" svg:y2="11.138cm">
          <text:p/>
        </draw:line>
        <draw:line draw:style-name="gr6" draw:text-style-name="P31" draw:layer="layout" svg:x1="12.673cm" svg:y1="13.941cm" svg:x2="12.673cm" svg:y2="11.138cm">
          <text:p/>
        </draw:line>
        <draw:line draw:style-name="gr6" draw:text-style-name="P31" draw:layer="layout" svg:x1="4.081cm" svg:y1="13.949cm" svg:x2="6.951cm" svg:y2="13.949cm">
          <text:p/>
        </draw:line>
        <draw:line draw:style-name="gr6" draw:text-style-name="P31" draw:layer="layout" svg:x1="4.089cm" svg:y1="16.758cm" svg:x2="4.089cm" svg:y2="13.955cm">
          <text:p/>
        </draw:line>
        <draw:line draw:style-name="gr6" draw:text-style-name="P31" draw:layer="layout" svg:x1="6.951cm" svg:y1="13.949cm" svg:x2="9.812cm" svg:y2="13.949cm">
          <text:p/>
        </draw:line>
        <draw:line draw:style-name="gr6" draw:text-style-name="P31" draw:layer="layout" svg:x1="6.951cm" svg:y1="16.758cm" svg:x2="6.951cm" svg:y2="13.955cm">
          <text:p/>
        </draw:line>
        <draw:line draw:style-name="gr6" draw:text-style-name="P31" draw:layer="layout" svg:x1="9.812cm" svg:y1="13.949cm" svg:x2="12.681cm" svg:y2="13.949cm">
          <text:p/>
        </draw:line>
        <draw:line draw:style-name="gr6" draw:text-style-name="P31" draw:layer="layout" svg:x1="9.812cm" svg:y1="16.758cm" svg:x2="9.812cm" svg:y2="13.955cm">
          <text:p/>
        </draw:line>
        <draw:line draw:style-name="gr6" draw:text-style-name="P31" draw:layer="layout" svg:x1="12.673cm" svg:y1="16.758cm" svg:x2="12.673cm" svg:y2="13.955cm">
          <text:p/>
        </draw:line>
        <draw:line draw:style-name="gr6" draw:text-style-name="P31" draw:layer="layout" svg:x1="4.081cm" svg:y1="16.766cm" svg:x2="12.681cm" svg:y2="16.766cm">
          <text:p/>
        </draw:line>
        <draw:frame draw:style-name="gr134" draw:text-style-name="P32" draw:layer="layout" svg:width="1.316cm" svg:height="0.533cm" svg:x="4.925cm" svg:y="1.748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8cm" svg:y="1.748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9cm" svg:y="1.748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line draw:style-name="gr6" draw:text-style-name="P34" draw:layer="layout" svg:x1="0.703cm" svg:y1="2.678cm" svg:x2="4.089cm" svg:y2="2.678cm">
          <text:p/>
        </draw:line>
        <draw:line draw:style-name="gr6" draw:text-style-name="P34" draw:layer="layout" svg:x1="0.703cm" svg:y1="5.496cm" svg:x2="4.089cm" svg:y2="5.496cm">
          <text:p/>
        </draw:line>
        <draw:line draw:style-name="gr6" draw:text-style-name="P34" draw:layer="layout" svg:x1="0.703cm" svg:y1="8.314cm" svg:x2="4.089cm" svg:y2="8.314cm">
          <text:p/>
        </draw:line>
        <draw:line draw:style-name="gr6" draw:text-style-name="P34" draw:layer="layout" svg:x1="0.703cm" svg:y1="11.131cm" svg:x2="4.089cm" svg:y2="11.131cm">
          <text:p/>
        </draw:line>
        <draw:line draw:style-name="gr6" draw:text-style-name="P34" draw:layer="layout" svg:x1="0.703cm" svg:y1="13.948cm" svg:x2="4.089cm" svg:y2="13.948cm">
          <text:p/>
        </draw:line>
        <draw:line draw:style-name="gr46" draw:text-style-name="P31" draw:layer="layout" svg:x1="0.703cm" svg:y1="3.15cm" svg:x2="4.082cm" svg:y2="3.15cm">
          <text:p/>
        </draw:line>
        <draw:line draw:style-name="gr46" draw:text-style-name="P31" draw:layer="layout" svg:x1="0.703cm" svg:y1="3.551cm" svg:x2="4.082cm" svg:y2="3.551cm">
          <text:p/>
        </draw:line>
        <draw:line draw:style-name="gr46" draw:text-style-name="P31" draw:layer="layout" svg:x1="0.703cm" svg:y1="3.953cm" svg:x2="4.082cm" svg:y2="3.953cm">
          <text:p/>
        </draw:line>
        <draw:line draw:style-name="gr46" draw:text-style-name="P31" draw:layer="layout" svg:x1="0.703cm" svg:y1="4.353cm" svg:x2="4.082cm" svg:y2="4.353cm">
          <text:p/>
        </draw:line>
        <draw:line draw:style-name="gr46" draw:text-style-name="P31" draw:layer="layout" svg:x1="0.703cm" svg:y1="4.754cm" svg:x2="4.082cm" svg:y2="4.754cm">
          <text:p/>
        </draw:line>
        <draw:line draw:style-name="gr46" draw:text-style-name="P31" draw:layer="layout" svg:x1="0.703cm" svg:y1="5.155cm" svg:x2="4.082cm" svg:y2="5.155cm">
          <text:p/>
        </draw:line>
        <draw:line draw:style-name="gr46" draw:text-style-name="P31" draw:layer="layout" svg:x1="0.703cm" svg:y1="5.957cm" svg:x2="4.082cm" svg:y2="5.957cm">
          <text:p/>
        </draw:line>
        <draw:line draw:style-name="gr46" draw:text-style-name="P31" draw:layer="layout" svg:x1="0.703cm" svg:y1="6.358cm" svg:x2="4.082cm" svg:y2="6.358cm">
          <text:p/>
        </draw:line>
        <draw:line draw:style-name="gr46" draw:text-style-name="P31" draw:layer="layout" svg:x1="0.703cm" svg:y1="6.758cm" svg:x2="4.082cm" svg:y2="6.758cm">
          <text:p/>
        </draw:line>
        <draw:line draw:style-name="gr46" draw:text-style-name="P31" draw:layer="layout" svg:x1="0.703cm" svg:y1="7.16cm" svg:x2="4.082cm" svg:y2="7.16cm">
          <text:p/>
        </draw:line>
        <draw:line draw:style-name="gr46" draw:text-style-name="P31" draw:layer="layout" svg:x1="0.703cm" svg:y1="7.561cm" svg:x2="4.082cm" svg:y2="7.561cm">
          <text:p/>
        </draw:line>
        <draw:line draw:style-name="gr46" draw:text-style-name="P31" draw:layer="layout" svg:x1="0.703cm" svg:y1="7.962cm" svg:x2="4.082cm" svg:y2="7.962cm">
          <text:p/>
        </draw:line>
        <draw:line draw:style-name="gr46" draw:text-style-name="P31" draw:layer="layout" svg:x1="0.703cm" svg:y1="8.763cm" svg:x2="4.082cm" svg:y2="8.763cm">
          <text:p/>
        </draw:line>
        <draw:line draw:style-name="gr46" draw:text-style-name="P31" draw:layer="layout" svg:x1="0.703cm" svg:y1="9.165cm" svg:x2="4.082cm" svg:y2="9.165cm">
          <text:p/>
        </draw:line>
        <draw:line draw:style-name="gr46" draw:text-style-name="P31" draw:layer="layout" svg:x1="0.703cm" svg:y1="9.566cm" svg:x2="4.082cm" svg:y2="9.566cm">
          <text:p/>
        </draw:line>
        <draw:line draw:style-name="gr46" draw:text-style-name="P31" draw:layer="layout" svg:x1="0.703cm" svg:y1="9.967cm" svg:x2="4.082cm" svg:y2="9.967cm">
          <text:p/>
        </draw:line>
        <draw:line draw:style-name="gr46" draw:text-style-name="P31" draw:layer="layout" svg:x1="0.703cm" svg:y1="10.367cm" svg:x2="4.082cm" svg:y2="10.367cm">
          <text:p/>
        </draw:line>
        <draw:line draw:style-name="gr46" draw:text-style-name="P31" draw:layer="layout" svg:x1="0.703cm" svg:y1="10.769cm" svg:x2="4.082cm" svg:y2="10.769cm">
          <text:p/>
        </draw:line>
        <draw:line draw:style-name="gr46" draw:text-style-name="P31" draw:layer="layout" svg:x1="0.703cm" svg:y1="11.57cm" svg:x2="4.082cm" svg:y2="11.57cm">
          <text:p/>
        </draw:line>
        <draw:line draw:style-name="gr46" draw:text-style-name="P31" draw:layer="layout" svg:x1="0.703cm" svg:y1="11.97cm" svg:x2="4.082cm" svg:y2="11.97cm">
          <text:p/>
        </draw:line>
        <draw:line draw:style-name="gr46" draw:text-style-name="P31" draw:layer="layout" svg:x1="0.703cm" svg:y1="12.372cm" svg:x2="4.082cm" svg:y2="12.372cm">
          <text:p/>
        </draw:line>
        <draw:line draw:style-name="gr46" draw:text-style-name="P31" draw:layer="layout" svg:x1="0.703cm" svg:y1="12.772cm" svg:x2="4.082cm" svg:y2="12.772cm">
          <text:p/>
        </draw:line>
        <draw:line draw:style-name="gr46" draw:text-style-name="P31" draw:layer="layout" svg:x1="0.703cm" svg:y1="13.173cm" svg:x2="4.082cm" svg:y2="13.173cm">
          <text:p/>
        </draw:line>
        <draw:line draw:style-name="gr46" draw:text-style-name="P31" draw:layer="layout" svg:x1="0.703cm" svg:y1="13.574cm" svg:x2="4.082cm" svg:y2="13.574cm">
          <text:p/>
        </draw:line>
        <draw:frame draw:style-name="gr138" draw:text-style-name="P36" draw:layer="layout" svg:width="2.26cm" svg:height="0.475cm" svg:x="1.503cm" svg:y="5.48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0</text:span></text:p>
          </draw:text-box>
        </draw:frame>
        <draw:frame draw:style-name="gr138" draw:text-style-name="P36" draw:layer="layout" svg:width="2.26cm" svg:height="0.475cm" svg:x="1.503cm" svg:y="8.305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1</text:span></text:p>
          </draw:text-box>
        </draw:frame>
        <draw:frame draw:style-name="gr138" draw:text-style-name="P36" draw:layer="layout" svg:width="2.26cm" svg:height="0.475cm" svg:x="1.503cm" svg:y="11.123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2</text:span></text:p>
          </draw:text-box>
        </draw:frame>
        <draw:frame draw:style-name="gr139" draw:text-style-name="P37" draw:layer="layout" svg:width="0.364cm" svg:height="0.475cm" svg:x="4.223cm" svg:y="5.569cm">
          <draw:text-box>
            <text:p text:style-name="P3"><text:span text:style-name="T24">3</text:span></text:p>
          </draw:text-box>
        </draw:frame>
        <draw:frame draw:style-name="gr139" draw:text-style-name="P37" draw:layer="layout" svg:width="0.364cm" svg:height="0.475cm" svg:x="7.084cm" svg:y="5.569cm">
          <draw:text-box>
            <text:p text:style-name="P3"><text:span text:style-name="T24">4</text:span></text:p>
          </draw:text-box>
        </draw:frame>
        <draw:frame draw:style-name="gr140" draw:text-style-name="P37" draw:layer="layout" svg:width="0.37cm" svg:height="0.475cm" svg:x="9.944cm" svg:y="5.569cm">
          <draw:text-box>
            <text:p text:style-name="P3"><text:span text:style-name="T24">5</text:span></text:p>
          </draw:text-box>
        </draw:frame>
        <draw:frame draw:style-name="gr141" draw:text-style-name="P37" draw:layer="layout" svg:width="0.472cm" svg:height="0.475cm" svg:x="4.223cm" svg:y="8.386cm">
          <draw:text-box>
            <text:p text:style-name="P3"><text:span text:style-name="T24">1</text:span><text:span text:style-name="T24">0</text:span></text:p>
          </draw:text-box>
        </draw:frame>
        <draw:frame draw:style-name="gr141" draw:text-style-name="P37" draw:layer="layout" svg:width="0.472cm" svg:height="0.475cm" svg:x="7.084cm" svg:y="8.386cm">
          <draw:text-box>
            <text:p text:style-name="P3"><text:span text:style-name="T24">1</text:span><text:span text:style-name="T24">1</text:span></text:p>
          </draw:text-box>
        </draw:frame>
        <draw:frame draw:style-name="gr141" draw:text-style-name="P37" draw:layer="layout" svg:width="0.472cm" svg:height="0.475cm" svg:x="9.944cm" svg:y="8.386cm">
          <draw:text-box>
            <text:p text:style-name="P3"><text:span text:style-name="T24">1</text:span><text:span text:style-name="T24">2</text:span></text:p>
          </draw:text-box>
        </draw:frame>
        <draw:frame draw:style-name="gr141" draw:text-style-name="P37" draw:layer="layout" svg:width="0.472cm" svg:height="0.475cm" svg:x="4.223cm" svg:y="11.203cm">
          <draw:text-box>
            <text:p text:style-name="P3"><text:span text:style-name="T24">1</text:span><text:span text:style-name="T24">7</text:span></text:p>
          </draw:text-box>
        </draw:frame>
        <draw:frame draw:style-name="gr141" draw:text-style-name="P37" draw:layer="layout" svg:width="0.472cm" svg:height="0.475cm" svg:x="7.084cm" svg:y="11.203cm">
          <draw:text-box>
            <text:p text:style-name="P3"><text:span text:style-name="T24">1</text:span><text:span text:style-name="T24">8</text:span></text:p>
          </draw:text-box>
        </draw:frame>
        <draw:frame draw:style-name="gr141" draw:text-style-name="P37" draw:layer="layout" svg:width="0.472cm" svg:height="0.475cm" svg:x="9.944cm" svg:y="11.203cm">
          <draw:text-box>
            <text:p text:style-name="P3"><text:span text:style-name="T24">1</text:span><text:span text:style-name="T24">9</text:span></text:p>
          </draw:text-box>
        </draw:frame>
        <draw:frame draw:style-name="gr141" draw:text-style-name="P37" draw:layer="layout" svg:width="0.472cm" svg:height="0.475cm" svg:x="4.223cm" svg:y="13.991cm">
          <draw:text-box>
            <text:p text:style-name="P3"><text:span text:style-name="T24">2</text:span><text:span text:style-name="T24">4</text:span></text:p>
          </draw:text-box>
        </draw:frame>
        <draw:frame draw:style-name="gr141" draw:text-style-name="P37" draw:layer="layout" svg:width="0.472cm" svg:height="0.475cm" svg:x="7.233cm" svg:y="13.991cm">
          <draw:text-box>
            <text:p text:style-name="P3"><text:span text:style-name="T24">2</text:span><text:span text:style-name="T24">5</text:span></text:p>
          </draw:text-box>
        </draw:frame>
        <draw:frame draw:style-name="gr141" draw:text-style-name="P37" draw:layer="layout" svg:width="0.472cm" svg:height="0.475cm" svg:x="9.943cm" svg:y="13.991cm">
          <draw:text-box>
            <text:p text:style-name="P3"><text:span text:style-name="T24">2</text:span><text:span text:style-name="T24">6</text:span></text:p>
          </draw:text-box>
        </draw:frame>
        <draw:line draw:style-name="gr6" draw:text-style-name="P31" draw:layer="layout" svg:x1="4.089cm" svg:y1="19.576cm" svg:x2="4.089cm" svg:y2="16.773cm">
          <text:p/>
        </draw:line>
        <draw:line draw:style-name="gr6" draw:text-style-name="P31" draw:layer="layout" svg:x1="6.951cm" svg:y1="19.576cm" svg:x2="6.951cm" svg:y2="16.773cm">
          <text:p/>
        </draw:line>
        <draw:line draw:style-name="gr6" draw:text-style-name="P31" draw:layer="layout" svg:x1="9.812cm" svg:y1="19.576cm" svg:x2="9.812cm" svg:y2="16.773cm">
          <text:p/>
        </draw:line>
        <draw:line draw:style-name="gr6" draw:text-style-name="P31" draw:layer="layout" svg:x1="12.673cm" svg:y1="19.576cm" svg:x2="12.673cm" svg:y2="16.773cm">
          <text:p/>
        </draw:line>
        <draw:line draw:style-name="gr6" draw:text-style-name="P31" draw:layer="layout" svg:x1="4.081cm" svg:y1="19.584cm" svg:x2="12.681cm" svg:y2="19.584cm">
          <text:p/>
        </draw:line>
        <draw:frame draw:style-name="gr141" draw:text-style-name="P37" draw:layer="layout" svg:width="0.472cm" svg:height="0.475cm" svg:x="4.223cm" svg:y="16.809cm">
          <draw:text-box>
            <text:p text:style-name="P3"><text:span text:style-name="T24">3</text:span><text:span text:style-name="T24">1</text:span></text:p>
          </draw:text-box>
        </draw:frame>
        <draw:line draw:style-name="gr6" draw:text-style-name="P34" draw:layer="layout" svg:x1="0.706cm" svg:y1="16.766cm" svg:x2="4.092cm" svg:y2="16.766cm">
          <text:p/>
        </draw:line>
        <draw:line draw:style-name="gr46" draw:text-style-name="P31" draw:layer="layout" svg:x1="0.703cm" svg:y1="14.395cm" svg:x2="4.082cm" svg:y2="14.395cm">
          <text:p/>
        </draw:line>
        <draw:line draw:style-name="gr46" draw:text-style-name="P31" draw:layer="layout" svg:x1="0.703cm" svg:y1="14.795cm" svg:x2="4.082cm" svg:y2="14.795cm">
          <text:p/>
        </draw:line>
        <draw:line draw:style-name="gr46" draw:text-style-name="P31" draw:layer="layout" svg:x1="0.703cm" svg:y1="15.197cm" svg:x2="4.082cm" svg:y2="15.197cm">
          <text:p/>
        </draw:line>
        <draw:line draw:style-name="gr46" draw:text-style-name="P31" draw:layer="layout" svg:x1="0.703cm" svg:y1="15.597cm" svg:x2="4.082cm" svg:y2="15.597cm">
          <text:p/>
        </draw:line>
        <draw:line draw:style-name="gr46" draw:text-style-name="P31" draw:layer="layout" svg:x1="0.703cm" svg:y1="15.998cm" svg:x2="4.082cm" svg:y2="15.998cm">
          <text:p/>
        </draw:line>
        <draw:line draw:style-name="gr46" draw:text-style-name="P31" draw:layer="layout" svg:x1="0.703cm" svg:y1="16.399cm" svg:x2="4.082cm" svg:y2="16.399cm">
          <text:p/>
        </draw:line>
        <draw:frame draw:style-name="gr138" draw:text-style-name="P36" draw:layer="layout" svg:width="2.26cm" svg:height="0.475cm" svg:x="1.503cm" svg:y="13.94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3</text:span></text:p>
          </draw:text-box>
        </draw:frame>
        <draw:line draw:style-name="gr46" draw:text-style-name="P31" draw:layer="layout" svg:x1="0.703cm" svg:y1="17.206cm" svg:x2="4.082cm" svg:y2="17.206cm">
          <text:p/>
        </draw:line>
        <draw:line draw:style-name="gr46" draw:text-style-name="P31" draw:layer="layout" svg:x1="0.703cm" svg:y1="17.606cm" svg:x2="4.082cm" svg:y2="17.606cm">
          <text:p/>
        </draw:line>
        <draw:line draw:style-name="gr46" draw:text-style-name="P31" draw:layer="layout" svg:x1="0.703cm" svg:y1="18.008cm" svg:x2="4.082cm" svg:y2="18.008cm">
          <text:p/>
        </draw:line>
        <draw:line draw:style-name="gr46" draw:text-style-name="P31" draw:layer="layout" svg:x1="0.703cm" svg:y1="18.408cm" svg:x2="4.082cm" svg:y2="18.408cm">
          <text:p/>
        </draw:line>
        <draw:line draw:style-name="gr46" draw:text-style-name="P31" draw:layer="layout" svg:x1="0.703cm" svg:y1="18.809cm" svg:x2="4.082cm" svg:y2="18.809cm">
          <text:p/>
        </draw:line>
        <draw:line draw:style-name="gr46" draw:text-style-name="P31" draw:layer="layout" svg:x1="0.703cm" svg:y1="19.21cm" svg:x2="4.082cm" svg:y2="19.21cm">
          <text:p/>
        </draw:line>
        <draw:frame draw:style-name="gr138" draw:text-style-name="P36" draw:layer="layout" svg:width="2.26cm" svg:height="0.475cm" svg:x="1.503cm" svg:y="16.75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4</text:span></text:p>
          </draw:text-box>
        </draw:frame>
        <draw:frame draw:style-name="gr278" draw:text-style-name="P56" draw:layer="layout" svg:width="2.415cm" svg:height="0.949cm" svg:x="1.501cm" svg:y="2.711cm">
          <draw:text-box>
            <text:p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3</text:span><text:span text:style-name="T23">9</text:span></text:p>
          </draw:text-box>
        </draw:frame>
        <draw:frame draw:style-name="gr279" draw:text-style-name="P57" draw:layer="layout" svg:width="2.857cm" svg:height="1.203cm" svg:x="1.228cm" svg:y="1.623cm">
          <draw:text-box>
            <text:p text:style-name="P3"><text:span text:style-name="T34">O</text:span><text:span text:style-name="T34">C</text:span><text:span text:style-name="T34">T</text:span><text:span text:style-name="T34">U</text:span><text:span text:style-name="T34">B</text:span><text:span text:style-name="T34">R</text:span><text:span text:style-name="T34">E</text:span></text:p>
          </draw:text-box>
        </draw:frame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57" draw:text-style-name="P32" draw:layer="layout" svg:width="1.432cm" svg:height="0.533cm" svg:x="15.894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3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1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1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139" draw:text-style-name="P37" draw:layer="layout" svg:width="0.364cm" svg:height="0.475cm" svg:x="15.295cm" svg:y="5.534cm">
          <draw:text-box>
            <text:p text:style-name="P3"><text:span text:style-name="T24">6</text:span></text:p>
          </draw:text-box>
        </draw:frame>
        <draw:frame draw:style-name="gr139" draw:text-style-name="P37" draw:layer="layout" svg:width="0.364cm" svg:height="0.475cm" svg:x="18.156cm" svg:y="5.534cm">
          <draw:text-box>
            <text:p text:style-name="P3"><text:span text:style-name="T24">7</text:span></text:p>
          </draw:text-box>
        </draw:frame>
        <draw:frame draw:style-name="gr140" draw:text-style-name="P37" draw:layer="layout" svg:width="0.37cm" svg:height="0.475cm" svg:x="21.017cm" svg:y="2.72cm">
          <draw:text-box>
            <text:p text:style-name="P3"><text:span text:style-name="T24">1</text:span></text:p>
          </draw:text-box>
        </draw:frame>
        <draw:frame draw:style-name="gr141" draw:text-style-name="P37" draw:layer="layout" svg:width="0.472cm" svg:height="0.475cm" svg:x="23.878cm" svg:y="5.534cm">
          <draw:text-box>
            <text:p text:style-name="P3"><text:span text:style-name="T24">9</text:span></text:p>
          </draw:text-box>
        </draw:frame>
        <draw:frame draw:style-name="gr141" draw:text-style-name="P37" draw:layer="layout" svg:width="0.472cm" svg:height="0.475cm" svg:x="15.295cm" svg:y="8.349cm">
          <draw:text-box>
            <text:p text:style-name="P3"><text:span text:style-name="T24">1</text:span><text:span text:style-name="T24">3</text:span></text:p>
          </draw:text-box>
        </draw:frame>
        <draw:frame draw:style-name="gr141" draw:text-style-name="P37" draw:layer="layout" svg:width="0.472cm" svg:height="0.475cm" svg:x="18.156cm" svg:y="8.349cm">
          <draw:text-box>
            <text:p text:style-name="P3"><text:span text:style-name="T24">1</text:span><text:span text:style-name="T24">4</text:span></text:p>
          </draw:text-box>
        </draw:frame>
        <draw:frame draw:style-name="gr141" draw:text-style-name="P37" draw:layer="layout" svg:width="0.472cm" svg:height="0.475cm" svg:x="21.017cm" svg:y="8.349cm">
          <draw:text-box>
            <text:p text:style-name="P3"><text:span text:style-name="T24">1</text:span><text:span text:style-name="T24">5</text:span></text:p>
          </draw:text-box>
        </draw:frame>
        <draw:frame draw:style-name="gr141" draw:text-style-name="P37" draw:layer="layout" svg:width="0.472cm" svg:height="0.475cm" svg:x="23.878cm" svg:y="8.349cm">
          <draw:text-box>
            <text:p text:style-name="P3"><text:span text:style-name="T24">1</text:span><text:span text:style-name="T24">6</text:span></text:p>
          </draw:text-box>
        </draw:frame>
        <draw:frame draw:style-name="gr141" draw:text-style-name="P37" draw:layer="layout" svg:width="0.472cm" svg:height="0.475cm" svg:x="15.295cm" svg:y="11.165cm">
          <draw:text-box>
            <text:p text:style-name="P3"><text:span text:style-name="T24">2</text:span><text:span text:style-name="T24">0</text:span></text:p>
          </draw:text-box>
        </draw:frame>
        <draw:frame draw:style-name="gr141" draw:text-style-name="P37" draw:layer="layout" svg:width="0.472cm" svg:height="0.475cm" svg:x="18.156cm" svg:y="11.165cm">
          <draw:text-box>
            <text:p text:style-name="P3"><text:span text:style-name="T24">2</text:span><text:span text:style-name="T24">1</text:span></text:p>
          </draw:text-box>
        </draw:frame>
        <draw:frame draw:style-name="gr141" draw:text-style-name="P37" draw:layer="layout" svg:width="0.472cm" svg:height="0.475cm" svg:x="21.017cm" svg:y="11.165cm">
          <draw:text-box>
            <text:p text:style-name="P3"><text:span text:style-name="T24">2</text:span><text:span text:style-name="T24">2</text:span></text:p>
          </draw:text-box>
        </draw:frame>
        <draw:frame draw:style-name="gr141" draw:text-style-name="P37" draw:layer="layout" svg:width="0.472cm" svg:height="0.475cm" svg:x="23.878cm" svg:y="2.721cm">
          <draw:text-box>
            <text:p text:style-name="P3"><text:span text:style-name="T24">2</text:span></text:p>
          </draw:text-box>
        </draw:frame>
        <draw:frame draw:style-name="gr141" draw:text-style-name="P37" draw:layer="layout" svg:width="0.472cm" svg:height="0.475cm" svg:x="23.882cm" svg:y="11.163cm">
          <draw:text-box>
            <text:p text:style-name="P3"><text:span text:style-name="T24">2</text:span><text:span text:style-name="T24">3</text:span></text:p>
          </draw:text-box>
        </draw:frame>
        <draw:frame draw:style-name="gr141" draw:text-style-name="P37" draw:layer="layout" svg:width="0.472cm" svg:height="0.475cm" svg:x="15.292cm" svg:y="13.979cm">
          <draw:text-box>
            <text:p text:style-name="P3"><text:span text:style-name="T24">2</text:span><text:span text:style-name="T24">7</text:span></text:p>
          </draw:text-box>
        </draw:frame>
        <draw:frame draw:style-name="gr141" draw:text-style-name="P37" draw:layer="layout" svg:width="0.472cm" svg:height="0.475cm" svg:x="18.153cm" svg:y="13.979cm">
          <draw:text-box>
            <text:p text:style-name="P3"><text:span text:style-name="T24">2</text:span><text:span text:style-name="T24">8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1" draw:text-style-name="P37" draw:layer="layout" svg:width="0.472cm" svg:height="0.475cm" svg:x="21.018cm" svg:y="13.982cm">
          <draw:text-box>
            <text:p text:style-name="P3"><text:span text:style-name="T24">2</text:span><text:span text:style-name="T24">9</text:span></text:p>
          </draw:text-box>
        </draw:frame>
        <draw:frame draw:style-name="gr141" draw:text-style-name="P37" draw:layer="layout" svg:width="0.472cm" svg:height="0.475cm" svg:x="23.883cm" svg:y="13.98cm">
          <draw:text-box>
            <text:p text:style-name="P3"><text:span text:style-name="T24">3</text:span><text:span text:style-name="T24">0</text:span></text:p>
          </draw:text-box>
        </draw:frame>
        <draw:frame draw:style-name="gr140" draw:text-style-name="P37" draw:layer="layout" svg:width="0.37cm" svg:height="0.475cm" svg:x="21.017cm" svg:y="5.535cm">
          <draw:text-box>
            <text:p text:style-name="P3"><text:span text:style-name="T24">8</text:span></text:p>
          </draw:text-box>
        </draw:frame>
      </draw:page>
      <draw:page draw:name="page36" draw:style-name="dp1" draw:master-page-name="master-page34">
        <draw:path draw:style-name="gr261" draw:text-style-name="P16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4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3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1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1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5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4" draw:text-style-name="P37" draw:layer="layout" svg:width="0.364cm" svg:height="0.49cm" svg:x="18.156cm" svg:y="6.255cm">
          <draw:text-box>
            <text:p text:style-name="P3"><text:span text:style-name="T24">1</text:span><text:span text:style-name="T24">1</text:span></text:p>
          </draw:text-box>
        </draw:frame>
        <draw:frame draw:style-name="gr264" draw:text-style-name="P37" draw:layer="layout" svg:width="0.364cm" svg:height="0.49cm" svg:x="21.017cm" svg:y="6.255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23.878cm" svg:y="6.255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15.295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18.156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21.017cm" svg:y="9.774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23.878cm" svg:y="9.774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15.295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6" draw:text-style-name="P37" draw:layer="layout" svg:width="0.472cm" svg:height="0.49cm" svg:x="18.156cm" svg:y="13.293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21.017cm" svg:y="13.293cm">
          <draw:text-box>
            <text:p text:style-name="P3"><text:span text:style-name="T24">2</text:span><text:span text:style-name="T24">6</text:span></text:p>
          </draw:text-box>
        </draw:frame>
        <draw:frame draw:style-name="gr264" draw:text-style-name="P37" draw:layer="layout" svg:width="0.364cm" svg:height="0.49cm" svg:x="15.295cm" svg:y="2.74cm">
          <draw:text-box>
            <text:p text:style-name="P3"><text:span text:style-name="T24">3</text:span></text:p>
          </draw:text-box>
        </draw:frame>
        <draw:frame draw:style-name="gr264" draw:text-style-name="P37" draw:layer="layout" svg:width="0.364cm" svg:height="0.49cm" svg:x="18.156cm" svg:y="2.74cm">
          <draw:text-box>
            <text:p text:style-name="P3"><text:span text:style-name="T24">4</text:span></text:p>
          </draw:text-box>
        </draw:frame>
        <draw:frame draw:style-name="gr264" draw:text-style-name="P37" draw:layer="layout" svg:width="0.364cm" svg:height="0.49cm" svg:x="21.017cm" svg:y="2.74cm">
          <draw:text-box>
            <text:p text:style-name="P3"><text:span text:style-name="T24">5</text:span></text:p>
          </draw:text-box>
        </draw:frame>
        <draw:frame draw:style-name="gr266" draw:text-style-name="P37" draw:layer="layout" svg:width="0.472cm" svg:height="0.49cm" svg:x="23.878cm" svg:y="2.74cm">
          <draw:text-box>
            <text:p text:style-name="P3"><text:span text:style-name="T24">6</text:span></text:p>
          </draw:text-box>
        </draw:frame>
        <draw:frame draw:style-name="gr266" draw:text-style-name="P37" draw:layer="layout" svg:width="0.472cm" svg:height="0.49cm" svg:x="23.882cm" svg:y="13.29cm">
          <draw:text-box>
            <text:p text:style-name="P3"><text:span text:style-name="T24">2</text:span><text:span text:style-name="T24">7</text:span></text:p>
          </draw:text-box>
        </draw:frame>
        <draw:path draw:style-name="gr261" draw:text-style-name="P16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4cm" svg:y="1.75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7cm" svg:y="1.75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8cm" svg:y="1.75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2cm" svg:y="2.68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2cm" svg:y="2.79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4</text:span></text:p>
          </draw:text-box>
        </draw:frame>
        <draw:frame draw:style-name="gr263" draw:text-style-name="P36" draw:layer="layout" svg:width="2.26cm" svg:height="0.533cm" svg:x="1.502cm" svg:y="6.31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5</text:span></text:p>
          </draw:text-box>
        </draw:frame>
        <draw:frame draw:style-name="gr263" draw:text-style-name="P36" draw:layer="layout" svg:width="2.26cm" svg:height="0.533cm" svg:x="1.502cm" svg:y="9.83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6</text:span></text:p>
          </draw:text-box>
        </draw:frame>
        <draw:frame draw:style-name="gr263" draw:text-style-name="P36" draw:layer="layout" svg:width="2.26cm" svg:height="0.533cm" svg:x="1.502cm" svg:y="13.35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7</text:span></text:p>
          </draw:text-box>
        </draw:frame>
        <draw:frame draw:style-name="gr263" draw:text-style-name="P36" draw:layer="layout" svg:width="2.26cm" svg:height="0.533cm" svg:x="1.502cm" svg:y="16.909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8</text:span></text:p>
          </draw:text-box>
        </draw:frame>
        <draw:frame draw:style-name="gr264" draw:text-style-name="P37" draw:layer="layout" svg:width="0.364cm" svg:height="0.49cm" svg:x="4.222cm" svg:y="6.291cm">
          <draw:text-box>
            <text:p text:style-name="P3"><text:span text:style-name="T24">7</text:span></text:p>
          </draw:text-box>
        </draw:frame>
        <draw:frame draw:style-name="gr264" draw:text-style-name="P37" draw:layer="layout" svg:width="0.364cm" svg:height="0.49cm" svg:x="7.083cm" svg:y="6.291cm">
          <draw:text-box>
            <text:p text:style-name="P3"><text:span text:style-name="T24">8</text:span></text:p>
          </draw:text-box>
        </draw:frame>
        <draw:frame draw:style-name="gr265" draw:text-style-name="P37" draw:layer="layout" svg:width="0.37cm" svg:height="0.49cm" svg:x="9.943cm" svg:y="6.291cm">
          <draw:text-box>
            <text:p text:style-name="P3"><text:span text:style-name="T24">9</text:span></text:p>
          </draw:text-box>
        </draw:frame>
        <draw:frame draw:style-name="gr266" draw:text-style-name="P37" draw:layer="layout" svg:width="0.472cm" svg:height="0.49cm" svg:x="4.222cm" svg:y="9.81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7.083cm" svg:y="9.81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9.943cm" svg:y="9.81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4.222cm" svg:y="13.329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7.083cm" svg:y="13.329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9.943cm" svg:y="13.329cm">
          <draw:text-box>
            <text:p text:style-name="P3"><text:span text:style-name="T24">2</text:span><text:span text:style-name="T24">3</text:span></text:p>
          </draw:text-box>
        </draw:frame>
        <draw:frame draw:style-name="gr264" draw:text-style-name="P37" draw:layer="layout" svg:width="0.364cm" svg:height="0.49cm" svg:x="7.083cm" svg:y="2.776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9.943cm" svg:y="2.776cm">
          <draw:text-box>
            <text:p text:style-name="P3"><text:span text:style-name="T24">2</text:span></text:p>
          </draw:text-box>
        </draw:frame>
        <draw:frame draw:style-name="gr266" draw:text-style-name="P37" draw:layer="layout" svg:width="0.472cm" svg:height="0.49cm" svg:x="4.222cm" svg:y="16.813cm">
          <draw:text-box>
            <text:p text:style-name="P3"><text:span text:style-name="T24">2</text:span><text:span text:style-name="T24">8</text:span></text:p>
          </draw:text-box>
        </draw:frame>
        <draw:frame draw:style-name="gr266" draw:text-style-name="P37" draw:layer="layout" svg:width="0.472cm" svg:height="0.49cm" svg:x="7.083cm" svg:y="16.811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9.943cm" svg:y="16.811cm">
          <draw:text-box>
            <text:p text:style-name="P3"><text:span text:style-name="T24">3</text:span><text:span text:style-name="T24">0</text:span></text:p>
          </draw:text-box>
        </draw:frame>
        <draw:frame draw:style-name="gr280" draw:text-style-name="P57" draw:layer="layout" svg:width="2.893cm" svg:height="1.203cm" svg:x="0.929cm" svg:y="1.624cm">
          <draw:text-box>
            <text:p text:style-name="P3"><text:span text:style-name="T34">N</text:span><text:span text:style-name="T34">O</text:span><text:span text:style-name="T34">V</text:span><text:span text:style-name="T34">I</text:span><text:span text:style-name="T34">E</text:span><text:span text:style-name="T34">M</text:span><text:span text:style-name="T34">B</text:span><text:span text:style-name="T34">R</text:span><text:span text:style-name="T34">E</text:span></text:p>
          </draw:text-box>
        </draw:frame>
      </draw:page>
      <draw:page draw:name="page37" draw:style-name="dp1" draw:master-page-name="master-page34">
        <draw:path draw:style-name="gr261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4" draw:text-style-name="P32" draw:layer="layout" svg:width="1.316cm" svg:height="0.533cm" svg:x="4.923cm" svg:y="1.749cm">
          <draw:text-box>
            <text:p text:style-name="P3"><text:span text:style-name="T20">L</text:span><text:span text:style-name="T20">u</text:span><text:span text:style-name="T20">n</text:span><text:span text:style-name="T20">e</text:span><text:span text:style-name="T20">s</text:span></text:p>
          </draw:text-box>
        </draw:frame>
        <draw:frame draw:style-name="gr135" draw:text-style-name="P32" draw:layer="layout" svg:width="1.635cm" svg:height="0.533cm" svg:x="7.636cm" svg:y="1.749cm">
          <draw:text-box>
            <text:p text:style-name="P3"><text:span text:style-name="T20">M</text:span><text:span text:style-name="T20">a</text:span><text:span text:style-name="T20">r</text:span><text:span text:style-name="T20">t</text:span><text:span text:style-name="T20">e</text:span><text:span text:style-name="T20">s</text:span></text:p>
          </draw:text-box>
        </draw:frame>
        <draw:frame draw:style-name="gr136" draw:text-style-name="P33" draw:layer="layout" svg:width="2.304cm" svg:height="0.533cm" svg:x="10.197cm" svg:y="1.749cm">
          <draw:text-box>
            <text:p text:style-name="P3"><text:span text:style-name="T21">M</text:span><text:span text:style-name="T21">i</text:span><text:span text:style-name="T21">é</text:span><text:span text:style-name="T21">r</text:span><text:span text:style-name="T21">c</text:span><text:span text:style-name="T21">o</text:span><text:span text:style-name="T21">l</text:span><text:span text:style-name="T21">e</text:span><text:span text:style-name="T21">s</text:span></text:p>
          </draw:text-box>
        </draw:frame>
        <draw:path draw:style-name="gr261" draw:text-style-name="P55" draw:layer="layout" svg:width="3.385cm" svg:height="14.078cm" svg:x="0.701cm" svg:y="2.679cm" svg:viewBox="0 0 3386 14079" svg:d="M0 0h3386M0 3520h3386M0 7040h3386M0 10560h3386M0 14079h3386">
          <text:p/>
        </draw:path>
        <draw:path draw:style-name="gr262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3" draw:text-style-name="P36" draw:layer="layout" svg:width="2.26cm" svg:height="0.533cm" svg:x="1.501cm" svg:y="2.79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8</text:span></text:p>
          </draw:text-box>
        </draw:frame>
        <draw:frame draw:style-name="gr263" draw:text-style-name="P36" draw:layer="layout" svg:width="2.26cm" svg:height="0.533cm" svg:x="1.501cm" svg:y="6.31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4</text:span><text:span text:style-name="T23">9</text:span></text:p>
          </draw:text-box>
        </draw:frame>
        <draw:frame draw:style-name="gr263" draw:text-style-name="P36" draw:layer="layout" svg:width="2.26cm" svg:height="0.533cm" svg:x="1.501cm" svg:y="9.83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5</text:span><text:span text:style-name="T23">0</text:span></text:p>
          </draw:text-box>
        </draw:frame>
        <draw:frame draw:style-name="gr263" draw:text-style-name="P36" draw:layer="layout" svg:width="2.26cm" svg:height="0.533cm" svg:x="1.501cm" svg:y="13.357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5</text:span><text:span text:style-name="T23">1</text:span></text:p>
          </draw:text-box>
        </draw:frame>
        <draw:frame draw:style-name="gr263" draw:text-style-name="P36" draw:layer="layout" svg:width="2.26cm" svg:height="0.533cm" svg:x="1.501cm" svg:y="16.908cm">
          <draw:text-box>
            <text:p text:style-name="P3"><text:span text:style-name="T23">S</text:span><text:span text:style-name="T23">e</text:span><text:span text:style-name="T23">m</text:span><text:span text:style-name="T23">a</text:span><text:span text:style-name="T23">n</text:span><text:span text:style-name="T23">a</text:span><text:span text:style-name="T23"> </text:span><text:span text:style-name="T23">5</text:span><text:span text:style-name="T23">2</text:span></text:p>
          </draw:text-box>
        </draw:frame>
        <draw:frame draw:style-name="gr264" draw:text-style-name="P37" draw:layer="layout" svg:width="0.364cm" svg:height="0.49cm" svg:x="4.221cm" svg:y="6.29cm">
          <draw:text-box>
            <text:p text:style-name="P3"><text:span text:style-name="T24">5</text:span></text:p>
          </draw:text-box>
        </draw:frame>
        <draw:frame draw:style-name="gr264" draw:text-style-name="P37" draw:layer="layout" svg:width="0.364cm" svg:height="0.49cm" svg:x="7.082cm" svg:y="6.29cm">
          <draw:text-box>
            <text:p text:style-name="P3"><text:span text:style-name="T24">6</text:span></text:p>
          </draw:text-box>
        </draw:frame>
        <draw:frame draw:style-name="gr265" draw:text-style-name="P37" draw:layer="layout" svg:width="0.37cm" svg:height="0.49cm" svg:x="9.942cm" svg:y="6.29cm">
          <draw:text-box>
            <text:p text:style-name="P3"><text:span text:style-name="T24">7</text:span></text:p>
          </draw:text-box>
        </draw:frame>
        <draw:frame draw:style-name="gr266" draw:text-style-name="P37" draw:layer="layout" svg:width="0.472cm" svg:height="0.49cm" svg:x="4.221cm" svg:y="9.809cm">
          <draw:text-box>
            <text:p text:style-name="P3"><text:span text:style-name="T24">1</text:span><text:span text:style-name="T24">2</text:span></text:p>
          </draw:text-box>
        </draw:frame>
        <draw:frame draw:style-name="gr266" draw:text-style-name="P37" draw:layer="layout" svg:width="0.472cm" svg:height="0.49cm" svg:x="7.082cm" svg:y="9.809cm">
          <draw:text-box>
            <text:p text:style-name="P3"><text:span text:style-name="T24">1</text:span><text:span text:style-name="T24">3</text:span></text:p>
          </draw:text-box>
        </draw:frame>
        <draw:frame draw:style-name="gr266" draw:text-style-name="P37" draw:layer="layout" svg:width="0.472cm" svg:height="0.49cm" svg:x="9.942cm" svg:y="9.809cm">
          <draw:text-box>
            <text:p text:style-name="P3"><text:span text:style-name="T24">1</text:span><text:span text:style-name="T24">4</text:span></text:p>
          </draw:text-box>
        </draw:frame>
        <draw:frame draw:style-name="gr266" draw:text-style-name="P37" draw:layer="layout" svg:width="0.472cm" svg:height="0.49cm" svg:x="4.221cm" svg:y="13.328cm">
          <draw:text-box>
            <text:p text:style-name="P3"><text:span text:style-name="T24">1</text:span><text:span text:style-name="T24">9</text:span></text:p>
          </draw:text-box>
        </draw:frame>
        <draw:frame draw:style-name="gr266" draw:text-style-name="P37" draw:layer="layout" svg:width="0.472cm" svg:height="0.49cm" svg:x="7.082cm" svg:y="13.328cm">
          <draw:text-box>
            <text:p text:style-name="P3"><text:span text:style-name="T24">2</text:span><text:span text:style-name="T24">0</text:span></text:p>
          </draw:text-box>
        </draw:frame>
        <draw:frame draw:style-name="gr266" draw:text-style-name="P37" draw:layer="layout" svg:width="0.472cm" svg:height="0.49cm" svg:x="9.942cm" svg:y="13.328cm">
          <draw:text-box>
            <text:p text:style-name="P3"><text:span text:style-name="T24">2</text:span><text:span text:style-name="T24">1</text:span></text:p>
          </draw:text-box>
        </draw:frame>
        <draw:frame draw:style-name="gr266" draw:text-style-name="P37" draw:layer="layout" svg:width="0.472cm" svg:height="0.49cm" svg:x="4.221cm" svg:y="16.812cm">
          <draw:text-box>
            <text:p text:style-name="P3"><text:span text:style-name="T24">2</text:span><text:span text:style-name="T24">6</text:span></text:p>
          </draw:text-box>
        </draw:frame>
        <draw:frame draw:style-name="gr266" draw:text-style-name="P37" draw:layer="layout" svg:width="0.472cm" svg:height="0.49cm" svg:x="7.082cm" svg:y="16.81cm">
          <draw:text-box>
            <text:p text:style-name="P3"><text:span text:style-name="T24">2</text:span><text:span text:style-name="T24">7</text:span></text:p>
          </draw:text-box>
        </draw:frame>
        <draw:frame draw:style-name="gr266" draw:text-style-name="P37" draw:layer="layout" svg:width="0.472cm" svg:height="0.49cm" svg:x="9.942cm" svg:y="16.81cm">
          <draw:text-box>
            <text:p text:style-name="P3"><text:span text:style-name="T24">2</text:span><text:span text:style-name="T24">8</text:span></text:p>
          </draw:text-box>
        </draw:frame>
        <draw:frame draw:style-name="gr281" draw:text-style-name="P4" draw:layer="layout" svg:width="3.476cm" svg:height="0.985cm" svg:x="0.967cm" svg:y="1.623cm">
          <draw:text-box>
            <text:p text:style-name="P3"><text:span text:style-name="T19">D</text:span><text:span text:style-name="T19">I</text:span><text:span text:style-name="T19">C</text:span><text:span text:style-name="T19">I</text:span><text:span text:style-name="T19">E</text:span><text:span text:style-name="T19">M</text:span><text:span text:style-name="T19">B</text:span><text:span text:style-name="T19">R</text:span><text:span text:style-name="T19">E</text:span></text:p>
          </draw:text-box>
        </draw:frame>
        <draw:path draw:style-name="gr261" draw:text-style-name="P16" draw:layer="layout" svg:width="11.46cm" svg:height="18.995cm" svg:x="15.154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57" draw:text-style-name="P32" draw:layer="layout" svg:width="1.432cm" svg:height="0.533cm" svg:x="15.895cm" svg:y="1.714cm">
          <draw:text-box>
            <text:p text:style-name="P3"><text:span text:style-name="T20">J</text:span><text:span text:style-name="T20">u</text:span><text:span text:style-name="T20">e</text:span><text:span text:style-name="T20">v</text:span><text:span text:style-name="T20">e</text:span><text:span text:style-name="T20">s</text:span></text:p>
          </draw:text-box>
        </draw:frame>
        <draw:frame draw:style-name="gr258" draw:text-style-name="P32" draw:layer="layout" svg:width="1.714cm" svg:height="0.533cm" svg:x="18.684cm" svg:y="1.714cm">
          <draw:text-box>
            <text:p text:style-name="P3"><text:span text:style-name="T20">V</text:span><text:span text:style-name="T20">i</text:span><text:span text:style-name="T20">e</text:span><text:span text:style-name="T20">r</text:span><text:span text:style-name="T20">n</text:span><text:span text:style-name="T20">e</text:span><text:span text:style-name="T20">s</text:span></text:p>
          </draw:text-box>
        </draw:frame>
        <draw:frame draw:style-name="gr259" draw:text-style-name="P32" draw:layer="layout" svg:width="1.691cm" svg:height="0.533cm" svg:x="21.532cm" svg:y="1.714cm">
          <draw:text-box>
            <text:p text:style-name="P3"><text:span text:style-name="T20">S</text:span><text:span text:style-name="T20">á</text:span><text:span text:style-name="T20">b</text:span><text:span text:style-name="T20">a</text:span><text:span text:style-name="T20">d</text:span><text:span text:style-name="T20">o</text:span></text:p>
          </draw:text-box>
        </draw:frame>
        <draw:frame draw:style-name="gr260" draw:text-style-name="P32" draw:layer="layout" svg:width="2.001cm" svg:height="0.533cm" svg:x="24.252cm" svg:y="1.714cm">
          <draw:text-box>
            <text:p text:style-name="P3"><text:span text:style-name="T20">D</text:span><text:span text:style-name="T20">o</text:span><text:span text:style-name="T20">m</text:span><text:span text:style-name="T20">i</text:span><text:span text:style-name="T20">n</text:span><text:span text:style-name="T20">g</text:span><text:span text:style-name="T20">o</text:span></text:p>
          </draw:text-box>
        </draw:frame>
        <draw:frame draw:style-name="gr265" draw:text-style-name="P37" draw:layer="layout" svg:width="0.37cm" svg:height="0.49cm" svg:x="15.296cm" svg:y="6.255cm">
          <draw:text-box>
            <text:p text:style-name="P3"><text:span text:style-name="T24">8</text:span></text:p>
          </draw:text-box>
        </draw:frame>
        <draw:frame draw:style-name="gr264" draw:text-style-name="P37" draw:layer="layout" svg:width="0.364cm" svg:height="0.49cm" svg:x="18.157cm" svg:y="6.255cm">
          <draw:text-box>
            <text:p text:style-name="P3"><text:span text:style-name="T24">9</text:span></text:p>
          </draw:text-box>
        </draw:frame>
        <draw:frame draw:style-name="gr265" draw:text-style-name="P37" draw:layer="layout" svg:width="0.37cm" svg:height="0.49cm" svg:x="21.018cm" svg:y="6.255cm">
          <draw:text-box>
            <text:p text:style-name="P3"><text:span text:style-name="T24">1</text:span><text:span text:style-name="T24">0</text:span></text:p>
          </draw:text-box>
        </draw:frame>
        <draw:frame draw:style-name="gr266" draw:text-style-name="P37" draw:layer="layout" svg:width="0.472cm" svg:height="0.49cm" svg:x="23.879cm" svg:y="6.255cm">
          <draw:text-box>
            <text:p text:style-name="P3"><text:span text:style-name="T24">1</text:span><text:span text:style-name="T24">1</text:span></text:p>
          </draw:text-box>
        </draw:frame>
        <draw:frame draw:style-name="gr266" draw:text-style-name="P37" draw:layer="layout" svg:width="0.472cm" svg:height="0.49cm" svg:x="15.296cm" svg:y="9.774cm">
          <draw:text-box>
            <text:p text:style-name="P3"><text:span text:style-name="T24">1</text:span><text:span text:style-name="T24">5</text:span></text:p>
          </draw:text-box>
        </draw:frame>
        <draw:frame draw:style-name="gr266" draw:text-style-name="P37" draw:layer="layout" svg:width="0.472cm" svg:height="0.49cm" svg:x="18.157cm" svg:y="9.774cm">
          <draw:text-box>
            <text:p text:style-name="P3"><text:span text:style-name="T24">1</text:span><text:span text:style-name="T24">6</text:span></text:p>
          </draw:text-box>
        </draw:frame>
        <draw:frame draw:style-name="gr266" draw:text-style-name="P37" draw:layer="layout" svg:width="0.472cm" svg:height="0.49cm" svg:x="21.018cm" svg:y="9.774cm">
          <draw:text-box>
            <text:p text:style-name="P3"><text:span text:style-name="T24">1</text:span><text:span text:style-name="T24">7</text:span></text:p>
          </draw:text-box>
        </draw:frame>
        <draw:frame draw:style-name="gr266" draw:text-style-name="P37" draw:layer="layout" svg:width="0.472cm" svg:height="0.49cm" svg:x="23.879cm" svg:y="9.774cm">
          <draw:text-box>
            <text:p text:style-name="P3"><text:span text:style-name="T24">1</text:span><text:span text:style-name="T24">8</text:span></text:p>
          </draw:text-box>
        </draw:frame>
        <draw:frame draw:style-name="gr266" draw:text-style-name="P37" draw:layer="layout" svg:width="0.472cm" svg:height="0.49cm" svg:x="15.296cm" svg:y="13.293cm">
          <draw:text-box>
            <text:p text:style-name="P3"><text:span text:style-name="T24">2</text:span><text:span text:style-name="T24">2</text:span></text:p>
          </draw:text-box>
        </draw:frame>
        <draw:frame draw:style-name="gr266" draw:text-style-name="P37" draw:layer="layout" svg:width="0.472cm" svg:height="0.49cm" svg:x="18.157cm" svg:y="13.293cm">
          <draw:text-box>
            <text:p text:style-name="P3"><text:span text:style-name="T24">2</text:span><text:span text:style-name="T24">3</text:span></text:p>
          </draw:text-box>
        </draw:frame>
        <draw:frame draw:style-name="gr266" draw:text-style-name="P37" draw:layer="layout" svg:width="0.472cm" svg:height="0.49cm" svg:x="21.018cm" svg:y="13.293cm">
          <draw:text-box>
            <text:p text:style-name="P3"><text:span text:style-name="T24">2</text:span><text:span text:style-name="T24">4</text:span></text:p>
          </draw:text-box>
        </draw:frame>
        <draw:frame draw:style-name="gr264" draw:text-style-name="P37" draw:layer="layout" svg:width="0.364cm" svg:height="0.49cm" svg:x="15.296cm" svg:y="2.74cm">
          <draw:text-box>
            <text:p text:style-name="P3"><text:span text:style-name="T24">1</text:span></text:p>
          </draw:text-box>
        </draw:frame>
        <draw:frame draw:style-name="gr264" draw:text-style-name="P37" draw:layer="layout" svg:width="0.364cm" svg:height="0.49cm" svg:x="18.157cm" svg:y="2.74cm">
          <draw:text-box>
            <text:p text:style-name="P3"><text:span text:style-name="T24">2</text:span></text:p>
          </draw:text-box>
        </draw:frame>
        <draw:frame draw:style-name="gr264" draw:text-style-name="P37" draw:layer="layout" svg:width="0.364cm" svg:height="0.49cm" svg:x="21.018cm" svg:y="2.74cm">
          <draw:text-box>
            <text:p text:style-name="P3"><text:span text:style-name="T24">3</text:span></text:p>
          </draw:text-box>
        </draw:frame>
        <draw:frame draw:style-name="gr266" draw:text-style-name="P37" draw:layer="layout" svg:width="0.472cm" svg:height="0.49cm" svg:x="23.879cm" svg:y="2.74cm">
          <draw:text-box>
            <text:p text:style-name="P3"><text:span text:style-name="T24">4</text:span></text:p>
          </draw:text-box>
        </draw:frame>
        <draw:frame draw:style-name="gr266" draw:text-style-name="P37" draw:layer="layout" svg:width="0.472cm" svg:height="0.49cm" svg:x="23.883cm" svg:y="13.29cm">
          <draw:text-box>
            <text:p text:style-name="P3"><text:span text:style-name="T24">2</text:span><text:span text:style-name="T24">5</text:span></text:p>
          </draw:text-box>
        </draw:frame>
        <draw:frame draw:style-name="gr266" draw:text-style-name="P37" draw:layer="layout" svg:width="0.472cm" svg:height="0.49cm" svg:x="15.296cm" svg:y="16.81cm">
          <draw:text-box>
            <text:p text:style-name="P3"><text:span text:style-name="T24">2</text:span><text:span text:style-name="T24">9</text:span></text:p>
          </draw:text-box>
        </draw:frame>
        <draw:frame draw:style-name="gr266" draw:text-style-name="P37" draw:layer="layout" svg:width="0.472cm" svg:height="0.49cm" svg:x="18.157cm" svg:y="16.81cm">
          <draw:text-box>
            <text:p text:style-name="P3"><text:span text:style-name="T24">3</text:span><text:span text:style-name="T24">0</text:span></text:p>
          </draw:text-box>
        </draw:frame>
        <draw:frame draw:style-name="gr266" draw:text-style-name="P37" draw:layer="layout" svg:width="0.472cm" svg:height="0.49cm" svg:x="21.018cm" svg:y="16.81cm">
          <draw:text-box>
            <text:p text:style-name="P3"><text:span text:style-name="T24">3</text:span><text:span text:style-name="T24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Proxima Nova" svg:font-family="'Proxima Nova'" style:font-pitch="variable"/>
    <style:font-face style:name="ProximaNova" svg:font-family="ProximaNova"/>
    <style:font-face style:name="ProximaNova1" svg:font-family="ProximaNova" style:font-pitch="variable"/>
    <style:font-face style:name="ProximaNovaSemi" svg:font-family="ProximaNovaSemi"/>
    <style:font-face style:name="ProximaNovaSemi1" svg:font-family="ProximaNovaSemi" style:font-pitch="variable"/>
    <style:font-face style:name="ProximaNovaular" svg:font-family="ProximaNovaular" style:font-pitch="variable"/>
    <style:font-face style:name="ProximaNovaular1" svg:font-family="ProximaNovaula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MX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editing-duration>P2DT11H22M51S</meta:editing-duration>
    <meta:editing-cycles>56</meta:editing-cycles>
    <meta:creation-date>2020-10-29T10:35:31.310269950</meta:creation-date>
    <dc:date>2021-11-10T12:40:56.520421404</dc:date>
    <meta:document-statistic meta:object-count="7308"/>
  </office:meta>
</office:document-meta>
</file>